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astedValue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product_cod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desk_code</text:p>
          </table:table-cell>
          <table:table-cell table:style-name="ce1" office:value-type="string" calcext:value-type="string">
            <text:p>desk</text:p>
          </table:table-cell>
          <table:table-cell table:style-name="ce1" office:value-type="string" calcext:value-type="string">
            <text:p>team_code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business_line_code</text:p>
          </table:table-cell>
          <table:table-cell table:style-name="ce1" office:value-type="string" calcext:value-type="string">
            <text:p>business_line</text:p>
          </table:table-cell>
          <table:table-cell table:style-name="ce1" office:value-type="string" calcext:value-type="string">
            <text:p>asset_class_code</text:p>
          </table:table-cell>
          <table:table-cell table:style-name="ce1" office:value-type="string" calcext:value-type="string">
            <text:p>asset_cla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186</text:p>
          </table:table-cell>
          <table:table-cell office:value-type="string" calcext:value-type="string">
            <text:p>Product 11186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Desk 1118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Team 11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389</text:p>
          </table:table-cell>
          <table:table-cell office:value-type="string" calcext:value-type="string">
            <text:p>Product 11389</text:p>
          </table:table-cell>
          <table:table-cell office:value-type="string" calcext:value-type="string">
            <text:p>1138</text:p>
          </table:table-cell>
          <table:table-cell office:value-type="string" calcext:value-type="string">
            <text:p>Desk 1138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Team 1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497</text:p>
          </table:table-cell>
          <table:table-cell office:value-type="string" calcext:value-type="string">
            <text:p>Product 11497</text:p>
          </table:table-cell>
          <table:table-cell office:value-type="string" calcext:value-type="string">
            <text:p>1149</text:p>
          </table:table-cell>
          <table:table-cell office:value-type="string" calcext:value-type="string">
            <text:p>Desk 1149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eam 1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12</text:p>
          </table:table-cell>
          <table:table-cell office:value-type="string" calcext:value-type="string">
            <text:p>Product 11512</text:p>
          </table:table-cell>
          <table:table-cell office:value-type="string" calcext:value-type="string">
            <text:p>1151</text:p>
          </table:table-cell>
          <table:table-cell office:value-type="string" calcext:value-type="string">
            <text:p>Desk 1151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eam 1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569</text:p>
          </table:table-cell>
          <table:table-cell office:value-type="string" calcext:value-type="string">
            <text:p>Product 11569</text:p>
          </table:table-cell>
          <table:table-cell office:value-type="string" calcext:value-type="string">
            <text:p>1156</text:p>
          </table:table-cell>
          <table:table-cell office:value-type="string" calcext:value-type="string">
            <text:p>Desk 1156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Team 11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1667</text:p>
          </table:table-cell>
          <table:table-cell office:value-type="string" calcext:value-type="string">
            <text:p>Product 11667</text:p>
          </table:table-cell>
          <table:table-cell office:value-type="string" calcext:value-type="string">
            <text:p>1166</text:p>
          </table:table-cell>
          <table:table-cell office:value-type="string" calcext:value-type="string">
            <text:p>Desk 1166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eam 1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Business Line 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154</text:p>
          </table:table-cell>
          <table:table-cell office:value-type="string" calcext:value-type="string">
            <text:p>Product 12154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Desk 1215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Team 12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usiness Li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274</text:p>
          </table:table-cell>
          <table:table-cell office:value-type="string" calcext:value-type="string">
            <text:p>Product 12274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Desk 1227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eam 12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usiness Li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454</text:p>
          </table:table-cell>
          <table:table-cell office:value-type="string" calcext:value-type="string">
            <text:p>Product 12454</text:p>
          </table:table-cell>
          <table:table-cell office:value-type="string" calcext:value-type="string">
            <text:p>1245</text:p>
          </table:table-cell>
          <table:table-cell office:value-type="string" calcext:value-type="string">
            <text:p>Desk 124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Team 12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usiness Li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646</text:p>
          </table:table-cell>
          <table:table-cell office:value-type="string" calcext:value-type="string">
            <text:p>Product 12646</text:p>
          </table:table-cell>
          <table:table-cell office:value-type="string" calcext:value-type="string">
            <text:p>1264</text:p>
          </table:table-cell>
          <table:table-cell office:value-type="string" calcext:value-type="string">
            <text:p>Desk 1264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Team 126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usiness Li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2979</text:p>
          </table:table-cell>
          <table:table-cell office:value-type="string" calcext:value-type="string">
            <text:p>Product 12979</text:p>
          </table:table-cell>
          <table:table-cell office:value-type="string" calcext:value-type="string">
            <text:p>1297</text:p>
          </table:table-cell>
          <table:table-cell office:value-type="string" calcext:value-type="string">
            <text:p>Desk 1297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Team 129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Business Line 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418</text:p>
          </table:table-cell>
          <table:table-cell office:value-type="string" calcext:value-type="string">
            <text:p>Product 13418</text:p>
          </table:table-cell>
          <table:table-cell office:value-type="string" calcext:value-type="string">
            <text:p>1341</text:p>
          </table:table-cell>
          <table:table-cell office:value-type="string" calcext:value-type="string">
            <text:p>Desk 134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eam 13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474</text:p>
          </table:table-cell>
          <table:table-cell office:value-type="string" calcext:value-type="string">
            <text:p>Product 13474</text:p>
          </table:table-cell>
          <table:table-cell office:value-type="string" calcext:value-type="string">
            <text:p>1347</text:p>
          </table:table-cell>
          <table:table-cell office:value-type="string" calcext:value-type="string">
            <text:p>Desk 1347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eam 13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497</text:p>
          </table:table-cell>
          <table:table-cell office:value-type="string" calcext:value-type="string">
            <text:p>Product 13497</text:p>
          </table:table-cell>
          <table:table-cell office:value-type="string" calcext:value-type="string">
            <text:p>1349</text:p>
          </table:table-cell>
          <table:table-cell office:value-type="string" calcext:value-type="string">
            <text:p>Desk 1349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eam 134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531</text:p>
          </table:table-cell>
          <table:table-cell office:value-type="string" calcext:value-type="string">
            <text:p>Product 13531</text:p>
          </table:table-cell>
          <table:table-cell office:value-type="string" calcext:value-type="string">
            <text:p>1353</text:p>
          </table:table-cell>
          <table:table-cell office:value-type="string" calcext:value-type="string">
            <text:p>Desk 1353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Team 13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693</text:p>
          </table:table-cell>
          <table:table-cell office:value-type="string" calcext:value-type="string">
            <text:p>Product 13693</text:p>
          </table:table-cell>
          <table:table-cell office:value-type="string" calcext:value-type="string">
            <text:p>1369</text:p>
          </table:table-cell>
          <table:table-cell office:value-type="string" calcext:value-type="string">
            <text:p>Desk 1369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Team 136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797</text:p>
          </table:table-cell>
          <table:table-cell office:value-type="string" calcext:value-type="string">
            <text:p>Product 13797</text:p>
          </table:table-cell>
          <table:table-cell office:value-type="string" calcext:value-type="string">
            <text:p>1379</text:p>
          </table:table-cell>
          <table:table-cell office:value-type="string" calcext:value-type="string">
            <text:p>Desk 1379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Team 137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849</text:p>
          </table:table-cell>
          <table:table-cell office:value-type="string" calcext:value-type="string">
            <text:p>Product 13849</text:p>
          </table:table-cell>
          <table:table-cell office:value-type="string" calcext:value-type="string">
            <text:p>1384</text:p>
          </table:table-cell>
          <table:table-cell office:value-type="string" calcext:value-type="string">
            <text:p>Desk 1384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eam 13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951</text:p>
          </table:table-cell>
          <table:table-cell office:value-type="string" calcext:value-type="string">
            <text:p>Product 13951</text:p>
          </table:table-cell>
          <table:table-cell office:value-type="string" calcext:value-type="string">
            <text:p>1395</text:p>
          </table:table-cell>
          <table:table-cell office:value-type="string" calcext:value-type="string">
            <text:p>Desk 139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eam 13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985</text:p>
          </table:table-cell>
          <table:table-cell office:value-type="string" calcext:value-type="string">
            <text:p>Product 13985</text:p>
          </table:table-cell>
          <table:table-cell office:value-type="string" calcext:value-type="string">
            <text:p>1398</text:p>
          </table:table-cell>
          <table:table-cell office:value-type="string" calcext:value-type="string">
            <text:p>Desk 1398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eam 13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997</text:p>
          </table:table-cell>
          <table:table-cell office:value-type="string" calcext:value-type="string">
            <text:p>Product 13997</text:p>
          </table:table-cell>
          <table:table-cell office:value-type="string" calcext:value-type="string">
            <text:p>1399</text:p>
          </table:table-cell>
          <table:table-cell office:value-type="string" calcext:value-type="string">
            <text:p>Desk 1399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Team 139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usiness Line 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482</text:p>
          </table:table-cell>
          <table:table-cell office:value-type="string" calcext:value-type="string">
            <text:p>Product 14482</text:p>
          </table:table-cell>
          <table:table-cell office:value-type="string" calcext:value-type="string">
            <text:p>1448</text:p>
          </table:table-cell>
          <table:table-cell office:value-type="string" calcext:value-type="string">
            <text:p>Desk 1448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Team 144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usiness Li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651</text:p>
          </table:table-cell>
          <table:table-cell office:value-type="string" calcext:value-type="string">
            <text:p>Product 14651</text:p>
          </table:table-cell>
          <table:table-cell office:value-type="string" calcext:value-type="string">
            <text:p>1465</text:p>
          </table:table-cell>
          <table:table-cell office:value-type="string" calcext:value-type="string">
            <text:p>Desk 1465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Team 14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usiness Li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725</text:p>
          </table:table-cell>
          <table:table-cell office:value-type="string" calcext:value-type="string">
            <text:p>Product 14725</text:p>
          </table:table-cell>
          <table:table-cell office:value-type="string" calcext:value-type="string">
            <text:p>1472</text:p>
          </table:table-cell>
          <table:table-cell office:value-type="string" calcext:value-type="string">
            <text:p>Desk 147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eam 14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usiness Li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767</text:p>
          </table:table-cell>
          <table:table-cell office:value-type="string" calcext:value-type="string">
            <text:p>Product 14767</text:p>
          </table:table-cell>
          <table:table-cell office:value-type="string" calcext:value-type="string">
            <text:p>1476</text:p>
          </table:table-cell>
          <table:table-cell office:value-type="string" calcext:value-type="string">
            <text:p>Desk 147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eam 14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usiness Li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4767</text:p>
          </table:table-cell>
          <table:table-cell office:value-type="string" calcext:value-type="string">
            <text:p>Product 14767</text:p>
          </table:table-cell>
          <table:table-cell office:value-type="string" calcext:value-type="string">
            <text:p>1476</text:p>
          </table:table-cell>
          <table:table-cell office:value-type="string" calcext:value-type="string">
            <text:p>Desk 1476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Team 147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Business Line 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356</text:p>
          </table:table-cell>
          <table:table-cell office:value-type="string" calcext:value-type="string">
            <text:p>Product 15356</text:p>
          </table:table-cell>
          <table:table-cell office:value-type="string" calcext:value-type="string">
            <text:p>1535</text:p>
          </table:table-cell>
          <table:table-cell office:value-type="string" calcext:value-type="string">
            <text:p>Desk 1535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Team 15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554</text:p>
          </table:table-cell>
          <table:table-cell office:value-type="string" calcext:value-type="string">
            <text:p>Product 15554</text:p>
          </table:table-cell>
          <table:table-cell office:value-type="string" calcext:value-type="string">
            <text:p>1555</text:p>
          </table:table-cell>
          <table:table-cell office:value-type="string" calcext:value-type="string">
            <text:p>Desk 155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Team 15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759</text:p>
          </table:table-cell>
          <table:table-cell office:value-type="string" calcext:value-type="string">
            <text:p>Product 15759</text:p>
          </table:table-cell>
          <table:table-cell office:value-type="string" calcext:value-type="string">
            <text:p>1575</text:p>
          </table:table-cell>
          <table:table-cell office:value-type="string" calcext:value-type="string">
            <text:p>Desk 15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Team 157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819</text:p>
          </table:table-cell>
          <table:table-cell office:value-type="string" calcext:value-type="string">
            <text:p>Product 15819</text:p>
          </table:table-cell>
          <table:table-cell office:value-type="string" calcext:value-type="string">
            <text:p>1581</text:p>
          </table:table-cell>
          <table:table-cell office:value-type="string" calcext:value-type="string">
            <text:p>Desk 1581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Team 15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838</text:p>
          </table:table-cell>
          <table:table-cell office:value-type="string" calcext:value-type="string">
            <text:p>Product 15838</text:p>
          </table:table-cell>
          <table:table-cell office:value-type="string" calcext:value-type="string">
            <text:p>1583</text:p>
          </table:table-cell>
          <table:table-cell office:value-type="string" calcext:value-type="string">
            <text:p>Desk 1583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Team 158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5974</text:p>
          </table:table-cell>
          <table:table-cell office:value-type="string" calcext:value-type="string">
            <text:p>Product 15974</text:p>
          </table:table-cell>
          <table:table-cell office:value-type="string" calcext:value-type="string">
            <text:p>1597</text:p>
          </table:table-cell>
          <table:table-cell office:value-type="string" calcext:value-type="string">
            <text:p>Desk 1597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Team 159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Business Line 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316</text:p>
          </table:table-cell>
          <table:table-cell office:value-type="string" calcext:value-type="string">
            <text:p>Product 16316</text:p>
          </table:table-cell>
          <table:table-cell office:value-type="string" calcext:value-type="string">
            <text:p>1631</text:p>
          </table:table-cell>
          <table:table-cell office:value-type="string" calcext:value-type="string">
            <text:p>Desk 1631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Team 16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usiness Li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329</text:p>
          </table:table-cell>
          <table:table-cell office:value-type="string" calcext:value-type="string">
            <text:p>Product 16329</text:p>
          </table:table-cell>
          <table:table-cell office:value-type="string" calcext:value-type="string">
            <text:p>1632</text:p>
          </table:table-cell>
          <table:table-cell office:value-type="string" calcext:value-type="string">
            <text:p>Desk 1632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Team 163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usiness Li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661</text:p>
          </table:table-cell>
          <table:table-cell office:value-type="string" calcext:value-type="string">
            <text:p>Product 16661</text:p>
          </table:table-cell>
          <table:table-cell office:value-type="string" calcext:value-type="string">
            <text:p>1666</text:p>
          </table:table-cell>
          <table:table-cell office:value-type="string" calcext:value-type="string">
            <text:p>Desk 1666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eam 166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usiness Li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6829</text:p>
          </table:table-cell>
          <table:table-cell office:value-type="string" calcext:value-type="string">
            <text:p>Product 16829</text:p>
          </table:table-cell>
          <table:table-cell office:value-type="string" calcext:value-type="string">
            <text:p>1682</text:p>
          </table:table-cell>
          <table:table-cell office:value-type="string" calcext:value-type="string">
            <text:p>Desk 1682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Team 168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Business Line 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298</text:p>
          </table:table-cell>
          <table:table-cell office:value-type="string" calcext:value-type="string">
            <text:p>Product 17298</text:p>
          </table:table-cell>
          <table:table-cell office:value-type="string" calcext:value-type="string">
            <text:p>1729</text:p>
          </table:table-cell>
          <table:table-cell office:value-type="string" calcext:value-type="string">
            <text:p>Desk 1729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Team 172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usiness Li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384</text:p>
          </table:table-cell>
          <table:table-cell office:value-type="string" calcext:value-type="string">
            <text:p>Product 17384</text:p>
          </table:table-cell>
          <table:table-cell office:value-type="string" calcext:value-type="string">
            <text:p>1738</text:p>
          </table:table-cell>
          <table:table-cell office:value-type="string" calcext:value-type="string">
            <text:p>Desk 1738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eam 17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usiness Li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565</text:p>
          </table:table-cell>
          <table:table-cell office:value-type="string" calcext:value-type="string">
            <text:p>Product 17565</text:p>
          </table:table-cell>
          <table:table-cell office:value-type="string" calcext:value-type="string">
            <text:p>1756</text:p>
          </table:table-cell>
          <table:table-cell office:value-type="string" calcext:value-type="string">
            <text:p>Desk 175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Team 17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usiness Li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838</text:p>
          </table:table-cell>
          <table:table-cell office:value-type="string" calcext:value-type="string">
            <text:p>Product 17838</text:p>
          </table:table-cell>
          <table:table-cell office:value-type="string" calcext:value-type="string">
            <text:p>1783</text:p>
          </table:table-cell>
          <table:table-cell office:value-type="string" calcext:value-type="string">
            <text:p>Desk 1783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Team 17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usiness Li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7886</text:p>
          </table:table-cell>
          <table:table-cell office:value-type="string" calcext:value-type="string">
            <text:p>Product 17886</text:p>
          </table:table-cell>
          <table:table-cell office:value-type="string" calcext:value-type="string">
            <text:p>1788</text:p>
          </table:table-cell>
          <table:table-cell office:value-type="string" calcext:value-type="string">
            <text:p>Desk 1788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Team 17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Business Line 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797</text:p>
          </table:table-cell>
          <table:table-cell office:value-type="string" calcext:value-type="string">
            <text:p>Product 18797</text:p>
          </table:table-cell>
          <table:table-cell office:value-type="string" calcext:value-type="string">
            <text:p>1879</text:p>
          </table:table-cell>
          <table:table-cell office:value-type="string" calcext:value-type="string">
            <text:p>Desk 1879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Team 187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usiness Li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894</text:p>
          </table:table-cell>
          <table:table-cell office:value-type="string" calcext:value-type="string">
            <text:p>Product 18894</text:p>
          </table:table-cell>
          <table:table-cell office:value-type="string" calcext:value-type="string">
            <text:p>1889</text:p>
          </table:table-cell>
          <table:table-cell office:value-type="string" calcext:value-type="string">
            <text:p>Desk 1889</text:p>
          </table:table-cell>
          <table:table-cell office:value-type="string" calcext:value-type="string">
            <text:p>188</text:p>
          </table:table-cell>
          <table:table-cell office:value-type="string" calcext:value-type="string">
            <text:p>Team 18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Business Line 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197</text:p>
          </table:table-cell>
          <table:table-cell office:value-type="string" calcext:value-type="string">
            <text:p>Product 19197</text:p>
          </table:table-cell>
          <table:table-cell office:value-type="string" calcext:value-type="string">
            <text:p>1919</text:p>
          </table:table-cell>
          <table:table-cell office:value-type="string" calcext:value-type="string">
            <text:p>Desk 1919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eam 191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286</text:p>
          </table:table-cell>
          <table:table-cell office:value-type="string" calcext:value-type="string">
            <text:p>Product 19286</text:p>
          </table:table-cell>
          <table:table-cell office:value-type="string" calcext:value-type="string">
            <text:p>1928</text:p>
          </table:table-cell>
          <table:table-cell office:value-type="string" calcext:value-type="string">
            <text:p>Desk 1928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Team 19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337</text:p>
          </table:table-cell>
          <table:table-cell office:value-type="string" calcext:value-type="string">
            <text:p>Product 19337</text:p>
          </table:table-cell>
          <table:table-cell office:value-type="string" calcext:value-type="string">
            <text:p>1933</text:p>
          </table:table-cell>
          <table:table-cell office:value-type="string" calcext:value-type="string">
            <text:p>Desk 1933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Team 19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342</text:p>
          </table:table-cell>
          <table:table-cell office:value-type="string" calcext:value-type="string">
            <text:p>Product 19342</text:p>
          </table:table-cell>
          <table:table-cell office:value-type="string" calcext:value-type="string">
            <text:p>1934</text:p>
          </table:table-cell>
          <table:table-cell office:value-type="string" calcext:value-type="string">
            <text:p>Desk 1934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Team 19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369</text:p>
          </table:table-cell>
          <table:table-cell office:value-type="string" calcext:value-type="string">
            <text:p>Product 19369</text:p>
          </table:table-cell>
          <table:table-cell office:value-type="string" calcext:value-type="string">
            <text:p>1936</text:p>
          </table:table-cell>
          <table:table-cell office:value-type="string" calcext:value-type="string">
            <text:p>Desk 1936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Team 19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456</text:p>
          </table:table-cell>
          <table:table-cell office:value-type="string" calcext:value-type="string">
            <text:p>Product 19456</text:p>
          </table:table-cell>
          <table:table-cell office:value-type="string" calcext:value-type="string">
            <text:p>1945</text:p>
          </table:table-cell>
          <table:table-cell office:value-type="string" calcext:value-type="string">
            <text:p>Desk 19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eam 194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548</text:p>
          </table:table-cell>
          <table:table-cell office:value-type="string" calcext:value-type="string">
            <text:p>Product 19548</text:p>
          </table:table-cell>
          <table:table-cell office:value-type="string" calcext:value-type="string">
            <text:p>1954</text:p>
          </table:table-cell>
          <table:table-cell office:value-type="string" calcext:value-type="string">
            <text:p>Desk 1954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eam 19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634</text:p>
          </table:table-cell>
          <table:table-cell office:value-type="string" calcext:value-type="string">
            <text:p>Product 19634</text:p>
          </table:table-cell>
          <table:table-cell office:value-type="string" calcext:value-type="string">
            <text:p>1963</text:p>
          </table:table-cell>
          <table:table-cell office:value-type="string" calcext:value-type="string">
            <text:p>Desk 1963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eam 19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9865</text:p>
          </table:table-cell>
          <table:table-cell office:value-type="string" calcext:value-type="string">
            <text:p>Product 19865</text:p>
          </table:table-cell>
          <table:table-cell office:value-type="string" calcext:value-type="string">
            <text:p>1986</text:p>
          </table:table-cell>
          <table:table-cell office:value-type="string" calcext:value-type="string">
            <text:p>Desk 1986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eam 198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Business Line 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t Clas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366</text:p>
          </table:table-cell>
          <table:table-cell office:value-type="string" calcext:value-type="string">
            <text:p>Product 21366</text:p>
          </table:table-cell>
          <table:table-cell office:value-type="string" calcext:value-type="string">
            <text:p>2136</text:p>
          </table:table-cell>
          <table:table-cell office:value-type="string" calcext:value-type="string">
            <text:p>Desk 2136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eam 21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usiness Line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388</text:p>
          </table:table-cell>
          <table:table-cell office:value-type="string" calcext:value-type="string">
            <text:p>Product 21388</text:p>
          </table:table-cell>
          <table:table-cell office:value-type="string" calcext:value-type="string">
            <text:p>2138</text:p>
          </table:table-cell>
          <table:table-cell office:value-type="string" calcext:value-type="string">
            <text:p>Desk 2138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eam 213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usiness Line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659</text:p>
          </table:table-cell>
          <table:table-cell office:value-type="string" calcext:value-type="string">
            <text:p>Product 21659</text:p>
          </table:table-cell>
          <table:table-cell office:value-type="string" calcext:value-type="string">
            <text:p>2165</text:p>
          </table:table-cell>
          <table:table-cell office:value-type="string" calcext:value-type="string">
            <text:p>Desk 2165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eam 216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usiness Line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39</text:p>
          </table:table-cell>
          <table:table-cell office:value-type="string" calcext:value-type="string">
            <text:p>Product 21739</text:p>
          </table:table-cell>
          <table:table-cell office:value-type="string" calcext:value-type="string">
            <text:p>2173</text:p>
          </table:table-cell>
          <table:table-cell office:value-type="string" calcext:value-type="string">
            <text:p>Desk 217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Team 2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usiness Line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1788</text:p>
          </table:table-cell>
          <table:table-cell office:value-type="string" calcext:value-type="string">
            <text:p>Product 21788</text:p>
          </table:table-cell>
          <table:table-cell office:value-type="string" calcext:value-type="string">
            <text:p>2178</text:p>
          </table:table-cell>
          <table:table-cell office:value-type="string" calcext:value-type="string">
            <text:p>Desk 2178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Team 21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Business Line 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275</text:p>
          </table:table-cell>
          <table:table-cell office:value-type="string" calcext:value-type="string">
            <text:p>Product 22275</text:p>
          </table:table-cell>
          <table:table-cell office:value-type="string" calcext:value-type="string">
            <text:p>2227</text:p>
          </table:table-cell>
          <table:table-cell office:value-type="string" calcext:value-type="string">
            <text:p>Desk 2227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Team 222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usiness Line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355</text:p>
          </table:table-cell>
          <table:table-cell office:value-type="string" calcext:value-type="string">
            <text:p>Product 22355</text:p>
          </table:table-cell>
          <table:table-cell office:value-type="string" calcext:value-type="string">
            <text:p>2235</text:p>
          </table:table-cell>
          <table:table-cell office:value-type="string" calcext:value-type="string">
            <text:p>Desk 2235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Team 2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usiness Line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642</text:p>
          </table:table-cell>
          <table:table-cell office:value-type="string" calcext:value-type="string">
            <text:p>Product 22642</text:p>
          </table:table-cell>
          <table:table-cell office:value-type="string" calcext:value-type="string">
            <text:p>2264</text:p>
          </table:table-cell>
          <table:table-cell office:value-type="string" calcext:value-type="string">
            <text:p>Desk 2264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Team 226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usiness Line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729</text:p>
          </table:table-cell>
          <table:table-cell office:value-type="string" calcext:value-type="string">
            <text:p>Product 22729</text:p>
          </table:table-cell>
          <table:table-cell office:value-type="string" calcext:value-type="string">
            <text:p>2272</text:p>
          </table:table-cell>
          <table:table-cell office:value-type="string" calcext:value-type="string">
            <text:p>Desk 2272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Team 2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usiness Line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2785</text:p>
          </table:table-cell>
          <table:table-cell office:value-type="string" calcext:value-type="string">
            <text:p>Product 22785</text:p>
          </table:table-cell>
          <table:table-cell office:value-type="string" calcext:value-type="string">
            <text:p>2278</text:p>
          </table:table-cell>
          <table:table-cell office:value-type="string" calcext:value-type="string">
            <text:p>Desk 2278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Team 2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Business Line 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3858</text:p>
          </table:table-cell>
          <table:table-cell office:value-type="string" calcext:value-type="string">
            <text:p>Product 23858</text:p>
          </table:table-cell>
          <table:table-cell office:value-type="string" calcext:value-type="string">
            <text:p>2385</text:p>
          </table:table-cell>
          <table:table-cell office:value-type="string" calcext:value-type="string">
            <text:p>Desk 2385</text:p>
          </table:table-cell>
          <table:table-cell office:value-type="string" calcext:value-type="string">
            <text:p>238</text:p>
          </table:table-cell>
          <table:table-cell office:value-type="string" calcext:value-type="string">
            <text:p>Team 23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Business Line 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242</text:p>
          </table:table-cell>
          <table:table-cell office:value-type="string" calcext:value-type="string">
            <text:p>Product 24242</text:p>
          </table:table-cell>
          <table:table-cell office:value-type="string" calcext:value-type="string">
            <text:p>2424</text:p>
          </table:table-cell>
          <table:table-cell office:value-type="string" calcext:value-type="string">
            <text:p>Desk 2424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Team 2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usiness Line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292</text:p>
          </table:table-cell>
          <table:table-cell office:value-type="string" calcext:value-type="string">
            <text:p>Product 24292</text:p>
          </table:table-cell>
          <table:table-cell office:value-type="string" calcext:value-type="string">
            <text:p>2429</text:p>
          </table:table-cell>
          <table:table-cell office:value-type="string" calcext:value-type="string">
            <text:p>Desk 2429</text:p>
          </table:table-cell>
          <table:table-cell office:value-type="string" calcext:value-type="string">
            <text:p>242</text:p>
          </table:table-cell>
          <table:table-cell office:value-type="string" calcext:value-type="string">
            <text:p>Team 242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usiness Line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457</text:p>
          </table:table-cell>
          <table:table-cell office:value-type="string" calcext:value-type="string">
            <text:p>Product 24457</text:p>
          </table:table-cell>
          <table:table-cell office:value-type="string" calcext:value-type="string">
            <text:p>2445</text:p>
          </table:table-cell>
          <table:table-cell office:value-type="string" calcext:value-type="string">
            <text:p>Desk 2445</text:p>
          </table:table-cell>
          <table:table-cell office:value-type="string" calcext:value-type="string">
            <text:p>244</text:p>
          </table:table-cell>
          <table:table-cell office:value-type="string" calcext:value-type="string">
            <text:p>Team 244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usiness Line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4595</text:p>
          </table:table-cell>
          <table:table-cell office:value-type="string" calcext:value-type="string">
            <text:p>Product 24595</text:p>
          </table:table-cell>
          <table:table-cell office:value-type="string" calcext:value-type="string">
            <text:p>2459</text:p>
          </table:table-cell>
          <table:table-cell office:value-type="string" calcext:value-type="string">
            <text:p>Desk 2459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Team 245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Business Line 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348</text:p>
          </table:table-cell>
          <table:table-cell office:value-type="string" calcext:value-type="string">
            <text:p>Product 25348</text:p>
          </table:table-cell>
          <table:table-cell office:value-type="string" calcext:value-type="string">
            <text:p>2534</text:p>
          </table:table-cell>
          <table:table-cell office:value-type="string" calcext:value-type="string">
            <text:p>Desk 2534</text:p>
          </table:table-cell>
          <table:table-cell office:value-type="string" calcext:value-type="string">
            <text:p>253</text:p>
          </table:table-cell>
          <table:table-cell office:value-type="string" calcext:value-type="string">
            <text:p>Team 25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siness Line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471</text:p>
          </table:table-cell>
          <table:table-cell office:value-type="string" calcext:value-type="string">
            <text:p>Product 25471</text:p>
          </table:table-cell>
          <table:table-cell office:value-type="string" calcext:value-type="string">
            <text:p>2547</text:p>
          </table:table-cell>
          <table:table-cell office:value-type="string" calcext:value-type="string">
            <text:p>Desk 2547</text:p>
          </table:table-cell>
          <table:table-cell office:value-type="string" calcext:value-type="string">
            <text:p>254</text:p>
          </table:table-cell>
          <table:table-cell office:value-type="string" calcext:value-type="string">
            <text:p>Team 25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siness Line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5834</text:p>
          </table:table-cell>
          <table:table-cell office:value-type="string" calcext:value-type="string">
            <text:p>Product 25834</text:p>
          </table:table-cell>
          <table:table-cell office:value-type="string" calcext:value-type="string">
            <text:p>2583</text:p>
          </table:table-cell>
          <table:table-cell office:value-type="string" calcext:value-type="string">
            <text:p>Desk 2583</text:p>
          </table:table-cell>
          <table:table-cell office:value-type="string" calcext:value-type="string">
            <text:p>258</text:p>
          </table:table-cell>
          <table:table-cell office:value-type="string" calcext:value-type="string">
            <text:p>Team 25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siness Line 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115</text:p>
          </table:table-cell>
          <table:table-cell office:value-type="string" calcext:value-type="string">
            <text:p>Product 26115</text:p>
          </table:table-cell>
          <table:table-cell office:value-type="string" calcext:value-type="string">
            <text:p>2611</text:p>
          </table:table-cell>
          <table:table-cell office:value-type="string" calcext:value-type="string">
            <text:p>Desk 261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Team 26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44</text:p>
          </table:table-cell>
          <table:table-cell office:value-type="string" calcext:value-type="string">
            <text:p>Product 26244</text:p>
          </table:table-cell>
          <table:table-cell office:value-type="string" calcext:value-type="string">
            <text:p>2624</text:p>
          </table:table-cell>
          <table:table-cell office:value-type="string" calcext:value-type="string">
            <text:p>Desk 2624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Team 2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275</text:p>
          </table:table-cell>
          <table:table-cell office:value-type="string" calcext:value-type="string">
            <text:p>Product 26275</text:p>
          </table:table-cell>
          <table:table-cell office:value-type="string" calcext:value-type="string">
            <text:p>2627</text:p>
          </table:table-cell>
          <table:table-cell office:value-type="string" calcext:value-type="string">
            <text:p>Desk 2627</text:p>
          </table:table-cell>
          <table:table-cell office:value-type="string" calcext:value-type="string">
            <text:p>262</text:p>
          </table:table-cell>
          <table:table-cell office:value-type="string" calcext:value-type="string">
            <text:p>Team 262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453</text:p>
          </table:table-cell>
          <table:table-cell office:value-type="string" calcext:value-type="string">
            <text:p>Product 26453</text:p>
          </table:table-cell>
          <table:table-cell office:value-type="string" calcext:value-type="string">
            <text:p>2645</text:p>
          </table:table-cell>
          <table:table-cell office:value-type="string" calcext:value-type="string">
            <text:p>Desk 2645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Team 26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479</text:p>
          </table:table-cell>
          <table:table-cell office:value-type="string" calcext:value-type="string">
            <text:p>Product 26479</text:p>
          </table:table-cell>
          <table:table-cell office:value-type="string" calcext:value-type="string">
            <text:p>2647</text:p>
          </table:table-cell>
          <table:table-cell office:value-type="string" calcext:value-type="string">
            <text:p>Desk 2647</text:p>
          </table:table-cell>
          <table:table-cell office:value-type="string" calcext:value-type="string">
            <text:p>264</text:p>
          </table:table-cell>
          <table:table-cell office:value-type="string" calcext:value-type="string">
            <text:p>Team 26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6645</text:p>
          </table:table-cell>
          <table:table-cell office:value-type="string" calcext:value-type="string">
            <text:p>Product 26645</text:p>
          </table:table-cell>
          <table:table-cell office:value-type="string" calcext:value-type="string">
            <text:p>2664</text:p>
          </table:table-cell>
          <table:table-cell office:value-type="string" calcext:value-type="string">
            <text:p>Desk 2664</text:p>
          </table:table-cell>
          <table:table-cell office:value-type="string" calcext:value-type="string">
            <text:p>266</text:p>
          </table:table-cell>
          <table:table-cell office:value-type="string" calcext:value-type="string">
            <text:p>Team 266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Business Line 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333</text:p>
          </table:table-cell>
          <table:table-cell office:value-type="string" calcext:value-type="string">
            <text:p>Product 27333</text:p>
          </table:table-cell>
          <table:table-cell office:value-type="string" calcext:value-type="string">
            <text:p>2733</text:p>
          </table:table-cell>
          <table:table-cell office:value-type="string" calcext:value-type="string">
            <text:p>Desk 2733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Team 27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393</text:p>
          </table:table-cell>
          <table:table-cell office:value-type="string" calcext:value-type="string">
            <text:p>Product 27393</text:p>
          </table:table-cell>
          <table:table-cell office:value-type="string" calcext:value-type="string">
            <text:p>2739</text:p>
          </table:table-cell>
          <table:table-cell office:value-type="string" calcext:value-type="string">
            <text:p>Desk 2739</text:p>
          </table:table-cell>
          <table:table-cell office:value-type="string" calcext:value-type="string">
            <text:p>273</text:p>
          </table:table-cell>
          <table:table-cell office:value-type="string" calcext:value-type="string">
            <text:p>Team 27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478</text:p>
          </table:table-cell>
          <table:table-cell office:value-type="string" calcext:value-type="string">
            <text:p>Product 27478</text:p>
          </table:table-cell>
          <table:table-cell office:value-type="string" calcext:value-type="string">
            <text:p>2747</text:p>
          </table:table-cell>
          <table:table-cell office:value-type="string" calcext:value-type="string">
            <text:p>Desk 2747</text:p>
          </table:table-cell>
          <table:table-cell office:value-type="string" calcext:value-type="string">
            <text:p>274</text:p>
          </table:table-cell>
          <table:table-cell office:value-type="string" calcext:value-type="string">
            <text:p>Team 27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561</text:p>
          </table:table-cell>
          <table:table-cell office:value-type="string" calcext:value-type="string">
            <text:p>Product 27561</text:p>
          </table:table-cell>
          <table:table-cell office:value-type="string" calcext:value-type="string">
            <text:p>2756</text:p>
          </table:table-cell>
          <table:table-cell office:value-type="string" calcext:value-type="string">
            <text:p>Desk 2756</text:p>
          </table:table-cell>
          <table:table-cell office:value-type="string" calcext:value-type="string">
            <text:p>275</text:p>
          </table:table-cell>
          <table:table-cell office:value-type="string" calcext:value-type="string">
            <text:p>Team 275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671</text:p>
          </table:table-cell>
          <table:table-cell office:value-type="string" calcext:value-type="string">
            <text:p>Product 27671</text:p>
          </table:table-cell>
          <table:table-cell office:value-type="string" calcext:value-type="string">
            <text:p>2767</text:p>
          </table:table-cell>
          <table:table-cell office:value-type="string" calcext:value-type="string">
            <text:p>Desk 2767</text:p>
          </table:table-cell>
          <table:table-cell office:value-type="string" calcext:value-type="string">
            <text:p>276</text:p>
          </table:table-cell>
          <table:table-cell office:value-type="string" calcext:value-type="string">
            <text:p>Team 276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725</text:p>
          </table:table-cell>
          <table:table-cell office:value-type="string" calcext:value-type="string">
            <text:p>Product 27725</text:p>
          </table:table-cell>
          <table:table-cell office:value-type="string" calcext:value-type="string">
            <text:p>2772</text:p>
          </table:table-cell>
          <table:table-cell office:value-type="string" calcext:value-type="string">
            <text:p>Desk 2772</text:p>
          </table:table-cell>
          <table:table-cell office:value-type="string" calcext:value-type="string">
            <text:p>277</text:p>
          </table:table-cell>
          <table:table-cell office:value-type="string" calcext:value-type="string">
            <text:p>Team 277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812</text:p>
          </table:table-cell>
          <table:table-cell office:value-type="string" calcext:value-type="string">
            <text:p>Product 27812</text:p>
          </table:table-cell>
          <table:table-cell office:value-type="string" calcext:value-type="string">
            <text:p>2781</text:p>
          </table:table-cell>
          <table:table-cell office:value-type="string" calcext:value-type="string">
            <text:p>Desk 2781</text:p>
          </table:table-cell>
          <table:table-cell office:value-type="string" calcext:value-type="string">
            <text:p>278</text:p>
          </table:table-cell>
          <table:table-cell office:value-type="string" calcext:value-type="string">
            <text:p>Team 27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7923</text:p>
          </table:table-cell>
          <table:table-cell office:value-type="string" calcext:value-type="string">
            <text:p>Product 27923</text:p>
          </table:table-cell>
          <table:table-cell office:value-type="string" calcext:value-type="string">
            <text:p>2792</text:p>
          </table:table-cell>
          <table:table-cell office:value-type="string" calcext:value-type="string">
            <text:p>Desk 2792</text:p>
          </table:table-cell>
          <table:table-cell office:value-type="string" calcext:value-type="string">
            <text:p>279</text:p>
          </table:table-cell>
          <table:table-cell office:value-type="string" calcext:value-type="string">
            <text:p>Team 27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Business Line 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149</text:p>
          </table:table-cell>
          <table:table-cell office:value-type="string" calcext:value-type="string">
            <text:p>Product 28149</text:p>
          </table:table-cell>
          <table:table-cell office:value-type="string" calcext:value-type="string">
            <text:p>2814</text:p>
          </table:table-cell>
          <table:table-cell office:value-type="string" calcext:value-type="string">
            <text:p>Desk 2814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Team 28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185</text:p>
          </table:table-cell>
          <table:table-cell office:value-type="string" calcext:value-type="string">
            <text:p>Product 28185</text:p>
          </table:table-cell>
          <table:table-cell office:value-type="string" calcext:value-type="string">
            <text:p>2818</text:p>
          </table:table-cell>
          <table:table-cell office:value-type="string" calcext:value-type="string">
            <text:p>Desk 2818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Team 281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271</text:p>
          </table:table-cell>
          <table:table-cell office:value-type="string" calcext:value-type="string">
            <text:p>Product 28271</text:p>
          </table:table-cell>
          <table:table-cell office:value-type="string" calcext:value-type="string">
            <text:p>2827</text:p>
          </table:table-cell>
          <table:table-cell office:value-type="string" calcext:value-type="string">
            <text:p>Desk 2827</text:p>
          </table:table-cell>
          <table:table-cell office:value-type="string" calcext:value-type="string">
            <text:p>282</text:p>
          </table:table-cell>
          <table:table-cell office:value-type="string" calcext:value-type="string">
            <text:p>Team 28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22</text:p>
          </table:table-cell>
          <table:table-cell office:value-type="string" calcext:value-type="string">
            <text:p>Product 28322</text:p>
          </table:table-cell>
          <table:table-cell office:value-type="string" calcext:value-type="string">
            <text:p>2832</text:p>
          </table:table-cell>
          <table:table-cell office:value-type="string" calcext:value-type="string">
            <text:p>Desk 2832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Team 2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61</text:p>
          </table:table-cell>
          <table:table-cell office:value-type="string" calcext:value-type="string">
            <text:p>Product 28361</text:p>
          </table:table-cell>
          <table:table-cell office:value-type="string" calcext:value-type="string">
            <text:p>2836</text:p>
          </table:table-cell>
          <table:table-cell office:value-type="string" calcext:value-type="string">
            <text:p>Desk 2836</text:p>
          </table:table-cell>
          <table:table-cell office:value-type="string" calcext:value-type="string">
            <text:p>283</text:p>
          </table:table-cell>
          <table:table-cell office:value-type="string" calcext:value-type="string">
            <text:p>Team 28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428</text:p>
          </table:table-cell>
          <table:table-cell office:value-type="string" calcext:value-type="string">
            <text:p>Product 28428</text:p>
          </table:table-cell>
          <table:table-cell office:value-type="string" calcext:value-type="string">
            <text:p>2842</text:p>
          </table:table-cell>
          <table:table-cell office:value-type="string" calcext:value-type="string">
            <text:p>Desk 2842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Team 28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442</text:p>
          </table:table-cell>
          <table:table-cell office:value-type="string" calcext:value-type="string">
            <text:p>Product 28442</text:p>
          </table:table-cell>
          <table:table-cell office:value-type="string" calcext:value-type="string">
            <text:p>2844</text:p>
          </table:table-cell>
          <table:table-cell office:value-type="string" calcext:value-type="string">
            <text:p>Desk 2844</text:p>
          </table:table-cell>
          <table:table-cell office:value-type="string" calcext:value-type="string">
            <text:p>284</text:p>
          </table:table-cell>
          <table:table-cell office:value-type="string" calcext:value-type="string">
            <text:p>Team 28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528</text:p>
          </table:table-cell>
          <table:table-cell office:value-type="string" calcext:value-type="string">
            <text:p>Product 28528</text:p>
          </table:table-cell>
          <table:table-cell office:value-type="string" calcext:value-type="string">
            <text:p>2852</text:p>
          </table:table-cell>
          <table:table-cell office:value-type="string" calcext:value-type="string">
            <text:p>Desk 2852</text:p>
          </table:table-cell>
          <table:table-cell office:value-type="string" calcext:value-type="string">
            <text:p>285</text:p>
          </table:table-cell>
          <table:table-cell office:value-type="string" calcext:value-type="string">
            <text:p>Team 285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657</text:p>
          </table:table-cell>
          <table:table-cell office:value-type="string" calcext:value-type="string">
            <text:p>Product 28657</text:p>
          </table:table-cell>
          <table:table-cell office:value-type="string" calcext:value-type="string">
            <text:p>2865</text:p>
          </table:table-cell>
          <table:table-cell office:value-type="string" calcext:value-type="string">
            <text:p>Desk 2865</text:p>
          </table:table-cell>
          <table:table-cell office:value-type="string" calcext:value-type="string">
            <text:p>286</text:p>
          </table:table-cell>
          <table:table-cell office:value-type="string" calcext:value-type="string">
            <text:p>Team 28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991</text:p>
          </table:table-cell>
          <table:table-cell office:value-type="string" calcext:value-type="string">
            <text:p>Product 28991</text:p>
          </table:table-cell>
          <table:table-cell office:value-type="string" calcext:value-type="string">
            <text:p>2899</text:p>
          </table:table-cell>
          <table:table-cell office:value-type="string" calcext:value-type="string">
            <text:p>Desk 2899</text:p>
          </table:table-cell>
          <table:table-cell office:value-type="string" calcext:value-type="string">
            <text:p>289</text:p>
          </table:table-cell>
          <table:table-cell office:value-type="string" calcext:value-type="string">
            <text:p>Team 289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Business Line 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174</text:p>
          </table:table-cell>
          <table:table-cell office:value-type="string" calcext:value-type="string">
            <text:p>Product 29174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Desk 2917</text:p>
          </table:table-cell>
          <table:table-cell office:value-type="string" calcext:value-type="string">
            <text:p>291</text:p>
          </table:table-cell>
          <table:table-cell office:value-type="string" calcext:value-type="string">
            <text:p>Team 291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411</text:p>
          </table:table-cell>
          <table:table-cell office:value-type="string" calcext:value-type="string">
            <text:p>Product 29411</text:p>
          </table:table-cell>
          <table:table-cell office:value-type="string" calcext:value-type="string">
            <text:p>2941</text:p>
          </table:table-cell>
          <table:table-cell office:value-type="string" calcext:value-type="string">
            <text:p>Desk 2941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Team 29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472</text:p>
          </table:table-cell>
          <table:table-cell office:value-type="string" calcext:value-type="string">
            <text:p>Product 29472</text:p>
          </table:table-cell>
          <table:table-cell office:value-type="string" calcext:value-type="string">
            <text:p>2947</text:p>
          </table:table-cell>
          <table:table-cell office:value-type="string" calcext:value-type="string">
            <text:p>Desk 2947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Team 29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486</text:p>
          </table:table-cell>
          <table:table-cell office:value-type="string" calcext:value-type="string">
            <text:p>Product 29486</text:p>
          </table:table-cell>
          <table:table-cell office:value-type="string" calcext:value-type="string">
            <text:p>2948</text:p>
          </table:table-cell>
          <table:table-cell office:value-type="string" calcext:value-type="string">
            <text:p>Desk 2948</text:p>
          </table:table-cell>
          <table:table-cell office:value-type="string" calcext:value-type="string">
            <text:p>294</text:p>
          </table:table-cell>
          <table:table-cell office:value-type="string" calcext:value-type="string">
            <text:p>Team 294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733</text:p>
          </table:table-cell>
          <table:table-cell office:value-type="string" calcext:value-type="string">
            <text:p>Product 29733</text:p>
          </table:table-cell>
          <table:table-cell office:value-type="string" calcext:value-type="string">
            <text:p>2973</text:p>
          </table:table-cell>
          <table:table-cell office:value-type="string" calcext:value-type="string">
            <text:p>Desk 2973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Team 29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745</text:p>
          </table:table-cell>
          <table:table-cell office:value-type="string" calcext:value-type="string">
            <text:p>Product 29745</text:p>
          </table:table-cell>
          <table:table-cell office:value-type="string" calcext:value-type="string">
            <text:p>2974</text:p>
          </table:table-cell>
          <table:table-cell office:value-type="string" calcext:value-type="string">
            <text:p>Desk 2974</text:p>
          </table:table-cell>
          <table:table-cell office:value-type="string" calcext:value-type="string">
            <text:p>297</text:p>
          </table:table-cell>
          <table:table-cell office:value-type="string" calcext:value-type="string">
            <text:p>Team 29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921</text:p>
          </table:table-cell>
          <table:table-cell office:value-type="string" calcext:value-type="string">
            <text:p>Product 29921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Desk 299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eam 29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9923</text:p>
          </table:table-cell>
          <table:table-cell office:value-type="string" calcext:value-type="string">
            <text:p>Product 29923</text:p>
          </table:table-cell>
          <table:table-cell office:value-type="string" calcext:value-type="string">
            <text:p>2992</text:p>
          </table:table-cell>
          <table:table-cell office:value-type="string" calcext:value-type="string">
            <text:p>Desk 299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Team 299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Business Line 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t Clas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212</text:p>
          </table:table-cell>
          <table:table-cell office:value-type="string" calcext:value-type="string">
            <text:p>Product 31212</text:p>
          </table:table-cell>
          <table:table-cell office:value-type="string" calcext:value-type="string">
            <text:p>3121</text:p>
          </table:table-cell>
          <table:table-cell office:value-type="string" calcext:value-type="string">
            <text:p>Desk 31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Team 312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usiness Line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318</text:p>
          </table:table-cell>
          <table:table-cell office:value-type="string" calcext:value-type="string">
            <text:p>Product 31318</text:p>
          </table:table-cell>
          <table:table-cell office:value-type="string" calcext:value-type="string">
            <text:p>3131</text:p>
          </table:table-cell>
          <table:table-cell office:value-type="string" calcext:value-type="string">
            <text:p>Desk 313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Team 3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usiness Line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342</text:p>
          </table:table-cell>
          <table:table-cell office:value-type="string" calcext:value-type="string">
            <text:p>Product 31342</text:p>
          </table:table-cell>
          <table:table-cell office:value-type="string" calcext:value-type="string">
            <text:p>3134</text:p>
          </table:table-cell>
          <table:table-cell office:value-type="string" calcext:value-type="string">
            <text:p>Desk 3134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Team 3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usiness Line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392</text:p>
          </table:table-cell>
          <table:table-cell office:value-type="string" calcext:value-type="string">
            <text:p>Product 31392</text:p>
          </table:table-cell>
          <table:table-cell office:value-type="string" calcext:value-type="string">
            <text:p>3139</text:p>
          </table:table-cell>
          <table:table-cell office:value-type="string" calcext:value-type="string">
            <text:p>Desk 3139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Team 313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usiness Line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1522</text:p>
          </table:table-cell>
          <table:table-cell office:value-type="string" calcext:value-type="string">
            <text:p>Product 31522</text:p>
          </table:table-cell>
          <table:table-cell office:value-type="string" calcext:value-type="string">
            <text:p>3152</text:p>
          </table:table-cell>
          <table:table-cell office:value-type="string" calcext:value-type="string">
            <text:p>Desk 3152</text:p>
          </table:table-cell>
          <table:table-cell office:value-type="string" calcext:value-type="string">
            <text:p>315</text:p>
          </table:table-cell>
          <table:table-cell office:value-type="string" calcext:value-type="string">
            <text:p>Team 31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Business Line 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143</text:p>
          </table:table-cell>
          <table:table-cell office:value-type="string" calcext:value-type="string">
            <text:p>Product 32143</text:p>
          </table:table-cell>
          <table:table-cell office:value-type="string" calcext:value-type="string">
            <text:p>3214</text:p>
          </table:table-cell>
          <table:table-cell office:value-type="string" calcext:value-type="string">
            <text:p>Desk 3214</text:p>
          </table:table-cell>
          <table:table-cell office:value-type="string" calcext:value-type="string">
            <text:p>321</text:p>
          </table:table-cell>
          <table:table-cell office:value-type="string" calcext:value-type="string">
            <text:p>Team 32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usiness Line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393</text:p>
          </table:table-cell>
          <table:table-cell office:value-type="string" calcext:value-type="string">
            <text:p>Product 32393</text:p>
          </table:table-cell>
          <table:table-cell office:value-type="string" calcext:value-type="string">
            <text:p>3239</text:p>
          </table:table-cell>
          <table:table-cell office:value-type="string" calcext:value-type="string">
            <text:p>Desk 3239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Team 3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usiness Line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398</text:p>
          </table:table-cell>
          <table:table-cell office:value-type="string" calcext:value-type="string">
            <text:p>Product 32398</text:p>
          </table:table-cell>
          <table:table-cell office:value-type="string" calcext:value-type="string">
            <text:p>3239</text:p>
          </table:table-cell>
          <table:table-cell office:value-type="string" calcext:value-type="string">
            <text:p>Desk 3239</text:p>
          </table:table-cell>
          <table:table-cell office:value-type="string" calcext:value-type="string">
            <text:p>323</text:p>
          </table:table-cell>
          <table:table-cell office:value-type="string" calcext:value-type="string">
            <text:p>Team 32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usiness Line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612</text:p>
          </table:table-cell>
          <table:table-cell office:value-type="string" calcext:value-type="string">
            <text:p>Product 32612</text:p>
          </table:table-cell>
          <table:table-cell office:value-type="string" calcext:value-type="string">
            <text:p>3261</text:p>
          </table:table-cell>
          <table:table-cell office:value-type="string" calcext:value-type="string">
            <text:p>Desk 3261</text:p>
          </table:table-cell>
          <table:table-cell office:value-type="string" calcext:value-type="string">
            <text:p>326</text:p>
          </table:table-cell>
          <table:table-cell office:value-type="string" calcext:value-type="string">
            <text:p>Team 32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usiness Line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2825</text:p>
          </table:table-cell>
          <table:table-cell office:value-type="string" calcext:value-type="string">
            <text:p>Product 32825</text:p>
          </table:table-cell>
          <table:table-cell office:value-type="string" calcext:value-type="string">
            <text:p>3282</text:p>
          </table:table-cell>
          <table:table-cell office:value-type="string" calcext:value-type="string">
            <text:p>Desk 3282</text:p>
          </table:table-cell>
          <table:table-cell office:value-type="string" calcext:value-type="string">
            <text:p>328</text:p>
          </table:table-cell>
          <table:table-cell office:value-type="string" calcext:value-type="string">
            <text:p>Team 32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usiness Line 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165</text:p>
          </table:table-cell>
          <table:table-cell office:value-type="string" calcext:value-type="string">
            <text:p>Product 33165</text:p>
          </table:table-cell>
          <table:table-cell office:value-type="string" calcext:value-type="string">
            <text:p>3316</text:p>
          </table:table-cell>
          <table:table-cell office:value-type="string" calcext:value-type="string">
            <text:p>Desk 3316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Team 33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621</text:p>
          </table:table-cell>
          <table:table-cell office:value-type="string" calcext:value-type="string">
            <text:p>Product 33621</text:p>
          </table:table-cell>
          <table:table-cell office:value-type="string" calcext:value-type="string">
            <text:p>3362</text:p>
          </table:table-cell>
          <table:table-cell office:value-type="string" calcext:value-type="string">
            <text:p>Desk 3362</text:p>
          </table:table-cell>
          <table:table-cell office:value-type="string" calcext:value-type="string">
            <text:p>336</text:p>
          </table:table-cell>
          <table:table-cell office:value-type="string" calcext:value-type="string">
            <text:p>Team 336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742</text:p>
          </table:table-cell>
          <table:table-cell office:value-type="string" calcext:value-type="string">
            <text:p>Product 33742</text:p>
          </table:table-cell>
          <table:table-cell office:value-type="string" calcext:value-type="string">
            <text:p>3374</text:p>
          </table:table-cell>
          <table:table-cell office:value-type="string" calcext:value-type="string">
            <text:p>Desk 3374</text:p>
          </table:table-cell>
          <table:table-cell office:value-type="string" calcext:value-type="string">
            <text:p>337</text:p>
          </table:table-cell>
          <table:table-cell office:value-type="string" calcext:value-type="string">
            <text:p>Team 33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871</text:p>
          </table:table-cell>
          <table:table-cell office:value-type="string" calcext:value-type="string">
            <text:p>Product 33871</text:p>
          </table:table-cell>
          <table:table-cell office:value-type="string" calcext:value-type="string">
            <text:p>3387</text:p>
          </table:table-cell>
          <table:table-cell office:value-type="string" calcext:value-type="string">
            <text:p>Desk 3387</text:p>
          </table:table-cell>
          <table:table-cell office:value-type="string" calcext:value-type="string">
            <text:p>338</text:p>
          </table:table-cell>
          <table:table-cell office:value-type="string" calcext:value-type="string">
            <text:p>Team 3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919</text:p>
          </table:table-cell>
          <table:table-cell office:value-type="string" calcext:value-type="string">
            <text:p>Product 33919</text:p>
          </table:table-cell>
          <table:table-cell office:value-type="string" calcext:value-type="string">
            <text:p>3391</text:p>
          </table:table-cell>
          <table:table-cell office:value-type="string" calcext:value-type="string">
            <text:p>Desk 3391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Team 33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3919</text:p>
          </table:table-cell>
          <table:table-cell office:value-type="string" calcext:value-type="string">
            <text:p>Product 33919</text:p>
          </table:table-cell>
          <table:table-cell office:value-type="string" calcext:value-type="string">
            <text:p>3391</text:p>
          </table:table-cell>
          <table:table-cell office:value-type="string" calcext:value-type="string">
            <text:p>Desk 3391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Team 339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Business Line 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196</text:p>
          </table:table-cell>
          <table:table-cell office:value-type="string" calcext:value-type="string">
            <text:p>Product 34196</text:p>
          </table:table-cell>
          <table:table-cell office:value-type="string" calcext:value-type="string">
            <text:p>3419</text:p>
          </table:table-cell>
          <table:table-cell office:value-type="string" calcext:value-type="string">
            <text:p>Desk 3419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Team 34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324</text:p>
          </table:table-cell>
          <table:table-cell office:value-type="string" calcext:value-type="string">
            <text:p>Product 34324</text:p>
          </table:table-cell>
          <table:table-cell office:value-type="string" calcext:value-type="string">
            <text:p>3432</text:p>
          </table:table-cell>
          <table:table-cell office:value-type="string" calcext:value-type="string">
            <text:p>Desk 3432</text:p>
          </table:table-cell>
          <table:table-cell office:value-type="string" calcext:value-type="string">
            <text:p>343</text:p>
          </table:table-cell>
          <table:table-cell office:value-type="string" calcext:value-type="string">
            <text:p>Team 343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462</text:p>
          </table:table-cell>
          <table:table-cell office:value-type="string" calcext:value-type="string">
            <text:p>Product 34462</text:p>
          </table:table-cell>
          <table:table-cell office:value-type="string" calcext:value-type="string">
            <text:p>3446</text:p>
          </table:table-cell>
          <table:table-cell office:value-type="string" calcext:value-type="string">
            <text:p>Desk 3446</text:p>
          </table:table-cell>
          <table:table-cell office:value-type="string" calcext:value-type="string">
            <text:p>344</text:p>
          </table:table-cell>
          <table:table-cell office:value-type="string" calcext:value-type="string">
            <text:p>Team 34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545</text:p>
          </table:table-cell>
          <table:table-cell office:value-type="string" calcext:value-type="string">
            <text:p>Product 34545</text:p>
          </table:table-cell>
          <table:table-cell office:value-type="string" calcext:value-type="string">
            <text:p>3454</text:p>
          </table:table-cell>
          <table:table-cell office:value-type="string" calcext:value-type="string">
            <text:p>Desk 3454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Team 345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628</text:p>
          </table:table-cell>
          <table:table-cell office:value-type="string" calcext:value-type="string">
            <text:p>Product 34628</text:p>
          </table:table-cell>
          <table:table-cell office:value-type="string" calcext:value-type="string">
            <text:p>3462</text:p>
          </table:table-cell>
          <table:table-cell office:value-type="string" calcext:value-type="string">
            <text:p>Desk 3462</text:p>
          </table:table-cell>
          <table:table-cell office:value-type="string" calcext:value-type="string">
            <text:p>346</text:p>
          </table:table-cell>
          <table:table-cell office:value-type="string" calcext:value-type="string">
            <text:p>Team 346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742</text:p>
          </table:table-cell>
          <table:table-cell office:value-type="string" calcext:value-type="string">
            <text:p>Product 34742</text:p>
          </table:table-cell>
          <table:table-cell office:value-type="string" calcext:value-type="string">
            <text:p>3474</text:p>
          </table:table-cell>
          <table:table-cell office:value-type="string" calcext:value-type="string">
            <text:p>Desk 3474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Team 34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754</text:p>
          </table:table-cell>
          <table:table-cell office:value-type="string" calcext:value-type="string">
            <text:p>Product 34754</text:p>
          </table:table-cell>
          <table:table-cell office:value-type="string" calcext:value-type="string">
            <text:p>3475</text:p>
          </table:table-cell>
          <table:table-cell office:value-type="string" calcext:value-type="string">
            <text:p>Desk 3475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Team 34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4772</text:p>
          </table:table-cell>
          <table:table-cell office:value-type="string" calcext:value-type="string">
            <text:p>Product 34772</text:p>
          </table:table-cell>
          <table:table-cell office:value-type="string" calcext:value-type="string">
            <text:p>3477</text:p>
          </table:table-cell>
          <table:table-cell office:value-type="string" calcext:value-type="string">
            <text:p>Desk 3477</text:p>
          </table:table-cell>
          <table:table-cell office:value-type="string" calcext:value-type="string">
            <text:p>347</text:p>
          </table:table-cell>
          <table:table-cell office:value-type="string" calcext:value-type="string">
            <text:p>Team 347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Business Line 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541</text:p>
          </table:table-cell>
          <table:table-cell office:value-type="string" calcext:value-type="string">
            <text:p>Product 35541</text:p>
          </table:table-cell>
          <table:table-cell office:value-type="string" calcext:value-type="string">
            <text:p>3554</text:p>
          </table:table-cell>
          <table:table-cell office:value-type="string" calcext:value-type="string">
            <text:p>Desk 3554</text:p>
          </table:table-cell>
          <table:table-cell office:value-type="string" calcext:value-type="string">
            <text:p>355</text:p>
          </table:table-cell>
          <table:table-cell office:value-type="string" calcext:value-type="string">
            <text:p>Team 35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717</text:p>
          </table:table-cell>
          <table:table-cell office:value-type="string" calcext:value-type="string">
            <text:p>Product 35717</text:p>
          </table:table-cell>
          <table:table-cell office:value-type="string" calcext:value-type="string">
            <text:p>3571</text:p>
          </table:table-cell>
          <table:table-cell office:value-type="string" calcext:value-type="string">
            <text:p>Desk 3571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Team 35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739</text:p>
          </table:table-cell>
          <table:table-cell office:value-type="string" calcext:value-type="string">
            <text:p>Product 35739</text:p>
          </table:table-cell>
          <table:table-cell office:value-type="string" calcext:value-type="string">
            <text:p>3573</text:p>
          </table:table-cell>
          <table:table-cell office:value-type="string" calcext:value-type="string">
            <text:p>Desk 3573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Team 35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798</text:p>
          </table:table-cell>
          <table:table-cell office:value-type="string" calcext:value-type="string">
            <text:p>Product 35798</text:p>
          </table:table-cell>
          <table:table-cell office:value-type="string" calcext:value-type="string">
            <text:p>3579</text:p>
          </table:table-cell>
          <table:table-cell office:value-type="string" calcext:value-type="string">
            <text:p>Desk 3579</text:p>
          </table:table-cell>
          <table:table-cell office:value-type="string" calcext:value-type="string">
            <text:p>357</text:p>
          </table:table-cell>
          <table:table-cell office:value-type="string" calcext:value-type="string">
            <text:p>Team 357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813</text:p>
          </table:table-cell>
          <table:table-cell office:value-type="string" calcext:value-type="string">
            <text:p>Product 35813</text:p>
          </table:table-cell>
          <table:table-cell office:value-type="string" calcext:value-type="string">
            <text:p>3581</text:p>
          </table:table-cell>
          <table:table-cell office:value-type="string" calcext:value-type="string">
            <text:p>Desk 3581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Team 35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815</text:p>
          </table:table-cell>
          <table:table-cell office:value-type="string" calcext:value-type="string">
            <text:p>Product 35815</text:p>
          </table:table-cell>
          <table:table-cell office:value-type="string" calcext:value-type="string">
            <text:p>3581</text:p>
          </table:table-cell>
          <table:table-cell office:value-type="string" calcext:value-type="string">
            <text:p>Desk 3581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Team 35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842</text:p>
          </table:table-cell>
          <table:table-cell office:value-type="string" calcext:value-type="string">
            <text:p>Product 35842</text:p>
          </table:table-cell>
          <table:table-cell office:value-type="string" calcext:value-type="string">
            <text:p>3584</text:p>
          </table:table-cell>
          <table:table-cell office:value-type="string" calcext:value-type="string">
            <text:p>Desk 3584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Team 35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5892</text:p>
          </table:table-cell>
          <table:table-cell office:value-type="string" calcext:value-type="string">
            <text:p>Product 35892</text:p>
          </table:table-cell>
          <table:table-cell office:value-type="string" calcext:value-type="string">
            <text:p>3589</text:p>
          </table:table-cell>
          <table:table-cell office:value-type="string" calcext:value-type="string">
            <text:p>Desk 3589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Team 358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siness Line 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6898</text:p>
          </table:table-cell>
          <table:table-cell office:value-type="string" calcext:value-type="string">
            <text:p>Product 36898</text:p>
          </table:table-cell>
          <table:table-cell office:value-type="string" calcext:value-type="string">
            <text:p>3689</text:p>
          </table:table-cell>
          <table:table-cell office:value-type="string" calcext:value-type="string">
            <text:p>Desk 3689</text:p>
          </table:table-cell>
          <table:table-cell office:value-type="string" calcext:value-type="string">
            <text:p>368</text:p>
          </table:table-cell>
          <table:table-cell office:value-type="string" calcext:value-type="string">
            <text:p>Team 368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Business Line 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156</text:p>
          </table:table-cell>
          <table:table-cell office:value-type="string" calcext:value-type="string">
            <text:p>Product 37156</text:p>
          </table:table-cell>
          <table:table-cell office:value-type="string" calcext:value-type="string">
            <text:p>3715</text:p>
          </table:table-cell>
          <table:table-cell office:value-type="string" calcext:value-type="string">
            <text:p>Desk 3715</text:p>
          </table:table-cell>
          <table:table-cell office:value-type="string" calcext:value-type="string">
            <text:p>371</text:p>
          </table:table-cell>
          <table:table-cell office:value-type="string" calcext:value-type="string">
            <text:p>Team 37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usiness Line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229</text:p>
          </table:table-cell>
          <table:table-cell office:value-type="string" calcext:value-type="string">
            <text:p>Product 37229</text:p>
          </table:table-cell>
          <table:table-cell office:value-type="string" calcext:value-type="string">
            <text:p>3722</text:p>
          </table:table-cell>
          <table:table-cell office:value-type="string" calcext:value-type="string">
            <text:p>Desk 3722</text:p>
          </table:table-cell>
          <table:table-cell office:value-type="string" calcext:value-type="string">
            <text:p>372</text:p>
          </table:table-cell>
          <table:table-cell office:value-type="string" calcext:value-type="string">
            <text:p>Team 372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usiness Line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322</text:p>
          </table:table-cell>
          <table:table-cell office:value-type="string" calcext:value-type="string">
            <text:p>Product 37322</text:p>
          </table:table-cell>
          <table:table-cell office:value-type="string" calcext:value-type="string">
            <text:p>3732</text:p>
          </table:table-cell>
          <table:table-cell office:value-type="string" calcext:value-type="string">
            <text:p>Desk 3732</text:p>
          </table:table-cell>
          <table:table-cell office:value-type="string" calcext:value-type="string">
            <text:p>373</text:p>
          </table:table-cell>
          <table:table-cell office:value-type="string" calcext:value-type="string">
            <text:p>Team 37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usiness Line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7967</text:p>
          </table:table-cell>
          <table:table-cell office:value-type="string" calcext:value-type="string">
            <text:p>Product 37967</text:p>
          </table:table-cell>
          <table:table-cell office:value-type="string" calcext:value-type="string">
            <text:p>3796</text:p>
          </table:table-cell>
          <table:table-cell office:value-type="string" calcext:value-type="string">
            <text:p>Desk 3796</text:p>
          </table:table-cell>
          <table:table-cell office:value-type="string" calcext:value-type="string">
            <text:p>379</text:p>
          </table:table-cell>
          <table:table-cell office:value-type="string" calcext:value-type="string">
            <text:p>Team 379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Business Line 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111</text:p>
          </table:table-cell>
          <table:table-cell office:value-type="string" calcext:value-type="string">
            <text:p>Product 38111</text:p>
          </table:table-cell>
          <table:table-cell office:value-type="string" calcext:value-type="string">
            <text:p>3811</text:p>
          </table:table-cell>
          <table:table-cell office:value-type="string" calcext:value-type="string">
            <text:p>Desk 3811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Team 38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132</text:p>
          </table:table-cell>
          <table:table-cell office:value-type="string" calcext:value-type="string">
            <text:p>Product 38132</text:p>
          </table:table-cell>
          <table:table-cell office:value-type="string" calcext:value-type="string">
            <text:p>3813</text:p>
          </table:table-cell>
          <table:table-cell office:value-type="string" calcext:value-type="string">
            <text:p>Desk 381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Team 38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374</text:p>
          </table:table-cell>
          <table:table-cell office:value-type="string" calcext:value-type="string">
            <text:p>Product 38374</text:p>
          </table:table-cell>
          <table:table-cell office:value-type="string" calcext:value-type="string">
            <text:p>3837</text:p>
          </table:table-cell>
          <table:table-cell office:value-type="string" calcext:value-type="string">
            <text:p>Desk 3837</text:p>
          </table:table-cell>
          <table:table-cell office:value-type="string" calcext:value-type="string">
            <text:p>383</text:p>
          </table:table-cell>
          <table:table-cell office:value-type="string" calcext:value-type="string">
            <text:p>Team 383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459</text:p>
          </table:table-cell>
          <table:table-cell office:value-type="string" calcext:value-type="string">
            <text:p>Product 38459</text:p>
          </table:table-cell>
          <table:table-cell office:value-type="string" calcext:value-type="string">
            <text:p>3845</text:p>
          </table:table-cell>
          <table:table-cell office:value-type="string" calcext:value-type="string">
            <text:p>Desk 3845</text:p>
          </table:table-cell>
          <table:table-cell office:value-type="string" calcext:value-type="string">
            <text:p>384</text:p>
          </table:table-cell>
          <table:table-cell office:value-type="string" calcext:value-type="string">
            <text:p>Team 38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616</text:p>
          </table:table-cell>
          <table:table-cell office:value-type="string" calcext:value-type="string">
            <text:p>Product 38616</text:p>
          </table:table-cell>
          <table:table-cell office:value-type="string" calcext:value-type="string">
            <text:p>3861</text:p>
          </table:table-cell>
          <table:table-cell office:value-type="string" calcext:value-type="string">
            <text:p>Desk 3861</text:p>
          </table:table-cell>
          <table:table-cell office:value-type="string" calcext:value-type="string">
            <text:p>386</text:p>
          </table:table-cell>
          <table:table-cell office:value-type="string" calcext:value-type="string">
            <text:p>Team 386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717</text:p>
          </table:table-cell>
          <table:table-cell office:value-type="string" calcext:value-type="string">
            <text:p>Product 38717</text:p>
          </table:table-cell>
          <table:table-cell office:value-type="string" calcext:value-type="string">
            <text:p>3871</text:p>
          </table:table-cell>
          <table:table-cell office:value-type="string" calcext:value-type="string">
            <text:p>Desk 3871</text:p>
          </table:table-cell>
          <table:table-cell office:value-type="string" calcext:value-type="string">
            <text:p>387</text:p>
          </table:table-cell>
          <table:table-cell office:value-type="string" calcext:value-type="string">
            <text:p>Team 38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8967</text:p>
          </table:table-cell>
          <table:table-cell office:value-type="string" calcext:value-type="string">
            <text:p>Product 38967</text:p>
          </table:table-cell>
          <table:table-cell office:value-type="string" calcext:value-type="string">
            <text:p>3896</text:p>
          </table:table-cell>
          <table:table-cell office:value-type="string" calcext:value-type="string">
            <text:p>Desk 3896</text:p>
          </table:table-cell>
          <table:table-cell office:value-type="string" calcext:value-type="string">
            <text:p>389</text:p>
          </table:table-cell>
          <table:table-cell office:value-type="string" calcext:value-type="string">
            <text:p>Team 389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Business Line 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227</text:p>
          </table:table-cell>
          <table:table-cell office:value-type="string" calcext:value-type="string">
            <text:p>Product 39227</text:p>
          </table:table-cell>
          <table:table-cell office:value-type="string" calcext:value-type="string">
            <text:p>3922</text:p>
          </table:table-cell>
          <table:table-cell office:value-type="string" calcext:value-type="string">
            <text:p>Desk 3922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Team 39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286</text:p>
          </table:table-cell>
          <table:table-cell office:value-type="string" calcext:value-type="string">
            <text:p>Product 39286</text:p>
          </table:table-cell>
          <table:table-cell office:value-type="string" calcext:value-type="string">
            <text:p>3928</text:p>
          </table:table-cell>
          <table:table-cell office:value-type="string" calcext:value-type="string">
            <text:p>Desk 3928</text:p>
          </table:table-cell>
          <table:table-cell office:value-type="string" calcext:value-type="string">
            <text:p>392</text:p>
          </table:table-cell>
          <table:table-cell office:value-type="string" calcext:value-type="string">
            <text:p>Team 392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339</text:p>
          </table:table-cell>
          <table:table-cell office:value-type="string" calcext:value-type="string">
            <text:p>Product 39339</text:p>
          </table:table-cell>
          <table:table-cell office:value-type="string" calcext:value-type="string">
            <text:p>3933</text:p>
          </table:table-cell>
          <table:table-cell office:value-type="string" calcext:value-type="string">
            <text:p>Desk 3933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Team 3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348</text:p>
          </table:table-cell>
          <table:table-cell office:value-type="string" calcext:value-type="string">
            <text:p>Product 39348</text:p>
          </table:table-cell>
          <table:table-cell office:value-type="string" calcext:value-type="string">
            <text:p>3934</text:p>
          </table:table-cell>
          <table:table-cell office:value-type="string" calcext:value-type="string">
            <text:p>Desk 3934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Team 3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349</text:p>
          </table:table-cell>
          <table:table-cell office:value-type="string" calcext:value-type="string">
            <text:p>Product 39349</text:p>
          </table:table-cell>
          <table:table-cell office:value-type="string" calcext:value-type="string">
            <text:p>3934</text:p>
          </table:table-cell>
          <table:table-cell office:value-type="string" calcext:value-type="string">
            <text:p>Desk 3934</text:p>
          </table:table-cell>
          <table:table-cell office:value-type="string" calcext:value-type="string">
            <text:p>393</text:p>
          </table:table-cell>
          <table:table-cell office:value-type="string" calcext:value-type="string">
            <text:p>Team 39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648</text:p>
          </table:table-cell>
          <table:table-cell office:value-type="string" calcext:value-type="string">
            <text:p>Product 39648</text:p>
          </table:table-cell>
          <table:table-cell office:value-type="string" calcext:value-type="string">
            <text:p>3964</text:p>
          </table:table-cell>
          <table:table-cell office:value-type="string" calcext:value-type="string">
            <text:p>Desk 3964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Team 39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673</text:p>
          </table:table-cell>
          <table:table-cell office:value-type="string" calcext:value-type="string">
            <text:p>Product 39673</text:p>
          </table:table-cell>
          <table:table-cell office:value-type="string" calcext:value-type="string">
            <text:p>3967</text:p>
          </table:table-cell>
          <table:table-cell office:value-type="string" calcext:value-type="string">
            <text:p>Desk 3967</text:p>
          </table:table-cell>
          <table:table-cell office:value-type="string" calcext:value-type="string">
            <text:p>396</text:p>
          </table:table-cell>
          <table:table-cell office:value-type="string" calcext:value-type="string">
            <text:p>Team 39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895</text:p>
          </table:table-cell>
          <table:table-cell office:value-type="string" calcext:value-type="string">
            <text:p>Product 39895</text:p>
          </table:table-cell>
          <table:table-cell office:value-type="string" calcext:value-type="string">
            <text:p>3989</text:p>
          </table:table-cell>
          <table:table-cell office:value-type="string" calcext:value-type="string">
            <text:p>Desk 3989</text:p>
          </table:table-cell>
          <table:table-cell office:value-type="string" calcext:value-type="string">
            <text:p>398</text:p>
          </table:table-cell>
          <table:table-cell office:value-type="string" calcext:value-type="string">
            <text:p>Team 398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Business Line 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t Class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342</text:p>
          </table:table-cell>
          <table:table-cell office:value-type="string" calcext:value-type="string">
            <text:p>Product 41342</text:p>
          </table:table-cell>
          <table:table-cell office:value-type="string" calcext:value-type="string">
            <text:p>4134</text:p>
          </table:table-cell>
          <table:table-cell office:value-type="string" calcext:value-type="string">
            <text:p>Desk 4134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Team 41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usiness Line 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385</text:p>
          </table:table-cell>
          <table:table-cell office:value-type="string" calcext:value-type="string">
            <text:p>Product 41385</text:p>
          </table:table-cell>
          <table:table-cell office:value-type="string" calcext:value-type="string">
            <text:p>4138</text:p>
          </table:table-cell>
          <table:table-cell office:value-type="string" calcext:value-type="string">
            <text:p>Desk 4138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Team 41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usiness Line 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572</text:p>
          </table:table-cell>
          <table:table-cell office:value-type="string" calcext:value-type="string">
            <text:p>Product 41572</text:p>
          </table:table-cell>
          <table:table-cell office:value-type="string" calcext:value-type="string">
            <text:p>4157</text:p>
          </table:table-cell>
          <table:table-cell office:value-type="string" calcext:value-type="string">
            <text:p>Desk 4157</text:p>
          </table:table-cell>
          <table:table-cell office:value-type="string" calcext:value-type="string">
            <text:p>415</text:p>
          </table:table-cell>
          <table:table-cell office:value-type="string" calcext:value-type="string">
            <text:p>Team 415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usiness Line 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1996</text:p>
          </table:table-cell>
          <table:table-cell office:value-type="string" calcext:value-type="string">
            <text:p>Product 41996</text:p>
          </table:table-cell>
          <table:table-cell office:value-type="string" calcext:value-type="string">
            <text:p>4199</text:p>
          </table:table-cell>
          <table:table-cell office:value-type="string" calcext:value-type="string">
            <text:p>Desk 4199</text:p>
          </table:table-cell>
          <table:table-cell office:value-type="string" calcext:value-type="string">
            <text:p>419</text:p>
          </table:table-cell>
          <table:table-cell office:value-type="string" calcext:value-type="string">
            <text:p>Team 41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Business Line 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482</text:p>
          </table:table-cell>
          <table:table-cell office:value-type="string" calcext:value-type="string">
            <text:p>Product 42482</text:p>
          </table:table-cell>
          <table:table-cell office:value-type="string" calcext:value-type="string">
            <text:p>4248</text:p>
          </table:table-cell>
          <table:table-cell office:value-type="string" calcext:value-type="string">
            <text:p>Desk 4248</text:p>
          </table:table-cell>
          <table:table-cell office:value-type="string" calcext:value-type="string">
            <text:p>424</text:p>
          </table:table-cell>
          <table:table-cell office:value-type="string" calcext:value-type="string">
            <text:p>Team 424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usiness Line 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673</text:p>
          </table:table-cell>
          <table:table-cell office:value-type="string" calcext:value-type="string">
            <text:p>Product 42673</text:p>
          </table:table-cell>
          <table:table-cell office:value-type="string" calcext:value-type="string">
            <text:p>4267</text:p>
          </table:table-cell>
          <table:table-cell office:value-type="string" calcext:value-type="string">
            <text:p>Desk 4267</text:p>
          </table:table-cell>
          <table:table-cell office:value-type="string" calcext:value-type="string">
            <text:p>426</text:p>
          </table:table-cell>
          <table:table-cell office:value-type="string" calcext:value-type="string">
            <text:p>Team 426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usiness Line 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778</text:p>
          </table:table-cell>
          <table:table-cell office:value-type="string" calcext:value-type="string">
            <text:p>Product 42778</text:p>
          </table:table-cell>
          <table:table-cell office:value-type="string" calcext:value-type="string">
            <text:p>4277</text:p>
          </table:table-cell>
          <table:table-cell office:value-type="string" calcext:value-type="string">
            <text:p>Desk 4277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Team 42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usiness Line 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792</text:p>
          </table:table-cell>
          <table:table-cell office:value-type="string" calcext:value-type="string">
            <text:p>Product 42792</text:p>
          </table:table-cell>
          <table:table-cell office:value-type="string" calcext:value-type="string">
            <text:p>4279</text:p>
          </table:table-cell>
          <table:table-cell office:value-type="string" calcext:value-type="string">
            <text:p>Desk 4279</text:p>
          </table:table-cell>
          <table:table-cell office:value-type="string" calcext:value-type="string">
            <text:p>427</text:p>
          </table:table-cell>
          <table:table-cell office:value-type="string" calcext:value-type="string">
            <text:p>Team 42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usiness Line 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2886</text:p>
          </table:table-cell>
          <table:table-cell office:value-type="string" calcext:value-type="string">
            <text:p>Product 42886</text:p>
          </table:table-cell>
          <table:table-cell office:value-type="string" calcext:value-type="string">
            <text:p>4288</text:p>
          </table:table-cell>
          <table:table-cell office:value-type="string" calcext:value-type="string">
            <text:p>Desk 4288</text:p>
          </table:table-cell>
          <table:table-cell office:value-type="string" calcext:value-type="string">
            <text:p>428</text:p>
          </table:table-cell>
          <table:table-cell office:value-type="string" calcext:value-type="string">
            <text:p>Team 428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Business Line 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117</text:p>
          </table:table-cell>
          <table:table-cell office:value-type="string" calcext:value-type="string">
            <text:p>Product 43117</text:p>
          </table:table-cell>
          <table:table-cell office:value-type="string" calcext:value-type="string">
            <text:p>4311</text:p>
          </table:table-cell>
          <table:table-cell office:value-type="string" calcext:value-type="string">
            <text:p>Desk 4311</text:p>
          </table:table-cell>
          <table:table-cell office:value-type="string" calcext:value-type="string">
            <text:p>431</text:p>
          </table:table-cell>
          <table:table-cell office:value-type="string" calcext:value-type="string">
            <text:p>Team 43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244</text:p>
          </table:table-cell>
          <table:table-cell office:value-type="string" calcext:value-type="string">
            <text:p>Product 43244</text:p>
          </table:table-cell>
          <table:table-cell office:value-type="string" calcext:value-type="string">
            <text:p>4324</text:p>
          </table:table-cell>
          <table:table-cell office:value-type="string" calcext:value-type="string">
            <text:p>Desk 4324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Team 43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297</text:p>
          </table:table-cell>
          <table:table-cell office:value-type="string" calcext:value-type="string">
            <text:p>Product 43297</text:p>
          </table:table-cell>
          <table:table-cell office:value-type="string" calcext:value-type="string">
            <text:p>4329</text:p>
          </table:table-cell>
          <table:table-cell office:value-type="string" calcext:value-type="string">
            <text:p>Desk 4329</text:p>
          </table:table-cell>
          <table:table-cell office:value-type="string" calcext:value-type="string">
            <text:p>432</text:p>
          </table:table-cell>
          <table:table-cell office:value-type="string" calcext:value-type="string">
            <text:p>Team 43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385</text:p>
          </table:table-cell>
          <table:table-cell office:value-type="string" calcext:value-type="string">
            <text:p>Product 43385</text:p>
          </table:table-cell>
          <table:table-cell office:value-type="string" calcext:value-type="string">
            <text:p>4338</text:p>
          </table:table-cell>
          <table:table-cell office:value-type="string" calcext:value-type="string">
            <text:p>Desk 4338</text:p>
          </table:table-cell>
          <table:table-cell office:value-type="string" calcext:value-type="string">
            <text:p>433</text:p>
          </table:table-cell>
          <table:table-cell office:value-type="string" calcext:value-type="string">
            <text:p>Team 433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437</text:p>
          </table:table-cell>
          <table:table-cell office:value-type="string" calcext:value-type="string">
            <text:p>Product 43437</text:p>
          </table:table-cell>
          <table:table-cell office:value-type="string" calcext:value-type="string">
            <text:p>4343</text:p>
          </table:table-cell>
          <table:table-cell office:value-type="string" calcext:value-type="string">
            <text:p>Desk 4343</text:p>
          </table:table-cell>
          <table:table-cell office:value-type="string" calcext:value-type="string">
            <text:p>434</text:p>
          </table:table-cell>
          <table:table-cell office:value-type="string" calcext:value-type="string">
            <text:p>Team 434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543</text:p>
          </table:table-cell>
          <table:table-cell office:value-type="string" calcext:value-type="string">
            <text:p>Product 43543</text:p>
          </table:table-cell>
          <table:table-cell office:value-type="string" calcext:value-type="string">
            <text:p>4354</text:p>
          </table:table-cell>
          <table:table-cell office:value-type="string" calcext:value-type="string">
            <text:p>Desk 4354</text:p>
          </table:table-cell>
          <table:table-cell office:value-type="string" calcext:value-type="string">
            <text:p>435</text:p>
          </table:table-cell>
          <table:table-cell office:value-type="string" calcext:value-type="string">
            <text:p>Team 435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635</text:p>
          </table:table-cell>
          <table:table-cell office:value-type="string" calcext:value-type="string">
            <text:p>Product 43635</text:p>
          </table:table-cell>
          <table:table-cell office:value-type="string" calcext:value-type="string">
            <text:p>4363</text:p>
          </table:table-cell>
          <table:table-cell office:value-type="string" calcext:value-type="string">
            <text:p>Desk 4363</text:p>
          </table:table-cell>
          <table:table-cell office:value-type="string" calcext:value-type="string">
            <text:p>436</text:p>
          </table:table-cell>
          <table:table-cell office:value-type="string" calcext:value-type="string">
            <text:p>Team 436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942</text:p>
          </table:table-cell>
          <table:table-cell office:value-type="string" calcext:value-type="string">
            <text:p>Product 43942</text:p>
          </table:table-cell>
          <table:table-cell office:value-type="string" calcext:value-type="string">
            <text:p>4394</text:p>
          </table:table-cell>
          <table:table-cell office:value-type="string" calcext:value-type="string">
            <text:p>Desk 4394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Team 4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3966</text:p>
          </table:table-cell>
          <table:table-cell office:value-type="string" calcext:value-type="string">
            <text:p>Product 43966</text:p>
          </table:table-cell>
          <table:table-cell office:value-type="string" calcext:value-type="string">
            <text:p>4396</text:p>
          </table:table-cell>
          <table:table-cell office:value-type="string" calcext:value-type="string">
            <text:p>Desk 4396</text:p>
          </table:table-cell>
          <table:table-cell office:value-type="string" calcext:value-type="string">
            <text:p>439</text:p>
          </table:table-cell>
          <table:table-cell office:value-type="string" calcext:value-type="string">
            <text:p>Team 439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usiness Line 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352</text:p>
          </table:table-cell>
          <table:table-cell office:value-type="string" calcext:value-type="string">
            <text:p>Product 44352</text:p>
          </table:table-cell>
          <table:table-cell office:value-type="string" calcext:value-type="string">
            <text:p>4435</text:p>
          </table:table-cell>
          <table:table-cell office:value-type="string" calcext:value-type="string">
            <text:p>Desk 4435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Team 4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389</text:p>
          </table:table-cell>
          <table:table-cell office:value-type="string" calcext:value-type="string">
            <text:p>Product 44389</text:p>
          </table:table-cell>
          <table:table-cell office:value-type="string" calcext:value-type="string">
            <text:p>4438</text:p>
          </table:table-cell>
          <table:table-cell office:value-type="string" calcext:value-type="string">
            <text:p>Desk 4438</text:p>
          </table:table-cell>
          <table:table-cell office:value-type="string" calcext:value-type="string">
            <text:p>443</text:p>
          </table:table-cell>
          <table:table-cell office:value-type="string" calcext:value-type="string">
            <text:p>Team 443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584</text:p>
          </table:table-cell>
          <table:table-cell office:value-type="string" calcext:value-type="string">
            <text:p>Product 44584</text:p>
          </table:table-cell>
          <table:table-cell office:value-type="string" calcext:value-type="string">
            <text:p>4458</text:p>
          </table:table-cell>
          <table:table-cell office:value-type="string" calcext:value-type="string">
            <text:p>Desk 4458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Team 445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639</text:p>
          </table:table-cell>
          <table:table-cell office:value-type="string" calcext:value-type="string">
            <text:p>Product 44639</text:p>
          </table:table-cell>
          <table:table-cell office:value-type="string" calcext:value-type="string">
            <text:p>4463</text:p>
          </table:table-cell>
          <table:table-cell office:value-type="string" calcext:value-type="string">
            <text:p>Desk 4463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Team 44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656</text:p>
          </table:table-cell>
          <table:table-cell office:value-type="string" calcext:value-type="string">
            <text:p>Product 44656</text:p>
          </table:table-cell>
          <table:table-cell office:value-type="string" calcext:value-type="string">
            <text:p>4465</text:p>
          </table:table-cell>
          <table:table-cell office:value-type="string" calcext:value-type="string">
            <text:p>Desk 4465</text:p>
          </table:table-cell>
          <table:table-cell office:value-type="string" calcext:value-type="string">
            <text:p>446</text:p>
          </table:table-cell>
          <table:table-cell office:value-type="string" calcext:value-type="string">
            <text:p>Team 44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4975</text:p>
          </table:table-cell>
          <table:table-cell office:value-type="string" calcext:value-type="string">
            <text:p>Product 44975</text:p>
          </table:table-cell>
          <table:table-cell office:value-type="string" calcext:value-type="string">
            <text:p>4497</text:p>
          </table:table-cell>
          <table:table-cell office:value-type="string" calcext:value-type="string">
            <text:p>Desk 4497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Team 449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Business Line 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249</text:p>
          </table:table-cell>
          <table:table-cell office:value-type="string" calcext:value-type="string">
            <text:p>Product 45249</text:p>
          </table:table-cell>
          <table:table-cell office:value-type="string" calcext:value-type="string">
            <text:p>4524</text:p>
          </table:table-cell>
          <table:table-cell office:value-type="string" calcext:value-type="string">
            <text:p>Desk 4524</text:p>
          </table:table-cell>
          <table:table-cell office:value-type="string" calcext:value-type="string">
            <text:p>452</text:p>
          </table:table-cell>
          <table:table-cell office:value-type="string" calcext:value-type="string">
            <text:p>Team 452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446</text:p>
          </table:table-cell>
          <table:table-cell office:value-type="string" calcext:value-type="string">
            <text:p>Product 45446</text:p>
          </table:table-cell>
          <table:table-cell office:value-type="string" calcext:value-type="string">
            <text:p>4544</text:p>
          </table:table-cell>
          <table:table-cell office:value-type="string" calcext:value-type="string">
            <text:p>Desk 4544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Team 45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672</text:p>
          </table:table-cell>
          <table:table-cell office:value-type="string" calcext:value-type="string">
            <text:p>Product 45672</text:p>
          </table:table-cell>
          <table:table-cell office:value-type="string" calcext:value-type="string">
            <text:p>4567</text:p>
          </table:table-cell>
          <table:table-cell office:value-type="string" calcext:value-type="string">
            <text:p>Desk 4567</text:p>
          </table:table-cell>
          <table:table-cell office:value-type="string" calcext:value-type="string">
            <text:p>456</text:p>
          </table:table-cell>
          <table:table-cell office:value-type="string" calcext:value-type="string">
            <text:p>Team 456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819</text:p>
          </table:table-cell>
          <table:table-cell office:value-type="string" calcext:value-type="string">
            <text:p>Product 45819</text:p>
          </table:table-cell>
          <table:table-cell office:value-type="string" calcext:value-type="string">
            <text:p>4581</text:p>
          </table:table-cell>
          <table:table-cell office:value-type="string" calcext:value-type="string">
            <text:p>Desk 4581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Team 45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883</text:p>
          </table:table-cell>
          <table:table-cell office:value-type="string" calcext:value-type="string">
            <text:p>Product 45883</text:p>
          </table:table-cell>
          <table:table-cell office:value-type="string" calcext:value-type="string">
            <text:p>4588</text:p>
          </table:table-cell>
          <table:table-cell office:value-type="string" calcext:value-type="string">
            <text:p>Desk 4588</text:p>
          </table:table-cell>
          <table:table-cell office:value-type="string" calcext:value-type="string">
            <text:p>458</text:p>
          </table:table-cell>
          <table:table-cell office:value-type="string" calcext:value-type="string">
            <text:p>Team 45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5973</text:p>
          </table:table-cell>
          <table:table-cell office:value-type="string" calcext:value-type="string">
            <text:p>Product 45973</text:p>
          </table:table-cell>
          <table:table-cell office:value-type="string" calcext:value-type="string">
            <text:p>4597</text:p>
          </table:table-cell>
          <table:table-cell office:value-type="string" calcext:value-type="string">
            <text:p>Desk 4597</text:p>
          </table:table-cell>
          <table:table-cell office:value-type="string" calcext:value-type="string">
            <text:p>459</text:p>
          </table:table-cell>
          <table:table-cell office:value-type="string" calcext:value-type="string">
            <text:p>Team 459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siness Line 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168</text:p>
          </table:table-cell>
          <table:table-cell office:value-type="string" calcext:value-type="string">
            <text:p>Product 46168</text:p>
          </table:table-cell>
          <table:table-cell office:value-type="string" calcext:value-type="string">
            <text:p>4616</text:p>
          </table:table-cell>
          <table:table-cell office:value-type="string" calcext:value-type="string">
            <text:p>Desk 4616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Team 46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199</text:p>
          </table:table-cell>
          <table:table-cell office:value-type="string" calcext:value-type="string">
            <text:p>Product 46199</text:p>
          </table:table-cell>
          <table:table-cell office:value-type="string" calcext:value-type="string">
            <text:p>4619</text:p>
          </table:table-cell>
          <table:table-cell office:value-type="string" calcext:value-type="string">
            <text:p>Desk 4619</text:p>
          </table:table-cell>
          <table:table-cell office:value-type="string" calcext:value-type="string">
            <text:p>461</text:p>
          </table:table-cell>
          <table:table-cell office:value-type="string" calcext:value-type="string">
            <text:p>Team 46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249</text:p>
          </table:table-cell>
          <table:table-cell office:value-type="string" calcext:value-type="string">
            <text:p>Product 46249</text:p>
          </table:table-cell>
          <table:table-cell office:value-type="string" calcext:value-type="string">
            <text:p>4624</text:p>
          </table:table-cell>
          <table:table-cell office:value-type="string" calcext:value-type="string">
            <text:p>Desk 4624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Team 46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276</text:p>
          </table:table-cell>
          <table:table-cell office:value-type="string" calcext:value-type="string">
            <text:p>Product 46276</text:p>
          </table:table-cell>
          <table:table-cell office:value-type="string" calcext:value-type="string">
            <text:p>4627</text:p>
          </table:table-cell>
          <table:table-cell office:value-type="string" calcext:value-type="string">
            <text:p>Desk 4627</text:p>
          </table:table-cell>
          <table:table-cell office:value-type="string" calcext:value-type="string">
            <text:p>462</text:p>
          </table:table-cell>
          <table:table-cell office:value-type="string" calcext:value-type="string">
            <text:p>Team 462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485</text:p>
          </table:table-cell>
          <table:table-cell office:value-type="string" calcext:value-type="string">
            <text:p>Product 46485</text:p>
          </table:table-cell>
          <table:table-cell office:value-type="string" calcext:value-type="string">
            <text:p>4648</text:p>
          </table:table-cell>
          <table:table-cell office:value-type="string" calcext:value-type="string">
            <text:p>Desk 4648</text:p>
          </table:table-cell>
          <table:table-cell office:value-type="string" calcext:value-type="string">
            <text:p>464</text:p>
          </table:table-cell>
          <table:table-cell office:value-type="string" calcext:value-type="string">
            <text:p>Team 46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566</text:p>
          </table:table-cell>
          <table:table-cell office:value-type="string" calcext:value-type="string">
            <text:p>Product 46566</text:p>
          </table:table-cell>
          <table:table-cell office:value-type="string" calcext:value-type="string">
            <text:p>4656</text:p>
          </table:table-cell>
          <table:table-cell office:value-type="string" calcext:value-type="string">
            <text:p>Desk 4656</text:p>
          </table:table-cell>
          <table:table-cell office:value-type="string" calcext:value-type="string">
            <text:p>465</text:p>
          </table:table-cell>
          <table:table-cell office:value-type="string" calcext:value-type="string">
            <text:p>Team 46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6667</text:p>
          </table:table-cell>
          <table:table-cell office:value-type="string" calcext:value-type="string">
            <text:p>Product 46667</text:p>
          </table:table-cell>
          <table:table-cell office:value-type="string" calcext:value-type="string">
            <text:p>4666</text:p>
          </table:table-cell>
          <table:table-cell office:value-type="string" calcext:value-type="string">
            <text:p>Desk 4666</text:p>
          </table:table-cell>
          <table:table-cell office:value-type="string" calcext:value-type="string">
            <text:p>466</text:p>
          </table:table-cell>
          <table:table-cell office:value-type="string" calcext:value-type="string">
            <text:p>Team 4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Business Line 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338</text:p>
          </table:table-cell>
          <table:table-cell office:value-type="string" calcext:value-type="string">
            <text:p>Product 47338</text:p>
          </table:table-cell>
          <table:table-cell office:value-type="string" calcext:value-type="string">
            <text:p>4733</text:p>
          </table:table-cell>
          <table:table-cell office:value-type="string" calcext:value-type="string">
            <text:p>Desk 4733</text:p>
          </table:table-cell>
          <table:table-cell office:value-type="string" calcext:value-type="string">
            <text:p>473</text:p>
          </table:table-cell>
          <table:table-cell office:value-type="string" calcext:value-type="string">
            <text:p>Team 473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448</text:p>
          </table:table-cell>
          <table:table-cell office:value-type="string" calcext:value-type="string">
            <text:p>Product 47448</text:p>
          </table:table-cell>
          <table:table-cell office:value-type="string" calcext:value-type="string">
            <text:p>4744</text:p>
          </table:table-cell>
          <table:table-cell office:value-type="string" calcext:value-type="string">
            <text:p>Desk 4744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Team 4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493</text:p>
          </table:table-cell>
          <table:table-cell office:value-type="string" calcext:value-type="string">
            <text:p>Product 47493</text:p>
          </table:table-cell>
          <table:table-cell office:value-type="string" calcext:value-type="string">
            <text:p>4749</text:p>
          </table:table-cell>
          <table:table-cell office:value-type="string" calcext:value-type="string">
            <text:p>Desk 4749</text:p>
          </table:table-cell>
          <table:table-cell office:value-type="string" calcext:value-type="string">
            <text:p>474</text:p>
          </table:table-cell>
          <table:table-cell office:value-type="string" calcext:value-type="string">
            <text:p>Team 474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517</text:p>
          </table:table-cell>
          <table:table-cell office:value-type="string" calcext:value-type="string">
            <text:p>Product 47517</text:p>
          </table:table-cell>
          <table:table-cell office:value-type="string" calcext:value-type="string">
            <text:p>4751</text:p>
          </table:table-cell>
          <table:table-cell office:value-type="string" calcext:value-type="string">
            <text:p>Desk 4751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Team 47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577</text:p>
          </table:table-cell>
          <table:table-cell office:value-type="string" calcext:value-type="string">
            <text:p>Product 47577</text:p>
          </table:table-cell>
          <table:table-cell office:value-type="string" calcext:value-type="string">
            <text:p>4757</text:p>
          </table:table-cell>
          <table:table-cell office:value-type="string" calcext:value-type="string">
            <text:p>Desk 4757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Team 47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614</text:p>
          </table:table-cell>
          <table:table-cell office:value-type="string" calcext:value-type="string">
            <text:p>Product 47614</text:p>
          </table:table-cell>
          <table:table-cell office:value-type="string" calcext:value-type="string">
            <text:p>4761</text:p>
          </table:table-cell>
          <table:table-cell office:value-type="string" calcext:value-type="string">
            <text:p>Desk 4761</text:p>
          </table:table-cell>
          <table:table-cell office:value-type="string" calcext:value-type="string">
            <text:p>476</text:p>
          </table:table-cell>
          <table:table-cell office:value-type="string" calcext:value-type="string">
            <text:p>Team 47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722</text:p>
          </table:table-cell>
          <table:table-cell office:value-type="string" calcext:value-type="string">
            <text:p>Product 47722</text:p>
          </table:table-cell>
          <table:table-cell office:value-type="string" calcext:value-type="string">
            <text:p>4772</text:p>
          </table:table-cell>
          <table:table-cell office:value-type="string" calcext:value-type="string">
            <text:p>Desk 4772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Team 47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745</text:p>
          </table:table-cell>
          <table:table-cell office:value-type="string" calcext:value-type="string">
            <text:p>Product 47745</text:p>
          </table:table-cell>
          <table:table-cell office:value-type="string" calcext:value-type="string">
            <text:p>4774</text:p>
          </table:table-cell>
          <table:table-cell office:value-type="string" calcext:value-type="string">
            <text:p>Desk 4774</text:p>
          </table:table-cell>
          <table:table-cell office:value-type="string" calcext:value-type="string">
            <text:p>477</text:p>
          </table:table-cell>
          <table:table-cell office:value-type="string" calcext:value-type="string">
            <text:p>Team 47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926</text:p>
          </table:table-cell>
          <table:table-cell office:value-type="string" calcext:value-type="string">
            <text:p>Product 47926</text:p>
          </table:table-cell>
          <table:table-cell office:value-type="string" calcext:value-type="string">
            <text:p>4792</text:p>
          </table:table-cell>
          <table:table-cell office:value-type="string" calcext:value-type="string">
            <text:p>Desk 4792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Team 47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7983</text:p>
          </table:table-cell>
          <table:table-cell office:value-type="string" calcext:value-type="string">
            <text:p>Product 47983</text:p>
          </table:table-cell>
          <table:table-cell office:value-type="string" calcext:value-type="string">
            <text:p>4798</text:p>
          </table:table-cell>
          <table:table-cell office:value-type="string" calcext:value-type="string">
            <text:p>Desk 4798</text:p>
          </table:table-cell>
          <table:table-cell office:value-type="string" calcext:value-type="string">
            <text:p>479</text:p>
          </table:table-cell>
          <table:table-cell office:value-type="string" calcext:value-type="string">
            <text:p>Team 479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Business Line 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113</text:p>
          </table:table-cell>
          <table:table-cell office:value-type="string" calcext:value-type="string">
            <text:p>Product 48113</text:p>
          </table:table-cell>
          <table:table-cell office:value-type="string" calcext:value-type="string">
            <text:p>4811</text:p>
          </table:table-cell>
          <table:table-cell office:value-type="string" calcext:value-type="string">
            <text:p>Desk 4811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Team 48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329</text:p>
          </table:table-cell>
          <table:table-cell office:value-type="string" calcext:value-type="string">
            <text:p>Product 48329</text:p>
          </table:table-cell>
          <table:table-cell office:value-type="string" calcext:value-type="string">
            <text:p>4832</text:p>
          </table:table-cell>
          <table:table-cell office:value-type="string" calcext:value-type="string">
            <text:p>Desk 4832</text:p>
          </table:table-cell>
          <table:table-cell office:value-type="string" calcext:value-type="string">
            <text:p>483</text:p>
          </table:table-cell>
          <table:table-cell office:value-type="string" calcext:value-type="string">
            <text:p>Team 48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596</text:p>
          </table:table-cell>
          <table:table-cell office:value-type="string" calcext:value-type="string">
            <text:p>Product 48596</text:p>
          </table:table-cell>
          <table:table-cell office:value-type="string" calcext:value-type="string">
            <text:p>4859</text:p>
          </table:table-cell>
          <table:table-cell office:value-type="string" calcext:value-type="string">
            <text:p>Desk 4859</text:p>
          </table:table-cell>
          <table:table-cell office:value-type="string" calcext:value-type="string">
            <text:p>485</text:p>
          </table:table-cell>
          <table:table-cell office:value-type="string" calcext:value-type="string">
            <text:p>Team 48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727</text:p>
          </table:table-cell>
          <table:table-cell office:value-type="string" calcext:value-type="string">
            <text:p>Product 48727</text:p>
          </table:table-cell>
          <table:table-cell office:value-type="string" calcext:value-type="string">
            <text:p>4872</text:p>
          </table:table-cell>
          <table:table-cell office:value-type="string" calcext:value-type="string">
            <text:p>Desk 4872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Team 4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749</text:p>
          </table:table-cell>
          <table:table-cell office:value-type="string" calcext:value-type="string">
            <text:p>Product 48749</text:p>
          </table:table-cell>
          <table:table-cell office:value-type="string" calcext:value-type="string">
            <text:p>4874</text:p>
          </table:table-cell>
          <table:table-cell office:value-type="string" calcext:value-type="string">
            <text:p>Desk 4874</text:p>
          </table:table-cell>
          <table:table-cell office:value-type="string" calcext:value-type="string">
            <text:p>487</text:p>
          </table:table-cell>
          <table:table-cell office:value-type="string" calcext:value-type="string">
            <text:p>Team 4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813</text:p>
          </table:table-cell>
          <table:table-cell office:value-type="string" calcext:value-type="string">
            <text:p>Product 48813</text:p>
          </table:table-cell>
          <table:table-cell office:value-type="string" calcext:value-type="string">
            <text:p>4881</text:p>
          </table:table-cell>
          <table:table-cell office:value-type="string" calcext:value-type="string">
            <text:p>Desk 4881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Team 48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834</text:p>
          </table:table-cell>
          <table:table-cell office:value-type="string" calcext:value-type="string">
            <text:p>Product 48834</text:p>
          </table:table-cell>
          <table:table-cell office:value-type="string" calcext:value-type="string">
            <text:p>4883</text:p>
          </table:table-cell>
          <table:table-cell office:value-type="string" calcext:value-type="string">
            <text:p>Desk 4883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Team 48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8896</text:p>
          </table:table-cell>
          <table:table-cell office:value-type="string" calcext:value-type="string">
            <text:p>Product 48896</text:p>
          </table:table-cell>
          <table:table-cell office:value-type="string" calcext:value-type="string">
            <text:p>4889</text:p>
          </table:table-cell>
          <table:table-cell office:value-type="string" calcext:value-type="string">
            <text:p>Desk 4889</text:p>
          </table:table-cell>
          <table:table-cell office:value-type="string" calcext:value-type="string">
            <text:p>488</text:p>
          </table:table-cell>
          <table:table-cell office:value-type="string" calcext:value-type="string">
            <text:p>Team 488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Business Line 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214</text:p>
          </table:table-cell>
          <table:table-cell office:value-type="string" calcext:value-type="string">
            <text:p>Product 49214</text:p>
          </table:table-cell>
          <table:table-cell office:value-type="string" calcext:value-type="string">
            <text:p>4921</text:p>
          </table:table-cell>
          <table:table-cell office:value-type="string" calcext:value-type="string">
            <text:p>Desk 4921</text:p>
          </table:table-cell>
          <table:table-cell office:value-type="string" calcext:value-type="string">
            <text:p>492</text:p>
          </table:table-cell>
          <table:table-cell office:value-type="string" calcext:value-type="string">
            <text:p>Team 492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usiness Line 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436</text:p>
          </table:table-cell>
          <table:table-cell office:value-type="string" calcext:value-type="string">
            <text:p>Product 49436</text:p>
          </table:table-cell>
          <table:table-cell office:value-type="string" calcext:value-type="string">
            <text:p>4943</text:p>
          </table:table-cell>
          <table:table-cell office:value-type="string" calcext:value-type="string">
            <text:p>Desk 4943</text:p>
          </table:table-cell>
          <table:table-cell office:value-type="string" calcext:value-type="string">
            <text:p>494</text:p>
          </table:table-cell>
          <table:table-cell office:value-type="string" calcext:value-type="string">
            <text:p>Team 494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usiness Line 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715</text:p>
          </table:table-cell>
          <table:table-cell office:value-type="string" calcext:value-type="string">
            <text:p>Product 49715</text:p>
          </table:table-cell>
          <table:table-cell office:value-type="string" calcext:value-type="string">
            <text:p>4971</text:p>
          </table:table-cell>
          <table:table-cell office:value-type="string" calcext:value-type="string">
            <text:p>Desk 4971</text:p>
          </table:table-cell>
          <table:table-cell office:value-type="string" calcext:value-type="string">
            <text:p>497</text:p>
          </table:table-cell>
          <table:table-cell office:value-type="string" calcext:value-type="string">
            <text:p>Team 497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usiness Line 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49836</text:p>
          </table:table-cell>
          <table:table-cell office:value-type="string" calcext:value-type="string">
            <text:p>Product 49836</text:p>
          </table:table-cell>
          <table:table-cell office:value-type="string" calcext:value-type="string">
            <text:p>4983</text:p>
          </table:table-cell>
          <table:table-cell office:value-type="string" calcext:value-type="string">
            <text:p>Desk 4983</text:p>
          </table:table-cell>
          <table:table-cell office:value-type="string" calcext:value-type="string">
            <text:p>498</text:p>
          </table:table-cell>
          <table:table-cell office:value-type="string" calcext:value-type="string">
            <text:p>Team 49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Business Line 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sset Class 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225</text:p>
          </table:table-cell>
          <table:table-cell office:value-type="string" calcext:value-type="string">
            <text:p>Product 51225</text:p>
          </table:table-cell>
          <table:table-cell office:value-type="string" calcext:value-type="string">
            <text:p>5122</text:p>
          </table:table-cell>
          <table:table-cell office:value-type="string" calcext:value-type="string">
            <text:p>Desk 5122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Team 5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263</text:p>
          </table:table-cell>
          <table:table-cell office:value-type="string" calcext:value-type="string">
            <text:p>Product 51263</text:p>
          </table:table-cell>
          <table:table-cell office:value-type="string" calcext:value-type="string">
            <text:p>5126</text:p>
          </table:table-cell>
          <table:table-cell office:value-type="string" calcext:value-type="string">
            <text:p>Desk 5126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Team 5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276</text:p>
          </table:table-cell>
          <table:table-cell office:value-type="string" calcext:value-type="string">
            <text:p>Product 51276</text:p>
          </table:table-cell>
          <table:table-cell office:value-type="string" calcext:value-type="string">
            <text:p>5127</text:p>
          </table:table-cell>
          <table:table-cell office:value-type="string" calcext:value-type="string">
            <text:p>Desk 5127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Team 51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336</text:p>
          </table:table-cell>
          <table:table-cell office:value-type="string" calcext:value-type="string">
            <text:p>Product 51336</text:p>
          </table:table-cell>
          <table:table-cell office:value-type="string" calcext:value-type="string">
            <text:p>5133</text:p>
          </table:table-cell>
          <table:table-cell office:value-type="string" calcext:value-type="string">
            <text:p>Desk 5133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Team 513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445</text:p>
          </table:table-cell>
          <table:table-cell office:value-type="string" calcext:value-type="string">
            <text:p>Product 51445</text:p>
          </table:table-cell>
          <table:table-cell office:value-type="string" calcext:value-type="string">
            <text:p>5144</text:p>
          </table:table-cell>
          <table:table-cell office:value-type="string" calcext:value-type="string">
            <text:p>Desk 5144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Team 51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477</text:p>
          </table:table-cell>
          <table:table-cell office:value-type="string" calcext:value-type="string">
            <text:p>Product 51477</text:p>
          </table:table-cell>
          <table:table-cell office:value-type="string" calcext:value-type="string">
            <text:p>5147</text:p>
          </table:table-cell>
          <table:table-cell office:value-type="string" calcext:value-type="string">
            <text:p>Desk 5147</text:p>
          </table:table-cell>
          <table:table-cell office:value-type="string" calcext:value-type="string">
            <text:p>514</text:p>
          </table:table-cell>
          <table:table-cell office:value-type="string" calcext:value-type="string">
            <text:p>Team 514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623</text:p>
          </table:table-cell>
          <table:table-cell office:value-type="string" calcext:value-type="string">
            <text:p>Product 51623</text:p>
          </table:table-cell>
          <table:table-cell office:value-type="string" calcext:value-type="string">
            <text:p>5162</text:p>
          </table:table-cell>
          <table:table-cell office:value-type="string" calcext:value-type="string">
            <text:p>Desk 5162</text:p>
          </table:table-cell>
          <table:table-cell office:value-type="string" calcext:value-type="string">
            <text:p>516</text:p>
          </table:table-cell>
          <table:table-cell office:value-type="string" calcext:value-type="string">
            <text:p>Team 516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789</text:p>
          </table:table-cell>
          <table:table-cell office:value-type="string" calcext:value-type="string">
            <text:p>Product 51789</text:p>
          </table:table-cell>
          <table:table-cell office:value-type="string" calcext:value-type="string">
            <text:p>5178</text:p>
          </table:table-cell>
          <table:table-cell office:value-type="string" calcext:value-type="string">
            <text:p>Desk 5178</text:p>
          </table:table-cell>
          <table:table-cell office:value-type="string" calcext:value-type="string">
            <text:p>517</text:p>
          </table:table-cell>
          <table:table-cell office:value-type="string" calcext:value-type="string">
            <text:p>Team 517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1938</text:p>
          </table:table-cell>
          <table:table-cell office:value-type="string" calcext:value-type="string">
            <text:p>Product 51938</text:p>
          </table:table-cell>
          <table:table-cell office:value-type="string" calcext:value-type="string">
            <text:p>5193</text:p>
          </table:table-cell>
          <table:table-cell office:value-type="string" calcext:value-type="string">
            <text:p>Desk 5193</text:p>
          </table:table-cell>
          <table:table-cell office:value-type="string" calcext:value-type="string">
            <text:p>519</text:p>
          </table:table-cell>
          <table:table-cell office:value-type="string" calcext:value-type="string">
            <text:p>Team 519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Business Line 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116</text:p>
          </table:table-cell>
          <table:table-cell office:value-type="string" calcext:value-type="string">
            <text:p>Product 52116</text:p>
          </table:table-cell>
          <table:table-cell office:value-type="string" calcext:value-type="string">
            <text:p>5211</text:p>
          </table:table-cell>
          <table:table-cell office:value-type="string" calcext:value-type="string">
            <text:p>Desk 5211</text:p>
          </table:table-cell>
          <table:table-cell office:value-type="string" calcext:value-type="string">
            <text:p>521</text:p>
          </table:table-cell>
          <table:table-cell office:value-type="string" calcext:value-type="string">
            <text:p>Team 52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519</text:p>
          </table:table-cell>
          <table:table-cell office:value-type="string" calcext:value-type="string">
            <text:p>Product 52519</text:p>
          </table:table-cell>
          <table:table-cell office:value-type="string" calcext:value-type="string">
            <text:p>5251</text:p>
          </table:table-cell>
          <table:table-cell office:value-type="string" calcext:value-type="string">
            <text:p>Desk 5251</text:p>
          </table:table-cell>
          <table:table-cell office:value-type="string" calcext:value-type="string">
            <text:p>525</text:p>
          </table:table-cell>
          <table:table-cell office:value-type="string" calcext:value-type="string">
            <text:p>Team 52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715</text:p>
          </table:table-cell>
          <table:table-cell office:value-type="string" calcext:value-type="string">
            <text:p>Product 52715</text:p>
          </table:table-cell>
          <table:table-cell office:value-type="string" calcext:value-type="string">
            <text:p>5271</text:p>
          </table:table-cell>
          <table:table-cell office:value-type="string" calcext:value-type="string">
            <text:p>Desk 5271</text:p>
          </table:table-cell>
          <table:table-cell office:value-type="string" calcext:value-type="string">
            <text:p>527</text:p>
          </table:table-cell>
          <table:table-cell office:value-type="string" calcext:value-type="string">
            <text:p>Team 52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912</text:p>
          </table:table-cell>
          <table:table-cell office:value-type="string" calcext:value-type="string">
            <text:p>Product 52912</text:p>
          </table:table-cell>
          <table:table-cell office:value-type="string" calcext:value-type="string">
            <text:p>5291</text:p>
          </table:table-cell>
          <table:table-cell office:value-type="string" calcext:value-type="string">
            <text:p>Desk 5291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Team 52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954</text:p>
          </table:table-cell>
          <table:table-cell office:value-type="string" calcext:value-type="string">
            <text:p>Product 52954</text:p>
          </table:table-cell>
          <table:table-cell office:value-type="string" calcext:value-type="string">
            <text:p>5295</text:p>
          </table:table-cell>
          <table:table-cell office:value-type="string" calcext:value-type="string">
            <text:p>Desk 5295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Team 52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2986</text:p>
          </table:table-cell>
          <table:table-cell office:value-type="string" calcext:value-type="string">
            <text:p>Product 52986</text:p>
          </table:table-cell>
          <table:table-cell office:value-type="string" calcext:value-type="string">
            <text:p>5298</text:p>
          </table:table-cell>
          <table:table-cell office:value-type="string" calcext:value-type="string">
            <text:p>Desk 5298</text:p>
          </table:table-cell>
          <table:table-cell office:value-type="string" calcext:value-type="string">
            <text:p>529</text:p>
          </table:table-cell>
          <table:table-cell office:value-type="string" calcext:value-type="string">
            <text:p>Team 52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Business Line 5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238</text:p>
          </table:table-cell>
          <table:table-cell office:value-type="string" calcext:value-type="string">
            <text:p>Product 53238</text:p>
          </table:table-cell>
          <table:table-cell office:value-type="string" calcext:value-type="string">
            <text:p>5323</text:p>
          </table:table-cell>
          <table:table-cell office:value-type="string" calcext:value-type="string">
            <text:p>Desk 5323</text:p>
          </table:table-cell>
          <table:table-cell office:value-type="string" calcext:value-type="string">
            <text:p>532</text:p>
          </table:table-cell>
          <table:table-cell office:value-type="string" calcext:value-type="string">
            <text:p>Team 53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245</text:p>
          </table:table-cell>
          <table:table-cell office:value-type="string" calcext:value-type="string">
            <text:p>Product 53245</text:p>
          </table:table-cell>
          <table:table-cell office:value-type="string" calcext:value-type="string">
            <text:p>5324</text:p>
          </table:table-cell>
          <table:table-cell office:value-type="string" calcext:value-type="string">
            <text:p>Desk 5324</text:p>
          </table:table-cell>
          <table:table-cell office:value-type="string" calcext:value-type="string">
            <text:p>532</text:p>
          </table:table-cell>
          <table:table-cell office:value-type="string" calcext:value-type="string">
            <text:p>Team 53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275</text:p>
          </table:table-cell>
          <table:table-cell office:value-type="string" calcext:value-type="string">
            <text:p>Product 53275</text:p>
          </table:table-cell>
          <table:table-cell office:value-type="string" calcext:value-type="string">
            <text:p>5327</text:p>
          </table:table-cell>
          <table:table-cell office:value-type="string" calcext:value-type="string">
            <text:p>Desk 5327</text:p>
          </table:table-cell>
          <table:table-cell office:value-type="string" calcext:value-type="string">
            <text:p>532</text:p>
          </table:table-cell>
          <table:table-cell office:value-type="string" calcext:value-type="string">
            <text:p>Team 53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435</text:p>
          </table:table-cell>
          <table:table-cell office:value-type="string" calcext:value-type="string">
            <text:p>Product 53435</text:p>
          </table:table-cell>
          <table:table-cell office:value-type="string" calcext:value-type="string">
            <text:p>5343</text:p>
          </table:table-cell>
          <table:table-cell office:value-type="string" calcext:value-type="string">
            <text:p>Desk 5343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Team 534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468</text:p>
          </table:table-cell>
          <table:table-cell office:value-type="string" calcext:value-type="string">
            <text:p>Product 53468</text:p>
          </table:table-cell>
          <table:table-cell office:value-type="string" calcext:value-type="string">
            <text:p>5346</text:p>
          </table:table-cell>
          <table:table-cell office:value-type="string" calcext:value-type="string">
            <text:p>Desk 5346</text:p>
          </table:table-cell>
          <table:table-cell office:value-type="string" calcext:value-type="string">
            <text:p>534</text:p>
          </table:table-cell>
          <table:table-cell office:value-type="string" calcext:value-type="string">
            <text:p>Team 534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564</text:p>
          </table:table-cell>
          <table:table-cell office:value-type="string" calcext:value-type="string">
            <text:p>Product 53564</text:p>
          </table:table-cell>
          <table:table-cell office:value-type="string" calcext:value-type="string">
            <text:p>5356</text:p>
          </table:table-cell>
          <table:table-cell office:value-type="string" calcext:value-type="string">
            <text:p>Desk 5356</text:p>
          </table:table-cell>
          <table:table-cell office:value-type="string" calcext:value-type="string">
            <text:p>535</text:p>
          </table:table-cell>
          <table:table-cell office:value-type="string" calcext:value-type="string">
            <text:p>Team 53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778</text:p>
          </table:table-cell>
          <table:table-cell office:value-type="string" calcext:value-type="string">
            <text:p>Product 53778</text:p>
          </table:table-cell>
          <table:table-cell office:value-type="string" calcext:value-type="string">
            <text:p>5377</text:p>
          </table:table-cell>
          <table:table-cell office:value-type="string" calcext:value-type="string">
            <text:p>Desk 5377</text:p>
          </table:table-cell>
          <table:table-cell office:value-type="string" calcext:value-type="string">
            <text:p>537</text:p>
          </table:table-cell>
          <table:table-cell office:value-type="string" calcext:value-type="string">
            <text:p>Team 53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821</text:p>
          </table:table-cell>
          <table:table-cell office:value-type="string" calcext:value-type="string">
            <text:p>Product 53821</text:p>
          </table:table-cell>
          <table:table-cell office:value-type="string" calcext:value-type="string">
            <text:p>5382</text:p>
          </table:table-cell>
          <table:table-cell office:value-type="string" calcext:value-type="string">
            <text:p>Desk 5382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Team 53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842</text:p>
          </table:table-cell>
          <table:table-cell office:value-type="string" calcext:value-type="string">
            <text:p>Product 53842</text:p>
          </table:table-cell>
          <table:table-cell office:value-type="string" calcext:value-type="string">
            <text:p>5384</text:p>
          </table:table-cell>
          <table:table-cell office:value-type="string" calcext:value-type="string">
            <text:p>Desk 5384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Team 53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3876</text:p>
          </table:table-cell>
          <table:table-cell office:value-type="string" calcext:value-type="string">
            <text:p>Product 53876</text:p>
          </table:table-cell>
          <table:table-cell office:value-type="string" calcext:value-type="string">
            <text:p>5387</text:p>
          </table:table-cell>
          <table:table-cell office:value-type="string" calcext:value-type="string">
            <text:p>Desk 5387</text:p>
          </table:table-cell>
          <table:table-cell office:value-type="string" calcext:value-type="string">
            <text:p>538</text:p>
          </table:table-cell>
          <table:table-cell office:value-type="string" calcext:value-type="string">
            <text:p>Team 538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Business Line 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76</text:p>
          </table:table-cell>
          <table:table-cell office:value-type="string" calcext:value-type="string">
            <text:p>Product 54176</text:p>
          </table:table-cell>
          <table:table-cell office:value-type="string" calcext:value-type="string">
            <text:p>5417</text:p>
          </table:table-cell>
          <table:table-cell office:value-type="string" calcext:value-type="string">
            <text:p>Desk 5417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Team 54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siness Line 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182</text:p>
          </table:table-cell>
          <table:table-cell office:value-type="string" calcext:value-type="string">
            <text:p>Product 54182</text:p>
          </table:table-cell>
          <table:table-cell office:value-type="string" calcext:value-type="string">
            <text:p>5418</text:p>
          </table:table-cell>
          <table:table-cell office:value-type="string" calcext:value-type="string">
            <text:p>Desk 5418</text:p>
          </table:table-cell>
          <table:table-cell office:value-type="string" calcext:value-type="string">
            <text:p>541</text:p>
          </table:table-cell>
          <table:table-cell office:value-type="string" calcext:value-type="string">
            <text:p>Team 54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siness Line 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782</text:p>
          </table:table-cell>
          <table:table-cell office:value-type="string" calcext:value-type="string">
            <text:p>Product 54782</text:p>
          </table:table-cell>
          <table:table-cell office:value-type="string" calcext:value-type="string">
            <text:p>5478</text:p>
          </table:table-cell>
          <table:table-cell office:value-type="string" calcext:value-type="string">
            <text:p>Desk 5478</text:p>
          </table:table-cell>
          <table:table-cell office:value-type="string" calcext:value-type="string">
            <text:p>547</text:p>
          </table:table-cell>
          <table:table-cell office:value-type="string" calcext:value-type="string">
            <text:p>Team 547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siness Line 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4835</text:p>
          </table:table-cell>
          <table:table-cell office:value-type="string" calcext:value-type="string">
            <text:p>Product 54835</text:p>
          </table:table-cell>
          <table:table-cell office:value-type="string" calcext:value-type="string">
            <text:p>5483</text:p>
          </table:table-cell>
          <table:table-cell office:value-type="string" calcext:value-type="string">
            <text:p>Desk 5483</text:p>
          </table:table-cell>
          <table:table-cell office:value-type="string" calcext:value-type="string">
            <text:p>548</text:p>
          </table:table-cell>
          <table:table-cell office:value-type="string" calcext:value-type="string">
            <text:p>Team 548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siness Line 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345</text:p>
          </table:table-cell>
          <table:table-cell office:value-type="string" calcext:value-type="string">
            <text:p>Product 55345</text:p>
          </table:table-cell>
          <table:table-cell office:value-type="string" calcext:value-type="string">
            <text:p>5534</text:p>
          </table:table-cell>
          <table:table-cell office:value-type="string" calcext:value-type="string">
            <text:p>Desk 5534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Team 55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usiness Line 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458</text:p>
          </table:table-cell>
          <table:table-cell office:value-type="string" calcext:value-type="string">
            <text:p>Product 55458</text:p>
          </table:table-cell>
          <table:table-cell office:value-type="string" calcext:value-type="string">
            <text:p>5545</text:p>
          </table:table-cell>
          <table:table-cell office:value-type="string" calcext:value-type="string">
            <text:p>Desk 5545</text:p>
          </table:table-cell>
          <table:table-cell office:value-type="string" calcext:value-type="string">
            <text:p>554</text:p>
          </table:table-cell>
          <table:table-cell office:value-type="string" calcext:value-type="string">
            <text:p>Team 55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usiness Line 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596</text:p>
          </table:table-cell>
          <table:table-cell office:value-type="string" calcext:value-type="string">
            <text:p>Product 55596</text:p>
          </table:table-cell>
          <table:table-cell office:value-type="string" calcext:value-type="string">
            <text:p>5559</text:p>
          </table:table-cell>
          <table:table-cell office:value-type="string" calcext:value-type="string">
            <text:p>Desk 5559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Team 5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usiness Line 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5966</text:p>
          </table:table-cell>
          <table:table-cell office:value-type="string" calcext:value-type="string">
            <text:p>Product 55966</text:p>
          </table:table-cell>
          <table:table-cell office:value-type="string" calcext:value-type="string">
            <text:p>5596</text:p>
          </table:table-cell>
          <table:table-cell office:value-type="string" calcext:value-type="string">
            <text:p>Desk 5596</text:p>
          </table:table-cell>
          <table:table-cell office:value-type="string" calcext:value-type="string">
            <text:p>559</text:p>
          </table:table-cell>
          <table:table-cell office:value-type="string" calcext:value-type="string">
            <text:p>Team 559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Business Line 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463</text:p>
          </table:table-cell>
          <table:table-cell office:value-type="string" calcext:value-type="string">
            <text:p>Product 56463</text:p>
          </table:table-cell>
          <table:table-cell office:value-type="string" calcext:value-type="string">
            <text:p>5646</text:p>
          </table:table-cell>
          <table:table-cell office:value-type="string" calcext:value-type="string">
            <text:p>Desk 5646</text:p>
          </table:table-cell>
          <table:table-cell office:value-type="string" calcext:value-type="string">
            <text:p>564</text:p>
          </table:table-cell>
          <table:table-cell office:value-type="string" calcext:value-type="string">
            <text:p>Team 56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usiness Line 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791</text:p>
          </table:table-cell>
          <table:table-cell office:value-type="string" calcext:value-type="string">
            <text:p>Product 56791</text:p>
          </table:table-cell>
          <table:table-cell office:value-type="string" calcext:value-type="string">
            <text:p>5679</text:p>
          </table:table-cell>
          <table:table-cell office:value-type="string" calcext:value-type="string">
            <text:p>Desk 5679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Team 56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usiness Line 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797</text:p>
          </table:table-cell>
          <table:table-cell office:value-type="string" calcext:value-type="string">
            <text:p>Product 56797</text:p>
          </table:table-cell>
          <table:table-cell office:value-type="string" calcext:value-type="string">
            <text:p>5679</text:p>
          </table:table-cell>
          <table:table-cell office:value-type="string" calcext:value-type="string">
            <text:p>Desk 5679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Team 567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usiness Line 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6911</text:p>
          </table:table-cell>
          <table:table-cell office:value-type="string" calcext:value-type="string">
            <text:p>Product 56911</text:p>
          </table:table-cell>
          <table:table-cell office:value-type="string" calcext:value-type="string">
            <text:p>5691</text:p>
          </table:table-cell>
          <table:table-cell office:value-type="string" calcext:value-type="string">
            <text:p>Desk 5691</text:p>
          </table:table-cell>
          <table:table-cell office:value-type="string" calcext:value-type="string">
            <text:p>569</text:p>
          </table:table-cell>
          <table:table-cell office:value-type="string" calcext:value-type="string">
            <text:p>Team 569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Business Line 5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277</text:p>
          </table:table-cell>
          <table:table-cell office:value-type="string" calcext:value-type="string">
            <text:p>Product 57277</text:p>
          </table:table-cell>
          <table:table-cell office:value-type="string" calcext:value-type="string">
            <text:p>5727</text:p>
          </table:table-cell>
          <table:table-cell office:value-type="string" calcext:value-type="string">
            <text:p>Desk 5727</text:p>
          </table:table-cell>
          <table:table-cell office:value-type="string" calcext:value-type="string">
            <text:p>572</text:p>
          </table:table-cell>
          <table:table-cell office:value-type="string" calcext:value-type="string">
            <text:p>Team 5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usiness Line 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586</text:p>
          </table:table-cell>
          <table:table-cell office:value-type="string" calcext:value-type="string">
            <text:p>Product 57586</text:p>
          </table:table-cell>
          <table:table-cell office:value-type="string" calcext:value-type="string">
            <text:p>5758</text:p>
          </table:table-cell>
          <table:table-cell office:value-type="string" calcext:value-type="string">
            <text:p>Desk 5758</text:p>
          </table:table-cell>
          <table:table-cell office:value-type="string" calcext:value-type="string">
            <text:p>575</text:p>
          </table:table-cell>
          <table:table-cell office:value-type="string" calcext:value-type="string">
            <text:p>Team 57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usiness Line 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625</text:p>
          </table:table-cell>
          <table:table-cell office:value-type="string" calcext:value-type="string">
            <text:p>Product 57625</text:p>
          </table:table-cell>
          <table:table-cell office:value-type="string" calcext:value-type="string">
            <text:p>5762</text:p>
          </table:table-cell>
          <table:table-cell office:value-type="string" calcext:value-type="string">
            <text:p>Desk 5762</text:p>
          </table:table-cell>
          <table:table-cell office:value-type="string" calcext:value-type="string">
            <text:p>576</text:p>
          </table:table-cell>
          <table:table-cell office:value-type="string" calcext:value-type="string">
            <text:p>Team 57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usiness Line 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7771</text:p>
          </table:table-cell>
          <table:table-cell office:value-type="string" calcext:value-type="string">
            <text:p>Product 57771</text:p>
          </table:table-cell>
          <table:table-cell office:value-type="string" calcext:value-type="string">
            <text:p>5777</text:p>
          </table:table-cell>
          <table:table-cell office:value-type="string" calcext:value-type="string">
            <text:p>Desk 5777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Team 577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Business Line 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173</text:p>
          </table:table-cell>
          <table:table-cell office:value-type="string" calcext:value-type="string">
            <text:p>Product 58173</text:p>
          </table:table-cell>
          <table:table-cell office:value-type="string" calcext:value-type="string">
            <text:p>5817</text:p>
          </table:table-cell>
          <table:table-cell office:value-type="string" calcext:value-type="string">
            <text:p>Desk 5817</text:p>
          </table:table-cell>
          <table:table-cell office:value-type="string" calcext:value-type="string">
            <text:p>581</text:p>
          </table:table-cell>
          <table:table-cell office:value-type="string" calcext:value-type="string">
            <text:p>Team 58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292</text:p>
          </table:table-cell>
          <table:table-cell office:value-type="string" calcext:value-type="string">
            <text:p>Product 58292</text:p>
          </table:table-cell>
          <table:table-cell office:value-type="string" calcext:value-type="string">
            <text:p>5829</text:p>
          </table:table-cell>
          <table:table-cell office:value-type="string" calcext:value-type="string">
            <text:p>Desk 5829</text:p>
          </table:table-cell>
          <table:table-cell office:value-type="string" calcext:value-type="string">
            <text:p>582</text:p>
          </table:table-cell>
          <table:table-cell office:value-type="string" calcext:value-type="string">
            <text:p>Team 58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563</text:p>
          </table:table-cell>
          <table:table-cell office:value-type="string" calcext:value-type="string">
            <text:p>Product 58563</text:p>
          </table:table-cell>
          <table:table-cell office:value-type="string" calcext:value-type="string">
            <text:p>5856</text:p>
          </table:table-cell>
          <table:table-cell office:value-type="string" calcext:value-type="string">
            <text:p>Desk 5856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Team 5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591</text:p>
          </table:table-cell>
          <table:table-cell office:value-type="string" calcext:value-type="string">
            <text:p>Product 58591</text:p>
          </table:table-cell>
          <table:table-cell office:value-type="string" calcext:value-type="string">
            <text:p>5859</text:p>
          </table:table-cell>
          <table:table-cell office:value-type="string" calcext:value-type="string">
            <text:p>Desk 5859</text:p>
          </table:table-cell>
          <table:table-cell office:value-type="string" calcext:value-type="string">
            <text:p>585</text:p>
          </table:table-cell>
          <table:table-cell office:value-type="string" calcext:value-type="string">
            <text:p>Team 58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619</text:p>
          </table:table-cell>
          <table:table-cell office:value-type="string" calcext:value-type="string">
            <text:p>Product 58619</text:p>
          </table:table-cell>
          <table:table-cell office:value-type="string" calcext:value-type="string">
            <text:p>5861</text:p>
          </table:table-cell>
          <table:table-cell office:value-type="string" calcext:value-type="string">
            <text:p>Desk 5861</text:p>
          </table:table-cell>
          <table:table-cell office:value-type="string" calcext:value-type="string">
            <text:p>586</text:p>
          </table:table-cell>
          <table:table-cell office:value-type="string" calcext:value-type="string">
            <text:p>Team 586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729</text:p>
          </table:table-cell>
          <table:table-cell office:value-type="string" calcext:value-type="string">
            <text:p>Product 58729</text:p>
          </table:table-cell>
          <table:table-cell office:value-type="string" calcext:value-type="string">
            <text:p>5872</text:p>
          </table:table-cell>
          <table:table-cell office:value-type="string" calcext:value-type="string">
            <text:p>Desk 5872</text:p>
          </table:table-cell>
          <table:table-cell office:value-type="string" calcext:value-type="string">
            <text:p>587</text:p>
          </table:table-cell>
          <table:table-cell office:value-type="string" calcext:value-type="string">
            <text:p>Team 58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922</text:p>
          </table:table-cell>
          <table:table-cell office:value-type="string" calcext:value-type="string">
            <text:p>Product 58922</text:p>
          </table:table-cell>
          <table:table-cell office:value-type="string" calcext:value-type="string">
            <text:p>5892</text:p>
          </table:table-cell>
          <table:table-cell office:value-type="string" calcext:value-type="string">
            <text:p>Desk 5892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Team 58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8937</text:p>
          </table:table-cell>
          <table:table-cell office:value-type="string" calcext:value-type="string">
            <text:p>Product 58937</text:p>
          </table:table-cell>
          <table:table-cell office:value-type="string" calcext:value-type="string">
            <text:p>5893</text:p>
          </table:table-cell>
          <table:table-cell office:value-type="string" calcext:value-type="string">
            <text:p>Desk 5893</text:p>
          </table:table-cell>
          <table:table-cell office:value-type="string" calcext:value-type="string">
            <text:p>589</text:p>
          </table:table-cell>
          <table:table-cell office:value-type="string" calcext:value-type="string">
            <text:p>Team 589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Business Line 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236</text:p>
          </table:table-cell>
          <table:table-cell office:value-type="string" calcext:value-type="string">
            <text:p>Product 59236</text:p>
          </table:table-cell>
          <table:table-cell office:value-type="string" calcext:value-type="string">
            <text:p>5923</text:p>
          </table:table-cell>
          <table:table-cell office:value-type="string" calcext:value-type="string">
            <text:p>Desk 5923</text:p>
          </table:table-cell>
          <table:table-cell office:value-type="string" calcext:value-type="string">
            <text:p>592</text:p>
          </table:table-cell>
          <table:table-cell office:value-type="string" calcext:value-type="string">
            <text:p>Team 59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376</text:p>
          </table:table-cell>
          <table:table-cell office:value-type="string" calcext:value-type="string">
            <text:p>Product 59376</text:p>
          </table:table-cell>
          <table:table-cell office:value-type="string" calcext:value-type="string">
            <text:p>5937</text:p>
          </table:table-cell>
          <table:table-cell office:value-type="string" calcext:value-type="string">
            <text:p>Desk 5937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Team 59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385</text:p>
          </table:table-cell>
          <table:table-cell office:value-type="string" calcext:value-type="string">
            <text:p>Product 59385</text:p>
          </table:table-cell>
          <table:table-cell office:value-type="string" calcext:value-type="string">
            <text:p>5938</text:p>
          </table:table-cell>
          <table:table-cell office:value-type="string" calcext:value-type="string">
            <text:p>Desk 5938</text:p>
          </table:table-cell>
          <table:table-cell office:value-type="string" calcext:value-type="string">
            <text:p>593</text:p>
          </table:table-cell>
          <table:table-cell office:value-type="string" calcext:value-type="string">
            <text:p>Team 593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482</text:p>
          </table:table-cell>
          <table:table-cell office:value-type="string" calcext:value-type="string">
            <text:p>Product 59482</text:p>
          </table:table-cell>
          <table:table-cell office:value-type="string" calcext:value-type="string">
            <text:p>5948</text:p>
          </table:table-cell>
          <table:table-cell office:value-type="string" calcext:value-type="string">
            <text:p>Desk 5948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Team 59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487</text:p>
          </table:table-cell>
          <table:table-cell office:value-type="string" calcext:value-type="string">
            <text:p>Product 59487</text:p>
          </table:table-cell>
          <table:table-cell office:value-type="string" calcext:value-type="string">
            <text:p>5948</text:p>
          </table:table-cell>
          <table:table-cell office:value-type="string" calcext:value-type="string">
            <text:p>Desk 5948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Team 59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635</text:p>
          </table:table-cell>
          <table:table-cell office:value-type="string" calcext:value-type="string">
            <text:p>Product 59635</text:p>
          </table:table-cell>
          <table:table-cell office:value-type="string" calcext:value-type="string">
            <text:p>5963</text:p>
          </table:table-cell>
          <table:table-cell office:value-type="string" calcext:value-type="string">
            <text:p>Desk 5963</text:p>
          </table:table-cell>
          <table:table-cell office:value-type="string" calcext:value-type="string">
            <text:p>596</text:p>
          </table:table-cell>
          <table:table-cell office:value-type="string" calcext:value-type="string">
            <text:p>Team 596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867</text:p>
          </table:table-cell>
          <table:table-cell office:value-type="string" calcext:value-type="string">
            <text:p>Product 59867</text:p>
          </table:table-cell>
          <table:table-cell office:value-type="string" calcext:value-type="string">
            <text:p>5986</text:p>
          </table:table-cell>
          <table:table-cell office:value-type="string" calcext:value-type="string">
            <text:p>Desk 5986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Team 5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59876</text:p>
          </table:table-cell>
          <table:table-cell office:value-type="string" calcext:value-type="string">
            <text:p>Product 59876</text:p>
          </table:table-cell>
          <table:table-cell office:value-type="string" calcext:value-type="string">
            <text:p>5987</text:p>
          </table:table-cell>
          <table:table-cell office:value-type="string" calcext:value-type="string">
            <text:p>Desk 5987</text:p>
          </table:table-cell>
          <table:table-cell office:value-type="string" calcext:value-type="string">
            <text:p>598</text:p>
          </table:table-cell>
          <table:table-cell office:value-type="string" calcext:value-type="string">
            <text:p>Team 5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Business Line 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et Class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123</text:p>
          </table:table-cell>
          <table:table-cell office:value-type="string" calcext:value-type="string">
            <text:p>Product 61123</text:p>
          </table:table-cell>
          <table:table-cell office:value-type="string" calcext:value-type="string">
            <text:p>6112</text:p>
          </table:table-cell>
          <table:table-cell office:value-type="string" calcext:value-type="string">
            <text:p>Desk 6112</text:p>
          </table:table-cell>
          <table:table-cell office:value-type="string" calcext:value-type="string">
            <text:p>611</text:p>
          </table:table-cell>
          <table:table-cell office:value-type="string" calcext:value-type="string">
            <text:p>Team 611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227</text:p>
          </table:table-cell>
          <table:table-cell office:value-type="string" calcext:value-type="string">
            <text:p>Product 61227</text:p>
          </table:table-cell>
          <table:table-cell office:value-type="string" calcext:value-type="string">
            <text:p>6122</text:p>
          </table:table-cell>
          <table:table-cell office:value-type="string" calcext:value-type="string">
            <text:p>Desk 6122</text:p>
          </table:table-cell>
          <table:table-cell office:value-type="string" calcext:value-type="string">
            <text:p>612</text:p>
          </table:table-cell>
          <table:table-cell office:value-type="string" calcext:value-type="string">
            <text:p>Team 61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631</text:p>
          </table:table-cell>
          <table:table-cell office:value-type="string" calcext:value-type="string">
            <text:p>Product 61631</text:p>
          </table:table-cell>
          <table:table-cell office:value-type="string" calcext:value-type="string">
            <text:p>6163</text:p>
          </table:table-cell>
          <table:table-cell office:value-type="string" calcext:value-type="string">
            <text:p>Desk 6163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Team 6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697</text:p>
          </table:table-cell>
          <table:table-cell office:value-type="string" calcext:value-type="string">
            <text:p>Product 61697</text:p>
          </table:table-cell>
          <table:table-cell office:value-type="string" calcext:value-type="string">
            <text:p>6169</text:p>
          </table:table-cell>
          <table:table-cell office:value-type="string" calcext:value-type="string">
            <text:p>Desk 6169</text:p>
          </table:table-cell>
          <table:table-cell office:value-type="string" calcext:value-type="string">
            <text:p>616</text:p>
          </table:table-cell>
          <table:table-cell office:value-type="string" calcext:value-type="string">
            <text:p>Team 616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811</text:p>
          </table:table-cell>
          <table:table-cell office:value-type="string" calcext:value-type="string">
            <text:p>Product 61811</text:p>
          </table:table-cell>
          <table:table-cell office:value-type="string" calcext:value-type="string">
            <text:p>6181</text:p>
          </table:table-cell>
          <table:table-cell office:value-type="string" calcext:value-type="string">
            <text:p>Desk 6181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Team 618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1862</text:p>
          </table:table-cell>
          <table:table-cell office:value-type="string" calcext:value-type="string">
            <text:p>Product 61862</text:p>
          </table:table-cell>
          <table:table-cell office:value-type="string" calcext:value-type="string">
            <text:p>6186</text:p>
          </table:table-cell>
          <table:table-cell office:value-type="string" calcext:value-type="string">
            <text:p>Desk 6186</text:p>
          </table:table-cell>
          <table:table-cell office:value-type="string" calcext:value-type="string">
            <text:p>618</text:p>
          </table:table-cell>
          <table:table-cell office:value-type="string" calcext:value-type="string">
            <text:p>Team 618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Business Line 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117</text:p>
          </table:table-cell>
          <table:table-cell office:value-type="string" calcext:value-type="string">
            <text:p>Product 62117</text:p>
          </table:table-cell>
          <table:table-cell office:value-type="string" calcext:value-type="string">
            <text:p>6211</text:p>
          </table:table-cell>
          <table:table-cell office:value-type="string" calcext:value-type="string">
            <text:p>Desk 6211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Team 62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375</text:p>
          </table:table-cell>
          <table:table-cell office:value-type="string" calcext:value-type="string">
            <text:p>Product 62375</text:p>
          </table:table-cell>
          <table:table-cell office:value-type="string" calcext:value-type="string">
            <text:p>6237</text:p>
          </table:table-cell>
          <table:table-cell office:value-type="string" calcext:value-type="string">
            <text:p>Desk 6237</text:p>
          </table:table-cell>
          <table:table-cell office:value-type="string" calcext:value-type="string">
            <text:p>623</text:p>
          </table:table-cell>
          <table:table-cell office:value-type="string" calcext:value-type="string">
            <text:p>Team 623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414</text:p>
          </table:table-cell>
          <table:table-cell office:value-type="string" calcext:value-type="string">
            <text:p>Product 62414</text:p>
          </table:table-cell>
          <table:table-cell office:value-type="string" calcext:value-type="string">
            <text:p>6241</text:p>
          </table:table-cell>
          <table:table-cell office:value-type="string" calcext:value-type="string">
            <text:p>Desk 6241</text:p>
          </table:table-cell>
          <table:table-cell office:value-type="string" calcext:value-type="string">
            <text:p>624</text:p>
          </table:table-cell>
          <table:table-cell office:value-type="string" calcext:value-type="string">
            <text:p>Team 624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697</text:p>
          </table:table-cell>
          <table:table-cell office:value-type="string" calcext:value-type="string">
            <text:p>Product 62697</text:p>
          </table:table-cell>
          <table:table-cell office:value-type="string" calcext:value-type="string">
            <text:p>6269</text:p>
          </table:table-cell>
          <table:table-cell office:value-type="string" calcext:value-type="string">
            <text:p>Desk 6269</text:p>
          </table:table-cell>
          <table:table-cell office:value-type="string" calcext:value-type="string">
            <text:p>626</text:p>
          </table:table-cell>
          <table:table-cell office:value-type="string" calcext:value-type="string">
            <text:p>Team 6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723</text:p>
          </table:table-cell>
          <table:table-cell office:value-type="string" calcext:value-type="string">
            <text:p>Product 62723</text:p>
          </table:table-cell>
          <table:table-cell office:value-type="string" calcext:value-type="string">
            <text:p>6272</text:p>
          </table:table-cell>
          <table:table-cell office:value-type="string" calcext:value-type="string">
            <text:p>Desk 6272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Team 627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735</text:p>
          </table:table-cell>
          <table:table-cell office:value-type="string" calcext:value-type="string">
            <text:p>Product 62735</text:p>
          </table:table-cell>
          <table:table-cell office:value-type="string" calcext:value-type="string">
            <text:p>6273</text:p>
          </table:table-cell>
          <table:table-cell office:value-type="string" calcext:value-type="string">
            <text:p>Desk 6273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Team 627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799</text:p>
          </table:table-cell>
          <table:table-cell office:value-type="string" calcext:value-type="string">
            <text:p>Product 62799</text:p>
          </table:table-cell>
          <table:table-cell office:value-type="string" calcext:value-type="string">
            <text:p>6279</text:p>
          </table:table-cell>
          <table:table-cell office:value-type="string" calcext:value-type="string">
            <text:p>Desk 6279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Team 627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833</text:p>
          </table:table-cell>
          <table:table-cell office:value-type="string" calcext:value-type="string">
            <text:p>Product 62833</text:p>
          </table:table-cell>
          <table:table-cell office:value-type="string" calcext:value-type="string">
            <text:p>6283</text:p>
          </table:table-cell>
          <table:table-cell office:value-type="string" calcext:value-type="string">
            <text:p>Desk 6283</text:p>
          </table:table-cell>
          <table:table-cell office:value-type="string" calcext:value-type="string">
            <text:p>628</text:p>
          </table:table-cell>
          <table:table-cell office:value-type="string" calcext:value-type="string">
            <text:p>Team 628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941</text:p>
          </table:table-cell>
          <table:table-cell office:value-type="string" calcext:value-type="string">
            <text:p>Product 62941</text:p>
          </table:table-cell>
          <table:table-cell office:value-type="string" calcext:value-type="string">
            <text:p>6294</text:p>
          </table:table-cell>
          <table:table-cell office:value-type="string" calcext:value-type="string">
            <text:p>Desk 6294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Team 629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2953</text:p>
          </table:table-cell>
          <table:table-cell office:value-type="string" calcext:value-type="string">
            <text:p>Product 62953</text:p>
          </table:table-cell>
          <table:table-cell office:value-type="string" calcext:value-type="string">
            <text:p>6295</text:p>
          </table:table-cell>
          <table:table-cell office:value-type="string" calcext:value-type="string">
            <text:p>Desk 6295</text:p>
          </table:table-cell>
          <table:table-cell office:value-type="string" calcext:value-type="string">
            <text:p>629</text:p>
          </table:table-cell>
          <table:table-cell office:value-type="string" calcext:value-type="string">
            <text:p>Team 629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Business Line 6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218</text:p>
          </table:table-cell>
          <table:table-cell office:value-type="string" calcext:value-type="string">
            <text:p>Product 63218</text:p>
          </table:table-cell>
          <table:table-cell office:value-type="string" calcext:value-type="string">
            <text:p>6321</text:p>
          </table:table-cell>
          <table:table-cell office:value-type="string" calcext:value-type="string">
            <text:p>Desk 6321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Team 63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275</text:p>
          </table:table-cell>
          <table:table-cell office:value-type="string" calcext:value-type="string">
            <text:p>Product 63275</text:p>
          </table:table-cell>
          <table:table-cell office:value-type="string" calcext:value-type="string">
            <text:p>6327</text:p>
          </table:table-cell>
          <table:table-cell office:value-type="string" calcext:value-type="string">
            <text:p>Desk 6327</text:p>
          </table:table-cell>
          <table:table-cell office:value-type="string" calcext:value-type="string">
            <text:p>632</text:p>
          </table:table-cell>
          <table:table-cell office:value-type="string" calcext:value-type="string">
            <text:p>Team 63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339</text:p>
          </table:table-cell>
          <table:table-cell office:value-type="string" calcext:value-type="string">
            <text:p>Product 63339</text:p>
          </table:table-cell>
          <table:table-cell office:value-type="string" calcext:value-type="string">
            <text:p>6333</text:p>
          </table:table-cell>
          <table:table-cell office:value-type="string" calcext:value-type="string">
            <text:p>Desk 6333</text:p>
          </table:table-cell>
          <table:table-cell office:value-type="string" calcext:value-type="string">
            <text:p>633</text:p>
          </table:table-cell>
          <table:table-cell office:value-type="string" calcext:value-type="string">
            <text:p>Team 633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694</text:p>
          </table:table-cell>
          <table:table-cell office:value-type="string" calcext:value-type="string">
            <text:p>Product 63694</text:p>
          </table:table-cell>
          <table:table-cell office:value-type="string" calcext:value-type="string">
            <text:p>6369</text:p>
          </table:table-cell>
          <table:table-cell office:value-type="string" calcext:value-type="string">
            <text:p>Desk 6369</text:p>
          </table:table-cell>
          <table:table-cell office:value-type="string" calcext:value-type="string">
            <text:p>636</text:p>
          </table:table-cell>
          <table:table-cell office:value-type="string" calcext:value-type="string">
            <text:p>Team 63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741</text:p>
          </table:table-cell>
          <table:table-cell office:value-type="string" calcext:value-type="string">
            <text:p>Product 63741</text:p>
          </table:table-cell>
          <table:table-cell office:value-type="string" calcext:value-type="string">
            <text:p>6374</text:p>
          </table:table-cell>
          <table:table-cell office:value-type="string" calcext:value-type="string">
            <text:p>Desk 6374</text:p>
          </table:table-cell>
          <table:table-cell office:value-type="string" calcext:value-type="string">
            <text:p>637</text:p>
          </table:table-cell>
          <table:table-cell office:value-type="string" calcext:value-type="string">
            <text:p>Team 637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3976</text:p>
          </table:table-cell>
          <table:table-cell office:value-type="string" calcext:value-type="string">
            <text:p>Product 63976</text:p>
          </table:table-cell>
          <table:table-cell office:value-type="string" calcext:value-type="string">
            <text:p>6397</text:p>
          </table:table-cell>
          <table:table-cell office:value-type="string" calcext:value-type="string">
            <text:p>Desk 6397</text:p>
          </table:table-cell>
          <table:table-cell office:value-type="string" calcext:value-type="string">
            <text:p>639</text:p>
          </table:table-cell>
          <table:table-cell office:value-type="string" calcext:value-type="string">
            <text:p>Team 63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Business Line 6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125</text:p>
          </table:table-cell>
          <table:table-cell office:value-type="string" calcext:value-type="string">
            <text:p>Product 64125</text:p>
          </table:table-cell>
          <table:table-cell office:value-type="string" calcext:value-type="string">
            <text:p>6412</text:p>
          </table:table-cell>
          <table:table-cell office:value-type="string" calcext:value-type="string">
            <text:p>Desk 6412</text:p>
          </table:table-cell>
          <table:table-cell office:value-type="string" calcext:value-type="string">
            <text:p>641</text:p>
          </table:table-cell>
          <table:table-cell office:value-type="string" calcext:value-type="string">
            <text:p>Team 6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219</text:p>
          </table:table-cell>
          <table:table-cell office:value-type="string" calcext:value-type="string">
            <text:p>Product 64219</text:p>
          </table:table-cell>
          <table:table-cell office:value-type="string" calcext:value-type="string">
            <text:p>6421</text:p>
          </table:table-cell>
          <table:table-cell office:value-type="string" calcext:value-type="string">
            <text:p>Desk 6421</text:p>
          </table:table-cell>
          <table:table-cell office:value-type="string" calcext:value-type="string">
            <text:p>642</text:p>
          </table:table-cell>
          <table:table-cell office:value-type="string" calcext:value-type="string">
            <text:p>Team 64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338</text:p>
          </table:table-cell>
          <table:table-cell office:value-type="string" calcext:value-type="string">
            <text:p>Product 64338</text:p>
          </table:table-cell>
          <table:table-cell office:value-type="string" calcext:value-type="string">
            <text:p>6433</text:p>
          </table:table-cell>
          <table:table-cell office:value-type="string" calcext:value-type="string">
            <text:p>Desk 6433</text:p>
          </table:table-cell>
          <table:table-cell office:value-type="string" calcext:value-type="string">
            <text:p>643</text:p>
          </table:table-cell>
          <table:table-cell office:value-type="string" calcext:value-type="string">
            <text:p>Team 64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419</text:p>
          </table:table-cell>
          <table:table-cell office:value-type="string" calcext:value-type="string">
            <text:p>Product 64419</text:p>
          </table:table-cell>
          <table:table-cell office:value-type="string" calcext:value-type="string">
            <text:p>6441</text:p>
          </table:table-cell>
          <table:table-cell office:value-type="string" calcext:value-type="string">
            <text:p>Desk 6441</text:p>
          </table:table-cell>
          <table:table-cell office:value-type="string" calcext:value-type="string">
            <text:p>644</text:p>
          </table:table-cell>
          <table:table-cell office:value-type="string" calcext:value-type="string">
            <text:p>Team 64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545</text:p>
          </table:table-cell>
          <table:table-cell office:value-type="string" calcext:value-type="string">
            <text:p>Product 64545</text:p>
          </table:table-cell>
          <table:table-cell office:value-type="string" calcext:value-type="string">
            <text:p>6454</text:p>
          </table:table-cell>
          <table:table-cell office:value-type="string" calcext:value-type="string">
            <text:p>Desk 6454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Team 6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545</text:p>
          </table:table-cell>
          <table:table-cell office:value-type="string" calcext:value-type="string">
            <text:p>Product 64545</text:p>
          </table:table-cell>
          <table:table-cell office:value-type="string" calcext:value-type="string">
            <text:p>6454</text:p>
          </table:table-cell>
          <table:table-cell office:value-type="string" calcext:value-type="string">
            <text:p>Desk 6454</text:p>
          </table:table-cell>
          <table:table-cell office:value-type="string" calcext:value-type="string">
            <text:p>645</text:p>
          </table:table-cell>
          <table:table-cell office:value-type="string" calcext:value-type="string">
            <text:p>Team 6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4989</text:p>
          </table:table-cell>
          <table:table-cell office:value-type="string" calcext:value-type="string">
            <text:p>Product 64989</text:p>
          </table:table-cell>
          <table:table-cell office:value-type="string" calcext:value-type="string">
            <text:p>6498</text:p>
          </table:table-cell>
          <table:table-cell office:value-type="string" calcext:value-type="string">
            <text:p>Desk 6498</text:p>
          </table:table-cell>
          <table:table-cell office:value-type="string" calcext:value-type="string">
            <text:p>649</text:p>
          </table:table-cell>
          <table:table-cell office:value-type="string" calcext:value-type="string">
            <text:p>Team 649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Business Line 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141</text:p>
          </table:table-cell>
          <table:table-cell office:value-type="string" calcext:value-type="string">
            <text:p>Product 65141</text:p>
          </table:table-cell>
          <table:table-cell office:value-type="string" calcext:value-type="string">
            <text:p>6514</text:p>
          </table:table-cell>
          <table:table-cell office:value-type="string" calcext:value-type="string">
            <text:p>Desk 6514</text:p>
          </table:table-cell>
          <table:table-cell office:value-type="string" calcext:value-type="string">
            <text:p>651</text:p>
          </table:table-cell>
          <table:table-cell office:value-type="string" calcext:value-type="string">
            <text:p>Team 651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usiness Line 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436</text:p>
          </table:table-cell>
          <table:table-cell office:value-type="string" calcext:value-type="string">
            <text:p>Product 65436</text:p>
          </table:table-cell>
          <table:table-cell office:value-type="string" calcext:value-type="string">
            <text:p>6543</text:p>
          </table:table-cell>
          <table:table-cell office:value-type="string" calcext:value-type="string">
            <text:p>Desk 6543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Team 65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usiness Line 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585</text:p>
          </table:table-cell>
          <table:table-cell office:value-type="string" calcext:value-type="string">
            <text:p>Product 65585</text:p>
          </table:table-cell>
          <table:table-cell office:value-type="string" calcext:value-type="string">
            <text:p>6558</text:p>
          </table:table-cell>
          <table:table-cell office:value-type="string" calcext:value-type="string">
            <text:p>Desk 6558</text:p>
          </table:table-cell>
          <table:table-cell office:value-type="string" calcext:value-type="string">
            <text:p>655</text:p>
          </table:table-cell>
          <table:table-cell office:value-type="string" calcext:value-type="string">
            <text:p>Team 6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usiness Line 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616</text:p>
          </table:table-cell>
          <table:table-cell office:value-type="string" calcext:value-type="string">
            <text:p>Product 65616</text:p>
          </table:table-cell>
          <table:table-cell office:value-type="string" calcext:value-type="string">
            <text:p>6561</text:p>
          </table:table-cell>
          <table:table-cell office:value-type="string" calcext:value-type="string">
            <text:p>Desk 6561</text:p>
          </table:table-cell>
          <table:table-cell office:value-type="string" calcext:value-type="string">
            <text:p>656</text:p>
          </table:table-cell>
          <table:table-cell office:value-type="string" calcext:value-type="string">
            <text:p>Team 65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usiness Line 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5849</text:p>
          </table:table-cell>
          <table:table-cell office:value-type="string" calcext:value-type="string">
            <text:p>Product 65849</text:p>
          </table:table-cell>
          <table:table-cell office:value-type="string" calcext:value-type="string">
            <text:p>6584</text:p>
          </table:table-cell>
          <table:table-cell office:value-type="string" calcext:value-type="string">
            <text:p>Desk 6584</text:p>
          </table:table-cell>
          <table:table-cell office:value-type="string" calcext:value-type="string">
            <text:p>658</text:p>
          </table:table-cell>
          <table:table-cell office:value-type="string" calcext:value-type="string">
            <text:p>Team 6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Business Line 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713</text:p>
          </table:table-cell>
          <table:table-cell office:value-type="string" calcext:value-type="string">
            <text:p>Product 66713</text:p>
          </table:table-cell>
          <table:table-cell office:value-type="string" calcext:value-type="string">
            <text:p>6671</text:p>
          </table:table-cell>
          <table:table-cell office:value-type="string" calcext:value-type="string">
            <text:p>Desk 6671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Team 66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Business Line 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799</text:p>
          </table:table-cell>
          <table:table-cell office:value-type="string" calcext:value-type="string">
            <text:p>Product 66799</text:p>
          </table:table-cell>
          <table:table-cell office:value-type="string" calcext:value-type="string">
            <text:p>6679</text:p>
          </table:table-cell>
          <table:table-cell office:value-type="string" calcext:value-type="string">
            <text:p>Desk 6679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Team 66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Business Line 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929</text:p>
          </table:table-cell>
          <table:table-cell office:value-type="string" calcext:value-type="string">
            <text:p>Product 66929</text:p>
          </table:table-cell>
          <table:table-cell office:value-type="string" calcext:value-type="string">
            <text:p>6692</text:p>
          </table:table-cell>
          <table:table-cell office:value-type="string" calcext:value-type="string">
            <text:p>Desk 6692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Team 669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Business Line 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932</text:p>
          </table:table-cell>
          <table:table-cell office:value-type="string" calcext:value-type="string">
            <text:p>Product 66932</text:p>
          </table:table-cell>
          <table:table-cell office:value-type="string" calcext:value-type="string">
            <text:p>6693</text:p>
          </table:table-cell>
          <table:table-cell office:value-type="string" calcext:value-type="string">
            <text:p>Desk 6693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Team 669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Business Line 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6979</text:p>
          </table:table-cell>
          <table:table-cell office:value-type="string" calcext:value-type="string">
            <text:p>Product 66979</text:p>
          </table:table-cell>
          <table:table-cell office:value-type="string" calcext:value-type="string">
            <text:p>6697</text:p>
          </table:table-cell>
          <table:table-cell office:value-type="string" calcext:value-type="string">
            <text:p>Desk 6697</text:p>
          </table:table-cell>
          <table:table-cell office:value-type="string" calcext:value-type="string">
            <text:p>669</text:p>
          </table:table-cell>
          <table:table-cell office:value-type="string" calcext:value-type="string">
            <text:p>Team 669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Business Line 6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137</text:p>
          </table:table-cell>
          <table:table-cell office:value-type="string" calcext:value-type="string">
            <text:p>Product 67137</text:p>
          </table:table-cell>
          <table:table-cell office:value-type="string" calcext:value-type="string">
            <text:p>6713</text:p>
          </table:table-cell>
          <table:table-cell office:value-type="string" calcext:value-type="string">
            <text:p>Desk 6713</text:p>
          </table:table-cell>
          <table:table-cell office:value-type="string" calcext:value-type="string">
            <text:p>671</text:p>
          </table:table-cell>
          <table:table-cell office:value-type="string" calcext:value-type="string">
            <text:p>Team 67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177</text:p>
          </table:table-cell>
          <table:table-cell office:value-type="string" calcext:value-type="string">
            <text:p>Product 67177</text:p>
          </table:table-cell>
          <table:table-cell office:value-type="string" calcext:value-type="string">
            <text:p>6717</text:p>
          </table:table-cell>
          <table:table-cell office:value-type="string" calcext:value-type="string">
            <text:p>Desk 6717</text:p>
          </table:table-cell>
          <table:table-cell office:value-type="string" calcext:value-type="string">
            <text:p>671</text:p>
          </table:table-cell>
          <table:table-cell office:value-type="string" calcext:value-type="string">
            <text:p>Team 671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523</text:p>
          </table:table-cell>
          <table:table-cell office:value-type="string" calcext:value-type="string">
            <text:p>Product 67523</text:p>
          </table:table-cell>
          <table:table-cell office:value-type="string" calcext:value-type="string">
            <text:p>6752</text:p>
          </table:table-cell>
          <table:table-cell office:value-type="string" calcext:value-type="string">
            <text:p>Desk 6752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Team 67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666</text:p>
          </table:table-cell>
          <table:table-cell office:value-type="string" calcext:value-type="string">
            <text:p>Product 67666</text:p>
          </table:table-cell>
          <table:table-cell office:value-type="string" calcext:value-type="string">
            <text:p>6766</text:p>
          </table:table-cell>
          <table:table-cell office:value-type="string" calcext:value-type="string">
            <text:p>Desk 6766</text:p>
          </table:table-cell>
          <table:table-cell office:value-type="string" calcext:value-type="string">
            <text:p>676</text:p>
          </table:table-cell>
          <table:table-cell office:value-type="string" calcext:value-type="string">
            <text:p>Team 676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735</text:p>
          </table:table-cell>
          <table:table-cell office:value-type="string" calcext:value-type="string">
            <text:p>Product 67735</text:p>
          </table:table-cell>
          <table:table-cell office:value-type="string" calcext:value-type="string">
            <text:p>6773</text:p>
          </table:table-cell>
          <table:table-cell office:value-type="string" calcext:value-type="string">
            <text:p>Desk 6773</text:p>
          </table:table-cell>
          <table:table-cell office:value-type="string" calcext:value-type="string">
            <text:p>677</text:p>
          </table:table-cell>
          <table:table-cell office:value-type="string" calcext:value-type="string">
            <text:p>Team 67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829</text:p>
          </table:table-cell>
          <table:table-cell office:value-type="string" calcext:value-type="string">
            <text:p>Product 67829</text:p>
          </table:table-cell>
          <table:table-cell office:value-type="string" calcext:value-type="string">
            <text:p>6782</text:p>
          </table:table-cell>
          <table:table-cell office:value-type="string" calcext:value-type="string">
            <text:p>Desk 6782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Team 67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835</text:p>
          </table:table-cell>
          <table:table-cell office:value-type="string" calcext:value-type="string">
            <text:p>Product 67835</text:p>
          </table:table-cell>
          <table:table-cell office:value-type="string" calcext:value-type="string">
            <text:p>6783</text:p>
          </table:table-cell>
          <table:table-cell office:value-type="string" calcext:value-type="string">
            <text:p>Desk 6783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Team 67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7857</text:p>
          </table:table-cell>
          <table:table-cell office:value-type="string" calcext:value-type="string">
            <text:p>Product 67857</text:p>
          </table:table-cell>
          <table:table-cell office:value-type="string" calcext:value-type="string">
            <text:p>6785</text:p>
          </table:table-cell>
          <table:table-cell office:value-type="string" calcext:value-type="string">
            <text:p>Desk 6785</text:p>
          </table:table-cell>
          <table:table-cell office:value-type="string" calcext:value-type="string">
            <text:p>678</text:p>
          </table:table-cell>
          <table:table-cell office:value-type="string" calcext:value-type="string">
            <text:p>Team 67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Business Line 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284</text:p>
          </table:table-cell>
          <table:table-cell office:value-type="string" calcext:value-type="string">
            <text:p>Product 68284</text:p>
          </table:table-cell>
          <table:table-cell office:value-type="string" calcext:value-type="string">
            <text:p>6828</text:p>
          </table:table-cell>
          <table:table-cell office:value-type="string" calcext:value-type="string">
            <text:p>Desk 6828</text:p>
          </table:table-cell>
          <table:table-cell office:value-type="string" calcext:value-type="string">
            <text:p>682</text:p>
          </table:table-cell>
          <table:table-cell office:value-type="string" calcext:value-type="string">
            <text:p>Team 682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316</text:p>
          </table:table-cell>
          <table:table-cell office:value-type="string" calcext:value-type="string">
            <text:p>Product 68316</text:p>
          </table:table-cell>
          <table:table-cell office:value-type="string" calcext:value-type="string">
            <text:p>6831</text:p>
          </table:table-cell>
          <table:table-cell office:value-type="string" calcext:value-type="string">
            <text:p>Desk 6831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Team 683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465</text:p>
          </table:table-cell>
          <table:table-cell office:value-type="string" calcext:value-type="string">
            <text:p>Product 68465</text:p>
          </table:table-cell>
          <table:table-cell office:value-type="string" calcext:value-type="string">
            <text:p>6846</text:p>
          </table:table-cell>
          <table:table-cell office:value-type="string" calcext:value-type="string">
            <text:p>Desk 6846</text:p>
          </table:table-cell>
          <table:table-cell office:value-type="string" calcext:value-type="string">
            <text:p>684</text:p>
          </table:table-cell>
          <table:table-cell office:value-type="string" calcext:value-type="string">
            <text:p>Team 68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532</text:p>
          </table:table-cell>
          <table:table-cell office:value-type="string" calcext:value-type="string">
            <text:p>Product 68532</text:p>
          </table:table-cell>
          <table:table-cell office:value-type="string" calcext:value-type="string">
            <text:p>6853</text:p>
          </table:table-cell>
          <table:table-cell office:value-type="string" calcext:value-type="string">
            <text:p>Desk 6853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Team 68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592</text:p>
          </table:table-cell>
          <table:table-cell office:value-type="string" calcext:value-type="string">
            <text:p>Product 68592</text:p>
          </table:table-cell>
          <table:table-cell office:value-type="string" calcext:value-type="string">
            <text:p>6859</text:p>
          </table:table-cell>
          <table:table-cell office:value-type="string" calcext:value-type="string">
            <text:p>Desk 6859</text:p>
          </table:table-cell>
          <table:table-cell office:value-type="string" calcext:value-type="string">
            <text:p>685</text:p>
          </table:table-cell>
          <table:table-cell office:value-type="string" calcext:value-type="string">
            <text:p>Team 685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811</text:p>
          </table:table-cell>
          <table:table-cell office:value-type="string" calcext:value-type="string">
            <text:p>Product 68811</text:p>
          </table:table-cell>
          <table:table-cell office:value-type="string" calcext:value-type="string">
            <text:p>6881</text:p>
          </table:table-cell>
          <table:table-cell office:value-type="string" calcext:value-type="string">
            <text:p>Desk 6881</text:p>
          </table:table-cell>
          <table:table-cell office:value-type="string" calcext:value-type="string">
            <text:p>688</text:p>
          </table:table-cell>
          <table:table-cell office:value-type="string" calcext:value-type="string">
            <text:p>Team 68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811</text:p>
          </table:table-cell>
          <table:table-cell office:value-type="string" calcext:value-type="string">
            <text:p>Product 68811</text:p>
          </table:table-cell>
          <table:table-cell office:value-type="string" calcext:value-type="string">
            <text:p>6881</text:p>
          </table:table-cell>
          <table:table-cell office:value-type="string" calcext:value-type="string">
            <text:p>Desk 6881</text:p>
          </table:table-cell>
          <table:table-cell office:value-type="string" calcext:value-type="string">
            <text:p>688</text:p>
          </table:table-cell>
          <table:table-cell office:value-type="string" calcext:value-type="string">
            <text:p>Team 68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856</text:p>
          </table:table-cell>
          <table:table-cell office:value-type="string" calcext:value-type="string">
            <text:p>Product 68856</text:p>
          </table:table-cell>
          <table:table-cell office:value-type="string" calcext:value-type="string">
            <text:p>6885</text:p>
          </table:table-cell>
          <table:table-cell office:value-type="string" calcext:value-type="string">
            <text:p>Desk 6885</text:p>
          </table:table-cell>
          <table:table-cell office:value-type="string" calcext:value-type="string">
            <text:p>688</text:p>
          </table:table-cell>
          <table:table-cell office:value-type="string" calcext:value-type="string">
            <text:p>Team 688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8925</text:p>
          </table:table-cell>
          <table:table-cell office:value-type="string" calcext:value-type="string">
            <text:p>Product 68925</text:p>
          </table:table-cell>
          <table:table-cell office:value-type="string" calcext:value-type="string">
            <text:p>6892</text:p>
          </table:table-cell>
          <table:table-cell office:value-type="string" calcext:value-type="string">
            <text:p>Desk 6892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Team 689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Business Line 6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616</text:p>
          </table:table-cell>
          <table:table-cell office:value-type="string" calcext:value-type="string">
            <text:p>Product 69616</text:p>
          </table:table-cell>
          <table:table-cell office:value-type="string" calcext:value-type="string">
            <text:p>6961</text:p>
          </table:table-cell>
          <table:table-cell office:value-type="string" calcext:value-type="string">
            <text:p>Desk 6961</text:p>
          </table:table-cell>
          <table:table-cell office:value-type="string" calcext:value-type="string">
            <text:p>696</text:p>
          </table:table-cell>
          <table:table-cell office:value-type="string" calcext:value-type="string">
            <text:p>Team 696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Business Line 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785</text:p>
          </table:table-cell>
          <table:table-cell office:value-type="string" calcext:value-type="string">
            <text:p>Product 69785</text:p>
          </table:table-cell>
          <table:table-cell office:value-type="string" calcext:value-type="string">
            <text:p>6978</text:p>
          </table:table-cell>
          <table:table-cell office:value-type="string" calcext:value-type="string">
            <text:p>Desk 6978</text:p>
          </table:table-cell>
          <table:table-cell office:value-type="string" calcext:value-type="string">
            <text:p>697</text:p>
          </table:table-cell>
          <table:table-cell office:value-type="string" calcext:value-type="string">
            <text:p>Team 697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Business Line 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916</text:p>
          </table:table-cell>
          <table:table-cell office:value-type="string" calcext:value-type="string">
            <text:p>Product 69916</text:p>
          </table:table-cell>
          <table:table-cell office:value-type="string" calcext:value-type="string">
            <text:p>6991</text:p>
          </table:table-cell>
          <table:table-cell office:value-type="string" calcext:value-type="string">
            <text:p>Desk 6991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Team 69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Business Line 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69982</text:p>
          </table:table-cell>
          <table:table-cell office:value-type="string" calcext:value-type="string">
            <text:p>Product 69982</text:p>
          </table:table-cell>
          <table:table-cell office:value-type="string" calcext:value-type="string">
            <text:p>6998</text:p>
          </table:table-cell>
          <table:table-cell office:value-type="string" calcext:value-type="string">
            <text:p>Desk 6998</text:p>
          </table:table-cell>
          <table:table-cell office:value-type="string" calcext:value-type="string">
            <text:p>699</text:p>
          </table:table-cell>
          <table:table-cell office:value-type="string" calcext:value-type="string">
            <text:p>Team 699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Business Line 6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et Class 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155</text:p>
          </table:table-cell>
          <table:table-cell office:value-type="string" calcext:value-type="string">
            <text:p>Product 71155</text:p>
          </table:table-cell>
          <table:table-cell office:value-type="string" calcext:value-type="string">
            <text:p>7115</text:p>
          </table:table-cell>
          <table:table-cell office:value-type="string" calcext:value-type="string">
            <text:p>Desk 7115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Team 71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174</text:p>
          </table:table-cell>
          <table:table-cell office:value-type="string" calcext:value-type="string">
            <text:p>Product 71174</text:p>
          </table:table-cell>
          <table:table-cell office:value-type="string" calcext:value-type="string">
            <text:p>7117</text:p>
          </table:table-cell>
          <table:table-cell office:value-type="string" calcext:value-type="string">
            <text:p>Desk 7117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Team 711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525</text:p>
          </table:table-cell>
          <table:table-cell office:value-type="string" calcext:value-type="string">
            <text:p>Product 71525</text:p>
          </table:table-cell>
          <table:table-cell office:value-type="string" calcext:value-type="string">
            <text:p>7152</text:p>
          </table:table-cell>
          <table:table-cell office:value-type="string" calcext:value-type="string">
            <text:p>Desk 7152</text:p>
          </table:table-cell>
          <table:table-cell office:value-type="string" calcext:value-type="string">
            <text:p>715</text:p>
          </table:table-cell>
          <table:table-cell office:value-type="string" calcext:value-type="string">
            <text:p>Team 715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529</text:p>
          </table:table-cell>
          <table:table-cell office:value-type="string" calcext:value-type="string">
            <text:p>Product 71529</text:p>
          </table:table-cell>
          <table:table-cell office:value-type="string" calcext:value-type="string">
            <text:p>7152</text:p>
          </table:table-cell>
          <table:table-cell office:value-type="string" calcext:value-type="string">
            <text:p>Desk 7152</text:p>
          </table:table-cell>
          <table:table-cell office:value-type="string" calcext:value-type="string">
            <text:p>715</text:p>
          </table:table-cell>
          <table:table-cell office:value-type="string" calcext:value-type="string">
            <text:p>Team 715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554</text:p>
          </table:table-cell>
          <table:table-cell office:value-type="string" calcext:value-type="string">
            <text:p>Product 71554</text:p>
          </table:table-cell>
          <table:table-cell office:value-type="string" calcext:value-type="string">
            <text:p>7155</text:p>
          </table:table-cell>
          <table:table-cell office:value-type="string" calcext:value-type="string">
            <text:p>Desk 7155</text:p>
          </table:table-cell>
          <table:table-cell office:value-type="string" calcext:value-type="string">
            <text:p>715</text:p>
          </table:table-cell>
          <table:table-cell office:value-type="string" calcext:value-type="string">
            <text:p>Team 715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645</text:p>
          </table:table-cell>
          <table:table-cell office:value-type="string" calcext:value-type="string">
            <text:p>Product 71645</text:p>
          </table:table-cell>
          <table:table-cell office:value-type="string" calcext:value-type="string">
            <text:p>7164</text:p>
          </table:table-cell>
          <table:table-cell office:value-type="string" calcext:value-type="string">
            <text:p>Desk 7164</text:p>
          </table:table-cell>
          <table:table-cell office:value-type="string" calcext:value-type="string">
            <text:p>716</text:p>
          </table:table-cell>
          <table:table-cell office:value-type="string" calcext:value-type="string">
            <text:p>Team 7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818</text:p>
          </table:table-cell>
          <table:table-cell office:value-type="string" calcext:value-type="string">
            <text:p>Product 71818</text:p>
          </table:table-cell>
          <table:table-cell office:value-type="string" calcext:value-type="string">
            <text:p>7181</text:p>
          </table:table-cell>
          <table:table-cell office:value-type="string" calcext:value-type="string">
            <text:p>Desk 7181</text:p>
          </table:table-cell>
          <table:table-cell office:value-type="string" calcext:value-type="string">
            <text:p>718</text:p>
          </table:table-cell>
          <table:table-cell office:value-type="string" calcext:value-type="string">
            <text:p>Team 718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1923</text:p>
          </table:table-cell>
          <table:table-cell office:value-type="string" calcext:value-type="string">
            <text:p>Product 71923</text:p>
          </table:table-cell>
          <table:table-cell office:value-type="string" calcext:value-type="string">
            <text:p>7192</text:p>
          </table:table-cell>
          <table:table-cell office:value-type="string" calcext:value-type="string">
            <text:p>Desk 7192</text:p>
          </table:table-cell>
          <table:table-cell office:value-type="string" calcext:value-type="string">
            <text:p>719</text:p>
          </table:table-cell>
          <table:table-cell office:value-type="string" calcext:value-type="string">
            <text:p>Team 719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Business Line 7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422</text:p>
          </table:table-cell>
          <table:table-cell office:value-type="string" calcext:value-type="string">
            <text:p>Product 72422</text:p>
          </table:table-cell>
          <table:table-cell office:value-type="string" calcext:value-type="string">
            <text:p>7242</text:p>
          </table:table-cell>
          <table:table-cell office:value-type="string" calcext:value-type="string">
            <text:p>Desk 7242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Team 72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447</text:p>
          </table:table-cell>
          <table:table-cell office:value-type="string" calcext:value-type="string">
            <text:p>Product 72447</text:p>
          </table:table-cell>
          <table:table-cell office:value-type="string" calcext:value-type="string">
            <text:p>7244</text:p>
          </table:table-cell>
          <table:table-cell office:value-type="string" calcext:value-type="string">
            <text:p>Desk 7244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Team 72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486</text:p>
          </table:table-cell>
          <table:table-cell office:value-type="string" calcext:value-type="string">
            <text:p>Product 72486</text:p>
          </table:table-cell>
          <table:table-cell office:value-type="string" calcext:value-type="string">
            <text:p>7248</text:p>
          </table:table-cell>
          <table:table-cell office:value-type="string" calcext:value-type="string">
            <text:p>Desk 7248</text:p>
          </table:table-cell>
          <table:table-cell office:value-type="string" calcext:value-type="string">
            <text:p>724</text:p>
          </table:table-cell>
          <table:table-cell office:value-type="string" calcext:value-type="string">
            <text:p>Team 72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779</text:p>
          </table:table-cell>
          <table:table-cell office:value-type="string" calcext:value-type="string">
            <text:p>Product 72779</text:p>
          </table:table-cell>
          <table:table-cell office:value-type="string" calcext:value-type="string">
            <text:p>7277</text:p>
          </table:table-cell>
          <table:table-cell office:value-type="string" calcext:value-type="string">
            <text:p>Desk 7277</text:p>
          </table:table-cell>
          <table:table-cell office:value-type="string" calcext:value-type="string">
            <text:p>727</text:p>
          </table:table-cell>
          <table:table-cell office:value-type="string" calcext:value-type="string">
            <text:p>Team 72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846</text:p>
          </table:table-cell>
          <table:table-cell office:value-type="string" calcext:value-type="string">
            <text:p>Product 72846</text:p>
          </table:table-cell>
          <table:table-cell office:value-type="string" calcext:value-type="string">
            <text:p>7284</text:p>
          </table:table-cell>
          <table:table-cell office:value-type="string" calcext:value-type="string">
            <text:p>Desk 7284</text:p>
          </table:table-cell>
          <table:table-cell office:value-type="string" calcext:value-type="string">
            <text:p>728</text:p>
          </table:table-cell>
          <table:table-cell office:value-type="string" calcext:value-type="string">
            <text:p>Team 72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2952</text:p>
          </table:table-cell>
          <table:table-cell office:value-type="string" calcext:value-type="string">
            <text:p>Product 72952</text:p>
          </table:table-cell>
          <table:table-cell office:value-type="string" calcext:value-type="string">
            <text:p>7295</text:p>
          </table:table-cell>
          <table:table-cell office:value-type="string" calcext:value-type="string">
            <text:p>Desk 7295</text:p>
          </table:table-cell>
          <table:table-cell office:value-type="string" calcext:value-type="string">
            <text:p>729</text:p>
          </table:table-cell>
          <table:table-cell office:value-type="string" calcext:value-type="string">
            <text:p>Team 729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Business Line 7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114</text:p>
          </table:table-cell>
          <table:table-cell office:value-type="string" calcext:value-type="string">
            <text:p>Product 73114</text:p>
          </table:table-cell>
          <table:table-cell office:value-type="string" calcext:value-type="string">
            <text:p>7311</text:p>
          </table:table-cell>
          <table:table-cell office:value-type="string" calcext:value-type="string">
            <text:p>Desk 7311</text:p>
          </table:table-cell>
          <table:table-cell office:value-type="string" calcext:value-type="string">
            <text:p>731</text:p>
          </table:table-cell>
          <table:table-cell office:value-type="string" calcext:value-type="string">
            <text:p>Team 731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151</text:p>
          </table:table-cell>
          <table:table-cell office:value-type="string" calcext:value-type="string">
            <text:p>Product 73151</text:p>
          </table:table-cell>
          <table:table-cell office:value-type="string" calcext:value-type="string">
            <text:p>7315</text:p>
          </table:table-cell>
          <table:table-cell office:value-type="string" calcext:value-type="string">
            <text:p>Desk 7315</text:p>
          </table:table-cell>
          <table:table-cell office:value-type="string" calcext:value-type="string">
            <text:p>731</text:p>
          </table:table-cell>
          <table:table-cell office:value-type="string" calcext:value-type="string">
            <text:p>Team 731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188</text:p>
          </table:table-cell>
          <table:table-cell office:value-type="string" calcext:value-type="string">
            <text:p>Product 73188</text:p>
          </table:table-cell>
          <table:table-cell office:value-type="string" calcext:value-type="string">
            <text:p>7318</text:p>
          </table:table-cell>
          <table:table-cell office:value-type="string" calcext:value-type="string">
            <text:p>Desk 7318</text:p>
          </table:table-cell>
          <table:table-cell office:value-type="string" calcext:value-type="string">
            <text:p>731</text:p>
          </table:table-cell>
          <table:table-cell office:value-type="string" calcext:value-type="string">
            <text:p>Team 731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226</text:p>
          </table:table-cell>
          <table:table-cell office:value-type="string" calcext:value-type="string">
            <text:p>Product 73226</text:p>
          </table:table-cell>
          <table:table-cell office:value-type="string" calcext:value-type="string">
            <text:p>7322</text:p>
          </table:table-cell>
          <table:table-cell office:value-type="string" calcext:value-type="string">
            <text:p>Desk 7322</text:p>
          </table:table-cell>
          <table:table-cell office:value-type="string" calcext:value-type="string">
            <text:p>732</text:p>
          </table:table-cell>
          <table:table-cell office:value-type="string" calcext:value-type="string">
            <text:p>Team 73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353</text:p>
          </table:table-cell>
          <table:table-cell office:value-type="string" calcext:value-type="string">
            <text:p>Product 73353</text:p>
          </table:table-cell>
          <table:table-cell office:value-type="string" calcext:value-type="string">
            <text:p>7335</text:p>
          </table:table-cell>
          <table:table-cell office:value-type="string" calcext:value-type="string">
            <text:p>Desk 7335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Team 733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376</text:p>
          </table:table-cell>
          <table:table-cell office:value-type="string" calcext:value-type="string">
            <text:p>Product 73376</text:p>
          </table:table-cell>
          <table:table-cell office:value-type="string" calcext:value-type="string">
            <text:p>7337</text:p>
          </table:table-cell>
          <table:table-cell office:value-type="string" calcext:value-type="string">
            <text:p>Desk 7337</text:p>
          </table:table-cell>
          <table:table-cell office:value-type="string" calcext:value-type="string">
            <text:p>733</text:p>
          </table:table-cell>
          <table:table-cell office:value-type="string" calcext:value-type="string">
            <text:p>Team 733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431</text:p>
          </table:table-cell>
          <table:table-cell office:value-type="string" calcext:value-type="string">
            <text:p>Product 73431</text:p>
          </table:table-cell>
          <table:table-cell office:value-type="string" calcext:value-type="string">
            <text:p>7343</text:p>
          </table:table-cell>
          <table:table-cell office:value-type="string" calcext:value-type="string">
            <text:p>Desk 7343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Team 7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493</text:p>
          </table:table-cell>
          <table:table-cell office:value-type="string" calcext:value-type="string">
            <text:p>Product 73493</text:p>
          </table:table-cell>
          <table:table-cell office:value-type="string" calcext:value-type="string">
            <text:p>7349</text:p>
          </table:table-cell>
          <table:table-cell office:value-type="string" calcext:value-type="string">
            <text:p>Desk 7349</text:p>
          </table:table-cell>
          <table:table-cell office:value-type="string" calcext:value-type="string">
            <text:p>734</text:p>
          </table:table-cell>
          <table:table-cell office:value-type="string" calcext:value-type="string">
            <text:p>Team 7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647</text:p>
          </table:table-cell>
          <table:table-cell office:value-type="string" calcext:value-type="string">
            <text:p>Product 73647</text:p>
          </table:table-cell>
          <table:table-cell office:value-type="string" calcext:value-type="string">
            <text:p>7364</text:p>
          </table:table-cell>
          <table:table-cell office:value-type="string" calcext:value-type="string">
            <text:p>Desk 7364</text:p>
          </table:table-cell>
          <table:table-cell office:value-type="string" calcext:value-type="string">
            <text:p>736</text:p>
          </table:table-cell>
          <table:table-cell office:value-type="string" calcext:value-type="string">
            <text:p>Team 736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838</text:p>
          </table:table-cell>
          <table:table-cell office:value-type="string" calcext:value-type="string">
            <text:p>Product 73838</text:p>
          </table:table-cell>
          <table:table-cell office:value-type="string" calcext:value-type="string">
            <text:p>7383</text:p>
          </table:table-cell>
          <table:table-cell office:value-type="string" calcext:value-type="string">
            <text:p>Desk 7383</text:p>
          </table:table-cell>
          <table:table-cell office:value-type="string" calcext:value-type="string">
            <text:p>738</text:p>
          </table:table-cell>
          <table:table-cell office:value-type="string" calcext:value-type="string">
            <text:p>Team 738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951</text:p>
          </table:table-cell>
          <table:table-cell office:value-type="string" calcext:value-type="string">
            <text:p>Product 73951</text:p>
          </table:table-cell>
          <table:table-cell office:value-type="string" calcext:value-type="string">
            <text:p>7395</text:p>
          </table:table-cell>
          <table:table-cell office:value-type="string" calcext:value-type="string">
            <text:p>Desk 7395</text:p>
          </table:table-cell>
          <table:table-cell office:value-type="string" calcext:value-type="string">
            <text:p>739</text:p>
          </table:table-cell>
          <table:table-cell office:value-type="string" calcext:value-type="string">
            <text:p>Team 739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Business Line 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112</text:p>
          </table:table-cell>
          <table:table-cell office:value-type="string" calcext:value-type="string">
            <text:p>Product 74112</text:p>
          </table:table-cell>
          <table:table-cell office:value-type="string" calcext:value-type="string">
            <text:p>7411</text:p>
          </table:table-cell>
          <table:table-cell office:value-type="string" calcext:value-type="string">
            <text:p>Desk 7411</text:p>
          </table:table-cell>
          <table:table-cell office:value-type="string" calcext:value-type="string">
            <text:p>741</text:p>
          </table:table-cell>
          <table:table-cell office:value-type="string" calcext:value-type="string">
            <text:p>Team 741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415</text:p>
          </table:table-cell>
          <table:table-cell office:value-type="string" calcext:value-type="string">
            <text:p>Product 74415</text:p>
          </table:table-cell>
          <table:table-cell office:value-type="string" calcext:value-type="string">
            <text:p>7441</text:p>
          </table:table-cell>
          <table:table-cell office:value-type="string" calcext:value-type="string">
            <text:p>Desk 7441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Team 74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493</text:p>
          </table:table-cell>
          <table:table-cell office:value-type="string" calcext:value-type="string">
            <text:p>Product 74493</text:p>
          </table:table-cell>
          <table:table-cell office:value-type="string" calcext:value-type="string">
            <text:p>7449</text:p>
          </table:table-cell>
          <table:table-cell office:value-type="string" calcext:value-type="string">
            <text:p>Desk 7449</text:p>
          </table:table-cell>
          <table:table-cell office:value-type="string" calcext:value-type="string">
            <text:p>744</text:p>
          </table:table-cell>
          <table:table-cell office:value-type="string" calcext:value-type="string">
            <text:p>Team 744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667</text:p>
          </table:table-cell>
          <table:table-cell office:value-type="string" calcext:value-type="string">
            <text:p>Product 74667</text:p>
          </table:table-cell>
          <table:table-cell office:value-type="string" calcext:value-type="string">
            <text:p>7466</text:p>
          </table:table-cell>
          <table:table-cell office:value-type="string" calcext:value-type="string">
            <text:p>Desk 7466</text:p>
          </table:table-cell>
          <table:table-cell office:value-type="string" calcext:value-type="string">
            <text:p>746</text:p>
          </table:table-cell>
          <table:table-cell office:value-type="string" calcext:value-type="string">
            <text:p>Team 746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948</text:p>
          </table:table-cell>
          <table:table-cell office:value-type="string" calcext:value-type="string">
            <text:p>Product 74948</text:p>
          </table:table-cell>
          <table:table-cell office:value-type="string" calcext:value-type="string">
            <text:p>7494</text:p>
          </table:table-cell>
          <table:table-cell office:value-type="string" calcext:value-type="string">
            <text:p>Desk 7494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Team 749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4948</text:p>
          </table:table-cell>
          <table:table-cell office:value-type="string" calcext:value-type="string">
            <text:p>Product 74948</text:p>
          </table:table-cell>
          <table:table-cell office:value-type="string" calcext:value-type="string">
            <text:p>7494</text:p>
          </table:table-cell>
          <table:table-cell office:value-type="string" calcext:value-type="string">
            <text:p>Desk 7494</text:p>
          </table:table-cell>
          <table:table-cell office:value-type="string" calcext:value-type="string">
            <text:p>749</text:p>
          </table:table-cell>
          <table:table-cell office:value-type="string" calcext:value-type="string">
            <text:p>Team 749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Business Line 7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114</text:p>
          </table:table-cell>
          <table:table-cell office:value-type="string" calcext:value-type="string">
            <text:p>Product 75114</text:p>
          </table:table-cell>
          <table:table-cell office:value-type="string" calcext:value-type="string">
            <text:p>7511</text:p>
          </table:table-cell>
          <table:table-cell office:value-type="string" calcext:value-type="string">
            <text:p>Desk 7511</text:p>
          </table:table-cell>
          <table:table-cell office:value-type="string" calcext:value-type="string">
            <text:p>751</text:p>
          </table:table-cell>
          <table:table-cell office:value-type="string" calcext:value-type="string">
            <text:p>Team 751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474</text:p>
          </table:table-cell>
          <table:table-cell office:value-type="string" calcext:value-type="string">
            <text:p>Product 75474</text:p>
          </table:table-cell>
          <table:table-cell office:value-type="string" calcext:value-type="string">
            <text:p>7547</text:p>
          </table:table-cell>
          <table:table-cell office:value-type="string" calcext:value-type="string">
            <text:p>Desk 7547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Team 75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551</text:p>
          </table:table-cell>
          <table:table-cell office:value-type="string" calcext:value-type="string">
            <text:p>Product 75551</text:p>
          </table:table-cell>
          <table:table-cell office:value-type="string" calcext:value-type="string">
            <text:p>7555</text:p>
          </table:table-cell>
          <table:table-cell office:value-type="string" calcext:value-type="string">
            <text:p>Desk 7555</text:p>
          </table:table-cell>
          <table:table-cell office:value-type="string" calcext:value-type="string">
            <text:p>755</text:p>
          </table:table-cell>
          <table:table-cell office:value-type="string" calcext:value-type="string">
            <text:p>Team 7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613</text:p>
          </table:table-cell>
          <table:table-cell office:value-type="string" calcext:value-type="string">
            <text:p>Product 75613</text:p>
          </table:table-cell>
          <table:table-cell office:value-type="string" calcext:value-type="string">
            <text:p>7561</text:p>
          </table:table-cell>
          <table:table-cell office:value-type="string" calcext:value-type="string">
            <text:p>Desk 7561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Team 756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634</text:p>
          </table:table-cell>
          <table:table-cell office:value-type="string" calcext:value-type="string">
            <text:p>Product 75634</text:p>
          </table:table-cell>
          <table:table-cell office:value-type="string" calcext:value-type="string">
            <text:p>7563</text:p>
          </table:table-cell>
          <table:table-cell office:value-type="string" calcext:value-type="string">
            <text:p>Desk 7563</text:p>
          </table:table-cell>
          <table:table-cell office:value-type="string" calcext:value-type="string">
            <text:p>756</text:p>
          </table:table-cell>
          <table:table-cell office:value-type="string" calcext:value-type="string">
            <text:p>Team 756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814</text:p>
          </table:table-cell>
          <table:table-cell office:value-type="string" calcext:value-type="string">
            <text:p>Product 75814</text:p>
          </table:table-cell>
          <table:table-cell office:value-type="string" calcext:value-type="string">
            <text:p>7581</text:p>
          </table:table-cell>
          <table:table-cell office:value-type="string" calcext:value-type="string">
            <text:p>Desk 7581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Team 75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822</text:p>
          </table:table-cell>
          <table:table-cell office:value-type="string" calcext:value-type="string">
            <text:p>Product 75822</text:p>
          </table:table-cell>
          <table:table-cell office:value-type="string" calcext:value-type="string">
            <text:p>7582</text:p>
          </table:table-cell>
          <table:table-cell office:value-type="string" calcext:value-type="string">
            <text:p>Desk 7582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Team 75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842</text:p>
          </table:table-cell>
          <table:table-cell office:value-type="string" calcext:value-type="string">
            <text:p>Product 75842</text:p>
          </table:table-cell>
          <table:table-cell office:value-type="string" calcext:value-type="string">
            <text:p>7584</text:p>
          </table:table-cell>
          <table:table-cell office:value-type="string" calcext:value-type="string">
            <text:p>Desk 7584</text:p>
          </table:table-cell>
          <table:table-cell office:value-type="string" calcext:value-type="string">
            <text:p>758</text:p>
          </table:table-cell>
          <table:table-cell office:value-type="string" calcext:value-type="string">
            <text:p>Team 758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5972</text:p>
          </table:table-cell>
          <table:table-cell office:value-type="string" calcext:value-type="string">
            <text:p>Product 75972</text:p>
          </table:table-cell>
          <table:table-cell office:value-type="string" calcext:value-type="string">
            <text:p>7597</text:p>
          </table:table-cell>
          <table:table-cell office:value-type="string" calcext:value-type="string">
            <text:p>Desk 7597</text:p>
          </table:table-cell>
          <table:table-cell office:value-type="string" calcext:value-type="string">
            <text:p>759</text:p>
          </table:table-cell>
          <table:table-cell office:value-type="string" calcext:value-type="string">
            <text:p>Team 759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siness Line 7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137</text:p>
          </table:table-cell>
          <table:table-cell office:value-type="string" calcext:value-type="string">
            <text:p>Product 76137</text:p>
          </table:table-cell>
          <table:table-cell office:value-type="string" calcext:value-type="string">
            <text:p>7613</text:p>
          </table:table-cell>
          <table:table-cell office:value-type="string" calcext:value-type="string">
            <text:p>Desk 7613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Team 76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157</text:p>
          </table:table-cell>
          <table:table-cell office:value-type="string" calcext:value-type="string">
            <text:p>Product 76157</text:p>
          </table:table-cell>
          <table:table-cell office:value-type="string" calcext:value-type="string">
            <text:p>7615</text:p>
          </table:table-cell>
          <table:table-cell office:value-type="string" calcext:value-type="string">
            <text:p>Desk 7615</text:p>
          </table:table-cell>
          <table:table-cell office:value-type="string" calcext:value-type="string">
            <text:p>761</text:p>
          </table:table-cell>
          <table:table-cell office:value-type="string" calcext:value-type="string">
            <text:p>Team 761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432</text:p>
          </table:table-cell>
          <table:table-cell office:value-type="string" calcext:value-type="string">
            <text:p>Product 76432</text:p>
          </table:table-cell>
          <table:table-cell office:value-type="string" calcext:value-type="string">
            <text:p>7643</text:p>
          </table:table-cell>
          <table:table-cell office:value-type="string" calcext:value-type="string">
            <text:p>Desk 7643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Team 764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485</text:p>
          </table:table-cell>
          <table:table-cell office:value-type="string" calcext:value-type="string">
            <text:p>Product 76485</text:p>
          </table:table-cell>
          <table:table-cell office:value-type="string" calcext:value-type="string">
            <text:p>7648</text:p>
          </table:table-cell>
          <table:table-cell office:value-type="string" calcext:value-type="string">
            <text:p>Desk 7648</text:p>
          </table:table-cell>
          <table:table-cell office:value-type="string" calcext:value-type="string">
            <text:p>764</text:p>
          </table:table-cell>
          <table:table-cell office:value-type="string" calcext:value-type="string">
            <text:p>Team 764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746</text:p>
          </table:table-cell>
          <table:table-cell office:value-type="string" calcext:value-type="string">
            <text:p>Product 76746</text:p>
          </table:table-cell>
          <table:table-cell office:value-type="string" calcext:value-type="string">
            <text:p>7674</text:p>
          </table:table-cell>
          <table:table-cell office:value-type="string" calcext:value-type="string">
            <text:p>Desk 7674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Team 767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864</text:p>
          </table:table-cell>
          <table:table-cell office:value-type="string" calcext:value-type="string">
            <text:p>Product 76864</text:p>
          </table:table-cell>
          <table:table-cell office:value-type="string" calcext:value-type="string">
            <text:p>7686</text:p>
          </table:table-cell>
          <table:table-cell office:value-type="string" calcext:value-type="string">
            <text:p>Desk 7686</text:p>
          </table:table-cell>
          <table:table-cell office:value-type="string" calcext:value-type="string">
            <text:p>768</text:p>
          </table:table-cell>
          <table:table-cell office:value-type="string" calcext:value-type="string">
            <text:p>Team 768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6971</text:p>
          </table:table-cell>
          <table:table-cell office:value-type="string" calcext:value-type="string">
            <text:p>Product 76971</text:p>
          </table:table-cell>
          <table:table-cell office:value-type="string" calcext:value-type="string">
            <text:p>7697</text:p>
          </table:table-cell>
          <table:table-cell office:value-type="string" calcext:value-type="string">
            <text:p>Desk 7697</text:p>
          </table:table-cell>
          <table:table-cell office:value-type="string" calcext:value-type="string">
            <text:p>769</text:p>
          </table:table-cell>
          <table:table-cell office:value-type="string" calcext:value-type="string">
            <text:p>Team 76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Business Line 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219</text:p>
          </table:table-cell>
          <table:table-cell office:value-type="string" calcext:value-type="string">
            <text:p>Product 77219</text:p>
          </table:table-cell>
          <table:table-cell office:value-type="string" calcext:value-type="string">
            <text:p>7721</text:p>
          </table:table-cell>
          <table:table-cell office:value-type="string" calcext:value-type="string">
            <text:p>Desk 7721</text:p>
          </table:table-cell>
          <table:table-cell office:value-type="string" calcext:value-type="string">
            <text:p>772</text:p>
          </table:table-cell>
          <table:table-cell office:value-type="string" calcext:value-type="string">
            <text:p>Team 77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siness Line 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377</text:p>
          </table:table-cell>
          <table:table-cell office:value-type="string" calcext:value-type="string">
            <text:p>Product 77377</text:p>
          </table:table-cell>
          <table:table-cell office:value-type="string" calcext:value-type="string">
            <text:p>7737</text:p>
          </table:table-cell>
          <table:table-cell office:value-type="string" calcext:value-type="string">
            <text:p>Desk 7737</text:p>
          </table:table-cell>
          <table:table-cell office:value-type="string" calcext:value-type="string">
            <text:p>773</text:p>
          </table:table-cell>
          <table:table-cell office:value-type="string" calcext:value-type="string">
            <text:p>Team 773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siness Line 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436</text:p>
          </table:table-cell>
          <table:table-cell office:value-type="string" calcext:value-type="string">
            <text:p>Product 77436</text:p>
          </table:table-cell>
          <table:table-cell office:value-type="string" calcext:value-type="string">
            <text:p>7743</text:p>
          </table:table-cell>
          <table:table-cell office:value-type="string" calcext:value-type="string">
            <text:p>Desk 7743</text:p>
          </table:table-cell>
          <table:table-cell office:value-type="string" calcext:value-type="string">
            <text:p>774</text:p>
          </table:table-cell>
          <table:table-cell office:value-type="string" calcext:value-type="string">
            <text:p>Team 77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siness Line 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746</text:p>
          </table:table-cell>
          <table:table-cell office:value-type="string" calcext:value-type="string">
            <text:p>Product 77746</text:p>
          </table:table-cell>
          <table:table-cell office:value-type="string" calcext:value-type="string">
            <text:p>7774</text:p>
          </table:table-cell>
          <table:table-cell office:value-type="string" calcext:value-type="string">
            <text:p>Desk 7774</text:p>
          </table:table-cell>
          <table:table-cell office:value-type="string" calcext:value-type="string">
            <text:p>777</text:p>
          </table:table-cell>
          <table:table-cell office:value-type="string" calcext:value-type="string">
            <text:p>Team 777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siness Line 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7872</text:p>
          </table:table-cell>
          <table:table-cell office:value-type="string" calcext:value-type="string">
            <text:p>Product 77872</text:p>
          </table:table-cell>
          <table:table-cell office:value-type="string" calcext:value-type="string">
            <text:p>7787</text:p>
          </table:table-cell>
          <table:table-cell office:value-type="string" calcext:value-type="string">
            <text:p>Desk 7787</text:p>
          </table:table-cell>
          <table:table-cell office:value-type="string" calcext:value-type="string">
            <text:p>778</text:p>
          </table:table-cell>
          <table:table-cell office:value-type="string" calcext:value-type="string">
            <text:p>Team 77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siness Line 7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338</text:p>
          </table:table-cell>
          <table:table-cell office:value-type="string" calcext:value-type="string">
            <text:p>Product 78338</text:p>
          </table:table-cell>
          <table:table-cell office:value-type="string" calcext:value-type="string">
            <text:p>7833</text:p>
          </table:table-cell>
          <table:table-cell office:value-type="string" calcext:value-type="string">
            <text:p>Desk 7833</text:p>
          </table:table-cell>
          <table:table-cell office:value-type="string" calcext:value-type="string">
            <text:p>783</text:p>
          </table:table-cell>
          <table:table-cell office:value-type="string" calcext:value-type="string">
            <text:p>Team 783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417</text:p>
          </table:table-cell>
          <table:table-cell office:value-type="string" calcext:value-type="string">
            <text:p>Product 78417</text:p>
          </table:table-cell>
          <table:table-cell office:value-type="string" calcext:value-type="string">
            <text:p>7841</text:p>
          </table:table-cell>
          <table:table-cell office:value-type="string" calcext:value-type="string">
            <text:p>Desk 7841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Team 7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451</text:p>
          </table:table-cell>
          <table:table-cell office:value-type="string" calcext:value-type="string">
            <text:p>Product 78451</text:p>
          </table:table-cell>
          <table:table-cell office:value-type="string" calcext:value-type="string">
            <text:p>7845</text:p>
          </table:table-cell>
          <table:table-cell office:value-type="string" calcext:value-type="string">
            <text:p>Desk 7845</text:p>
          </table:table-cell>
          <table:table-cell office:value-type="string" calcext:value-type="string">
            <text:p>784</text:p>
          </table:table-cell>
          <table:table-cell office:value-type="string" calcext:value-type="string">
            <text:p>Team 7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576</text:p>
          </table:table-cell>
          <table:table-cell office:value-type="string" calcext:value-type="string">
            <text:p>Product 78576</text:p>
          </table:table-cell>
          <table:table-cell office:value-type="string" calcext:value-type="string">
            <text:p>7857</text:p>
          </table:table-cell>
          <table:table-cell office:value-type="string" calcext:value-type="string">
            <text:p>Desk 7857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Team 78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719</text:p>
          </table:table-cell>
          <table:table-cell office:value-type="string" calcext:value-type="string">
            <text:p>Product 78719</text:p>
          </table:table-cell>
          <table:table-cell office:value-type="string" calcext:value-type="string">
            <text:p>7871</text:p>
          </table:table-cell>
          <table:table-cell office:value-type="string" calcext:value-type="string">
            <text:p>Desk 7871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Team 78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831</text:p>
          </table:table-cell>
          <table:table-cell office:value-type="string" calcext:value-type="string">
            <text:p>Product 78831</text:p>
          </table:table-cell>
          <table:table-cell office:value-type="string" calcext:value-type="string">
            <text:p>7883</text:p>
          </table:table-cell>
          <table:table-cell office:value-type="string" calcext:value-type="string">
            <text:p>Desk 7883</text:p>
          </table:table-cell>
          <table:table-cell office:value-type="string" calcext:value-type="string">
            <text:p>788</text:p>
          </table:table-cell>
          <table:table-cell office:value-type="string" calcext:value-type="string">
            <text:p>Team 788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8983</text:p>
          </table:table-cell>
          <table:table-cell office:value-type="string" calcext:value-type="string">
            <text:p>Product 78983</text:p>
          </table:table-cell>
          <table:table-cell office:value-type="string" calcext:value-type="string">
            <text:p>7898</text:p>
          </table:table-cell>
          <table:table-cell office:value-type="string" calcext:value-type="string">
            <text:p>Desk 7898</text:p>
          </table:table-cell>
          <table:table-cell office:value-type="string" calcext:value-type="string">
            <text:p>789</text:p>
          </table:table-cell>
          <table:table-cell office:value-type="string" calcext:value-type="string">
            <text:p>Team 789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Business Line 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158</text:p>
          </table:table-cell>
          <table:table-cell office:value-type="string" calcext:value-type="string">
            <text:p>Product 79158</text:p>
          </table:table-cell>
          <table:table-cell office:value-type="string" calcext:value-type="string">
            <text:p>7915</text:p>
          </table:table-cell>
          <table:table-cell office:value-type="string" calcext:value-type="string">
            <text:p>Desk 7915</text:p>
          </table:table-cell>
          <table:table-cell office:value-type="string" calcext:value-type="string">
            <text:p>791</text:p>
          </table:table-cell>
          <table:table-cell office:value-type="string" calcext:value-type="string">
            <text:p>Team 791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213</text:p>
          </table:table-cell>
          <table:table-cell office:value-type="string" calcext:value-type="string">
            <text:p>Product 79213</text:p>
          </table:table-cell>
          <table:table-cell office:value-type="string" calcext:value-type="string">
            <text:p>7921</text:p>
          </table:table-cell>
          <table:table-cell office:value-type="string" calcext:value-type="string">
            <text:p>Desk 7921</text:p>
          </table:table-cell>
          <table:table-cell office:value-type="string" calcext:value-type="string">
            <text:p>792</text:p>
          </table:table-cell>
          <table:table-cell office:value-type="string" calcext:value-type="string">
            <text:p>Team 792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652</text:p>
          </table:table-cell>
          <table:table-cell office:value-type="string" calcext:value-type="string">
            <text:p>Product 79652</text:p>
          </table:table-cell>
          <table:table-cell office:value-type="string" calcext:value-type="string">
            <text:p>7965</text:p>
          </table:table-cell>
          <table:table-cell office:value-type="string" calcext:value-type="string">
            <text:p>Desk 7965</text:p>
          </table:table-cell>
          <table:table-cell office:value-type="string" calcext:value-type="string">
            <text:p>796</text:p>
          </table:table-cell>
          <table:table-cell office:value-type="string" calcext:value-type="string">
            <text:p>Team 796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751</text:p>
          </table:table-cell>
          <table:table-cell office:value-type="string" calcext:value-type="string">
            <text:p>Product 79751</text:p>
          </table:table-cell>
          <table:table-cell office:value-type="string" calcext:value-type="string">
            <text:p>7975</text:p>
          </table:table-cell>
          <table:table-cell office:value-type="string" calcext:value-type="string">
            <text:p>Desk 7975</text:p>
          </table:table-cell>
          <table:table-cell office:value-type="string" calcext:value-type="string">
            <text:p>797</text:p>
          </table:table-cell>
          <table:table-cell office:value-type="string" calcext:value-type="string">
            <text:p>Team 79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817</text:p>
          </table:table-cell>
          <table:table-cell office:value-type="string" calcext:value-type="string">
            <text:p>Product 79817</text:p>
          </table:table-cell>
          <table:table-cell office:value-type="string" calcext:value-type="string">
            <text:p>7981</text:p>
          </table:table-cell>
          <table:table-cell office:value-type="string" calcext:value-type="string">
            <text:p>Desk 798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eam 79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838</text:p>
          </table:table-cell>
          <table:table-cell office:value-type="string" calcext:value-type="string">
            <text:p>Product 79838</text:p>
          </table:table-cell>
          <table:table-cell office:value-type="string" calcext:value-type="string">
            <text:p>7983</text:p>
          </table:table-cell>
          <table:table-cell office:value-type="string" calcext:value-type="string">
            <text:p>Desk 7983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eam 79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9945</text:p>
          </table:table-cell>
          <table:table-cell office:value-type="string" calcext:value-type="string">
            <text:p>Product 79945</text:p>
          </table:table-cell>
          <table:table-cell office:value-type="string" calcext:value-type="string">
            <text:p>7994</text:p>
          </table:table-cell>
          <table:table-cell office:value-type="string" calcext:value-type="string">
            <text:p>Desk 7994</text:p>
          </table:table-cell>
          <table:table-cell office:value-type="string" calcext:value-type="string">
            <text:p>799</text:p>
          </table:table-cell>
          <table:table-cell office:value-type="string" calcext:value-type="string">
            <text:p>Team 799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Business Line 7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sset Class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248</text:p>
          </table:table-cell>
          <table:table-cell office:value-type="string" calcext:value-type="string">
            <text:p>Product 81248</text:p>
          </table:table-cell>
          <table:table-cell office:value-type="string" calcext:value-type="string">
            <text:p>8124</text:p>
          </table:table-cell>
          <table:table-cell office:value-type="string" calcext:value-type="string">
            <text:p>Desk 8124</text:p>
          </table:table-cell>
          <table:table-cell office:value-type="string" calcext:value-type="string">
            <text:p>812</text:p>
          </table:table-cell>
          <table:table-cell office:value-type="string" calcext:value-type="string">
            <text:p>Team 812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476</text:p>
          </table:table-cell>
          <table:table-cell office:value-type="string" calcext:value-type="string">
            <text:p>Product 81476</text:p>
          </table:table-cell>
          <table:table-cell office:value-type="string" calcext:value-type="string">
            <text:p>8147</text:p>
          </table:table-cell>
          <table:table-cell office:value-type="string" calcext:value-type="string">
            <text:p>Desk 8147</text:p>
          </table:table-cell>
          <table:table-cell office:value-type="string" calcext:value-type="string">
            <text:p>814</text:p>
          </table:table-cell>
          <table:table-cell office:value-type="string" calcext:value-type="string">
            <text:p>Team 81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532</text:p>
          </table:table-cell>
          <table:table-cell office:value-type="string" calcext:value-type="string">
            <text:p>Product 81532</text:p>
          </table:table-cell>
          <table:table-cell office:value-type="string" calcext:value-type="string">
            <text:p>8153</text:p>
          </table:table-cell>
          <table:table-cell office:value-type="string" calcext:value-type="string">
            <text:p>Desk 8153</text:p>
          </table:table-cell>
          <table:table-cell office:value-type="string" calcext:value-type="string">
            <text:p>815</text:p>
          </table:table-cell>
          <table:table-cell office:value-type="string" calcext:value-type="string">
            <text:p>Team 81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637</text:p>
          </table:table-cell>
          <table:table-cell office:value-type="string" calcext:value-type="string">
            <text:p>Product 81637</text:p>
          </table:table-cell>
          <table:table-cell office:value-type="string" calcext:value-type="string">
            <text:p>8163</text:p>
          </table:table-cell>
          <table:table-cell office:value-type="string" calcext:value-type="string">
            <text:p>Desk 8163</text:p>
          </table:table-cell>
          <table:table-cell office:value-type="string" calcext:value-type="string">
            <text:p>816</text:p>
          </table:table-cell>
          <table:table-cell office:value-type="string" calcext:value-type="string">
            <text:p>Team 816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961</text:p>
          </table:table-cell>
          <table:table-cell office:value-type="string" calcext:value-type="string">
            <text:p>Product 81961</text:p>
          </table:table-cell>
          <table:table-cell office:value-type="string" calcext:value-type="string">
            <text:p>8196</text:p>
          </table:table-cell>
          <table:table-cell office:value-type="string" calcext:value-type="string">
            <text:p>Desk 8196</text:p>
          </table:table-cell>
          <table:table-cell office:value-type="string" calcext:value-type="string">
            <text:p>819</text:p>
          </table:table-cell>
          <table:table-cell office:value-type="string" calcext:value-type="string">
            <text:p>Team 819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1976</text:p>
          </table:table-cell>
          <table:table-cell office:value-type="string" calcext:value-type="string">
            <text:p>Product 81976</text:p>
          </table:table-cell>
          <table:table-cell office:value-type="string" calcext:value-type="string">
            <text:p>8197</text:p>
          </table:table-cell>
          <table:table-cell office:value-type="string" calcext:value-type="string">
            <text:p>Desk 8197</text:p>
          </table:table-cell>
          <table:table-cell office:value-type="string" calcext:value-type="string">
            <text:p>819</text:p>
          </table:table-cell>
          <table:table-cell office:value-type="string" calcext:value-type="string">
            <text:p>Team 819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Business Line 8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122</text:p>
          </table:table-cell>
          <table:table-cell office:value-type="string" calcext:value-type="string">
            <text:p>Product 82122</text:p>
          </table:table-cell>
          <table:table-cell office:value-type="string" calcext:value-type="string">
            <text:p>8212</text:p>
          </table:table-cell>
          <table:table-cell office:value-type="string" calcext:value-type="string">
            <text:p>Desk 8212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Team 82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183</text:p>
          </table:table-cell>
          <table:table-cell office:value-type="string" calcext:value-type="string">
            <text:p>Product 82183</text:p>
          </table:table-cell>
          <table:table-cell office:value-type="string" calcext:value-type="string">
            <text:p>8218</text:p>
          </table:table-cell>
          <table:table-cell office:value-type="string" calcext:value-type="string">
            <text:p>Desk 8218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Team 82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189</text:p>
          </table:table-cell>
          <table:table-cell office:value-type="string" calcext:value-type="string">
            <text:p>Product 82189</text:p>
          </table:table-cell>
          <table:table-cell office:value-type="string" calcext:value-type="string">
            <text:p>8218</text:p>
          </table:table-cell>
          <table:table-cell office:value-type="string" calcext:value-type="string">
            <text:p>Desk 8218</text:p>
          </table:table-cell>
          <table:table-cell office:value-type="string" calcext:value-type="string">
            <text:p>821</text:p>
          </table:table-cell>
          <table:table-cell office:value-type="string" calcext:value-type="string">
            <text:p>Team 821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353</text:p>
          </table:table-cell>
          <table:table-cell office:value-type="string" calcext:value-type="string">
            <text:p>Product 82353</text:p>
          </table:table-cell>
          <table:table-cell office:value-type="string" calcext:value-type="string">
            <text:p>8235</text:p>
          </table:table-cell>
          <table:table-cell office:value-type="string" calcext:value-type="string">
            <text:p>Desk 8235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Team 823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397</text:p>
          </table:table-cell>
          <table:table-cell office:value-type="string" calcext:value-type="string">
            <text:p>Product 82397</text:p>
          </table:table-cell>
          <table:table-cell office:value-type="string" calcext:value-type="string">
            <text:p>8239</text:p>
          </table:table-cell>
          <table:table-cell office:value-type="string" calcext:value-type="string">
            <text:p>Desk 8239</text:p>
          </table:table-cell>
          <table:table-cell office:value-type="string" calcext:value-type="string">
            <text:p>823</text:p>
          </table:table-cell>
          <table:table-cell office:value-type="string" calcext:value-type="string">
            <text:p>Team 823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836</text:p>
          </table:table-cell>
          <table:table-cell office:value-type="string" calcext:value-type="string">
            <text:p>Product 82836</text:p>
          </table:table-cell>
          <table:table-cell office:value-type="string" calcext:value-type="string">
            <text:p>8283</text:p>
          </table:table-cell>
          <table:table-cell office:value-type="string" calcext:value-type="string">
            <text:p>Desk 8283</text:p>
          </table:table-cell>
          <table:table-cell office:value-type="string" calcext:value-type="string">
            <text:p>828</text:p>
          </table:table-cell>
          <table:table-cell office:value-type="string" calcext:value-type="string">
            <text:p>Team 8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2872</text:p>
          </table:table-cell>
          <table:table-cell office:value-type="string" calcext:value-type="string">
            <text:p>Product 82872</text:p>
          </table:table-cell>
          <table:table-cell office:value-type="string" calcext:value-type="string">
            <text:p>8287</text:p>
          </table:table-cell>
          <table:table-cell office:value-type="string" calcext:value-type="string">
            <text:p>Desk 8287</text:p>
          </table:table-cell>
          <table:table-cell office:value-type="string" calcext:value-type="string">
            <text:p>828</text:p>
          </table:table-cell>
          <table:table-cell office:value-type="string" calcext:value-type="string">
            <text:p>Team 82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Business Line 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182</text:p>
          </table:table-cell>
          <table:table-cell office:value-type="string" calcext:value-type="string">
            <text:p>Product 83182</text:p>
          </table:table-cell>
          <table:table-cell office:value-type="string" calcext:value-type="string">
            <text:p>8318</text:p>
          </table:table-cell>
          <table:table-cell office:value-type="string" calcext:value-type="string">
            <text:p>Desk 8318</text:p>
          </table:table-cell>
          <table:table-cell office:value-type="string" calcext:value-type="string">
            <text:p>831</text:p>
          </table:table-cell>
          <table:table-cell office:value-type="string" calcext:value-type="string">
            <text:p>Team 831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siness Line 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258</text:p>
          </table:table-cell>
          <table:table-cell office:value-type="string" calcext:value-type="string">
            <text:p>Product 83258</text:p>
          </table:table-cell>
          <table:table-cell office:value-type="string" calcext:value-type="string">
            <text:p>8325</text:p>
          </table:table-cell>
          <table:table-cell office:value-type="string" calcext:value-type="string">
            <text:p>Desk 8325</text:p>
          </table:table-cell>
          <table:table-cell office:value-type="string" calcext:value-type="string">
            <text:p>832</text:p>
          </table:table-cell>
          <table:table-cell office:value-type="string" calcext:value-type="string">
            <text:p>Team 83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siness Line 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581</text:p>
          </table:table-cell>
          <table:table-cell office:value-type="string" calcext:value-type="string">
            <text:p>Product 83581</text:p>
          </table:table-cell>
          <table:table-cell office:value-type="string" calcext:value-type="string">
            <text:p>8358</text:p>
          </table:table-cell>
          <table:table-cell office:value-type="string" calcext:value-type="string">
            <text:p>Desk 8358</text:p>
          </table:table-cell>
          <table:table-cell office:value-type="string" calcext:value-type="string">
            <text:p>835</text:p>
          </table:table-cell>
          <table:table-cell office:value-type="string" calcext:value-type="string">
            <text:p>Team 83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siness Line 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618</text:p>
          </table:table-cell>
          <table:table-cell office:value-type="string" calcext:value-type="string">
            <text:p>Product 83618</text:p>
          </table:table-cell>
          <table:table-cell office:value-type="string" calcext:value-type="string">
            <text:p>8361</text:p>
          </table:table-cell>
          <table:table-cell office:value-type="string" calcext:value-type="string">
            <text:p>Desk 8361</text:p>
          </table:table-cell>
          <table:table-cell office:value-type="string" calcext:value-type="string">
            <text:p>836</text:p>
          </table:table-cell>
          <table:table-cell office:value-type="string" calcext:value-type="string">
            <text:p>Team 836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siness Line 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3866</text:p>
          </table:table-cell>
          <table:table-cell office:value-type="string" calcext:value-type="string">
            <text:p>Product 83866</text:p>
          </table:table-cell>
          <table:table-cell office:value-type="string" calcext:value-type="string">
            <text:p>8386</text:p>
          </table:table-cell>
          <table:table-cell office:value-type="string" calcext:value-type="string">
            <text:p>Desk 8386</text:p>
          </table:table-cell>
          <table:table-cell office:value-type="string" calcext:value-type="string">
            <text:p>838</text:p>
          </table:table-cell>
          <table:table-cell office:value-type="string" calcext:value-type="string">
            <text:p>Team 838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siness Line 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129</text:p>
          </table:table-cell>
          <table:table-cell office:value-type="string" calcext:value-type="string">
            <text:p>Product 84129</text:p>
          </table:table-cell>
          <table:table-cell office:value-type="string" calcext:value-type="string">
            <text:p>8412</text:p>
          </table:table-cell>
          <table:table-cell office:value-type="string" calcext:value-type="string">
            <text:p>Desk 8412</text:p>
          </table:table-cell>
          <table:table-cell office:value-type="string" calcext:value-type="string">
            <text:p>841</text:p>
          </table:table-cell>
          <table:table-cell office:value-type="string" calcext:value-type="string">
            <text:p>Team 84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usiness Line 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234</text:p>
          </table:table-cell>
          <table:table-cell office:value-type="string" calcext:value-type="string">
            <text:p>Product 84234</text:p>
          </table:table-cell>
          <table:table-cell office:value-type="string" calcext:value-type="string">
            <text:p>8423</text:p>
          </table:table-cell>
          <table:table-cell office:value-type="string" calcext:value-type="string">
            <text:p>Desk 8423</text:p>
          </table:table-cell>
          <table:table-cell office:value-type="string" calcext:value-type="string">
            <text:p>842</text:p>
          </table:table-cell>
          <table:table-cell office:value-type="string" calcext:value-type="string">
            <text:p>Team 84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usiness Line 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461</text:p>
          </table:table-cell>
          <table:table-cell office:value-type="string" calcext:value-type="string">
            <text:p>Product 84461</text:p>
          </table:table-cell>
          <table:table-cell office:value-type="string" calcext:value-type="string">
            <text:p>8446</text:p>
          </table:table-cell>
          <table:table-cell office:value-type="string" calcext:value-type="string">
            <text:p>Desk 8446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Team 84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usiness Line 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481</text:p>
          </table:table-cell>
          <table:table-cell office:value-type="string" calcext:value-type="string">
            <text:p>Product 84481</text:p>
          </table:table-cell>
          <table:table-cell office:value-type="string" calcext:value-type="string">
            <text:p>8448</text:p>
          </table:table-cell>
          <table:table-cell office:value-type="string" calcext:value-type="string">
            <text:p>Desk 8448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Team 84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usiness Line 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4545</text:p>
          </table:table-cell>
          <table:table-cell office:value-type="string" calcext:value-type="string">
            <text:p>Product 84545</text:p>
          </table:table-cell>
          <table:table-cell office:value-type="string" calcext:value-type="string">
            <text:p>8454</text:p>
          </table:table-cell>
          <table:table-cell office:value-type="string" calcext:value-type="string">
            <text:p>Desk 8454</text:p>
          </table:table-cell>
          <table:table-cell office:value-type="string" calcext:value-type="string">
            <text:p>845</text:p>
          </table:table-cell>
          <table:table-cell office:value-type="string" calcext:value-type="string">
            <text:p>Team 84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Business Line 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235</text:p>
          </table:table-cell>
          <table:table-cell office:value-type="string" calcext:value-type="string">
            <text:p>Product 85235</text:p>
          </table:table-cell>
          <table:table-cell office:value-type="string" calcext:value-type="string">
            <text:p>8523</text:p>
          </table:table-cell>
          <table:table-cell office:value-type="string" calcext:value-type="string">
            <text:p>Desk 8523</text:p>
          </table:table-cell>
          <table:table-cell office:value-type="string" calcext:value-type="string">
            <text:p>852</text:p>
          </table:table-cell>
          <table:table-cell office:value-type="string" calcext:value-type="string">
            <text:p>Team 852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371</text:p>
          </table:table-cell>
          <table:table-cell office:value-type="string" calcext:value-type="string">
            <text:p>Product 85371</text:p>
          </table:table-cell>
          <table:table-cell office:value-type="string" calcext:value-type="string">
            <text:p>8537</text:p>
          </table:table-cell>
          <table:table-cell office:value-type="string" calcext:value-type="string">
            <text:p>Desk 8537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Team 853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422</text:p>
          </table:table-cell>
          <table:table-cell office:value-type="string" calcext:value-type="string">
            <text:p>Product 85422</text:p>
          </table:table-cell>
          <table:table-cell office:value-type="string" calcext:value-type="string">
            <text:p>8542</text:p>
          </table:table-cell>
          <table:table-cell office:value-type="string" calcext:value-type="string">
            <text:p>Desk 8542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Team 85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485</text:p>
          </table:table-cell>
          <table:table-cell office:value-type="string" calcext:value-type="string">
            <text:p>Product 85485</text:p>
          </table:table-cell>
          <table:table-cell office:value-type="string" calcext:value-type="string">
            <text:p>8548</text:p>
          </table:table-cell>
          <table:table-cell office:value-type="string" calcext:value-type="string">
            <text:p>Desk 8548</text:p>
          </table:table-cell>
          <table:table-cell office:value-type="string" calcext:value-type="string">
            <text:p>854</text:p>
          </table:table-cell>
          <table:table-cell office:value-type="string" calcext:value-type="string">
            <text:p>Team 85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565</text:p>
          </table:table-cell>
          <table:table-cell office:value-type="string" calcext:value-type="string">
            <text:p>Product 85565</text:p>
          </table:table-cell>
          <table:table-cell office:value-type="string" calcext:value-type="string">
            <text:p>8556</text:p>
          </table:table-cell>
          <table:table-cell office:value-type="string" calcext:value-type="string">
            <text:p>Desk 8556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Team 85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572</text:p>
          </table:table-cell>
          <table:table-cell office:value-type="string" calcext:value-type="string">
            <text:p>Product 85572</text:p>
          </table:table-cell>
          <table:table-cell office:value-type="string" calcext:value-type="string">
            <text:p>8557</text:p>
          </table:table-cell>
          <table:table-cell office:value-type="string" calcext:value-type="string">
            <text:p>Desk 8557</text:p>
          </table:table-cell>
          <table:table-cell office:value-type="string" calcext:value-type="string">
            <text:p>855</text:p>
          </table:table-cell>
          <table:table-cell office:value-type="string" calcext:value-type="string">
            <text:p>Team 85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685</text:p>
          </table:table-cell>
          <table:table-cell office:value-type="string" calcext:value-type="string">
            <text:p>Product 85685</text:p>
          </table:table-cell>
          <table:table-cell office:value-type="string" calcext:value-type="string">
            <text:p>8568</text:p>
          </table:table-cell>
          <table:table-cell office:value-type="string" calcext:value-type="string">
            <text:p>Desk 8568</text:p>
          </table:table-cell>
          <table:table-cell office:value-type="string" calcext:value-type="string">
            <text:p>856</text:p>
          </table:table-cell>
          <table:table-cell office:value-type="string" calcext:value-type="string">
            <text:p>Team 856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699</text:p>
          </table:table-cell>
          <table:table-cell office:value-type="string" calcext:value-type="string">
            <text:p>Product 85699</text:p>
          </table:table-cell>
          <table:table-cell office:value-type="string" calcext:value-type="string">
            <text:p>8569</text:p>
          </table:table-cell>
          <table:table-cell office:value-type="string" calcext:value-type="string">
            <text:p>Desk 8569</text:p>
          </table:table-cell>
          <table:table-cell office:value-type="string" calcext:value-type="string">
            <text:p>856</text:p>
          </table:table-cell>
          <table:table-cell office:value-type="string" calcext:value-type="string">
            <text:p>Team 856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5847</text:p>
          </table:table-cell>
          <table:table-cell office:value-type="string" calcext:value-type="string">
            <text:p>Product 85847</text:p>
          </table:table-cell>
          <table:table-cell office:value-type="string" calcext:value-type="string">
            <text:p>8584</text:p>
          </table:table-cell>
          <table:table-cell office:value-type="string" calcext:value-type="string">
            <text:p>Desk 8584</text:p>
          </table:table-cell>
          <table:table-cell office:value-type="string" calcext:value-type="string">
            <text:p>858</text:p>
          </table:table-cell>
          <table:table-cell office:value-type="string" calcext:value-type="string">
            <text:p>Team 85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Business Line 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132</text:p>
          </table:table-cell>
          <table:table-cell office:value-type="string" calcext:value-type="string">
            <text:p>Product 86132</text:p>
          </table:table-cell>
          <table:table-cell office:value-type="string" calcext:value-type="string">
            <text:p>8613</text:p>
          </table:table-cell>
          <table:table-cell office:value-type="string" calcext:value-type="string">
            <text:p>Desk 8613</text:p>
          </table:table-cell>
          <table:table-cell office:value-type="string" calcext:value-type="string">
            <text:p>861</text:p>
          </table:table-cell>
          <table:table-cell office:value-type="string" calcext:value-type="string">
            <text:p>Team 86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178</text:p>
          </table:table-cell>
          <table:table-cell office:value-type="string" calcext:value-type="string">
            <text:p>Product 86178</text:p>
          </table:table-cell>
          <table:table-cell office:value-type="string" calcext:value-type="string">
            <text:p>8617</text:p>
          </table:table-cell>
          <table:table-cell office:value-type="string" calcext:value-type="string">
            <text:p>Desk 8617</text:p>
          </table:table-cell>
          <table:table-cell office:value-type="string" calcext:value-type="string">
            <text:p>861</text:p>
          </table:table-cell>
          <table:table-cell office:value-type="string" calcext:value-type="string">
            <text:p>Team 861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249</text:p>
          </table:table-cell>
          <table:table-cell office:value-type="string" calcext:value-type="string">
            <text:p>Product 86249</text:p>
          </table:table-cell>
          <table:table-cell office:value-type="string" calcext:value-type="string">
            <text:p>8624</text:p>
          </table:table-cell>
          <table:table-cell office:value-type="string" calcext:value-type="string">
            <text:p>Desk 8624</text:p>
          </table:table-cell>
          <table:table-cell office:value-type="string" calcext:value-type="string">
            <text:p>862</text:p>
          </table:table-cell>
          <table:table-cell office:value-type="string" calcext:value-type="string">
            <text:p>Team 862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675</text:p>
          </table:table-cell>
          <table:table-cell office:value-type="string" calcext:value-type="string">
            <text:p>Product 86675</text:p>
          </table:table-cell>
          <table:table-cell office:value-type="string" calcext:value-type="string">
            <text:p>8667</text:p>
          </table:table-cell>
          <table:table-cell office:value-type="string" calcext:value-type="string">
            <text:p>Desk 8667</text:p>
          </table:table-cell>
          <table:table-cell office:value-type="string" calcext:value-type="string">
            <text:p>866</text:p>
          </table:table-cell>
          <table:table-cell office:value-type="string" calcext:value-type="string">
            <text:p>Team 86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826</text:p>
          </table:table-cell>
          <table:table-cell office:value-type="string" calcext:value-type="string">
            <text:p>Product 86826</text:p>
          </table:table-cell>
          <table:table-cell office:value-type="string" calcext:value-type="string">
            <text:p>8682</text:p>
          </table:table-cell>
          <table:table-cell office:value-type="string" calcext:value-type="string">
            <text:p>Desk 8682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Team 86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6966</text:p>
          </table:table-cell>
          <table:table-cell office:value-type="string" calcext:value-type="string">
            <text:p>Product 86966</text:p>
          </table:table-cell>
          <table:table-cell office:value-type="string" calcext:value-type="string">
            <text:p>8696</text:p>
          </table:table-cell>
          <table:table-cell office:value-type="string" calcext:value-type="string">
            <text:p>Desk 8696</text:p>
          </table:table-cell>
          <table:table-cell office:value-type="string" calcext:value-type="string">
            <text:p>869</text:p>
          </table:table-cell>
          <table:table-cell office:value-type="string" calcext:value-type="string">
            <text:p>Team 86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Business Line 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238</text:p>
          </table:table-cell>
          <table:table-cell office:value-type="string" calcext:value-type="string">
            <text:p>Product 87238</text:p>
          </table:table-cell>
          <table:table-cell office:value-type="string" calcext:value-type="string">
            <text:p>8723</text:p>
          </table:table-cell>
          <table:table-cell office:value-type="string" calcext:value-type="string">
            <text:p>Desk 8723</text:p>
          </table:table-cell>
          <table:table-cell office:value-type="string" calcext:value-type="string">
            <text:p>872</text:p>
          </table:table-cell>
          <table:table-cell office:value-type="string" calcext:value-type="string">
            <text:p>Team 87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usiness Line 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248</text:p>
          </table:table-cell>
          <table:table-cell office:value-type="string" calcext:value-type="string">
            <text:p>Product 87248</text:p>
          </table:table-cell>
          <table:table-cell office:value-type="string" calcext:value-type="string">
            <text:p>8724</text:p>
          </table:table-cell>
          <table:table-cell office:value-type="string" calcext:value-type="string">
            <text:p>Desk 8724</text:p>
          </table:table-cell>
          <table:table-cell office:value-type="string" calcext:value-type="string">
            <text:p>872</text:p>
          </table:table-cell>
          <table:table-cell office:value-type="string" calcext:value-type="string">
            <text:p>Team 87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usiness Line 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419</text:p>
          </table:table-cell>
          <table:table-cell office:value-type="string" calcext:value-type="string">
            <text:p>Product 87419</text:p>
          </table:table-cell>
          <table:table-cell office:value-type="string" calcext:value-type="string">
            <text:p>8741</text:p>
          </table:table-cell>
          <table:table-cell office:value-type="string" calcext:value-type="string">
            <text:p>Desk 8741</text:p>
          </table:table-cell>
          <table:table-cell office:value-type="string" calcext:value-type="string">
            <text:p>874</text:p>
          </table:table-cell>
          <table:table-cell office:value-type="string" calcext:value-type="string">
            <text:p>Team 87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usiness Line 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7998</text:p>
          </table:table-cell>
          <table:table-cell office:value-type="string" calcext:value-type="string">
            <text:p>Product 87998</text:p>
          </table:table-cell>
          <table:table-cell office:value-type="string" calcext:value-type="string">
            <text:p>8799</text:p>
          </table:table-cell>
          <table:table-cell office:value-type="string" calcext:value-type="string">
            <text:p>Desk 8799</text:p>
          </table:table-cell>
          <table:table-cell office:value-type="string" calcext:value-type="string">
            <text:p>879</text:p>
          </table:table-cell>
          <table:table-cell office:value-type="string" calcext:value-type="string">
            <text:p>Team 879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Business Line 8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233</text:p>
          </table:table-cell>
          <table:table-cell office:value-type="string" calcext:value-type="string">
            <text:p>Product 88233</text:p>
          </table:table-cell>
          <table:table-cell office:value-type="string" calcext:value-type="string">
            <text:p>8823</text:p>
          </table:table-cell>
          <table:table-cell office:value-type="string" calcext:value-type="string">
            <text:p>Desk 8823</text:p>
          </table:table-cell>
          <table:table-cell office:value-type="string" calcext:value-type="string">
            <text:p>882</text:p>
          </table:table-cell>
          <table:table-cell office:value-type="string" calcext:value-type="string">
            <text:p>Team 88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usiness Line 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429</text:p>
          </table:table-cell>
          <table:table-cell office:value-type="string" calcext:value-type="string">
            <text:p>Product 88429</text:p>
          </table:table-cell>
          <table:table-cell office:value-type="string" calcext:value-type="string">
            <text:p>8842</text:p>
          </table:table-cell>
          <table:table-cell office:value-type="string" calcext:value-type="string">
            <text:p>Desk 8842</text:p>
          </table:table-cell>
          <table:table-cell office:value-type="string" calcext:value-type="string">
            <text:p>884</text:p>
          </table:table-cell>
          <table:table-cell office:value-type="string" calcext:value-type="string">
            <text:p>Team 884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usiness Line 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558</text:p>
          </table:table-cell>
          <table:table-cell office:value-type="string" calcext:value-type="string">
            <text:p>Product 88558</text:p>
          </table:table-cell>
          <table:table-cell office:value-type="string" calcext:value-type="string">
            <text:p>8855</text:p>
          </table:table-cell>
          <table:table-cell office:value-type="string" calcext:value-type="string">
            <text:p>Desk 8855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Team 88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usiness Line 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814</text:p>
          </table:table-cell>
          <table:table-cell office:value-type="string" calcext:value-type="string">
            <text:p>Product 88814</text:p>
          </table:table-cell>
          <table:table-cell office:value-type="string" calcext:value-type="string">
            <text:p>8881</text:p>
          </table:table-cell>
          <table:table-cell office:value-type="string" calcext:value-type="string">
            <text:p>Desk 8881</text:p>
          </table:table-cell>
          <table:table-cell office:value-type="string" calcext:value-type="string">
            <text:p>888</text:p>
          </table:table-cell>
          <table:table-cell office:value-type="string" calcext:value-type="string">
            <text:p>Team 88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usiness Line 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8954</text:p>
          </table:table-cell>
          <table:table-cell office:value-type="string" calcext:value-type="string">
            <text:p>Product 88954</text:p>
          </table:table-cell>
          <table:table-cell office:value-type="string" calcext:value-type="string">
            <text:p>8895</text:p>
          </table:table-cell>
          <table:table-cell office:value-type="string" calcext:value-type="string">
            <text:p>Desk 8895</text:p>
          </table:table-cell>
          <table:table-cell office:value-type="string" calcext:value-type="string">
            <text:p>889</text:p>
          </table:table-cell>
          <table:table-cell office:value-type="string" calcext:value-type="string">
            <text:p>Team 889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Business Line 8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212</text:p>
          </table:table-cell>
          <table:table-cell office:value-type="string" calcext:value-type="string">
            <text:p>Product 89212</text:p>
          </table:table-cell>
          <table:table-cell office:value-type="string" calcext:value-type="string">
            <text:p>8921</text:p>
          </table:table-cell>
          <table:table-cell office:value-type="string" calcext:value-type="string">
            <text:p>Desk 8921</text:p>
          </table:table-cell>
          <table:table-cell office:value-type="string" calcext:value-type="string">
            <text:p>892</text:p>
          </table:table-cell>
          <table:table-cell office:value-type="string" calcext:value-type="string">
            <text:p>Team 89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359</text:p>
          </table:table-cell>
          <table:table-cell office:value-type="string" calcext:value-type="string">
            <text:p>Product 89359</text:p>
          </table:table-cell>
          <table:table-cell office:value-type="string" calcext:value-type="string">
            <text:p>8935</text:p>
          </table:table-cell>
          <table:table-cell office:value-type="string" calcext:value-type="string">
            <text:p>Desk 8935</text:p>
          </table:table-cell>
          <table:table-cell office:value-type="string" calcext:value-type="string">
            <text:p>893</text:p>
          </table:table-cell>
          <table:table-cell office:value-type="string" calcext:value-type="string">
            <text:p>Team 893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572</text:p>
          </table:table-cell>
          <table:table-cell office:value-type="string" calcext:value-type="string">
            <text:p>Product 89572</text:p>
          </table:table-cell>
          <table:table-cell office:value-type="string" calcext:value-type="string">
            <text:p>8957</text:p>
          </table:table-cell>
          <table:table-cell office:value-type="string" calcext:value-type="string">
            <text:p>Desk 8957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Team 8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578</text:p>
          </table:table-cell>
          <table:table-cell office:value-type="string" calcext:value-type="string">
            <text:p>Product 89578</text:p>
          </table:table-cell>
          <table:table-cell office:value-type="string" calcext:value-type="string">
            <text:p>8957</text:p>
          </table:table-cell>
          <table:table-cell office:value-type="string" calcext:value-type="string">
            <text:p>Desk 8957</text:p>
          </table:table-cell>
          <table:table-cell office:value-type="string" calcext:value-type="string">
            <text:p>895</text:p>
          </table:table-cell>
          <table:table-cell office:value-type="string" calcext:value-type="string">
            <text:p>Team 89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682</text:p>
          </table:table-cell>
          <table:table-cell office:value-type="string" calcext:value-type="string">
            <text:p>Product 89682</text:p>
          </table:table-cell>
          <table:table-cell office:value-type="string" calcext:value-type="string">
            <text:p>8968</text:p>
          </table:table-cell>
          <table:table-cell office:value-type="string" calcext:value-type="string">
            <text:p>Desk 8968</text:p>
          </table:table-cell>
          <table:table-cell office:value-type="string" calcext:value-type="string">
            <text:p>896</text:p>
          </table:table-cell>
          <table:table-cell office:value-type="string" calcext:value-type="string">
            <text:p>Team 89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693</text:p>
          </table:table-cell>
          <table:table-cell office:value-type="string" calcext:value-type="string">
            <text:p>Product 89693</text:p>
          </table:table-cell>
          <table:table-cell office:value-type="string" calcext:value-type="string">
            <text:p>8969</text:p>
          </table:table-cell>
          <table:table-cell office:value-type="string" calcext:value-type="string">
            <text:p>Desk 8969</text:p>
          </table:table-cell>
          <table:table-cell office:value-type="string" calcext:value-type="string">
            <text:p>896</text:p>
          </table:table-cell>
          <table:table-cell office:value-type="string" calcext:value-type="string">
            <text:p>Team 89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769</text:p>
          </table:table-cell>
          <table:table-cell office:value-type="string" calcext:value-type="string">
            <text:p>Product 89769</text:p>
          </table:table-cell>
          <table:table-cell office:value-type="string" calcext:value-type="string">
            <text:p>8976</text:p>
          </table:table-cell>
          <table:table-cell office:value-type="string" calcext:value-type="string">
            <text:p>Desk 8976</text:p>
          </table:table-cell>
          <table:table-cell office:value-type="string" calcext:value-type="string">
            <text:p>897</text:p>
          </table:table-cell>
          <table:table-cell office:value-type="string" calcext:value-type="string">
            <text:p>Team 897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89921</text:p>
          </table:table-cell>
          <table:table-cell office:value-type="string" calcext:value-type="string">
            <text:p>Product 89921</text:p>
          </table:table-cell>
          <table:table-cell office:value-type="string" calcext:value-type="string">
            <text:p>8992</text:p>
          </table:table-cell>
          <table:table-cell office:value-type="string" calcext:value-type="string">
            <text:p>Desk 8992</text:p>
          </table:table-cell>
          <table:table-cell office:value-type="string" calcext:value-type="string">
            <text:p>899</text:p>
          </table:table-cell>
          <table:table-cell office:value-type="string" calcext:value-type="string">
            <text:p>Team 899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Business Line 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sset Class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177</text:p>
          </table:table-cell>
          <table:table-cell office:value-type="string" calcext:value-type="string">
            <text:p>Product 91177</text:p>
          </table:table-cell>
          <table:table-cell office:value-type="string" calcext:value-type="string">
            <text:p>9117</text:p>
          </table:table-cell>
          <table:table-cell office:value-type="string" calcext:value-type="string">
            <text:p>Desk 9117</text:p>
          </table:table-cell>
          <table:table-cell office:value-type="string" calcext:value-type="string">
            <text:p>911</text:p>
          </table:table-cell>
          <table:table-cell office:value-type="string" calcext:value-type="string">
            <text:p>Team 911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211</text:p>
          </table:table-cell>
          <table:table-cell office:value-type="string" calcext:value-type="string">
            <text:p>Product 91211</text:p>
          </table:table-cell>
          <table:table-cell office:value-type="string" calcext:value-type="string">
            <text:p>9121</text:p>
          </table:table-cell>
          <table:table-cell office:value-type="string" calcext:value-type="string">
            <text:p>Desk 9121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Team 91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243</text:p>
          </table:table-cell>
          <table:table-cell office:value-type="string" calcext:value-type="string">
            <text:p>Product 91243</text:p>
          </table:table-cell>
          <table:table-cell office:value-type="string" calcext:value-type="string">
            <text:p>9124</text:p>
          </table:table-cell>
          <table:table-cell office:value-type="string" calcext:value-type="string">
            <text:p>Desk 9124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Team 91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271</text:p>
          </table:table-cell>
          <table:table-cell office:value-type="string" calcext:value-type="string">
            <text:p>Product 91271</text:p>
          </table:table-cell>
          <table:table-cell office:value-type="string" calcext:value-type="string">
            <text:p>9127</text:p>
          </table:table-cell>
          <table:table-cell office:value-type="string" calcext:value-type="string">
            <text:p>Desk 9127</text:p>
          </table:table-cell>
          <table:table-cell office:value-type="string" calcext:value-type="string">
            <text:p>912</text:p>
          </table:table-cell>
          <table:table-cell office:value-type="string" calcext:value-type="string">
            <text:p>Team 912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347</text:p>
          </table:table-cell>
          <table:table-cell office:value-type="string" calcext:value-type="string">
            <text:p>Product 91347</text:p>
          </table:table-cell>
          <table:table-cell office:value-type="string" calcext:value-type="string">
            <text:p>9134</text:p>
          </table:table-cell>
          <table:table-cell office:value-type="string" calcext:value-type="string">
            <text:p>Desk 9134</text:p>
          </table:table-cell>
          <table:table-cell office:value-type="string" calcext:value-type="string">
            <text:p>913</text:p>
          </table:table-cell>
          <table:table-cell office:value-type="string" calcext:value-type="string">
            <text:p>Team 913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449</text:p>
          </table:table-cell>
          <table:table-cell office:value-type="string" calcext:value-type="string">
            <text:p>Product 91449</text:p>
          </table:table-cell>
          <table:table-cell office:value-type="string" calcext:value-type="string">
            <text:p>9144</text:p>
          </table:table-cell>
          <table:table-cell office:value-type="string" calcext:value-type="string">
            <text:p>Desk 9144</text:p>
          </table:table-cell>
          <table:table-cell office:value-type="string" calcext:value-type="string">
            <text:p>914</text:p>
          </table:table-cell>
          <table:table-cell office:value-type="string" calcext:value-type="string">
            <text:p>Team 914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623</text:p>
          </table:table-cell>
          <table:table-cell office:value-type="string" calcext:value-type="string">
            <text:p>Product 91623</text:p>
          </table:table-cell>
          <table:table-cell office:value-type="string" calcext:value-type="string">
            <text:p>9162</text:p>
          </table:table-cell>
          <table:table-cell office:value-type="string" calcext:value-type="string">
            <text:p>Desk 9162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Team 916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626</text:p>
          </table:table-cell>
          <table:table-cell office:value-type="string" calcext:value-type="string">
            <text:p>Product 91626</text:p>
          </table:table-cell>
          <table:table-cell office:value-type="string" calcext:value-type="string">
            <text:p>9162</text:p>
          </table:table-cell>
          <table:table-cell office:value-type="string" calcext:value-type="string">
            <text:p>Desk 9162</text:p>
          </table:table-cell>
          <table:table-cell office:value-type="string" calcext:value-type="string">
            <text:p>916</text:p>
          </table:table-cell>
          <table:table-cell office:value-type="string" calcext:value-type="string">
            <text:p>Team 916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849</text:p>
          </table:table-cell>
          <table:table-cell office:value-type="string" calcext:value-type="string">
            <text:p>Product 91849</text:p>
          </table:table-cell>
          <table:table-cell office:value-type="string" calcext:value-type="string">
            <text:p>9184</text:p>
          </table:table-cell>
          <table:table-cell office:value-type="string" calcext:value-type="string">
            <text:p>Desk 9184</text:p>
          </table:table-cell>
          <table:table-cell office:value-type="string" calcext:value-type="string">
            <text:p>918</text:p>
          </table:table-cell>
          <table:table-cell office:value-type="string" calcext:value-type="string">
            <text:p>Team 918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1941</text:p>
          </table:table-cell>
          <table:table-cell office:value-type="string" calcext:value-type="string">
            <text:p>Product 91941</text:p>
          </table:table-cell>
          <table:table-cell office:value-type="string" calcext:value-type="string">
            <text:p>9194</text:p>
          </table:table-cell>
          <table:table-cell office:value-type="string" calcext:value-type="string">
            <text:p>Desk 9194</text:p>
          </table:table-cell>
          <table:table-cell office:value-type="string" calcext:value-type="string">
            <text:p>919</text:p>
          </table:table-cell>
          <table:table-cell office:value-type="string" calcext:value-type="string">
            <text:p>Team 919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usiness Line 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185</text:p>
          </table:table-cell>
          <table:table-cell office:value-type="string" calcext:value-type="string">
            <text:p>Product 92185</text:p>
          </table:table-cell>
          <table:table-cell office:value-type="string" calcext:value-type="string">
            <text:p>9218</text:p>
          </table:table-cell>
          <table:table-cell office:value-type="string" calcext:value-type="string">
            <text:p>Desk 9218</text:p>
          </table:table-cell>
          <table:table-cell office:value-type="string" calcext:value-type="string">
            <text:p>921</text:p>
          </table:table-cell>
          <table:table-cell office:value-type="string" calcext:value-type="string">
            <text:p>Team 92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usiness Line 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416</text:p>
          </table:table-cell>
          <table:table-cell office:value-type="string" calcext:value-type="string">
            <text:p>Product 92416</text:p>
          </table:table-cell>
          <table:table-cell office:value-type="string" calcext:value-type="string">
            <text:p>9241</text:p>
          </table:table-cell>
          <table:table-cell office:value-type="string" calcext:value-type="string">
            <text:p>Desk 9241</text:p>
          </table:table-cell>
          <table:table-cell office:value-type="string" calcext:value-type="string">
            <text:p>924</text:p>
          </table:table-cell>
          <table:table-cell office:value-type="string" calcext:value-type="string">
            <text:p>Team 924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usiness Line 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591</text:p>
          </table:table-cell>
          <table:table-cell office:value-type="string" calcext:value-type="string">
            <text:p>Product 92591</text:p>
          </table:table-cell>
          <table:table-cell office:value-type="string" calcext:value-type="string">
            <text:p>9259</text:p>
          </table:table-cell>
          <table:table-cell office:value-type="string" calcext:value-type="string">
            <text:p>Desk 9259</text:p>
          </table:table-cell>
          <table:table-cell office:value-type="string" calcext:value-type="string">
            <text:p>925</text:p>
          </table:table-cell>
          <table:table-cell office:value-type="string" calcext:value-type="string">
            <text:p>Team 92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usiness Line 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899</text:p>
          </table:table-cell>
          <table:table-cell office:value-type="string" calcext:value-type="string">
            <text:p>Product 92899</text:p>
          </table:table-cell>
          <table:table-cell office:value-type="string" calcext:value-type="string">
            <text:p>9289</text:p>
          </table:table-cell>
          <table:table-cell office:value-type="string" calcext:value-type="string">
            <text:p>Desk 9289</text:p>
          </table:table-cell>
          <table:table-cell office:value-type="string" calcext:value-type="string">
            <text:p>928</text:p>
          </table:table-cell>
          <table:table-cell office:value-type="string" calcext:value-type="string">
            <text:p>Team 92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usiness Line 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2932</text:p>
          </table:table-cell>
          <table:table-cell office:value-type="string" calcext:value-type="string">
            <text:p>Product 92932</text:p>
          </table:table-cell>
          <table:table-cell office:value-type="string" calcext:value-type="string">
            <text:p>9293</text:p>
          </table:table-cell>
          <table:table-cell office:value-type="string" calcext:value-type="string">
            <text:p>Desk 9293</text:p>
          </table:table-cell>
          <table:table-cell office:value-type="string" calcext:value-type="string">
            <text:p>929</text:p>
          </table:table-cell>
          <table:table-cell office:value-type="string" calcext:value-type="string">
            <text:p>Team 929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Business Line 9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213</text:p>
          </table:table-cell>
          <table:table-cell office:value-type="string" calcext:value-type="string">
            <text:p>Product 93213</text:p>
          </table:table-cell>
          <table:table-cell office:value-type="string" calcext:value-type="string">
            <text:p>9321</text:p>
          </table:table-cell>
          <table:table-cell office:value-type="string" calcext:value-type="string">
            <text:p>Desk 9321</text:p>
          </table:table-cell>
          <table:table-cell office:value-type="string" calcext:value-type="string">
            <text:p>932</text:p>
          </table:table-cell>
          <table:table-cell office:value-type="string" calcext:value-type="string">
            <text:p>Team 93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usiness Line 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512</text:p>
          </table:table-cell>
          <table:table-cell office:value-type="string" calcext:value-type="string">
            <text:p>Product 93512</text:p>
          </table:table-cell>
          <table:table-cell office:value-type="string" calcext:value-type="string">
            <text:p>9351</text:p>
          </table:table-cell>
          <table:table-cell office:value-type="string" calcext:value-type="string">
            <text:p>Desk 9351</text:p>
          </table:table-cell>
          <table:table-cell office:value-type="string" calcext:value-type="string">
            <text:p>935</text:p>
          </table:table-cell>
          <table:table-cell office:value-type="string" calcext:value-type="string">
            <text:p>Team 93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usiness Line 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848</text:p>
          </table:table-cell>
          <table:table-cell office:value-type="string" calcext:value-type="string">
            <text:p>Product 93848</text:p>
          </table:table-cell>
          <table:table-cell office:value-type="string" calcext:value-type="string">
            <text:p>9384</text:p>
          </table:table-cell>
          <table:table-cell office:value-type="string" calcext:value-type="string">
            <text:p>Desk 9384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Team 938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usiness Line 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866</text:p>
          </table:table-cell>
          <table:table-cell office:value-type="string" calcext:value-type="string">
            <text:p>Product 93866</text:p>
          </table:table-cell>
          <table:table-cell office:value-type="string" calcext:value-type="string">
            <text:p>9386</text:p>
          </table:table-cell>
          <table:table-cell office:value-type="string" calcext:value-type="string">
            <text:p>Desk 9386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Team 938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usiness Line 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3893</text:p>
          </table:table-cell>
          <table:table-cell office:value-type="string" calcext:value-type="string">
            <text:p>Product 93893</text:p>
          </table:table-cell>
          <table:table-cell office:value-type="string" calcext:value-type="string">
            <text:p>9389</text:p>
          </table:table-cell>
          <table:table-cell office:value-type="string" calcext:value-type="string">
            <text:p>Desk 9389</text:p>
          </table:table-cell>
          <table:table-cell office:value-type="string" calcext:value-type="string">
            <text:p>938</text:p>
          </table:table-cell>
          <table:table-cell office:value-type="string" calcext:value-type="string">
            <text:p>Team 938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Business Line 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154</text:p>
          </table:table-cell>
          <table:table-cell office:value-type="string" calcext:value-type="string">
            <text:p>Product 94154</text:p>
          </table:table-cell>
          <table:table-cell office:value-type="string" calcext:value-type="string">
            <text:p>9415</text:p>
          </table:table-cell>
          <table:table-cell office:value-type="string" calcext:value-type="string">
            <text:p>Desk 9415</text:p>
          </table:table-cell>
          <table:table-cell office:value-type="string" calcext:value-type="string">
            <text:p>941</text:p>
          </table:table-cell>
          <table:table-cell office:value-type="string" calcext:value-type="string">
            <text:p>Team 941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271</text:p>
          </table:table-cell>
          <table:table-cell office:value-type="string" calcext:value-type="string">
            <text:p>Product 94271</text:p>
          </table:table-cell>
          <table:table-cell office:value-type="string" calcext:value-type="string">
            <text:p>9427</text:p>
          </table:table-cell>
          <table:table-cell office:value-type="string" calcext:value-type="string">
            <text:p>Desk 9427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Team 94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285</text:p>
          </table:table-cell>
          <table:table-cell office:value-type="string" calcext:value-type="string">
            <text:p>Product 94285</text:p>
          </table:table-cell>
          <table:table-cell office:value-type="string" calcext:value-type="string">
            <text:p>9428</text:p>
          </table:table-cell>
          <table:table-cell office:value-type="string" calcext:value-type="string">
            <text:p>Desk 9428</text:p>
          </table:table-cell>
          <table:table-cell office:value-type="string" calcext:value-type="string">
            <text:p>942</text:p>
          </table:table-cell>
          <table:table-cell office:value-type="string" calcext:value-type="string">
            <text:p>Team 942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591</text:p>
          </table:table-cell>
          <table:table-cell office:value-type="string" calcext:value-type="string">
            <text:p>Product 94591</text:p>
          </table:table-cell>
          <table:table-cell office:value-type="string" calcext:value-type="string">
            <text:p>9459</text:p>
          </table:table-cell>
          <table:table-cell office:value-type="string" calcext:value-type="string">
            <text:p>Desk 9459</text:p>
          </table:table-cell>
          <table:table-cell office:value-type="string" calcext:value-type="string">
            <text:p>945</text:p>
          </table:table-cell>
          <table:table-cell office:value-type="string" calcext:value-type="string">
            <text:p>Team 9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592</text:p>
          </table:table-cell>
          <table:table-cell office:value-type="string" calcext:value-type="string">
            <text:p>Product 94592</text:p>
          </table:table-cell>
          <table:table-cell office:value-type="string" calcext:value-type="string">
            <text:p>9459</text:p>
          </table:table-cell>
          <table:table-cell office:value-type="string" calcext:value-type="string">
            <text:p>Desk 9459</text:p>
          </table:table-cell>
          <table:table-cell office:value-type="string" calcext:value-type="string">
            <text:p>945</text:p>
          </table:table-cell>
          <table:table-cell office:value-type="string" calcext:value-type="string">
            <text:p>Team 9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814</text:p>
          </table:table-cell>
          <table:table-cell office:value-type="string" calcext:value-type="string">
            <text:p>Product 94814</text:p>
          </table:table-cell>
          <table:table-cell office:value-type="string" calcext:value-type="string">
            <text:p>9481</text:p>
          </table:table-cell>
          <table:table-cell office:value-type="string" calcext:value-type="string">
            <text:p>Desk 9481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Team 948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4917</text:p>
          </table:table-cell>
          <table:table-cell office:value-type="string" calcext:value-type="string">
            <text:p>Product 94917</text:p>
          </table:table-cell>
          <table:table-cell office:value-type="string" calcext:value-type="string">
            <text:p>9491</text:p>
          </table:table-cell>
          <table:table-cell office:value-type="string" calcext:value-type="string">
            <text:p>Desk 9491</text:p>
          </table:table-cell>
          <table:table-cell office:value-type="string" calcext:value-type="string">
            <text:p>949</text:p>
          </table:table-cell>
          <table:table-cell office:value-type="string" calcext:value-type="string">
            <text:p>Team 949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Business Line 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5614</text:p>
          </table:table-cell>
          <table:table-cell office:value-type="string" calcext:value-type="string">
            <text:p>Product 95614</text:p>
          </table:table-cell>
          <table:table-cell office:value-type="string" calcext:value-type="string">
            <text:p>9561</text:p>
          </table:table-cell>
          <table:table-cell office:value-type="string" calcext:value-type="string">
            <text:p>Desk 9561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Team 95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Business Line 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5666</text:p>
          </table:table-cell>
          <table:table-cell office:value-type="string" calcext:value-type="string">
            <text:p>Product 95666</text:p>
          </table:table-cell>
          <table:table-cell office:value-type="string" calcext:value-type="string">
            <text:p>9566</text:p>
          </table:table-cell>
          <table:table-cell office:value-type="string" calcext:value-type="string">
            <text:p>Desk 9566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Team 95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Business Line 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5679</text:p>
          </table:table-cell>
          <table:table-cell office:value-type="string" calcext:value-type="string">
            <text:p>Product 95679</text:p>
          </table:table-cell>
          <table:table-cell office:value-type="string" calcext:value-type="string">
            <text:p>9567</text:p>
          </table:table-cell>
          <table:table-cell office:value-type="string" calcext:value-type="string">
            <text:p>Desk 9567</text:p>
          </table:table-cell>
          <table:table-cell office:value-type="string" calcext:value-type="string">
            <text:p>956</text:p>
          </table:table-cell>
          <table:table-cell office:value-type="string" calcext:value-type="string">
            <text:p>Team 95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Business Line 9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111</text:p>
          </table:table-cell>
          <table:table-cell office:value-type="string" calcext:value-type="string">
            <text:p>Product 96111</text:p>
          </table:table-cell>
          <table:table-cell office:value-type="string" calcext:value-type="string">
            <text:p>9611</text:p>
          </table:table-cell>
          <table:table-cell office:value-type="string" calcext:value-type="string">
            <text:p>Desk 9611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Team 96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129</text:p>
          </table:table-cell>
          <table:table-cell office:value-type="string" calcext:value-type="string">
            <text:p>Product 96129</text:p>
          </table:table-cell>
          <table:table-cell office:value-type="string" calcext:value-type="string">
            <text:p>9612</text:p>
          </table:table-cell>
          <table:table-cell office:value-type="string" calcext:value-type="string">
            <text:p>Desk 9612</text:p>
          </table:table-cell>
          <table:table-cell office:value-type="string" calcext:value-type="string">
            <text:p>961</text:p>
          </table:table-cell>
          <table:table-cell office:value-type="string" calcext:value-type="string">
            <text:p>Team 961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221</text:p>
          </table:table-cell>
          <table:table-cell office:value-type="string" calcext:value-type="string">
            <text:p>Product 96221</text:p>
          </table:table-cell>
          <table:table-cell office:value-type="string" calcext:value-type="string">
            <text:p>9622</text:p>
          </table:table-cell>
          <table:table-cell office:value-type="string" calcext:value-type="string">
            <text:p>Desk 9622</text:p>
          </table:table-cell>
          <table:table-cell office:value-type="string" calcext:value-type="string">
            <text:p>962</text:p>
          </table:table-cell>
          <table:table-cell office:value-type="string" calcext:value-type="string">
            <text:p>Team 962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542</text:p>
          </table:table-cell>
          <table:table-cell office:value-type="string" calcext:value-type="string">
            <text:p>Product 96542</text:p>
          </table:table-cell>
          <table:table-cell office:value-type="string" calcext:value-type="string">
            <text:p>9654</text:p>
          </table:table-cell>
          <table:table-cell office:value-type="string" calcext:value-type="string">
            <text:p>Desk 9654</text:p>
          </table:table-cell>
          <table:table-cell office:value-type="string" calcext:value-type="string">
            <text:p>965</text:p>
          </table:table-cell>
          <table:table-cell office:value-type="string" calcext:value-type="string">
            <text:p>Team 96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695</text:p>
          </table:table-cell>
          <table:table-cell office:value-type="string" calcext:value-type="string">
            <text:p>Product 96695</text:p>
          </table:table-cell>
          <table:table-cell office:value-type="string" calcext:value-type="string">
            <text:p>9669</text:p>
          </table:table-cell>
          <table:table-cell office:value-type="string" calcext:value-type="string">
            <text:p>Desk 9669</text:p>
          </table:table-cell>
          <table:table-cell office:value-type="string" calcext:value-type="string">
            <text:p>966</text:p>
          </table:table-cell>
          <table:table-cell office:value-type="string" calcext:value-type="string">
            <text:p>Team 96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6771</text:p>
          </table:table-cell>
          <table:table-cell office:value-type="string" calcext:value-type="string">
            <text:p>Product 96771</text:p>
          </table:table-cell>
          <table:table-cell office:value-type="string" calcext:value-type="string">
            <text:p>9677</text:p>
          </table:table-cell>
          <table:table-cell office:value-type="string" calcext:value-type="string">
            <text:p>Desk 9677</text:p>
          </table:table-cell>
          <table:table-cell office:value-type="string" calcext:value-type="string">
            <text:p>967</text:p>
          </table:table-cell>
          <table:table-cell office:value-type="string" calcext:value-type="string">
            <text:p>Team 96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Business Line 9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126</text:p>
          </table:table-cell>
          <table:table-cell office:value-type="string" calcext:value-type="string">
            <text:p>Product 97126</text:p>
          </table:table-cell>
          <table:table-cell office:value-type="string" calcext:value-type="string">
            <text:p>9712</text:p>
          </table:table-cell>
          <table:table-cell office:value-type="string" calcext:value-type="string">
            <text:p>Desk 9712</text:p>
          </table:table-cell>
          <table:table-cell office:value-type="string" calcext:value-type="string">
            <text:p>971</text:p>
          </table:table-cell>
          <table:table-cell office:value-type="string" calcext:value-type="string">
            <text:p>Team 97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usiness Line 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152</text:p>
          </table:table-cell>
          <table:table-cell office:value-type="string" calcext:value-type="string">
            <text:p>Product 97152</text:p>
          </table:table-cell>
          <table:table-cell office:value-type="string" calcext:value-type="string">
            <text:p>9715</text:p>
          </table:table-cell>
          <table:table-cell office:value-type="string" calcext:value-type="string">
            <text:p>Desk 9715</text:p>
          </table:table-cell>
          <table:table-cell office:value-type="string" calcext:value-type="string">
            <text:p>971</text:p>
          </table:table-cell>
          <table:table-cell office:value-type="string" calcext:value-type="string">
            <text:p>Team 971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usiness Line 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255</text:p>
          </table:table-cell>
          <table:table-cell office:value-type="string" calcext:value-type="string">
            <text:p>Product 97255</text:p>
          </table:table-cell>
          <table:table-cell office:value-type="string" calcext:value-type="string">
            <text:p>9725</text:p>
          </table:table-cell>
          <table:table-cell office:value-type="string" calcext:value-type="string">
            <text:p>Desk 9725</text:p>
          </table:table-cell>
          <table:table-cell office:value-type="string" calcext:value-type="string">
            <text:p>972</text:p>
          </table:table-cell>
          <table:table-cell office:value-type="string" calcext:value-type="string">
            <text:p>Team 972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usiness Line 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955</text:p>
          </table:table-cell>
          <table:table-cell office:value-type="string" calcext:value-type="string">
            <text:p>Product 97955</text:p>
          </table:table-cell>
          <table:table-cell office:value-type="string" calcext:value-type="string">
            <text:p>9795</text:p>
          </table:table-cell>
          <table:table-cell office:value-type="string" calcext:value-type="string">
            <text:p>Desk 9795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Team 9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usiness Line 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7969</text:p>
          </table:table-cell>
          <table:table-cell office:value-type="string" calcext:value-type="string">
            <text:p>Product 97969</text:p>
          </table:table-cell>
          <table:table-cell office:value-type="string" calcext:value-type="string">
            <text:p>9796</text:p>
          </table:table-cell>
          <table:table-cell office:value-type="string" calcext:value-type="string">
            <text:p>Desk 9796</text:p>
          </table:table-cell>
          <table:table-cell office:value-type="string" calcext:value-type="string">
            <text:p>979</text:p>
          </table:table-cell>
          <table:table-cell office:value-type="string" calcext:value-type="string">
            <text:p>Team 979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Business Line 9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8832</text:p>
          </table:table-cell>
          <table:table-cell office:value-type="string" calcext:value-type="string">
            <text:p>Product 98832</text:p>
          </table:table-cell>
          <table:table-cell office:value-type="string" calcext:value-type="string">
            <text:p>9883</text:p>
          </table:table-cell>
          <table:table-cell office:value-type="string" calcext:value-type="string">
            <text:p>Desk 9883</text:p>
          </table:table-cell>
          <table:table-cell office:value-type="string" calcext:value-type="string">
            <text:p>988</text:p>
          </table:table-cell>
          <table:table-cell office:value-type="string" calcext:value-type="string">
            <text:p>Team 988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siness Line 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8942</text:p>
          </table:table-cell>
          <table:table-cell office:value-type="string" calcext:value-type="string">
            <text:p>Product 98942</text:p>
          </table:table-cell>
          <table:table-cell office:value-type="string" calcext:value-type="string">
            <text:p>9894</text:p>
          </table:table-cell>
          <table:table-cell office:value-type="string" calcext:value-type="string">
            <text:p>Desk 9894</text:p>
          </table:table-cell>
          <table:table-cell office:value-type="string" calcext:value-type="string">
            <text:p>989</text:p>
          </table:table-cell>
          <table:table-cell office:value-type="string" calcext:value-type="string">
            <text:p>Team 989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siness Line 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381</text:p>
          </table:table-cell>
          <table:table-cell office:value-type="string" calcext:value-type="string">
            <text:p>Product 99381</text:p>
          </table:table-cell>
          <table:table-cell office:value-type="string" calcext:value-type="string">
            <text:p>9938</text:p>
          </table:table-cell>
          <table:table-cell office:value-type="string" calcext:value-type="string">
            <text:p>Desk 9938</text:p>
          </table:table-cell>
          <table:table-cell office:value-type="string" calcext:value-type="string">
            <text:p>993</text:p>
          </table:table-cell>
          <table:table-cell office:value-type="string" calcext:value-type="string">
            <text:p>Team 993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usiness Line 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535</text:p>
          </table:table-cell>
          <table:table-cell office:value-type="string" calcext:value-type="string">
            <text:p>Product 99535</text:p>
          </table:table-cell>
          <table:table-cell office:value-type="string" calcext:value-type="string">
            <text:p>9953</text:p>
          </table:table-cell>
          <table:table-cell office:value-type="string" calcext:value-type="string">
            <text:p>Desk 9953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Team 995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usiness Line 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562</text:p>
          </table:table-cell>
          <table:table-cell office:value-type="string" calcext:value-type="string">
            <text:p>Product 99562</text:p>
          </table:table-cell>
          <table:table-cell office:value-type="string" calcext:value-type="string">
            <text:p>9956</text:p>
          </table:table-cell>
          <table:table-cell office:value-type="string" calcext:value-type="string">
            <text:p>Desk 9956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Team 995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usiness Line 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642</text:p>
          </table:table-cell>
          <table:table-cell office:value-type="string" calcext:value-type="string">
            <text:p>Product 99642</text:p>
          </table:table-cell>
          <table:table-cell office:value-type="string" calcext:value-type="string">
            <text:p>9964</text:p>
          </table:table-cell>
          <table:table-cell office:value-type="string" calcext:value-type="string">
            <text:p>Desk 9964</text:p>
          </table:table-cell>
          <table:table-cell office:value-type="string" calcext:value-type="string">
            <text:p>996</text:p>
          </table:table-cell>
          <table:table-cell office:value-type="string" calcext:value-type="string">
            <text:p>Team 99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usiness Line 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99947</text:p>
          </table:table-cell>
          <table:table-cell office:value-type="string" calcext:value-type="string">
            <text:p>Product 99947</text:p>
          </table:table-cell>
          <table:table-cell office:value-type="string" calcext:value-type="string">
            <text:p>9994</text:p>
          </table:table-cell>
          <table:table-cell office:value-type="string" calcext:value-type="string">
            <text:p>Desk 9994</text:p>
          </table:table-cell>
          <table:table-cell office:value-type="string" calcext:value-type="string">
            <text:p>999</text:p>
          </table:table-cell>
          <table:table-cell office:value-type="string" calcext:value-type="string">
            <text:p>Team 999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Business Line 9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sset Class 9</text:p>
          </table:table-cell>
          <table:table-cell table:number-columns-repeated="1014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s" table:style-name="ta1">
        <office:forms form:automatic-focus="false" form:apply-design-mode="false"/>
        <table:table-column table:style-name="co1" table:number-columns-repeated="6" table:default-cell-style-name="ce2"/>
        <table:table-column table:style-name="co2" table:default-cell-style-name="ce2"/>
        <table:table-column table:style-name="co1" table:number-columns-repeated="3" table:default-cell-style-name="ce2"/>
        <table:table-column table:style-name="co3" table:number-columns-repeated="1014" table:default-cell-style-name="ce2"/>
        <table:table-row table:style-name="ro1">
          <table:table-cell table:style-name="ce1" office:value-type="string" calcext:value-type="string">
            <text:p>product_code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desk_code</text:p>
          </table:table-cell>
          <table:table-cell table:style-name="ce1" office:value-type="string" calcext:value-type="string">
            <text:p>desk</text:p>
          </table:table-cell>
          <table:table-cell table:style-name="ce1" office:value-type="string" calcext:value-type="string">
            <text:p>team_code</text:p>
          </table:table-cell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business_line_code</text:p>
          </table:table-cell>
          <table:table-cell table:style-name="ce1" office:value-type="string" calcext:value-type="string">
            <text:p>business_line</text:p>
          </table:table-cell>
          <table:table-cell table:style-name="ce1" office:value-type="string" calcext:value-type="string">
            <text:p>asset_class_code</text:p>
          </table:table-cell>
          <table:table-cell table:style-name="ce1" office:value-type="string" calcext:value-type="string">
            <text:p>asset_class</text:p>
          </table:table-cell>
          <table:table-cell table:number-columns-repeated="1014"/>
        </table:table-row>
        <table:table-row table:style-name="ro1">
          <table:table-cell table:formula="of:=[.C2]&amp;RANDBETWEEN(1;9)" office:value-type="string" office:string-value="18738" calcext:value-type="string">
            <text:p>18738</text:p>
          </table:table-cell>
          <table:table-cell table:formula="of:=&quot;Product &quot;&amp;[.A2]" office:value-type="string" office:string-value="Product 18738" calcext:value-type="string">
            <text:p>Product 18738</text:p>
          </table:table-cell>
          <table:table-cell table:formula="of:=[.E2]&amp;RANDBETWEEN(1;9)" office:value-type="string" office:string-value="1873" calcext:value-type="string">
            <text:p>1873</text:p>
          </table:table-cell>
          <table:table-cell table:formula="of:=&quot;Desk &quot;&amp;[.C2]" office:value-type="string" office:string-value="Desk 1873" calcext:value-type="string">
            <text:p>Desk 1873</text:p>
          </table:table-cell>
          <table:table-cell table:formula="of:=[.G2]&amp;RANDBETWEEN(1;9)" office:value-type="string" office:string-value="187" calcext:value-type="string">
            <text:p>187</text:p>
          </table:table-cell>
          <table:table-cell table:formula="of:=&quot;Team &quot;&amp;[.E2]" office:value-type="string" office:string-value="Team 187" calcext:value-type="string">
            <text:p>Team 187</text:p>
          </table:table-cell>
          <table:table-cell table:formula="of:=[.I2]&amp;RANDBETWEEN(1;9)" office:value-type="string" office:string-value="18" calcext:value-type="string">
            <text:p>18</text:p>
          </table:table-cell>
          <table:table-cell table:formula="of:=&quot;Business Line &quot;&amp;[.G2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]&amp;RANDBETWEEN(1;9)" office:value-type="string" office:string-value="23371" calcext:value-type="string">
            <text:p>23371</text:p>
          </table:table-cell>
          <table:table-cell table:formula="of:=&quot;Product &quot;&amp;[.A3]" office:value-type="string" office:string-value="Product 23371" calcext:value-type="string">
            <text:p>Product 23371</text:p>
          </table:table-cell>
          <table:table-cell table:formula="of:=[.E3]&amp;RANDBETWEEN(1;9)" office:value-type="string" office:string-value="2337" calcext:value-type="string">
            <text:p>2337</text:p>
          </table:table-cell>
          <table:table-cell table:formula="of:=&quot;Desk &quot;&amp;[.C3]" office:value-type="string" office:string-value="Desk 2337" calcext:value-type="string">
            <text:p>Desk 2337</text:p>
          </table:table-cell>
          <table:table-cell table:formula="of:=[.G3]&amp;RANDBETWEEN(1;9)" office:value-type="string" office:string-value="233" calcext:value-type="string">
            <text:p>233</text:p>
          </table:table-cell>
          <table:table-cell table:formula="of:=&quot;Team &quot;&amp;[.E3]" office:value-type="string" office:string-value="Team 233" calcext:value-type="string">
            <text:p>Team 233</text:p>
          </table:table-cell>
          <table:table-cell table:formula="of:=[.I3]&amp;RANDBETWEEN(1;9)" office:value-type="string" office:string-value="23" calcext:value-type="string">
            <text:p>23</text:p>
          </table:table-cell>
          <table:table-cell table:formula="of:=&quot;Business Line &quot;&amp;[.G3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]&amp;RANDBETWEEN(1;9)" office:value-type="string" office:string-value="79544" calcext:value-type="string">
            <text:p>79544</text:p>
          </table:table-cell>
          <table:table-cell table:formula="of:=&quot;Product &quot;&amp;[.A4]" office:value-type="string" office:string-value="Product 79544" calcext:value-type="string">
            <text:p>Product 79544</text:p>
          </table:table-cell>
          <table:table-cell table:formula="of:=[.E4]&amp;RANDBETWEEN(1;9)" office:value-type="string" office:string-value="7954" calcext:value-type="string">
            <text:p>7954</text:p>
          </table:table-cell>
          <table:table-cell table:formula="of:=&quot;Desk &quot;&amp;[.C4]" office:value-type="string" office:string-value="Desk 7954" calcext:value-type="string">
            <text:p>Desk 7954</text:p>
          </table:table-cell>
          <table:table-cell table:formula="of:=[.G4]&amp;RANDBETWEEN(1;9)" office:value-type="string" office:string-value="795" calcext:value-type="string">
            <text:p>795</text:p>
          </table:table-cell>
          <table:table-cell table:formula="of:=&quot;Team &quot;&amp;[.E4]" office:value-type="string" office:string-value="Team 795" calcext:value-type="string">
            <text:p>Team 795</text:p>
          </table:table-cell>
          <table:table-cell table:formula="of:=[.I4]&amp;RANDBETWEEN(1;9)" office:value-type="string" office:string-value="79" calcext:value-type="string">
            <text:p>79</text:p>
          </table:table-cell>
          <table:table-cell table:formula="of:=&quot;Business Line &quot;&amp;[.G4]" office:value-type="string" office:string-value="Business Line 79" calcext:value-type="string">
            <text:p>Business Line 7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5]&amp;RANDBETWEEN(1;9)" office:value-type="string" office:string-value="13963" calcext:value-type="string">
            <text:p>13963</text:p>
          </table:table-cell>
          <table:table-cell table:formula="of:=&quot;Product &quot;&amp;[.A5]" office:value-type="string" office:string-value="Product 13963" calcext:value-type="string">
            <text:p>Product 13963</text:p>
          </table:table-cell>
          <table:table-cell table:formula="of:=[.E5]&amp;RANDBETWEEN(1;9)" office:value-type="string" office:string-value="1396" calcext:value-type="string">
            <text:p>1396</text:p>
          </table:table-cell>
          <table:table-cell table:formula="of:=&quot;Desk &quot;&amp;[.C5]" office:value-type="string" office:string-value="Desk 1396" calcext:value-type="string">
            <text:p>Desk 1396</text:p>
          </table:table-cell>
          <table:table-cell table:formula="of:=[.G5]&amp;RANDBETWEEN(1;9)" office:value-type="string" office:string-value="139" calcext:value-type="string">
            <text:p>139</text:p>
          </table:table-cell>
          <table:table-cell table:formula="of:=&quot;Team &quot;&amp;[.E5]" office:value-type="string" office:string-value="Team 139" calcext:value-type="string">
            <text:p>Team 139</text:p>
          </table:table-cell>
          <table:table-cell table:formula="of:=[.I5]&amp;RANDBETWEEN(1;9)" office:value-type="string" office:string-value="13" calcext:value-type="string">
            <text:p>13</text:p>
          </table:table-cell>
          <table:table-cell table:formula="of:=&quot;Business Line &quot;&amp;[.G5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6]&amp;RANDBETWEEN(1;9)" office:value-type="string" office:string-value="81418" calcext:value-type="string">
            <text:p>81418</text:p>
          </table:table-cell>
          <table:table-cell table:formula="of:=&quot;Product &quot;&amp;[.A6]" office:value-type="string" office:string-value="Product 81418" calcext:value-type="string">
            <text:p>Product 81418</text:p>
          </table:table-cell>
          <table:table-cell table:formula="of:=[.E6]&amp;RANDBETWEEN(1;9)" office:value-type="string" office:string-value="8141" calcext:value-type="string">
            <text:p>8141</text:p>
          </table:table-cell>
          <table:table-cell table:formula="of:=&quot;Desk &quot;&amp;[.C6]" office:value-type="string" office:string-value="Desk 8141" calcext:value-type="string">
            <text:p>Desk 8141</text:p>
          </table:table-cell>
          <table:table-cell table:formula="of:=[.G6]&amp;RANDBETWEEN(1;9)" office:value-type="string" office:string-value="814" calcext:value-type="string">
            <text:p>814</text:p>
          </table:table-cell>
          <table:table-cell table:formula="of:=&quot;Team &quot;&amp;[.E6]" office:value-type="string" office:string-value="Team 814" calcext:value-type="string">
            <text:p>Team 814</text:p>
          </table:table-cell>
          <table:table-cell table:formula="of:=[.I6]&amp;RANDBETWEEN(1;9)" office:value-type="string" office:string-value="81" calcext:value-type="string">
            <text:p>81</text:p>
          </table:table-cell>
          <table:table-cell table:formula="of:=&quot;Business Line &quot;&amp;[.G6]" office:value-type="string" office:string-value="Business Line 81" calcext:value-type="string">
            <text:p>Business Line 8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7]&amp;RANDBETWEEN(1;9)" office:value-type="string" office:string-value="89239" calcext:value-type="string">
            <text:p>89239</text:p>
          </table:table-cell>
          <table:table-cell table:formula="of:=&quot;Product &quot;&amp;[.A7]" office:value-type="string" office:string-value="Product 89239" calcext:value-type="string">
            <text:p>Product 89239</text:p>
          </table:table-cell>
          <table:table-cell table:formula="of:=[.E7]&amp;RANDBETWEEN(1;9)" office:value-type="string" office:string-value="8923" calcext:value-type="string">
            <text:p>8923</text:p>
          </table:table-cell>
          <table:table-cell table:formula="of:=&quot;Desk &quot;&amp;[.C7]" office:value-type="string" office:string-value="Desk 8923" calcext:value-type="string">
            <text:p>Desk 8923</text:p>
          </table:table-cell>
          <table:table-cell table:formula="of:=[.G7]&amp;RANDBETWEEN(1;9)" office:value-type="string" office:string-value="892" calcext:value-type="string">
            <text:p>892</text:p>
          </table:table-cell>
          <table:table-cell table:formula="of:=&quot;Team &quot;&amp;[.E7]" office:value-type="string" office:string-value="Team 892" calcext:value-type="string">
            <text:p>Team 892</text:p>
          </table:table-cell>
          <table:table-cell table:formula="of:=[.I7]&amp;RANDBETWEEN(1;9)" office:value-type="string" office:string-value="89" calcext:value-type="string">
            <text:p>89</text:p>
          </table:table-cell>
          <table:table-cell table:formula="of:=&quot;Business Line &quot;&amp;[.G7]" office:value-type="string" office:string-value="Business Line 89" calcext:value-type="string">
            <text:p>Business Line 8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7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8]&amp;RANDBETWEEN(1;9)" office:value-type="string" office:string-value="21381" calcext:value-type="string">
            <text:p>21381</text:p>
          </table:table-cell>
          <table:table-cell table:formula="of:=&quot;Product &quot;&amp;[.A8]" office:value-type="string" office:string-value="Product 21381" calcext:value-type="string">
            <text:p>Product 21381</text:p>
          </table:table-cell>
          <table:table-cell table:formula="of:=[.E8]&amp;RANDBETWEEN(1;9)" office:value-type="string" office:string-value="2138" calcext:value-type="string">
            <text:p>2138</text:p>
          </table:table-cell>
          <table:table-cell table:formula="of:=&quot;Desk &quot;&amp;[.C8]" office:value-type="string" office:string-value="Desk 2138" calcext:value-type="string">
            <text:p>Desk 2138</text:p>
          </table:table-cell>
          <table:table-cell table:formula="of:=[.G8]&amp;RANDBETWEEN(1;9)" office:value-type="string" office:string-value="213" calcext:value-type="string">
            <text:p>213</text:p>
          </table:table-cell>
          <table:table-cell table:formula="of:=&quot;Team &quot;&amp;[.E8]" office:value-type="string" office:string-value="Team 213" calcext:value-type="string">
            <text:p>Team 213</text:p>
          </table:table-cell>
          <table:table-cell table:formula="of:=[.I8]&amp;RANDBETWEEN(1;9)" office:value-type="string" office:string-value="21" calcext:value-type="string">
            <text:p>21</text:p>
          </table:table-cell>
          <table:table-cell table:formula="of:=&quot;Business Line &quot;&amp;[.G8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8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9]&amp;RANDBETWEEN(1;9)" office:value-type="string" office:string-value="96657" calcext:value-type="string">
            <text:p>96657</text:p>
          </table:table-cell>
          <table:table-cell table:formula="of:=&quot;Product &quot;&amp;[.A9]" office:value-type="string" office:string-value="Product 96657" calcext:value-type="string">
            <text:p>Product 96657</text:p>
          </table:table-cell>
          <table:table-cell table:formula="of:=[.E9]&amp;RANDBETWEEN(1;9)" office:value-type="string" office:string-value="9665" calcext:value-type="string">
            <text:p>9665</text:p>
          </table:table-cell>
          <table:table-cell table:formula="of:=&quot;Desk &quot;&amp;[.C9]" office:value-type="string" office:string-value="Desk 9665" calcext:value-type="string">
            <text:p>Desk 9665</text:p>
          </table:table-cell>
          <table:table-cell table:formula="of:=[.G9]&amp;RANDBETWEEN(1;9)" office:value-type="string" office:string-value="966" calcext:value-type="string">
            <text:p>966</text:p>
          </table:table-cell>
          <table:table-cell table:formula="of:=&quot;Team &quot;&amp;[.E9]" office:value-type="string" office:string-value="Team 966" calcext:value-type="string">
            <text:p>Team 966</text:p>
          </table:table-cell>
          <table:table-cell table:formula="of:=[.I9]&amp;RANDBETWEEN(1;9)" office:value-type="string" office:string-value="96" calcext:value-type="string">
            <text:p>96</text:p>
          </table:table-cell>
          <table:table-cell table:formula="of:=&quot;Business Line &quot;&amp;[.G9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0]&amp;RANDBETWEEN(1;9)" office:value-type="string" office:string-value="27438" calcext:value-type="string">
            <text:p>27438</text:p>
          </table:table-cell>
          <table:table-cell table:formula="of:=&quot;Product &quot;&amp;[.A10]" office:value-type="string" office:string-value="Product 27438" calcext:value-type="string">
            <text:p>Product 27438</text:p>
          </table:table-cell>
          <table:table-cell table:formula="of:=[.E10]&amp;RANDBETWEEN(1;9)" office:value-type="string" office:string-value="2743" calcext:value-type="string">
            <text:p>2743</text:p>
          </table:table-cell>
          <table:table-cell table:formula="of:=&quot;Desk &quot;&amp;[.C10]" office:value-type="string" office:string-value="Desk 2743" calcext:value-type="string">
            <text:p>Desk 2743</text:p>
          </table:table-cell>
          <table:table-cell table:formula="of:=[.G10]&amp;RANDBETWEEN(1;9)" office:value-type="string" office:string-value="274" calcext:value-type="string">
            <text:p>274</text:p>
          </table:table-cell>
          <table:table-cell table:formula="of:=&quot;Team &quot;&amp;[.E10]" office:value-type="string" office:string-value="Team 274" calcext:value-type="string">
            <text:p>Team 274</text:p>
          </table:table-cell>
          <table:table-cell table:formula="of:=[.I10]&amp;RANDBETWEEN(1;9)" office:value-type="string" office:string-value="27" calcext:value-type="string">
            <text:p>27</text:p>
          </table:table-cell>
          <table:table-cell table:formula="of:=&quot;Business Line &quot;&amp;[.G10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1]&amp;RANDBETWEEN(1;9)" office:value-type="string" office:string-value="62658" calcext:value-type="string">
            <text:p>62658</text:p>
          </table:table-cell>
          <table:table-cell table:formula="of:=&quot;Product &quot;&amp;[.A11]" office:value-type="string" office:string-value="Product 62658" calcext:value-type="string">
            <text:p>Product 62658</text:p>
          </table:table-cell>
          <table:table-cell table:formula="of:=[.E11]&amp;RANDBETWEEN(1;9)" office:value-type="string" office:string-value="6265" calcext:value-type="string">
            <text:p>6265</text:p>
          </table:table-cell>
          <table:table-cell table:formula="of:=&quot;Desk &quot;&amp;[.C11]" office:value-type="string" office:string-value="Desk 6265" calcext:value-type="string">
            <text:p>Desk 6265</text:p>
          </table:table-cell>
          <table:table-cell table:formula="of:=[.G11]&amp;RANDBETWEEN(1;9)" office:value-type="string" office:string-value="626" calcext:value-type="string">
            <text:p>626</text:p>
          </table:table-cell>
          <table:table-cell table:formula="of:=&quot;Team &quot;&amp;[.E11]" office:value-type="string" office:string-value="Team 626" calcext:value-type="string">
            <text:p>Team 626</text:p>
          </table:table-cell>
          <table:table-cell table:formula="of:=[.I11]&amp;RANDBETWEEN(1;9)" office:value-type="string" office:string-value="62" calcext:value-type="string">
            <text:p>62</text:p>
          </table:table-cell>
          <table:table-cell table:formula="of:=&quot;Business Line &quot;&amp;[.G11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2]&amp;RANDBETWEEN(1;9)" office:value-type="string" office:string-value="24118" calcext:value-type="string">
            <text:p>24118</text:p>
          </table:table-cell>
          <table:table-cell table:formula="of:=&quot;Product &quot;&amp;[.A12]" office:value-type="string" office:string-value="Product 24118" calcext:value-type="string">
            <text:p>Product 24118</text:p>
          </table:table-cell>
          <table:table-cell table:formula="of:=[.E12]&amp;RANDBETWEEN(1;9)" office:value-type="string" office:string-value="2411" calcext:value-type="string">
            <text:p>2411</text:p>
          </table:table-cell>
          <table:table-cell table:formula="of:=&quot;Desk &quot;&amp;[.C12]" office:value-type="string" office:string-value="Desk 2411" calcext:value-type="string">
            <text:p>Desk 2411</text:p>
          </table:table-cell>
          <table:table-cell table:formula="of:=[.G12]&amp;RANDBETWEEN(1;9)" office:value-type="string" office:string-value="241" calcext:value-type="string">
            <text:p>241</text:p>
          </table:table-cell>
          <table:table-cell table:formula="of:=&quot;Team &quot;&amp;[.E12]" office:value-type="string" office:string-value="Team 241" calcext:value-type="string">
            <text:p>Team 241</text:p>
          </table:table-cell>
          <table:table-cell table:formula="of:=[.I12]&amp;RANDBETWEEN(1;9)" office:value-type="string" office:string-value="24" calcext:value-type="string">
            <text:p>24</text:p>
          </table:table-cell>
          <table:table-cell table:formula="of:=&quot;Business Line &quot;&amp;[.G12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3]&amp;RANDBETWEEN(1;9)" office:value-type="string" office:string-value="46319" calcext:value-type="string">
            <text:p>46319</text:p>
          </table:table-cell>
          <table:table-cell table:formula="of:=&quot;Product &quot;&amp;[.A13]" office:value-type="string" office:string-value="Product 46319" calcext:value-type="string">
            <text:p>Product 46319</text:p>
          </table:table-cell>
          <table:table-cell table:formula="of:=[.E13]&amp;RANDBETWEEN(1;9)" office:value-type="string" office:string-value="4631" calcext:value-type="string">
            <text:p>4631</text:p>
          </table:table-cell>
          <table:table-cell table:formula="of:=&quot;Desk &quot;&amp;[.C13]" office:value-type="string" office:string-value="Desk 4631" calcext:value-type="string">
            <text:p>Desk 4631</text:p>
          </table:table-cell>
          <table:table-cell table:formula="of:=[.G13]&amp;RANDBETWEEN(1;9)" office:value-type="string" office:string-value="463" calcext:value-type="string">
            <text:p>463</text:p>
          </table:table-cell>
          <table:table-cell table:formula="of:=&quot;Team &quot;&amp;[.E13]" office:value-type="string" office:string-value="Team 463" calcext:value-type="string">
            <text:p>Team 463</text:p>
          </table:table-cell>
          <table:table-cell table:formula="of:=[.I13]&amp;RANDBETWEEN(1;9)" office:value-type="string" office:string-value="46" calcext:value-type="string">
            <text:p>46</text:p>
          </table:table-cell>
          <table:table-cell table:formula="of:=&quot;Business Line &quot;&amp;[.G13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3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4]&amp;RANDBETWEEN(1;9)" office:value-type="string" office:string-value="31519" calcext:value-type="string">
            <text:p>31519</text:p>
          </table:table-cell>
          <table:table-cell table:formula="of:=&quot;Product &quot;&amp;[.A14]" office:value-type="string" office:string-value="Product 31519" calcext:value-type="string">
            <text:p>Product 31519</text:p>
          </table:table-cell>
          <table:table-cell table:formula="of:=[.E14]&amp;RANDBETWEEN(1;9)" office:value-type="string" office:string-value="3151" calcext:value-type="string">
            <text:p>3151</text:p>
          </table:table-cell>
          <table:table-cell table:formula="of:=&quot;Desk &quot;&amp;[.C14]" office:value-type="string" office:string-value="Desk 3151" calcext:value-type="string">
            <text:p>Desk 3151</text:p>
          </table:table-cell>
          <table:table-cell table:formula="of:=[.G14]&amp;RANDBETWEEN(1;9)" office:value-type="string" office:string-value="315" calcext:value-type="string">
            <text:p>315</text:p>
          </table:table-cell>
          <table:table-cell table:formula="of:=&quot;Team &quot;&amp;[.E14]" office:value-type="string" office:string-value="Team 315" calcext:value-type="string">
            <text:p>Team 315</text:p>
          </table:table-cell>
          <table:table-cell table:formula="of:=[.I14]&amp;RANDBETWEEN(1;9)" office:value-type="string" office:string-value="31" calcext:value-type="string">
            <text:p>31</text:p>
          </table:table-cell>
          <table:table-cell table:formula="of:=&quot;Business Line &quot;&amp;[.G14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4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5]&amp;RANDBETWEEN(1;9)" office:value-type="string" office:string-value="61136" calcext:value-type="string">
            <text:p>61136</text:p>
          </table:table-cell>
          <table:table-cell table:formula="of:=&quot;Product &quot;&amp;[.A15]" office:value-type="string" office:string-value="Product 61136" calcext:value-type="string">
            <text:p>Product 61136</text:p>
          </table:table-cell>
          <table:table-cell table:formula="of:=[.E15]&amp;RANDBETWEEN(1;9)" office:value-type="string" office:string-value="6113" calcext:value-type="string">
            <text:p>6113</text:p>
          </table:table-cell>
          <table:table-cell table:formula="of:=&quot;Desk &quot;&amp;[.C15]" office:value-type="string" office:string-value="Desk 6113" calcext:value-type="string">
            <text:p>Desk 6113</text:p>
          </table:table-cell>
          <table:table-cell table:formula="of:=[.G15]&amp;RANDBETWEEN(1;9)" office:value-type="string" office:string-value="611" calcext:value-type="string">
            <text:p>611</text:p>
          </table:table-cell>
          <table:table-cell table:formula="of:=&quot;Team &quot;&amp;[.E15]" office:value-type="string" office:string-value="Team 611" calcext:value-type="string">
            <text:p>Team 611</text:p>
          </table:table-cell>
          <table:table-cell table:formula="of:=[.I15]&amp;RANDBETWEEN(1;9)" office:value-type="string" office:string-value="61" calcext:value-type="string">
            <text:p>61</text:p>
          </table:table-cell>
          <table:table-cell table:formula="of:=&quot;Business Line &quot;&amp;[.G15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6]&amp;RANDBETWEEN(1;9)" office:value-type="string" office:string-value="57183" calcext:value-type="string">
            <text:p>57183</text:p>
          </table:table-cell>
          <table:table-cell table:formula="of:=&quot;Product &quot;&amp;[.A16]" office:value-type="string" office:string-value="Product 57183" calcext:value-type="string">
            <text:p>Product 57183</text:p>
          </table:table-cell>
          <table:table-cell table:formula="of:=[.E16]&amp;RANDBETWEEN(1;9)" office:value-type="string" office:string-value="5718" calcext:value-type="string">
            <text:p>5718</text:p>
          </table:table-cell>
          <table:table-cell table:formula="of:=&quot;Desk &quot;&amp;[.C16]" office:value-type="string" office:string-value="Desk 5718" calcext:value-type="string">
            <text:p>Desk 5718</text:p>
          </table:table-cell>
          <table:table-cell table:formula="of:=[.G16]&amp;RANDBETWEEN(1;9)" office:value-type="string" office:string-value="571" calcext:value-type="string">
            <text:p>571</text:p>
          </table:table-cell>
          <table:table-cell table:formula="of:=&quot;Team &quot;&amp;[.E16]" office:value-type="string" office:string-value="Team 571" calcext:value-type="string">
            <text:p>Team 571</text:p>
          </table:table-cell>
          <table:table-cell table:formula="of:=[.I16]&amp;RANDBETWEEN(1;9)" office:value-type="string" office:string-value="57" calcext:value-type="string">
            <text:p>57</text:p>
          </table:table-cell>
          <table:table-cell table:formula="of:=&quot;Business Line &quot;&amp;[.G16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7]&amp;RANDBETWEEN(1;9)" office:value-type="string" office:string-value="11882" calcext:value-type="string">
            <text:p>11882</text:p>
          </table:table-cell>
          <table:table-cell table:formula="of:=&quot;Product &quot;&amp;[.A17]" office:value-type="string" office:string-value="Product 11882" calcext:value-type="string">
            <text:p>Product 11882</text:p>
          </table:table-cell>
          <table:table-cell table:formula="of:=[.E17]&amp;RANDBETWEEN(1;9)" office:value-type="string" office:string-value="1188" calcext:value-type="string">
            <text:p>1188</text:p>
          </table:table-cell>
          <table:table-cell table:formula="of:=&quot;Desk &quot;&amp;[.C17]" office:value-type="string" office:string-value="Desk 1188" calcext:value-type="string">
            <text:p>Desk 1188</text:p>
          </table:table-cell>
          <table:table-cell table:formula="of:=[.G17]&amp;RANDBETWEEN(1;9)" office:value-type="string" office:string-value="118" calcext:value-type="string">
            <text:p>118</text:p>
          </table:table-cell>
          <table:table-cell table:formula="of:=&quot;Team &quot;&amp;[.E17]" office:value-type="string" office:string-value="Team 118" calcext:value-type="string">
            <text:p>Team 118</text:p>
          </table:table-cell>
          <table:table-cell table:formula="of:=[.I17]&amp;RANDBETWEEN(1;9)" office:value-type="string" office:string-value="11" calcext:value-type="string">
            <text:p>11</text:p>
          </table:table-cell>
          <table:table-cell table:formula="of:=&quot;Business Line &quot;&amp;[.G17]" office:value-type="string" office:string-value="Business Line 11" calcext:value-type="string">
            <text:p>Business Line 11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8]&amp;RANDBETWEEN(1;9)" office:value-type="string" office:string-value="46649" calcext:value-type="string">
            <text:p>46649</text:p>
          </table:table-cell>
          <table:table-cell table:formula="of:=&quot;Product &quot;&amp;[.A18]" office:value-type="string" office:string-value="Product 46649" calcext:value-type="string">
            <text:p>Product 46649</text:p>
          </table:table-cell>
          <table:table-cell table:formula="of:=[.E18]&amp;RANDBETWEEN(1;9)" office:value-type="string" office:string-value="4664" calcext:value-type="string">
            <text:p>4664</text:p>
          </table:table-cell>
          <table:table-cell table:formula="of:=&quot;Desk &quot;&amp;[.C18]" office:value-type="string" office:string-value="Desk 4664" calcext:value-type="string">
            <text:p>Desk 4664</text:p>
          </table:table-cell>
          <table:table-cell table:formula="of:=[.G18]&amp;RANDBETWEEN(1;9)" office:value-type="string" office:string-value="466" calcext:value-type="string">
            <text:p>466</text:p>
          </table:table-cell>
          <table:table-cell table:formula="of:=&quot;Team &quot;&amp;[.E18]" office:value-type="string" office:string-value="Team 466" calcext:value-type="string">
            <text:p>Team 466</text:p>
          </table:table-cell>
          <table:table-cell table:formula="of:=[.I18]&amp;RANDBETWEEN(1;9)" office:value-type="string" office:string-value="46" calcext:value-type="string">
            <text:p>46</text:p>
          </table:table-cell>
          <table:table-cell table:formula="of:=&quot;Business Line &quot;&amp;[.G18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8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9]&amp;RANDBETWEEN(1;9)" office:value-type="string" office:string-value="27334" calcext:value-type="string">
            <text:p>27334</text:p>
          </table:table-cell>
          <table:table-cell table:formula="of:=&quot;Product &quot;&amp;[.A19]" office:value-type="string" office:string-value="Product 27334" calcext:value-type="string">
            <text:p>Product 27334</text:p>
          </table:table-cell>
          <table:table-cell table:formula="of:=[.E19]&amp;RANDBETWEEN(1;9)" office:value-type="string" office:string-value="2733" calcext:value-type="string">
            <text:p>2733</text:p>
          </table:table-cell>
          <table:table-cell table:formula="of:=&quot;Desk &quot;&amp;[.C19]" office:value-type="string" office:string-value="Desk 2733" calcext:value-type="string">
            <text:p>Desk 2733</text:p>
          </table:table-cell>
          <table:table-cell table:formula="of:=[.G19]&amp;RANDBETWEEN(1;9)" office:value-type="string" office:string-value="273" calcext:value-type="string">
            <text:p>273</text:p>
          </table:table-cell>
          <table:table-cell table:formula="of:=&quot;Team &quot;&amp;[.E19]" office:value-type="string" office:string-value="Team 273" calcext:value-type="string">
            <text:p>Team 273</text:p>
          </table:table-cell>
          <table:table-cell table:formula="of:=[.I19]&amp;RANDBETWEEN(1;9)" office:value-type="string" office:string-value="27" calcext:value-type="string">
            <text:p>27</text:p>
          </table:table-cell>
          <table:table-cell table:formula="of:=&quot;Business Line &quot;&amp;[.G19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0]&amp;RANDBETWEEN(1;9)" office:value-type="string" office:string-value="78544" calcext:value-type="string">
            <text:p>78544</text:p>
          </table:table-cell>
          <table:table-cell table:formula="of:=&quot;Product &quot;&amp;[.A20]" office:value-type="string" office:string-value="Product 78544" calcext:value-type="string">
            <text:p>Product 78544</text:p>
          </table:table-cell>
          <table:table-cell table:formula="of:=[.E20]&amp;RANDBETWEEN(1;9)" office:value-type="string" office:string-value="7854" calcext:value-type="string">
            <text:p>7854</text:p>
          </table:table-cell>
          <table:table-cell table:formula="of:=&quot;Desk &quot;&amp;[.C20]" office:value-type="string" office:string-value="Desk 7854" calcext:value-type="string">
            <text:p>Desk 7854</text:p>
          </table:table-cell>
          <table:table-cell table:formula="of:=[.G20]&amp;RANDBETWEEN(1;9)" office:value-type="string" office:string-value="785" calcext:value-type="string">
            <text:p>785</text:p>
          </table:table-cell>
          <table:table-cell table:formula="of:=&quot;Team &quot;&amp;[.E20]" office:value-type="string" office:string-value="Team 785" calcext:value-type="string">
            <text:p>Team 785</text:p>
          </table:table-cell>
          <table:table-cell table:formula="of:=[.I20]&amp;RANDBETWEEN(1;9)" office:value-type="string" office:string-value="78" calcext:value-type="string">
            <text:p>78</text:p>
          </table:table-cell>
          <table:table-cell table:formula="of:=&quot;Business Line &quot;&amp;[.G20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0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1]&amp;RANDBETWEEN(1;9)" office:value-type="string" office:string-value="98434" calcext:value-type="string">
            <text:p>98434</text:p>
          </table:table-cell>
          <table:table-cell table:formula="of:=&quot;Product &quot;&amp;[.A21]" office:value-type="string" office:string-value="Product 98434" calcext:value-type="string">
            <text:p>Product 98434</text:p>
          </table:table-cell>
          <table:table-cell table:formula="of:=[.E21]&amp;RANDBETWEEN(1;9)" office:value-type="string" office:string-value="9843" calcext:value-type="string">
            <text:p>9843</text:p>
          </table:table-cell>
          <table:table-cell table:formula="of:=&quot;Desk &quot;&amp;[.C21]" office:value-type="string" office:string-value="Desk 9843" calcext:value-type="string">
            <text:p>Desk 9843</text:p>
          </table:table-cell>
          <table:table-cell table:formula="of:=[.G21]&amp;RANDBETWEEN(1;9)" office:value-type="string" office:string-value="984" calcext:value-type="string">
            <text:p>984</text:p>
          </table:table-cell>
          <table:table-cell table:formula="of:=&quot;Team &quot;&amp;[.E21]" office:value-type="string" office:string-value="Team 984" calcext:value-type="string">
            <text:p>Team 984</text:p>
          </table:table-cell>
          <table:table-cell table:formula="of:=[.I21]&amp;RANDBETWEEN(1;9)" office:value-type="string" office:string-value="98" calcext:value-type="string">
            <text:p>98</text:p>
          </table:table-cell>
          <table:table-cell table:formula="of:=&quot;Business Line &quot;&amp;[.G21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1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2]&amp;RANDBETWEEN(1;9)" office:value-type="string" office:string-value="37437" calcext:value-type="string">
            <text:p>37437</text:p>
          </table:table-cell>
          <table:table-cell table:formula="of:=&quot;Product &quot;&amp;[.A22]" office:value-type="string" office:string-value="Product 37437" calcext:value-type="string">
            <text:p>Product 37437</text:p>
          </table:table-cell>
          <table:table-cell table:formula="of:=[.E22]&amp;RANDBETWEEN(1;9)" office:value-type="string" office:string-value="3743" calcext:value-type="string">
            <text:p>3743</text:p>
          </table:table-cell>
          <table:table-cell table:formula="of:=&quot;Desk &quot;&amp;[.C22]" office:value-type="string" office:string-value="Desk 3743" calcext:value-type="string">
            <text:p>Desk 3743</text:p>
          </table:table-cell>
          <table:table-cell table:formula="of:=[.G22]&amp;RANDBETWEEN(1;9)" office:value-type="string" office:string-value="374" calcext:value-type="string">
            <text:p>374</text:p>
          </table:table-cell>
          <table:table-cell table:formula="of:=&quot;Team &quot;&amp;[.E22]" office:value-type="string" office:string-value="Team 374" calcext:value-type="string">
            <text:p>Team 374</text:p>
          </table:table-cell>
          <table:table-cell table:formula="of:=[.I22]&amp;RANDBETWEEN(1;9)" office:value-type="string" office:string-value="37" calcext:value-type="string">
            <text:p>37</text:p>
          </table:table-cell>
          <table:table-cell table:formula="of:=&quot;Business Line &quot;&amp;[.G22]" office:value-type="string" office:string-value="Business Line 37" calcext:value-type="string">
            <text:p>Business Line 37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2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3]&amp;RANDBETWEEN(1;9)" office:value-type="string" office:string-value="88623" calcext:value-type="string">
            <text:p>88623</text:p>
          </table:table-cell>
          <table:table-cell table:formula="of:=&quot;Product &quot;&amp;[.A23]" office:value-type="string" office:string-value="Product 88623" calcext:value-type="string">
            <text:p>Product 88623</text:p>
          </table:table-cell>
          <table:table-cell table:formula="of:=[.E23]&amp;RANDBETWEEN(1;9)" office:value-type="string" office:string-value="8862" calcext:value-type="string">
            <text:p>8862</text:p>
          </table:table-cell>
          <table:table-cell table:formula="of:=&quot;Desk &quot;&amp;[.C23]" office:value-type="string" office:string-value="Desk 8862" calcext:value-type="string">
            <text:p>Desk 8862</text:p>
          </table:table-cell>
          <table:table-cell table:formula="of:=[.G23]&amp;RANDBETWEEN(1;9)" office:value-type="string" office:string-value="886" calcext:value-type="string">
            <text:p>886</text:p>
          </table:table-cell>
          <table:table-cell table:formula="of:=&quot;Team &quot;&amp;[.E23]" office:value-type="string" office:string-value="Team 886" calcext:value-type="string">
            <text:p>Team 886</text:p>
          </table:table-cell>
          <table:table-cell table:formula="of:=[.I23]&amp;RANDBETWEEN(1;9)" office:value-type="string" office:string-value="88" calcext:value-type="string">
            <text:p>88</text:p>
          </table:table-cell>
          <table:table-cell table:formula="of:=&quot;Business Line &quot;&amp;[.G23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4]&amp;RANDBETWEEN(1;9)" office:value-type="string" office:string-value="11313" calcext:value-type="string">
            <text:p>11313</text:p>
          </table:table-cell>
          <table:table-cell table:formula="of:=&quot;Product &quot;&amp;[.A24]" office:value-type="string" office:string-value="Product 11313" calcext:value-type="string">
            <text:p>Product 11313</text:p>
          </table:table-cell>
          <table:table-cell table:formula="of:=[.E24]&amp;RANDBETWEEN(1;9)" office:value-type="string" office:string-value="1131" calcext:value-type="string">
            <text:p>1131</text:p>
          </table:table-cell>
          <table:table-cell table:formula="of:=&quot;Desk &quot;&amp;[.C24]" office:value-type="string" office:string-value="Desk 1131" calcext:value-type="string">
            <text:p>Desk 1131</text:p>
          </table:table-cell>
          <table:table-cell table:formula="of:=[.G24]&amp;RANDBETWEEN(1;9)" office:value-type="string" office:string-value="113" calcext:value-type="string">
            <text:p>113</text:p>
          </table:table-cell>
          <table:table-cell table:formula="of:=&quot;Team &quot;&amp;[.E24]" office:value-type="string" office:string-value="Team 113" calcext:value-type="string">
            <text:p>Team 113</text:p>
          </table:table-cell>
          <table:table-cell table:formula="of:=[.I24]&amp;RANDBETWEEN(1;9)" office:value-type="string" office:string-value="11" calcext:value-type="string">
            <text:p>11</text:p>
          </table:table-cell>
          <table:table-cell table:formula="of:=&quot;Business Line &quot;&amp;[.G24]" office:value-type="string" office:string-value="Business Line 11" calcext:value-type="string">
            <text:p>Business Line 11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4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5]&amp;RANDBETWEEN(1;9)" office:value-type="string" office:string-value="85568" calcext:value-type="string">
            <text:p>85568</text:p>
          </table:table-cell>
          <table:table-cell table:formula="of:=&quot;Product &quot;&amp;[.A25]" office:value-type="string" office:string-value="Product 85568" calcext:value-type="string">
            <text:p>Product 85568</text:p>
          </table:table-cell>
          <table:table-cell table:formula="of:=[.E25]&amp;RANDBETWEEN(1;9)" office:value-type="string" office:string-value="8556" calcext:value-type="string">
            <text:p>8556</text:p>
          </table:table-cell>
          <table:table-cell table:formula="of:=&quot;Desk &quot;&amp;[.C25]" office:value-type="string" office:string-value="Desk 8556" calcext:value-type="string">
            <text:p>Desk 8556</text:p>
          </table:table-cell>
          <table:table-cell table:formula="of:=[.G25]&amp;RANDBETWEEN(1;9)" office:value-type="string" office:string-value="855" calcext:value-type="string">
            <text:p>855</text:p>
          </table:table-cell>
          <table:table-cell table:formula="of:=&quot;Team &quot;&amp;[.E25]" office:value-type="string" office:string-value="Team 855" calcext:value-type="string">
            <text:p>Team 855</text:p>
          </table:table-cell>
          <table:table-cell table:formula="of:=[.I25]&amp;RANDBETWEEN(1;9)" office:value-type="string" office:string-value="85" calcext:value-type="string">
            <text:p>85</text:p>
          </table:table-cell>
          <table:table-cell table:formula="of:=&quot;Business Line &quot;&amp;[.G25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5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6]&amp;RANDBETWEEN(1;9)" office:value-type="string" office:string-value="15954" calcext:value-type="string">
            <text:p>15954</text:p>
          </table:table-cell>
          <table:table-cell table:formula="of:=&quot;Product &quot;&amp;[.A26]" office:value-type="string" office:string-value="Product 15954" calcext:value-type="string">
            <text:p>Product 15954</text:p>
          </table:table-cell>
          <table:table-cell table:formula="of:=[.E26]&amp;RANDBETWEEN(1;9)" office:value-type="string" office:string-value="1595" calcext:value-type="string">
            <text:p>1595</text:p>
          </table:table-cell>
          <table:table-cell table:formula="of:=&quot;Desk &quot;&amp;[.C26]" office:value-type="string" office:string-value="Desk 1595" calcext:value-type="string">
            <text:p>Desk 1595</text:p>
          </table:table-cell>
          <table:table-cell table:formula="of:=[.G26]&amp;RANDBETWEEN(1;9)" office:value-type="string" office:string-value="159" calcext:value-type="string">
            <text:p>159</text:p>
          </table:table-cell>
          <table:table-cell table:formula="of:=&quot;Team &quot;&amp;[.E26]" office:value-type="string" office:string-value="Team 159" calcext:value-type="string">
            <text:p>Team 159</text:p>
          </table:table-cell>
          <table:table-cell table:formula="of:=[.I26]&amp;RANDBETWEEN(1;9)" office:value-type="string" office:string-value="15" calcext:value-type="string">
            <text:p>15</text:p>
          </table:table-cell>
          <table:table-cell table:formula="of:=&quot;Business Line &quot;&amp;[.G26]" office:value-type="string" office:string-value="Business Line 15" calcext:value-type="string">
            <text:p>Business Line 1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6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7]&amp;RANDBETWEEN(1;9)" office:value-type="string" office:string-value="18254" calcext:value-type="string">
            <text:p>18254</text:p>
          </table:table-cell>
          <table:table-cell table:formula="of:=&quot;Product &quot;&amp;[.A27]" office:value-type="string" office:string-value="Product 18254" calcext:value-type="string">
            <text:p>Product 18254</text:p>
          </table:table-cell>
          <table:table-cell table:formula="of:=[.E27]&amp;RANDBETWEEN(1;9)" office:value-type="string" office:string-value="1825" calcext:value-type="string">
            <text:p>1825</text:p>
          </table:table-cell>
          <table:table-cell table:formula="of:=&quot;Desk &quot;&amp;[.C27]" office:value-type="string" office:string-value="Desk 1825" calcext:value-type="string">
            <text:p>Desk 1825</text:p>
          </table:table-cell>
          <table:table-cell table:formula="of:=[.G27]&amp;RANDBETWEEN(1;9)" office:value-type="string" office:string-value="182" calcext:value-type="string">
            <text:p>182</text:p>
          </table:table-cell>
          <table:table-cell table:formula="of:=&quot;Team &quot;&amp;[.E27]" office:value-type="string" office:string-value="Team 182" calcext:value-type="string">
            <text:p>Team 182</text:p>
          </table:table-cell>
          <table:table-cell table:formula="of:=[.I27]&amp;RANDBETWEEN(1;9)" office:value-type="string" office:string-value="18" calcext:value-type="string">
            <text:p>18</text:p>
          </table:table-cell>
          <table:table-cell table:formula="of:=&quot;Business Line &quot;&amp;[.G27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8]&amp;RANDBETWEEN(1;9)" office:value-type="string" office:string-value="87845" calcext:value-type="string">
            <text:p>87845</text:p>
          </table:table-cell>
          <table:table-cell table:formula="of:=&quot;Product &quot;&amp;[.A28]" office:value-type="string" office:string-value="Product 87845" calcext:value-type="string">
            <text:p>Product 87845</text:p>
          </table:table-cell>
          <table:table-cell table:formula="of:=[.E28]&amp;RANDBETWEEN(1;9)" office:value-type="string" office:string-value="8784" calcext:value-type="string">
            <text:p>8784</text:p>
          </table:table-cell>
          <table:table-cell table:formula="of:=&quot;Desk &quot;&amp;[.C28]" office:value-type="string" office:string-value="Desk 8784" calcext:value-type="string">
            <text:p>Desk 8784</text:p>
          </table:table-cell>
          <table:table-cell table:formula="of:=[.G28]&amp;RANDBETWEEN(1;9)" office:value-type="string" office:string-value="878" calcext:value-type="string">
            <text:p>878</text:p>
          </table:table-cell>
          <table:table-cell table:formula="of:=&quot;Team &quot;&amp;[.E28]" office:value-type="string" office:string-value="Team 878" calcext:value-type="string">
            <text:p>Team 878</text:p>
          </table:table-cell>
          <table:table-cell table:formula="of:=[.I28]&amp;RANDBETWEEN(1;9)" office:value-type="string" office:string-value="87" calcext:value-type="string">
            <text:p>87</text:p>
          </table:table-cell>
          <table:table-cell table:formula="of:=&quot;Business Line &quot;&amp;[.G28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8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9]&amp;RANDBETWEEN(1;9)" office:value-type="string" office:string-value="44249" calcext:value-type="string">
            <text:p>44249</text:p>
          </table:table-cell>
          <table:table-cell table:formula="of:=&quot;Product &quot;&amp;[.A29]" office:value-type="string" office:string-value="Product 44249" calcext:value-type="string">
            <text:p>Product 44249</text:p>
          </table:table-cell>
          <table:table-cell table:formula="of:=[.E29]&amp;RANDBETWEEN(1;9)" office:value-type="string" office:string-value="4424" calcext:value-type="string">
            <text:p>4424</text:p>
          </table:table-cell>
          <table:table-cell table:formula="of:=&quot;Desk &quot;&amp;[.C29]" office:value-type="string" office:string-value="Desk 4424" calcext:value-type="string">
            <text:p>Desk 4424</text:p>
          </table:table-cell>
          <table:table-cell table:formula="of:=[.G29]&amp;RANDBETWEEN(1;9)" office:value-type="string" office:string-value="442" calcext:value-type="string">
            <text:p>442</text:p>
          </table:table-cell>
          <table:table-cell table:formula="of:=&quot;Team &quot;&amp;[.E29]" office:value-type="string" office:string-value="Team 442" calcext:value-type="string">
            <text:p>Team 442</text:p>
          </table:table-cell>
          <table:table-cell table:formula="of:=[.I29]&amp;RANDBETWEEN(1;9)" office:value-type="string" office:string-value="44" calcext:value-type="string">
            <text:p>44</text:p>
          </table:table-cell>
          <table:table-cell table:formula="of:=&quot;Business Line &quot;&amp;[.G29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9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0]&amp;RANDBETWEEN(1;9)" office:value-type="string" office:string-value="12475" calcext:value-type="string">
            <text:p>12475</text:p>
          </table:table-cell>
          <table:table-cell table:formula="of:=&quot;Product &quot;&amp;[.A30]" office:value-type="string" office:string-value="Product 12475" calcext:value-type="string">
            <text:p>Product 12475</text:p>
          </table:table-cell>
          <table:table-cell table:formula="of:=[.E30]&amp;RANDBETWEEN(1;9)" office:value-type="string" office:string-value="1247" calcext:value-type="string">
            <text:p>1247</text:p>
          </table:table-cell>
          <table:table-cell table:formula="of:=&quot;Desk &quot;&amp;[.C30]" office:value-type="string" office:string-value="Desk 1247" calcext:value-type="string">
            <text:p>Desk 1247</text:p>
          </table:table-cell>
          <table:table-cell table:formula="of:=[.G30]&amp;RANDBETWEEN(1;9)" office:value-type="string" office:string-value="124" calcext:value-type="string">
            <text:p>124</text:p>
          </table:table-cell>
          <table:table-cell table:formula="of:=&quot;Team &quot;&amp;[.E30]" office:value-type="string" office:string-value="Team 124" calcext:value-type="string">
            <text:p>Team 124</text:p>
          </table:table-cell>
          <table:table-cell table:formula="of:=[.I30]&amp;RANDBETWEEN(1;9)" office:value-type="string" office:string-value="12" calcext:value-type="string">
            <text:p>12</text:p>
          </table:table-cell>
          <table:table-cell table:formula="of:=&quot;Business Line &quot;&amp;[.G30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0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1]&amp;RANDBETWEEN(1;9)" office:value-type="string" office:string-value="31824" calcext:value-type="string">
            <text:p>31824</text:p>
          </table:table-cell>
          <table:table-cell table:formula="of:=&quot;Product &quot;&amp;[.A31]" office:value-type="string" office:string-value="Product 31824" calcext:value-type="string">
            <text:p>Product 31824</text:p>
          </table:table-cell>
          <table:table-cell table:formula="of:=[.E31]&amp;RANDBETWEEN(1;9)" office:value-type="string" office:string-value="3182" calcext:value-type="string">
            <text:p>3182</text:p>
          </table:table-cell>
          <table:table-cell table:formula="of:=&quot;Desk &quot;&amp;[.C31]" office:value-type="string" office:string-value="Desk 3182" calcext:value-type="string">
            <text:p>Desk 3182</text:p>
          </table:table-cell>
          <table:table-cell table:formula="of:=[.G31]&amp;RANDBETWEEN(1;9)" office:value-type="string" office:string-value="318" calcext:value-type="string">
            <text:p>318</text:p>
          </table:table-cell>
          <table:table-cell table:formula="of:=&quot;Team &quot;&amp;[.E31]" office:value-type="string" office:string-value="Team 318" calcext:value-type="string">
            <text:p>Team 318</text:p>
          </table:table-cell>
          <table:table-cell table:formula="of:=[.I31]&amp;RANDBETWEEN(1;9)" office:value-type="string" office:string-value="31" calcext:value-type="string">
            <text:p>31</text:p>
          </table:table-cell>
          <table:table-cell table:formula="of:=&quot;Business Line &quot;&amp;[.G31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2]&amp;RANDBETWEEN(1;9)" office:value-type="string" office:string-value="17842" calcext:value-type="string">
            <text:p>17842</text:p>
          </table:table-cell>
          <table:table-cell table:formula="of:=&quot;Product &quot;&amp;[.A32]" office:value-type="string" office:string-value="Product 17842" calcext:value-type="string">
            <text:p>Product 17842</text:p>
          </table:table-cell>
          <table:table-cell table:formula="of:=[.E32]&amp;RANDBETWEEN(1;9)" office:value-type="string" office:string-value="1784" calcext:value-type="string">
            <text:p>1784</text:p>
          </table:table-cell>
          <table:table-cell table:formula="of:=&quot;Desk &quot;&amp;[.C32]" office:value-type="string" office:string-value="Desk 1784" calcext:value-type="string">
            <text:p>Desk 1784</text:p>
          </table:table-cell>
          <table:table-cell table:formula="of:=[.G32]&amp;RANDBETWEEN(1;9)" office:value-type="string" office:string-value="178" calcext:value-type="string">
            <text:p>178</text:p>
          </table:table-cell>
          <table:table-cell table:formula="of:=&quot;Team &quot;&amp;[.E32]" office:value-type="string" office:string-value="Team 178" calcext:value-type="string">
            <text:p>Team 178</text:p>
          </table:table-cell>
          <table:table-cell table:formula="of:=[.I32]&amp;RANDBETWEEN(1;9)" office:value-type="string" office:string-value="17" calcext:value-type="string">
            <text:p>17</text:p>
          </table:table-cell>
          <table:table-cell table:formula="of:=&quot;Business Line &quot;&amp;[.G32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2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3]&amp;RANDBETWEEN(1;9)" office:value-type="string" office:string-value="74914" calcext:value-type="string">
            <text:p>74914</text:p>
          </table:table-cell>
          <table:table-cell table:formula="of:=&quot;Product &quot;&amp;[.A33]" office:value-type="string" office:string-value="Product 74914" calcext:value-type="string">
            <text:p>Product 74914</text:p>
          </table:table-cell>
          <table:table-cell table:formula="of:=[.E33]&amp;RANDBETWEEN(1;9)" office:value-type="string" office:string-value="7491" calcext:value-type="string">
            <text:p>7491</text:p>
          </table:table-cell>
          <table:table-cell table:formula="of:=&quot;Desk &quot;&amp;[.C33]" office:value-type="string" office:string-value="Desk 7491" calcext:value-type="string">
            <text:p>Desk 7491</text:p>
          </table:table-cell>
          <table:table-cell table:formula="of:=[.G33]&amp;RANDBETWEEN(1;9)" office:value-type="string" office:string-value="749" calcext:value-type="string">
            <text:p>749</text:p>
          </table:table-cell>
          <table:table-cell table:formula="of:=&quot;Team &quot;&amp;[.E33]" office:value-type="string" office:string-value="Team 749" calcext:value-type="string">
            <text:p>Team 749</text:p>
          </table:table-cell>
          <table:table-cell table:formula="of:=[.I33]&amp;RANDBETWEEN(1;9)" office:value-type="string" office:string-value="74" calcext:value-type="string">
            <text:p>74</text:p>
          </table:table-cell>
          <table:table-cell table:formula="of:=&quot;Business Line &quot;&amp;[.G33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3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4]&amp;RANDBETWEEN(1;9)" office:value-type="string" office:string-value="42643" calcext:value-type="string">
            <text:p>42643</text:p>
          </table:table-cell>
          <table:table-cell table:formula="of:=&quot;Product &quot;&amp;[.A34]" office:value-type="string" office:string-value="Product 42643" calcext:value-type="string">
            <text:p>Product 42643</text:p>
          </table:table-cell>
          <table:table-cell table:formula="of:=[.E34]&amp;RANDBETWEEN(1;9)" office:value-type="string" office:string-value="4264" calcext:value-type="string">
            <text:p>4264</text:p>
          </table:table-cell>
          <table:table-cell table:formula="of:=&quot;Desk &quot;&amp;[.C34]" office:value-type="string" office:string-value="Desk 4264" calcext:value-type="string">
            <text:p>Desk 4264</text:p>
          </table:table-cell>
          <table:table-cell table:formula="of:=[.G34]&amp;RANDBETWEEN(1;9)" office:value-type="string" office:string-value="426" calcext:value-type="string">
            <text:p>426</text:p>
          </table:table-cell>
          <table:table-cell table:formula="of:=&quot;Team &quot;&amp;[.E34]" office:value-type="string" office:string-value="Team 426" calcext:value-type="string">
            <text:p>Team 426</text:p>
          </table:table-cell>
          <table:table-cell table:formula="of:=[.I34]&amp;RANDBETWEEN(1;9)" office:value-type="string" office:string-value="42" calcext:value-type="string">
            <text:p>42</text:p>
          </table:table-cell>
          <table:table-cell table:formula="of:=&quot;Business Line &quot;&amp;[.G34]" office:value-type="string" office:string-value="Business Line 42" calcext:value-type="string">
            <text:p>Business Line 4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5]&amp;RANDBETWEEN(1;9)" office:value-type="string" office:string-value="91585" calcext:value-type="string">
            <text:p>91585</text:p>
          </table:table-cell>
          <table:table-cell table:formula="of:=&quot;Product &quot;&amp;[.A35]" office:value-type="string" office:string-value="Product 91585" calcext:value-type="string">
            <text:p>Product 91585</text:p>
          </table:table-cell>
          <table:table-cell table:formula="of:=[.E35]&amp;RANDBETWEEN(1;9)" office:value-type="string" office:string-value="9158" calcext:value-type="string">
            <text:p>9158</text:p>
          </table:table-cell>
          <table:table-cell table:formula="of:=&quot;Desk &quot;&amp;[.C35]" office:value-type="string" office:string-value="Desk 9158" calcext:value-type="string">
            <text:p>Desk 9158</text:p>
          </table:table-cell>
          <table:table-cell table:formula="of:=[.G35]&amp;RANDBETWEEN(1;9)" office:value-type="string" office:string-value="915" calcext:value-type="string">
            <text:p>915</text:p>
          </table:table-cell>
          <table:table-cell table:formula="of:=&quot;Team &quot;&amp;[.E35]" office:value-type="string" office:string-value="Team 915" calcext:value-type="string">
            <text:p>Team 915</text:p>
          </table:table-cell>
          <table:table-cell table:formula="of:=[.I35]&amp;RANDBETWEEN(1;9)" office:value-type="string" office:string-value="91" calcext:value-type="string">
            <text:p>91</text:p>
          </table:table-cell>
          <table:table-cell table:formula="of:=&quot;Business Line &quot;&amp;[.G35]" office:value-type="string" office:string-value="Business Line 91" calcext:value-type="string">
            <text:p>Business Line 91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6]&amp;RANDBETWEEN(1;9)" office:value-type="string" office:string-value="41292" calcext:value-type="string">
            <text:p>41292</text:p>
          </table:table-cell>
          <table:table-cell table:formula="of:=&quot;Product &quot;&amp;[.A36]" office:value-type="string" office:string-value="Product 41292" calcext:value-type="string">
            <text:p>Product 41292</text:p>
          </table:table-cell>
          <table:table-cell table:formula="of:=[.E36]&amp;RANDBETWEEN(1;9)" office:value-type="string" office:string-value="4129" calcext:value-type="string">
            <text:p>4129</text:p>
          </table:table-cell>
          <table:table-cell table:formula="of:=&quot;Desk &quot;&amp;[.C36]" office:value-type="string" office:string-value="Desk 4129" calcext:value-type="string">
            <text:p>Desk 4129</text:p>
          </table:table-cell>
          <table:table-cell table:formula="of:=[.G36]&amp;RANDBETWEEN(1;9)" office:value-type="string" office:string-value="412" calcext:value-type="string">
            <text:p>412</text:p>
          </table:table-cell>
          <table:table-cell table:formula="of:=&quot;Team &quot;&amp;[.E36]" office:value-type="string" office:string-value="Team 412" calcext:value-type="string">
            <text:p>Team 412</text:p>
          </table:table-cell>
          <table:table-cell table:formula="of:=[.I36]&amp;RANDBETWEEN(1;9)" office:value-type="string" office:string-value="41" calcext:value-type="string">
            <text:p>41</text:p>
          </table:table-cell>
          <table:table-cell table:formula="of:=&quot;Business Line &quot;&amp;[.G36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7]&amp;RANDBETWEEN(1;9)" office:value-type="string" office:string-value="21732" calcext:value-type="string">
            <text:p>21732</text:p>
          </table:table-cell>
          <table:table-cell table:formula="of:=&quot;Product &quot;&amp;[.A37]" office:value-type="string" office:string-value="Product 21732" calcext:value-type="string">
            <text:p>Product 21732</text:p>
          </table:table-cell>
          <table:table-cell table:formula="of:=[.E37]&amp;RANDBETWEEN(1;9)" office:value-type="string" office:string-value="2173" calcext:value-type="string">
            <text:p>2173</text:p>
          </table:table-cell>
          <table:table-cell table:formula="of:=&quot;Desk &quot;&amp;[.C37]" office:value-type="string" office:string-value="Desk 2173" calcext:value-type="string">
            <text:p>Desk 2173</text:p>
          </table:table-cell>
          <table:table-cell table:formula="of:=[.G37]&amp;RANDBETWEEN(1;9)" office:value-type="string" office:string-value="217" calcext:value-type="string">
            <text:p>217</text:p>
          </table:table-cell>
          <table:table-cell table:formula="of:=&quot;Team &quot;&amp;[.E37]" office:value-type="string" office:string-value="Team 217" calcext:value-type="string">
            <text:p>Team 217</text:p>
          </table:table-cell>
          <table:table-cell table:formula="of:=[.I37]&amp;RANDBETWEEN(1;9)" office:value-type="string" office:string-value="21" calcext:value-type="string">
            <text:p>21</text:p>
          </table:table-cell>
          <table:table-cell table:formula="of:=&quot;Business Line &quot;&amp;[.G37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8]&amp;RANDBETWEEN(1;9)" office:value-type="string" office:string-value="41183" calcext:value-type="string">
            <text:p>41183</text:p>
          </table:table-cell>
          <table:table-cell table:formula="of:=&quot;Product &quot;&amp;[.A38]" office:value-type="string" office:string-value="Product 41183" calcext:value-type="string">
            <text:p>Product 41183</text:p>
          </table:table-cell>
          <table:table-cell table:formula="of:=[.E38]&amp;RANDBETWEEN(1;9)" office:value-type="string" office:string-value="4118" calcext:value-type="string">
            <text:p>4118</text:p>
          </table:table-cell>
          <table:table-cell table:formula="of:=&quot;Desk &quot;&amp;[.C38]" office:value-type="string" office:string-value="Desk 4118" calcext:value-type="string">
            <text:p>Desk 4118</text:p>
          </table:table-cell>
          <table:table-cell table:formula="of:=[.G38]&amp;RANDBETWEEN(1;9)" office:value-type="string" office:string-value="411" calcext:value-type="string">
            <text:p>411</text:p>
          </table:table-cell>
          <table:table-cell table:formula="of:=&quot;Team &quot;&amp;[.E38]" office:value-type="string" office:string-value="Team 411" calcext:value-type="string">
            <text:p>Team 411</text:p>
          </table:table-cell>
          <table:table-cell table:formula="of:=[.I38]&amp;RANDBETWEEN(1;9)" office:value-type="string" office:string-value="41" calcext:value-type="string">
            <text:p>41</text:p>
          </table:table-cell>
          <table:table-cell table:formula="of:=&quot;Business Line &quot;&amp;[.G38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9]&amp;RANDBETWEEN(1;9)" office:value-type="string" office:string-value="88993" calcext:value-type="string">
            <text:p>88993</text:p>
          </table:table-cell>
          <table:table-cell table:formula="of:=&quot;Product &quot;&amp;[.A39]" office:value-type="string" office:string-value="Product 88993" calcext:value-type="string">
            <text:p>Product 88993</text:p>
          </table:table-cell>
          <table:table-cell table:formula="of:=[.E39]&amp;RANDBETWEEN(1;9)" office:value-type="string" office:string-value="8899" calcext:value-type="string">
            <text:p>8899</text:p>
          </table:table-cell>
          <table:table-cell table:formula="of:=&quot;Desk &quot;&amp;[.C39]" office:value-type="string" office:string-value="Desk 8899" calcext:value-type="string">
            <text:p>Desk 8899</text:p>
          </table:table-cell>
          <table:table-cell table:formula="of:=[.G39]&amp;RANDBETWEEN(1;9)" office:value-type="string" office:string-value="889" calcext:value-type="string">
            <text:p>889</text:p>
          </table:table-cell>
          <table:table-cell table:formula="of:=&quot;Team &quot;&amp;[.E39]" office:value-type="string" office:string-value="Team 889" calcext:value-type="string">
            <text:p>Team 889</text:p>
          </table:table-cell>
          <table:table-cell table:formula="of:=[.I39]&amp;RANDBETWEEN(1;9)" office:value-type="string" office:string-value="88" calcext:value-type="string">
            <text:p>88</text:p>
          </table:table-cell>
          <table:table-cell table:formula="of:=&quot;Business Line &quot;&amp;[.G39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0]&amp;RANDBETWEEN(1;9)" office:value-type="string" office:string-value="17885" calcext:value-type="string">
            <text:p>17885</text:p>
          </table:table-cell>
          <table:table-cell table:formula="of:=&quot;Product &quot;&amp;[.A40]" office:value-type="string" office:string-value="Product 17885" calcext:value-type="string">
            <text:p>Product 17885</text:p>
          </table:table-cell>
          <table:table-cell table:formula="of:=[.E40]&amp;RANDBETWEEN(1;9)" office:value-type="string" office:string-value="1788" calcext:value-type="string">
            <text:p>1788</text:p>
          </table:table-cell>
          <table:table-cell table:formula="of:=&quot;Desk &quot;&amp;[.C40]" office:value-type="string" office:string-value="Desk 1788" calcext:value-type="string">
            <text:p>Desk 1788</text:p>
          </table:table-cell>
          <table:table-cell table:formula="of:=[.G40]&amp;RANDBETWEEN(1;9)" office:value-type="string" office:string-value="178" calcext:value-type="string">
            <text:p>178</text:p>
          </table:table-cell>
          <table:table-cell table:formula="of:=&quot;Team &quot;&amp;[.E40]" office:value-type="string" office:string-value="Team 178" calcext:value-type="string">
            <text:p>Team 178</text:p>
          </table:table-cell>
          <table:table-cell table:formula="of:=[.I40]&amp;RANDBETWEEN(1;9)" office:value-type="string" office:string-value="17" calcext:value-type="string">
            <text:p>17</text:p>
          </table:table-cell>
          <table:table-cell table:formula="of:=&quot;Business Line &quot;&amp;[.G40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0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1]&amp;RANDBETWEEN(1;9)" office:value-type="string" office:string-value="97412" calcext:value-type="string">
            <text:p>97412</text:p>
          </table:table-cell>
          <table:table-cell table:formula="of:=&quot;Product &quot;&amp;[.A41]" office:value-type="string" office:string-value="Product 97412" calcext:value-type="string">
            <text:p>Product 97412</text:p>
          </table:table-cell>
          <table:table-cell table:formula="of:=[.E41]&amp;RANDBETWEEN(1;9)" office:value-type="string" office:string-value="9741" calcext:value-type="string">
            <text:p>9741</text:p>
          </table:table-cell>
          <table:table-cell table:formula="of:=&quot;Desk &quot;&amp;[.C41]" office:value-type="string" office:string-value="Desk 9741" calcext:value-type="string">
            <text:p>Desk 9741</text:p>
          </table:table-cell>
          <table:table-cell table:formula="of:=[.G41]&amp;RANDBETWEEN(1;9)" office:value-type="string" office:string-value="974" calcext:value-type="string">
            <text:p>974</text:p>
          </table:table-cell>
          <table:table-cell table:formula="of:=&quot;Team &quot;&amp;[.E41]" office:value-type="string" office:string-value="Team 974" calcext:value-type="string">
            <text:p>Team 974</text:p>
          </table:table-cell>
          <table:table-cell table:formula="of:=[.I41]&amp;RANDBETWEEN(1;9)" office:value-type="string" office:string-value="97" calcext:value-type="string">
            <text:p>97</text:p>
          </table:table-cell>
          <table:table-cell table:formula="of:=&quot;Business Line &quot;&amp;[.G41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1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2]&amp;RANDBETWEEN(1;9)" office:value-type="string" office:string-value="23276" calcext:value-type="string">
            <text:p>23276</text:p>
          </table:table-cell>
          <table:table-cell table:formula="of:=&quot;Product &quot;&amp;[.A42]" office:value-type="string" office:string-value="Product 23276" calcext:value-type="string">
            <text:p>Product 23276</text:p>
          </table:table-cell>
          <table:table-cell table:formula="of:=[.E42]&amp;RANDBETWEEN(1;9)" office:value-type="string" office:string-value="2327" calcext:value-type="string">
            <text:p>2327</text:p>
          </table:table-cell>
          <table:table-cell table:formula="of:=&quot;Desk &quot;&amp;[.C42]" office:value-type="string" office:string-value="Desk 2327" calcext:value-type="string">
            <text:p>Desk 2327</text:p>
          </table:table-cell>
          <table:table-cell table:formula="of:=[.G42]&amp;RANDBETWEEN(1;9)" office:value-type="string" office:string-value="232" calcext:value-type="string">
            <text:p>232</text:p>
          </table:table-cell>
          <table:table-cell table:formula="of:=&quot;Team &quot;&amp;[.E42]" office:value-type="string" office:string-value="Team 232" calcext:value-type="string">
            <text:p>Team 232</text:p>
          </table:table-cell>
          <table:table-cell table:formula="of:=[.I42]&amp;RANDBETWEEN(1;9)" office:value-type="string" office:string-value="23" calcext:value-type="string">
            <text:p>23</text:p>
          </table:table-cell>
          <table:table-cell table:formula="of:=&quot;Business Line &quot;&amp;[.G42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3]&amp;RANDBETWEEN(1;9)" office:value-type="string" office:string-value="22911" calcext:value-type="string">
            <text:p>22911</text:p>
          </table:table-cell>
          <table:table-cell table:formula="of:=&quot;Product &quot;&amp;[.A43]" office:value-type="string" office:string-value="Product 22911" calcext:value-type="string">
            <text:p>Product 22911</text:p>
          </table:table-cell>
          <table:table-cell table:formula="of:=[.E43]&amp;RANDBETWEEN(1;9)" office:value-type="string" office:string-value="2291" calcext:value-type="string">
            <text:p>2291</text:p>
          </table:table-cell>
          <table:table-cell table:formula="of:=&quot;Desk &quot;&amp;[.C43]" office:value-type="string" office:string-value="Desk 2291" calcext:value-type="string">
            <text:p>Desk 2291</text:p>
          </table:table-cell>
          <table:table-cell table:formula="of:=[.G43]&amp;RANDBETWEEN(1;9)" office:value-type="string" office:string-value="229" calcext:value-type="string">
            <text:p>229</text:p>
          </table:table-cell>
          <table:table-cell table:formula="of:=&quot;Team &quot;&amp;[.E43]" office:value-type="string" office:string-value="Team 229" calcext:value-type="string">
            <text:p>Team 229</text:p>
          </table:table-cell>
          <table:table-cell table:formula="of:=[.I43]&amp;RANDBETWEEN(1;9)" office:value-type="string" office:string-value="22" calcext:value-type="string">
            <text:p>22</text:p>
          </table:table-cell>
          <table:table-cell table:formula="of:=&quot;Business Line &quot;&amp;[.G43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4]&amp;RANDBETWEEN(1;9)" office:value-type="string" office:string-value="49988" calcext:value-type="string">
            <text:p>49988</text:p>
          </table:table-cell>
          <table:table-cell table:formula="of:=&quot;Product &quot;&amp;[.A44]" office:value-type="string" office:string-value="Product 49988" calcext:value-type="string">
            <text:p>Product 49988</text:p>
          </table:table-cell>
          <table:table-cell table:formula="of:=[.E44]&amp;RANDBETWEEN(1;9)" office:value-type="string" office:string-value="4998" calcext:value-type="string">
            <text:p>4998</text:p>
          </table:table-cell>
          <table:table-cell table:formula="of:=&quot;Desk &quot;&amp;[.C44]" office:value-type="string" office:string-value="Desk 4998" calcext:value-type="string">
            <text:p>Desk 4998</text:p>
          </table:table-cell>
          <table:table-cell table:formula="of:=[.G44]&amp;RANDBETWEEN(1;9)" office:value-type="string" office:string-value="499" calcext:value-type="string">
            <text:p>499</text:p>
          </table:table-cell>
          <table:table-cell table:formula="of:=&quot;Team &quot;&amp;[.E44]" office:value-type="string" office:string-value="Team 499" calcext:value-type="string">
            <text:p>Team 499</text:p>
          </table:table-cell>
          <table:table-cell table:formula="of:=[.I44]&amp;RANDBETWEEN(1;9)" office:value-type="string" office:string-value="49" calcext:value-type="string">
            <text:p>49</text:p>
          </table:table-cell>
          <table:table-cell table:formula="of:=&quot;Business Line &quot;&amp;[.G44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5]&amp;RANDBETWEEN(1;9)" office:value-type="string" office:string-value="19528" calcext:value-type="string">
            <text:p>19528</text:p>
          </table:table-cell>
          <table:table-cell table:formula="of:=&quot;Product &quot;&amp;[.A45]" office:value-type="string" office:string-value="Product 19528" calcext:value-type="string">
            <text:p>Product 19528</text:p>
          </table:table-cell>
          <table:table-cell table:formula="of:=[.E45]&amp;RANDBETWEEN(1;9)" office:value-type="string" office:string-value="1952" calcext:value-type="string">
            <text:p>1952</text:p>
          </table:table-cell>
          <table:table-cell table:formula="of:=&quot;Desk &quot;&amp;[.C45]" office:value-type="string" office:string-value="Desk 1952" calcext:value-type="string">
            <text:p>Desk 1952</text:p>
          </table:table-cell>
          <table:table-cell table:formula="of:=[.G45]&amp;RANDBETWEEN(1;9)" office:value-type="string" office:string-value="195" calcext:value-type="string">
            <text:p>195</text:p>
          </table:table-cell>
          <table:table-cell table:formula="of:=&quot;Team &quot;&amp;[.E45]" office:value-type="string" office:string-value="Team 195" calcext:value-type="string">
            <text:p>Team 195</text:p>
          </table:table-cell>
          <table:table-cell table:formula="of:=[.I45]&amp;RANDBETWEEN(1;9)" office:value-type="string" office:string-value="19" calcext:value-type="string">
            <text:p>19</text:p>
          </table:table-cell>
          <table:table-cell table:formula="of:=&quot;Business Line &quot;&amp;[.G45]" office:value-type="string" office:string-value="Business Line 19" calcext:value-type="string">
            <text:p>Business Line 19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6]&amp;RANDBETWEEN(1;9)" office:value-type="string" office:string-value="48238" calcext:value-type="string">
            <text:p>48238</text:p>
          </table:table-cell>
          <table:table-cell table:formula="of:=&quot;Product &quot;&amp;[.A46]" office:value-type="string" office:string-value="Product 48238" calcext:value-type="string">
            <text:p>Product 48238</text:p>
          </table:table-cell>
          <table:table-cell table:formula="of:=[.E46]&amp;RANDBETWEEN(1;9)" office:value-type="string" office:string-value="4823" calcext:value-type="string">
            <text:p>4823</text:p>
          </table:table-cell>
          <table:table-cell table:formula="of:=&quot;Desk &quot;&amp;[.C46]" office:value-type="string" office:string-value="Desk 4823" calcext:value-type="string">
            <text:p>Desk 4823</text:p>
          </table:table-cell>
          <table:table-cell table:formula="of:=[.G46]&amp;RANDBETWEEN(1;9)" office:value-type="string" office:string-value="482" calcext:value-type="string">
            <text:p>482</text:p>
          </table:table-cell>
          <table:table-cell table:formula="of:=&quot;Team &quot;&amp;[.E46]" office:value-type="string" office:string-value="Team 482" calcext:value-type="string">
            <text:p>Team 482</text:p>
          </table:table-cell>
          <table:table-cell table:formula="of:=[.I46]&amp;RANDBETWEEN(1;9)" office:value-type="string" office:string-value="48" calcext:value-type="string">
            <text:p>48</text:p>
          </table:table-cell>
          <table:table-cell table:formula="of:=&quot;Business Line &quot;&amp;[.G46]" office:value-type="string" office:string-value="Business Line 48" calcext:value-type="string">
            <text:p>Business Line 4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7]&amp;RANDBETWEEN(1;9)" office:value-type="string" office:string-value="21668" calcext:value-type="string">
            <text:p>21668</text:p>
          </table:table-cell>
          <table:table-cell table:formula="of:=&quot;Product &quot;&amp;[.A47]" office:value-type="string" office:string-value="Product 21668" calcext:value-type="string">
            <text:p>Product 21668</text:p>
          </table:table-cell>
          <table:table-cell table:formula="of:=[.E47]&amp;RANDBETWEEN(1;9)" office:value-type="string" office:string-value="2166" calcext:value-type="string">
            <text:p>2166</text:p>
          </table:table-cell>
          <table:table-cell table:formula="of:=&quot;Desk &quot;&amp;[.C47]" office:value-type="string" office:string-value="Desk 2166" calcext:value-type="string">
            <text:p>Desk 2166</text:p>
          </table:table-cell>
          <table:table-cell table:formula="of:=[.G47]&amp;RANDBETWEEN(1;9)" office:value-type="string" office:string-value="216" calcext:value-type="string">
            <text:p>216</text:p>
          </table:table-cell>
          <table:table-cell table:formula="of:=&quot;Team &quot;&amp;[.E47]" office:value-type="string" office:string-value="Team 216" calcext:value-type="string">
            <text:p>Team 216</text:p>
          </table:table-cell>
          <table:table-cell table:formula="of:=[.I47]&amp;RANDBETWEEN(1;9)" office:value-type="string" office:string-value="21" calcext:value-type="string">
            <text:p>21</text:p>
          </table:table-cell>
          <table:table-cell table:formula="of:=&quot;Business Line &quot;&amp;[.G47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8]&amp;RANDBETWEEN(1;9)" office:value-type="string" office:string-value="39745" calcext:value-type="string">
            <text:p>39745</text:p>
          </table:table-cell>
          <table:table-cell table:formula="of:=&quot;Product &quot;&amp;[.A48]" office:value-type="string" office:string-value="Product 39745" calcext:value-type="string">
            <text:p>Product 39745</text:p>
          </table:table-cell>
          <table:table-cell table:formula="of:=[.E48]&amp;RANDBETWEEN(1;9)" office:value-type="string" office:string-value="3974" calcext:value-type="string">
            <text:p>3974</text:p>
          </table:table-cell>
          <table:table-cell table:formula="of:=&quot;Desk &quot;&amp;[.C48]" office:value-type="string" office:string-value="Desk 3974" calcext:value-type="string">
            <text:p>Desk 3974</text:p>
          </table:table-cell>
          <table:table-cell table:formula="of:=[.G48]&amp;RANDBETWEEN(1;9)" office:value-type="string" office:string-value="397" calcext:value-type="string">
            <text:p>397</text:p>
          </table:table-cell>
          <table:table-cell table:formula="of:=&quot;Team &quot;&amp;[.E48]" office:value-type="string" office:string-value="Team 397" calcext:value-type="string">
            <text:p>Team 397</text:p>
          </table:table-cell>
          <table:table-cell table:formula="of:=[.I48]&amp;RANDBETWEEN(1;9)" office:value-type="string" office:string-value="39" calcext:value-type="string">
            <text:p>39</text:p>
          </table:table-cell>
          <table:table-cell table:formula="of:=&quot;Business Line &quot;&amp;[.G48]" office:value-type="string" office:string-value="Business Line 39" calcext:value-type="string">
            <text:p>Business Line 39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9]&amp;RANDBETWEEN(1;9)" office:value-type="string" office:string-value="17391" calcext:value-type="string">
            <text:p>17391</text:p>
          </table:table-cell>
          <table:table-cell table:formula="of:=&quot;Product &quot;&amp;[.A49]" office:value-type="string" office:string-value="Product 17391" calcext:value-type="string">
            <text:p>Product 17391</text:p>
          </table:table-cell>
          <table:table-cell table:formula="of:=[.E49]&amp;RANDBETWEEN(1;9)" office:value-type="string" office:string-value="1739" calcext:value-type="string">
            <text:p>1739</text:p>
          </table:table-cell>
          <table:table-cell table:formula="of:=&quot;Desk &quot;&amp;[.C49]" office:value-type="string" office:string-value="Desk 1739" calcext:value-type="string">
            <text:p>Desk 1739</text:p>
          </table:table-cell>
          <table:table-cell table:formula="of:=[.G49]&amp;RANDBETWEEN(1;9)" office:value-type="string" office:string-value="173" calcext:value-type="string">
            <text:p>173</text:p>
          </table:table-cell>
          <table:table-cell table:formula="of:=&quot;Team &quot;&amp;[.E49]" office:value-type="string" office:string-value="Team 173" calcext:value-type="string">
            <text:p>Team 173</text:p>
          </table:table-cell>
          <table:table-cell table:formula="of:=[.I49]&amp;RANDBETWEEN(1;9)" office:value-type="string" office:string-value="17" calcext:value-type="string">
            <text:p>17</text:p>
          </table:table-cell>
          <table:table-cell table:formula="of:=&quot;Business Line &quot;&amp;[.G49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9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50]&amp;RANDBETWEEN(1;9)" office:value-type="string" office:string-value="43752" calcext:value-type="string">
            <text:p>43752</text:p>
          </table:table-cell>
          <table:table-cell table:formula="of:=&quot;Product &quot;&amp;[.A50]" office:value-type="string" office:string-value="Product 43752" calcext:value-type="string">
            <text:p>Product 43752</text:p>
          </table:table-cell>
          <table:table-cell table:formula="of:=[.E50]&amp;RANDBETWEEN(1;9)" office:value-type="string" office:string-value="4375" calcext:value-type="string">
            <text:p>4375</text:p>
          </table:table-cell>
          <table:table-cell table:formula="of:=&quot;Desk &quot;&amp;[.C50]" office:value-type="string" office:string-value="Desk 4375" calcext:value-type="string">
            <text:p>Desk 4375</text:p>
          </table:table-cell>
          <table:table-cell table:formula="of:=[.G50]&amp;RANDBETWEEN(1;9)" office:value-type="string" office:string-value="437" calcext:value-type="string">
            <text:p>437</text:p>
          </table:table-cell>
          <table:table-cell table:formula="of:=&quot;Team &quot;&amp;[.E50]" office:value-type="string" office:string-value="Team 437" calcext:value-type="string">
            <text:p>Team 437</text:p>
          </table:table-cell>
          <table:table-cell table:formula="of:=[.I50]&amp;RANDBETWEEN(1;9)" office:value-type="string" office:string-value="43" calcext:value-type="string">
            <text:p>43</text:p>
          </table:table-cell>
          <table:table-cell table:formula="of:=&quot;Business Line &quot;&amp;[.G50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5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51]&amp;RANDBETWEEN(1;9)" office:value-type="string" office:string-value="52164" calcext:value-type="string">
            <text:p>52164</text:p>
          </table:table-cell>
          <table:table-cell table:formula="of:=&quot;Product &quot;&amp;[.A51]" office:value-type="string" office:string-value="Product 52164" calcext:value-type="string">
            <text:p>Product 52164</text:p>
          </table:table-cell>
          <table:table-cell table:formula="of:=[.E51]&amp;RANDBETWEEN(1;9)" office:value-type="string" office:string-value="5216" calcext:value-type="string">
            <text:p>5216</text:p>
          </table:table-cell>
          <table:table-cell table:formula="of:=&quot;Desk &quot;&amp;[.C51]" office:value-type="string" office:string-value="Desk 5216" calcext:value-type="string">
            <text:p>Desk 5216</text:p>
          </table:table-cell>
          <table:table-cell table:formula="of:=[.G51]&amp;RANDBETWEEN(1;9)" office:value-type="string" office:string-value="521" calcext:value-type="string">
            <text:p>521</text:p>
          </table:table-cell>
          <table:table-cell table:formula="of:=&quot;Team &quot;&amp;[.E51]" office:value-type="string" office:string-value="Team 521" calcext:value-type="string">
            <text:p>Team 521</text:p>
          </table:table-cell>
          <table:table-cell table:formula="of:=[.I51]&amp;RANDBETWEEN(1;9)" office:value-type="string" office:string-value="52" calcext:value-type="string">
            <text:p>52</text:p>
          </table:table-cell>
          <table:table-cell table:formula="of:=&quot;Business Line &quot;&amp;[.G51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5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52]&amp;RANDBETWEEN(1;9)" office:value-type="string" office:string-value="58833" calcext:value-type="string">
            <text:p>58833</text:p>
          </table:table-cell>
          <table:table-cell table:formula="of:=&quot;Product &quot;&amp;[.A52]" office:value-type="string" office:string-value="Product 58833" calcext:value-type="string">
            <text:p>Product 58833</text:p>
          </table:table-cell>
          <table:table-cell table:formula="of:=[.E52]&amp;RANDBETWEEN(1;9)" office:value-type="string" office:string-value="5883" calcext:value-type="string">
            <text:p>5883</text:p>
          </table:table-cell>
          <table:table-cell table:formula="of:=&quot;Desk &quot;&amp;[.C52]" office:value-type="string" office:string-value="Desk 5883" calcext:value-type="string">
            <text:p>Desk 5883</text:p>
          </table:table-cell>
          <table:table-cell table:formula="of:=[.G52]&amp;RANDBETWEEN(1;9)" office:value-type="string" office:string-value="588" calcext:value-type="string">
            <text:p>588</text:p>
          </table:table-cell>
          <table:table-cell table:formula="of:=&quot;Team &quot;&amp;[.E52]" office:value-type="string" office:string-value="Team 588" calcext:value-type="string">
            <text:p>Team 588</text:p>
          </table:table-cell>
          <table:table-cell table:formula="of:=[.I52]&amp;RANDBETWEEN(1;9)" office:value-type="string" office:string-value="58" calcext:value-type="string">
            <text:p>58</text:p>
          </table:table-cell>
          <table:table-cell table:formula="of:=&quot;Business Line &quot;&amp;[.G52]" office:value-type="string" office:string-value="Business Line 58" calcext:value-type="string">
            <text:p>Business Line 58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5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53]&amp;RANDBETWEEN(1;9)" office:value-type="string" office:string-value="77669" calcext:value-type="string">
            <text:p>77669</text:p>
          </table:table-cell>
          <table:table-cell table:formula="of:=&quot;Product &quot;&amp;[.A53]" office:value-type="string" office:string-value="Product 77669" calcext:value-type="string">
            <text:p>Product 77669</text:p>
          </table:table-cell>
          <table:table-cell table:formula="of:=[.E53]&amp;RANDBETWEEN(1;9)" office:value-type="string" office:string-value="7766" calcext:value-type="string">
            <text:p>7766</text:p>
          </table:table-cell>
          <table:table-cell table:formula="of:=&quot;Desk &quot;&amp;[.C53]" office:value-type="string" office:string-value="Desk 7766" calcext:value-type="string">
            <text:p>Desk 7766</text:p>
          </table:table-cell>
          <table:table-cell table:formula="of:=[.G53]&amp;RANDBETWEEN(1;9)" office:value-type="string" office:string-value="776" calcext:value-type="string">
            <text:p>776</text:p>
          </table:table-cell>
          <table:table-cell table:formula="of:=&quot;Team &quot;&amp;[.E53]" office:value-type="string" office:string-value="Team 776" calcext:value-type="string">
            <text:p>Team 776</text:p>
          </table:table-cell>
          <table:table-cell table:formula="of:=[.I53]&amp;RANDBETWEEN(1;9)" office:value-type="string" office:string-value="77" calcext:value-type="string">
            <text:p>77</text:p>
          </table:table-cell>
          <table:table-cell table:formula="of:=&quot;Business Line &quot;&amp;[.G53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53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54]&amp;RANDBETWEEN(1;9)" office:value-type="string" office:string-value="83678" calcext:value-type="string">
            <text:p>83678</text:p>
          </table:table-cell>
          <table:table-cell table:formula="of:=&quot;Product &quot;&amp;[.A54]" office:value-type="string" office:string-value="Product 83678" calcext:value-type="string">
            <text:p>Product 83678</text:p>
          </table:table-cell>
          <table:table-cell table:formula="of:=[.E54]&amp;RANDBETWEEN(1;9)" office:value-type="string" office:string-value="8367" calcext:value-type="string">
            <text:p>8367</text:p>
          </table:table-cell>
          <table:table-cell table:formula="of:=&quot;Desk &quot;&amp;[.C54]" office:value-type="string" office:string-value="Desk 8367" calcext:value-type="string">
            <text:p>Desk 8367</text:p>
          </table:table-cell>
          <table:table-cell table:formula="of:=[.G54]&amp;RANDBETWEEN(1;9)" office:value-type="string" office:string-value="836" calcext:value-type="string">
            <text:p>836</text:p>
          </table:table-cell>
          <table:table-cell table:formula="of:=&quot;Team &quot;&amp;[.E54]" office:value-type="string" office:string-value="Team 836" calcext:value-type="string">
            <text:p>Team 836</text:p>
          </table:table-cell>
          <table:table-cell table:formula="of:=[.I54]&amp;RANDBETWEEN(1;9)" office:value-type="string" office:string-value="83" calcext:value-type="string">
            <text:p>83</text:p>
          </table:table-cell>
          <table:table-cell table:formula="of:=&quot;Business Line &quot;&amp;[.G54]" office:value-type="string" office:string-value="Business Line 83" calcext:value-type="string">
            <text:p>Business Line 83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5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55]&amp;RANDBETWEEN(1;9)" office:value-type="string" office:string-value="65745" calcext:value-type="string">
            <text:p>65745</text:p>
          </table:table-cell>
          <table:table-cell table:formula="of:=&quot;Product &quot;&amp;[.A55]" office:value-type="string" office:string-value="Product 65745" calcext:value-type="string">
            <text:p>Product 65745</text:p>
          </table:table-cell>
          <table:table-cell table:formula="of:=[.E55]&amp;RANDBETWEEN(1;9)" office:value-type="string" office:string-value="6574" calcext:value-type="string">
            <text:p>6574</text:p>
          </table:table-cell>
          <table:table-cell table:formula="of:=&quot;Desk &quot;&amp;[.C55]" office:value-type="string" office:string-value="Desk 6574" calcext:value-type="string">
            <text:p>Desk 6574</text:p>
          </table:table-cell>
          <table:table-cell table:formula="of:=[.G55]&amp;RANDBETWEEN(1;9)" office:value-type="string" office:string-value="657" calcext:value-type="string">
            <text:p>657</text:p>
          </table:table-cell>
          <table:table-cell table:formula="of:=&quot;Team &quot;&amp;[.E55]" office:value-type="string" office:string-value="Team 657" calcext:value-type="string">
            <text:p>Team 657</text:p>
          </table:table-cell>
          <table:table-cell table:formula="of:=[.I55]&amp;RANDBETWEEN(1;9)" office:value-type="string" office:string-value="65" calcext:value-type="string">
            <text:p>65</text:p>
          </table:table-cell>
          <table:table-cell table:formula="of:=&quot;Business Line &quot;&amp;[.G55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5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56]&amp;RANDBETWEEN(1;9)" office:value-type="string" office:string-value="11594" calcext:value-type="string">
            <text:p>11594</text:p>
          </table:table-cell>
          <table:table-cell table:formula="of:=&quot;Product &quot;&amp;[.A56]" office:value-type="string" office:string-value="Product 11594" calcext:value-type="string">
            <text:p>Product 11594</text:p>
          </table:table-cell>
          <table:table-cell table:formula="of:=[.E56]&amp;RANDBETWEEN(1;9)" office:value-type="string" office:string-value="1159" calcext:value-type="string">
            <text:p>1159</text:p>
          </table:table-cell>
          <table:table-cell table:formula="of:=&quot;Desk &quot;&amp;[.C56]" office:value-type="string" office:string-value="Desk 1159" calcext:value-type="string">
            <text:p>Desk 1159</text:p>
          </table:table-cell>
          <table:table-cell table:formula="of:=[.G56]&amp;RANDBETWEEN(1;9)" office:value-type="string" office:string-value="115" calcext:value-type="string">
            <text:p>115</text:p>
          </table:table-cell>
          <table:table-cell table:formula="of:=&quot;Team &quot;&amp;[.E56]" office:value-type="string" office:string-value="Team 115" calcext:value-type="string">
            <text:p>Team 115</text:p>
          </table:table-cell>
          <table:table-cell table:formula="of:=[.I56]&amp;RANDBETWEEN(1;9)" office:value-type="string" office:string-value="11" calcext:value-type="string">
            <text:p>11</text:p>
          </table:table-cell>
          <table:table-cell table:formula="of:=&quot;Business Line &quot;&amp;[.G56]" office:value-type="string" office:string-value="Business Line 11" calcext:value-type="string">
            <text:p>Business Line 11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56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57]&amp;RANDBETWEEN(1;9)" office:value-type="string" office:string-value="62332" calcext:value-type="string">
            <text:p>62332</text:p>
          </table:table-cell>
          <table:table-cell table:formula="of:=&quot;Product &quot;&amp;[.A57]" office:value-type="string" office:string-value="Product 62332" calcext:value-type="string">
            <text:p>Product 62332</text:p>
          </table:table-cell>
          <table:table-cell table:formula="of:=[.E57]&amp;RANDBETWEEN(1;9)" office:value-type="string" office:string-value="6233" calcext:value-type="string">
            <text:p>6233</text:p>
          </table:table-cell>
          <table:table-cell table:formula="of:=&quot;Desk &quot;&amp;[.C57]" office:value-type="string" office:string-value="Desk 6233" calcext:value-type="string">
            <text:p>Desk 6233</text:p>
          </table:table-cell>
          <table:table-cell table:formula="of:=[.G57]&amp;RANDBETWEEN(1;9)" office:value-type="string" office:string-value="623" calcext:value-type="string">
            <text:p>623</text:p>
          </table:table-cell>
          <table:table-cell table:formula="of:=&quot;Team &quot;&amp;[.E57]" office:value-type="string" office:string-value="Team 623" calcext:value-type="string">
            <text:p>Team 623</text:p>
          </table:table-cell>
          <table:table-cell table:formula="of:=[.I57]&amp;RANDBETWEEN(1;9)" office:value-type="string" office:string-value="62" calcext:value-type="string">
            <text:p>62</text:p>
          </table:table-cell>
          <table:table-cell table:formula="of:=&quot;Business Line &quot;&amp;[.G57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5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58]&amp;RANDBETWEEN(1;9)" office:value-type="string" office:string-value="34462" calcext:value-type="string">
            <text:p>34462</text:p>
          </table:table-cell>
          <table:table-cell table:formula="of:=&quot;Product &quot;&amp;[.A58]" office:value-type="string" office:string-value="Product 34462" calcext:value-type="string">
            <text:p>Product 34462</text:p>
          </table:table-cell>
          <table:table-cell table:formula="of:=[.E58]&amp;RANDBETWEEN(1;9)" office:value-type="string" office:string-value="3446" calcext:value-type="string">
            <text:p>3446</text:p>
          </table:table-cell>
          <table:table-cell table:formula="of:=&quot;Desk &quot;&amp;[.C58]" office:value-type="string" office:string-value="Desk 3446" calcext:value-type="string">
            <text:p>Desk 3446</text:p>
          </table:table-cell>
          <table:table-cell table:formula="of:=[.G58]&amp;RANDBETWEEN(1;9)" office:value-type="string" office:string-value="344" calcext:value-type="string">
            <text:p>344</text:p>
          </table:table-cell>
          <table:table-cell table:formula="of:=&quot;Team &quot;&amp;[.E58]" office:value-type="string" office:string-value="Team 344" calcext:value-type="string">
            <text:p>Team 344</text:p>
          </table:table-cell>
          <table:table-cell table:formula="of:=[.I58]&amp;RANDBETWEEN(1;9)" office:value-type="string" office:string-value="34" calcext:value-type="string">
            <text:p>34</text:p>
          </table:table-cell>
          <table:table-cell table:formula="of:=&quot;Business Line &quot;&amp;[.G58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5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59]&amp;RANDBETWEEN(1;9)" office:value-type="string" office:string-value="71222" calcext:value-type="string">
            <text:p>71222</text:p>
          </table:table-cell>
          <table:table-cell table:formula="of:=&quot;Product &quot;&amp;[.A59]" office:value-type="string" office:string-value="Product 71222" calcext:value-type="string">
            <text:p>Product 71222</text:p>
          </table:table-cell>
          <table:table-cell table:formula="of:=[.E59]&amp;RANDBETWEEN(1;9)" office:value-type="string" office:string-value="7122" calcext:value-type="string">
            <text:p>7122</text:p>
          </table:table-cell>
          <table:table-cell table:formula="of:=&quot;Desk &quot;&amp;[.C59]" office:value-type="string" office:string-value="Desk 7122" calcext:value-type="string">
            <text:p>Desk 7122</text:p>
          </table:table-cell>
          <table:table-cell table:formula="of:=[.G59]&amp;RANDBETWEEN(1;9)" office:value-type="string" office:string-value="712" calcext:value-type="string">
            <text:p>712</text:p>
          </table:table-cell>
          <table:table-cell table:formula="of:=&quot;Team &quot;&amp;[.E59]" office:value-type="string" office:string-value="Team 712" calcext:value-type="string">
            <text:p>Team 712</text:p>
          </table:table-cell>
          <table:table-cell table:formula="of:=[.I59]&amp;RANDBETWEEN(1;9)" office:value-type="string" office:string-value="71" calcext:value-type="string">
            <text:p>71</text:p>
          </table:table-cell>
          <table:table-cell table:formula="of:=&quot;Business Line &quot;&amp;[.G59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5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60]&amp;RANDBETWEEN(1;9)" office:value-type="string" office:string-value="78737" calcext:value-type="string">
            <text:p>78737</text:p>
          </table:table-cell>
          <table:table-cell table:formula="of:=&quot;Product &quot;&amp;[.A60]" office:value-type="string" office:string-value="Product 78737" calcext:value-type="string">
            <text:p>Product 78737</text:p>
          </table:table-cell>
          <table:table-cell table:formula="of:=[.E60]&amp;RANDBETWEEN(1;9)" office:value-type="string" office:string-value="7873" calcext:value-type="string">
            <text:p>7873</text:p>
          </table:table-cell>
          <table:table-cell table:formula="of:=&quot;Desk &quot;&amp;[.C60]" office:value-type="string" office:string-value="Desk 7873" calcext:value-type="string">
            <text:p>Desk 7873</text:p>
          </table:table-cell>
          <table:table-cell table:formula="of:=[.G60]&amp;RANDBETWEEN(1;9)" office:value-type="string" office:string-value="787" calcext:value-type="string">
            <text:p>787</text:p>
          </table:table-cell>
          <table:table-cell table:formula="of:=&quot;Team &quot;&amp;[.E60]" office:value-type="string" office:string-value="Team 787" calcext:value-type="string">
            <text:p>Team 787</text:p>
          </table:table-cell>
          <table:table-cell table:formula="of:=[.I60]&amp;RANDBETWEEN(1;9)" office:value-type="string" office:string-value="78" calcext:value-type="string">
            <text:p>78</text:p>
          </table:table-cell>
          <table:table-cell table:formula="of:=&quot;Business Line &quot;&amp;[.G60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60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61]&amp;RANDBETWEEN(1;9)" office:value-type="string" office:string-value="86368" calcext:value-type="string">
            <text:p>86368</text:p>
          </table:table-cell>
          <table:table-cell table:formula="of:=&quot;Product &quot;&amp;[.A61]" office:value-type="string" office:string-value="Product 86368" calcext:value-type="string">
            <text:p>Product 86368</text:p>
          </table:table-cell>
          <table:table-cell table:formula="of:=[.E61]&amp;RANDBETWEEN(1;9)" office:value-type="string" office:string-value="8636" calcext:value-type="string">
            <text:p>8636</text:p>
          </table:table-cell>
          <table:table-cell table:formula="of:=&quot;Desk &quot;&amp;[.C61]" office:value-type="string" office:string-value="Desk 8636" calcext:value-type="string">
            <text:p>Desk 8636</text:p>
          </table:table-cell>
          <table:table-cell table:formula="of:=[.G61]&amp;RANDBETWEEN(1;9)" office:value-type="string" office:string-value="863" calcext:value-type="string">
            <text:p>863</text:p>
          </table:table-cell>
          <table:table-cell table:formula="of:=&quot;Team &quot;&amp;[.E61]" office:value-type="string" office:string-value="Team 863" calcext:value-type="string">
            <text:p>Team 863</text:p>
          </table:table-cell>
          <table:table-cell table:formula="of:=[.I61]&amp;RANDBETWEEN(1;9)" office:value-type="string" office:string-value="86" calcext:value-type="string">
            <text:p>86</text:p>
          </table:table-cell>
          <table:table-cell table:formula="of:=&quot;Business Line &quot;&amp;[.G61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6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62]&amp;RANDBETWEEN(1;9)" office:value-type="string" office:string-value="27674" calcext:value-type="string">
            <text:p>27674</text:p>
          </table:table-cell>
          <table:table-cell table:formula="of:=&quot;Product &quot;&amp;[.A62]" office:value-type="string" office:string-value="Product 27674" calcext:value-type="string">
            <text:p>Product 27674</text:p>
          </table:table-cell>
          <table:table-cell table:formula="of:=[.E62]&amp;RANDBETWEEN(1;9)" office:value-type="string" office:string-value="2767" calcext:value-type="string">
            <text:p>2767</text:p>
          </table:table-cell>
          <table:table-cell table:formula="of:=&quot;Desk &quot;&amp;[.C62]" office:value-type="string" office:string-value="Desk 2767" calcext:value-type="string">
            <text:p>Desk 2767</text:p>
          </table:table-cell>
          <table:table-cell table:formula="of:=[.G62]&amp;RANDBETWEEN(1;9)" office:value-type="string" office:string-value="276" calcext:value-type="string">
            <text:p>276</text:p>
          </table:table-cell>
          <table:table-cell table:formula="of:=&quot;Team &quot;&amp;[.E62]" office:value-type="string" office:string-value="Team 276" calcext:value-type="string">
            <text:p>Team 276</text:p>
          </table:table-cell>
          <table:table-cell table:formula="of:=[.I62]&amp;RANDBETWEEN(1;9)" office:value-type="string" office:string-value="27" calcext:value-type="string">
            <text:p>27</text:p>
          </table:table-cell>
          <table:table-cell table:formula="of:=&quot;Business Line &quot;&amp;[.G62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6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63]&amp;RANDBETWEEN(1;9)" office:value-type="string" office:string-value="82143" calcext:value-type="string">
            <text:p>82143</text:p>
          </table:table-cell>
          <table:table-cell table:formula="of:=&quot;Product &quot;&amp;[.A63]" office:value-type="string" office:string-value="Product 82143" calcext:value-type="string">
            <text:p>Product 82143</text:p>
          </table:table-cell>
          <table:table-cell table:formula="of:=[.E63]&amp;RANDBETWEEN(1;9)" office:value-type="string" office:string-value="8214" calcext:value-type="string">
            <text:p>8214</text:p>
          </table:table-cell>
          <table:table-cell table:formula="of:=&quot;Desk &quot;&amp;[.C63]" office:value-type="string" office:string-value="Desk 8214" calcext:value-type="string">
            <text:p>Desk 8214</text:p>
          </table:table-cell>
          <table:table-cell table:formula="of:=[.G63]&amp;RANDBETWEEN(1;9)" office:value-type="string" office:string-value="821" calcext:value-type="string">
            <text:p>821</text:p>
          </table:table-cell>
          <table:table-cell table:formula="of:=&quot;Team &quot;&amp;[.E63]" office:value-type="string" office:string-value="Team 821" calcext:value-type="string">
            <text:p>Team 821</text:p>
          </table:table-cell>
          <table:table-cell table:formula="of:=[.I63]&amp;RANDBETWEEN(1;9)" office:value-type="string" office:string-value="82" calcext:value-type="string">
            <text:p>82</text:p>
          </table:table-cell>
          <table:table-cell table:formula="of:=&quot;Business Line &quot;&amp;[.G63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6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64]&amp;RANDBETWEEN(1;9)" office:value-type="string" office:string-value="33278" calcext:value-type="string">
            <text:p>33278</text:p>
          </table:table-cell>
          <table:table-cell table:formula="of:=&quot;Product &quot;&amp;[.A64]" office:value-type="string" office:string-value="Product 33278" calcext:value-type="string">
            <text:p>Product 33278</text:p>
          </table:table-cell>
          <table:table-cell table:formula="of:=[.E64]&amp;RANDBETWEEN(1;9)" office:value-type="string" office:string-value="3327" calcext:value-type="string">
            <text:p>3327</text:p>
          </table:table-cell>
          <table:table-cell table:formula="of:=&quot;Desk &quot;&amp;[.C64]" office:value-type="string" office:string-value="Desk 3327" calcext:value-type="string">
            <text:p>Desk 3327</text:p>
          </table:table-cell>
          <table:table-cell table:formula="of:=[.G64]&amp;RANDBETWEEN(1;9)" office:value-type="string" office:string-value="332" calcext:value-type="string">
            <text:p>332</text:p>
          </table:table-cell>
          <table:table-cell table:formula="of:=&quot;Team &quot;&amp;[.E64]" office:value-type="string" office:string-value="Team 332" calcext:value-type="string">
            <text:p>Team 332</text:p>
          </table:table-cell>
          <table:table-cell table:formula="of:=[.I64]&amp;RANDBETWEEN(1;9)" office:value-type="string" office:string-value="33" calcext:value-type="string">
            <text:p>33</text:p>
          </table:table-cell>
          <table:table-cell table:formula="of:=&quot;Business Line &quot;&amp;[.G64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64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65]&amp;RANDBETWEEN(1;9)" office:value-type="string" office:string-value="94949" calcext:value-type="string">
            <text:p>94949</text:p>
          </table:table-cell>
          <table:table-cell table:formula="of:=&quot;Product &quot;&amp;[.A65]" office:value-type="string" office:string-value="Product 94949" calcext:value-type="string">
            <text:p>Product 94949</text:p>
          </table:table-cell>
          <table:table-cell table:formula="of:=[.E65]&amp;RANDBETWEEN(1;9)" office:value-type="string" office:string-value="9494" calcext:value-type="string">
            <text:p>9494</text:p>
          </table:table-cell>
          <table:table-cell table:formula="of:=&quot;Desk &quot;&amp;[.C65]" office:value-type="string" office:string-value="Desk 9494" calcext:value-type="string">
            <text:p>Desk 9494</text:p>
          </table:table-cell>
          <table:table-cell table:formula="of:=[.G65]&amp;RANDBETWEEN(1;9)" office:value-type="string" office:string-value="949" calcext:value-type="string">
            <text:p>949</text:p>
          </table:table-cell>
          <table:table-cell table:formula="of:=&quot;Team &quot;&amp;[.E65]" office:value-type="string" office:string-value="Team 949" calcext:value-type="string">
            <text:p>Team 949</text:p>
          </table:table-cell>
          <table:table-cell table:formula="of:=[.I65]&amp;RANDBETWEEN(1;9)" office:value-type="string" office:string-value="94" calcext:value-type="string">
            <text:p>94</text:p>
          </table:table-cell>
          <table:table-cell table:formula="of:=&quot;Business Line &quot;&amp;[.G65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6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66]&amp;RANDBETWEEN(1;9)" office:value-type="string" office:string-value="41178" calcext:value-type="string">
            <text:p>41178</text:p>
          </table:table-cell>
          <table:table-cell table:formula="of:=&quot;Product &quot;&amp;[.A66]" office:value-type="string" office:string-value="Product 41178" calcext:value-type="string">
            <text:p>Product 41178</text:p>
          </table:table-cell>
          <table:table-cell table:formula="of:=[.E66]&amp;RANDBETWEEN(1;9)" office:value-type="string" office:string-value="4117" calcext:value-type="string">
            <text:p>4117</text:p>
          </table:table-cell>
          <table:table-cell table:formula="of:=&quot;Desk &quot;&amp;[.C66]" office:value-type="string" office:string-value="Desk 4117" calcext:value-type="string">
            <text:p>Desk 4117</text:p>
          </table:table-cell>
          <table:table-cell table:formula="of:=[.G66]&amp;RANDBETWEEN(1;9)" office:value-type="string" office:string-value="411" calcext:value-type="string">
            <text:p>411</text:p>
          </table:table-cell>
          <table:table-cell table:formula="of:=&quot;Team &quot;&amp;[.E66]" office:value-type="string" office:string-value="Team 411" calcext:value-type="string">
            <text:p>Team 411</text:p>
          </table:table-cell>
          <table:table-cell table:formula="of:=[.I66]&amp;RANDBETWEEN(1;9)" office:value-type="string" office:string-value="41" calcext:value-type="string">
            <text:p>41</text:p>
          </table:table-cell>
          <table:table-cell table:formula="of:=&quot;Business Line &quot;&amp;[.G66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6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67]&amp;RANDBETWEEN(1;9)" office:value-type="string" office:string-value="84652" calcext:value-type="string">
            <text:p>84652</text:p>
          </table:table-cell>
          <table:table-cell table:formula="of:=&quot;Product &quot;&amp;[.A67]" office:value-type="string" office:string-value="Product 84652" calcext:value-type="string">
            <text:p>Product 84652</text:p>
          </table:table-cell>
          <table:table-cell table:formula="of:=[.E67]&amp;RANDBETWEEN(1;9)" office:value-type="string" office:string-value="8465" calcext:value-type="string">
            <text:p>8465</text:p>
          </table:table-cell>
          <table:table-cell table:formula="of:=&quot;Desk &quot;&amp;[.C67]" office:value-type="string" office:string-value="Desk 8465" calcext:value-type="string">
            <text:p>Desk 8465</text:p>
          </table:table-cell>
          <table:table-cell table:formula="of:=[.G67]&amp;RANDBETWEEN(1;9)" office:value-type="string" office:string-value="846" calcext:value-type="string">
            <text:p>846</text:p>
          </table:table-cell>
          <table:table-cell table:formula="of:=&quot;Team &quot;&amp;[.E67]" office:value-type="string" office:string-value="Team 846" calcext:value-type="string">
            <text:p>Team 846</text:p>
          </table:table-cell>
          <table:table-cell table:formula="of:=[.I67]&amp;RANDBETWEEN(1;9)" office:value-type="string" office:string-value="84" calcext:value-type="string">
            <text:p>84</text:p>
          </table:table-cell>
          <table:table-cell table:formula="of:=&quot;Business Line &quot;&amp;[.G67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67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68]&amp;RANDBETWEEN(1;9)" office:value-type="string" office:string-value="65317" calcext:value-type="string">
            <text:p>65317</text:p>
          </table:table-cell>
          <table:table-cell table:formula="of:=&quot;Product &quot;&amp;[.A68]" office:value-type="string" office:string-value="Product 65317" calcext:value-type="string">
            <text:p>Product 65317</text:p>
          </table:table-cell>
          <table:table-cell table:formula="of:=[.E68]&amp;RANDBETWEEN(1;9)" office:value-type="string" office:string-value="6531" calcext:value-type="string">
            <text:p>6531</text:p>
          </table:table-cell>
          <table:table-cell table:formula="of:=&quot;Desk &quot;&amp;[.C68]" office:value-type="string" office:string-value="Desk 6531" calcext:value-type="string">
            <text:p>Desk 6531</text:p>
          </table:table-cell>
          <table:table-cell table:formula="of:=[.G68]&amp;RANDBETWEEN(1;9)" office:value-type="string" office:string-value="653" calcext:value-type="string">
            <text:p>653</text:p>
          </table:table-cell>
          <table:table-cell table:formula="of:=&quot;Team &quot;&amp;[.E68]" office:value-type="string" office:string-value="Team 653" calcext:value-type="string">
            <text:p>Team 653</text:p>
          </table:table-cell>
          <table:table-cell table:formula="of:=[.I68]&amp;RANDBETWEEN(1;9)" office:value-type="string" office:string-value="65" calcext:value-type="string">
            <text:p>65</text:p>
          </table:table-cell>
          <table:table-cell table:formula="of:=&quot;Business Line &quot;&amp;[.G68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68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69]&amp;RANDBETWEEN(1;9)" office:value-type="string" office:string-value="97381" calcext:value-type="string">
            <text:p>97381</text:p>
          </table:table-cell>
          <table:table-cell table:formula="of:=&quot;Product &quot;&amp;[.A69]" office:value-type="string" office:string-value="Product 97381" calcext:value-type="string">
            <text:p>Product 97381</text:p>
          </table:table-cell>
          <table:table-cell table:formula="of:=[.E69]&amp;RANDBETWEEN(1;9)" office:value-type="string" office:string-value="9738" calcext:value-type="string">
            <text:p>9738</text:p>
          </table:table-cell>
          <table:table-cell table:formula="of:=&quot;Desk &quot;&amp;[.C69]" office:value-type="string" office:string-value="Desk 9738" calcext:value-type="string">
            <text:p>Desk 9738</text:p>
          </table:table-cell>
          <table:table-cell table:formula="of:=[.G69]&amp;RANDBETWEEN(1;9)" office:value-type="string" office:string-value="973" calcext:value-type="string">
            <text:p>973</text:p>
          </table:table-cell>
          <table:table-cell table:formula="of:=&quot;Team &quot;&amp;[.E69]" office:value-type="string" office:string-value="Team 973" calcext:value-type="string">
            <text:p>Team 973</text:p>
          </table:table-cell>
          <table:table-cell table:formula="of:=[.I69]&amp;RANDBETWEEN(1;9)" office:value-type="string" office:string-value="97" calcext:value-type="string">
            <text:p>97</text:p>
          </table:table-cell>
          <table:table-cell table:formula="of:=&quot;Business Line &quot;&amp;[.G69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6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70]&amp;RANDBETWEEN(1;9)" office:value-type="string" office:string-value="51395" calcext:value-type="string">
            <text:p>51395</text:p>
          </table:table-cell>
          <table:table-cell table:formula="of:=&quot;Product &quot;&amp;[.A70]" office:value-type="string" office:string-value="Product 51395" calcext:value-type="string">
            <text:p>Product 51395</text:p>
          </table:table-cell>
          <table:table-cell table:formula="of:=[.E70]&amp;RANDBETWEEN(1;9)" office:value-type="string" office:string-value="5139" calcext:value-type="string">
            <text:p>5139</text:p>
          </table:table-cell>
          <table:table-cell table:formula="of:=&quot;Desk &quot;&amp;[.C70]" office:value-type="string" office:string-value="Desk 5139" calcext:value-type="string">
            <text:p>Desk 5139</text:p>
          </table:table-cell>
          <table:table-cell table:formula="of:=[.G70]&amp;RANDBETWEEN(1;9)" office:value-type="string" office:string-value="513" calcext:value-type="string">
            <text:p>513</text:p>
          </table:table-cell>
          <table:table-cell table:formula="of:=&quot;Team &quot;&amp;[.E70]" office:value-type="string" office:string-value="Team 513" calcext:value-type="string">
            <text:p>Team 513</text:p>
          </table:table-cell>
          <table:table-cell table:formula="of:=[.I70]&amp;RANDBETWEEN(1;9)" office:value-type="string" office:string-value="51" calcext:value-type="string">
            <text:p>51</text:p>
          </table:table-cell>
          <table:table-cell table:formula="of:=&quot;Business Line &quot;&amp;[.G70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7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71]&amp;RANDBETWEEN(1;9)" office:value-type="string" office:string-value="73555" calcext:value-type="string">
            <text:p>73555</text:p>
          </table:table-cell>
          <table:table-cell table:formula="of:=&quot;Product &quot;&amp;[.A71]" office:value-type="string" office:string-value="Product 73555" calcext:value-type="string">
            <text:p>Product 73555</text:p>
          </table:table-cell>
          <table:table-cell table:formula="of:=[.E71]&amp;RANDBETWEEN(1;9)" office:value-type="string" office:string-value="7355" calcext:value-type="string">
            <text:p>7355</text:p>
          </table:table-cell>
          <table:table-cell table:formula="of:=&quot;Desk &quot;&amp;[.C71]" office:value-type="string" office:string-value="Desk 7355" calcext:value-type="string">
            <text:p>Desk 7355</text:p>
          </table:table-cell>
          <table:table-cell table:formula="of:=[.G71]&amp;RANDBETWEEN(1;9)" office:value-type="string" office:string-value="735" calcext:value-type="string">
            <text:p>735</text:p>
          </table:table-cell>
          <table:table-cell table:formula="of:=&quot;Team &quot;&amp;[.E71]" office:value-type="string" office:string-value="Team 735" calcext:value-type="string">
            <text:p>Team 735</text:p>
          </table:table-cell>
          <table:table-cell table:formula="of:=[.I71]&amp;RANDBETWEEN(1;9)" office:value-type="string" office:string-value="73" calcext:value-type="string">
            <text:p>73</text:p>
          </table:table-cell>
          <table:table-cell table:formula="of:=&quot;Business Line &quot;&amp;[.G71]" office:value-type="string" office:string-value="Business Line 73" calcext:value-type="string">
            <text:p>Business Line 73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71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72]&amp;RANDBETWEEN(1;9)" office:value-type="string" office:string-value="26146" calcext:value-type="string">
            <text:p>26146</text:p>
          </table:table-cell>
          <table:table-cell table:formula="of:=&quot;Product &quot;&amp;[.A72]" office:value-type="string" office:string-value="Product 26146" calcext:value-type="string">
            <text:p>Product 26146</text:p>
          </table:table-cell>
          <table:table-cell table:formula="of:=[.E72]&amp;RANDBETWEEN(1;9)" office:value-type="string" office:string-value="2614" calcext:value-type="string">
            <text:p>2614</text:p>
          </table:table-cell>
          <table:table-cell table:formula="of:=&quot;Desk &quot;&amp;[.C72]" office:value-type="string" office:string-value="Desk 2614" calcext:value-type="string">
            <text:p>Desk 2614</text:p>
          </table:table-cell>
          <table:table-cell table:formula="of:=[.G72]&amp;RANDBETWEEN(1;9)" office:value-type="string" office:string-value="261" calcext:value-type="string">
            <text:p>261</text:p>
          </table:table-cell>
          <table:table-cell table:formula="of:=&quot;Team &quot;&amp;[.E72]" office:value-type="string" office:string-value="Team 261" calcext:value-type="string">
            <text:p>Team 261</text:p>
          </table:table-cell>
          <table:table-cell table:formula="of:=[.I72]&amp;RANDBETWEEN(1;9)" office:value-type="string" office:string-value="26" calcext:value-type="string">
            <text:p>26</text:p>
          </table:table-cell>
          <table:table-cell table:formula="of:=&quot;Business Line &quot;&amp;[.G72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7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73]&amp;RANDBETWEEN(1;9)" office:value-type="string" office:string-value="92457" calcext:value-type="string">
            <text:p>92457</text:p>
          </table:table-cell>
          <table:table-cell table:formula="of:=&quot;Product &quot;&amp;[.A73]" office:value-type="string" office:string-value="Product 92457" calcext:value-type="string">
            <text:p>Product 92457</text:p>
          </table:table-cell>
          <table:table-cell table:formula="of:=[.E73]&amp;RANDBETWEEN(1;9)" office:value-type="string" office:string-value="9245" calcext:value-type="string">
            <text:p>9245</text:p>
          </table:table-cell>
          <table:table-cell table:formula="of:=&quot;Desk &quot;&amp;[.C73]" office:value-type="string" office:string-value="Desk 9245" calcext:value-type="string">
            <text:p>Desk 9245</text:p>
          </table:table-cell>
          <table:table-cell table:formula="of:=[.G73]&amp;RANDBETWEEN(1;9)" office:value-type="string" office:string-value="924" calcext:value-type="string">
            <text:p>924</text:p>
          </table:table-cell>
          <table:table-cell table:formula="of:=&quot;Team &quot;&amp;[.E73]" office:value-type="string" office:string-value="Team 924" calcext:value-type="string">
            <text:p>Team 924</text:p>
          </table:table-cell>
          <table:table-cell table:formula="of:=[.I73]&amp;RANDBETWEEN(1;9)" office:value-type="string" office:string-value="92" calcext:value-type="string">
            <text:p>92</text:p>
          </table:table-cell>
          <table:table-cell table:formula="of:=&quot;Business Line &quot;&amp;[.G73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73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74]&amp;RANDBETWEEN(1;9)" office:value-type="string" office:string-value="38758" calcext:value-type="string">
            <text:p>38758</text:p>
          </table:table-cell>
          <table:table-cell table:formula="of:=&quot;Product &quot;&amp;[.A74]" office:value-type="string" office:string-value="Product 38758" calcext:value-type="string">
            <text:p>Product 38758</text:p>
          </table:table-cell>
          <table:table-cell table:formula="of:=[.E74]&amp;RANDBETWEEN(1;9)" office:value-type="string" office:string-value="3875" calcext:value-type="string">
            <text:p>3875</text:p>
          </table:table-cell>
          <table:table-cell table:formula="of:=&quot;Desk &quot;&amp;[.C74]" office:value-type="string" office:string-value="Desk 3875" calcext:value-type="string">
            <text:p>Desk 3875</text:p>
          </table:table-cell>
          <table:table-cell table:formula="of:=[.G74]&amp;RANDBETWEEN(1;9)" office:value-type="string" office:string-value="387" calcext:value-type="string">
            <text:p>387</text:p>
          </table:table-cell>
          <table:table-cell table:formula="of:=&quot;Team &quot;&amp;[.E74]" office:value-type="string" office:string-value="Team 387" calcext:value-type="string">
            <text:p>Team 387</text:p>
          </table:table-cell>
          <table:table-cell table:formula="of:=[.I74]&amp;RANDBETWEEN(1;9)" office:value-type="string" office:string-value="38" calcext:value-type="string">
            <text:p>38</text:p>
          </table:table-cell>
          <table:table-cell table:formula="of:=&quot;Business Line &quot;&amp;[.G74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74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75]&amp;RANDBETWEEN(1;9)" office:value-type="string" office:string-value="53316" calcext:value-type="string">
            <text:p>53316</text:p>
          </table:table-cell>
          <table:table-cell table:formula="of:=&quot;Product &quot;&amp;[.A75]" office:value-type="string" office:string-value="Product 53316" calcext:value-type="string">
            <text:p>Product 53316</text:p>
          </table:table-cell>
          <table:table-cell table:formula="of:=[.E75]&amp;RANDBETWEEN(1;9)" office:value-type="string" office:string-value="5331" calcext:value-type="string">
            <text:p>5331</text:p>
          </table:table-cell>
          <table:table-cell table:formula="of:=&quot;Desk &quot;&amp;[.C75]" office:value-type="string" office:string-value="Desk 5331" calcext:value-type="string">
            <text:p>Desk 5331</text:p>
          </table:table-cell>
          <table:table-cell table:formula="of:=[.G75]&amp;RANDBETWEEN(1;9)" office:value-type="string" office:string-value="533" calcext:value-type="string">
            <text:p>533</text:p>
          </table:table-cell>
          <table:table-cell table:formula="of:=&quot;Team &quot;&amp;[.E75]" office:value-type="string" office:string-value="Team 533" calcext:value-type="string">
            <text:p>Team 533</text:p>
          </table:table-cell>
          <table:table-cell table:formula="of:=[.I75]&amp;RANDBETWEEN(1;9)" office:value-type="string" office:string-value="53" calcext:value-type="string">
            <text:p>53</text:p>
          </table:table-cell>
          <table:table-cell table:formula="of:=&quot;Business Line &quot;&amp;[.G75]" office:value-type="string" office:string-value="Business Line 53" calcext:value-type="string">
            <text:p>Business Line 53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7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76]&amp;RANDBETWEEN(1;9)" office:value-type="string" office:string-value="84685" calcext:value-type="string">
            <text:p>84685</text:p>
          </table:table-cell>
          <table:table-cell table:formula="of:=&quot;Product &quot;&amp;[.A76]" office:value-type="string" office:string-value="Product 84685" calcext:value-type="string">
            <text:p>Product 84685</text:p>
          </table:table-cell>
          <table:table-cell table:formula="of:=[.E76]&amp;RANDBETWEEN(1;9)" office:value-type="string" office:string-value="8468" calcext:value-type="string">
            <text:p>8468</text:p>
          </table:table-cell>
          <table:table-cell table:formula="of:=&quot;Desk &quot;&amp;[.C76]" office:value-type="string" office:string-value="Desk 8468" calcext:value-type="string">
            <text:p>Desk 8468</text:p>
          </table:table-cell>
          <table:table-cell table:formula="of:=[.G76]&amp;RANDBETWEEN(1;9)" office:value-type="string" office:string-value="846" calcext:value-type="string">
            <text:p>846</text:p>
          </table:table-cell>
          <table:table-cell table:formula="of:=&quot;Team &quot;&amp;[.E76]" office:value-type="string" office:string-value="Team 846" calcext:value-type="string">
            <text:p>Team 846</text:p>
          </table:table-cell>
          <table:table-cell table:formula="of:=[.I76]&amp;RANDBETWEEN(1;9)" office:value-type="string" office:string-value="84" calcext:value-type="string">
            <text:p>84</text:p>
          </table:table-cell>
          <table:table-cell table:formula="of:=&quot;Business Line &quot;&amp;[.G76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7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77]&amp;RANDBETWEEN(1;9)" office:value-type="string" office:string-value="49984" calcext:value-type="string">
            <text:p>49984</text:p>
          </table:table-cell>
          <table:table-cell table:formula="of:=&quot;Product &quot;&amp;[.A77]" office:value-type="string" office:string-value="Product 49984" calcext:value-type="string">
            <text:p>Product 49984</text:p>
          </table:table-cell>
          <table:table-cell table:formula="of:=[.E77]&amp;RANDBETWEEN(1;9)" office:value-type="string" office:string-value="4998" calcext:value-type="string">
            <text:p>4998</text:p>
          </table:table-cell>
          <table:table-cell table:formula="of:=&quot;Desk &quot;&amp;[.C77]" office:value-type="string" office:string-value="Desk 4998" calcext:value-type="string">
            <text:p>Desk 4998</text:p>
          </table:table-cell>
          <table:table-cell table:formula="of:=[.G77]&amp;RANDBETWEEN(1;9)" office:value-type="string" office:string-value="499" calcext:value-type="string">
            <text:p>499</text:p>
          </table:table-cell>
          <table:table-cell table:formula="of:=&quot;Team &quot;&amp;[.E77]" office:value-type="string" office:string-value="Team 499" calcext:value-type="string">
            <text:p>Team 499</text:p>
          </table:table-cell>
          <table:table-cell table:formula="of:=[.I77]&amp;RANDBETWEEN(1;9)" office:value-type="string" office:string-value="49" calcext:value-type="string">
            <text:p>49</text:p>
          </table:table-cell>
          <table:table-cell table:formula="of:=&quot;Business Line &quot;&amp;[.G77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77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78]&amp;RANDBETWEEN(1;9)" office:value-type="string" office:string-value="75544" calcext:value-type="string">
            <text:p>75544</text:p>
          </table:table-cell>
          <table:table-cell table:formula="of:=&quot;Product &quot;&amp;[.A78]" office:value-type="string" office:string-value="Product 75544" calcext:value-type="string">
            <text:p>Product 75544</text:p>
          </table:table-cell>
          <table:table-cell table:formula="of:=[.E78]&amp;RANDBETWEEN(1;9)" office:value-type="string" office:string-value="7554" calcext:value-type="string">
            <text:p>7554</text:p>
          </table:table-cell>
          <table:table-cell table:formula="of:=&quot;Desk &quot;&amp;[.C78]" office:value-type="string" office:string-value="Desk 7554" calcext:value-type="string">
            <text:p>Desk 7554</text:p>
          </table:table-cell>
          <table:table-cell table:formula="of:=[.G78]&amp;RANDBETWEEN(1;9)" office:value-type="string" office:string-value="755" calcext:value-type="string">
            <text:p>755</text:p>
          </table:table-cell>
          <table:table-cell table:formula="of:=&quot;Team &quot;&amp;[.E78]" office:value-type="string" office:string-value="Team 755" calcext:value-type="string">
            <text:p>Team 755</text:p>
          </table:table-cell>
          <table:table-cell table:formula="of:=[.I78]&amp;RANDBETWEEN(1;9)" office:value-type="string" office:string-value="75" calcext:value-type="string">
            <text:p>75</text:p>
          </table:table-cell>
          <table:table-cell table:formula="of:=&quot;Business Line &quot;&amp;[.G78]" office:value-type="string" office:string-value="Business Line 75" calcext:value-type="string">
            <text:p>Business Line 7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78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79]&amp;RANDBETWEEN(1;9)" office:value-type="string" office:string-value="21398" calcext:value-type="string">
            <text:p>21398</text:p>
          </table:table-cell>
          <table:table-cell table:formula="of:=&quot;Product &quot;&amp;[.A79]" office:value-type="string" office:string-value="Product 21398" calcext:value-type="string">
            <text:p>Product 21398</text:p>
          </table:table-cell>
          <table:table-cell table:formula="of:=[.E79]&amp;RANDBETWEEN(1;9)" office:value-type="string" office:string-value="2139" calcext:value-type="string">
            <text:p>2139</text:p>
          </table:table-cell>
          <table:table-cell table:formula="of:=&quot;Desk &quot;&amp;[.C79]" office:value-type="string" office:string-value="Desk 2139" calcext:value-type="string">
            <text:p>Desk 2139</text:p>
          </table:table-cell>
          <table:table-cell table:formula="of:=[.G79]&amp;RANDBETWEEN(1;9)" office:value-type="string" office:string-value="213" calcext:value-type="string">
            <text:p>213</text:p>
          </table:table-cell>
          <table:table-cell table:formula="of:=&quot;Team &quot;&amp;[.E79]" office:value-type="string" office:string-value="Team 213" calcext:value-type="string">
            <text:p>Team 213</text:p>
          </table:table-cell>
          <table:table-cell table:formula="of:=[.I79]&amp;RANDBETWEEN(1;9)" office:value-type="string" office:string-value="21" calcext:value-type="string">
            <text:p>21</text:p>
          </table:table-cell>
          <table:table-cell table:formula="of:=&quot;Business Line &quot;&amp;[.G79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7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80]&amp;RANDBETWEEN(1;9)" office:value-type="string" office:string-value="29773" calcext:value-type="string">
            <text:p>29773</text:p>
          </table:table-cell>
          <table:table-cell table:formula="of:=&quot;Product &quot;&amp;[.A80]" office:value-type="string" office:string-value="Product 29773" calcext:value-type="string">
            <text:p>Product 29773</text:p>
          </table:table-cell>
          <table:table-cell table:formula="of:=[.E80]&amp;RANDBETWEEN(1;9)" office:value-type="string" office:string-value="2977" calcext:value-type="string">
            <text:p>2977</text:p>
          </table:table-cell>
          <table:table-cell table:formula="of:=&quot;Desk &quot;&amp;[.C80]" office:value-type="string" office:string-value="Desk 2977" calcext:value-type="string">
            <text:p>Desk 2977</text:p>
          </table:table-cell>
          <table:table-cell table:formula="of:=[.G80]&amp;RANDBETWEEN(1;9)" office:value-type="string" office:string-value="297" calcext:value-type="string">
            <text:p>297</text:p>
          </table:table-cell>
          <table:table-cell table:formula="of:=&quot;Team &quot;&amp;[.E80]" office:value-type="string" office:string-value="Team 297" calcext:value-type="string">
            <text:p>Team 297</text:p>
          </table:table-cell>
          <table:table-cell table:formula="of:=[.I80]&amp;RANDBETWEEN(1;9)" office:value-type="string" office:string-value="29" calcext:value-type="string">
            <text:p>29</text:p>
          </table:table-cell>
          <table:table-cell table:formula="of:=&quot;Business Line &quot;&amp;[.G80]" office:value-type="string" office:string-value="Business Line 29" calcext:value-type="string">
            <text:p>Business Line 29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8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81]&amp;RANDBETWEEN(1;9)" office:value-type="string" office:string-value="34362" calcext:value-type="string">
            <text:p>34362</text:p>
          </table:table-cell>
          <table:table-cell table:formula="of:=&quot;Product &quot;&amp;[.A81]" office:value-type="string" office:string-value="Product 34362" calcext:value-type="string">
            <text:p>Product 34362</text:p>
          </table:table-cell>
          <table:table-cell table:formula="of:=[.E81]&amp;RANDBETWEEN(1;9)" office:value-type="string" office:string-value="3436" calcext:value-type="string">
            <text:p>3436</text:p>
          </table:table-cell>
          <table:table-cell table:formula="of:=&quot;Desk &quot;&amp;[.C81]" office:value-type="string" office:string-value="Desk 3436" calcext:value-type="string">
            <text:p>Desk 3436</text:p>
          </table:table-cell>
          <table:table-cell table:formula="of:=[.G81]&amp;RANDBETWEEN(1;9)" office:value-type="string" office:string-value="343" calcext:value-type="string">
            <text:p>343</text:p>
          </table:table-cell>
          <table:table-cell table:formula="of:=&quot;Team &quot;&amp;[.E81]" office:value-type="string" office:string-value="Team 343" calcext:value-type="string">
            <text:p>Team 343</text:p>
          </table:table-cell>
          <table:table-cell table:formula="of:=[.I81]&amp;RANDBETWEEN(1;9)" office:value-type="string" office:string-value="34" calcext:value-type="string">
            <text:p>34</text:p>
          </table:table-cell>
          <table:table-cell table:formula="of:=&quot;Business Line &quot;&amp;[.G81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8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82]&amp;RANDBETWEEN(1;9)" office:value-type="string" office:string-value="64727" calcext:value-type="string">
            <text:p>64727</text:p>
          </table:table-cell>
          <table:table-cell table:formula="of:=&quot;Product &quot;&amp;[.A82]" office:value-type="string" office:string-value="Product 64727" calcext:value-type="string">
            <text:p>Product 64727</text:p>
          </table:table-cell>
          <table:table-cell table:formula="of:=[.E82]&amp;RANDBETWEEN(1;9)" office:value-type="string" office:string-value="6472" calcext:value-type="string">
            <text:p>6472</text:p>
          </table:table-cell>
          <table:table-cell table:formula="of:=&quot;Desk &quot;&amp;[.C82]" office:value-type="string" office:string-value="Desk 6472" calcext:value-type="string">
            <text:p>Desk 6472</text:p>
          </table:table-cell>
          <table:table-cell table:formula="of:=[.G82]&amp;RANDBETWEEN(1;9)" office:value-type="string" office:string-value="647" calcext:value-type="string">
            <text:p>647</text:p>
          </table:table-cell>
          <table:table-cell table:formula="of:=&quot;Team &quot;&amp;[.E82]" office:value-type="string" office:string-value="Team 647" calcext:value-type="string">
            <text:p>Team 647</text:p>
          </table:table-cell>
          <table:table-cell table:formula="of:=[.I82]&amp;RANDBETWEEN(1;9)" office:value-type="string" office:string-value="64" calcext:value-type="string">
            <text:p>64</text:p>
          </table:table-cell>
          <table:table-cell table:formula="of:=&quot;Business Line &quot;&amp;[.G82]" office:value-type="string" office:string-value="Business Line 64" calcext:value-type="string">
            <text:p>Business Line 6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82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83]&amp;RANDBETWEEN(1;9)" office:value-type="string" office:string-value="62518" calcext:value-type="string">
            <text:p>62518</text:p>
          </table:table-cell>
          <table:table-cell table:formula="of:=&quot;Product &quot;&amp;[.A83]" office:value-type="string" office:string-value="Product 62518" calcext:value-type="string">
            <text:p>Product 62518</text:p>
          </table:table-cell>
          <table:table-cell table:formula="of:=[.E83]&amp;RANDBETWEEN(1;9)" office:value-type="string" office:string-value="6251" calcext:value-type="string">
            <text:p>6251</text:p>
          </table:table-cell>
          <table:table-cell table:formula="of:=&quot;Desk &quot;&amp;[.C83]" office:value-type="string" office:string-value="Desk 6251" calcext:value-type="string">
            <text:p>Desk 6251</text:p>
          </table:table-cell>
          <table:table-cell table:formula="of:=[.G83]&amp;RANDBETWEEN(1;9)" office:value-type="string" office:string-value="625" calcext:value-type="string">
            <text:p>625</text:p>
          </table:table-cell>
          <table:table-cell table:formula="of:=&quot;Team &quot;&amp;[.E83]" office:value-type="string" office:string-value="Team 625" calcext:value-type="string">
            <text:p>Team 625</text:p>
          </table:table-cell>
          <table:table-cell table:formula="of:=[.I83]&amp;RANDBETWEEN(1;9)" office:value-type="string" office:string-value="62" calcext:value-type="string">
            <text:p>62</text:p>
          </table:table-cell>
          <table:table-cell table:formula="of:=&quot;Business Line &quot;&amp;[.G83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8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84]&amp;RANDBETWEEN(1;9)" office:value-type="string" office:string-value="89797" calcext:value-type="string">
            <text:p>89797</text:p>
          </table:table-cell>
          <table:table-cell table:formula="of:=&quot;Product &quot;&amp;[.A84]" office:value-type="string" office:string-value="Product 89797" calcext:value-type="string">
            <text:p>Product 89797</text:p>
          </table:table-cell>
          <table:table-cell table:formula="of:=[.E84]&amp;RANDBETWEEN(1;9)" office:value-type="string" office:string-value="8979" calcext:value-type="string">
            <text:p>8979</text:p>
          </table:table-cell>
          <table:table-cell table:formula="of:=&quot;Desk &quot;&amp;[.C84]" office:value-type="string" office:string-value="Desk 8979" calcext:value-type="string">
            <text:p>Desk 8979</text:p>
          </table:table-cell>
          <table:table-cell table:formula="of:=[.G84]&amp;RANDBETWEEN(1;9)" office:value-type="string" office:string-value="897" calcext:value-type="string">
            <text:p>897</text:p>
          </table:table-cell>
          <table:table-cell table:formula="of:=&quot;Team &quot;&amp;[.E84]" office:value-type="string" office:string-value="Team 897" calcext:value-type="string">
            <text:p>Team 897</text:p>
          </table:table-cell>
          <table:table-cell table:formula="of:=[.I84]&amp;RANDBETWEEN(1;9)" office:value-type="string" office:string-value="89" calcext:value-type="string">
            <text:p>89</text:p>
          </table:table-cell>
          <table:table-cell table:formula="of:=&quot;Business Line &quot;&amp;[.G84]" office:value-type="string" office:string-value="Business Line 89" calcext:value-type="string">
            <text:p>Business Line 8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8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85]&amp;RANDBETWEEN(1;9)" office:value-type="string" office:string-value="77739" calcext:value-type="string">
            <text:p>77739</text:p>
          </table:table-cell>
          <table:table-cell table:formula="of:=&quot;Product &quot;&amp;[.A85]" office:value-type="string" office:string-value="Product 77739" calcext:value-type="string">
            <text:p>Product 77739</text:p>
          </table:table-cell>
          <table:table-cell table:formula="of:=[.E85]&amp;RANDBETWEEN(1;9)" office:value-type="string" office:string-value="7773" calcext:value-type="string">
            <text:p>7773</text:p>
          </table:table-cell>
          <table:table-cell table:formula="of:=&quot;Desk &quot;&amp;[.C85]" office:value-type="string" office:string-value="Desk 7773" calcext:value-type="string">
            <text:p>Desk 7773</text:p>
          </table:table-cell>
          <table:table-cell table:formula="of:=[.G85]&amp;RANDBETWEEN(1;9)" office:value-type="string" office:string-value="777" calcext:value-type="string">
            <text:p>777</text:p>
          </table:table-cell>
          <table:table-cell table:formula="of:=&quot;Team &quot;&amp;[.E85]" office:value-type="string" office:string-value="Team 777" calcext:value-type="string">
            <text:p>Team 777</text:p>
          </table:table-cell>
          <table:table-cell table:formula="of:=[.I85]&amp;RANDBETWEEN(1;9)" office:value-type="string" office:string-value="77" calcext:value-type="string">
            <text:p>77</text:p>
          </table:table-cell>
          <table:table-cell table:formula="of:=&quot;Business Line &quot;&amp;[.G85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8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86]&amp;RANDBETWEEN(1;9)" office:value-type="string" office:string-value="69623" calcext:value-type="string">
            <text:p>69623</text:p>
          </table:table-cell>
          <table:table-cell table:formula="of:=&quot;Product &quot;&amp;[.A86]" office:value-type="string" office:string-value="Product 69623" calcext:value-type="string">
            <text:p>Product 69623</text:p>
          </table:table-cell>
          <table:table-cell table:formula="of:=[.E86]&amp;RANDBETWEEN(1;9)" office:value-type="string" office:string-value="6962" calcext:value-type="string">
            <text:p>6962</text:p>
          </table:table-cell>
          <table:table-cell table:formula="of:=&quot;Desk &quot;&amp;[.C86]" office:value-type="string" office:string-value="Desk 6962" calcext:value-type="string">
            <text:p>Desk 6962</text:p>
          </table:table-cell>
          <table:table-cell table:formula="of:=[.G86]&amp;RANDBETWEEN(1;9)" office:value-type="string" office:string-value="696" calcext:value-type="string">
            <text:p>696</text:p>
          </table:table-cell>
          <table:table-cell table:formula="of:=&quot;Team &quot;&amp;[.E86]" office:value-type="string" office:string-value="Team 696" calcext:value-type="string">
            <text:p>Team 696</text:p>
          </table:table-cell>
          <table:table-cell table:formula="of:=[.I86]&amp;RANDBETWEEN(1;9)" office:value-type="string" office:string-value="69" calcext:value-type="string">
            <text:p>69</text:p>
          </table:table-cell>
          <table:table-cell table:formula="of:=&quot;Business Line &quot;&amp;[.G86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86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87]&amp;RANDBETWEEN(1;9)" office:value-type="string" office:string-value="35437" calcext:value-type="string">
            <text:p>35437</text:p>
          </table:table-cell>
          <table:table-cell table:formula="of:=&quot;Product &quot;&amp;[.A87]" office:value-type="string" office:string-value="Product 35437" calcext:value-type="string">
            <text:p>Product 35437</text:p>
          </table:table-cell>
          <table:table-cell table:formula="of:=[.E87]&amp;RANDBETWEEN(1;9)" office:value-type="string" office:string-value="3543" calcext:value-type="string">
            <text:p>3543</text:p>
          </table:table-cell>
          <table:table-cell table:formula="of:=&quot;Desk &quot;&amp;[.C87]" office:value-type="string" office:string-value="Desk 3543" calcext:value-type="string">
            <text:p>Desk 3543</text:p>
          </table:table-cell>
          <table:table-cell table:formula="of:=[.G87]&amp;RANDBETWEEN(1;9)" office:value-type="string" office:string-value="354" calcext:value-type="string">
            <text:p>354</text:p>
          </table:table-cell>
          <table:table-cell table:formula="of:=&quot;Team &quot;&amp;[.E87]" office:value-type="string" office:string-value="Team 354" calcext:value-type="string">
            <text:p>Team 354</text:p>
          </table:table-cell>
          <table:table-cell table:formula="of:=[.I87]&amp;RANDBETWEEN(1;9)" office:value-type="string" office:string-value="35" calcext:value-type="string">
            <text:p>35</text:p>
          </table:table-cell>
          <table:table-cell table:formula="of:=&quot;Business Line &quot;&amp;[.G87]" office:value-type="string" office:string-value="Business Line 35" calcext:value-type="string">
            <text:p>Business Line 35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87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88]&amp;RANDBETWEEN(1;9)" office:value-type="string" office:string-value="95649" calcext:value-type="string">
            <text:p>95649</text:p>
          </table:table-cell>
          <table:table-cell table:formula="of:=&quot;Product &quot;&amp;[.A88]" office:value-type="string" office:string-value="Product 95649" calcext:value-type="string">
            <text:p>Product 95649</text:p>
          </table:table-cell>
          <table:table-cell table:formula="of:=[.E88]&amp;RANDBETWEEN(1;9)" office:value-type="string" office:string-value="9564" calcext:value-type="string">
            <text:p>9564</text:p>
          </table:table-cell>
          <table:table-cell table:formula="of:=&quot;Desk &quot;&amp;[.C88]" office:value-type="string" office:string-value="Desk 9564" calcext:value-type="string">
            <text:p>Desk 9564</text:p>
          </table:table-cell>
          <table:table-cell table:formula="of:=[.G88]&amp;RANDBETWEEN(1;9)" office:value-type="string" office:string-value="956" calcext:value-type="string">
            <text:p>956</text:p>
          </table:table-cell>
          <table:table-cell table:formula="of:=&quot;Team &quot;&amp;[.E88]" office:value-type="string" office:string-value="Team 956" calcext:value-type="string">
            <text:p>Team 956</text:p>
          </table:table-cell>
          <table:table-cell table:formula="of:=[.I88]&amp;RANDBETWEEN(1;9)" office:value-type="string" office:string-value="95" calcext:value-type="string">
            <text:p>95</text:p>
          </table:table-cell>
          <table:table-cell table:formula="of:=&quot;Business Line &quot;&amp;[.G88]" office:value-type="string" office:string-value="Business Line 95" calcext:value-type="string">
            <text:p>Business Line 9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8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89]&amp;RANDBETWEEN(1;9)" office:value-type="string" office:string-value="74118" calcext:value-type="string">
            <text:p>74118</text:p>
          </table:table-cell>
          <table:table-cell table:formula="of:=&quot;Product &quot;&amp;[.A89]" office:value-type="string" office:string-value="Product 74118" calcext:value-type="string">
            <text:p>Product 74118</text:p>
          </table:table-cell>
          <table:table-cell table:formula="of:=[.E89]&amp;RANDBETWEEN(1;9)" office:value-type="string" office:string-value="7411" calcext:value-type="string">
            <text:p>7411</text:p>
          </table:table-cell>
          <table:table-cell table:formula="of:=&quot;Desk &quot;&amp;[.C89]" office:value-type="string" office:string-value="Desk 7411" calcext:value-type="string">
            <text:p>Desk 7411</text:p>
          </table:table-cell>
          <table:table-cell table:formula="of:=[.G89]&amp;RANDBETWEEN(1;9)" office:value-type="string" office:string-value="741" calcext:value-type="string">
            <text:p>741</text:p>
          </table:table-cell>
          <table:table-cell table:formula="of:=&quot;Team &quot;&amp;[.E89]" office:value-type="string" office:string-value="Team 741" calcext:value-type="string">
            <text:p>Team 741</text:p>
          </table:table-cell>
          <table:table-cell table:formula="of:=[.I89]&amp;RANDBETWEEN(1;9)" office:value-type="string" office:string-value="74" calcext:value-type="string">
            <text:p>74</text:p>
          </table:table-cell>
          <table:table-cell table:formula="of:=&quot;Business Line &quot;&amp;[.G89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8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90]&amp;RANDBETWEEN(1;9)" office:value-type="string" office:string-value="67736" calcext:value-type="string">
            <text:p>67736</text:p>
          </table:table-cell>
          <table:table-cell table:formula="of:=&quot;Product &quot;&amp;[.A90]" office:value-type="string" office:string-value="Product 67736" calcext:value-type="string">
            <text:p>Product 67736</text:p>
          </table:table-cell>
          <table:table-cell table:formula="of:=[.E90]&amp;RANDBETWEEN(1;9)" office:value-type="string" office:string-value="6773" calcext:value-type="string">
            <text:p>6773</text:p>
          </table:table-cell>
          <table:table-cell table:formula="of:=&quot;Desk &quot;&amp;[.C90]" office:value-type="string" office:string-value="Desk 6773" calcext:value-type="string">
            <text:p>Desk 6773</text:p>
          </table:table-cell>
          <table:table-cell table:formula="of:=[.G90]&amp;RANDBETWEEN(1;9)" office:value-type="string" office:string-value="677" calcext:value-type="string">
            <text:p>677</text:p>
          </table:table-cell>
          <table:table-cell table:formula="of:=&quot;Team &quot;&amp;[.E90]" office:value-type="string" office:string-value="Team 677" calcext:value-type="string">
            <text:p>Team 677</text:p>
          </table:table-cell>
          <table:table-cell table:formula="of:=[.I90]&amp;RANDBETWEEN(1;9)" office:value-type="string" office:string-value="67" calcext:value-type="string">
            <text:p>67</text:p>
          </table:table-cell>
          <table:table-cell table:formula="of:=&quot;Business Line &quot;&amp;[.G90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90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91]&amp;RANDBETWEEN(1;9)" office:value-type="string" office:string-value="33139" calcext:value-type="string">
            <text:p>33139</text:p>
          </table:table-cell>
          <table:table-cell table:formula="of:=&quot;Product &quot;&amp;[.A91]" office:value-type="string" office:string-value="Product 33139" calcext:value-type="string">
            <text:p>Product 33139</text:p>
          </table:table-cell>
          <table:table-cell table:formula="of:=[.E91]&amp;RANDBETWEEN(1;9)" office:value-type="string" office:string-value="3313" calcext:value-type="string">
            <text:p>3313</text:p>
          </table:table-cell>
          <table:table-cell table:formula="of:=&quot;Desk &quot;&amp;[.C91]" office:value-type="string" office:string-value="Desk 3313" calcext:value-type="string">
            <text:p>Desk 3313</text:p>
          </table:table-cell>
          <table:table-cell table:formula="of:=[.G91]&amp;RANDBETWEEN(1;9)" office:value-type="string" office:string-value="331" calcext:value-type="string">
            <text:p>331</text:p>
          </table:table-cell>
          <table:table-cell table:formula="of:=&quot;Team &quot;&amp;[.E91]" office:value-type="string" office:string-value="Team 331" calcext:value-type="string">
            <text:p>Team 331</text:p>
          </table:table-cell>
          <table:table-cell table:formula="of:=[.I91]&amp;RANDBETWEEN(1;9)" office:value-type="string" office:string-value="33" calcext:value-type="string">
            <text:p>33</text:p>
          </table:table-cell>
          <table:table-cell table:formula="of:=&quot;Business Line &quot;&amp;[.G91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9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92]&amp;RANDBETWEEN(1;9)" office:value-type="string" office:string-value="88117" calcext:value-type="string">
            <text:p>88117</text:p>
          </table:table-cell>
          <table:table-cell table:formula="of:=&quot;Product &quot;&amp;[.A92]" office:value-type="string" office:string-value="Product 88117" calcext:value-type="string">
            <text:p>Product 88117</text:p>
          </table:table-cell>
          <table:table-cell table:formula="of:=[.E92]&amp;RANDBETWEEN(1;9)" office:value-type="string" office:string-value="8811" calcext:value-type="string">
            <text:p>8811</text:p>
          </table:table-cell>
          <table:table-cell table:formula="of:=&quot;Desk &quot;&amp;[.C92]" office:value-type="string" office:string-value="Desk 8811" calcext:value-type="string">
            <text:p>Desk 8811</text:p>
          </table:table-cell>
          <table:table-cell table:formula="of:=[.G92]&amp;RANDBETWEEN(1;9)" office:value-type="string" office:string-value="881" calcext:value-type="string">
            <text:p>881</text:p>
          </table:table-cell>
          <table:table-cell table:formula="of:=&quot;Team &quot;&amp;[.E92]" office:value-type="string" office:string-value="Team 881" calcext:value-type="string">
            <text:p>Team 881</text:p>
          </table:table-cell>
          <table:table-cell table:formula="of:=[.I92]&amp;RANDBETWEEN(1;9)" office:value-type="string" office:string-value="88" calcext:value-type="string">
            <text:p>88</text:p>
          </table:table-cell>
          <table:table-cell table:formula="of:=&quot;Business Line &quot;&amp;[.G92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9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93]&amp;RANDBETWEEN(1;9)" office:value-type="string" office:string-value="14544" calcext:value-type="string">
            <text:p>14544</text:p>
          </table:table-cell>
          <table:table-cell table:formula="of:=&quot;Product &quot;&amp;[.A93]" office:value-type="string" office:string-value="Product 14544" calcext:value-type="string">
            <text:p>Product 14544</text:p>
          </table:table-cell>
          <table:table-cell table:formula="of:=[.E93]&amp;RANDBETWEEN(1;9)" office:value-type="string" office:string-value="1454" calcext:value-type="string">
            <text:p>1454</text:p>
          </table:table-cell>
          <table:table-cell table:formula="of:=&quot;Desk &quot;&amp;[.C93]" office:value-type="string" office:string-value="Desk 1454" calcext:value-type="string">
            <text:p>Desk 1454</text:p>
          </table:table-cell>
          <table:table-cell table:formula="of:=[.G93]&amp;RANDBETWEEN(1;9)" office:value-type="string" office:string-value="145" calcext:value-type="string">
            <text:p>145</text:p>
          </table:table-cell>
          <table:table-cell table:formula="of:=&quot;Team &quot;&amp;[.E93]" office:value-type="string" office:string-value="Team 145" calcext:value-type="string">
            <text:p>Team 145</text:p>
          </table:table-cell>
          <table:table-cell table:formula="of:=[.I93]&amp;RANDBETWEEN(1;9)" office:value-type="string" office:string-value="14" calcext:value-type="string">
            <text:p>14</text:p>
          </table:table-cell>
          <table:table-cell table:formula="of:=&quot;Business Line &quot;&amp;[.G93]" office:value-type="string" office:string-value="Business Line 14" calcext:value-type="string">
            <text:p>Business Line 14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93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94]&amp;RANDBETWEEN(1;9)" office:value-type="string" office:string-value="46812" calcext:value-type="string">
            <text:p>46812</text:p>
          </table:table-cell>
          <table:table-cell table:formula="of:=&quot;Product &quot;&amp;[.A94]" office:value-type="string" office:string-value="Product 46812" calcext:value-type="string">
            <text:p>Product 46812</text:p>
          </table:table-cell>
          <table:table-cell table:formula="of:=[.E94]&amp;RANDBETWEEN(1;9)" office:value-type="string" office:string-value="4681" calcext:value-type="string">
            <text:p>4681</text:p>
          </table:table-cell>
          <table:table-cell table:formula="of:=&quot;Desk &quot;&amp;[.C94]" office:value-type="string" office:string-value="Desk 4681" calcext:value-type="string">
            <text:p>Desk 4681</text:p>
          </table:table-cell>
          <table:table-cell table:formula="of:=[.G94]&amp;RANDBETWEEN(1;9)" office:value-type="string" office:string-value="468" calcext:value-type="string">
            <text:p>468</text:p>
          </table:table-cell>
          <table:table-cell table:formula="of:=&quot;Team &quot;&amp;[.E94]" office:value-type="string" office:string-value="Team 468" calcext:value-type="string">
            <text:p>Team 468</text:p>
          </table:table-cell>
          <table:table-cell table:formula="of:=[.I94]&amp;RANDBETWEEN(1;9)" office:value-type="string" office:string-value="46" calcext:value-type="string">
            <text:p>46</text:p>
          </table:table-cell>
          <table:table-cell table:formula="of:=&quot;Business Line &quot;&amp;[.G94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9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95]&amp;RANDBETWEEN(1;9)" office:value-type="string" office:string-value="79212" calcext:value-type="string">
            <text:p>79212</text:p>
          </table:table-cell>
          <table:table-cell table:formula="of:=&quot;Product &quot;&amp;[.A95]" office:value-type="string" office:string-value="Product 79212" calcext:value-type="string">
            <text:p>Product 79212</text:p>
          </table:table-cell>
          <table:table-cell table:formula="of:=[.E95]&amp;RANDBETWEEN(1;9)" office:value-type="string" office:string-value="7921" calcext:value-type="string">
            <text:p>7921</text:p>
          </table:table-cell>
          <table:table-cell table:formula="of:=&quot;Desk &quot;&amp;[.C95]" office:value-type="string" office:string-value="Desk 7921" calcext:value-type="string">
            <text:p>Desk 7921</text:p>
          </table:table-cell>
          <table:table-cell table:formula="of:=[.G95]&amp;RANDBETWEEN(1;9)" office:value-type="string" office:string-value="792" calcext:value-type="string">
            <text:p>792</text:p>
          </table:table-cell>
          <table:table-cell table:formula="of:=&quot;Team &quot;&amp;[.E95]" office:value-type="string" office:string-value="Team 792" calcext:value-type="string">
            <text:p>Team 792</text:p>
          </table:table-cell>
          <table:table-cell table:formula="of:=[.I95]&amp;RANDBETWEEN(1;9)" office:value-type="string" office:string-value="79" calcext:value-type="string">
            <text:p>79</text:p>
          </table:table-cell>
          <table:table-cell table:formula="of:=&quot;Business Line &quot;&amp;[.G95]" office:value-type="string" office:string-value="Business Line 79" calcext:value-type="string">
            <text:p>Business Line 7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9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96]&amp;RANDBETWEEN(1;9)" office:value-type="string" office:string-value="44682" calcext:value-type="string">
            <text:p>44682</text:p>
          </table:table-cell>
          <table:table-cell table:formula="of:=&quot;Product &quot;&amp;[.A96]" office:value-type="string" office:string-value="Product 44682" calcext:value-type="string">
            <text:p>Product 44682</text:p>
          </table:table-cell>
          <table:table-cell table:formula="of:=[.E96]&amp;RANDBETWEEN(1;9)" office:value-type="string" office:string-value="4468" calcext:value-type="string">
            <text:p>4468</text:p>
          </table:table-cell>
          <table:table-cell table:formula="of:=&quot;Desk &quot;&amp;[.C96]" office:value-type="string" office:string-value="Desk 4468" calcext:value-type="string">
            <text:p>Desk 4468</text:p>
          </table:table-cell>
          <table:table-cell table:formula="of:=[.G96]&amp;RANDBETWEEN(1;9)" office:value-type="string" office:string-value="446" calcext:value-type="string">
            <text:p>446</text:p>
          </table:table-cell>
          <table:table-cell table:formula="of:=&quot;Team &quot;&amp;[.E96]" office:value-type="string" office:string-value="Team 446" calcext:value-type="string">
            <text:p>Team 446</text:p>
          </table:table-cell>
          <table:table-cell table:formula="of:=[.I96]&amp;RANDBETWEEN(1;9)" office:value-type="string" office:string-value="44" calcext:value-type="string">
            <text:p>44</text:p>
          </table:table-cell>
          <table:table-cell table:formula="of:=&quot;Business Line &quot;&amp;[.G96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9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97]&amp;RANDBETWEEN(1;9)" office:value-type="string" office:string-value="24799" calcext:value-type="string">
            <text:p>24799</text:p>
          </table:table-cell>
          <table:table-cell table:formula="of:=&quot;Product &quot;&amp;[.A97]" office:value-type="string" office:string-value="Product 24799" calcext:value-type="string">
            <text:p>Product 24799</text:p>
          </table:table-cell>
          <table:table-cell table:formula="of:=[.E97]&amp;RANDBETWEEN(1;9)" office:value-type="string" office:string-value="2479" calcext:value-type="string">
            <text:p>2479</text:p>
          </table:table-cell>
          <table:table-cell table:formula="of:=&quot;Desk &quot;&amp;[.C97]" office:value-type="string" office:string-value="Desk 2479" calcext:value-type="string">
            <text:p>Desk 2479</text:p>
          </table:table-cell>
          <table:table-cell table:formula="of:=[.G97]&amp;RANDBETWEEN(1;9)" office:value-type="string" office:string-value="247" calcext:value-type="string">
            <text:p>247</text:p>
          </table:table-cell>
          <table:table-cell table:formula="of:=&quot;Team &quot;&amp;[.E97]" office:value-type="string" office:string-value="Team 247" calcext:value-type="string">
            <text:p>Team 247</text:p>
          </table:table-cell>
          <table:table-cell table:formula="of:=[.I97]&amp;RANDBETWEEN(1;9)" office:value-type="string" office:string-value="24" calcext:value-type="string">
            <text:p>24</text:p>
          </table:table-cell>
          <table:table-cell table:formula="of:=&quot;Business Line &quot;&amp;[.G97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9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98]&amp;RANDBETWEEN(1;9)" office:value-type="string" office:string-value="23233" calcext:value-type="string">
            <text:p>23233</text:p>
          </table:table-cell>
          <table:table-cell table:formula="of:=&quot;Product &quot;&amp;[.A98]" office:value-type="string" office:string-value="Product 23233" calcext:value-type="string">
            <text:p>Product 23233</text:p>
          </table:table-cell>
          <table:table-cell table:formula="of:=[.E98]&amp;RANDBETWEEN(1;9)" office:value-type="string" office:string-value="2323" calcext:value-type="string">
            <text:p>2323</text:p>
          </table:table-cell>
          <table:table-cell table:formula="of:=&quot;Desk &quot;&amp;[.C98]" office:value-type="string" office:string-value="Desk 2323" calcext:value-type="string">
            <text:p>Desk 2323</text:p>
          </table:table-cell>
          <table:table-cell table:formula="of:=[.G98]&amp;RANDBETWEEN(1;9)" office:value-type="string" office:string-value="232" calcext:value-type="string">
            <text:p>232</text:p>
          </table:table-cell>
          <table:table-cell table:formula="of:=&quot;Team &quot;&amp;[.E98]" office:value-type="string" office:string-value="Team 232" calcext:value-type="string">
            <text:p>Team 232</text:p>
          </table:table-cell>
          <table:table-cell table:formula="of:=[.I98]&amp;RANDBETWEEN(1;9)" office:value-type="string" office:string-value="23" calcext:value-type="string">
            <text:p>23</text:p>
          </table:table-cell>
          <table:table-cell table:formula="of:=&quot;Business Line &quot;&amp;[.G98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98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99]&amp;RANDBETWEEN(1;9)" office:value-type="string" office:string-value="92389" calcext:value-type="string">
            <text:p>92389</text:p>
          </table:table-cell>
          <table:table-cell table:formula="of:=&quot;Product &quot;&amp;[.A99]" office:value-type="string" office:string-value="Product 92389" calcext:value-type="string">
            <text:p>Product 92389</text:p>
          </table:table-cell>
          <table:table-cell table:formula="of:=[.E99]&amp;RANDBETWEEN(1;9)" office:value-type="string" office:string-value="9238" calcext:value-type="string">
            <text:p>9238</text:p>
          </table:table-cell>
          <table:table-cell table:formula="of:=&quot;Desk &quot;&amp;[.C99]" office:value-type="string" office:string-value="Desk 9238" calcext:value-type="string">
            <text:p>Desk 9238</text:p>
          </table:table-cell>
          <table:table-cell table:formula="of:=[.G99]&amp;RANDBETWEEN(1;9)" office:value-type="string" office:string-value="923" calcext:value-type="string">
            <text:p>923</text:p>
          </table:table-cell>
          <table:table-cell table:formula="of:=&quot;Team &quot;&amp;[.E99]" office:value-type="string" office:string-value="Team 923" calcext:value-type="string">
            <text:p>Team 923</text:p>
          </table:table-cell>
          <table:table-cell table:formula="of:=[.I99]&amp;RANDBETWEEN(1;9)" office:value-type="string" office:string-value="92" calcext:value-type="string">
            <text:p>92</text:p>
          </table:table-cell>
          <table:table-cell table:formula="of:=&quot;Business Line &quot;&amp;[.G99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9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00]&amp;RANDBETWEEN(1;9)" office:value-type="string" office:string-value="71834" calcext:value-type="string">
            <text:p>71834</text:p>
          </table:table-cell>
          <table:table-cell table:formula="of:=&quot;Product &quot;&amp;[.A100]" office:value-type="string" office:string-value="Product 71834" calcext:value-type="string">
            <text:p>Product 71834</text:p>
          </table:table-cell>
          <table:table-cell table:formula="of:=[.E100]&amp;RANDBETWEEN(1;9)" office:value-type="string" office:string-value="7183" calcext:value-type="string">
            <text:p>7183</text:p>
          </table:table-cell>
          <table:table-cell table:formula="of:=&quot;Desk &quot;&amp;[.C100]" office:value-type="string" office:string-value="Desk 7183" calcext:value-type="string">
            <text:p>Desk 7183</text:p>
          </table:table-cell>
          <table:table-cell table:formula="of:=[.G100]&amp;RANDBETWEEN(1;9)" office:value-type="string" office:string-value="718" calcext:value-type="string">
            <text:p>718</text:p>
          </table:table-cell>
          <table:table-cell table:formula="of:=&quot;Team &quot;&amp;[.E100]" office:value-type="string" office:string-value="Team 718" calcext:value-type="string">
            <text:p>Team 718</text:p>
          </table:table-cell>
          <table:table-cell table:formula="of:=[.I100]&amp;RANDBETWEEN(1;9)" office:value-type="string" office:string-value="71" calcext:value-type="string">
            <text:p>71</text:p>
          </table:table-cell>
          <table:table-cell table:formula="of:=&quot;Business Line &quot;&amp;[.G100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00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01]&amp;RANDBETWEEN(1;9)" office:value-type="string" office:string-value="64155" calcext:value-type="string">
            <text:p>64155</text:p>
          </table:table-cell>
          <table:table-cell table:formula="of:=&quot;Product &quot;&amp;[.A101]" office:value-type="string" office:string-value="Product 64155" calcext:value-type="string">
            <text:p>Product 64155</text:p>
          </table:table-cell>
          <table:table-cell table:formula="of:=[.E101]&amp;RANDBETWEEN(1;9)" office:value-type="string" office:string-value="6415" calcext:value-type="string">
            <text:p>6415</text:p>
          </table:table-cell>
          <table:table-cell table:formula="of:=&quot;Desk &quot;&amp;[.C101]" office:value-type="string" office:string-value="Desk 6415" calcext:value-type="string">
            <text:p>Desk 6415</text:p>
          </table:table-cell>
          <table:table-cell table:formula="of:=[.G101]&amp;RANDBETWEEN(1;9)" office:value-type="string" office:string-value="641" calcext:value-type="string">
            <text:p>641</text:p>
          </table:table-cell>
          <table:table-cell table:formula="of:=&quot;Team &quot;&amp;[.E101]" office:value-type="string" office:string-value="Team 641" calcext:value-type="string">
            <text:p>Team 641</text:p>
          </table:table-cell>
          <table:table-cell table:formula="of:=[.I101]&amp;RANDBETWEEN(1;9)" office:value-type="string" office:string-value="64" calcext:value-type="string">
            <text:p>64</text:p>
          </table:table-cell>
          <table:table-cell table:formula="of:=&quot;Business Line &quot;&amp;[.G101]" office:value-type="string" office:string-value="Business Line 64" calcext:value-type="string">
            <text:p>Business Line 6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0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02]&amp;RANDBETWEEN(1;9)" office:value-type="string" office:string-value="36284" calcext:value-type="string">
            <text:p>36284</text:p>
          </table:table-cell>
          <table:table-cell table:formula="of:=&quot;Product &quot;&amp;[.A102]" office:value-type="string" office:string-value="Product 36284" calcext:value-type="string">
            <text:p>Product 36284</text:p>
          </table:table-cell>
          <table:table-cell table:formula="of:=[.E102]&amp;RANDBETWEEN(1;9)" office:value-type="string" office:string-value="3628" calcext:value-type="string">
            <text:p>3628</text:p>
          </table:table-cell>
          <table:table-cell table:formula="of:=&quot;Desk &quot;&amp;[.C102]" office:value-type="string" office:string-value="Desk 3628" calcext:value-type="string">
            <text:p>Desk 3628</text:p>
          </table:table-cell>
          <table:table-cell table:formula="of:=[.G102]&amp;RANDBETWEEN(1;9)" office:value-type="string" office:string-value="362" calcext:value-type="string">
            <text:p>362</text:p>
          </table:table-cell>
          <table:table-cell table:formula="of:=&quot;Team &quot;&amp;[.E102]" office:value-type="string" office:string-value="Team 362" calcext:value-type="string">
            <text:p>Team 362</text:p>
          </table:table-cell>
          <table:table-cell table:formula="of:=[.I102]&amp;RANDBETWEEN(1;9)" office:value-type="string" office:string-value="36" calcext:value-type="string">
            <text:p>36</text:p>
          </table:table-cell>
          <table:table-cell table:formula="of:=&quot;Business Line &quot;&amp;[.G102]" office:value-type="string" office:string-value="Business Line 36" calcext:value-type="string">
            <text:p>Business Line 36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02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03]&amp;RANDBETWEEN(1;9)" office:value-type="string" office:string-value="33163" calcext:value-type="string">
            <text:p>33163</text:p>
          </table:table-cell>
          <table:table-cell table:formula="of:=&quot;Product &quot;&amp;[.A103]" office:value-type="string" office:string-value="Product 33163" calcext:value-type="string">
            <text:p>Product 33163</text:p>
          </table:table-cell>
          <table:table-cell table:formula="of:=[.E103]&amp;RANDBETWEEN(1;9)" office:value-type="string" office:string-value="3316" calcext:value-type="string">
            <text:p>3316</text:p>
          </table:table-cell>
          <table:table-cell table:formula="of:=&quot;Desk &quot;&amp;[.C103]" office:value-type="string" office:string-value="Desk 3316" calcext:value-type="string">
            <text:p>Desk 3316</text:p>
          </table:table-cell>
          <table:table-cell table:formula="of:=[.G103]&amp;RANDBETWEEN(1;9)" office:value-type="string" office:string-value="331" calcext:value-type="string">
            <text:p>331</text:p>
          </table:table-cell>
          <table:table-cell table:formula="of:=&quot;Team &quot;&amp;[.E103]" office:value-type="string" office:string-value="Team 331" calcext:value-type="string">
            <text:p>Team 331</text:p>
          </table:table-cell>
          <table:table-cell table:formula="of:=[.I103]&amp;RANDBETWEEN(1;9)" office:value-type="string" office:string-value="33" calcext:value-type="string">
            <text:p>33</text:p>
          </table:table-cell>
          <table:table-cell table:formula="of:=&quot;Business Line &quot;&amp;[.G103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0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04]&amp;RANDBETWEEN(1;9)" office:value-type="string" office:string-value="26569" calcext:value-type="string">
            <text:p>26569</text:p>
          </table:table-cell>
          <table:table-cell table:formula="of:=&quot;Product &quot;&amp;[.A104]" office:value-type="string" office:string-value="Product 26569" calcext:value-type="string">
            <text:p>Product 26569</text:p>
          </table:table-cell>
          <table:table-cell table:formula="of:=[.E104]&amp;RANDBETWEEN(1;9)" office:value-type="string" office:string-value="2656" calcext:value-type="string">
            <text:p>2656</text:p>
          </table:table-cell>
          <table:table-cell table:formula="of:=&quot;Desk &quot;&amp;[.C104]" office:value-type="string" office:string-value="Desk 2656" calcext:value-type="string">
            <text:p>Desk 2656</text:p>
          </table:table-cell>
          <table:table-cell table:formula="of:=[.G104]&amp;RANDBETWEEN(1;9)" office:value-type="string" office:string-value="265" calcext:value-type="string">
            <text:p>265</text:p>
          </table:table-cell>
          <table:table-cell table:formula="of:=&quot;Team &quot;&amp;[.E104]" office:value-type="string" office:string-value="Team 265" calcext:value-type="string">
            <text:p>Team 265</text:p>
          </table:table-cell>
          <table:table-cell table:formula="of:=[.I104]&amp;RANDBETWEEN(1;9)" office:value-type="string" office:string-value="26" calcext:value-type="string">
            <text:p>26</text:p>
          </table:table-cell>
          <table:table-cell table:formula="of:=&quot;Business Line &quot;&amp;[.G104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0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05]&amp;RANDBETWEEN(1;9)" office:value-type="string" office:string-value="21884" calcext:value-type="string">
            <text:p>21884</text:p>
          </table:table-cell>
          <table:table-cell table:formula="of:=&quot;Product &quot;&amp;[.A105]" office:value-type="string" office:string-value="Product 21884" calcext:value-type="string">
            <text:p>Product 21884</text:p>
          </table:table-cell>
          <table:table-cell table:formula="of:=[.E105]&amp;RANDBETWEEN(1;9)" office:value-type="string" office:string-value="2188" calcext:value-type="string">
            <text:p>2188</text:p>
          </table:table-cell>
          <table:table-cell table:formula="of:=&quot;Desk &quot;&amp;[.C105]" office:value-type="string" office:string-value="Desk 2188" calcext:value-type="string">
            <text:p>Desk 2188</text:p>
          </table:table-cell>
          <table:table-cell table:formula="of:=[.G105]&amp;RANDBETWEEN(1;9)" office:value-type="string" office:string-value="218" calcext:value-type="string">
            <text:p>218</text:p>
          </table:table-cell>
          <table:table-cell table:formula="of:=&quot;Team &quot;&amp;[.E105]" office:value-type="string" office:string-value="Team 218" calcext:value-type="string">
            <text:p>Team 218</text:p>
          </table:table-cell>
          <table:table-cell table:formula="of:=[.I105]&amp;RANDBETWEEN(1;9)" office:value-type="string" office:string-value="21" calcext:value-type="string">
            <text:p>21</text:p>
          </table:table-cell>
          <table:table-cell table:formula="of:=&quot;Business Line &quot;&amp;[.G105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05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06]&amp;RANDBETWEEN(1;9)" office:value-type="string" office:string-value="57135" calcext:value-type="string">
            <text:p>57135</text:p>
          </table:table-cell>
          <table:table-cell table:formula="of:=&quot;Product &quot;&amp;[.A106]" office:value-type="string" office:string-value="Product 57135" calcext:value-type="string">
            <text:p>Product 57135</text:p>
          </table:table-cell>
          <table:table-cell table:formula="of:=[.E106]&amp;RANDBETWEEN(1;9)" office:value-type="string" office:string-value="5713" calcext:value-type="string">
            <text:p>5713</text:p>
          </table:table-cell>
          <table:table-cell table:formula="of:=&quot;Desk &quot;&amp;[.C106]" office:value-type="string" office:string-value="Desk 5713" calcext:value-type="string">
            <text:p>Desk 5713</text:p>
          </table:table-cell>
          <table:table-cell table:formula="of:=[.G106]&amp;RANDBETWEEN(1;9)" office:value-type="string" office:string-value="571" calcext:value-type="string">
            <text:p>571</text:p>
          </table:table-cell>
          <table:table-cell table:formula="of:=&quot;Team &quot;&amp;[.E106]" office:value-type="string" office:string-value="Team 571" calcext:value-type="string">
            <text:p>Team 571</text:p>
          </table:table-cell>
          <table:table-cell table:formula="of:=[.I106]&amp;RANDBETWEEN(1;9)" office:value-type="string" office:string-value="57" calcext:value-type="string">
            <text:p>57</text:p>
          </table:table-cell>
          <table:table-cell table:formula="of:=&quot;Business Line &quot;&amp;[.G106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0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07]&amp;RANDBETWEEN(1;9)" office:value-type="string" office:string-value="21597" calcext:value-type="string">
            <text:p>21597</text:p>
          </table:table-cell>
          <table:table-cell table:formula="of:=&quot;Product &quot;&amp;[.A107]" office:value-type="string" office:string-value="Product 21597" calcext:value-type="string">
            <text:p>Product 21597</text:p>
          </table:table-cell>
          <table:table-cell table:formula="of:=[.E107]&amp;RANDBETWEEN(1;9)" office:value-type="string" office:string-value="2159" calcext:value-type="string">
            <text:p>2159</text:p>
          </table:table-cell>
          <table:table-cell table:formula="of:=&quot;Desk &quot;&amp;[.C107]" office:value-type="string" office:string-value="Desk 2159" calcext:value-type="string">
            <text:p>Desk 2159</text:p>
          </table:table-cell>
          <table:table-cell table:formula="of:=[.G107]&amp;RANDBETWEEN(1;9)" office:value-type="string" office:string-value="215" calcext:value-type="string">
            <text:p>215</text:p>
          </table:table-cell>
          <table:table-cell table:formula="of:=&quot;Team &quot;&amp;[.E107]" office:value-type="string" office:string-value="Team 215" calcext:value-type="string">
            <text:p>Team 215</text:p>
          </table:table-cell>
          <table:table-cell table:formula="of:=[.I107]&amp;RANDBETWEEN(1;9)" office:value-type="string" office:string-value="21" calcext:value-type="string">
            <text:p>21</text:p>
          </table:table-cell>
          <table:table-cell table:formula="of:=&quot;Business Line &quot;&amp;[.G107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0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08]&amp;RANDBETWEEN(1;9)" office:value-type="string" office:string-value="68265" calcext:value-type="string">
            <text:p>68265</text:p>
          </table:table-cell>
          <table:table-cell table:formula="of:=&quot;Product &quot;&amp;[.A108]" office:value-type="string" office:string-value="Product 68265" calcext:value-type="string">
            <text:p>Product 68265</text:p>
          </table:table-cell>
          <table:table-cell table:formula="of:=[.E108]&amp;RANDBETWEEN(1;9)" office:value-type="string" office:string-value="6826" calcext:value-type="string">
            <text:p>6826</text:p>
          </table:table-cell>
          <table:table-cell table:formula="of:=&quot;Desk &quot;&amp;[.C108]" office:value-type="string" office:string-value="Desk 6826" calcext:value-type="string">
            <text:p>Desk 6826</text:p>
          </table:table-cell>
          <table:table-cell table:formula="of:=[.G108]&amp;RANDBETWEEN(1;9)" office:value-type="string" office:string-value="682" calcext:value-type="string">
            <text:p>682</text:p>
          </table:table-cell>
          <table:table-cell table:formula="of:=&quot;Team &quot;&amp;[.E108]" office:value-type="string" office:string-value="Team 682" calcext:value-type="string">
            <text:p>Team 682</text:p>
          </table:table-cell>
          <table:table-cell table:formula="of:=[.I108]&amp;RANDBETWEEN(1;9)" office:value-type="string" office:string-value="68" calcext:value-type="string">
            <text:p>68</text:p>
          </table:table-cell>
          <table:table-cell table:formula="of:=&quot;Business Line &quot;&amp;[.G108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08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09]&amp;RANDBETWEEN(1;9)" office:value-type="string" office:string-value="89835" calcext:value-type="string">
            <text:p>89835</text:p>
          </table:table-cell>
          <table:table-cell table:formula="of:=&quot;Product &quot;&amp;[.A109]" office:value-type="string" office:string-value="Product 89835" calcext:value-type="string">
            <text:p>Product 89835</text:p>
          </table:table-cell>
          <table:table-cell table:formula="of:=[.E109]&amp;RANDBETWEEN(1;9)" office:value-type="string" office:string-value="8983" calcext:value-type="string">
            <text:p>8983</text:p>
          </table:table-cell>
          <table:table-cell table:formula="of:=&quot;Desk &quot;&amp;[.C109]" office:value-type="string" office:string-value="Desk 8983" calcext:value-type="string">
            <text:p>Desk 8983</text:p>
          </table:table-cell>
          <table:table-cell table:formula="of:=[.G109]&amp;RANDBETWEEN(1;9)" office:value-type="string" office:string-value="898" calcext:value-type="string">
            <text:p>898</text:p>
          </table:table-cell>
          <table:table-cell table:formula="of:=&quot;Team &quot;&amp;[.E109]" office:value-type="string" office:string-value="Team 898" calcext:value-type="string">
            <text:p>Team 898</text:p>
          </table:table-cell>
          <table:table-cell table:formula="of:=[.I109]&amp;RANDBETWEEN(1;9)" office:value-type="string" office:string-value="89" calcext:value-type="string">
            <text:p>89</text:p>
          </table:table-cell>
          <table:table-cell table:formula="of:=&quot;Business Line &quot;&amp;[.G109]" office:value-type="string" office:string-value="Business Line 89" calcext:value-type="string">
            <text:p>Business Line 8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0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10]&amp;RANDBETWEEN(1;9)" office:value-type="string" office:string-value="88729" calcext:value-type="string">
            <text:p>88729</text:p>
          </table:table-cell>
          <table:table-cell table:formula="of:=&quot;Product &quot;&amp;[.A110]" office:value-type="string" office:string-value="Product 88729" calcext:value-type="string">
            <text:p>Product 88729</text:p>
          </table:table-cell>
          <table:table-cell table:formula="of:=[.E110]&amp;RANDBETWEEN(1;9)" office:value-type="string" office:string-value="8872" calcext:value-type="string">
            <text:p>8872</text:p>
          </table:table-cell>
          <table:table-cell table:formula="of:=&quot;Desk &quot;&amp;[.C110]" office:value-type="string" office:string-value="Desk 8872" calcext:value-type="string">
            <text:p>Desk 8872</text:p>
          </table:table-cell>
          <table:table-cell table:formula="of:=[.G110]&amp;RANDBETWEEN(1;9)" office:value-type="string" office:string-value="887" calcext:value-type="string">
            <text:p>887</text:p>
          </table:table-cell>
          <table:table-cell table:formula="of:=&quot;Team &quot;&amp;[.E110]" office:value-type="string" office:string-value="Team 887" calcext:value-type="string">
            <text:p>Team 887</text:p>
          </table:table-cell>
          <table:table-cell table:formula="of:=[.I110]&amp;RANDBETWEEN(1;9)" office:value-type="string" office:string-value="88" calcext:value-type="string">
            <text:p>88</text:p>
          </table:table-cell>
          <table:table-cell table:formula="of:=&quot;Business Line &quot;&amp;[.G110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1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11]&amp;RANDBETWEEN(1;9)" office:value-type="string" office:string-value="12696" calcext:value-type="string">
            <text:p>12696</text:p>
          </table:table-cell>
          <table:table-cell table:formula="of:=&quot;Product &quot;&amp;[.A111]" office:value-type="string" office:string-value="Product 12696" calcext:value-type="string">
            <text:p>Product 12696</text:p>
          </table:table-cell>
          <table:table-cell table:formula="of:=[.E111]&amp;RANDBETWEEN(1;9)" office:value-type="string" office:string-value="1269" calcext:value-type="string">
            <text:p>1269</text:p>
          </table:table-cell>
          <table:table-cell table:formula="of:=&quot;Desk &quot;&amp;[.C111]" office:value-type="string" office:string-value="Desk 1269" calcext:value-type="string">
            <text:p>Desk 1269</text:p>
          </table:table-cell>
          <table:table-cell table:formula="of:=[.G111]&amp;RANDBETWEEN(1;9)" office:value-type="string" office:string-value="126" calcext:value-type="string">
            <text:p>126</text:p>
          </table:table-cell>
          <table:table-cell table:formula="of:=&quot;Team &quot;&amp;[.E111]" office:value-type="string" office:string-value="Team 126" calcext:value-type="string">
            <text:p>Team 126</text:p>
          </table:table-cell>
          <table:table-cell table:formula="of:=[.I111]&amp;RANDBETWEEN(1;9)" office:value-type="string" office:string-value="12" calcext:value-type="string">
            <text:p>12</text:p>
          </table:table-cell>
          <table:table-cell table:formula="of:=&quot;Business Line &quot;&amp;[.G111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11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12]&amp;RANDBETWEEN(1;9)" office:value-type="string" office:string-value="77226" calcext:value-type="string">
            <text:p>77226</text:p>
          </table:table-cell>
          <table:table-cell table:formula="of:=&quot;Product &quot;&amp;[.A112]" office:value-type="string" office:string-value="Product 77226" calcext:value-type="string">
            <text:p>Product 77226</text:p>
          </table:table-cell>
          <table:table-cell table:formula="of:=[.E112]&amp;RANDBETWEEN(1;9)" office:value-type="string" office:string-value="7722" calcext:value-type="string">
            <text:p>7722</text:p>
          </table:table-cell>
          <table:table-cell table:formula="of:=&quot;Desk &quot;&amp;[.C112]" office:value-type="string" office:string-value="Desk 7722" calcext:value-type="string">
            <text:p>Desk 7722</text:p>
          </table:table-cell>
          <table:table-cell table:formula="of:=[.G112]&amp;RANDBETWEEN(1;9)" office:value-type="string" office:string-value="772" calcext:value-type="string">
            <text:p>772</text:p>
          </table:table-cell>
          <table:table-cell table:formula="of:=&quot;Team &quot;&amp;[.E112]" office:value-type="string" office:string-value="Team 772" calcext:value-type="string">
            <text:p>Team 772</text:p>
          </table:table-cell>
          <table:table-cell table:formula="of:=[.I112]&amp;RANDBETWEEN(1;9)" office:value-type="string" office:string-value="77" calcext:value-type="string">
            <text:p>77</text:p>
          </table:table-cell>
          <table:table-cell table:formula="of:=&quot;Business Line &quot;&amp;[.G112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1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13]&amp;RANDBETWEEN(1;9)" office:value-type="string" office:string-value="13736" calcext:value-type="string">
            <text:p>13736</text:p>
          </table:table-cell>
          <table:table-cell table:formula="of:=&quot;Product &quot;&amp;[.A113]" office:value-type="string" office:string-value="Product 13736" calcext:value-type="string">
            <text:p>Product 13736</text:p>
          </table:table-cell>
          <table:table-cell table:formula="of:=[.E113]&amp;RANDBETWEEN(1;9)" office:value-type="string" office:string-value="1373" calcext:value-type="string">
            <text:p>1373</text:p>
          </table:table-cell>
          <table:table-cell table:formula="of:=&quot;Desk &quot;&amp;[.C113]" office:value-type="string" office:string-value="Desk 1373" calcext:value-type="string">
            <text:p>Desk 1373</text:p>
          </table:table-cell>
          <table:table-cell table:formula="of:=[.G113]&amp;RANDBETWEEN(1;9)" office:value-type="string" office:string-value="137" calcext:value-type="string">
            <text:p>137</text:p>
          </table:table-cell>
          <table:table-cell table:formula="of:=&quot;Team &quot;&amp;[.E113]" office:value-type="string" office:string-value="Team 137" calcext:value-type="string">
            <text:p>Team 137</text:p>
          </table:table-cell>
          <table:table-cell table:formula="of:=[.I113]&amp;RANDBETWEEN(1;9)" office:value-type="string" office:string-value="13" calcext:value-type="string">
            <text:p>13</text:p>
          </table:table-cell>
          <table:table-cell table:formula="of:=&quot;Business Line &quot;&amp;[.G113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13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14]&amp;RANDBETWEEN(1;9)" office:value-type="string" office:string-value="97156" calcext:value-type="string">
            <text:p>97156</text:p>
          </table:table-cell>
          <table:table-cell table:formula="of:=&quot;Product &quot;&amp;[.A114]" office:value-type="string" office:string-value="Product 97156" calcext:value-type="string">
            <text:p>Product 97156</text:p>
          </table:table-cell>
          <table:table-cell table:formula="of:=[.E114]&amp;RANDBETWEEN(1;9)" office:value-type="string" office:string-value="9715" calcext:value-type="string">
            <text:p>9715</text:p>
          </table:table-cell>
          <table:table-cell table:formula="of:=&quot;Desk &quot;&amp;[.C114]" office:value-type="string" office:string-value="Desk 9715" calcext:value-type="string">
            <text:p>Desk 9715</text:p>
          </table:table-cell>
          <table:table-cell table:formula="of:=[.G114]&amp;RANDBETWEEN(1;9)" office:value-type="string" office:string-value="971" calcext:value-type="string">
            <text:p>971</text:p>
          </table:table-cell>
          <table:table-cell table:formula="of:=&quot;Team &quot;&amp;[.E114]" office:value-type="string" office:string-value="Team 971" calcext:value-type="string">
            <text:p>Team 971</text:p>
          </table:table-cell>
          <table:table-cell table:formula="of:=[.I114]&amp;RANDBETWEEN(1;9)" office:value-type="string" office:string-value="97" calcext:value-type="string">
            <text:p>97</text:p>
          </table:table-cell>
          <table:table-cell table:formula="of:=&quot;Business Line &quot;&amp;[.G114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14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15]&amp;RANDBETWEEN(1;9)" office:value-type="string" office:string-value="83663" calcext:value-type="string">
            <text:p>83663</text:p>
          </table:table-cell>
          <table:table-cell table:formula="of:=&quot;Product &quot;&amp;[.A115]" office:value-type="string" office:string-value="Product 83663" calcext:value-type="string">
            <text:p>Product 83663</text:p>
          </table:table-cell>
          <table:table-cell table:formula="of:=[.E115]&amp;RANDBETWEEN(1;9)" office:value-type="string" office:string-value="8366" calcext:value-type="string">
            <text:p>8366</text:p>
          </table:table-cell>
          <table:table-cell table:formula="of:=&quot;Desk &quot;&amp;[.C115]" office:value-type="string" office:string-value="Desk 8366" calcext:value-type="string">
            <text:p>Desk 8366</text:p>
          </table:table-cell>
          <table:table-cell table:formula="of:=[.G115]&amp;RANDBETWEEN(1;9)" office:value-type="string" office:string-value="836" calcext:value-type="string">
            <text:p>836</text:p>
          </table:table-cell>
          <table:table-cell table:formula="of:=&quot;Team &quot;&amp;[.E115]" office:value-type="string" office:string-value="Team 836" calcext:value-type="string">
            <text:p>Team 836</text:p>
          </table:table-cell>
          <table:table-cell table:formula="of:=[.I115]&amp;RANDBETWEEN(1;9)" office:value-type="string" office:string-value="83" calcext:value-type="string">
            <text:p>83</text:p>
          </table:table-cell>
          <table:table-cell table:formula="of:=&quot;Business Line &quot;&amp;[.G115]" office:value-type="string" office:string-value="Business Line 83" calcext:value-type="string">
            <text:p>Business Line 83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15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16]&amp;RANDBETWEEN(1;9)" office:value-type="string" office:string-value="24974" calcext:value-type="string">
            <text:p>24974</text:p>
          </table:table-cell>
          <table:table-cell table:formula="of:=&quot;Product &quot;&amp;[.A116]" office:value-type="string" office:string-value="Product 24974" calcext:value-type="string">
            <text:p>Product 24974</text:p>
          </table:table-cell>
          <table:table-cell table:formula="of:=[.E116]&amp;RANDBETWEEN(1;9)" office:value-type="string" office:string-value="2497" calcext:value-type="string">
            <text:p>2497</text:p>
          </table:table-cell>
          <table:table-cell table:formula="of:=&quot;Desk &quot;&amp;[.C116]" office:value-type="string" office:string-value="Desk 2497" calcext:value-type="string">
            <text:p>Desk 2497</text:p>
          </table:table-cell>
          <table:table-cell table:formula="of:=[.G116]&amp;RANDBETWEEN(1;9)" office:value-type="string" office:string-value="249" calcext:value-type="string">
            <text:p>249</text:p>
          </table:table-cell>
          <table:table-cell table:formula="of:=&quot;Team &quot;&amp;[.E116]" office:value-type="string" office:string-value="Team 249" calcext:value-type="string">
            <text:p>Team 249</text:p>
          </table:table-cell>
          <table:table-cell table:formula="of:=[.I116]&amp;RANDBETWEEN(1;9)" office:value-type="string" office:string-value="24" calcext:value-type="string">
            <text:p>24</text:p>
          </table:table-cell>
          <table:table-cell table:formula="of:=&quot;Business Line &quot;&amp;[.G116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1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17]&amp;RANDBETWEEN(1;9)" office:value-type="string" office:string-value="17221" calcext:value-type="string">
            <text:p>17221</text:p>
          </table:table-cell>
          <table:table-cell table:formula="of:=&quot;Product &quot;&amp;[.A117]" office:value-type="string" office:string-value="Product 17221" calcext:value-type="string">
            <text:p>Product 17221</text:p>
          </table:table-cell>
          <table:table-cell table:formula="of:=[.E117]&amp;RANDBETWEEN(1;9)" office:value-type="string" office:string-value="1722" calcext:value-type="string">
            <text:p>1722</text:p>
          </table:table-cell>
          <table:table-cell table:formula="of:=&quot;Desk &quot;&amp;[.C117]" office:value-type="string" office:string-value="Desk 1722" calcext:value-type="string">
            <text:p>Desk 1722</text:p>
          </table:table-cell>
          <table:table-cell table:formula="of:=[.G117]&amp;RANDBETWEEN(1;9)" office:value-type="string" office:string-value="172" calcext:value-type="string">
            <text:p>172</text:p>
          </table:table-cell>
          <table:table-cell table:formula="of:=&quot;Team &quot;&amp;[.E117]" office:value-type="string" office:string-value="Team 172" calcext:value-type="string">
            <text:p>Team 172</text:p>
          </table:table-cell>
          <table:table-cell table:formula="of:=[.I117]&amp;RANDBETWEEN(1;9)" office:value-type="string" office:string-value="17" calcext:value-type="string">
            <text:p>17</text:p>
          </table:table-cell>
          <table:table-cell table:formula="of:=&quot;Business Line &quot;&amp;[.G117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1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18]&amp;RANDBETWEEN(1;9)" office:value-type="string" office:string-value="98846" calcext:value-type="string">
            <text:p>98846</text:p>
          </table:table-cell>
          <table:table-cell table:formula="of:=&quot;Product &quot;&amp;[.A118]" office:value-type="string" office:string-value="Product 98846" calcext:value-type="string">
            <text:p>Product 98846</text:p>
          </table:table-cell>
          <table:table-cell table:formula="of:=[.E118]&amp;RANDBETWEEN(1;9)" office:value-type="string" office:string-value="9884" calcext:value-type="string">
            <text:p>9884</text:p>
          </table:table-cell>
          <table:table-cell table:formula="of:=&quot;Desk &quot;&amp;[.C118]" office:value-type="string" office:string-value="Desk 9884" calcext:value-type="string">
            <text:p>Desk 9884</text:p>
          </table:table-cell>
          <table:table-cell table:formula="of:=[.G118]&amp;RANDBETWEEN(1;9)" office:value-type="string" office:string-value="988" calcext:value-type="string">
            <text:p>988</text:p>
          </table:table-cell>
          <table:table-cell table:formula="of:=&quot;Team &quot;&amp;[.E118]" office:value-type="string" office:string-value="Team 988" calcext:value-type="string">
            <text:p>Team 988</text:p>
          </table:table-cell>
          <table:table-cell table:formula="of:=[.I118]&amp;RANDBETWEEN(1;9)" office:value-type="string" office:string-value="98" calcext:value-type="string">
            <text:p>98</text:p>
          </table:table-cell>
          <table:table-cell table:formula="of:=&quot;Business Line &quot;&amp;[.G118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1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19]&amp;RANDBETWEEN(1;9)" office:value-type="string" office:string-value="78969" calcext:value-type="string">
            <text:p>78969</text:p>
          </table:table-cell>
          <table:table-cell table:formula="of:=&quot;Product &quot;&amp;[.A119]" office:value-type="string" office:string-value="Product 78969" calcext:value-type="string">
            <text:p>Product 78969</text:p>
          </table:table-cell>
          <table:table-cell table:formula="of:=[.E119]&amp;RANDBETWEEN(1;9)" office:value-type="string" office:string-value="7896" calcext:value-type="string">
            <text:p>7896</text:p>
          </table:table-cell>
          <table:table-cell table:formula="of:=&quot;Desk &quot;&amp;[.C119]" office:value-type="string" office:string-value="Desk 7896" calcext:value-type="string">
            <text:p>Desk 7896</text:p>
          </table:table-cell>
          <table:table-cell table:formula="of:=[.G119]&amp;RANDBETWEEN(1;9)" office:value-type="string" office:string-value="789" calcext:value-type="string">
            <text:p>789</text:p>
          </table:table-cell>
          <table:table-cell table:formula="of:=&quot;Team &quot;&amp;[.E119]" office:value-type="string" office:string-value="Team 789" calcext:value-type="string">
            <text:p>Team 789</text:p>
          </table:table-cell>
          <table:table-cell table:formula="of:=[.I119]&amp;RANDBETWEEN(1;9)" office:value-type="string" office:string-value="78" calcext:value-type="string">
            <text:p>78</text:p>
          </table:table-cell>
          <table:table-cell table:formula="of:=&quot;Business Line &quot;&amp;[.G119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1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20]&amp;RANDBETWEEN(1;9)" office:value-type="string" office:string-value="55515" calcext:value-type="string">
            <text:p>55515</text:p>
          </table:table-cell>
          <table:table-cell table:formula="of:=&quot;Product &quot;&amp;[.A120]" office:value-type="string" office:string-value="Product 55515" calcext:value-type="string">
            <text:p>Product 55515</text:p>
          </table:table-cell>
          <table:table-cell table:formula="of:=[.E120]&amp;RANDBETWEEN(1;9)" office:value-type="string" office:string-value="5551" calcext:value-type="string">
            <text:p>5551</text:p>
          </table:table-cell>
          <table:table-cell table:formula="of:=&quot;Desk &quot;&amp;[.C120]" office:value-type="string" office:string-value="Desk 5551" calcext:value-type="string">
            <text:p>Desk 5551</text:p>
          </table:table-cell>
          <table:table-cell table:formula="of:=[.G120]&amp;RANDBETWEEN(1;9)" office:value-type="string" office:string-value="555" calcext:value-type="string">
            <text:p>555</text:p>
          </table:table-cell>
          <table:table-cell table:formula="of:=&quot;Team &quot;&amp;[.E120]" office:value-type="string" office:string-value="Team 555" calcext:value-type="string">
            <text:p>Team 555</text:p>
          </table:table-cell>
          <table:table-cell table:formula="of:=[.I120]&amp;RANDBETWEEN(1;9)" office:value-type="string" office:string-value="55" calcext:value-type="string">
            <text:p>55</text:p>
          </table:table-cell>
          <table:table-cell table:formula="of:=&quot;Business Line &quot;&amp;[.G120]" office:value-type="string" office:string-value="Business Line 55" calcext:value-type="string">
            <text:p>Business Line 5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2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21]&amp;RANDBETWEEN(1;9)" office:value-type="string" office:string-value="78392" calcext:value-type="string">
            <text:p>78392</text:p>
          </table:table-cell>
          <table:table-cell table:formula="of:=&quot;Product &quot;&amp;[.A121]" office:value-type="string" office:string-value="Product 78392" calcext:value-type="string">
            <text:p>Product 78392</text:p>
          </table:table-cell>
          <table:table-cell table:formula="of:=[.E121]&amp;RANDBETWEEN(1;9)" office:value-type="string" office:string-value="7839" calcext:value-type="string">
            <text:p>7839</text:p>
          </table:table-cell>
          <table:table-cell table:formula="of:=&quot;Desk &quot;&amp;[.C121]" office:value-type="string" office:string-value="Desk 7839" calcext:value-type="string">
            <text:p>Desk 7839</text:p>
          </table:table-cell>
          <table:table-cell table:formula="of:=[.G121]&amp;RANDBETWEEN(1;9)" office:value-type="string" office:string-value="783" calcext:value-type="string">
            <text:p>783</text:p>
          </table:table-cell>
          <table:table-cell table:formula="of:=&quot;Team &quot;&amp;[.E121]" office:value-type="string" office:string-value="Team 783" calcext:value-type="string">
            <text:p>Team 783</text:p>
          </table:table-cell>
          <table:table-cell table:formula="of:=[.I121]&amp;RANDBETWEEN(1;9)" office:value-type="string" office:string-value="78" calcext:value-type="string">
            <text:p>78</text:p>
          </table:table-cell>
          <table:table-cell table:formula="of:=&quot;Business Line &quot;&amp;[.G121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21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22]&amp;RANDBETWEEN(1;9)" office:value-type="string" office:string-value="65935" calcext:value-type="string">
            <text:p>65935</text:p>
          </table:table-cell>
          <table:table-cell table:formula="of:=&quot;Product &quot;&amp;[.A122]" office:value-type="string" office:string-value="Product 65935" calcext:value-type="string">
            <text:p>Product 65935</text:p>
          </table:table-cell>
          <table:table-cell table:formula="of:=[.E122]&amp;RANDBETWEEN(1;9)" office:value-type="string" office:string-value="6593" calcext:value-type="string">
            <text:p>6593</text:p>
          </table:table-cell>
          <table:table-cell table:formula="of:=&quot;Desk &quot;&amp;[.C122]" office:value-type="string" office:string-value="Desk 6593" calcext:value-type="string">
            <text:p>Desk 6593</text:p>
          </table:table-cell>
          <table:table-cell table:formula="of:=[.G122]&amp;RANDBETWEEN(1;9)" office:value-type="string" office:string-value="659" calcext:value-type="string">
            <text:p>659</text:p>
          </table:table-cell>
          <table:table-cell table:formula="of:=&quot;Team &quot;&amp;[.E122]" office:value-type="string" office:string-value="Team 659" calcext:value-type="string">
            <text:p>Team 659</text:p>
          </table:table-cell>
          <table:table-cell table:formula="of:=[.I122]&amp;RANDBETWEEN(1;9)" office:value-type="string" office:string-value="65" calcext:value-type="string">
            <text:p>65</text:p>
          </table:table-cell>
          <table:table-cell table:formula="of:=&quot;Business Line &quot;&amp;[.G122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22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23]&amp;RANDBETWEEN(1;9)" office:value-type="string" office:string-value="46534" calcext:value-type="string">
            <text:p>46534</text:p>
          </table:table-cell>
          <table:table-cell table:formula="of:=&quot;Product &quot;&amp;[.A123]" office:value-type="string" office:string-value="Product 46534" calcext:value-type="string">
            <text:p>Product 46534</text:p>
          </table:table-cell>
          <table:table-cell table:formula="of:=[.E123]&amp;RANDBETWEEN(1;9)" office:value-type="string" office:string-value="4653" calcext:value-type="string">
            <text:p>4653</text:p>
          </table:table-cell>
          <table:table-cell table:formula="of:=&quot;Desk &quot;&amp;[.C123]" office:value-type="string" office:string-value="Desk 4653" calcext:value-type="string">
            <text:p>Desk 4653</text:p>
          </table:table-cell>
          <table:table-cell table:formula="of:=[.G123]&amp;RANDBETWEEN(1;9)" office:value-type="string" office:string-value="465" calcext:value-type="string">
            <text:p>465</text:p>
          </table:table-cell>
          <table:table-cell table:formula="of:=&quot;Team &quot;&amp;[.E123]" office:value-type="string" office:string-value="Team 465" calcext:value-type="string">
            <text:p>Team 465</text:p>
          </table:table-cell>
          <table:table-cell table:formula="of:=[.I123]&amp;RANDBETWEEN(1;9)" office:value-type="string" office:string-value="46" calcext:value-type="string">
            <text:p>46</text:p>
          </table:table-cell>
          <table:table-cell table:formula="of:=&quot;Business Line &quot;&amp;[.G123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23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24]&amp;RANDBETWEEN(1;9)" office:value-type="string" office:string-value="71937" calcext:value-type="string">
            <text:p>71937</text:p>
          </table:table-cell>
          <table:table-cell table:formula="of:=&quot;Product &quot;&amp;[.A124]" office:value-type="string" office:string-value="Product 71937" calcext:value-type="string">
            <text:p>Product 71937</text:p>
          </table:table-cell>
          <table:table-cell table:formula="of:=[.E124]&amp;RANDBETWEEN(1;9)" office:value-type="string" office:string-value="7193" calcext:value-type="string">
            <text:p>7193</text:p>
          </table:table-cell>
          <table:table-cell table:formula="of:=&quot;Desk &quot;&amp;[.C124]" office:value-type="string" office:string-value="Desk 7193" calcext:value-type="string">
            <text:p>Desk 7193</text:p>
          </table:table-cell>
          <table:table-cell table:formula="of:=[.G124]&amp;RANDBETWEEN(1;9)" office:value-type="string" office:string-value="719" calcext:value-type="string">
            <text:p>719</text:p>
          </table:table-cell>
          <table:table-cell table:formula="of:=&quot;Team &quot;&amp;[.E124]" office:value-type="string" office:string-value="Team 719" calcext:value-type="string">
            <text:p>Team 719</text:p>
          </table:table-cell>
          <table:table-cell table:formula="of:=[.I124]&amp;RANDBETWEEN(1;9)" office:value-type="string" office:string-value="71" calcext:value-type="string">
            <text:p>71</text:p>
          </table:table-cell>
          <table:table-cell table:formula="of:=&quot;Business Line &quot;&amp;[.G124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24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25]&amp;RANDBETWEEN(1;9)" office:value-type="string" office:string-value="12751" calcext:value-type="string">
            <text:p>12751</text:p>
          </table:table-cell>
          <table:table-cell table:formula="of:=&quot;Product &quot;&amp;[.A125]" office:value-type="string" office:string-value="Product 12751" calcext:value-type="string">
            <text:p>Product 12751</text:p>
          </table:table-cell>
          <table:table-cell table:formula="of:=[.E125]&amp;RANDBETWEEN(1;9)" office:value-type="string" office:string-value="1275" calcext:value-type="string">
            <text:p>1275</text:p>
          </table:table-cell>
          <table:table-cell table:formula="of:=&quot;Desk &quot;&amp;[.C125]" office:value-type="string" office:string-value="Desk 1275" calcext:value-type="string">
            <text:p>Desk 1275</text:p>
          </table:table-cell>
          <table:table-cell table:formula="of:=[.G125]&amp;RANDBETWEEN(1;9)" office:value-type="string" office:string-value="127" calcext:value-type="string">
            <text:p>127</text:p>
          </table:table-cell>
          <table:table-cell table:formula="of:=&quot;Team &quot;&amp;[.E125]" office:value-type="string" office:string-value="Team 127" calcext:value-type="string">
            <text:p>Team 127</text:p>
          </table:table-cell>
          <table:table-cell table:formula="of:=[.I125]&amp;RANDBETWEEN(1;9)" office:value-type="string" office:string-value="12" calcext:value-type="string">
            <text:p>12</text:p>
          </table:table-cell>
          <table:table-cell table:formula="of:=&quot;Business Line &quot;&amp;[.G125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2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26]&amp;RANDBETWEEN(1;9)" office:value-type="string" office:string-value="89844" calcext:value-type="string">
            <text:p>89844</text:p>
          </table:table-cell>
          <table:table-cell table:formula="of:=&quot;Product &quot;&amp;[.A126]" office:value-type="string" office:string-value="Product 89844" calcext:value-type="string">
            <text:p>Product 89844</text:p>
          </table:table-cell>
          <table:table-cell table:formula="of:=[.E126]&amp;RANDBETWEEN(1;9)" office:value-type="string" office:string-value="8984" calcext:value-type="string">
            <text:p>8984</text:p>
          </table:table-cell>
          <table:table-cell table:formula="of:=&quot;Desk &quot;&amp;[.C126]" office:value-type="string" office:string-value="Desk 8984" calcext:value-type="string">
            <text:p>Desk 8984</text:p>
          </table:table-cell>
          <table:table-cell table:formula="of:=[.G126]&amp;RANDBETWEEN(1;9)" office:value-type="string" office:string-value="898" calcext:value-type="string">
            <text:p>898</text:p>
          </table:table-cell>
          <table:table-cell table:formula="of:=&quot;Team &quot;&amp;[.E126]" office:value-type="string" office:string-value="Team 898" calcext:value-type="string">
            <text:p>Team 898</text:p>
          </table:table-cell>
          <table:table-cell table:formula="of:=[.I126]&amp;RANDBETWEEN(1;9)" office:value-type="string" office:string-value="89" calcext:value-type="string">
            <text:p>89</text:p>
          </table:table-cell>
          <table:table-cell table:formula="of:=&quot;Business Line &quot;&amp;[.G126]" office:value-type="string" office:string-value="Business Line 89" calcext:value-type="string">
            <text:p>Business Line 8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2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27]&amp;RANDBETWEEN(1;9)" office:value-type="string" office:string-value="59941" calcext:value-type="string">
            <text:p>59941</text:p>
          </table:table-cell>
          <table:table-cell table:formula="of:=&quot;Product &quot;&amp;[.A127]" office:value-type="string" office:string-value="Product 59941" calcext:value-type="string">
            <text:p>Product 59941</text:p>
          </table:table-cell>
          <table:table-cell table:formula="of:=[.E127]&amp;RANDBETWEEN(1;9)" office:value-type="string" office:string-value="5994" calcext:value-type="string">
            <text:p>5994</text:p>
          </table:table-cell>
          <table:table-cell table:formula="of:=&quot;Desk &quot;&amp;[.C127]" office:value-type="string" office:string-value="Desk 5994" calcext:value-type="string">
            <text:p>Desk 5994</text:p>
          </table:table-cell>
          <table:table-cell table:formula="of:=[.G127]&amp;RANDBETWEEN(1;9)" office:value-type="string" office:string-value="599" calcext:value-type="string">
            <text:p>599</text:p>
          </table:table-cell>
          <table:table-cell table:formula="of:=&quot;Team &quot;&amp;[.E127]" office:value-type="string" office:string-value="Team 599" calcext:value-type="string">
            <text:p>Team 599</text:p>
          </table:table-cell>
          <table:table-cell table:formula="of:=[.I127]&amp;RANDBETWEEN(1;9)" office:value-type="string" office:string-value="59" calcext:value-type="string">
            <text:p>59</text:p>
          </table:table-cell>
          <table:table-cell table:formula="of:=&quot;Business Line &quot;&amp;[.G127]" office:value-type="string" office:string-value="Business Line 59" calcext:value-type="string">
            <text:p>Business Line 59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2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28]&amp;RANDBETWEEN(1;9)" office:value-type="string" office:string-value="32929" calcext:value-type="string">
            <text:p>32929</text:p>
          </table:table-cell>
          <table:table-cell table:formula="of:=&quot;Product &quot;&amp;[.A128]" office:value-type="string" office:string-value="Product 32929" calcext:value-type="string">
            <text:p>Product 32929</text:p>
          </table:table-cell>
          <table:table-cell table:formula="of:=[.E128]&amp;RANDBETWEEN(1;9)" office:value-type="string" office:string-value="3292" calcext:value-type="string">
            <text:p>3292</text:p>
          </table:table-cell>
          <table:table-cell table:formula="of:=&quot;Desk &quot;&amp;[.C128]" office:value-type="string" office:string-value="Desk 3292" calcext:value-type="string">
            <text:p>Desk 3292</text:p>
          </table:table-cell>
          <table:table-cell table:formula="of:=[.G128]&amp;RANDBETWEEN(1;9)" office:value-type="string" office:string-value="329" calcext:value-type="string">
            <text:p>329</text:p>
          </table:table-cell>
          <table:table-cell table:formula="of:=&quot;Team &quot;&amp;[.E128]" office:value-type="string" office:string-value="Team 329" calcext:value-type="string">
            <text:p>Team 329</text:p>
          </table:table-cell>
          <table:table-cell table:formula="of:=[.I128]&amp;RANDBETWEEN(1;9)" office:value-type="string" office:string-value="32" calcext:value-type="string">
            <text:p>32</text:p>
          </table:table-cell>
          <table:table-cell table:formula="of:=&quot;Business Line &quot;&amp;[.G128]" office:value-type="string" office:string-value="Business Line 32" calcext:value-type="string">
            <text:p>Business Line 32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2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29]&amp;RANDBETWEEN(1;9)" office:value-type="string" office:string-value="96529" calcext:value-type="string">
            <text:p>96529</text:p>
          </table:table-cell>
          <table:table-cell table:formula="of:=&quot;Product &quot;&amp;[.A129]" office:value-type="string" office:string-value="Product 96529" calcext:value-type="string">
            <text:p>Product 96529</text:p>
          </table:table-cell>
          <table:table-cell table:formula="of:=[.E129]&amp;RANDBETWEEN(1;9)" office:value-type="string" office:string-value="9652" calcext:value-type="string">
            <text:p>9652</text:p>
          </table:table-cell>
          <table:table-cell table:formula="of:=&quot;Desk &quot;&amp;[.C129]" office:value-type="string" office:string-value="Desk 9652" calcext:value-type="string">
            <text:p>Desk 9652</text:p>
          </table:table-cell>
          <table:table-cell table:formula="of:=[.G129]&amp;RANDBETWEEN(1;9)" office:value-type="string" office:string-value="965" calcext:value-type="string">
            <text:p>965</text:p>
          </table:table-cell>
          <table:table-cell table:formula="of:=&quot;Team &quot;&amp;[.E129]" office:value-type="string" office:string-value="Team 965" calcext:value-type="string">
            <text:p>Team 965</text:p>
          </table:table-cell>
          <table:table-cell table:formula="of:=[.I129]&amp;RANDBETWEEN(1;9)" office:value-type="string" office:string-value="96" calcext:value-type="string">
            <text:p>96</text:p>
          </table:table-cell>
          <table:table-cell table:formula="of:=&quot;Business Line &quot;&amp;[.G129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2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30]&amp;RANDBETWEEN(1;9)" office:value-type="string" office:string-value="46265" calcext:value-type="string">
            <text:p>46265</text:p>
          </table:table-cell>
          <table:table-cell table:formula="of:=&quot;Product &quot;&amp;[.A130]" office:value-type="string" office:string-value="Product 46265" calcext:value-type="string">
            <text:p>Product 46265</text:p>
          </table:table-cell>
          <table:table-cell table:formula="of:=[.E130]&amp;RANDBETWEEN(1;9)" office:value-type="string" office:string-value="4626" calcext:value-type="string">
            <text:p>4626</text:p>
          </table:table-cell>
          <table:table-cell table:formula="of:=&quot;Desk &quot;&amp;[.C130]" office:value-type="string" office:string-value="Desk 4626" calcext:value-type="string">
            <text:p>Desk 4626</text:p>
          </table:table-cell>
          <table:table-cell table:formula="of:=[.G130]&amp;RANDBETWEEN(1;9)" office:value-type="string" office:string-value="462" calcext:value-type="string">
            <text:p>462</text:p>
          </table:table-cell>
          <table:table-cell table:formula="of:=&quot;Team &quot;&amp;[.E130]" office:value-type="string" office:string-value="Team 462" calcext:value-type="string">
            <text:p>Team 462</text:p>
          </table:table-cell>
          <table:table-cell table:formula="of:=[.I130]&amp;RANDBETWEEN(1;9)" office:value-type="string" office:string-value="46" calcext:value-type="string">
            <text:p>46</text:p>
          </table:table-cell>
          <table:table-cell table:formula="of:=&quot;Business Line &quot;&amp;[.G130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3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31]&amp;RANDBETWEEN(1;9)" office:value-type="string" office:string-value="62731" calcext:value-type="string">
            <text:p>62731</text:p>
          </table:table-cell>
          <table:table-cell table:formula="of:=&quot;Product &quot;&amp;[.A131]" office:value-type="string" office:string-value="Product 62731" calcext:value-type="string">
            <text:p>Product 62731</text:p>
          </table:table-cell>
          <table:table-cell table:formula="of:=[.E131]&amp;RANDBETWEEN(1;9)" office:value-type="string" office:string-value="6273" calcext:value-type="string">
            <text:p>6273</text:p>
          </table:table-cell>
          <table:table-cell table:formula="of:=&quot;Desk &quot;&amp;[.C131]" office:value-type="string" office:string-value="Desk 6273" calcext:value-type="string">
            <text:p>Desk 6273</text:p>
          </table:table-cell>
          <table:table-cell table:formula="of:=[.G131]&amp;RANDBETWEEN(1;9)" office:value-type="string" office:string-value="627" calcext:value-type="string">
            <text:p>627</text:p>
          </table:table-cell>
          <table:table-cell table:formula="of:=&quot;Team &quot;&amp;[.E131]" office:value-type="string" office:string-value="Team 627" calcext:value-type="string">
            <text:p>Team 627</text:p>
          </table:table-cell>
          <table:table-cell table:formula="of:=[.I131]&amp;RANDBETWEEN(1;9)" office:value-type="string" office:string-value="62" calcext:value-type="string">
            <text:p>62</text:p>
          </table:table-cell>
          <table:table-cell table:formula="of:=&quot;Business Line &quot;&amp;[.G131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3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32]&amp;RANDBETWEEN(1;9)" office:value-type="string" office:string-value="34653" calcext:value-type="string">
            <text:p>34653</text:p>
          </table:table-cell>
          <table:table-cell table:formula="of:=&quot;Product &quot;&amp;[.A132]" office:value-type="string" office:string-value="Product 34653" calcext:value-type="string">
            <text:p>Product 34653</text:p>
          </table:table-cell>
          <table:table-cell table:formula="of:=[.E132]&amp;RANDBETWEEN(1;9)" office:value-type="string" office:string-value="3465" calcext:value-type="string">
            <text:p>3465</text:p>
          </table:table-cell>
          <table:table-cell table:formula="of:=&quot;Desk &quot;&amp;[.C132]" office:value-type="string" office:string-value="Desk 3465" calcext:value-type="string">
            <text:p>Desk 3465</text:p>
          </table:table-cell>
          <table:table-cell table:formula="of:=[.G132]&amp;RANDBETWEEN(1;9)" office:value-type="string" office:string-value="346" calcext:value-type="string">
            <text:p>346</text:p>
          </table:table-cell>
          <table:table-cell table:formula="of:=&quot;Team &quot;&amp;[.E132]" office:value-type="string" office:string-value="Team 346" calcext:value-type="string">
            <text:p>Team 346</text:p>
          </table:table-cell>
          <table:table-cell table:formula="of:=[.I132]&amp;RANDBETWEEN(1;9)" office:value-type="string" office:string-value="34" calcext:value-type="string">
            <text:p>34</text:p>
          </table:table-cell>
          <table:table-cell table:formula="of:=&quot;Business Line &quot;&amp;[.G132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32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33]&amp;RANDBETWEEN(1;9)" office:value-type="string" office:string-value="77971" calcext:value-type="string">
            <text:p>77971</text:p>
          </table:table-cell>
          <table:table-cell table:formula="of:=&quot;Product &quot;&amp;[.A133]" office:value-type="string" office:string-value="Product 77971" calcext:value-type="string">
            <text:p>Product 77971</text:p>
          </table:table-cell>
          <table:table-cell table:formula="of:=[.E133]&amp;RANDBETWEEN(1;9)" office:value-type="string" office:string-value="7797" calcext:value-type="string">
            <text:p>7797</text:p>
          </table:table-cell>
          <table:table-cell table:formula="of:=&quot;Desk &quot;&amp;[.C133]" office:value-type="string" office:string-value="Desk 7797" calcext:value-type="string">
            <text:p>Desk 7797</text:p>
          </table:table-cell>
          <table:table-cell table:formula="of:=[.G133]&amp;RANDBETWEEN(1;9)" office:value-type="string" office:string-value="779" calcext:value-type="string">
            <text:p>779</text:p>
          </table:table-cell>
          <table:table-cell table:formula="of:=&quot;Team &quot;&amp;[.E133]" office:value-type="string" office:string-value="Team 779" calcext:value-type="string">
            <text:p>Team 779</text:p>
          </table:table-cell>
          <table:table-cell table:formula="of:=[.I133]&amp;RANDBETWEEN(1;9)" office:value-type="string" office:string-value="77" calcext:value-type="string">
            <text:p>77</text:p>
          </table:table-cell>
          <table:table-cell table:formula="of:=&quot;Business Line &quot;&amp;[.G133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33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34]&amp;RANDBETWEEN(1;9)" office:value-type="string" office:string-value="64529" calcext:value-type="string">
            <text:p>64529</text:p>
          </table:table-cell>
          <table:table-cell table:formula="of:=&quot;Product &quot;&amp;[.A134]" office:value-type="string" office:string-value="Product 64529" calcext:value-type="string">
            <text:p>Product 64529</text:p>
          </table:table-cell>
          <table:table-cell table:formula="of:=[.E134]&amp;RANDBETWEEN(1;9)" office:value-type="string" office:string-value="6452" calcext:value-type="string">
            <text:p>6452</text:p>
          </table:table-cell>
          <table:table-cell table:formula="of:=&quot;Desk &quot;&amp;[.C134]" office:value-type="string" office:string-value="Desk 6452" calcext:value-type="string">
            <text:p>Desk 6452</text:p>
          </table:table-cell>
          <table:table-cell table:formula="of:=[.G134]&amp;RANDBETWEEN(1;9)" office:value-type="string" office:string-value="645" calcext:value-type="string">
            <text:p>645</text:p>
          </table:table-cell>
          <table:table-cell table:formula="of:=&quot;Team &quot;&amp;[.E134]" office:value-type="string" office:string-value="Team 645" calcext:value-type="string">
            <text:p>Team 645</text:p>
          </table:table-cell>
          <table:table-cell table:formula="of:=[.I134]&amp;RANDBETWEEN(1;9)" office:value-type="string" office:string-value="64" calcext:value-type="string">
            <text:p>64</text:p>
          </table:table-cell>
          <table:table-cell table:formula="of:=&quot;Business Line &quot;&amp;[.G134]" office:value-type="string" office:string-value="Business Line 64" calcext:value-type="string">
            <text:p>Business Line 6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34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35]&amp;RANDBETWEEN(1;9)" office:value-type="string" office:string-value="64795" calcext:value-type="string">
            <text:p>64795</text:p>
          </table:table-cell>
          <table:table-cell table:formula="of:=&quot;Product &quot;&amp;[.A135]" office:value-type="string" office:string-value="Product 64795" calcext:value-type="string">
            <text:p>Product 64795</text:p>
          </table:table-cell>
          <table:table-cell table:formula="of:=[.E135]&amp;RANDBETWEEN(1;9)" office:value-type="string" office:string-value="6479" calcext:value-type="string">
            <text:p>6479</text:p>
          </table:table-cell>
          <table:table-cell table:formula="of:=&quot;Desk &quot;&amp;[.C135]" office:value-type="string" office:string-value="Desk 6479" calcext:value-type="string">
            <text:p>Desk 6479</text:p>
          </table:table-cell>
          <table:table-cell table:formula="of:=[.G135]&amp;RANDBETWEEN(1;9)" office:value-type="string" office:string-value="647" calcext:value-type="string">
            <text:p>647</text:p>
          </table:table-cell>
          <table:table-cell table:formula="of:=&quot;Team &quot;&amp;[.E135]" office:value-type="string" office:string-value="Team 647" calcext:value-type="string">
            <text:p>Team 647</text:p>
          </table:table-cell>
          <table:table-cell table:formula="of:=[.I135]&amp;RANDBETWEEN(1;9)" office:value-type="string" office:string-value="64" calcext:value-type="string">
            <text:p>64</text:p>
          </table:table-cell>
          <table:table-cell table:formula="of:=&quot;Business Line &quot;&amp;[.G135]" office:value-type="string" office:string-value="Business Line 64" calcext:value-type="string">
            <text:p>Business Line 6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3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36]&amp;RANDBETWEEN(1;9)" office:value-type="string" office:string-value="52595" calcext:value-type="string">
            <text:p>52595</text:p>
          </table:table-cell>
          <table:table-cell table:formula="of:=&quot;Product &quot;&amp;[.A136]" office:value-type="string" office:string-value="Product 52595" calcext:value-type="string">
            <text:p>Product 52595</text:p>
          </table:table-cell>
          <table:table-cell table:formula="of:=[.E136]&amp;RANDBETWEEN(1;9)" office:value-type="string" office:string-value="5259" calcext:value-type="string">
            <text:p>5259</text:p>
          </table:table-cell>
          <table:table-cell table:formula="of:=&quot;Desk &quot;&amp;[.C136]" office:value-type="string" office:string-value="Desk 5259" calcext:value-type="string">
            <text:p>Desk 5259</text:p>
          </table:table-cell>
          <table:table-cell table:formula="of:=[.G136]&amp;RANDBETWEEN(1;9)" office:value-type="string" office:string-value="525" calcext:value-type="string">
            <text:p>525</text:p>
          </table:table-cell>
          <table:table-cell table:formula="of:=&quot;Team &quot;&amp;[.E136]" office:value-type="string" office:string-value="Team 525" calcext:value-type="string">
            <text:p>Team 525</text:p>
          </table:table-cell>
          <table:table-cell table:formula="of:=[.I136]&amp;RANDBETWEEN(1;9)" office:value-type="string" office:string-value="52" calcext:value-type="string">
            <text:p>52</text:p>
          </table:table-cell>
          <table:table-cell table:formula="of:=&quot;Business Line &quot;&amp;[.G136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3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37]&amp;RANDBETWEEN(1;9)" office:value-type="string" office:string-value="69838" calcext:value-type="string">
            <text:p>69838</text:p>
          </table:table-cell>
          <table:table-cell table:formula="of:=&quot;Product &quot;&amp;[.A137]" office:value-type="string" office:string-value="Product 69838" calcext:value-type="string">
            <text:p>Product 69838</text:p>
          </table:table-cell>
          <table:table-cell table:formula="of:=[.E137]&amp;RANDBETWEEN(1;9)" office:value-type="string" office:string-value="6983" calcext:value-type="string">
            <text:p>6983</text:p>
          </table:table-cell>
          <table:table-cell table:formula="of:=&quot;Desk &quot;&amp;[.C137]" office:value-type="string" office:string-value="Desk 6983" calcext:value-type="string">
            <text:p>Desk 6983</text:p>
          </table:table-cell>
          <table:table-cell table:formula="of:=[.G137]&amp;RANDBETWEEN(1;9)" office:value-type="string" office:string-value="698" calcext:value-type="string">
            <text:p>698</text:p>
          </table:table-cell>
          <table:table-cell table:formula="of:=&quot;Team &quot;&amp;[.E137]" office:value-type="string" office:string-value="Team 698" calcext:value-type="string">
            <text:p>Team 698</text:p>
          </table:table-cell>
          <table:table-cell table:formula="of:=[.I137]&amp;RANDBETWEEN(1;9)" office:value-type="string" office:string-value="69" calcext:value-type="string">
            <text:p>69</text:p>
          </table:table-cell>
          <table:table-cell table:formula="of:=&quot;Business Line &quot;&amp;[.G137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3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38]&amp;RANDBETWEEN(1;9)" office:value-type="string" office:string-value="45685" calcext:value-type="string">
            <text:p>45685</text:p>
          </table:table-cell>
          <table:table-cell table:formula="of:=&quot;Product &quot;&amp;[.A138]" office:value-type="string" office:string-value="Product 45685" calcext:value-type="string">
            <text:p>Product 45685</text:p>
          </table:table-cell>
          <table:table-cell table:formula="of:=[.E138]&amp;RANDBETWEEN(1;9)" office:value-type="string" office:string-value="4568" calcext:value-type="string">
            <text:p>4568</text:p>
          </table:table-cell>
          <table:table-cell table:formula="of:=&quot;Desk &quot;&amp;[.C138]" office:value-type="string" office:string-value="Desk 4568" calcext:value-type="string">
            <text:p>Desk 4568</text:p>
          </table:table-cell>
          <table:table-cell table:formula="of:=[.G138]&amp;RANDBETWEEN(1;9)" office:value-type="string" office:string-value="456" calcext:value-type="string">
            <text:p>456</text:p>
          </table:table-cell>
          <table:table-cell table:formula="of:=&quot;Team &quot;&amp;[.E138]" office:value-type="string" office:string-value="Team 456" calcext:value-type="string">
            <text:p>Team 456</text:p>
          </table:table-cell>
          <table:table-cell table:formula="of:=[.I138]&amp;RANDBETWEEN(1;9)" office:value-type="string" office:string-value="45" calcext:value-type="string">
            <text:p>45</text:p>
          </table:table-cell>
          <table:table-cell table:formula="of:=&quot;Business Line &quot;&amp;[.G138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38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39]&amp;RANDBETWEEN(1;9)" office:value-type="string" office:string-value="76592" calcext:value-type="string">
            <text:p>76592</text:p>
          </table:table-cell>
          <table:table-cell table:formula="of:=&quot;Product &quot;&amp;[.A139]" office:value-type="string" office:string-value="Product 76592" calcext:value-type="string">
            <text:p>Product 76592</text:p>
          </table:table-cell>
          <table:table-cell table:formula="of:=[.E139]&amp;RANDBETWEEN(1;9)" office:value-type="string" office:string-value="7659" calcext:value-type="string">
            <text:p>7659</text:p>
          </table:table-cell>
          <table:table-cell table:formula="of:=&quot;Desk &quot;&amp;[.C139]" office:value-type="string" office:string-value="Desk 7659" calcext:value-type="string">
            <text:p>Desk 7659</text:p>
          </table:table-cell>
          <table:table-cell table:formula="of:=[.G139]&amp;RANDBETWEEN(1;9)" office:value-type="string" office:string-value="765" calcext:value-type="string">
            <text:p>765</text:p>
          </table:table-cell>
          <table:table-cell table:formula="of:=&quot;Team &quot;&amp;[.E139]" office:value-type="string" office:string-value="Team 765" calcext:value-type="string">
            <text:p>Team 765</text:p>
          </table:table-cell>
          <table:table-cell table:formula="of:=[.I139]&amp;RANDBETWEEN(1;9)" office:value-type="string" office:string-value="76" calcext:value-type="string">
            <text:p>76</text:p>
          </table:table-cell>
          <table:table-cell table:formula="of:=&quot;Business Line &quot;&amp;[.G139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3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40]&amp;RANDBETWEEN(1;9)" office:value-type="string" office:string-value="29335" calcext:value-type="string">
            <text:p>29335</text:p>
          </table:table-cell>
          <table:table-cell table:formula="of:=&quot;Product &quot;&amp;[.A140]" office:value-type="string" office:string-value="Product 29335" calcext:value-type="string">
            <text:p>Product 29335</text:p>
          </table:table-cell>
          <table:table-cell table:formula="of:=[.E140]&amp;RANDBETWEEN(1;9)" office:value-type="string" office:string-value="2933" calcext:value-type="string">
            <text:p>2933</text:p>
          </table:table-cell>
          <table:table-cell table:formula="of:=&quot;Desk &quot;&amp;[.C140]" office:value-type="string" office:string-value="Desk 2933" calcext:value-type="string">
            <text:p>Desk 2933</text:p>
          </table:table-cell>
          <table:table-cell table:formula="of:=[.G140]&amp;RANDBETWEEN(1;9)" office:value-type="string" office:string-value="293" calcext:value-type="string">
            <text:p>293</text:p>
          </table:table-cell>
          <table:table-cell table:formula="of:=&quot;Team &quot;&amp;[.E140]" office:value-type="string" office:string-value="Team 293" calcext:value-type="string">
            <text:p>Team 293</text:p>
          </table:table-cell>
          <table:table-cell table:formula="of:=[.I140]&amp;RANDBETWEEN(1;9)" office:value-type="string" office:string-value="29" calcext:value-type="string">
            <text:p>29</text:p>
          </table:table-cell>
          <table:table-cell table:formula="of:=&quot;Business Line &quot;&amp;[.G140]" office:value-type="string" office:string-value="Business Line 29" calcext:value-type="string">
            <text:p>Business Line 29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4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41]&amp;RANDBETWEEN(1;9)" office:value-type="string" office:string-value="31766" calcext:value-type="string">
            <text:p>31766</text:p>
          </table:table-cell>
          <table:table-cell table:formula="of:=&quot;Product &quot;&amp;[.A141]" office:value-type="string" office:string-value="Product 31766" calcext:value-type="string">
            <text:p>Product 31766</text:p>
          </table:table-cell>
          <table:table-cell table:formula="of:=[.E141]&amp;RANDBETWEEN(1;9)" office:value-type="string" office:string-value="3176" calcext:value-type="string">
            <text:p>3176</text:p>
          </table:table-cell>
          <table:table-cell table:formula="of:=&quot;Desk &quot;&amp;[.C141]" office:value-type="string" office:string-value="Desk 3176" calcext:value-type="string">
            <text:p>Desk 3176</text:p>
          </table:table-cell>
          <table:table-cell table:formula="of:=[.G141]&amp;RANDBETWEEN(1;9)" office:value-type="string" office:string-value="317" calcext:value-type="string">
            <text:p>317</text:p>
          </table:table-cell>
          <table:table-cell table:formula="of:=&quot;Team &quot;&amp;[.E141]" office:value-type="string" office:string-value="Team 317" calcext:value-type="string">
            <text:p>Team 317</text:p>
          </table:table-cell>
          <table:table-cell table:formula="of:=[.I141]&amp;RANDBETWEEN(1;9)" office:value-type="string" office:string-value="31" calcext:value-type="string">
            <text:p>31</text:p>
          </table:table-cell>
          <table:table-cell table:formula="of:=&quot;Business Line &quot;&amp;[.G141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4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42]&amp;RANDBETWEEN(1;9)" office:value-type="string" office:string-value="43827" calcext:value-type="string">
            <text:p>43827</text:p>
          </table:table-cell>
          <table:table-cell table:formula="of:=&quot;Product &quot;&amp;[.A142]" office:value-type="string" office:string-value="Product 43827" calcext:value-type="string">
            <text:p>Product 43827</text:p>
          </table:table-cell>
          <table:table-cell table:formula="of:=[.E142]&amp;RANDBETWEEN(1;9)" office:value-type="string" office:string-value="4382" calcext:value-type="string">
            <text:p>4382</text:p>
          </table:table-cell>
          <table:table-cell table:formula="of:=&quot;Desk &quot;&amp;[.C142]" office:value-type="string" office:string-value="Desk 4382" calcext:value-type="string">
            <text:p>Desk 4382</text:p>
          </table:table-cell>
          <table:table-cell table:formula="of:=[.G142]&amp;RANDBETWEEN(1;9)" office:value-type="string" office:string-value="438" calcext:value-type="string">
            <text:p>438</text:p>
          </table:table-cell>
          <table:table-cell table:formula="of:=&quot;Team &quot;&amp;[.E142]" office:value-type="string" office:string-value="Team 438" calcext:value-type="string">
            <text:p>Team 438</text:p>
          </table:table-cell>
          <table:table-cell table:formula="of:=[.I142]&amp;RANDBETWEEN(1;9)" office:value-type="string" office:string-value="43" calcext:value-type="string">
            <text:p>43</text:p>
          </table:table-cell>
          <table:table-cell table:formula="of:=&quot;Business Line &quot;&amp;[.G142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42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43]&amp;RANDBETWEEN(1;9)" office:value-type="string" office:string-value="22828" calcext:value-type="string">
            <text:p>22828</text:p>
          </table:table-cell>
          <table:table-cell table:formula="of:=&quot;Product &quot;&amp;[.A143]" office:value-type="string" office:string-value="Product 22828" calcext:value-type="string">
            <text:p>Product 22828</text:p>
          </table:table-cell>
          <table:table-cell table:formula="of:=[.E143]&amp;RANDBETWEEN(1;9)" office:value-type="string" office:string-value="2282" calcext:value-type="string">
            <text:p>2282</text:p>
          </table:table-cell>
          <table:table-cell table:formula="of:=&quot;Desk &quot;&amp;[.C143]" office:value-type="string" office:string-value="Desk 2282" calcext:value-type="string">
            <text:p>Desk 2282</text:p>
          </table:table-cell>
          <table:table-cell table:formula="of:=[.G143]&amp;RANDBETWEEN(1;9)" office:value-type="string" office:string-value="228" calcext:value-type="string">
            <text:p>228</text:p>
          </table:table-cell>
          <table:table-cell table:formula="of:=&quot;Team &quot;&amp;[.E143]" office:value-type="string" office:string-value="Team 228" calcext:value-type="string">
            <text:p>Team 228</text:p>
          </table:table-cell>
          <table:table-cell table:formula="of:=[.I143]&amp;RANDBETWEEN(1;9)" office:value-type="string" office:string-value="22" calcext:value-type="string">
            <text:p>22</text:p>
          </table:table-cell>
          <table:table-cell table:formula="of:=&quot;Business Line &quot;&amp;[.G143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4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44]&amp;RANDBETWEEN(1;9)" office:value-type="string" office:string-value="24878" calcext:value-type="string">
            <text:p>24878</text:p>
          </table:table-cell>
          <table:table-cell table:formula="of:=&quot;Product &quot;&amp;[.A144]" office:value-type="string" office:string-value="Product 24878" calcext:value-type="string">
            <text:p>Product 24878</text:p>
          </table:table-cell>
          <table:table-cell table:formula="of:=[.E144]&amp;RANDBETWEEN(1;9)" office:value-type="string" office:string-value="2487" calcext:value-type="string">
            <text:p>2487</text:p>
          </table:table-cell>
          <table:table-cell table:formula="of:=&quot;Desk &quot;&amp;[.C144]" office:value-type="string" office:string-value="Desk 2487" calcext:value-type="string">
            <text:p>Desk 2487</text:p>
          </table:table-cell>
          <table:table-cell table:formula="of:=[.G144]&amp;RANDBETWEEN(1;9)" office:value-type="string" office:string-value="248" calcext:value-type="string">
            <text:p>248</text:p>
          </table:table-cell>
          <table:table-cell table:formula="of:=&quot;Team &quot;&amp;[.E144]" office:value-type="string" office:string-value="Team 248" calcext:value-type="string">
            <text:p>Team 248</text:p>
          </table:table-cell>
          <table:table-cell table:formula="of:=[.I144]&amp;RANDBETWEEN(1;9)" office:value-type="string" office:string-value="24" calcext:value-type="string">
            <text:p>24</text:p>
          </table:table-cell>
          <table:table-cell table:formula="of:=&quot;Business Line &quot;&amp;[.G144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4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45]&amp;RANDBETWEEN(1;9)" office:value-type="string" office:string-value="66836" calcext:value-type="string">
            <text:p>66836</text:p>
          </table:table-cell>
          <table:table-cell table:formula="of:=&quot;Product &quot;&amp;[.A145]" office:value-type="string" office:string-value="Product 66836" calcext:value-type="string">
            <text:p>Product 66836</text:p>
          </table:table-cell>
          <table:table-cell table:formula="of:=[.E145]&amp;RANDBETWEEN(1;9)" office:value-type="string" office:string-value="6683" calcext:value-type="string">
            <text:p>6683</text:p>
          </table:table-cell>
          <table:table-cell table:formula="of:=&quot;Desk &quot;&amp;[.C145]" office:value-type="string" office:string-value="Desk 6683" calcext:value-type="string">
            <text:p>Desk 6683</text:p>
          </table:table-cell>
          <table:table-cell table:formula="of:=[.G145]&amp;RANDBETWEEN(1;9)" office:value-type="string" office:string-value="668" calcext:value-type="string">
            <text:p>668</text:p>
          </table:table-cell>
          <table:table-cell table:formula="of:=&quot;Team &quot;&amp;[.E145]" office:value-type="string" office:string-value="Team 668" calcext:value-type="string">
            <text:p>Team 668</text:p>
          </table:table-cell>
          <table:table-cell table:formula="of:=[.I145]&amp;RANDBETWEEN(1;9)" office:value-type="string" office:string-value="66" calcext:value-type="string">
            <text:p>66</text:p>
          </table:table-cell>
          <table:table-cell table:formula="of:=&quot;Business Line &quot;&amp;[.G145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4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46]&amp;RANDBETWEEN(1;9)" office:value-type="string" office:string-value="67372" calcext:value-type="string">
            <text:p>67372</text:p>
          </table:table-cell>
          <table:table-cell table:formula="of:=&quot;Product &quot;&amp;[.A146]" office:value-type="string" office:string-value="Product 67372" calcext:value-type="string">
            <text:p>Product 67372</text:p>
          </table:table-cell>
          <table:table-cell table:formula="of:=[.E146]&amp;RANDBETWEEN(1;9)" office:value-type="string" office:string-value="6737" calcext:value-type="string">
            <text:p>6737</text:p>
          </table:table-cell>
          <table:table-cell table:formula="of:=&quot;Desk &quot;&amp;[.C146]" office:value-type="string" office:string-value="Desk 6737" calcext:value-type="string">
            <text:p>Desk 6737</text:p>
          </table:table-cell>
          <table:table-cell table:formula="of:=[.G146]&amp;RANDBETWEEN(1;9)" office:value-type="string" office:string-value="673" calcext:value-type="string">
            <text:p>673</text:p>
          </table:table-cell>
          <table:table-cell table:formula="of:=&quot;Team &quot;&amp;[.E146]" office:value-type="string" office:string-value="Team 673" calcext:value-type="string">
            <text:p>Team 673</text:p>
          </table:table-cell>
          <table:table-cell table:formula="of:=[.I146]&amp;RANDBETWEEN(1;9)" office:value-type="string" office:string-value="67" calcext:value-type="string">
            <text:p>67</text:p>
          </table:table-cell>
          <table:table-cell table:formula="of:=&quot;Business Line &quot;&amp;[.G146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46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47]&amp;RANDBETWEEN(1;9)" office:value-type="string" office:string-value="13765" calcext:value-type="string">
            <text:p>13765</text:p>
          </table:table-cell>
          <table:table-cell table:formula="of:=&quot;Product &quot;&amp;[.A147]" office:value-type="string" office:string-value="Product 13765" calcext:value-type="string">
            <text:p>Product 13765</text:p>
          </table:table-cell>
          <table:table-cell table:formula="of:=[.E147]&amp;RANDBETWEEN(1;9)" office:value-type="string" office:string-value="1376" calcext:value-type="string">
            <text:p>1376</text:p>
          </table:table-cell>
          <table:table-cell table:formula="of:=&quot;Desk &quot;&amp;[.C147]" office:value-type="string" office:string-value="Desk 1376" calcext:value-type="string">
            <text:p>Desk 1376</text:p>
          </table:table-cell>
          <table:table-cell table:formula="of:=[.G147]&amp;RANDBETWEEN(1;9)" office:value-type="string" office:string-value="137" calcext:value-type="string">
            <text:p>137</text:p>
          </table:table-cell>
          <table:table-cell table:formula="of:=&quot;Team &quot;&amp;[.E147]" office:value-type="string" office:string-value="Team 137" calcext:value-type="string">
            <text:p>Team 137</text:p>
          </table:table-cell>
          <table:table-cell table:formula="of:=[.I147]&amp;RANDBETWEEN(1;9)" office:value-type="string" office:string-value="13" calcext:value-type="string">
            <text:p>13</text:p>
          </table:table-cell>
          <table:table-cell table:formula="of:=&quot;Business Line &quot;&amp;[.G147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14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148]&amp;RANDBETWEEN(1;9)" office:value-type="string" office:string-value="22681" calcext:value-type="string">
            <text:p>22681</text:p>
          </table:table-cell>
          <table:table-cell table:formula="of:=&quot;Product &quot;&amp;[.A148]" office:value-type="string" office:string-value="Product 22681" calcext:value-type="string">
            <text:p>Product 22681</text:p>
          </table:table-cell>
          <table:table-cell table:formula="of:=[.E148]&amp;RANDBETWEEN(1;9)" office:value-type="string" office:string-value="2268" calcext:value-type="string">
            <text:p>2268</text:p>
          </table:table-cell>
          <table:table-cell table:formula="of:=&quot;Desk &quot;&amp;[.C148]" office:value-type="string" office:string-value="Desk 2268" calcext:value-type="string">
            <text:p>Desk 2268</text:p>
          </table:table-cell>
          <table:table-cell table:formula="of:=[.G148]&amp;RANDBETWEEN(1;9)" office:value-type="string" office:string-value="226" calcext:value-type="string">
            <text:p>226</text:p>
          </table:table-cell>
          <table:table-cell table:formula="of:=&quot;Team &quot;&amp;[.E148]" office:value-type="string" office:string-value="Team 226" calcext:value-type="string">
            <text:p>Team 226</text:p>
          </table:table-cell>
          <table:table-cell table:formula="of:=[.I148]&amp;RANDBETWEEN(1;9)" office:value-type="string" office:string-value="22" calcext:value-type="string">
            <text:p>22</text:p>
          </table:table-cell>
          <table:table-cell table:formula="of:=&quot;Business Line &quot;&amp;[.G148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48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49]&amp;RANDBETWEEN(1;9)" office:value-type="string" office:string-value="69683" calcext:value-type="string">
            <text:p>69683</text:p>
          </table:table-cell>
          <table:table-cell table:formula="of:=&quot;Product &quot;&amp;[.A149]" office:value-type="string" office:string-value="Product 69683" calcext:value-type="string">
            <text:p>Product 69683</text:p>
          </table:table-cell>
          <table:table-cell table:formula="of:=[.E149]&amp;RANDBETWEEN(1;9)" office:value-type="string" office:string-value="6968" calcext:value-type="string">
            <text:p>6968</text:p>
          </table:table-cell>
          <table:table-cell table:formula="of:=&quot;Desk &quot;&amp;[.C149]" office:value-type="string" office:string-value="Desk 6968" calcext:value-type="string">
            <text:p>Desk 6968</text:p>
          </table:table-cell>
          <table:table-cell table:formula="of:=[.G149]&amp;RANDBETWEEN(1;9)" office:value-type="string" office:string-value="696" calcext:value-type="string">
            <text:p>696</text:p>
          </table:table-cell>
          <table:table-cell table:formula="of:=&quot;Team &quot;&amp;[.E149]" office:value-type="string" office:string-value="Team 696" calcext:value-type="string">
            <text:p>Team 696</text:p>
          </table:table-cell>
          <table:table-cell table:formula="of:=[.I149]&amp;RANDBETWEEN(1;9)" office:value-type="string" office:string-value="69" calcext:value-type="string">
            <text:p>69</text:p>
          </table:table-cell>
          <table:table-cell table:formula="of:=&quot;Business Line &quot;&amp;[.G149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4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50]&amp;RANDBETWEEN(1;9)" office:value-type="string" office:string-value="55876" calcext:value-type="string">
            <text:p>55876</text:p>
          </table:table-cell>
          <table:table-cell table:formula="of:=&quot;Product &quot;&amp;[.A150]" office:value-type="string" office:string-value="Product 55876" calcext:value-type="string">
            <text:p>Product 55876</text:p>
          </table:table-cell>
          <table:table-cell table:formula="of:=[.E150]&amp;RANDBETWEEN(1;9)" office:value-type="string" office:string-value="5587" calcext:value-type="string">
            <text:p>5587</text:p>
          </table:table-cell>
          <table:table-cell table:formula="of:=&quot;Desk &quot;&amp;[.C150]" office:value-type="string" office:string-value="Desk 5587" calcext:value-type="string">
            <text:p>Desk 5587</text:p>
          </table:table-cell>
          <table:table-cell table:formula="of:=[.G150]&amp;RANDBETWEEN(1;9)" office:value-type="string" office:string-value="558" calcext:value-type="string">
            <text:p>558</text:p>
          </table:table-cell>
          <table:table-cell table:formula="of:=&quot;Team &quot;&amp;[.E150]" office:value-type="string" office:string-value="Team 558" calcext:value-type="string">
            <text:p>Team 558</text:p>
          </table:table-cell>
          <table:table-cell table:formula="of:=[.I150]&amp;RANDBETWEEN(1;9)" office:value-type="string" office:string-value="55" calcext:value-type="string">
            <text:p>55</text:p>
          </table:table-cell>
          <table:table-cell table:formula="of:=&quot;Business Line &quot;&amp;[.G150]" office:value-type="string" office:string-value="Business Line 55" calcext:value-type="string">
            <text:p>Business Line 5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5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51]&amp;RANDBETWEEN(1;9)" office:value-type="string" office:string-value="33397" calcext:value-type="string">
            <text:p>33397</text:p>
          </table:table-cell>
          <table:table-cell table:formula="of:=&quot;Product &quot;&amp;[.A151]" office:value-type="string" office:string-value="Product 33397" calcext:value-type="string">
            <text:p>Product 33397</text:p>
          </table:table-cell>
          <table:table-cell table:formula="of:=[.E151]&amp;RANDBETWEEN(1;9)" office:value-type="string" office:string-value="3339" calcext:value-type="string">
            <text:p>3339</text:p>
          </table:table-cell>
          <table:table-cell table:formula="of:=&quot;Desk &quot;&amp;[.C151]" office:value-type="string" office:string-value="Desk 3339" calcext:value-type="string">
            <text:p>Desk 3339</text:p>
          </table:table-cell>
          <table:table-cell table:formula="of:=[.G151]&amp;RANDBETWEEN(1;9)" office:value-type="string" office:string-value="333" calcext:value-type="string">
            <text:p>333</text:p>
          </table:table-cell>
          <table:table-cell table:formula="of:=&quot;Team &quot;&amp;[.E151]" office:value-type="string" office:string-value="Team 333" calcext:value-type="string">
            <text:p>Team 333</text:p>
          </table:table-cell>
          <table:table-cell table:formula="of:=[.I151]&amp;RANDBETWEEN(1;9)" office:value-type="string" office:string-value="33" calcext:value-type="string">
            <text:p>33</text:p>
          </table:table-cell>
          <table:table-cell table:formula="of:=&quot;Business Line &quot;&amp;[.G151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5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52]&amp;RANDBETWEEN(1;9)" office:value-type="string" office:string-value="75123" calcext:value-type="string">
            <text:p>75123</text:p>
          </table:table-cell>
          <table:table-cell table:formula="of:=&quot;Product &quot;&amp;[.A152]" office:value-type="string" office:string-value="Product 75123" calcext:value-type="string">
            <text:p>Product 75123</text:p>
          </table:table-cell>
          <table:table-cell table:formula="of:=[.E152]&amp;RANDBETWEEN(1;9)" office:value-type="string" office:string-value="7512" calcext:value-type="string">
            <text:p>7512</text:p>
          </table:table-cell>
          <table:table-cell table:formula="of:=&quot;Desk &quot;&amp;[.C152]" office:value-type="string" office:string-value="Desk 7512" calcext:value-type="string">
            <text:p>Desk 7512</text:p>
          </table:table-cell>
          <table:table-cell table:formula="of:=[.G152]&amp;RANDBETWEEN(1;9)" office:value-type="string" office:string-value="751" calcext:value-type="string">
            <text:p>751</text:p>
          </table:table-cell>
          <table:table-cell table:formula="of:=&quot;Team &quot;&amp;[.E152]" office:value-type="string" office:string-value="Team 751" calcext:value-type="string">
            <text:p>Team 751</text:p>
          </table:table-cell>
          <table:table-cell table:formula="of:=[.I152]&amp;RANDBETWEEN(1;9)" office:value-type="string" office:string-value="75" calcext:value-type="string">
            <text:p>75</text:p>
          </table:table-cell>
          <table:table-cell table:formula="of:=&quot;Business Line &quot;&amp;[.G152]" office:value-type="string" office:string-value="Business Line 75" calcext:value-type="string">
            <text:p>Business Line 7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5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53]&amp;RANDBETWEEN(1;9)" office:value-type="string" office:string-value="67916" calcext:value-type="string">
            <text:p>67916</text:p>
          </table:table-cell>
          <table:table-cell table:formula="of:=&quot;Product &quot;&amp;[.A153]" office:value-type="string" office:string-value="Product 67916" calcext:value-type="string">
            <text:p>Product 67916</text:p>
          </table:table-cell>
          <table:table-cell table:formula="of:=[.E153]&amp;RANDBETWEEN(1;9)" office:value-type="string" office:string-value="6791" calcext:value-type="string">
            <text:p>6791</text:p>
          </table:table-cell>
          <table:table-cell table:formula="of:=&quot;Desk &quot;&amp;[.C153]" office:value-type="string" office:string-value="Desk 6791" calcext:value-type="string">
            <text:p>Desk 6791</text:p>
          </table:table-cell>
          <table:table-cell table:formula="of:=[.G153]&amp;RANDBETWEEN(1;9)" office:value-type="string" office:string-value="679" calcext:value-type="string">
            <text:p>679</text:p>
          </table:table-cell>
          <table:table-cell table:formula="of:=&quot;Team &quot;&amp;[.E153]" office:value-type="string" office:string-value="Team 679" calcext:value-type="string">
            <text:p>Team 679</text:p>
          </table:table-cell>
          <table:table-cell table:formula="of:=[.I153]&amp;RANDBETWEEN(1;9)" office:value-type="string" office:string-value="67" calcext:value-type="string">
            <text:p>67</text:p>
          </table:table-cell>
          <table:table-cell table:formula="of:=&quot;Business Line &quot;&amp;[.G153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5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54]&amp;RANDBETWEEN(1;9)" office:value-type="string" office:string-value="99589" calcext:value-type="string">
            <text:p>99589</text:p>
          </table:table-cell>
          <table:table-cell table:formula="of:=&quot;Product &quot;&amp;[.A154]" office:value-type="string" office:string-value="Product 99589" calcext:value-type="string">
            <text:p>Product 99589</text:p>
          </table:table-cell>
          <table:table-cell table:formula="of:=[.E154]&amp;RANDBETWEEN(1;9)" office:value-type="string" office:string-value="9958" calcext:value-type="string">
            <text:p>9958</text:p>
          </table:table-cell>
          <table:table-cell table:formula="of:=&quot;Desk &quot;&amp;[.C154]" office:value-type="string" office:string-value="Desk 9958" calcext:value-type="string">
            <text:p>Desk 9958</text:p>
          </table:table-cell>
          <table:table-cell table:formula="of:=[.G154]&amp;RANDBETWEEN(1;9)" office:value-type="string" office:string-value="995" calcext:value-type="string">
            <text:p>995</text:p>
          </table:table-cell>
          <table:table-cell table:formula="of:=&quot;Team &quot;&amp;[.E154]" office:value-type="string" office:string-value="Team 995" calcext:value-type="string">
            <text:p>Team 995</text:p>
          </table:table-cell>
          <table:table-cell table:formula="of:=[.I154]&amp;RANDBETWEEN(1;9)" office:value-type="string" office:string-value="99" calcext:value-type="string">
            <text:p>99</text:p>
          </table:table-cell>
          <table:table-cell table:formula="of:=&quot;Business Line &quot;&amp;[.G154]" office:value-type="string" office:string-value="Business Line 99" calcext:value-type="string">
            <text:p>Business Line 99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54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55]&amp;RANDBETWEEN(1;9)" office:value-type="string" office:string-value="78712" calcext:value-type="string">
            <text:p>78712</text:p>
          </table:table-cell>
          <table:table-cell table:formula="of:=&quot;Product &quot;&amp;[.A155]" office:value-type="string" office:string-value="Product 78712" calcext:value-type="string">
            <text:p>Product 78712</text:p>
          </table:table-cell>
          <table:table-cell table:formula="of:=[.E155]&amp;RANDBETWEEN(1;9)" office:value-type="string" office:string-value="7871" calcext:value-type="string">
            <text:p>7871</text:p>
          </table:table-cell>
          <table:table-cell table:formula="of:=&quot;Desk &quot;&amp;[.C155]" office:value-type="string" office:string-value="Desk 7871" calcext:value-type="string">
            <text:p>Desk 7871</text:p>
          </table:table-cell>
          <table:table-cell table:formula="of:=[.G155]&amp;RANDBETWEEN(1;9)" office:value-type="string" office:string-value="787" calcext:value-type="string">
            <text:p>787</text:p>
          </table:table-cell>
          <table:table-cell table:formula="of:=&quot;Team &quot;&amp;[.E155]" office:value-type="string" office:string-value="Team 787" calcext:value-type="string">
            <text:p>Team 787</text:p>
          </table:table-cell>
          <table:table-cell table:formula="of:=[.I155]&amp;RANDBETWEEN(1;9)" office:value-type="string" office:string-value="78" calcext:value-type="string">
            <text:p>78</text:p>
          </table:table-cell>
          <table:table-cell table:formula="of:=&quot;Business Line &quot;&amp;[.G155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5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56]&amp;RANDBETWEEN(1;9)" office:value-type="string" office:string-value="85862" calcext:value-type="string">
            <text:p>85862</text:p>
          </table:table-cell>
          <table:table-cell table:formula="of:=&quot;Product &quot;&amp;[.A156]" office:value-type="string" office:string-value="Product 85862" calcext:value-type="string">
            <text:p>Product 85862</text:p>
          </table:table-cell>
          <table:table-cell table:formula="of:=[.E156]&amp;RANDBETWEEN(1;9)" office:value-type="string" office:string-value="8586" calcext:value-type="string">
            <text:p>8586</text:p>
          </table:table-cell>
          <table:table-cell table:formula="of:=&quot;Desk &quot;&amp;[.C156]" office:value-type="string" office:string-value="Desk 8586" calcext:value-type="string">
            <text:p>Desk 8586</text:p>
          </table:table-cell>
          <table:table-cell table:formula="of:=[.G156]&amp;RANDBETWEEN(1;9)" office:value-type="string" office:string-value="858" calcext:value-type="string">
            <text:p>858</text:p>
          </table:table-cell>
          <table:table-cell table:formula="of:=&quot;Team &quot;&amp;[.E156]" office:value-type="string" office:string-value="Team 858" calcext:value-type="string">
            <text:p>Team 858</text:p>
          </table:table-cell>
          <table:table-cell table:formula="of:=[.I156]&amp;RANDBETWEEN(1;9)" office:value-type="string" office:string-value="85" calcext:value-type="string">
            <text:p>85</text:p>
          </table:table-cell>
          <table:table-cell table:formula="of:=&quot;Business Line &quot;&amp;[.G156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5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57]&amp;RANDBETWEEN(1;9)" office:value-type="string" office:string-value="71683" calcext:value-type="string">
            <text:p>71683</text:p>
          </table:table-cell>
          <table:table-cell table:formula="of:=&quot;Product &quot;&amp;[.A157]" office:value-type="string" office:string-value="Product 71683" calcext:value-type="string">
            <text:p>Product 71683</text:p>
          </table:table-cell>
          <table:table-cell table:formula="of:=[.E157]&amp;RANDBETWEEN(1;9)" office:value-type="string" office:string-value="7168" calcext:value-type="string">
            <text:p>7168</text:p>
          </table:table-cell>
          <table:table-cell table:formula="of:=&quot;Desk &quot;&amp;[.C157]" office:value-type="string" office:string-value="Desk 7168" calcext:value-type="string">
            <text:p>Desk 7168</text:p>
          </table:table-cell>
          <table:table-cell table:formula="of:=[.G157]&amp;RANDBETWEEN(1;9)" office:value-type="string" office:string-value="716" calcext:value-type="string">
            <text:p>716</text:p>
          </table:table-cell>
          <table:table-cell table:formula="of:=&quot;Team &quot;&amp;[.E157]" office:value-type="string" office:string-value="Team 716" calcext:value-type="string">
            <text:p>Team 716</text:p>
          </table:table-cell>
          <table:table-cell table:formula="of:=[.I157]&amp;RANDBETWEEN(1;9)" office:value-type="string" office:string-value="71" calcext:value-type="string">
            <text:p>71</text:p>
          </table:table-cell>
          <table:table-cell table:formula="of:=&quot;Business Line &quot;&amp;[.G157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57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58]&amp;RANDBETWEEN(1;9)" office:value-type="string" office:string-value="73486" calcext:value-type="string">
            <text:p>73486</text:p>
          </table:table-cell>
          <table:table-cell table:formula="of:=&quot;Product &quot;&amp;[.A158]" office:value-type="string" office:string-value="Product 73486" calcext:value-type="string">
            <text:p>Product 73486</text:p>
          </table:table-cell>
          <table:table-cell table:formula="of:=[.E158]&amp;RANDBETWEEN(1;9)" office:value-type="string" office:string-value="7348" calcext:value-type="string">
            <text:p>7348</text:p>
          </table:table-cell>
          <table:table-cell table:formula="of:=&quot;Desk &quot;&amp;[.C158]" office:value-type="string" office:string-value="Desk 7348" calcext:value-type="string">
            <text:p>Desk 7348</text:p>
          </table:table-cell>
          <table:table-cell table:formula="of:=[.G158]&amp;RANDBETWEEN(1;9)" office:value-type="string" office:string-value="734" calcext:value-type="string">
            <text:p>734</text:p>
          </table:table-cell>
          <table:table-cell table:formula="of:=&quot;Team &quot;&amp;[.E158]" office:value-type="string" office:string-value="Team 734" calcext:value-type="string">
            <text:p>Team 734</text:p>
          </table:table-cell>
          <table:table-cell table:formula="of:=[.I158]&amp;RANDBETWEEN(1;9)" office:value-type="string" office:string-value="73" calcext:value-type="string">
            <text:p>73</text:p>
          </table:table-cell>
          <table:table-cell table:formula="of:=&quot;Business Line &quot;&amp;[.G158]" office:value-type="string" office:string-value="Business Line 73" calcext:value-type="string">
            <text:p>Business Line 73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58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59]&amp;RANDBETWEEN(1;9)" office:value-type="string" office:string-value="22699" calcext:value-type="string">
            <text:p>22699</text:p>
          </table:table-cell>
          <table:table-cell table:formula="of:=&quot;Product &quot;&amp;[.A159]" office:value-type="string" office:string-value="Product 22699" calcext:value-type="string">
            <text:p>Product 22699</text:p>
          </table:table-cell>
          <table:table-cell table:formula="of:=[.E159]&amp;RANDBETWEEN(1;9)" office:value-type="string" office:string-value="2269" calcext:value-type="string">
            <text:p>2269</text:p>
          </table:table-cell>
          <table:table-cell table:formula="of:=&quot;Desk &quot;&amp;[.C159]" office:value-type="string" office:string-value="Desk 2269" calcext:value-type="string">
            <text:p>Desk 2269</text:p>
          </table:table-cell>
          <table:table-cell table:formula="of:=[.G159]&amp;RANDBETWEEN(1;9)" office:value-type="string" office:string-value="226" calcext:value-type="string">
            <text:p>226</text:p>
          </table:table-cell>
          <table:table-cell table:formula="of:=&quot;Team &quot;&amp;[.E159]" office:value-type="string" office:string-value="Team 226" calcext:value-type="string">
            <text:p>Team 226</text:p>
          </table:table-cell>
          <table:table-cell table:formula="of:=[.I159]&amp;RANDBETWEEN(1;9)" office:value-type="string" office:string-value="22" calcext:value-type="string">
            <text:p>22</text:p>
          </table:table-cell>
          <table:table-cell table:formula="of:=&quot;Business Line &quot;&amp;[.G159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5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60]&amp;RANDBETWEEN(1;9)" office:value-type="string" office:string-value="44423" calcext:value-type="string">
            <text:p>44423</text:p>
          </table:table-cell>
          <table:table-cell table:formula="of:=&quot;Product &quot;&amp;[.A160]" office:value-type="string" office:string-value="Product 44423" calcext:value-type="string">
            <text:p>Product 44423</text:p>
          </table:table-cell>
          <table:table-cell table:formula="of:=[.E160]&amp;RANDBETWEEN(1;9)" office:value-type="string" office:string-value="4442" calcext:value-type="string">
            <text:p>4442</text:p>
          </table:table-cell>
          <table:table-cell table:formula="of:=&quot;Desk &quot;&amp;[.C160]" office:value-type="string" office:string-value="Desk 4442" calcext:value-type="string">
            <text:p>Desk 4442</text:p>
          </table:table-cell>
          <table:table-cell table:formula="of:=[.G160]&amp;RANDBETWEEN(1;9)" office:value-type="string" office:string-value="444" calcext:value-type="string">
            <text:p>444</text:p>
          </table:table-cell>
          <table:table-cell table:formula="of:=&quot;Team &quot;&amp;[.E160]" office:value-type="string" office:string-value="Team 444" calcext:value-type="string">
            <text:p>Team 444</text:p>
          </table:table-cell>
          <table:table-cell table:formula="of:=[.I160]&amp;RANDBETWEEN(1;9)" office:value-type="string" office:string-value="44" calcext:value-type="string">
            <text:p>44</text:p>
          </table:table-cell>
          <table:table-cell table:formula="of:=&quot;Business Line &quot;&amp;[.G160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6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61]&amp;RANDBETWEEN(1;9)" office:value-type="string" office:string-value="85798" calcext:value-type="string">
            <text:p>85798</text:p>
          </table:table-cell>
          <table:table-cell table:formula="of:=&quot;Product &quot;&amp;[.A161]" office:value-type="string" office:string-value="Product 85798" calcext:value-type="string">
            <text:p>Product 85798</text:p>
          </table:table-cell>
          <table:table-cell table:formula="of:=[.E161]&amp;RANDBETWEEN(1;9)" office:value-type="string" office:string-value="8579" calcext:value-type="string">
            <text:p>8579</text:p>
          </table:table-cell>
          <table:table-cell table:formula="of:=&quot;Desk &quot;&amp;[.C161]" office:value-type="string" office:string-value="Desk 8579" calcext:value-type="string">
            <text:p>Desk 8579</text:p>
          </table:table-cell>
          <table:table-cell table:formula="of:=[.G161]&amp;RANDBETWEEN(1;9)" office:value-type="string" office:string-value="857" calcext:value-type="string">
            <text:p>857</text:p>
          </table:table-cell>
          <table:table-cell table:formula="of:=&quot;Team &quot;&amp;[.E161]" office:value-type="string" office:string-value="Team 857" calcext:value-type="string">
            <text:p>Team 857</text:p>
          </table:table-cell>
          <table:table-cell table:formula="of:=[.I161]&amp;RANDBETWEEN(1;9)" office:value-type="string" office:string-value="85" calcext:value-type="string">
            <text:p>85</text:p>
          </table:table-cell>
          <table:table-cell table:formula="of:=&quot;Business Line &quot;&amp;[.G161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6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62]&amp;RANDBETWEEN(1;9)" office:value-type="string" office:string-value="25844" calcext:value-type="string">
            <text:p>25844</text:p>
          </table:table-cell>
          <table:table-cell table:formula="of:=&quot;Product &quot;&amp;[.A162]" office:value-type="string" office:string-value="Product 25844" calcext:value-type="string">
            <text:p>Product 25844</text:p>
          </table:table-cell>
          <table:table-cell table:formula="of:=[.E162]&amp;RANDBETWEEN(1;9)" office:value-type="string" office:string-value="2584" calcext:value-type="string">
            <text:p>2584</text:p>
          </table:table-cell>
          <table:table-cell table:formula="of:=&quot;Desk &quot;&amp;[.C162]" office:value-type="string" office:string-value="Desk 2584" calcext:value-type="string">
            <text:p>Desk 2584</text:p>
          </table:table-cell>
          <table:table-cell table:formula="of:=[.G162]&amp;RANDBETWEEN(1;9)" office:value-type="string" office:string-value="258" calcext:value-type="string">
            <text:p>258</text:p>
          </table:table-cell>
          <table:table-cell table:formula="of:=&quot;Team &quot;&amp;[.E162]" office:value-type="string" office:string-value="Team 258" calcext:value-type="string">
            <text:p>Team 258</text:p>
          </table:table-cell>
          <table:table-cell table:formula="of:=[.I162]&amp;RANDBETWEEN(1;9)" office:value-type="string" office:string-value="25" calcext:value-type="string">
            <text:p>25</text:p>
          </table:table-cell>
          <table:table-cell table:formula="of:=&quot;Business Line &quot;&amp;[.G162]" office:value-type="string" office:string-value="Business Line 25" calcext:value-type="string">
            <text:p>Business Line 2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6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63]&amp;RANDBETWEEN(1;9)" office:value-type="string" office:string-value="87758" calcext:value-type="string">
            <text:p>87758</text:p>
          </table:table-cell>
          <table:table-cell table:formula="of:=&quot;Product &quot;&amp;[.A163]" office:value-type="string" office:string-value="Product 87758" calcext:value-type="string">
            <text:p>Product 87758</text:p>
          </table:table-cell>
          <table:table-cell table:formula="of:=[.E163]&amp;RANDBETWEEN(1;9)" office:value-type="string" office:string-value="8775" calcext:value-type="string">
            <text:p>8775</text:p>
          </table:table-cell>
          <table:table-cell table:formula="of:=&quot;Desk &quot;&amp;[.C163]" office:value-type="string" office:string-value="Desk 8775" calcext:value-type="string">
            <text:p>Desk 8775</text:p>
          </table:table-cell>
          <table:table-cell table:formula="of:=[.G163]&amp;RANDBETWEEN(1;9)" office:value-type="string" office:string-value="877" calcext:value-type="string">
            <text:p>877</text:p>
          </table:table-cell>
          <table:table-cell table:formula="of:=&quot;Team &quot;&amp;[.E163]" office:value-type="string" office:string-value="Team 877" calcext:value-type="string">
            <text:p>Team 877</text:p>
          </table:table-cell>
          <table:table-cell table:formula="of:=[.I163]&amp;RANDBETWEEN(1;9)" office:value-type="string" office:string-value="87" calcext:value-type="string">
            <text:p>87</text:p>
          </table:table-cell>
          <table:table-cell table:formula="of:=&quot;Business Line &quot;&amp;[.G163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6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164]&amp;RANDBETWEEN(1;9)" office:value-type="string" office:string-value="52865" calcext:value-type="string">
            <text:p>52865</text:p>
          </table:table-cell>
          <table:table-cell table:formula="of:=&quot;Product &quot;&amp;[.A164]" office:value-type="string" office:string-value="Product 52865" calcext:value-type="string">
            <text:p>Product 52865</text:p>
          </table:table-cell>
          <table:table-cell table:formula="of:=[.E164]&amp;RANDBETWEEN(1;9)" office:value-type="string" office:string-value="5286" calcext:value-type="string">
            <text:p>5286</text:p>
          </table:table-cell>
          <table:table-cell table:formula="of:=&quot;Desk &quot;&amp;[.C164]" office:value-type="string" office:string-value="Desk 5286" calcext:value-type="string">
            <text:p>Desk 5286</text:p>
          </table:table-cell>
          <table:table-cell table:formula="of:=[.G164]&amp;RANDBETWEEN(1;9)" office:value-type="string" office:string-value="528" calcext:value-type="string">
            <text:p>528</text:p>
          </table:table-cell>
          <table:table-cell table:formula="of:=&quot;Team &quot;&amp;[.E164]" office:value-type="string" office:string-value="Team 528" calcext:value-type="string">
            <text:p>Team 528</text:p>
          </table:table-cell>
          <table:table-cell table:formula="of:=[.I164]&amp;RANDBETWEEN(1;9)" office:value-type="string" office:string-value="52" calcext:value-type="string">
            <text:p>52</text:p>
          </table:table-cell>
          <table:table-cell table:formula="of:=&quot;Business Line &quot;&amp;[.G164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64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65]&amp;RANDBETWEEN(1;9)" office:value-type="string" office:string-value="45537" calcext:value-type="string">
            <text:p>45537</text:p>
          </table:table-cell>
          <table:table-cell table:formula="of:=&quot;Product &quot;&amp;[.A165]" office:value-type="string" office:string-value="Product 45537" calcext:value-type="string">
            <text:p>Product 45537</text:p>
          </table:table-cell>
          <table:table-cell table:formula="of:=[.E165]&amp;RANDBETWEEN(1;9)" office:value-type="string" office:string-value="4553" calcext:value-type="string">
            <text:p>4553</text:p>
          </table:table-cell>
          <table:table-cell table:formula="of:=&quot;Desk &quot;&amp;[.C165]" office:value-type="string" office:string-value="Desk 4553" calcext:value-type="string">
            <text:p>Desk 4553</text:p>
          </table:table-cell>
          <table:table-cell table:formula="of:=[.G165]&amp;RANDBETWEEN(1;9)" office:value-type="string" office:string-value="455" calcext:value-type="string">
            <text:p>455</text:p>
          </table:table-cell>
          <table:table-cell table:formula="of:=&quot;Team &quot;&amp;[.E165]" office:value-type="string" office:string-value="Team 455" calcext:value-type="string">
            <text:p>Team 455</text:p>
          </table:table-cell>
          <table:table-cell table:formula="of:=[.I165]&amp;RANDBETWEEN(1;9)" office:value-type="string" office:string-value="45" calcext:value-type="string">
            <text:p>45</text:p>
          </table:table-cell>
          <table:table-cell table:formula="of:=&quot;Business Line &quot;&amp;[.G165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6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66]&amp;RANDBETWEEN(1;9)" office:value-type="string" office:string-value="29713" calcext:value-type="string">
            <text:p>29713</text:p>
          </table:table-cell>
          <table:table-cell table:formula="of:=&quot;Product &quot;&amp;[.A166]" office:value-type="string" office:string-value="Product 29713" calcext:value-type="string">
            <text:p>Product 29713</text:p>
          </table:table-cell>
          <table:table-cell table:formula="of:=[.E166]&amp;RANDBETWEEN(1;9)" office:value-type="string" office:string-value="2971" calcext:value-type="string">
            <text:p>2971</text:p>
          </table:table-cell>
          <table:table-cell table:formula="of:=&quot;Desk &quot;&amp;[.C166]" office:value-type="string" office:string-value="Desk 2971" calcext:value-type="string">
            <text:p>Desk 2971</text:p>
          </table:table-cell>
          <table:table-cell table:formula="of:=[.G166]&amp;RANDBETWEEN(1;9)" office:value-type="string" office:string-value="297" calcext:value-type="string">
            <text:p>297</text:p>
          </table:table-cell>
          <table:table-cell table:formula="of:=&quot;Team &quot;&amp;[.E166]" office:value-type="string" office:string-value="Team 297" calcext:value-type="string">
            <text:p>Team 297</text:p>
          </table:table-cell>
          <table:table-cell table:formula="of:=[.I166]&amp;RANDBETWEEN(1;9)" office:value-type="string" office:string-value="29" calcext:value-type="string">
            <text:p>29</text:p>
          </table:table-cell>
          <table:table-cell table:formula="of:=&quot;Business Line &quot;&amp;[.G166]" office:value-type="string" office:string-value="Business Line 29" calcext:value-type="string">
            <text:p>Business Line 29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6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67]&amp;RANDBETWEEN(1;9)" office:value-type="string" office:string-value="21692" calcext:value-type="string">
            <text:p>21692</text:p>
          </table:table-cell>
          <table:table-cell table:formula="of:=&quot;Product &quot;&amp;[.A167]" office:value-type="string" office:string-value="Product 21692" calcext:value-type="string">
            <text:p>Product 21692</text:p>
          </table:table-cell>
          <table:table-cell table:formula="of:=[.E167]&amp;RANDBETWEEN(1;9)" office:value-type="string" office:string-value="2169" calcext:value-type="string">
            <text:p>2169</text:p>
          </table:table-cell>
          <table:table-cell table:formula="of:=&quot;Desk &quot;&amp;[.C167]" office:value-type="string" office:string-value="Desk 2169" calcext:value-type="string">
            <text:p>Desk 2169</text:p>
          </table:table-cell>
          <table:table-cell table:formula="of:=[.G167]&amp;RANDBETWEEN(1;9)" office:value-type="string" office:string-value="216" calcext:value-type="string">
            <text:p>216</text:p>
          </table:table-cell>
          <table:table-cell table:formula="of:=&quot;Team &quot;&amp;[.E167]" office:value-type="string" office:string-value="Team 216" calcext:value-type="string">
            <text:p>Team 216</text:p>
          </table:table-cell>
          <table:table-cell table:formula="of:=[.I167]&amp;RANDBETWEEN(1;9)" office:value-type="string" office:string-value="21" calcext:value-type="string">
            <text:p>21</text:p>
          </table:table-cell>
          <table:table-cell table:formula="of:=&quot;Business Line &quot;&amp;[.G167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6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68]&amp;RANDBETWEEN(1;9)" office:value-type="string" office:string-value="51672" calcext:value-type="string">
            <text:p>51672</text:p>
          </table:table-cell>
          <table:table-cell table:formula="of:=&quot;Product &quot;&amp;[.A168]" office:value-type="string" office:string-value="Product 51672" calcext:value-type="string">
            <text:p>Product 51672</text:p>
          </table:table-cell>
          <table:table-cell table:formula="of:=[.E168]&amp;RANDBETWEEN(1;9)" office:value-type="string" office:string-value="5167" calcext:value-type="string">
            <text:p>5167</text:p>
          </table:table-cell>
          <table:table-cell table:formula="of:=&quot;Desk &quot;&amp;[.C168]" office:value-type="string" office:string-value="Desk 5167" calcext:value-type="string">
            <text:p>Desk 5167</text:p>
          </table:table-cell>
          <table:table-cell table:formula="of:=[.G168]&amp;RANDBETWEEN(1;9)" office:value-type="string" office:string-value="516" calcext:value-type="string">
            <text:p>516</text:p>
          </table:table-cell>
          <table:table-cell table:formula="of:=&quot;Team &quot;&amp;[.E168]" office:value-type="string" office:string-value="Team 516" calcext:value-type="string">
            <text:p>Team 516</text:p>
          </table:table-cell>
          <table:table-cell table:formula="of:=[.I168]&amp;RANDBETWEEN(1;9)" office:value-type="string" office:string-value="51" calcext:value-type="string">
            <text:p>51</text:p>
          </table:table-cell>
          <table:table-cell table:formula="of:=&quot;Business Line &quot;&amp;[.G168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6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69]&amp;RANDBETWEEN(1;9)" office:value-type="string" office:string-value="45165" calcext:value-type="string">
            <text:p>45165</text:p>
          </table:table-cell>
          <table:table-cell table:formula="of:=&quot;Product &quot;&amp;[.A169]" office:value-type="string" office:string-value="Product 45165" calcext:value-type="string">
            <text:p>Product 45165</text:p>
          </table:table-cell>
          <table:table-cell table:formula="of:=[.E169]&amp;RANDBETWEEN(1;9)" office:value-type="string" office:string-value="4516" calcext:value-type="string">
            <text:p>4516</text:p>
          </table:table-cell>
          <table:table-cell table:formula="of:=&quot;Desk &quot;&amp;[.C169]" office:value-type="string" office:string-value="Desk 4516" calcext:value-type="string">
            <text:p>Desk 4516</text:p>
          </table:table-cell>
          <table:table-cell table:formula="of:=[.G169]&amp;RANDBETWEEN(1;9)" office:value-type="string" office:string-value="451" calcext:value-type="string">
            <text:p>451</text:p>
          </table:table-cell>
          <table:table-cell table:formula="of:=&quot;Team &quot;&amp;[.E169]" office:value-type="string" office:string-value="Team 451" calcext:value-type="string">
            <text:p>Team 451</text:p>
          </table:table-cell>
          <table:table-cell table:formula="of:=[.I169]&amp;RANDBETWEEN(1;9)" office:value-type="string" office:string-value="45" calcext:value-type="string">
            <text:p>45</text:p>
          </table:table-cell>
          <table:table-cell table:formula="of:=&quot;Business Line &quot;&amp;[.G169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69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70]&amp;RANDBETWEEN(1;9)" office:value-type="string" office:string-value="68722" calcext:value-type="string">
            <text:p>68722</text:p>
          </table:table-cell>
          <table:table-cell table:formula="of:=&quot;Product &quot;&amp;[.A170]" office:value-type="string" office:string-value="Product 68722" calcext:value-type="string">
            <text:p>Product 68722</text:p>
          </table:table-cell>
          <table:table-cell table:formula="of:=[.E170]&amp;RANDBETWEEN(1;9)" office:value-type="string" office:string-value="6872" calcext:value-type="string">
            <text:p>6872</text:p>
          </table:table-cell>
          <table:table-cell table:formula="of:=&quot;Desk &quot;&amp;[.C170]" office:value-type="string" office:string-value="Desk 6872" calcext:value-type="string">
            <text:p>Desk 6872</text:p>
          </table:table-cell>
          <table:table-cell table:formula="of:=[.G170]&amp;RANDBETWEEN(1;9)" office:value-type="string" office:string-value="687" calcext:value-type="string">
            <text:p>687</text:p>
          </table:table-cell>
          <table:table-cell table:formula="of:=&quot;Team &quot;&amp;[.E170]" office:value-type="string" office:string-value="Team 687" calcext:value-type="string">
            <text:p>Team 687</text:p>
          </table:table-cell>
          <table:table-cell table:formula="of:=[.I170]&amp;RANDBETWEEN(1;9)" office:value-type="string" office:string-value="68" calcext:value-type="string">
            <text:p>68</text:p>
          </table:table-cell>
          <table:table-cell table:formula="of:=&quot;Business Line &quot;&amp;[.G170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70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71]&amp;RANDBETWEEN(1;9)" office:value-type="string" office:string-value="38477" calcext:value-type="string">
            <text:p>38477</text:p>
          </table:table-cell>
          <table:table-cell table:formula="of:=&quot;Product &quot;&amp;[.A171]" office:value-type="string" office:string-value="Product 38477" calcext:value-type="string">
            <text:p>Product 38477</text:p>
          </table:table-cell>
          <table:table-cell table:formula="of:=[.E171]&amp;RANDBETWEEN(1;9)" office:value-type="string" office:string-value="3847" calcext:value-type="string">
            <text:p>3847</text:p>
          </table:table-cell>
          <table:table-cell table:formula="of:=&quot;Desk &quot;&amp;[.C171]" office:value-type="string" office:string-value="Desk 3847" calcext:value-type="string">
            <text:p>Desk 3847</text:p>
          </table:table-cell>
          <table:table-cell table:formula="of:=[.G171]&amp;RANDBETWEEN(1;9)" office:value-type="string" office:string-value="384" calcext:value-type="string">
            <text:p>384</text:p>
          </table:table-cell>
          <table:table-cell table:formula="of:=&quot;Team &quot;&amp;[.E171]" office:value-type="string" office:string-value="Team 384" calcext:value-type="string">
            <text:p>Team 384</text:p>
          </table:table-cell>
          <table:table-cell table:formula="of:=[.I171]&amp;RANDBETWEEN(1;9)" office:value-type="string" office:string-value="38" calcext:value-type="string">
            <text:p>38</text:p>
          </table:table-cell>
          <table:table-cell table:formula="of:=&quot;Business Line &quot;&amp;[.G171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7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72]&amp;RANDBETWEEN(1;9)" office:value-type="string" office:string-value="76675" calcext:value-type="string">
            <text:p>76675</text:p>
          </table:table-cell>
          <table:table-cell table:formula="of:=&quot;Product &quot;&amp;[.A172]" office:value-type="string" office:string-value="Product 76675" calcext:value-type="string">
            <text:p>Product 76675</text:p>
          </table:table-cell>
          <table:table-cell table:formula="of:=[.E172]&amp;RANDBETWEEN(1;9)" office:value-type="string" office:string-value="7667" calcext:value-type="string">
            <text:p>7667</text:p>
          </table:table-cell>
          <table:table-cell table:formula="of:=&quot;Desk &quot;&amp;[.C172]" office:value-type="string" office:string-value="Desk 7667" calcext:value-type="string">
            <text:p>Desk 7667</text:p>
          </table:table-cell>
          <table:table-cell table:formula="of:=[.G172]&amp;RANDBETWEEN(1;9)" office:value-type="string" office:string-value="766" calcext:value-type="string">
            <text:p>766</text:p>
          </table:table-cell>
          <table:table-cell table:formula="of:=&quot;Team &quot;&amp;[.E172]" office:value-type="string" office:string-value="Team 766" calcext:value-type="string">
            <text:p>Team 766</text:p>
          </table:table-cell>
          <table:table-cell table:formula="of:=[.I172]&amp;RANDBETWEEN(1;9)" office:value-type="string" office:string-value="76" calcext:value-type="string">
            <text:p>76</text:p>
          </table:table-cell>
          <table:table-cell table:formula="of:=&quot;Business Line &quot;&amp;[.G172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7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73]&amp;RANDBETWEEN(1;9)" office:value-type="string" office:string-value="38175" calcext:value-type="string">
            <text:p>38175</text:p>
          </table:table-cell>
          <table:table-cell table:formula="of:=&quot;Product &quot;&amp;[.A173]" office:value-type="string" office:string-value="Product 38175" calcext:value-type="string">
            <text:p>Product 38175</text:p>
          </table:table-cell>
          <table:table-cell table:formula="of:=[.E173]&amp;RANDBETWEEN(1;9)" office:value-type="string" office:string-value="3817" calcext:value-type="string">
            <text:p>3817</text:p>
          </table:table-cell>
          <table:table-cell table:formula="of:=&quot;Desk &quot;&amp;[.C173]" office:value-type="string" office:string-value="Desk 3817" calcext:value-type="string">
            <text:p>Desk 3817</text:p>
          </table:table-cell>
          <table:table-cell table:formula="of:=[.G173]&amp;RANDBETWEEN(1;9)" office:value-type="string" office:string-value="381" calcext:value-type="string">
            <text:p>381</text:p>
          </table:table-cell>
          <table:table-cell table:formula="of:=&quot;Team &quot;&amp;[.E173]" office:value-type="string" office:string-value="Team 381" calcext:value-type="string">
            <text:p>Team 381</text:p>
          </table:table-cell>
          <table:table-cell table:formula="of:=[.I173]&amp;RANDBETWEEN(1;9)" office:value-type="string" office:string-value="38" calcext:value-type="string">
            <text:p>38</text:p>
          </table:table-cell>
          <table:table-cell table:formula="of:=&quot;Business Line &quot;&amp;[.G173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7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74]&amp;RANDBETWEEN(1;9)" office:value-type="string" office:string-value="47998" calcext:value-type="string">
            <text:p>47998</text:p>
          </table:table-cell>
          <table:table-cell table:formula="of:=&quot;Product &quot;&amp;[.A174]" office:value-type="string" office:string-value="Product 47998" calcext:value-type="string">
            <text:p>Product 47998</text:p>
          </table:table-cell>
          <table:table-cell table:formula="of:=[.E174]&amp;RANDBETWEEN(1;9)" office:value-type="string" office:string-value="4799" calcext:value-type="string">
            <text:p>4799</text:p>
          </table:table-cell>
          <table:table-cell table:formula="of:=&quot;Desk &quot;&amp;[.C174]" office:value-type="string" office:string-value="Desk 4799" calcext:value-type="string">
            <text:p>Desk 4799</text:p>
          </table:table-cell>
          <table:table-cell table:formula="of:=[.G174]&amp;RANDBETWEEN(1;9)" office:value-type="string" office:string-value="479" calcext:value-type="string">
            <text:p>479</text:p>
          </table:table-cell>
          <table:table-cell table:formula="of:=&quot;Team &quot;&amp;[.E174]" office:value-type="string" office:string-value="Team 479" calcext:value-type="string">
            <text:p>Team 479</text:p>
          </table:table-cell>
          <table:table-cell table:formula="of:=[.I174]&amp;RANDBETWEEN(1;9)" office:value-type="string" office:string-value="47" calcext:value-type="string">
            <text:p>47</text:p>
          </table:table-cell>
          <table:table-cell table:formula="of:=&quot;Business Line &quot;&amp;[.G174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7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75]&amp;RANDBETWEEN(1;9)" office:value-type="string" office:string-value="97455" calcext:value-type="string">
            <text:p>97455</text:p>
          </table:table-cell>
          <table:table-cell table:formula="of:=&quot;Product &quot;&amp;[.A175]" office:value-type="string" office:string-value="Product 97455" calcext:value-type="string">
            <text:p>Product 97455</text:p>
          </table:table-cell>
          <table:table-cell table:formula="of:=[.E175]&amp;RANDBETWEEN(1;9)" office:value-type="string" office:string-value="9745" calcext:value-type="string">
            <text:p>9745</text:p>
          </table:table-cell>
          <table:table-cell table:formula="of:=&quot;Desk &quot;&amp;[.C175]" office:value-type="string" office:string-value="Desk 9745" calcext:value-type="string">
            <text:p>Desk 9745</text:p>
          </table:table-cell>
          <table:table-cell table:formula="of:=[.G175]&amp;RANDBETWEEN(1;9)" office:value-type="string" office:string-value="974" calcext:value-type="string">
            <text:p>974</text:p>
          </table:table-cell>
          <table:table-cell table:formula="of:=&quot;Team &quot;&amp;[.E175]" office:value-type="string" office:string-value="Team 974" calcext:value-type="string">
            <text:p>Team 974</text:p>
          </table:table-cell>
          <table:table-cell table:formula="of:=[.I175]&amp;RANDBETWEEN(1;9)" office:value-type="string" office:string-value="97" calcext:value-type="string">
            <text:p>97</text:p>
          </table:table-cell>
          <table:table-cell table:formula="of:=&quot;Business Line &quot;&amp;[.G175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7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76]&amp;RANDBETWEEN(1;9)" office:value-type="string" office:string-value="57731" calcext:value-type="string">
            <text:p>57731</text:p>
          </table:table-cell>
          <table:table-cell table:formula="of:=&quot;Product &quot;&amp;[.A176]" office:value-type="string" office:string-value="Product 57731" calcext:value-type="string">
            <text:p>Product 57731</text:p>
          </table:table-cell>
          <table:table-cell table:formula="of:=[.E176]&amp;RANDBETWEEN(1;9)" office:value-type="string" office:string-value="5773" calcext:value-type="string">
            <text:p>5773</text:p>
          </table:table-cell>
          <table:table-cell table:formula="of:=&quot;Desk &quot;&amp;[.C176]" office:value-type="string" office:string-value="Desk 5773" calcext:value-type="string">
            <text:p>Desk 5773</text:p>
          </table:table-cell>
          <table:table-cell table:formula="of:=[.G176]&amp;RANDBETWEEN(1;9)" office:value-type="string" office:string-value="577" calcext:value-type="string">
            <text:p>577</text:p>
          </table:table-cell>
          <table:table-cell table:formula="of:=&quot;Team &quot;&amp;[.E176]" office:value-type="string" office:string-value="Team 577" calcext:value-type="string">
            <text:p>Team 577</text:p>
          </table:table-cell>
          <table:table-cell table:formula="of:=[.I176]&amp;RANDBETWEEN(1;9)" office:value-type="string" office:string-value="57" calcext:value-type="string">
            <text:p>57</text:p>
          </table:table-cell>
          <table:table-cell table:formula="of:=&quot;Business Line &quot;&amp;[.G176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7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77]&amp;RANDBETWEEN(1;9)" office:value-type="string" office:string-value="95897" calcext:value-type="string">
            <text:p>95897</text:p>
          </table:table-cell>
          <table:table-cell table:formula="of:=&quot;Product &quot;&amp;[.A177]" office:value-type="string" office:string-value="Product 95897" calcext:value-type="string">
            <text:p>Product 95897</text:p>
          </table:table-cell>
          <table:table-cell table:formula="of:=[.E177]&amp;RANDBETWEEN(1;9)" office:value-type="string" office:string-value="9589" calcext:value-type="string">
            <text:p>9589</text:p>
          </table:table-cell>
          <table:table-cell table:formula="of:=&quot;Desk &quot;&amp;[.C177]" office:value-type="string" office:string-value="Desk 9589" calcext:value-type="string">
            <text:p>Desk 9589</text:p>
          </table:table-cell>
          <table:table-cell table:formula="of:=[.G177]&amp;RANDBETWEEN(1;9)" office:value-type="string" office:string-value="958" calcext:value-type="string">
            <text:p>958</text:p>
          </table:table-cell>
          <table:table-cell table:formula="of:=&quot;Team &quot;&amp;[.E177]" office:value-type="string" office:string-value="Team 958" calcext:value-type="string">
            <text:p>Team 958</text:p>
          </table:table-cell>
          <table:table-cell table:formula="of:=[.I177]&amp;RANDBETWEEN(1;9)" office:value-type="string" office:string-value="95" calcext:value-type="string">
            <text:p>95</text:p>
          </table:table-cell>
          <table:table-cell table:formula="of:=&quot;Business Line &quot;&amp;[.G177]" office:value-type="string" office:string-value="Business Line 95" calcext:value-type="string">
            <text:p>Business Line 9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7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78]&amp;RANDBETWEEN(1;9)" office:value-type="string" office:string-value="97678" calcext:value-type="string">
            <text:p>97678</text:p>
          </table:table-cell>
          <table:table-cell table:formula="of:=&quot;Product &quot;&amp;[.A178]" office:value-type="string" office:string-value="Product 97678" calcext:value-type="string">
            <text:p>Product 97678</text:p>
          </table:table-cell>
          <table:table-cell table:formula="of:=[.E178]&amp;RANDBETWEEN(1;9)" office:value-type="string" office:string-value="9767" calcext:value-type="string">
            <text:p>9767</text:p>
          </table:table-cell>
          <table:table-cell table:formula="of:=&quot;Desk &quot;&amp;[.C178]" office:value-type="string" office:string-value="Desk 9767" calcext:value-type="string">
            <text:p>Desk 9767</text:p>
          </table:table-cell>
          <table:table-cell table:formula="of:=[.G178]&amp;RANDBETWEEN(1;9)" office:value-type="string" office:string-value="976" calcext:value-type="string">
            <text:p>976</text:p>
          </table:table-cell>
          <table:table-cell table:formula="of:=&quot;Team &quot;&amp;[.E178]" office:value-type="string" office:string-value="Team 976" calcext:value-type="string">
            <text:p>Team 976</text:p>
          </table:table-cell>
          <table:table-cell table:formula="of:=[.I178]&amp;RANDBETWEEN(1;9)" office:value-type="string" office:string-value="97" calcext:value-type="string">
            <text:p>97</text:p>
          </table:table-cell>
          <table:table-cell table:formula="of:=&quot;Business Line &quot;&amp;[.G178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17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179]&amp;RANDBETWEEN(1;9)" office:value-type="string" office:string-value="22482" calcext:value-type="string">
            <text:p>22482</text:p>
          </table:table-cell>
          <table:table-cell table:formula="of:=&quot;Product &quot;&amp;[.A179]" office:value-type="string" office:string-value="Product 22482" calcext:value-type="string">
            <text:p>Product 22482</text:p>
          </table:table-cell>
          <table:table-cell table:formula="of:=[.E179]&amp;RANDBETWEEN(1;9)" office:value-type="string" office:string-value="2248" calcext:value-type="string">
            <text:p>2248</text:p>
          </table:table-cell>
          <table:table-cell table:formula="of:=&quot;Desk &quot;&amp;[.C179]" office:value-type="string" office:string-value="Desk 2248" calcext:value-type="string">
            <text:p>Desk 2248</text:p>
          </table:table-cell>
          <table:table-cell table:formula="of:=[.G179]&amp;RANDBETWEEN(1;9)" office:value-type="string" office:string-value="224" calcext:value-type="string">
            <text:p>224</text:p>
          </table:table-cell>
          <table:table-cell table:formula="of:=&quot;Team &quot;&amp;[.E179]" office:value-type="string" office:string-value="Team 224" calcext:value-type="string">
            <text:p>Team 224</text:p>
          </table:table-cell>
          <table:table-cell table:formula="of:=[.I179]&amp;RANDBETWEEN(1;9)" office:value-type="string" office:string-value="22" calcext:value-type="string">
            <text:p>22</text:p>
          </table:table-cell>
          <table:table-cell table:formula="of:=&quot;Business Line &quot;&amp;[.G179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7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80]&amp;RANDBETWEEN(1;9)" office:value-type="string" office:string-value="56678" calcext:value-type="string">
            <text:p>56678</text:p>
          </table:table-cell>
          <table:table-cell table:formula="of:=&quot;Product &quot;&amp;[.A180]" office:value-type="string" office:string-value="Product 56678" calcext:value-type="string">
            <text:p>Product 56678</text:p>
          </table:table-cell>
          <table:table-cell table:formula="of:=[.E180]&amp;RANDBETWEEN(1;9)" office:value-type="string" office:string-value="5667" calcext:value-type="string">
            <text:p>5667</text:p>
          </table:table-cell>
          <table:table-cell table:formula="of:=&quot;Desk &quot;&amp;[.C180]" office:value-type="string" office:string-value="Desk 5667" calcext:value-type="string">
            <text:p>Desk 5667</text:p>
          </table:table-cell>
          <table:table-cell table:formula="of:=[.G180]&amp;RANDBETWEEN(1;9)" office:value-type="string" office:string-value="566" calcext:value-type="string">
            <text:p>566</text:p>
          </table:table-cell>
          <table:table-cell table:formula="of:=&quot;Team &quot;&amp;[.E180]" office:value-type="string" office:string-value="Team 566" calcext:value-type="string">
            <text:p>Team 566</text:p>
          </table:table-cell>
          <table:table-cell table:formula="of:=[.I180]&amp;RANDBETWEEN(1;9)" office:value-type="string" office:string-value="56" calcext:value-type="string">
            <text:p>56</text:p>
          </table:table-cell>
          <table:table-cell table:formula="of:=&quot;Business Line &quot;&amp;[.G180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8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81]&amp;RANDBETWEEN(1;9)" office:value-type="string" office:string-value="65918" calcext:value-type="string">
            <text:p>65918</text:p>
          </table:table-cell>
          <table:table-cell table:formula="of:=&quot;Product &quot;&amp;[.A181]" office:value-type="string" office:string-value="Product 65918" calcext:value-type="string">
            <text:p>Product 65918</text:p>
          </table:table-cell>
          <table:table-cell table:formula="of:=[.E181]&amp;RANDBETWEEN(1;9)" office:value-type="string" office:string-value="6591" calcext:value-type="string">
            <text:p>6591</text:p>
          </table:table-cell>
          <table:table-cell table:formula="of:=&quot;Desk &quot;&amp;[.C181]" office:value-type="string" office:string-value="Desk 6591" calcext:value-type="string">
            <text:p>Desk 6591</text:p>
          </table:table-cell>
          <table:table-cell table:formula="of:=[.G181]&amp;RANDBETWEEN(1;9)" office:value-type="string" office:string-value="659" calcext:value-type="string">
            <text:p>659</text:p>
          </table:table-cell>
          <table:table-cell table:formula="of:=&quot;Team &quot;&amp;[.E181]" office:value-type="string" office:string-value="Team 659" calcext:value-type="string">
            <text:p>Team 659</text:p>
          </table:table-cell>
          <table:table-cell table:formula="of:=[.I181]&amp;RANDBETWEEN(1;9)" office:value-type="string" office:string-value="65" calcext:value-type="string">
            <text:p>65</text:p>
          </table:table-cell>
          <table:table-cell table:formula="of:=&quot;Business Line &quot;&amp;[.G181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8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82]&amp;RANDBETWEEN(1;9)" office:value-type="string" office:string-value="42316" calcext:value-type="string">
            <text:p>42316</text:p>
          </table:table-cell>
          <table:table-cell table:formula="of:=&quot;Product &quot;&amp;[.A182]" office:value-type="string" office:string-value="Product 42316" calcext:value-type="string">
            <text:p>Product 42316</text:p>
          </table:table-cell>
          <table:table-cell table:formula="of:=[.E182]&amp;RANDBETWEEN(1;9)" office:value-type="string" office:string-value="4231" calcext:value-type="string">
            <text:p>4231</text:p>
          </table:table-cell>
          <table:table-cell table:formula="of:=&quot;Desk &quot;&amp;[.C182]" office:value-type="string" office:string-value="Desk 4231" calcext:value-type="string">
            <text:p>Desk 4231</text:p>
          </table:table-cell>
          <table:table-cell table:formula="of:=[.G182]&amp;RANDBETWEEN(1;9)" office:value-type="string" office:string-value="423" calcext:value-type="string">
            <text:p>423</text:p>
          </table:table-cell>
          <table:table-cell table:formula="of:=&quot;Team &quot;&amp;[.E182]" office:value-type="string" office:string-value="Team 423" calcext:value-type="string">
            <text:p>Team 423</text:p>
          </table:table-cell>
          <table:table-cell table:formula="of:=[.I182]&amp;RANDBETWEEN(1;9)" office:value-type="string" office:string-value="42" calcext:value-type="string">
            <text:p>42</text:p>
          </table:table-cell>
          <table:table-cell table:formula="of:=&quot;Business Line &quot;&amp;[.G182]" office:value-type="string" office:string-value="Business Line 42" calcext:value-type="string">
            <text:p>Business Line 4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82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83]&amp;RANDBETWEEN(1;9)" office:value-type="string" office:string-value="22126" calcext:value-type="string">
            <text:p>22126</text:p>
          </table:table-cell>
          <table:table-cell table:formula="of:=&quot;Product &quot;&amp;[.A183]" office:value-type="string" office:string-value="Product 22126" calcext:value-type="string">
            <text:p>Product 22126</text:p>
          </table:table-cell>
          <table:table-cell table:formula="of:=[.E183]&amp;RANDBETWEEN(1;9)" office:value-type="string" office:string-value="2212" calcext:value-type="string">
            <text:p>2212</text:p>
          </table:table-cell>
          <table:table-cell table:formula="of:=&quot;Desk &quot;&amp;[.C183]" office:value-type="string" office:string-value="Desk 2212" calcext:value-type="string">
            <text:p>Desk 2212</text:p>
          </table:table-cell>
          <table:table-cell table:formula="of:=[.G183]&amp;RANDBETWEEN(1;9)" office:value-type="string" office:string-value="221" calcext:value-type="string">
            <text:p>221</text:p>
          </table:table-cell>
          <table:table-cell table:formula="of:=&quot;Team &quot;&amp;[.E183]" office:value-type="string" office:string-value="Team 221" calcext:value-type="string">
            <text:p>Team 221</text:p>
          </table:table-cell>
          <table:table-cell table:formula="of:=[.I183]&amp;RANDBETWEEN(1;9)" office:value-type="string" office:string-value="22" calcext:value-type="string">
            <text:p>22</text:p>
          </table:table-cell>
          <table:table-cell table:formula="of:=&quot;Business Line &quot;&amp;[.G183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8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84]&amp;RANDBETWEEN(1;9)" office:value-type="string" office:string-value="25812" calcext:value-type="string">
            <text:p>25812</text:p>
          </table:table-cell>
          <table:table-cell table:formula="of:=&quot;Product &quot;&amp;[.A184]" office:value-type="string" office:string-value="Product 25812" calcext:value-type="string">
            <text:p>Product 25812</text:p>
          </table:table-cell>
          <table:table-cell table:formula="of:=[.E184]&amp;RANDBETWEEN(1;9)" office:value-type="string" office:string-value="2581" calcext:value-type="string">
            <text:p>2581</text:p>
          </table:table-cell>
          <table:table-cell table:formula="of:=&quot;Desk &quot;&amp;[.C184]" office:value-type="string" office:string-value="Desk 2581" calcext:value-type="string">
            <text:p>Desk 2581</text:p>
          </table:table-cell>
          <table:table-cell table:formula="of:=[.G184]&amp;RANDBETWEEN(1;9)" office:value-type="string" office:string-value="258" calcext:value-type="string">
            <text:p>258</text:p>
          </table:table-cell>
          <table:table-cell table:formula="of:=&quot;Team &quot;&amp;[.E184]" office:value-type="string" office:string-value="Team 258" calcext:value-type="string">
            <text:p>Team 258</text:p>
          </table:table-cell>
          <table:table-cell table:formula="of:=[.I184]&amp;RANDBETWEEN(1;9)" office:value-type="string" office:string-value="25" calcext:value-type="string">
            <text:p>25</text:p>
          </table:table-cell>
          <table:table-cell table:formula="of:=&quot;Business Line &quot;&amp;[.G184]" office:value-type="string" office:string-value="Business Line 25" calcext:value-type="string">
            <text:p>Business Line 2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8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85]&amp;RANDBETWEEN(1;9)" office:value-type="string" office:string-value="47799" calcext:value-type="string">
            <text:p>47799</text:p>
          </table:table-cell>
          <table:table-cell table:formula="of:=&quot;Product &quot;&amp;[.A185]" office:value-type="string" office:string-value="Product 47799" calcext:value-type="string">
            <text:p>Product 47799</text:p>
          </table:table-cell>
          <table:table-cell table:formula="of:=[.E185]&amp;RANDBETWEEN(1;9)" office:value-type="string" office:string-value="4779" calcext:value-type="string">
            <text:p>4779</text:p>
          </table:table-cell>
          <table:table-cell table:formula="of:=&quot;Desk &quot;&amp;[.C185]" office:value-type="string" office:string-value="Desk 4779" calcext:value-type="string">
            <text:p>Desk 4779</text:p>
          </table:table-cell>
          <table:table-cell table:formula="of:=[.G185]&amp;RANDBETWEEN(1;9)" office:value-type="string" office:string-value="477" calcext:value-type="string">
            <text:p>477</text:p>
          </table:table-cell>
          <table:table-cell table:formula="of:=&quot;Team &quot;&amp;[.E185]" office:value-type="string" office:string-value="Team 477" calcext:value-type="string">
            <text:p>Team 477</text:p>
          </table:table-cell>
          <table:table-cell table:formula="of:=[.I185]&amp;RANDBETWEEN(1;9)" office:value-type="string" office:string-value="47" calcext:value-type="string">
            <text:p>47</text:p>
          </table:table-cell>
          <table:table-cell table:formula="of:=&quot;Business Line &quot;&amp;[.G185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8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86]&amp;RANDBETWEEN(1;9)" office:value-type="string" office:string-value="47283" calcext:value-type="string">
            <text:p>47283</text:p>
          </table:table-cell>
          <table:table-cell table:formula="of:=&quot;Product &quot;&amp;[.A186]" office:value-type="string" office:string-value="Product 47283" calcext:value-type="string">
            <text:p>Product 47283</text:p>
          </table:table-cell>
          <table:table-cell table:formula="of:=[.E186]&amp;RANDBETWEEN(1;9)" office:value-type="string" office:string-value="4728" calcext:value-type="string">
            <text:p>4728</text:p>
          </table:table-cell>
          <table:table-cell table:formula="of:=&quot;Desk &quot;&amp;[.C186]" office:value-type="string" office:string-value="Desk 4728" calcext:value-type="string">
            <text:p>Desk 4728</text:p>
          </table:table-cell>
          <table:table-cell table:formula="of:=[.G186]&amp;RANDBETWEEN(1;9)" office:value-type="string" office:string-value="472" calcext:value-type="string">
            <text:p>472</text:p>
          </table:table-cell>
          <table:table-cell table:formula="of:=&quot;Team &quot;&amp;[.E186]" office:value-type="string" office:string-value="Team 472" calcext:value-type="string">
            <text:p>Team 472</text:p>
          </table:table-cell>
          <table:table-cell table:formula="of:=[.I186]&amp;RANDBETWEEN(1;9)" office:value-type="string" office:string-value="47" calcext:value-type="string">
            <text:p>47</text:p>
          </table:table-cell>
          <table:table-cell table:formula="of:=&quot;Business Line &quot;&amp;[.G186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8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87]&amp;RANDBETWEEN(1;9)" office:value-type="string" office:string-value="65312" calcext:value-type="string">
            <text:p>65312</text:p>
          </table:table-cell>
          <table:table-cell table:formula="of:=&quot;Product &quot;&amp;[.A187]" office:value-type="string" office:string-value="Product 65312" calcext:value-type="string">
            <text:p>Product 65312</text:p>
          </table:table-cell>
          <table:table-cell table:formula="of:=[.E187]&amp;RANDBETWEEN(1;9)" office:value-type="string" office:string-value="6531" calcext:value-type="string">
            <text:p>6531</text:p>
          </table:table-cell>
          <table:table-cell table:formula="of:=&quot;Desk &quot;&amp;[.C187]" office:value-type="string" office:string-value="Desk 6531" calcext:value-type="string">
            <text:p>Desk 6531</text:p>
          </table:table-cell>
          <table:table-cell table:formula="of:=[.G187]&amp;RANDBETWEEN(1;9)" office:value-type="string" office:string-value="653" calcext:value-type="string">
            <text:p>653</text:p>
          </table:table-cell>
          <table:table-cell table:formula="of:=&quot;Team &quot;&amp;[.E187]" office:value-type="string" office:string-value="Team 653" calcext:value-type="string">
            <text:p>Team 653</text:p>
          </table:table-cell>
          <table:table-cell table:formula="of:=[.I187]&amp;RANDBETWEEN(1;9)" office:value-type="string" office:string-value="65" calcext:value-type="string">
            <text:p>65</text:p>
          </table:table-cell>
          <table:table-cell table:formula="of:=&quot;Business Line &quot;&amp;[.G187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8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88]&amp;RANDBETWEEN(1;9)" office:value-type="string" office:string-value="21619" calcext:value-type="string">
            <text:p>21619</text:p>
          </table:table-cell>
          <table:table-cell table:formula="of:=&quot;Product &quot;&amp;[.A188]" office:value-type="string" office:string-value="Product 21619" calcext:value-type="string">
            <text:p>Product 21619</text:p>
          </table:table-cell>
          <table:table-cell table:formula="of:=[.E188]&amp;RANDBETWEEN(1;9)" office:value-type="string" office:string-value="2161" calcext:value-type="string">
            <text:p>2161</text:p>
          </table:table-cell>
          <table:table-cell table:formula="of:=&quot;Desk &quot;&amp;[.C188]" office:value-type="string" office:string-value="Desk 2161" calcext:value-type="string">
            <text:p>Desk 2161</text:p>
          </table:table-cell>
          <table:table-cell table:formula="of:=[.G188]&amp;RANDBETWEEN(1;9)" office:value-type="string" office:string-value="216" calcext:value-type="string">
            <text:p>216</text:p>
          </table:table-cell>
          <table:table-cell table:formula="of:=&quot;Team &quot;&amp;[.E188]" office:value-type="string" office:string-value="Team 216" calcext:value-type="string">
            <text:p>Team 216</text:p>
          </table:table-cell>
          <table:table-cell table:formula="of:=[.I188]&amp;RANDBETWEEN(1;9)" office:value-type="string" office:string-value="21" calcext:value-type="string">
            <text:p>21</text:p>
          </table:table-cell>
          <table:table-cell table:formula="of:=&quot;Business Line &quot;&amp;[.G188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88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89]&amp;RANDBETWEEN(1;9)" office:value-type="string" office:string-value="27848" calcext:value-type="string">
            <text:p>27848</text:p>
          </table:table-cell>
          <table:table-cell table:formula="of:=&quot;Product &quot;&amp;[.A189]" office:value-type="string" office:string-value="Product 27848" calcext:value-type="string">
            <text:p>Product 27848</text:p>
          </table:table-cell>
          <table:table-cell table:formula="of:=[.E189]&amp;RANDBETWEEN(1;9)" office:value-type="string" office:string-value="2784" calcext:value-type="string">
            <text:p>2784</text:p>
          </table:table-cell>
          <table:table-cell table:formula="of:=&quot;Desk &quot;&amp;[.C189]" office:value-type="string" office:string-value="Desk 2784" calcext:value-type="string">
            <text:p>Desk 2784</text:p>
          </table:table-cell>
          <table:table-cell table:formula="of:=[.G189]&amp;RANDBETWEEN(1;9)" office:value-type="string" office:string-value="278" calcext:value-type="string">
            <text:p>278</text:p>
          </table:table-cell>
          <table:table-cell table:formula="of:=&quot;Team &quot;&amp;[.E189]" office:value-type="string" office:string-value="Team 278" calcext:value-type="string">
            <text:p>Team 278</text:p>
          </table:table-cell>
          <table:table-cell table:formula="of:=[.I189]&amp;RANDBETWEEN(1;9)" office:value-type="string" office:string-value="27" calcext:value-type="string">
            <text:p>27</text:p>
          </table:table-cell>
          <table:table-cell table:formula="of:=&quot;Business Line &quot;&amp;[.G189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8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90]&amp;RANDBETWEEN(1;9)" office:value-type="string" office:string-value="43157" calcext:value-type="string">
            <text:p>43157</text:p>
          </table:table-cell>
          <table:table-cell table:formula="of:=&quot;Product &quot;&amp;[.A190]" office:value-type="string" office:string-value="Product 43157" calcext:value-type="string">
            <text:p>Product 43157</text:p>
          </table:table-cell>
          <table:table-cell table:formula="of:=[.E190]&amp;RANDBETWEEN(1;9)" office:value-type="string" office:string-value="4315" calcext:value-type="string">
            <text:p>4315</text:p>
          </table:table-cell>
          <table:table-cell table:formula="of:=&quot;Desk &quot;&amp;[.C190]" office:value-type="string" office:string-value="Desk 4315" calcext:value-type="string">
            <text:p>Desk 4315</text:p>
          </table:table-cell>
          <table:table-cell table:formula="of:=[.G190]&amp;RANDBETWEEN(1;9)" office:value-type="string" office:string-value="431" calcext:value-type="string">
            <text:p>431</text:p>
          </table:table-cell>
          <table:table-cell table:formula="of:=&quot;Team &quot;&amp;[.E190]" office:value-type="string" office:string-value="Team 431" calcext:value-type="string">
            <text:p>Team 431</text:p>
          </table:table-cell>
          <table:table-cell table:formula="of:=[.I190]&amp;RANDBETWEEN(1;9)" office:value-type="string" office:string-value="43" calcext:value-type="string">
            <text:p>43</text:p>
          </table:table-cell>
          <table:table-cell table:formula="of:=&quot;Business Line &quot;&amp;[.G190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19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191]&amp;RANDBETWEEN(1;9)" office:value-type="string" office:string-value="57576" calcext:value-type="string">
            <text:p>57576</text:p>
          </table:table-cell>
          <table:table-cell table:formula="of:=&quot;Product &quot;&amp;[.A191]" office:value-type="string" office:string-value="Product 57576" calcext:value-type="string">
            <text:p>Product 57576</text:p>
          </table:table-cell>
          <table:table-cell table:formula="of:=[.E191]&amp;RANDBETWEEN(1;9)" office:value-type="string" office:string-value="5757" calcext:value-type="string">
            <text:p>5757</text:p>
          </table:table-cell>
          <table:table-cell table:formula="of:=&quot;Desk &quot;&amp;[.C191]" office:value-type="string" office:string-value="Desk 5757" calcext:value-type="string">
            <text:p>Desk 5757</text:p>
          </table:table-cell>
          <table:table-cell table:formula="of:=[.G191]&amp;RANDBETWEEN(1;9)" office:value-type="string" office:string-value="575" calcext:value-type="string">
            <text:p>575</text:p>
          </table:table-cell>
          <table:table-cell table:formula="of:=&quot;Team &quot;&amp;[.E191]" office:value-type="string" office:string-value="Team 575" calcext:value-type="string">
            <text:p>Team 575</text:p>
          </table:table-cell>
          <table:table-cell table:formula="of:=[.I191]&amp;RANDBETWEEN(1;9)" office:value-type="string" office:string-value="57" calcext:value-type="string">
            <text:p>57</text:p>
          </table:table-cell>
          <table:table-cell table:formula="of:=&quot;Business Line &quot;&amp;[.G191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9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92]&amp;RANDBETWEEN(1;9)" office:value-type="string" office:string-value="73783" calcext:value-type="string">
            <text:p>73783</text:p>
          </table:table-cell>
          <table:table-cell table:formula="of:=&quot;Product &quot;&amp;[.A192]" office:value-type="string" office:string-value="Product 73783" calcext:value-type="string">
            <text:p>Product 73783</text:p>
          </table:table-cell>
          <table:table-cell table:formula="of:=[.E192]&amp;RANDBETWEEN(1;9)" office:value-type="string" office:string-value="7378" calcext:value-type="string">
            <text:p>7378</text:p>
          </table:table-cell>
          <table:table-cell table:formula="of:=&quot;Desk &quot;&amp;[.C192]" office:value-type="string" office:string-value="Desk 7378" calcext:value-type="string">
            <text:p>Desk 7378</text:p>
          </table:table-cell>
          <table:table-cell table:formula="of:=[.G192]&amp;RANDBETWEEN(1;9)" office:value-type="string" office:string-value="737" calcext:value-type="string">
            <text:p>737</text:p>
          </table:table-cell>
          <table:table-cell table:formula="of:=&quot;Team &quot;&amp;[.E192]" office:value-type="string" office:string-value="Team 737" calcext:value-type="string">
            <text:p>Team 737</text:p>
          </table:table-cell>
          <table:table-cell table:formula="of:=[.I192]&amp;RANDBETWEEN(1;9)" office:value-type="string" office:string-value="73" calcext:value-type="string">
            <text:p>73</text:p>
          </table:table-cell>
          <table:table-cell table:formula="of:=&quot;Business Line &quot;&amp;[.G192]" office:value-type="string" office:string-value="Business Line 73" calcext:value-type="string">
            <text:p>Business Line 73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9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93]&amp;RANDBETWEEN(1;9)" office:value-type="string" office:string-value="38483" calcext:value-type="string">
            <text:p>38483</text:p>
          </table:table-cell>
          <table:table-cell table:formula="of:=&quot;Product &quot;&amp;[.A193]" office:value-type="string" office:string-value="Product 38483" calcext:value-type="string">
            <text:p>Product 38483</text:p>
          </table:table-cell>
          <table:table-cell table:formula="of:=[.E193]&amp;RANDBETWEEN(1;9)" office:value-type="string" office:string-value="3848" calcext:value-type="string">
            <text:p>3848</text:p>
          </table:table-cell>
          <table:table-cell table:formula="of:=&quot;Desk &quot;&amp;[.C193]" office:value-type="string" office:string-value="Desk 3848" calcext:value-type="string">
            <text:p>Desk 3848</text:p>
          </table:table-cell>
          <table:table-cell table:formula="of:=[.G193]&amp;RANDBETWEEN(1;9)" office:value-type="string" office:string-value="384" calcext:value-type="string">
            <text:p>384</text:p>
          </table:table-cell>
          <table:table-cell table:formula="of:=&quot;Team &quot;&amp;[.E193]" office:value-type="string" office:string-value="Team 384" calcext:value-type="string">
            <text:p>Team 384</text:p>
          </table:table-cell>
          <table:table-cell table:formula="of:=[.I193]&amp;RANDBETWEEN(1;9)" office:value-type="string" office:string-value="38" calcext:value-type="string">
            <text:p>38</text:p>
          </table:table-cell>
          <table:table-cell table:formula="of:=&quot;Business Line &quot;&amp;[.G193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9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94]&amp;RANDBETWEEN(1;9)" office:value-type="string" office:string-value="34547" calcext:value-type="string">
            <text:p>34547</text:p>
          </table:table-cell>
          <table:table-cell table:formula="of:=&quot;Product &quot;&amp;[.A194]" office:value-type="string" office:string-value="Product 34547" calcext:value-type="string">
            <text:p>Product 34547</text:p>
          </table:table-cell>
          <table:table-cell table:formula="of:=[.E194]&amp;RANDBETWEEN(1;9)" office:value-type="string" office:string-value="3454" calcext:value-type="string">
            <text:p>3454</text:p>
          </table:table-cell>
          <table:table-cell table:formula="of:=&quot;Desk &quot;&amp;[.C194]" office:value-type="string" office:string-value="Desk 3454" calcext:value-type="string">
            <text:p>Desk 3454</text:p>
          </table:table-cell>
          <table:table-cell table:formula="of:=[.G194]&amp;RANDBETWEEN(1;9)" office:value-type="string" office:string-value="345" calcext:value-type="string">
            <text:p>345</text:p>
          </table:table-cell>
          <table:table-cell table:formula="of:=&quot;Team &quot;&amp;[.E194]" office:value-type="string" office:string-value="Team 345" calcext:value-type="string">
            <text:p>Team 345</text:p>
          </table:table-cell>
          <table:table-cell table:formula="of:=[.I194]&amp;RANDBETWEEN(1;9)" office:value-type="string" office:string-value="34" calcext:value-type="string">
            <text:p>34</text:p>
          </table:table-cell>
          <table:table-cell table:formula="of:=&quot;Business Line &quot;&amp;[.G194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194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195]&amp;RANDBETWEEN(1;9)" office:value-type="string" office:string-value="57347" calcext:value-type="string">
            <text:p>57347</text:p>
          </table:table-cell>
          <table:table-cell table:formula="of:=&quot;Product &quot;&amp;[.A195]" office:value-type="string" office:string-value="Product 57347" calcext:value-type="string">
            <text:p>Product 57347</text:p>
          </table:table-cell>
          <table:table-cell table:formula="of:=[.E195]&amp;RANDBETWEEN(1;9)" office:value-type="string" office:string-value="5734" calcext:value-type="string">
            <text:p>5734</text:p>
          </table:table-cell>
          <table:table-cell table:formula="of:=&quot;Desk &quot;&amp;[.C195]" office:value-type="string" office:string-value="Desk 5734" calcext:value-type="string">
            <text:p>Desk 5734</text:p>
          </table:table-cell>
          <table:table-cell table:formula="of:=[.G195]&amp;RANDBETWEEN(1;9)" office:value-type="string" office:string-value="573" calcext:value-type="string">
            <text:p>573</text:p>
          </table:table-cell>
          <table:table-cell table:formula="of:=&quot;Team &quot;&amp;[.E195]" office:value-type="string" office:string-value="Team 573" calcext:value-type="string">
            <text:p>Team 573</text:p>
          </table:table-cell>
          <table:table-cell table:formula="of:=[.I195]&amp;RANDBETWEEN(1;9)" office:value-type="string" office:string-value="57" calcext:value-type="string">
            <text:p>57</text:p>
          </table:table-cell>
          <table:table-cell table:formula="of:=&quot;Business Line &quot;&amp;[.G195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19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196]&amp;RANDBETWEEN(1;9)" office:value-type="string" office:string-value="79832" calcext:value-type="string">
            <text:p>79832</text:p>
          </table:table-cell>
          <table:table-cell table:formula="of:=&quot;Product &quot;&amp;[.A196]" office:value-type="string" office:string-value="Product 79832" calcext:value-type="string">
            <text:p>Product 79832</text:p>
          </table:table-cell>
          <table:table-cell table:formula="of:=[.E196]&amp;RANDBETWEEN(1;9)" office:value-type="string" office:string-value="7983" calcext:value-type="string">
            <text:p>7983</text:p>
          </table:table-cell>
          <table:table-cell table:formula="of:=&quot;Desk &quot;&amp;[.C196]" office:value-type="string" office:string-value="Desk 7983" calcext:value-type="string">
            <text:p>Desk 7983</text:p>
          </table:table-cell>
          <table:table-cell table:formula="of:=[.G196]&amp;RANDBETWEEN(1;9)" office:value-type="string" office:string-value="798" calcext:value-type="string">
            <text:p>798</text:p>
          </table:table-cell>
          <table:table-cell table:formula="of:=&quot;Team &quot;&amp;[.E196]" office:value-type="string" office:string-value="Team 798" calcext:value-type="string">
            <text:p>Team 798</text:p>
          </table:table-cell>
          <table:table-cell table:formula="of:=[.I196]&amp;RANDBETWEEN(1;9)" office:value-type="string" office:string-value="79" calcext:value-type="string">
            <text:p>79</text:p>
          </table:table-cell>
          <table:table-cell table:formula="of:=&quot;Business Line &quot;&amp;[.G196]" office:value-type="string" office:string-value="Business Line 79" calcext:value-type="string">
            <text:p>Business Line 7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196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197]&amp;RANDBETWEEN(1;9)" office:value-type="string" office:string-value="61643" calcext:value-type="string">
            <text:p>61643</text:p>
          </table:table-cell>
          <table:table-cell table:formula="of:=&quot;Product &quot;&amp;[.A197]" office:value-type="string" office:string-value="Product 61643" calcext:value-type="string">
            <text:p>Product 61643</text:p>
          </table:table-cell>
          <table:table-cell table:formula="of:=[.E197]&amp;RANDBETWEEN(1;9)" office:value-type="string" office:string-value="6164" calcext:value-type="string">
            <text:p>6164</text:p>
          </table:table-cell>
          <table:table-cell table:formula="of:=&quot;Desk &quot;&amp;[.C197]" office:value-type="string" office:string-value="Desk 6164" calcext:value-type="string">
            <text:p>Desk 6164</text:p>
          </table:table-cell>
          <table:table-cell table:formula="of:=[.G197]&amp;RANDBETWEEN(1;9)" office:value-type="string" office:string-value="616" calcext:value-type="string">
            <text:p>616</text:p>
          </table:table-cell>
          <table:table-cell table:formula="of:=&quot;Team &quot;&amp;[.E197]" office:value-type="string" office:string-value="Team 616" calcext:value-type="string">
            <text:p>Team 616</text:p>
          </table:table-cell>
          <table:table-cell table:formula="of:=[.I197]&amp;RANDBETWEEN(1;9)" office:value-type="string" office:string-value="61" calcext:value-type="string">
            <text:p>61</text:p>
          </table:table-cell>
          <table:table-cell table:formula="of:=&quot;Business Line &quot;&amp;[.G197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19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198]&amp;RANDBETWEEN(1;9)" office:value-type="string" office:string-value="21619" calcext:value-type="string">
            <text:p>21619</text:p>
          </table:table-cell>
          <table:table-cell table:formula="of:=&quot;Product &quot;&amp;[.A198]" office:value-type="string" office:string-value="Product 21619" calcext:value-type="string">
            <text:p>Product 21619</text:p>
          </table:table-cell>
          <table:table-cell table:formula="of:=[.E198]&amp;RANDBETWEEN(1;9)" office:value-type="string" office:string-value="2161" calcext:value-type="string">
            <text:p>2161</text:p>
          </table:table-cell>
          <table:table-cell table:formula="of:=&quot;Desk &quot;&amp;[.C198]" office:value-type="string" office:string-value="Desk 2161" calcext:value-type="string">
            <text:p>Desk 2161</text:p>
          </table:table-cell>
          <table:table-cell table:formula="of:=[.G198]&amp;RANDBETWEEN(1;9)" office:value-type="string" office:string-value="216" calcext:value-type="string">
            <text:p>216</text:p>
          </table:table-cell>
          <table:table-cell table:formula="of:=&quot;Team &quot;&amp;[.E198]" office:value-type="string" office:string-value="Team 216" calcext:value-type="string">
            <text:p>Team 216</text:p>
          </table:table-cell>
          <table:table-cell table:formula="of:=[.I198]&amp;RANDBETWEEN(1;9)" office:value-type="string" office:string-value="21" calcext:value-type="string">
            <text:p>21</text:p>
          </table:table-cell>
          <table:table-cell table:formula="of:=&quot;Business Line &quot;&amp;[.G198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198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199]&amp;RANDBETWEEN(1;9)" office:value-type="string" office:string-value="87323" calcext:value-type="string">
            <text:p>87323</text:p>
          </table:table-cell>
          <table:table-cell table:formula="of:=&quot;Product &quot;&amp;[.A199]" office:value-type="string" office:string-value="Product 87323" calcext:value-type="string">
            <text:p>Product 87323</text:p>
          </table:table-cell>
          <table:table-cell table:formula="of:=[.E199]&amp;RANDBETWEEN(1;9)" office:value-type="string" office:string-value="8732" calcext:value-type="string">
            <text:p>8732</text:p>
          </table:table-cell>
          <table:table-cell table:formula="of:=&quot;Desk &quot;&amp;[.C199]" office:value-type="string" office:string-value="Desk 8732" calcext:value-type="string">
            <text:p>Desk 8732</text:p>
          </table:table-cell>
          <table:table-cell table:formula="of:=[.G199]&amp;RANDBETWEEN(1;9)" office:value-type="string" office:string-value="873" calcext:value-type="string">
            <text:p>873</text:p>
          </table:table-cell>
          <table:table-cell table:formula="of:=&quot;Team &quot;&amp;[.E199]" office:value-type="string" office:string-value="Team 873" calcext:value-type="string">
            <text:p>Team 873</text:p>
          </table:table-cell>
          <table:table-cell table:formula="of:=[.I199]&amp;RANDBETWEEN(1;9)" office:value-type="string" office:string-value="87" calcext:value-type="string">
            <text:p>87</text:p>
          </table:table-cell>
          <table:table-cell table:formula="of:=&quot;Business Line &quot;&amp;[.G199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19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00]&amp;RANDBETWEEN(1;9)" office:value-type="string" office:string-value="66931" calcext:value-type="string">
            <text:p>66931</text:p>
          </table:table-cell>
          <table:table-cell table:formula="of:=&quot;Product &quot;&amp;[.A200]" office:value-type="string" office:string-value="Product 66931" calcext:value-type="string">
            <text:p>Product 66931</text:p>
          </table:table-cell>
          <table:table-cell table:formula="of:=[.E200]&amp;RANDBETWEEN(1;9)" office:value-type="string" office:string-value="6693" calcext:value-type="string">
            <text:p>6693</text:p>
          </table:table-cell>
          <table:table-cell table:formula="of:=&quot;Desk &quot;&amp;[.C200]" office:value-type="string" office:string-value="Desk 6693" calcext:value-type="string">
            <text:p>Desk 6693</text:p>
          </table:table-cell>
          <table:table-cell table:formula="of:=[.G200]&amp;RANDBETWEEN(1;9)" office:value-type="string" office:string-value="669" calcext:value-type="string">
            <text:p>669</text:p>
          </table:table-cell>
          <table:table-cell table:formula="of:=&quot;Team &quot;&amp;[.E200]" office:value-type="string" office:string-value="Team 669" calcext:value-type="string">
            <text:p>Team 669</text:p>
          </table:table-cell>
          <table:table-cell table:formula="of:=[.I200]&amp;RANDBETWEEN(1;9)" office:value-type="string" office:string-value="66" calcext:value-type="string">
            <text:p>66</text:p>
          </table:table-cell>
          <table:table-cell table:formula="of:=&quot;Business Line &quot;&amp;[.G200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00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01]&amp;RANDBETWEEN(1;9)" office:value-type="string" office:string-value="57751" calcext:value-type="string">
            <text:p>57751</text:p>
          </table:table-cell>
          <table:table-cell table:formula="of:=&quot;Product &quot;&amp;[.A201]" office:value-type="string" office:string-value="Product 57751" calcext:value-type="string">
            <text:p>Product 57751</text:p>
          </table:table-cell>
          <table:table-cell table:formula="of:=[.E201]&amp;RANDBETWEEN(1;9)" office:value-type="string" office:string-value="5775" calcext:value-type="string">
            <text:p>5775</text:p>
          </table:table-cell>
          <table:table-cell table:formula="of:=&quot;Desk &quot;&amp;[.C201]" office:value-type="string" office:string-value="Desk 5775" calcext:value-type="string">
            <text:p>Desk 5775</text:p>
          </table:table-cell>
          <table:table-cell table:formula="of:=[.G201]&amp;RANDBETWEEN(1;9)" office:value-type="string" office:string-value="577" calcext:value-type="string">
            <text:p>577</text:p>
          </table:table-cell>
          <table:table-cell table:formula="of:=&quot;Team &quot;&amp;[.E201]" office:value-type="string" office:string-value="Team 577" calcext:value-type="string">
            <text:p>Team 577</text:p>
          </table:table-cell>
          <table:table-cell table:formula="of:=[.I201]&amp;RANDBETWEEN(1;9)" office:value-type="string" office:string-value="57" calcext:value-type="string">
            <text:p>57</text:p>
          </table:table-cell>
          <table:table-cell table:formula="of:=&quot;Business Line &quot;&amp;[.G201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0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02]&amp;RANDBETWEEN(1;9)" office:value-type="string" office:string-value="17724" calcext:value-type="string">
            <text:p>17724</text:p>
          </table:table-cell>
          <table:table-cell table:formula="of:=&quot;Product &quot;&amp;[.A202]" office:value-type="string" office:string-value="Product 17724" calcext:value-type="string">
            <text:p>Product 17724</text:p>
          </table:table-cell>
          <table:table-cell table:formula="of:=[.E202]&amp;RANDBETWEEN(1;9)" office:value-type="string" office:string-value="1772" calcext:value-type="string">
            <text:p>1772</text:p>
          </table:table-cell>
          <table:table-cell table:formula="of:=&quot;Desk &quot;&amp;[.C202]" office:value-type="string" office:string-value="Desk 1772" calcext:value-type="string">
            <text:p>Desk 1772</text:p>
          </table:table-cell>
          <table:table-cell table:formula="of:=[.G202]&amp;RANDBETWEEN(1;9)" office:value-type="string" office:string-value="177" calcext:value-type="string">
            <text:p>177</text:p>
          </table:table-cell>
          <table:table-cell table:formula="of:=&quot;Team &quot;&amp;[.E202]" office:value-type="string" office:string-value="Team 177" calcext:value-type="string">
            <text:p>Team 177</text:p>
          </table:table-cell>
          <table:table-cell table:formula="of:=[.I202]&amp;RANDBETWEEN(1;9)" office:value-type="string" office:string-value="17" calcext:value-type="string">
            <text:p>17</text:p>
          </table:table-cell>
          <table:table-cell table:formula="of:=&quot;Business Line &quot;&amp;[.G202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02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03]&amp;RANDBETWEEN(1;9)" office:value-type="string" office:string-value="33281" calcext:value-type="string">
            <text:p>33281</text:p>
          </table:table-cell>
          <table:table-cell table:formula="of:=&quot;Product &quot;&amp;[.A203]" office:value-type="string" office:string-value="Product 33281" calcext:value-type="string">
            <text:p>Product 33281</text:p>
          </table:table-cell>
          <table:table-cell table:formula="of:=[.E203]&amp;RANDBETWEEN(1;9)" office:value-type="string" office:string-value="3328" calcext:value-type="string">
            <text:p>3328</text:p>
          </table:table-cell>
          <table:table-cell table:formula="of:=&quot;Desk &quot;&amp;[.C203]" office:value-type="string" office:string-value="Desk 3328" calcext:value-type="string">
            <text:p>Desk 3328</text:p>
          </table:table-cell>
          <table:table-cell table:formula="of:=[.G203]&amp;RANDBETWEEN(1;9)" office:value-type="string" office:string-value="332" calcext:value-type="string">
            <text:p>332</text:p>
          </table:table-cell>
          <table:table-cell table:formula="of:=&quot;Team &quot;&amp;[.E203]" office:value-type="string" office:string-value="Team 332" calcext:value-type="string">
            <text:p>Team 332</text:p>
          </table:table-cell>
          <table:table-cell table:formula="of:=[.I203]&amp;RANDBETWEEN(1;9)" office:value-type="string" office:string-value="33" calcext:value-type="string">
            <text:p>33</text:p>
          </table:table-cell>
          <table:table-cell table:formula="of:=&quot;Business Line &quot;&amp;[.G203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0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04]&amp;RANDBETWEEN(1;9)" office:value-type="string" office:string-value="84822" calcext:value-type="string">
            <text:p>84822</text:p>
          </table:table-cell>
          <table:table-cell table:formula="of:=&quot;Product &quot;&amp;[.A204]" office:value-type="string" office:string-value="Product 84822" calcext:value-type="string">
            <text:p>Product 84822</text:p>
          </table:table-cell>
          <table:table-cell table:formula="of:=[.E204]&amp;RANDBETWEEN(1;9)" office:value-type="string" office:string-value="8482" calcext:value-type="string">
            <text:p>8482</text:p>
          </table:table-cell>
          <table:table-cell table:formula="of:=&quot;Desk &quot;&amp;[.C204]" office:value-type="string" office:string-value="Desk 8482" calcext:value-type="string">
            <text:p>Desk 8482</text:p>
          </table:table-cell>
          <table:table-cell table:formula="of:=[.G204]&amp;RANDBETWEEN(1;9)" office:value-type="string" office:string-value="848" calcext:value-type="string">
            <text:p>848</text:p>
          </table:table-cell>
          <table:table-cell table:formula="of:=&quot;Team &quot;&amp;[.E204]" office:value-type="string" office:string-value="Team 848" calcext:value-type="string">
            <text:p>Team 848</text:p>
          </table:table-cell>
          <table:table-cell table:formula="of:=[.I204]&amp;RANDBETWEEN(1;9)" office:value-type="string" office:string-value="84" calcext:value-type="string">
            <text:p>84</text:p>
          </table:table-cell>
          <table:table-cell table:formula="of:=&quot;Business Line &quot;&amp;[.G204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0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05]&amp;RANDBETWEEN(1;9)" office:value-type="string" office:string-value="92185" calcext:value-type="string">
            <text:p>92185</text:p>
          </table:table-cell>
          <table:table-cell table:formula="of:=&quot;Product &quot;&amp;[.A205]" office:value-type="string" office:string-value="Product 92185" calcext:value-type="string">
            <text:p>Product 92185</text:p>
          </table:table-cell>
          <table:table-cell table:formula="of:=[.E205]&amp;RANDBETWEEN(1;9)" office:value-type="string" office:string-value="9218" calcext:value-type="string">
            <text:p>9218</text:p>
          </table:table-cell>
          <table:table-cell table:formula="of:=&quot;Desk &quot;&amp;[.C205]" office:value-type="string" office:string-value="Desk 9218" calcext:value-type="string">
            <text:p>Desk 9218</text:p>
          </table:table-cell>
          <table:table-cell table:formula="of:=[.G205]&amp;RANDBETWEEN(1;9)" office:value-type="string" office:string-value="921" calcext:value-type="string">
            <text:p>921</text:p>
          </table:table-cell>
          <table:table-cell table:formula="of:=&quot;Team &quot;&amp;[.E205]" office:value-type="string" office:string-value="Team 921" calcext:value-type="string">
            <text:p>Team 921</text:p>
          </table:table-cell>
          <table:table-cell table:formula="of:=[.I205]&amp;RANDBETWEEN(1;9)" office:value-type="string" office:string-value="92" calcext:value-type="string">
            <text:p>92</text:p>
          </table:table-cell>
          <table:table-cell table:formula="of:=&quot;Business Line &quot;&amp;[.G205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0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06]&amp;RANDBETWEEN(1;9)" office:value-type="string" office:string-value="87332" calcext:value-type="string">
            <text:p>87332</text:p>
          </table:table-cell>
          <table:table-cell table:formula="of:=&quot;Product &quot;&amp;[.A206]" office:value-type="string" office:string-value="Product 87332" calcext:value-type="string">
            <text:p>Product 87332</text:p>
          </table:table-cell>
          <table:table-cell table:formula="of:=[.E206]&amp;RANDBETWEEN(1;9)" office:value-type="string" office:string-value="8733" calcext:value-type="string">
            <text:p>8733</text:p>
          </table:table-cell>
          <table:table-cell table:formula="of:=&quot;Desk &quot;&amp;[.C206]" office:value-type="string" office:string-value="Desk 8733" calcext:value-type="string">
            <text:p>Desk 8733</text:p>
          </table:table-cell>
          <table:table-cell table:formula="of:=[.G206]&amp;RANDBETWEEN(1;9)" office:value-type="string" office:string-value="873" calcext:value-type="string">
            <text:p>873</text:p>
          </table:table-cell>
          <table:table-cell table:formula="of:=&quot;Team &quot;&amp;[.E206]" office:value-type="string" office:string-value="Team 873" calcext:value-type="string">
            <text:p>Team 873</text:p>
          </table:table-cell>
          <table:table-cell table:formula="of:=[.I206]&amp;RANDBETWEEN(1;9)" office:value-type="string" office:string-value="87" calcext:value-type="string">
            <text:p>87</text:p>
          </table:table-cell>
          <table:table-cell table:formula="of:=&quot;Business Line &quot;&amp;[.G206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0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07]&amp;RANDBETWEEN(1;9)" office:value-type="string" office:string-value="56633" calcext:value-type="string">
            <text:p>56633</text:p>
          </table:table-cell>
          <table:table-cell table:formula="of:=&quot;Product &quot;&amp;[.A207]" office:value-type="string" office:string-value="Product 56633" calcext:value-type="string">
            <text:p>Product 56633</text:p>
          </table:table-cell>
          <table:table-cell table:formula="of:=[.E207]&amp;RANDBETWEEN(1;9)" office:value-type="string" office:string-value="5663" calcext:value-type="string">
            <text:p>5663</text:p>
          </table:table-cell>
          <table:table-cell table:formula="of:=&quot;Desk &quot;&amp;[.C207]" office:value-type="string" office:string-value="Desk 5663" calcext:value-type="string">
            <text:p>Desk 5663</text:p>
          </table:table-cell>
          <table:table-cell table:formula="of:=[.G207]&amp;RANDBETWEEN(1;9)" office:value-type="string" office:string-value="566" calcext:value-type="string">
            <text:p>566</text:p>
          </table:table-cell>
          <table:table-cell table:formula="of:=&quot;Team &quot;&amp;[.E207]" office:value-type="string" office:string-value="Team 566" calcext:value-type="string">
            <text:p>Team 566</text:p>
          </table:table-cell>
          <table:table-cell table:formula="of:=[.I207]&amp;RANDBETWEEN(1;9)" office:value-type="string" office:string-value="56" calcext:value-type="string">
            <text:p>56</text:p>
          </table:table-cell>
          <table:table-cell table:formula="of:=&quot;Business Line &quot;&amp;[.G207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0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08]&amp;RANDBETWEEN(1;9)" office:value-type="string" office:string-value="32231" calcext:value-type="string">
            <text:p>32231</text:p>
          </table:table-cell>
          <table:table-cell table:formula="of:=&quot;Product &quot;&amp;[.A208]" office:value-type="string" office:string-value="Product 32231" calcext:value-type="string">
            <text:p>Product 32231</text:p>
          </table:table-cell>
          <table:table-cell table:formula="of:=[.E208]&amp;RANDBETWEEN(1;9)" office:value-type="string" office:string-value="3223" calcext:value-type="string">
            <text:p>3223</text:p>
          </table:table-cell>
          <table:table-cell table:formula="of:=&quot;Desk &quot;&amp;[.C208]" office:value-type="string" office:string-value="Desk 3223" calcext:value-type="string">
            <text:p>Desk 3223</text:p>
          </table:table-cell>
          <table:table-cell table:formula="of:=[.G208]&amp;RANDBETWEEN(1;9)" office:value-type="string" office:string-value="322" calcext:value-type="string">
            <text:p>322</text:p>
          </table:table-cell>
          <table:table-cell table:formula="of:=&quot;Team &quot;&amp;[.E208]" office:value-type="string" office:string-value="Team 322" calcext:value-type="string">
            <text:p>Team 322</text:p>
          </table:table-cell>
          <table:table-cell table:formula="of:=[.I208]&amp;RANDBETWEEN(1;9)" office:value-type="string" office:string-value="32" calcext:value-type="string">
            <text:p>32</text:p>
          </table:table-cell>
          <table:table-cell table:formula="of:=&quot;Business Line &quot;&amp;[.G208]" office:value-type="string" office:string-value="Business Line 32" calcext:value-type="string">
            <text:p>Business Line 32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0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09]&amp;RANDBETWEEN(1;9)" office:value-type="string" office:string-value="81182" calcext:value-type="string">
            <text:p>81182</text:p>
          </table:table-cell>
          <table:table-cell table:formula="of:=&quot;Product &quot;&amp;[.A209]" office:value-type="string" office:string-value="Product 81182" calcext:value-type="string">
            <text:p>Product 81182</text:p>
          </table:table-cell>
          <table:table-cell table:formula="of:=[.E209]&amp;RANDBETWEEN(1;9)" office:value-type="string" office:string-value="8118" calcext:value-type="string">
            <text:p>8118</text:p>
          </table:table-cell>
          <table:table-cell table:formula="of:=&quot;Desk &quot;&amp;[.C209]" office:value-type="string" office:string-value="Desk 8118" calcext:value-type="string">
            <text:p>Desk 8118</text:p>
          </table:table-cell>
          <table:table-cell table:formula="of:=[.G209]&amp;RANDBETWEEN(1;9)" office:value-type="string" office:string-value="811" calcext:value-type="string">
            <text:p>811</text:p>
          </table:table-cell>
          <table:table-cell table:formula="of:=&quot;Team &quot;&amp;[.E209]" office:value-type="string" office:string-value="Team 811" calcext:value-type="string">
            <text:p>Team 811</text:p>
          </table:table-cell>
          <table:table-cell table:formula="of:=[.I209]&amp;RANDBETWEEN(1;9)" office:value-type="string" office:string-value="81" calcext:value-type="string">
            <text:p>81</text:p>
          </table:table-cell>
          <table:table-cell table:formula="of:=&quot;Business Line &quot;&amp;[.G209]" office:value-type="string" office:string-value="Business Line 81" calcext:value-type="string">
            <text:p>Business Line 8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0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10]&amp;RANDBETWEEN(1;9)" office:value-type="string" office:string-value="94249" calcext:value-type="string">
            <text:p>94249</text:p>
          </table:table-cell>
          <table:table-cell table:formula="of:=&quot;Product &quot;&amp;[.A210]" office:value-type="string" office:string-value="Product 94249" calcext:value-type="string">
            <text:p>Product 94249</text:p>
          </table:table-cell>
          <table:table-cell table:formula="of:=[.E210]&amp;RANDBETWEEN(1;9)" office:value-type="string" office:string-value="9424" calcext:value-type="string">
            <text:p>9424</text:p>
          </table:table-cell>
          <table:table-cell table:formula="of:=&quot;Desk &quot;&amp;[.C210]" office:value-type="string" office:string-value="Desk 9424" calcext:value-type="string">
            <text:p>Desk 9424</text:p>
          </table:table-cell>
          <table:table-cell table:formula="of:=[.G210]&amp;RANDBETWEEN(1;9)" office:value-type="string" office:string-value="942" calcext:value-type="string">
            <text:p>942</text:p>
          </table:table-cell>
          <table:table-cell table:formula="of:=&quot;Team &quot;&amp;[.E210]" office:value-type="string" office:string-value="Team 942" calcext:value-type="string">
            <text:p>Team 942</text:p>
          </table:table-cell>
          <table:table-cell table:formula="of:=[.I210]&amp;RANDBETWEEN(1;9)" office:value-type="string" office:string-value="94" calcext:value-type="string">
            <text:p>94</text:p>
          </table:table-cell>
          <table:table-cell table:formula="of:=&quot;Business Line &quot;&amp;[.G210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10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11]&amp;RANDBETWEEN(1;9)" office:value-type="string" office:string-value="63617" calcext:value-type="string">
            <text:p>63617</text:p>
          </table:table-cell>
          <table:table-cell table:formula="of:=&quot;Product &quot;&amp;[.A211]" office:value-type="string" office:string-value="Product 63617" calcext:value-type="string">
            <text:p>Product 63617</text:p>
          </table:table-cell>
          <table:table-cell table:formula="of:=[.E211]&amp;RANDBETWEEN(1;9)" office:value-type="string" office:string-value="6361" calcext:value-type="string">
            <text:p>6361</text:p>
          </table:table-cell>
          <table:table-cell table:formula="of:=&quot;Desk &quot;&amp;[.C211]" office:value-type="string" office:string-value="Desk 6361" calcext:value-type="string">
            <text:p>Desk 6361</text:p>
          </table:table-cell>
          <table:table-cell table:formula="of:=[.G211]&amp;RANDBETWEEN(1;9)" office:value-type="string" office:string-value="636" calcext:value-type="string">
            <text:p>636</text:p>
          </table:table-cell>
          <table:table-cell table:formula="of:=&quot;Team &quot;&amp;[.E211]" office:value-type="string" office:string-value="Team 636" calcext:value-type="string">
            <text:p>Team 636</text:p>
          </table:table-cell>
          <table:table-cell table:formula="of:=[.I211]&amp;RANDBETWEEN(1;9)" office:value-type="string" office:string-value="63" calcext:value-type="string">
            <text:p>63</text:p>
          </table:table-cell>
          <table:table-cell table:formula="of:=&quot;Business Line &quot;&amp;[.G211]" office:value-type="string" office:string-value="Business Line 63" calcext:value-type="string">
            <text:p>Business Line 63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1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12]&amp;RANDBETWEEN(1;9)" office:value-type="string" office:string-value="77852" calcext:value-type="string">
            <text:p>77852</text:p>
          </table:table-cell>
          <table:table-cell table:formula="of:=&quot;Product &quot;&amp;[.A212]" office:value-type="string" office:string-value="Product 77852" calcext:value-type="string">
            <text:p>Product 77852</text:p>
          </table:table-cell>
          <table:table-cell table:formula="of:=[.E212]&amp;RANDBETWEEN(1;9)" office:value-type="string" office:string-value="7785" calcext:value-type="string">
            <text:p>7785</text:p>
          </table:table-cell>
          <table:table-cell table:formula="of:=&quot;Desk &quot;&amp;[.C212]" office:value-type="string" office:string-value="Desk 7785" calcext:value-type="string">
            <text:p>Desk 7785</text:p>
          </table:table-cell>
          <table:table-cell table:formula="of:=[.G212]&amp;RANDBETWEEN(1;9)" office:value-type="string" office:string-value="778" calcext:value-type="string">
            <text:p>778</text:p>
          </table:table-cell>
          <table:table-cell table:formula="of:=&quot;Team &quot;&amp;[.E212]" office:value-type="string" office:string-value="Team 778" calcext:value-type="string">
            <text:p>Team 778</text:p>
          </table:table-cell>
          <table:table-cell table:formula="of:=[.I212]&amp;RANDBETWEEN(1;9)" office:value-type="string" office:string-value="77" calcext:value-type="string">
            <text:p>77</text:p>
          </table:table-cell>
          <table:table-cell table:formula="of:=&quot;Business Line &quot;&amp;[.G212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1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13]&amp;RANDBETWEEN(1;9)" office:value-type="string" office:string-value="25397" calcext:value-type="string">
            <text:p>25397</text:p>
          </table:table-cell>
          <table:table-cell table:formula="of:=&quot;Product &quot;&amp;[.A213]" office:value-type="string" office:string-value="Product 25397" calcext:value-type="string">
            <text:p>Product 25397</text:p>
          </table:table-cell>
          <table:table-cell table:formula="of:=[.E213]&amp;RANDBETWEEN(1;9)" office:value-type="string" office:string-value="2539" calcext:value-type="string">
            <text:p>2539</text:p>
          </table:table-cell>
          <table:table-cell table:formula="of:=&quot;Desk &quot;&amp;[.C213]" office:value-type="string" office:string-value="Desk 2539" calcext:value-type="string">
            <text:p>Desk 2539</text:p>
          </table:table-cell>
          <table:table-cell table:formula="of:=[.G213]&amp;RANDBETWEEN(1;9)" office:value-type="string" office:string-value="253" calcext:value-type="string">
            <text:p>253</text:p>
          </table:table-cell>
          <table:table-cell table:formula="of:=&quot;Team &quot;&amp;[.E213]" office:value-type="string" office:string-value="Team 253" calcext:value-type="string">
            <text:p>Team 253</text:p>
          </table:table-cell>
          <table:table-cell table:formula="of:=[.I213]&amp;RANDBETWEEN(1;9)" office:value-type="string" office:string-value="25" calcext:value-type="string">
            <text:p>25</text:p>
          </table:table-cell>
          <table:table-cell table:formula="of:=&quot;Business Line &quot;&amp;[.G213]" office:value-type="string" office:string-value="Business Line 25" calcext:value-type="string">
            <text:p>Business Line 2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1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14]&amp;RANDBETWEEN(1;9)" office:value-type="string" office:string-value="45911" calcext:value-type="string">
            <text:p>45911</text:p>
          </table:table-cell>
          <table:table-cell table:formula="of:=&quot;Product &quot;&amp;[.A214]" office:value-type="string" office:string-value="Product 45911" calcext:value-type="string">
            <text:p>Product 45911</text:p>
          </table:table-cell>
          <table:table-cell table:formula="of:=[.E214]&amp;RANDBETWEEN(1;9)" office:value-type="string" office:string-value="4591" calcext:value-type="string">
            <text:p>4591</text:p>
          </table:table-cell>
          <table:table-cell table:formula="of:=&quot;Desk &quot;&amp;[.C214]" office:value-type="string" office:string-value="Desk 4591" calcext:value-type="string">
            <text:p>Desk 4591</text:p>
          </table:table-cell>
          <table:table-cell table:formula="of:=[.G214]&amp;RANDBETWEEN(1;9)" office:value-type="string" office:string-value="459" calcext:value-type="string">
            <text:p>459</text:p>
          </table:table-cell>
          <table:table-cell table:formula="of:=&quot;Team &quot;&amp;[.E214]" office:value-type="string" office:string-value="Team 459" calcext:value-type="string">
            <text:p>Team 459</text:p>
          </table:table-cell>
          <table:table-cell table:formula="of:=[.I214]&amp;RANDBETWEEN(1;9)" office:value-type="string" office:string-value="45" calcext:value-type="string">
            <text:p>45</text:p>
          </table:table-cell>
          <table:table-cell table:formula="of:=&quot;Business Line &quot;&amp;[.G214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1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15]&amp;RANDBETWEEN(1;9)" office:value-type="string" office:string-value="73714" calcext:value-type="string">
            <text:p>73714</text:p>
          </table:table-cell>
          <table:table-cell table:formula="of:=&quot;Product &quot;&amp;[.A215]" office:value-type="string" office:string-value="Product 73714" calcext:value-type="string">
            <text:p>Product 73714</text:p>
          </table:table-cell>
          <table:table-cell table:formula="of:=[.E215]&amp;RANDBETWEEN(1;9)" office:value-type="string" office:string-value="7371" calcext:value-type="string">
            <text:p>7371</text:p>
          </table:table-cell>
          <table:table-cell table:formula="of:=&quot;Desk &quot;&amp;[.C215]" office:value-type="string" office:string-value="Desk 7371" calcext:value-type="string">
            <text:p>Desk 7371</text:p>
          </table:table-cell>
          <table:table-cell table:formula="of:=[.G215]&amp;RANDBETWEEN(1;9)" office:value-type="string" office:string-value="737" calcext:value-type="string">
            <text:p>737</text:p>
          </table:table-cell>
          <table:table-cell table:formula="of:=&quot;Team &quot;&amp;[.E215]" office:value-type="string" office:string-value="Team 737" calcext:value-type="string">
            <text:p>Team 737</text:p>
          </table:table-cell>
          <table:table-cell table:formula="of:=[.I215]&amp;RANDBETWEEN(1;9)" office:value-type="string" office:string-value="73" calcext:value-type="string">
            <text:p>73</text:p>
          </table:table-cell>
          <table:table-cell table:formula="of:=&quot;Business Line &quot;&amp;[.G215]" office:value-type="string" office:string-value="Business Line 73" calcext:value-type="string">
            <text:p>Business Line 73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1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16]&amp;RANDBETWEEN(1;9)" office:value-type="string" office:string-value="68814" calcext:value-type="string">
            <text:p>68814</text:p>
          </table:table-cell>
          <table:table-cell table:formula="of:=&quot;Product &quot;&amp;[.A216]" office:value-type="string" office:string-value="Product 68814" calcext:value-type="string">
            <text:p>Product 68814</text:p>
          </table:table-cell>
          <table:table-cell table:formula="of:=[.E216]&amp;RANDBETWEEN(1;9)" office:value-type="string" office:string-value="6881" calcext:value-type="string">
            <text:p>6881</text:p>
          </table:table-cell>
          <table:table-cell table:formula="of:=&quot;Desk &quot;&amp;[.C216]" office:value-type="string" office:string-value="Desk 6881" calcext:value-type="string">
            <text:p>Desk 6881</text:p>
          </table:table-cell>
          <table:table-cell table:formula="of:=[.G216]&amp;RANDBETWEEN(1;9)" office:value-type="string" office:string-value="688" calcext:value-type="string">
            <text:p>688</text:p>
          </table:table-cell>
          <table:table-cell table:formula="of:=&quot;Team &quot;&amp;[.E216]" office:value-type="string" office:string-value="Team 688" calcext:value-type="string">
            <text:p>Team 688</text:p>
          </table:table-cell>
          <table:table-cell table:formula="of:=[.I216]&amp;RANDBETWEEN(1;9)" office:value-type="string" office:string-value="68" calcext:value-type="string">
            <text:p>68</text:p>
          </table:table-cell>
          <table:table-cell table:formula="of:=&quot;Business Line &quot;&amp;[.G216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16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17]&amp;RANDBETWEEN(1;9)" office:value-type="string" office:string-value="27241" calcext:value-type="string">
            <text:p>27241</text:p>
          </table:table-cell>
          <table:table-cell table:formula="of:=&quot;Product &quot;&amp;[.A217]" office:value-type="string" office:string-value="Product 27241" calcext:value-type="string">
            <text:p>Product 27241</text:p>
          </table:table-cell>
          <table:table-cell table:formula="of:=[.E217]&amp;RANDBETWEEN(1;9)" office:value-type="string" office:string-value="2724" calcext:value-type="string">
            <text:p>2724</text:p>
          </table:table-cell>
          <table:table-cell table:formula="of:=&quot;Desk &quot;&amp;[.C217]" office:value-type="string" office:string-value="Desk 2724" calcext:value-type="string">
            <text:p>Desk 2724</text:p>
          </table:table-cell>
          <table:table-cell table:formula="of:=[.G217]&amp;RANDBETWEEN(1;9)" office:value-type="string" office:string-value="272" calcext:value-type="string">
            <text:p>272</text:p>
          </table:table-cell>
          <table:table-cell table:formula="of:=&quot;Team &quot;&amp;[.E217]" office:value-type="string" office:string-value="Team 272" calcext:value-type="string">
            <text:p>Team 272</text:p>
          </table:table-cell>
          <table:table-cell table:formula="of:=[.I217]&amp;RANDBETWEEN(1;9)" office:value-type="string" office:string-value="27" calcext:value-type="string">
            <text:p>27</text:p>
          </table:table-cell>
          <table:table-cell table:formula="of:=&quot;Business Line &quot;&amp;[.G217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1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18]&amp;RANDBETWEEN(1;9)" office:value-type="string" office:string-value="31657" calcext:value-type="string">
            <text:p>31657</text:p>
          </table:table-cell>
          <table:table-cell table:formula="of:=&quot;Product &quot;&amp;[.A218]" office:value-type="string" office:string-value="Product 31657" calcext:value-type="string">
            <text:p>Product 31657</text:p>
          </table:table-cell>
          <table:table-cell table:formula="of:=[.E218]&amp;RANDBETWEEN(1;9)" office:value-type="string" office:string-value="3165" calcext:value-type="string">
            <text:p>3165</text:p>
          </table:table-cell>
          <table:table-cell table:formula="of:=&quot;Desk &quot;&amp;[.C218]" office:value-type="string" office:string-value="Desk 3165" calcext:value-type="string">
            <text:p>Desk 3165</text:p>
          </table:table-cell>
          <table:table-cell table:formula="of:=[.G218]&amp;RANDBETWEEN(1;9)" office:value-type="string" office:string-value="316" calcext:value-type="string">
            <text:p>316</text:p>
          </table:table-cell>
          <table:table-cell table:formula="of:=&quot;Team &quot;&amp;[.E218]" office:value-type="string" office:string-value="Team 316" calcext:value-type="string">
            <text:p>Team 316</text:p>
          </table:table-cell>
          <table:table-cell table:formula="of:=[.I218]&amp;RANDBETWEEN(1;9)" office:value-type="string" office:string-value="31" calcext:value-type="string">
            <text:p>31</text:p>
          </table:table-cell>
          <table:table-cell table:formula="of:=&quot;Business Line &quot;&amp;[.G218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1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19]&amp;RANDBETWEEN(1;9)" office:value-type="string" office:string-value="18743" calcext:value-type="string">
            <text:p>18743</text:p>
          </table:table-cell>
          <table:table-cell table:formula="of:=&quot;Product &quot;&amp;[.A219]" office:value-type="string" office:string-value="Product 18743" calcext:value-type="string">
            <text:p>Product 18743</text:p>
          </table:table-cell>
          <table:table-cell table:formula="of:=[.E219]&amp;RANDBETWEEN(1;9)" office:value-type="string" office:string-value="1874" calcext:value-type="string">
            <text:p>1874</text:p>
          </table:table-cell>
          <table:table-cell table:formula="of:=&quot;Desk &quot;&amp;[.C219]" office:value-type="string" office:string-value="Desk 1874" calcext:value-type="string">
            <text:p>Desk 1874</text:p>
          </table:table-cell>
          <table:table-cell table:formula="of:=[.G219]&amp;RANDBETWEEN(1;9)" office:value-type="string" office:string-value="187" calcext:value-type="string">
            <text:p>187</text:p>
          </table:table-cell>
          <table:table-cell table:formula="of:=&quot;Team &quot;&amp;[.E219]" office:value-type="string" office:string-value="Team 187" calcext:value-type="string">
            <text:p>Team 187</text:p>
          </table:table-cell>
          <table:table-cell table:formula="of:=[.I219]&amp;RANDBETWEEN(1;9)" office:value-type="string" office:string-value="18" calcext:value-type="string">
            <text:p>18</text:p>
          </table:table-cell>
          <table:table-cell table:formula="of:=&quot;Business Line &quot;&amp;[.G219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19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20]&amp;RANDBETWEEN(1;9)" office:value-type="string" office:string-value="86643" calcext:value-type="string">
            <text:p>86643</text:p>
          </table:table-cell>
          <table:table-cell table:formula="of:=&quot;Product &quot;&amp;[.A220]" office:value-type="string" office:string-value="Product 86643" calcext:value-type="string">
            <text:p>Product 86643</text:p>
          </table:table-cell>
          <table:table-cell table:formula="of:=[.E220]&amp;RANDBETWEEN(1;9)" office:value-type="string" office:string-value="8664" calcext:value-type="string">
            <text:p>8664</text:p>
          </table:table-cell>
          <table:table-cell table:formula="of:=&quot;Desk &quot;&amp;[.C220]" office:value-type="string" office:string-value="Desk 8664" calcext:value-type="string">
            <text:p>Desk 8664</text:p>
          </table:table-cell>
          <table:table-cell table:formula="of:=[.G220]&amp;RANDBETWEEN(1;9)" office:value-type="string" office:string-value="866" calcext:value-type="string">
            <text:p>866</text:p>
          </table:table-cell>
          <table:table-cell table:formula="of:=&quot;Team &quot;&amp;[.E220]" office:value-type="string" office:string-value="Team 866" calcext:value-type="string">
            <text:p>Team 866</text:p>
          </table:table-cell>
          <table:table-cell table:formula="of:=[.I220]&amp;RANDBETWEEN(1;9)" office:value-type="string" office:string-value="86" calcext:value-type="string">
            <text:p>86</text:p>
          </table:table-cell>
          <table:table-cell table:formula="of:=&quot;Business Line &quot;&amp;[.G220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2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21]&amp;RANDBETWEEN(1;9)" office:value-type="string" office:string-value="82613" calcext:value-type="string">
            <text:p>82613</text:p>
          </table:table-cell>
          <table:table-cell table:formula="of:=&quot;Product &quot;&amp;[.A221]" office:value-type="string" office:string-value="Product 82613" calcext:value-type="string">
            <text:p>Product 82613</text:p>
          </table:table-cell>
          <table:table-cell table:formula="of:=[.E221]&amp;RANDBETWEEN(1;9)" office:value-type="string" office:string-value="8261" calcext:value-type="string">
            <text:p>8261</text:p>
          </table:table-cell>
          <table:table-cell table:formula="of:=&quot;Desk &quot;&amp;[.C221]" office:value-type="string" office:string-value="Desk 8261" calcext:value-type="string">
            <text:p>Desk 8261</text:p>
          </table:table-cell>
          <table:table-cell table:formula="of:=[.G221]&amp;RANDBETWEEN(1;9)" office:value-type="string" office:string-value="826" calcext:value-type="string">
            <text:p>826</text:p>
          </table:table-cell>
          <table:table-cell table:formula="of:=&quot;Team &quot;&amp;[.E221]" office:value-type="string" office:string-value="Team 826" calcext:value-type="string">
            <text:p>Team 826</text:p>
          </table:table-cell>
          <table:table-cell table:formula="of:=[.I221]&amp;RANDBETWEEN(1;9)" office:value-type="string" office:string-value="82" calcext:value-type="string">
            <text:p>82</text:p>
          </table:table-cell>
          <table:table-cell table:formula="of:=&quot;Business Line &quot;&amp;[.G221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2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22]&amp;RANDBETWEEN(1;9)" office:value-type="string" office:string-value="26441" calcext:value-type="string">
            <text:p>26441</text:p>
          </table:table-cell>
          <table:table-cell table:formula="of:=&quot;Product &quot;&amp;[.A222]" office:value-type="string" office:string-value="Product 26441" calcext:value-type="string">
            <text:p>Product 26441</text:p>
          </table:table-cell>
          <table:table-cell table:formula="of:=[.E222]&amp;RANDBETWEEN(1;9)" office:value-type="string" office:string-value="2644" calcext:value-type="string">
            <text:p>2644</text:p>
          </table:table-cell>
          <table:table-cell table:formula="of:=&quot;Desk &quot;&amp;[.C222]" office:value-type="string" office:string-value="Desk 2644" calcext:value-type="string">
            <text:p>Desk 2644</text:p>
          </table:table-cell>
          <table:table-cell table:formula="of:=[.G222]&amp;RANDBETWEEN(1;9)" office:value-type="string" office:string-value="264" calcext:value-type="string">
            <text:p>264</text:p>
          </table:table-cell>
          <table:table-cell table:formula="of:=&quot;Team &quot;&amp;[.E222]" office:value-type="string" office:string-value="Team 264" calcext:value-type="string">
            <text:p>Team 264</text:p>
          </table:table-cell>
          <table:table-cell table:formula="of:=[.I222]&amp;RANDBETWEEN(1;9)" office:value-type="string" office:string-value="26" calcext:value-type="string">
            <text:p>26</text:p>
          </table:table-cell>
          <table:table-cell table:formula="of:=&quot;Business Line &quot;&amp;[.G222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2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23]&amp;RANDBETWEEN(1;9)" office:value-type="string" office:string-value="58753" calcext:value-type="string">
            <text:p>58753</text:p>
          </table:table-cell>
          <table:table-cell table:formula="of:=&quot;Product &quot;&amp;[.A223]" office:value-type="string" office:string-value="Product 58753" calcext:value-type="string">
            <text:p>Product 58753</text:p>
          </table:table-cell>
          <table:table-cell table:formula="of:=[.E223]&amp;RANDBETWEEN(1;9)" office:value-type="string" office:string-value="5875" calcext:value-type="string">
            <text:p>5875</text:p>
          </table:table-cell>
          <table:table-cell table:formula="of:=&quot;Desk &quot;&amp;[.C223]" office:value-type="string" office:string-value="Desk 5875" calcext:value-type="string">
            <text:p>Desk 5875</text:p>
          </table:table-cell>
          <table:table-cell table:formula="of:=[.G223]&amp;RANDBETWEEN(1;9)" office:value-type="string" office:string-value="587" calcext:value-type="string">
            <text:p>587</text:p>
          </table:table-cell>
          <table:table-cell table:formula="of:=&quot;Team &quot;&amp;[.E223]" office:value-type="string" office:string-value="Team 587" calcext:value-type="string">
            <text:p>Team 587</text:p>
          </table:table-cell>
          <table:table-cell table:formula="of:=[.I223]&amp;RANDBETWEEN(1;9)" office:value-type="string" office:string-value="58" calcext:value-type="string">
            <text:p>58</text:p>
          </table:table-cell>
          <table:table-cell table:formula="of:=&quot;Business Line &quot;&amp;[.G223]" office:value-type="string" office:string-value="Business Line 58" calcext:value-type="string">
            <text:p>Business Line 58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23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24]&amp;RANDBETWEEN(1;9)" office:value-type="string" office:string-value="49335" calcext:value-type="string">
            <text:p>49335</text:p>
          </table:table-cell>
          <table:table-cell table:formula="of:=&quot;Product &quot;&amp;[.A224]" office:value-type="string" office:string-value="Product 49335" calcext:value-type="string">
            <text:p>Product 49335</text:p>
          </table:table-cell>
          <table:table-cell table:formula="of:=[.E224]&amp;RANDBETWEEN(1;9)" office:value-type="string" office:string-value="4933" calcext:value-type="string">
            <text:p>4933</text:p>
          </table:table-cell>
          <table:table-cell table:formula="of:=&quot;Desk &quot;&amp;[.C224]" office:value-type="string" office:string-value="Desk 4933" calcext:value-type="string">
            <text:p>Desk 4933</text:p>
          </table:table-cell>
          <table:table-cell table:formula="of:=[.G224]&amp;RANDBETWEEN(1;9)" office:value-type="string" office:string-value="493" calcext:value-type="string">
            <text:p>493</text:p>
          </table:table-cell>
          <table:table-cell table:formula="of:=&quot;Team &quot;&amp;[.E224]" office:value-type="string" office:string-value="Team 493" calcext:value-type="string">
            <text:p>Team 493</text:p>
          </table:table-cell>
          <table:table-cell table:formula="of:=[.I224]&amp;RANDBETWEEN(1;9)" office:value-type="string" office:string-value="49" calcext:value-type="string">
            <text:p>49</text:p>
          </table:table-cell>
          <table:table-cell table:formula="of:=&quot;Business Line &quot;&amp;[.G224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2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25]&amp;RANDBETWEEN(1;9)" office:value-type="string" office:string-value="45953" calcext:value-type="string">
            <text:p>45953</text:p>
          </table:table-cell>
          <table:table-cell table:formula="of:=&quot;Product &quot;&amp;[.A225]" office:value-type="string" office:string-value="Product 45953" calcext:value-type="string">
            <text:p>Product 45953</text:p>
          </table:table-cell>
          <table:table-cell table:formula="of:=[.E225]&amp;RANDBETWEEN(1;9)" office:value-type="string" office:string-value="4595" calcext:value-type="string">
            <text:p>4595</text:p>
          </table:table-cell>
          <table:table-cell table:formula="of:=&quot;Desk &quot;&amp;[.C225]" office:value-type="string" office:string-value="Desk 4595" calcext:value-type="string">
            <text:p>Desk 4595</text:p>
          </table:table-cell>
          <table:table-cell table:formula="of:=[.G225]&amp;RANDBETWEEN(1;9)" office:value-type="string" office:string-value="459" calcext:value-type="string">
            <text:p>459</text:p>
          </table:table-cell>
          <table:table-cell table:formula="of:=&quot;Team &quot;&amp;[.E225]" office:value-type="string" office:string-value="Team 459" calcext:value-type="string">
            <text:p>Team 459</text:p>
          </table:table-cell>
          <table:table-cell table:formula="of:=[.I225]&amp;RANDBETWEEN(1;9)" office:value-type="string" office:string-value="45" calcext:value-type="string">
            <text:p>45</text:p>
          </table:table-cell>
          <table:table-cell table:formula="of:=&quot;Business Line &quot;&amp;[.G225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2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26]&amp;RANDBETWEEN(1;9)" office:value-type="string" office:string-value="53394" calcext:value-type="string">
            <text:p>53394</text:p>
          </table:table-cell>
          <table:table-cell table:formula="of:=&quot;Product &quot;&amp;[.A226]" office:value-type="string" office:string-value="Product 53394" calcext:value-type="string">
            <text:p>Product 53394</text:p>
          </table:table-cell>
          <table:table-cell table:formula="of:=[.E226]&amp;RANDBETWEEN(1;9)" office:value-type="string" office:string-value="5339" calcext:value-type="string">
            <text:p>5339</text:p>
          </table:table-cell>
          <table:table-cell table:formula="of:=&quot;Desk &quot;&amp;[.C226]" office:value-type="string" office:string-value="Desk 5339" calcext:value-type="string">
            <text:p>Desk 5339</text:p>
          </table:table-cell>
          <table:table-cell table:formula="of:=[.G226]&amp;RANDBETWEEN(1;9)" office:value-type="string" office:string-value="533" calcext:value-type="string">
            <text:p>533</text:p>
          </table:table-cell>
          <table:table-cell table:formula="of:=&quot;Team &quot;&amp;[.E226]" office:value-type="string" office:string-value="Team 533" calcext:value-type="string">
            <text:p>Team 533</text:p>
          </table:table-cell>
          <table:table-cell table:formula="of:=[.I226]&amp;RANDBETWEEN(1;9)" office:value-type="string" office:string-value="53" calcext:value-type="string">
            <text:p>53</text:p>
          </table:table-cell>
          <table:table-cell table:formula="of:=&quot;Business Line &quot;&amp;[.G226]" office:value-type="string" office:string-value="Business Line 53" calcext:value-type="string">
            <text:p>Business Line 53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2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27]&amp;RANDBETWEEN(1;9)" office:value-type="string" office:string-value="55481" calcext:value-type="string">
            <text:p>55481</text:p>
          </table:table-cell>
          <table:table-cell table:formula="of:=&quot;Product &quot;&amp;[.A227]" office:value-type="string" office:string-value="Product 55481" calcext:value-type="string">
            <text:p>Product 55481</text:p>
          </table:table-cell>
          <table:table-cell table:formula="of:=[.E227]&amp;RANDBETWEEN(1;9)" office:value-type="string" office:string-value="5548" calcext:value-type="string">
            <text:p>5548</text:p>
          </table:table-cell>
          <table:table-cell table:formula="of:=&quot;Desk &quot;&amp;[.C227]" office:value-type="string" office:string-value="Desk 5548" calcext:value-type="string">
            <text:p>Desk 5548</text:p>
          </table:table-cell>
          <table:table-cell table:formula="of:=[.G227]&amp;RANDBETWEEN(1;9)" office:value-type="string" office:string-value="554" calcext:value-type="string">
            <text:p>554</text:p>
          </table:table-cell>
          <table:table-cell table:formula="of:=&quot;Team &quot;&amp;[.E227]" office:value-type="string" office:string-value="Team 554" calcext:value-type="string">
            <text:p>Team 554</text:p>
          </table:table-cell>
          <table:table-cell table:formula="of:=[.I227]&amp;RANDBETWEEN(1;9)" office:value-type="string" office:string-value="55" calcext:value-type="string">
            <text:p>55</text:p>
          </table:table-cell>
          <table:table-cell table:formula="of:=&quot;Business Line &quot;&amp;[.G227]" office:value-type="string" office:string-value="Business Line 55" calcext:value-type="string">
            <text:p>Business Line 5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2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28]&amp;RANDBETWEEN(1;9)" office:value-type="string" office:string-value="34381" calcext:value-type="string">
            <text:p>34381</text:p>
          </table:table-cell>
          <table:table-cell table:formula="of:=&quot;Product &quot;&amp;[.A228]" office:value-type="string" office:string-value="Product 34381" calcext:value-type="string">
            <text:p>Product 34381</text:p>
          </table:table-cell>
          <table:table-cell table:formula="of:=[.E228]&amp;RANDBETWEEN(1;9)" office:value-type="string" office:string-value="3438" calcext:value-type="string">
            <text:p>3438</text:p>
          </table:table-cell>
          <table:table-cell table:formula="of:=&quot;Desk &quot;&amp;[.C228]" office:value-type="string" office:string-value="Desk 3438" calcext:value-type="string">
            <text:p>Desk 3438</text:p>
          </table:table-cell>
          <table:table-cell table:formula="of:=[.G228]&amp;RANDBETWEEN(1;9)" office:value-type="string" office:string-value="343" calcext:value-type="string">
            <text:p>343</text:p>
          </table:table-cell>
          <table:table-cell table:formula="of:=&quot;Team &quot;&amp;[.E228]" office:value-type="string" office:string-value="Team 343" calcext:value-type="string">
            <text:p>Team 343</text:p>
          </table:table-cell>
          <table:table-cell table:formula="of:=[.I228]&amp;RANDBETWEEN(1;9)" office:value-type="string" office:string-value="34" calcext:value-type="string">
            <text:p>34</text:p>
          </table:table-cell>
          <table:table-cell table:formula="of:=&quot;Business Line &quot;&amp;[.G228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2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29]&amp;RANDBETWEEN(1;9)" office:value-type="string" office:string-value="52554" calcext:value-type="string">
            <text:p>52554</text:p>
          </table:table-cell>
          <table:table-cell table:formula="of:=&quot;Product &quot;&amp;[.A229]" office:value-type="string" office:string-value="Product 52554" calcext:value-type="string">
            <text:p>Product 52554</text:p>
          </table:table-cell>
          <table:table-cell table:formula="of:=[.E229]&amp;RANDBETWEEN(1;9)" office:value-type="string" office:string-value="5255" calcext:value-type="string">
            <text:p>5255</text:p>
          </table:table-cell>
          <table:table-cell table:formula="of:=&quot;Desk &quot;&amp;[.C229]" office:value-type="string" office:string-value="Desk 5255" calcext:value-type="string">
            <text:p>Desk 5255</text:p>
          </table:table-cell>
          <table:table-cell table:formula="of:=[.G229]&amp;RANDBETWEEN(1;9)" office:value-type="string" office:string-value="525" calcext:value-type="string">
            <text:p>525</text:p>
          </table:table-cell>
          <table:table-cell table:formula="of:=&quot;Team &quot;&amp;[.E229]" office:value-type="string" office:string-value="Team 525" calcext:value-type="string">
            <text:p>Team 525</text:p>
          </table:table-cell>
          <table:table-cell table:formula="of:=[.I229]&amp;RANDBETWEEN(1;9)" office:value-type="string" office:string-value="52" calcext:value-type="string">
            <text:p>52</text:p>
          </table:table-cell>
          <table:table-cell table:formula="of:=&quot;Business Line &quot;&amp;[.G229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29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30]&amp;RANDBETWEEN(1;9)" office:value-type="string" office:string-value="13299" calcext:value-type="string">
            <text:p>13299</text:p>
          </table:table-cell>
          <table:table-cell table:formula="of:=&quot;Product &quot;&amp;[.A230]" office:value-type="string" office:string-value="Product 13299" calcext:value-type="string">
            <text:p>Product 13299</text:p>
          </table:table-cell>
          <table:table-cell table:formula="of:=[.E230]&amp;RANDBETWEEN(1;9)" office:value-type="string" office:string-value="1329" calcext:value-type="string">
            <text:p>1329</text:p>
          </table:table-cell>
          <table:table-cell table:formula="of:=&quot;Desk &quot;&amp;[.C230]" office:value-type="string" office:string-value="Desk 1329" calcext:value-type="string">
            <text:p>Desk 1329</text:p>
          </table:table-cell>
          <table:table-cell table:formula="of:=[.G230]&amp;RANDBETWEEN(1;9)" office:value-type="string" office:string-value="132" calcext:value-type="string">
            <text:p>132</text:p>
          </table:table-cell>
          <table:table-cell table:formula="of:=&quot;Team &quot;&amp;[.E230]" office:value-type="string" office:string-value="Team 132" calcext:value-type="string">
            <text:p>Team 132</text:p>
          </table:table-cell>
          <table:table-cell table:formula="of:=[.I230]&amp;RANDBETWEEN(1;9)" office:value-type="string" office:string-value="13" calcext:value-type="string">
            <text:p>13</text:p>
          </table:table-cell>
          <table:table-cell table:formula="of:=&quot;Business Line &quot;&amp;[.G230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30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31]&amp;RANDBETWEEN(1;9)" office:value-type="string" office:string-value="26878" calcext:value-type="string">
            <text:p>26878</text:p>
          </table:table-cell>
          <table:table-cell table:formula="of:=&quot;Product &quot;&amp;[.A231]" office:value-type="string" office:string-value="Product 26878" calcext:value-type="string">
            <text:p>Product 26878</text:p>
          </table:table-cell>
          <table:table-cell table:formula="of:=[.E231]&amp;RANDBETWEEN(1;9)" office:value-type="string" office:string-value="2687" calcext:value-type="string">
            <text:p>2687</text:p>
          </table:table-cell>
          <table:table-cell table:formula="of:=&quot;Desk &quot;&amp;[.C231]" office:value-type="string" office:string-value="Desk 2687" calcext:value-type="string">
            <text:p>Desk 2687</text:p>
          </table:table-cell>
          <table:table-cell table:formula="of:=[.G231]&amp;RANDBETWEEN(1;9)" office:value-type="string" office:string-value="268" calcext:value-type="string">
            <text:p>268</text:p>
          </table:table-cell>
          <table:table-cell table:formula="of:=&quot;Team &quot;&amp;[.E231]" office:value-type="string" office:string-value="Team 268" calcext:value-type="string">
            <text:p>Team 268</text:p>
          </table:table-cell>
          <table:table-cell table:formula="of:=[.I231]&amp;RANDBETWEEN(1;9)" office:value-type="string" office:string-value="26" calcext:value-type="string">
            <text:p>26</text:p>
          </table:table-cell>
          <table:table-cell table:formula="of:=&quot;Business Line &quot;&amp;[.G231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31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32]&amp;RANDBETWEEN(1;9)" office:value-type="string" office:string-value="81772" calcext:value-type="string">
            <text:p>81772</text:p>
          </table:table-cell>
          <table:table-cell table:formula="of:=&quot;Product &quot;&amp;[.A232]" office:value-type="string" office:string-value="Product 81772" calcext:value-type="string">
            <text:p>Product 81772</text:p>
          </table:table-cell>
          <table:table-cell table:formula="of:=[.E232]&amp;RANDBETWEEN(1;9)" office:value-type="string" office:string-value="8177" calcext:value-type="string">
            <text:p>8177</text:p>
          </table:table-cell>
          <table:table-cell table:formula="of:=&quot;Desk &quot;&amp;[.C232]" office:value-type="string" office:string-value="Desk 8177" calcext:value-type="string">
            <text:p>Desk 8177</text:p>
          </table:table-cell>
          <table:table-cell table:formula="of:=[.G232]&amp;RANDBETWEEN(1;9)" office:value-type="string" office:string-value="817" calcext:value-type="string">
            <text:p>817</text:p>
          </table:table-cell>
          <table:table-cell table:formula="of:=&quot;Team &quot;&amp;[.E232]" office:value-type="string" office:string-value="Team 817" calcext:value-type="string">
            <text:p>Team 817</text:p>
          </table:table-cell>
          <table:table-cell table:formula="of:=[.I232]&amp;RANDBETWEEN(1;9)" office:value-type="string" office:string-value="81" calcext:value-type="string">
            <text:p>81</text:p>
          </table:table-cell>
          <table:table-cell table:formula="of:=&quot;Business Line &quot;&amp;[.G232]" office:value-type="string" office:string-value="Business Line 81" calcext:value-type="string">
            <text:p>Business Line 8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3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33]&amp;RANDBETWEEN(1;9)" office:value-type="string" office:string-value="29732" calcext:value-type="string">
            <text:p>29732</text:p>
          </table:table-cell>
          <table:table-cell table:formula="of:=&quot;Product &quot;&amp;[.A233]" office:value-type="string" office:string-value="Product 29732" calcext:value-type="string">
            <text:p>Product 29732</text:p>
          </table:table-cell>
          <table:table-cell table:formula="of:=[.E233]&amp;RANDBETWEEN(1;9)" office:value-type="string" office:string-value="2973" calcext:value-type="string">
            <text:p>2973</text:p>
          </table:table-cell>
          <table:table-cell table:formula="of:=&quot;Desk &quot;&amp;[.C233]" office:value-type="string" office:string-value="Desk 2973" calcext:value-type="string">
            <text:p>Desk 2973</text:p>
          </table:table-cell>
          <table:table-cell table:formula="of:=[.G233]&amp;RANDBETWEEN(1;9)" office:value-type="string" office:string-value="297" calcext:value-type="string">
            <text:p>297</text:p>
          </table:table-cell>
          <table:table-cell table:formula="of:=&quot;Team &quot;&amp;[.E233]" office:value-type="string" office:string-value="Team 297" calcext:value-type="string">
            <text:p>Team 297</text:p>
          </table:table-cell>
          <table:table-cell table:formula="of:=[.I233]&amp;RANDBETWEEN(1;9)" office:value-type="string" office:string-value="29" calcext:value-type="string">
            <text:p>29</text:p>
          </table:table-cell>
          <table:table-cell table:formula="of:=&quot;Business Line &quot;&amp;[.G233]" office:value-type="string" office:string-value="Business Line 29" calcext:value-type="string">
            <text:p>Business Line 29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3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34]&amp;RANDBETWEEN(1;9)" office:value-type="string" office:string-value="26869" calcext:value-type="string">
            <text:p>26869</text:p>
          </table:table-cell>
          <table:table-cell table:formula="of:=&quot;Product &quot;&amp;[.A234]" office:value-type="string" office:string-value="Product 26869" calcext:value-type="string">
            <text:p>Product 26869</text:p>
          </table:table-cell>
          <table:table-cell table:formula="of:=[.E234]&amp;RANDBETWEEN(1;9)" office:value-type="string" office:string-value="2686" calcext:value-type="string">
            <text:p>2686</text:p>
          </table:table-cell>
          <table:table-cell table:formula="of:=&quot;Desk &quot;&amp;[.C234]" office:value-type="string" office:string-value="Desk 2686" calcext:value-type="string">
            <text:p>Desk 2686</text:p>
          </table:table-cell>
          <table:table-cell table:formula="of:=[.G234]&amp;RANDBETWEEN(1;9)" office:value-type="string" office:string-value="268" calcext:value-type="string">
            <text:p>268</text:p>
          </table:table-cell>
          <table:table-cell table:formula="of:=&quot;Team &quot;&amp;[.E234]" office:value-type="string" office:string-value="Team 268" calcext:value-type="string">
            <text:p>Team 268</text:p>
          </table:table-cell>
          <table:table-cell table:formula="of:=[.I234]&amp;RANDBETWEEN(1;9)" office:value-type="string" office:string-value="26" calcext:value-type="string">
            <text:p>26</text:p>
          </table:table-cell>
          <table:table-cell table:formula="of:=&quot;Business Line &quot;&amp;[.G234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3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35]&amp;RANDBETWEEN(1;9)" office:value-type="string" office:string-value="49918" calcext:value-type="string">
            <text:p>49918</text:p>
          </table:table-cell>
          <table:table-cell table:formula="of:=&quot;Product &quot;&amp;[.A235]" office:value-type="string" office:string-value="Product 49918" calcext:value-type="string">
            <text:p>Product 49918</text:p>
          </table:table-cell>
          <table:table-cell table:formula="of:=[.E235]&amp;RANDBETWEEN(1;9)" office:value-type="string" office:string-value="4991" calcext:value-type="string">
            <text:p>4991</text:p>
          </table:table-cell>
          <table:table-cell table:formula="of:=&quot;Desk &quot;&amp;[.C235]" office:value-type="string" office:string-value="Desk 4991" calcext:value-type="string">
            <text:p>Desk 4991</text:p>
          </table:table-cell>
          <table:table-cell table:formula="of:=[.G235]&amp;RANDBETWEEN(1;9)" office:value-type="string" office:string-value="499" calcext:value-type="string">
            <text:p>499</text:p>
          </table:table-cell>
          <table:table-cell table:formula="of:=&quot;Team &quot;&amp;[.E235]" office:value-type="string" office:string-value="Team 499" calcext:value-type="string">
            <text:p>Team 499</text:p>
          </table:table-cell>
          <table:table-cell table:formula="of:=[.I235]&amp;RANDBETWEEN(1;9)" office:value-type="string" office:string-value="49" calcext:value-type="string">
            <text:p>49</text:p>
          </table:table-cell>
          <table:table-cell table:formula="of:=&quot;Business Line &quot;&amp;[.G235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3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36]&amp;RANDBETWEEN(1;9)" office:value-type="string" office:string-value="33665" calcext:value-type="string">
            <text:p>33665</text:p>
          </table:table-cell>
          <table:table-cell table:formula="of:=&quot;Product &quot;&amp;[.A236]" office:value-type="string" office:string-value="Product 33665" calcext:value-type="string">
            <text:p>Product 33665</text:p>
          </table:table-cell>
          <table:table-cell table:formula="of:=[.E236]&amp;RANDBETWEEN(1;9)" office:value-type="string" office:string-value="3366" calcext:value-type="string">
            <text:p>3366</text:p>
          </table:table-cell>
          <table:table-cell table:formula="of:=&quot;Desk &quot;&amp;[.C236]" office:value-type="string" office:string-value="Desk 3366" calcext:value-type="string">
            <text:p>Desk 3366</text:p>
          </table:table-cell>
          <table:table-cell table:formula="of:=[.G236]&amp;RANDBETWEEN(1;9)" office:value-type="string" office:string-value="336" calcext:value-type="string">
            <text:p>336</text:p>
          </table:table-cell>
          <table:table-cell table:formula="of:=&quot;Team &quot;&amp;[.E236]" office:value-type="string" office:string-value="Team 336" calcext:value-type="string">
            <text:p>Team 336</text:p>
          </table:table-cell>
          <table:table-cell table:formula="of:=[.I236]&amp;RANDBETWEEN(1;9)" office:value-type="string" office:string-value="33" calcext:value-type="string">
            <text:p>33</text:p>
          </table:table-cell>
          <table:table-cell table:formula="of:=&quot;Business Line &quot;&amp;[.G236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36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37]&amp;RANDBETWEEN(1;9)" office:value-type="string" office:string-value="39773" calcext:value-type="string">
            <text:p>39773</text:p>
          </table:table-cell>
          <table:table-cell table:formula="of:=&quot;Product &quot;&amp;[.A237]" office:value-type="string" office:string-value="Product 39773" calcext:value-type="string">
            <text:p>Product 39773</text:p>
          </table:table-cell>
          <table:table-cell table:formula="of:=[.E237]&amp;RANDBETWEEN(1;9)" office:value-type="string" office:string-value="3977" calcext:value-type="string">
            <text:p>3977</text:p>
          </table:table-cell>
          <table:table-cell table:formula="of:=&quot;Desk &quot;&amp;[.C237]" office:value-type="string" office:string-value="Desk 3977" calcext:value-type="string">
            <text:p>Desk 3977</text:p>
          </table:table-cell>
          <table:table-cell table:formula="of:=[.G237]&amp;RANDBETWEEN(1;9)" office:value-type="string" office:string-value="397" calcext:value-type="string">
            <text:p>397</text:p>
          </table:table-cell>
          <table:table-cell table:formula="of:=&quot;Team &quot;&amp;[.E237]" office:value-type="string" office:string-value="Team 397" calcext:value-type="string">
            <text:p>Team 397</text:p>
          </table:table-cell>
          <table:table-cell table:formula="of:=[.I237]&amp;RANDBETWEEN(1;9)" office:value-type="string" office:string-value="39" calcext:value-type="string">
            <text:p>39</text:p>
          </table:table-cell>
          <table:table-cell table:formula="of:=&quot;Business Line &quot;&amp;[.G237]" office:value-type="string" office:string-value="Business Line 39" calcext:value-type="string">
            <text:p>Business Line 39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37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38]&amp;RANDBETWEEN(1;9)" office:value-type="string" office:string-value="38211" calcext:value-type="string">
            <text:p>38211</text:p>
          </table:table-cell>
          <table:table-cell table:formula="of:=&quot;Product &quot;&amp;[.A238]" office:value-type="string" office:string-value="Product 38211" calcext:value-type="string">
            <text:p>Product 38211</text:p>
          </table:table-cell>
          <table:table-cell table:formula="of:=[.E238]&amp;RANDBETWEEN(1;9)" office:value-type="string" office:string-value="3821" calcext:value-type="string">
            <text:p>3821</text:p>
          </table:table-cell>
          <table:table-cell table:formula="of:=&quot;Desk &quot;&amp;[.C238]" office:value-type="string" office:string-value="Desk 3821" calcext:value-type="string">
            <text:p>Desk 3821</text:p>
          </table:table-cell>
          <table:table-cell table:formula="of:=[.G238]&amp;RANDBETWEEN(1;9)" office:value-type="string" office:string-value="382" calcext:value-type="string">
            <text:p>382</text:p>
          </table:table-cell>
          <table:table-cell table:formula="of:=&quot;Team &quot;&amp;[.E238]" office:value-type="string" office:string-value="Team 382" calcext:value-type="string">
            <text:p>Team 382</text:p>
          </table:table-cell>
          <table:table-cell table:formula="of:=[.I238]&amp;RANDBETWEEN(1;9)" office:value-type="string" office:string-value="38" calcext:value-type="string">
            <text:p>38</text:p>
          </table:table-cell>
          <table:table-cell table:formula="of:=&quot;Business Line &quot;&amp;[.G238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3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39]&amp;RANDBETWEEN(1;9)" office:value-type="string" office:string-value="58245" calcext:value-type="string">
            <text:p>58245</text:p>
          </table:table-cell>
          <table:table-cell table:formula="of:=&quot;Product &quot;&amp;[.A239]" office:value-type="string" office:string-value="Product 58245" calcext:value-type="string">
            <text:p>Product 58245</text:p>
          </table:table-cell>
          <table:table-cell table:formula="of:=[.E239]&amp;RANDBETWEEN(1;9)" office:value-type="string" office:string-value="5824" calcext:value-type="string">
            <text:p>5824</text:p>
          </table:table-cell>
          <table:table-cell table:formula="of:=&quot;Desk &quot;&amp;[.C239]" office:value-type="string" office:string-value="Desk 5824" calcext:value-type="string">
            <text:p>Desk 5824</text:p>
          </table:table-cell>
          <table:table-cell table:formula="of:=[.G239]&amp;RANDBETWEEN(1;9)" office:value-type="string" office:string-value="582" calcext:value-type="string">
            <text:p>582</text:p>
          </table:table-cell>
          <table:table-cell table:formula="of:=&quot;Team &quot;&amp;[.E239]" office:value-type="string" office:string-value="Team 582" calcext:value-type="string">
            <text:p>Team 582</text:p>
          </table:table-cell>
          <table:table-cell table:formula="of:=[.I239]&amp;RANDBETWEEN(1;9)" office:value-type="string" office:string-value="58" calcext:value-type="string">
            <text:p>58</text:p>
          </table:table-cell>
          <table:table-cell table:formula="of:=&quot;Business Line &quot;&amp;[.G239]" office:value-type="string" office:string-value="Business Line 58" calcext:value-type="string">
            <text:p>Business Line 58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39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40]&amp;RANDBETWEEN(1;9)" office:value-type="string" office:string-value="24726" calcext:value-type="string">
            <text:p>24726</text:p>
          </table:table-cell>
          <table:table-cell table:formula="of:=&quot;Product &quot;&amp;[.A240]" office:value-type="string" office:string-value="Product 24726" calcext:value-type="string">
            <text:p>Product 24726</text:p>
          </table:table-cell>
          <table:table-cell table:formula="of:=[.E240]&amp;RANDBETWEEN(1;9)" office:value-type="string" office:string-value="2472" calcext:value-type="string">
            <text:p>2472</text:p>
          </table:table-cell>
          <table:table-cell table:formula="of:=&quot;Desk &quot;&amp;[.C240]" office:value-type="string" office:string-value="Desk 2472" calcext:value-type="string">
            <text:p>Desk 2472</text:p>
          </table:table-cell>
          <table:table-cell table:formula="of:=[.G240]&amp;RANDBETWEEN(1;9)" office:value-type="string" office:string-value="247" calcext:value-type="string">
            <text:p>247</text:p>
          </table:table-cell>
          <table:table-cell table:formula="of:=&quot;Team &quot;&amp;[.E240]" office:value-type="string" office:string-value="Team 247" calcext:value-type="string">
            <text:p>Team 247</text:p>
          </table:table-cell>
          <table:table-cell table:formula="of:=[.I240]&amp;RANDBETWEEN(1;9)" office:value-type="string" office:string-value="24" calcext:value-type="string">
            <text:p>24</text:p>
          </table:table-cell>
          <table:table-cell table:formula="of:=&quot;Business Line &quot;&amp;[.G240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4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41]&amp;RANDBETWEEN(1;9)" office:value-type="string" office:string-value="33499" calcext:value-type="string">
            <text:p>33499</text:p>
          </table:table-cell>
          <table:table-cell table:formula="of:=&quot;Product &quot;&amp;[.A241]" office:value-type="string" office:string-value="Product 33499" calcext:value-type="string">
            <text:p>Product 33499</text:p>
          </table:table-cell>
          <table:table-cell table:formula="of:=[.E241]&amp;RANDBETWEEN(1;9)" office:value-type="string" office:string-value="3349" calcext:value-type="string">
            <text:p>3349</text:p>
          </table:table-cell>
          <table:table-cell table:formula="of:=&quot;Desk &quot;&amp;[.C241]" office:value-type="string" office:string-value="Desk 3349" calcext:value-type="string">
            <text:p>Desk 3349</text:p>
          </table:table-cell>
          <table:table-cell table:formula="of:=[.G241]&amp;RANDBETWEEN(1;9)" office:value-type="string" office:string-value="334" calcext:value-type="string">
            <text:p>334</text:p>
          </table:table-cell>
          <table:table-cell table:formula="of:=&quot;Team &quot;&amp;[.E241]" office:value-type="string" office:string-value="Team 334" calcext:value-type="string">
            <text:p>Team 334</text:p>
          </table:table-cell>
          <table:table-cell table:formula="of:=[.I241]&amp;RANDBETWEEN(1;9)" office:value-type="string" office:string-value="33" calcext:value-type="string">
            <text:p>33</text:p>
          </table:table-cell>
          <table:table-cell table:formula="of:=&quot;Business Line &quot;&amp;[.G241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41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42]&amp;RANDBETWEEN(1;9)" office:value-type="string" office:string-value="24332" calcext:value-type="string">
            <text:p>24332</text:p>
          </table:table-cell>
          <table:table-cell table:formula="of:=&quot;Product &quot;&amp;[.A242]" office:value-type="string" office:string-value="Product 24332" calcext:value-type="string">
            <text:p>Product 24332</text:p>
          </table:table-cell>
          <table:table-cell table:formula="of:=[.E242]&amp;RANDBETWEEN(1;9)" office:value-type="string" office:string-value="2433" calcext:value-type="string">
            <text:p>2433</text:p>
          </table:table-cell>
          <table:table-cell table:formula="of:=&quot;Desk &quot;&amp;[.C242]" office:value-type="string" office:string-value="Desk 2433" calcext:value-type="string">
            <text:p>Desk 2433</text:p>
          </table:table-cell>
          <table:table-cell table:formula="of:=[.G242]&amp;RANDBETWEEN(1;9)" office:value-type="string" office:string-value="243" calcext:value-type="string">
            <text:p>243</text:p>
          </table:table-cell>
          <table:table-cell table:formula="of:=&quot;Team &quot;&amp;[.E242]" office:value-type="string" office:string-value="Team 243" calcext:value-type="string">
            <text:p>Team 243</text:p>
          </table:table-cell>
          <table:table-cell table:formula="of:=[.I242]&amp;RANDBETWEEN(1;9)" office:value-type="string" office:string-value="24" calcext:value-type="string">
            <text:p>24</text:p>
          </table:table-cell>
          <table:table-cell table:formula="of:=&quot;Business Line &quot;&amp;[.G242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4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43]&amp;RANDBETWEEN(1;9)" office:value-type="string" office:string-value="68952" calcext:value-type="string">
            <text:p>68952</text:p>
          </table:table-cell>
          <table:table-cell table:formula="of:=&quot;Product &quot;&amp;[.A243]" office:value-type="string" office:string-value="Product 68952" calcext:value-type="string">
            <text:p>Product 68952</text:p>
          </table:table-cell>
          <table:table-cell table:formula="of:=[.E243]&amp;RANDBETWEEN(1;9)" office:value-type="string" office:string-value="6895" calcext:value-type="string">
            <text:p>6895</text:p>
          </table:table-cell>
          <table:table-cell table:formula="of:=&quot;Desk &quot;&amp;[.C243]" office:value-type="string" office:string-value="Desk 6895" calcext:value-type="string">
            <text:p>Desk 6895</text:p>
          </table:table-cell>
          <table:table-cell table:formula="of:=[.G243]&amp;RANDBETWEEN(1;9)" office:value-type="string" office:string-value="689" calcext:value-type="string">
            <text:p>689</text:p>
          </table:table-cell>
          <table:table-cell table:formula="of:=&quot;Team &quot;&amp;[.E243]" office:value-type="string" office:string-value="Team 689" calcext:value-type="string">
            <text:p>Team 689</text:p>
          </table:table-cell>
          <table:table-cell table:formula="of:=[.I243]&amp;RANDBETWEEN(1;9)" office:value-type="string" office:string-value="68" calcext:value-type="string">
            <text:p>68</text:p>
          </table:table-cell>
          <table:table-cell table:formula="of:=&quot;Business Line &quot;&amp;[.G243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4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44]&amp;RANDBETWEEN(1;9)" office:value-type="string" office:string-value="86323" calcext:value-type="string">
            <text:p>86323</text:p>
          </table:table-cell>
          <table:table-cell table:formula="of:=&quot;Product &quot;&amp;[.A244]" office:value-type="string" office:string-value="Product 86323" calcext:value-type="string">
            <text:p>Product 86323</text:p>
          </table:table-cell>
          <table:table-cell table:formula="of:=[.E244]&amp;RANDBETWEEN(1;9)" office:value-type="string" office:string-value="8632" calcext:value-type="string">
            <text:p>8632</text:p>
          </table:table-cell>
          <table:table-cell table:formula="of:=&quot;Desk &quot;&amp;[.C244]" office:value-type="string" office:string-value="Desk 8632" calcext:value-type="string">
            <text:p>Desk 8632</text:p>
          </table:table-cell>
          <table:table-cell table:formula="of:=[.G244]&amp;RANDBETWEEN(1;9)" office:value-type="string" office:string-value="863" calcext:value-type="string">
            <text:p>863</text:p>
          </table:table-cell>
          <table:table-cell table:formula="of:=&quot;Team &quot;&amp;[.E244]" office:value-type="string" office:string-value="Team 863" calcext:value-type="string">
            <text:p>Team 863</text:p>
          </table:table-cell>
          <table:table-cell table:formula="of:=[.I244]&amp;RANDBETWEEN(1;9)" office:value-type="string" office:string-value="86" calcext:value-type="string">
            <text:p>86</text:p>
          </table:table-cell>
          <table:table-cell table:formula="of:=&quot;Business Line &quot;&amp;[.G244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4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45]&amp;RANDBETWEEN(1;9)" office:value-type="string" office:string-value="99676" calcext:value-type="string">
            <text:p>99676</text:p>
          </table:table-cell>
          <table:table-cell table:formula="of:=&quot;Product &quot;&amp;[.A245]" office:value-type="string" office:string-value="Product 99676" calcext:value-type="string">
            <text:p>Product 99676</text:p>
          </table:table-cell>
          <table:table-cell table:formula="of:=[.E245]&amp;RANDBETWEEN(1;9)" office:value-type="string" office:string-value="9967" calcext:value-type="string">
            <text:p>9967</text:p>
          </table:table-cell>
          <table:table-cell table:formula="of:=&quot;Desk &quot;&amp;[.C245]" office:value-type="string" office:string-value="Desk 9967" calcext:value-type="string">
            <text:p>Desk 9967</text:p>
          </table:table-cell>
          <table:table-cell table:formula="of:=[.G245]&amp;RANDBETWEEN(1;9)" office:value-type="string" office:string-value="996" calcext:value-type="string">
            <text:p>996</text:p>
          </table:table-cell>
          <table:table-cell table:formula="of:=&quot;Team &quot;&amp;[.E245]" office:value-type="string" office:string-value="Team 996" calcext:value-type="string">
            <text:p>Team 996</text:p>
          </table:table-cell>
          <table:table-cell table:formula="of:=[.I245]&amp;RANDBETWEEN(1;9)" office:value-type="string" office:string-value="99" calcext:value-type="string">
            <text:p>99</text:p>
          </table:table-cell>
          <table:table-cell table:formula="of:=&quot;Business Line &quot;&amp;[.G245]" office:value-type="string" office:string-value="Business Line 99" calcext:value-type="string">
            <text:p>Business Line 99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4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46]&amp;RANDBETWEEN(1;9)" office:value-type="string" office:string-value="77951" calcext:value-type="string">
            <text:p>77951</text:p>
          </table:table-cell>
          <table:table-cell table:formula="of:=&quot;Product &quot;&amp;[.A246]" office:value-type="string" office:string-value="Product 77951" calcext:value-type="string">
            <text:p>Product 77951</text:p>
          </table:table-cell>
          <table:table-cell table:formula="of:=[.E246]&amp;RANDBETWEEN(1;9)" office:value-type="string" office:string-value="7795" calcext:value-type="string">
            <text:p>7795</text:p>
          </table:table-cell>
          <table:table-cell table:formula="of:=&quot;Desk &quot;&amp;[.C246]" office:value-type="string" office:string-value="Desk 7795" calcext:value-type="string">
            <text:p>Desk 7795</text:p>
          </table:table-cell>
          <table:table-cell table:formula="of:=[.G246]&amp;RANDBETWEEN(1;9)" office:value-type="string" office:string-value="779" calcext:value-type="string">
            <text:p>779</text:p>
          </table:table-cell>
          <table:table-cell table:formula="of:=&quot;Team &quot;&amp;[.E246]" office:value-type="string" office:string-value="Team 779" calcext:value-type="string">
            <text:p>Team 779</text:p>
          </table:table-cell>
          <table:table-cell table:formula="of:=[.I246]&amp;RANDBETWEEN(1;9)" office:value-type="string" office:string-value="77" calcext:value-type="string">
            <text:p>77</text:p>
          </table:table-cell>
          <table:table-cell table:formula="of:=&quot;Business Line &quot;&amp;[.G246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46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47]&amp;RANDBETWEEN(1;9)" office:value-type="string" office:string-value="21877" calcext:value-type="string">
            <text:p>21877</text:p>
          </table:table-cell>
          <table:table-cell table:formula="of:=&quot;Product &quot;&amp;[.A247]" office:value-type="string" office:string-value="Product 21877" calcext:value-type="string">
            <text:p>Product 21877</text:p>
          </table:table-cell>
          <table:table-cell table:formula="of:=[.E247]&amp;RANDBETWEEN(1;9)" office:value-type="string" office:string-value="2187" calcext:value-type="string">
            <text:p>2187</text:p>
          </table:table-cell>
          <table:table-cell table:formula="of:=&quot;Desk &quot;&amp;[.C247]" office:value-type="string" office:string-value="Desk 2187" calcext:value-type="string">
            <text:p>Desk 2187</text:p>
          </table:table-cell>
          <table:table-cell table:formula="of:=[.G247]&amp;RANDBETWEEN(1;9)" office:value-type="string" office:string-value="218" calcext:value-type="string">
            <text:p>218</text:p>
          </table:table-cell>
          <table:table-cell table:formula="of:=&quot;Team &quot;&amp;[.E247]" office:value-type="string" office:string-value="Team 218" calcext:value-type="string">
            <text:p>Team 218</text:p>
          </table:table-cell>
          <table:table-cell table:formula="of:=[.I247]&amp;RANDBETWEEN(1;9)" office:value-type="string" office:string-value="21" calcext:value-type="string">
            <text:p>21</text:p>
          </table:table-cell>
          <table:table-cell table:formula="of:=&quot;Business Line &quot;&amp;[.G247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4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48]&amp;RANDBETWEEN(1;9)" office:value-type="string" office:string-value="76939" calcext:value-type="string">
            <text:p>76939</text:p>
          </table:table-cell>
          <table:table-cell table:formula="of:=&quot;Product &quot;&amp;[.A248]" office:value-type="string" office:string-value="Product 76939" calcext:value-type="string">
            <text:p>Product 76939</text:p>
          </table:table-cell>
          <table:table-cell table:formula="of:=[.E248]&amp;RANDBETWEEN(1;9)" office:value-type="string" office:string-value="7693" calcext:value-type="string">
            <text:p>7693</text:p>
          </table:table-cell>
          <table:table-cell table:formula="of:=&quot;Desk &quot;&amp;[.C248]" office:value-type="string" office:string-value="Desk 7693" calcext:value-type="string">
            <text:p>Desk 7693</text:p>
          </table:table-cell>
          <table:table-cell table:formula="of:=[.G248]&amp;RANDBETWEEN(1;9)" office:value-type="string" office:string-value="769" calcext:value-type="string">
            <text:p>769</text:p>
          </table:table-cell>
          <table:table-cell table:formula="of:=&quot;Team &quot;&amp;[.E248]" office:value-type="string" office:string-value="Team 769" calcext:value-type="string">
            <text:p>Team 769</text:p>
          </table:table-cell>
          <table:table-cell table:formula="of:=[.I248]&amp;RANDBETWEEN(1;9)" office:value-type="string" office:string-value="76" calcext:value-type="string">
            <text:p>76</text:p>
          </table:table-cell>
          <table:table-cell table:formula="of:=&quot;Business Line &quot;&amp;[.G248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48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49]&amp;RANDBETWEEN(1;9)" office:value-type="string" office:string-value="41778" calcext:value-type="string">
            <text:p>41778</text:p>
          </table:table-cell>
          <table:table-cell table:formula="of:=&quot;Product &quot;&amp;[.A249]" office:value-type="string" office:string-value="Product 41778" calcext:value-type="string">
            <text:p>Product 41778</text:p>
          </table:table-cell>
          <table:table-cell table:formula="of:=[.E249]&amp;RANDBETWEEN(1;9)" office:value-type="string" office:string-value="4177" calcext:value-type="string">
            <text:p>4177</text:p>
          </table:table-cell>
          <table:table-cell table:formula="of:=&quot;Desk &quot;&amp;[.C249]" office:value-type="string" office:string-value="Desk 4177" calcext:value-type="string">
            <text:p>Desk 4177</text:p>
          </table:table-cell>
          <table:table-cell table:formula="of:=[.G249]&amp;RANDBETWEEN(1;9)" office:value-type="string" office:string-value="417" calcext:value-type="string">
            <text:p>417</text:p>
          </table:table-cell>
          <table:table-cell table:formula="of:=&quot;Team &quot;&amp;[.E249]" office:value-type="string" office:string-value="Team 417" calcext:value-type="string">
            <text:p>Team 417</text:p>
          </table:table-cell>
          <table:table-cell table:formula="of:=[.I249]&amp;RANDBETWEEN(1;9)" office:value-type="string" office:string-value="41" calcext:value-type="string">
            <text:p>41</text:p>
          </table:table-cell>
          <table:table-cell table:formula="of:=&quot;Business Line &quot;&amp;[.G249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49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50]&amp;RANDBETWEEN(1;9)" office:value-type="string" office:string-value="21139" calcext:value-type="string">
            <text:p>21139</text:p>
          </table:table-cell>
          <table:table-cell table:formula="of:=&quot;Product &quot;&amp;[.A250]" office:value-type="string" office:string-value="Product 21139" calcext:value-type="string">
            <text:p>Product 21139</text:p>
          </table:table-cell>
          <table:table-cell table:formula="of:=[.E250]&amp;RANDBETWEEN(1;9)" office:value-type="string" office:string-value="2113" calcext:value-type="string">
            <text:p>2113</text:p>
          </table:table-cell>
          <table:table-cell table:formula="of:=&quot;Desk &quot;&amp;[.C250]" office:value-type="string" office:string-value="Desk 2113" calcext:value-type="string">
            <text:p>Desk 2113</text:p>
          </table:table-cell>
          <table:table-cell table:formula="of:=[.G250]&amp;RANDBETWEEN(1;9)" office:value-type="string" office:string-value="211" calcext:value-type="string">
            <text:p>211</text:p>
          </table:table-cell>
          <table:table-cell table:formula="of:=&quot;Team &quot;&amp;[.E250]" office:value-type="string" office:string-value="Team 211" calcext:value-type="string">
            <text:p>Team 211</text:p>
          </table:table-cell>
          <table:table-cell table:formula="of:=[.I250]&amp;RANDBETWEEN(1;9)" office:value-type="string" office:string-value="21" calcext:value-type="string">
            <text:p>21</text:p>
          </table:table-cell>
          <table:table-cell table:formula="of:=&quot;Business Line &quot;&amp;[.G250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5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51]&amp;RANDBETWEEN(1;9)" office:value-type="string" office:string-value="82863" calcext:value-type="string">
            <text:p>82863</text:p>
          </table:table-cell>
          <table:table-cell table:formula="of:=&quot;Product &quot;&amp;[.A251]" office:value-type="string" office:string-value="Product 82863" calcext:value-type="string">
            <text:p>Product 82863</text:p>
          </table:table-cell>
          <table:table-cell table:formula="of:=[.E251]&amp;RANDBETWEEN(1;9)" office:value-type="string" office:string-value="8286" calcext:value-type="string">
            <text:p>8286</text:p>
          </table:table-cell>
          <table:table-cell table:formula="of:=&quot;Desk &quot;&amp;[.C251]" office:value-type="string" office:string-value="Desk 8286" calcext:value-type="string">
            <text:p>Desk 8286</text:p>
          </table:table-cell>
          <table:table-cell table:formula="of:=[.G251]&amp;RANDBETWEEN(1;9)" office:value-type="string" office:string-value="828" calcext:value-type="string">
            <text:p>828</text:p>
          </table:table-cell>
          <table:table-cell table:formula="of:=&quot;Team &quot;&amp;[.E251]" office:value-type="string" office:string-value="Team 828" calcext:value-type="string">
            <text:p>Team 828</text:p>
          </table:table-cell>
          <table:table-cell table:formula="of:=[.I251]&amp;RANDBETWEEN(1;9)" office:value-type="string" office:string-value="82" calcext:value-type="string">
            <text:p>82</text:p>
          </table:table-cell>
          <table:table-cell table:formula="of:=&quot;Business Line &quot;&amp;[.G251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5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52]&amp;RANDBETWEEN(1;9)" office:value-type="string" office:string-value="92871" calcext:value-type="string">
            <text:p>92871</text:p>
          </table:table-cell>
          <table:table-cell table:formula="of:=&quot;Product &quot;&amp;[.A252]" office:value-type="string" office:string-value="Product 92871" calcext:value-type="string">
            <text:p>Product 92871</text:p>
          </table:table-cell>
          <table:table-cell table:formula="of:=[.E252]&amp;RANDBETWEEN(1;9)" office:value-type="string" office:string-value="9287" calcext:value-type="string">
            <text:p>9287</text:p>
          </table:table-cell>
          <table:table-cell table:formula="of:=&quot;Desk &quot;&amp;[.C252]" office:value-type="string" office:string-value="Desk 9287" calcext:value-type="string">
            <text:p>Desk 9287</text:p>
          </table:table-cell>
          <table:table-cell table:formula="of:=[.G252]&amp;RANDBETWEEN(1;9)" office:value-type="string" office:string-value="928" calcext:value-type="string">
            <text:p>928</text:p>
          </table:table-cell>
          <table:table-cell table:formula="of:=&quot;Team &quot;&amp;[.E252]" office:value-type="string" office:string-value="Team 928" calcext:value-type="string">
            <text:p>Team 928</text:p>
          </table:table-cell>
          <table:table-cell table:formula="of:=[.I252]&amp;RANDBETWEEN(1;9)" office:value-type="string" office:string-value="92" calcext:value-type="string">
            <text:p>92</text:p>
          </table:table-cell>
          <table:table-cell table:formula="of:=&quot;Business Line &quot;&amp;[.G252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52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53]&amp;RANDBETWEEN(1;9)" office:value-type="string" office:string-value="35796" calcext:value-type="string">
            <text:p>35796</text:p>
          </table:table-cell>
          <table:table-cell table:formula="of:=&quot;Product &quot;&amp;[.A253]" office:value-type="string" office:string-value="Product 35796" calcext:value-type="string">
            <text:p>Product 35796</text:p>
          </table:table-cell>
          <table:table-cell table:formula="of:=[.E253]&amp;RANDBETWEEN(1;9)" office:value-type="string" office:string-value="3579" calcext:value-type="string">
            <text:p>3579</text:p>
          </table:table-cell>
          <table:table-cell table:formula="of:=&quot;Desk &quot;&amp;[.C253]" office:value-type="string" office:string-value="Desk 3579" calcext:value-type="string">
            <text:p>Desk 3579</text:p>
          </table:table-cell>
          <table:table-cell table:formula="of:=[.G253]&amp;RANDBETWEEN(1;9)" office:value-type="string" office:string-value="357" calcext:value-type="string">
            <text:p>357</text:p>
          </table:table-cell>
          <table:table-cell table:formula="of:=&quot;Team &quot;&amp;[.E253]" office:value-type="string" office:string-value="Team 357" calcext:value-type="string">
            <text:p>Team 357</text:p>
          </table:table-cell>
          <table:table-cell table:formula="of:=[.I253]&amp;RANDBETWEEN(1;9)" office:value-type="string" office:string-value="35" calcext:value-type="string">
            <text:p>35</text:p>
          </table:table-cell>
          <table:table-cell table:formula="of:=&quot;Business Line &quot;&amp;[.G253]" office:value-type="string" office:string-value="Business Line 35" calcext:value-type="string">
            <text:p>Business Line 35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5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54]&amp;RANDBETWEEN(1;9)" office:value-type="string" office:string-value="94287" calcext:value-type="string">
            <text:p>94287</text:p>
          </table:table-cell>
          <table:table-cell table:formula="of:=&quot;Product &quot;&amp;[.A254]" office:value-type="string" office:string-value="Product 94287" calcext:value-type="string">
            <text:p>Product 94287</text:p>
          </table:table-cell>
          <table:table-cell table:formula="of:=[.E254]&amp;RANDBETWEEN(1;9)" office:value-type="string" office:string-value="9428" calcext:value-type="string">
            <text:p>9428</text:p>
          </table:table-cell>
          <table:table-cell table:formula="of:=&quot;Desk &quot;&amp;[.C254]" office:value-type="string" office:string-value="Desk 9428" calcext:value-type="string">
            <text:p>Desk 9428</text:p>
          </table:table-cell>
          <table:table-cell table:formula="of:=[.G254]&amp;RANDBETWEEN(1;9)" office:value-type="string" office:string-value="942" calcext:value-type="string">
            <text:p>942</text:p>
          </table:table-cell>
          <table:table-cell table:formula="of:=&quot;Team &quot;&amp;[.E254]" office:value-type="string" office:string-value="Team 942" calcext:value-type="string">
            <text:p>Team 942</text:p>
          </table:table-cell>
          <table:table-cell table:formula="of:=[.I254]&amp;RANDBETWEEN(1;9)" office:value-type="string" office:string-value="94" calcext:value-type="string">
            <text:p>94</text:p>
          </table:table-cell>
          <table:table-cell table:formula="of:=&quot;Business Line &quot;&amp;[.G254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54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55]&amp;RANDBETWEEN(1;9)" office:value-type="string" office:string-value="67575" calcext:value-type="string">
            <text:p>67575</text:p>
          </table:table-cell>
          <table:table-cell table:formula="of:=&quot;Product &quot;&amp;[.A255]" office:value-type="string" office:string-value="Product 67575" calcext:value-type="string">
            <text:p>Product 67575</text:p>
          </table:table-cell>
          <table:table-cell table:formula="of:=[.E255]&amp;RANDBETWEEN(1;9)" office:value-type="string" office:string-value="6757" calcext:value-type="string">
            <text:p>6757</text:p>
          </table:table-cell>
          <table:table-cell table:formula="of:=&quot;Desk &quot;&amp;[.C255]" office:value-type="string" office:string-value="Desk 6757" calcext:value-type="string">
            <text:p>Desk 6757</text:p>
          </table:table-cell>
          <table:table-cell table:formula="of:=[.G255]&amp;RANDBETWEEN(1;9)" office:value-type="string" office:string-value="675" calcext:value-type="string">
            <text:p>675</text:p>
          </table:table-cell>
          <table:table-cell table:formula="of:=&quot;Team &quot;&amp;[.E255]" office:value-type="string" office:string-value="Team 675" calcext:value-type="string">
            <text:p>Team 675</text:p>
          </table:table-cell>
          <table:table-cell table:formula="of:=[.I255]&amp;RANDBETWEEN(1;9)" office:value-type="string" office:string-value="67" calcext:value-type="string">
            <text:p>67</text:p>
          </table:table-cell>
          <table:table-cell table:formula="of:=&quot;Business Line &quot;&amp;[.G255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5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56]&amp;RANDBETWEEN(1;9)" office:value-type="string" office:string-value="33259" calcext:value-type="string">
            <text:p>33259</text:p>
          </table:table-cell>
          <table:table-cell table:formula="of:=&quot;Product &quot;&amp;[.A256]" office:value-type="string" office:string-value="Product 33259" calcext:value-type="string">
            <text:p>Product 33259</text:p>
          </table:table-cell>
          <table:table-cell table:formula="of:=[.E256]&amp;RANDBETWEEN(1;9)" office:value-type="string" office:string-value="3325" calcext:value-type="string">
            <text:p>3325</text:p>
          </table:table-cell>
          <table:table-cell table:formula="of:=&quot;Desk &quot;&amp;[.C256]" office:value-type="string" office:string-value="Desk 3325" calcext:value-type="string">
            <text:p>Desk 3325</text:p>
          </table:table-cell>
          <table:table-cell table:formula="of:=[.G256]&amp;RANDBETWEEN(1;9)" office:value-type="string" office:string-value="332" calcext:value-type="string">
            <text:p>332</text:p>
          </table:table-cell>
          <table:table-cell table:formula="of:=&quot;Team &quot;&amp;[.E256]" office:value-type="string" office:string-value="Team 332" calcext:value-type="string">
            <text:p>Team 332</text:p>
          </table:table-cell>
          <table:table-cell table:formula="of:=[.I256]&amp;RANDBETWEEN(1;9)" office:value-type="string" office:string-value="33" calcext:value-type="string">
            <text:p>33</text:p>
          </table:table-cell>
          <table:table-cell table:formula="of:=&quot;Business Line &quot;&amp;[.G256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56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57]&amp;RANDBETWEEN(1;9)" office:value-type="string" office:string-value="74441" calcext:value-type="string">
            <text:p>74441</text:p>
          </table:table-cell>
          <table:table-cell table:formula="of:=&quot;Product &quot;&amp;[.A257]" office:value-type="string" office:string-value="Product 74441" calcext:value-type="string">
            <text:p>Product 74441</text:p>
          </table:table-cell>
          <table:table-cell table:formula="of:=[.E257]&amp;RANDBETWEEN(1;9)" office:value-type="string" office:string-value="7444" calcext:value-type="string">
            <text:p>7444</text:p>
          </table:table-cell>
          <table:table-cell table:formula="of:=&quot;Desk &quot;&amp;[.C257]" office:value-type="string" office:string-value="Desk 7444" calcext:value-type="string">
            <text:p>Desk 7444</text:p>
          </table:table-cell>
          <table:table-cell table:formula="of:=[.G257]&amp;RANDBETWEEN(1;9)" office:value-type="string" office:string-value="744" calcext:value-type="string">
            <text:p>744</text:p>
          </table:table-cell>
          <table:table-cell table:formula="of:=&quot;Team &quot;&amp;[.E257]" office:value-type="string" office:string-value="Team 744" calcext:value-type="string">
            <text:p>Team 744</text:p>
          </table:table-cell>
          <table:table-cell table:formula="of:=[.I257]&amp;RANDBETWEEN(1;9)" office:value-type="string" office:string-value="74" calcext:value-type="string">
            <text:p>74</text:p>
          </table:table-cell>
          <table:table-cell table:formula="of:=&quot;Business Line &quot;&amp;[.G257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57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58]&amp;RANDBETWEEN(1;9)" office:value-type="string" office:string-value="13578" calcext:value-type="string">
            <text:p>13578</text:p>
          </table:table-cell>
          <table:table-cell table:formula="of:=&quot;Product &quot;&amp;[.A258]" office:value-type="string" office:string-value="Product 13578" calcext:value-type="string">
            <text:p>Product 13578</text:p>
          </table:table-cell>
          <table:table-cell table:formula="of:=[.E258]&amp;RANDBETWEEN(1;9)" office:value-type="string" office:string-value="1357" calcext:value-type="string">
            <text:p>1357</text:p>
          </table:table-cell>
          <table:table-cell table:formula="of:=&quot;Desk &quot;&amp;[.C258]" office:value-type="string" office:string-value="Desk 1357" calcext:value-type="string">
            <text:p>Desk 1357</text:p>
          </table:table-cell>
          <table:table-cell table:formula="of:=[.G258]&amp;RANDBETWEEN(1;9)" office:value-type="string" office:string-value="135" calcext:value-type="string">
            <text:p>135</text:p>
          </table:table-cell>
          <table:table-cell table:formula="of:=&quot;Team &quot;&amp;[.E258]" office:value-type="string" office:string-value="Team 135" calcext:value-type="string">
            <text:p>Team 135</text:p>
          </table:table-cell>
          <table:table-cell table:formula="of:=[.I258]&amp;RANDBETWEEN(1;9)" office:value-type="string" office:string-value="13" calcext:value-type="string">
            <text:p>13</text:p>
          </table:table-cell>
          <table:table-cell table:formula="of:=&quot;Business Line &quot;&amp;[.G258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58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59]&amp;RANDBETWEEN(1;9)" office:value-type="string" office:string-value="92762" calcext:value-type="string">
            <text:p>92762</text:p>
          </table:table-cell>
          <table:table-cell table:formula="of:=&quot;Product &quot;&amp;[.A259]" office:value-type="string" office:string-value="Product 92762" calcext:value-type="string">
            <text:p>Product 92762</text:p>
          </table:table-cell>
          <table:table-cell table:formula="of:=[.E259]&amp;RANDBETWEEN(1;9)" office:value-type="string" office:string-value="9276" calcext:value-type="string">
            <text:p>9276</text:p>
          </table:table-cell>
          <table:table-cell table:formula="of:=&quot;Desk &quot;&amp;[.C259]" office:value-type="string" office:string-value="Desk 9276" calcext:value-type="string">
            <text:p>Desk 9276</text:p>
          </table:table-cell>
          <table:table-cell table:formula="of:=[.G259]&amp;RANDBETWEEN(1;9)" office:value-type="string" office:string-value="927" calcext:value-type="string">
            <text:p>927</text:p>
          </table:table-cell>
          <table:table-cell table:formula="of:=&quot;Team &quot;&amp;[.E259]" office:value-type="string" office:string-value="Team 927" calcext:value-type="string">
            <text:p>Team 927</text:p>
          </table:table-cell>
          <table:table-cell table:formula="of:=[.I259]&amp;RANDBETWEEN(1;9)" office:value-type="string" office:string-value="92" calcext:value-type="string">
            <text:p>92</text:p>
          </table:table-cell>
          <table:table-cell table:formula="of:=&quot;Business Line &quot;&amp;[.G259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5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60]&amp;RANDBETWEEN(1;9)" office:value-type="string" office:string-value="23149" calcext:value-type="string">
            <text:p>23149</text:p>
          </table:table-cell>
          <table:table-cell table:formula="of:=&quot;Product &quot;&amp;[.A260]" office:value-type="string" office:string-value="Product 23149" calcext:value-type="string">
            <text:p>Product 23149</text:p>
          </table:table-cell>
          <table:table-cell table:formula="of:=[.E260]&amp;RANDBETWEEN(1;9)" office:value-type="string" office:string-value="2314" calcext:value-type="string">
            <text:p>2314</text:p>
          </table:table-cell>
          <table:table-cell table:formula="of:=&quot;Desk &quot;&amp;[.C260]" office:value-type="string" office:string-value="Desk 2314" calcext:value-type="string">
            <text:p>Desk 2314</text:p>
          </table:table-cell>
          <table:table-cell table:formula="of:=[.G260]&amp;RANDBETWEEN(1;9)" office:value-type="string" office:string-value="231" calcext:value-type="string">
            <text:p>231</text:p>
          </table:table-cell>
          <table:table-cell table:formula="of:=&quot;Team &quot;&amp;[.E260]" office:value-type="string" office:string-value="Team 231" calcext:value-type="string">
            <text:p>Team 231</text:p>
          </table:table-cell>
          <table:table-cell table:formula="of:=[.I260]&amp;RANDBETWEEN(1;9)" office:value-type="string" office:string-value="23" calcext:value-type="string">
            <text:p>23</text:p>
          </table:table-cell>
          <table:table-cell table:formula="of:=&quot;Business Line &quot;&amp;[.G260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6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61]&amp;RANDBETWEEN(1;9)" office:value-type="string" office:string-value="28595" calcext:value-type="string">
            <text:p>28595</text:p>
          </table:table-cell>
          <table:table-cell table:formula="of:=&quot;Product &quot;&amp;[.A261]" office:value-type="string" office:string-value="Product 28595" calcext:value-type="string">
            <text:p>Product 28595</text:p>
          </table:table-cell>
          <table:table-cell table:formula="of:=[.E261]&amp;RANDBETWEEN(1;9)" office:value-type="string" office:string-value="2859" calcext:value-type="string">
            <text:p>2859</text:p>
          </table:table-cell>
          <table:table-cell table:formula="of:=&quot;Desk &quot;&amp;[.C261]" office:value-type="string" office:string-value="Desk 2859" calcext:value-type="string">
            <text:p>Desk 2859</text:p>
          </table:table-cell>
          <table:table-cell table:formula="of:=[.G261]&amp;RANDBETWEEN(1;9)" office:value-type="string" office:string-value="285" calcext:value-type="string">
            <text:p>285</text:p>
          </table:table-cell>
          <table:table-cell table:formula="of:=&quot;Team &quot;&amp;[.E261]" office:value-type="string" office:string-value="Team 285" calcext:value-type="string">
            <text:p>Team 285</text:p>
          </table:table-cell>
          <table:table-cell table:formula="of:=[.I261]&amp;RANDBETWEEN(1;9)" office:value-type="string" office:string-value="28" calcext:value-type="string">
            <text:p>28</text:p>
          </table:table-cell>
          <table:table-cell table:formula="of:=&quot;Business Line &quot;&amp;[.G261]" office:value-type="string" office:string-value="Business Line 28" calcext:value-type="string">
            <text:p>Business Line 28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61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62]&amp;RANDBETWEEN(1;9)" office:value-type="string" office:string-value="91718" calcext:value-type="string">
            <text:p>91718</text:p>
          </table:table-cell>
          <table:table-cell table:formula="of:=&quot;Product &quot;&amp;[.A262]" office:value-type="string" office:string-value="Product 91718" calcext:value-type="string">
            <text:p>Product 91718</text:p>
          </table:table-cell>
          <table:table-cell table:formula="of:=[.E262]&amp;RANDBETWEEN(1;9)" office:value-type="string" office:string-value="9171" calcext:value-type="string">
            <text:p>9171</text:p>
          </table:table-cell>
          <table:table-cell table:formula="of:=&quot;Desk &quot;&amp;[.C262]" office:value-type="string" office:string-value="Desk 9171" calcext:value-type="string">
            <text:p>Desk 9171</text:p>
          </table:table-cell>
          <table:table-cell table:formula="of:=[.G262]&amp;RANDBETWEEN(1;9)" office:value-type="string" office:string-value="917" calcext:value-type="string">
            <text:p>917</text:p>
          </table:table-cell>
          <table:table-cell table:formula="of:=&quot;Team &quot;&amp;[.E262]" office:value-type="string" office:string-value="Team 917" calcext:value-type="string">
            <text:p>Team 917</text:p>
          </table:table-cell>
          <table:table-cell table:formula="of:=[.I262]&amp;RANDBETWEEN(1;9)" office:value-type="string" office:string-value="91" calcext:value-type="string">
            <text:p>91</text:p>
          </table:table-cell>
          <table:table-cell table:formula="of:=&quot;Business Line &quot;&amp;[.G262]" office:value-type="string" office:string-value="Business Line 91" calcext:value-type="string">
            <text:p>Business Line 91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62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63]&amp;RANDBETWEEN(1;9)" office:value-type="string" office:string-value="21694" calcext:value-type="string">
            <text:p>21694</text:p>
          </table:table-cell>
          <table:table-cell table:formula="of:=&quot;Product &quot;&amp;[.A263]" office:value-type="string" office:string-value="Product 21694" calcext:value-type="string">
            <text:p>Product 21694</text:p>
          </table:table-cell>
          <table:table-cell table:formula="of:=[.E263]&amp;RANDBETWEEN(1;9)" office:value-type="string" office:string-value="2169" calcext:value-type="string">
            <text:p>2169</text:p>
          </table:table-cell>
          <table:table-cell table:formula="of:=&quot;Desk &quot;&amp;[.C263]" office:value-type="string" office:string-value="Desk 2169" calcext:value-type="string">
            <text:p>Desk 2169</text:p>
          </table:table-cell>
          <table:table-cell table:formula="of:=[.G263]&amp;RANDBETWEEN(1;9)" office:value-type="string" office:string-value="216" calcext:value-type="string">
            <text:p>216</text:p>
          </table:table-cell>
          <table:table-cell table:formula="of:=&quot;Team &quot;&amp;[.E263]" office:value-type="string" office:string-value="Team 216" calcext:value-type="string">
            <text:p>Team 216</text:p>
          </table:table-cell>
          <table:table-cell table:formula="of:=[.I263]&amp;RANDBETWEEN(1;9)" office:value-type="string" office:string-value="21" calcext:value-type="string">
            <text:p>21</text:p>
          </table:table-cell>
          <table:table-cell table:formula="of:=&quot;Business Line &quot;&amp;[.G263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6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64]&amp;RANDBETWEEN(1;9)" office:value-type="string" office:string-value="76573" calcext:value-type="string">
            <text:p>76573</text:p>
          </table:table-cell>
          <table:table-cell table:formula="of:=&quot;Product &quot;&amp;[.A264]" office:value-type="string" office:string-value="Product 76573" calcext:value-type="string">
            <text:p>Product 76573</text:p>
          </table:table-cell>
          <table:table-cell table:formula="of:=[.E264]&amp;RANDBETWEEN(1;9)" office:value-type="string" office:string-value="7657" calcext:value-type="string">
            <text:p>7657</text:p>
          </table:table-cell>
          <table:table-cell table:formula="of:=&quot;Desk &quot;&amp;[.C264]" office:value-type="string" office:string-value="Desk 7657" calcext:value-type="string">
            <text:p>Desk 7657</text:p>
          </table:table-cell>
          <table:table-cell table:formula="of:=[.G264]&amp;RANDBETWEEN(1;9)" office:value-type="string" office:string-value="765" calcext:value-type="string">
            <text:p>765</text:p>
          </table:table-cell>
          <table:table-cell table:formula="of:=&quot;Team &quot;&amp;[.E264]" office:value-type="string" office:string-value="Team 765" calcext:value-type="string">
            <text:p>Team 765</text:p>
          </table:table-cell>
          <table:table-cell table:formula="of:=[.I264]&amp;RANDBETWEEN(1;9)" office:value-type="string" office:string-value="76" calcext:value-type="string">
            <text:p>76</text:p>
          </table:table-cell>
          <table:table-cell table:formula="of:=&quot;Business Line &quot;&amp;[.G264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64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65]&amp;RANDBETWEEN(1;9)" office:value-type="string" office:string-value="93888" calcext:value-type="string">
            <text:p>93888</text:p>
          </table:table-cell>
          <table:table-cell table:formula="of:=&quot;Product &quot;&amp;[.A265]" office:value-type="string" office:string-value="Product 93888" calcext:value-type="string">
            <text:p>Product 93888</text:p>
          </table:table-cell>
          <table:table-cell table:formula="of:=[.E265]&amp;RANDBETWEEN(1;9)" office:value-type="string" office:string-value="9388" calcext:value-type="string">
            <text:p>9388</text:p>
          </table:table-cell>
          <table:table-cell table:formula="of:=&quot;Desk &quot;&amp;[.C265]" office:value-type="string" office:string-value="Desk 9388" calcext:value-type="string">
            <text:p>Desk 9388</text:p>
          </table:table-cell>
          <table:table-cell table:formula="of:=[.G265]&amp;RANDBETWEEN(1;9)" office:value-type="string" office:string-value="938" calcext:value-type="string">
            <text:p>938</text:p>
          </table:table-cell>
          <table:table-cell table:formula="of:=&quot;Team &quot;&amp;[.E265]" office:value-type="string" office:string-value="Team 938" calcext:value-type="string">
            <text:p>Team 938</text:p>
          </table:table-cell>
          <table:table-cell table:formula="of:=[.I265]&amp;RANDBETWEEN(1;9)" office:value-type="string" office:string-value="93" calcext:value-type="string">
            <text:p>93</text:p>
          </table:table-cell>
          <table:table-cell table:formula="of:=&quot;Business Line &quot;&amp;[.G265]" office:value-type="string" office:string-value="Business Line 93" calcext:value-type="string">
            <text:p>Business Line 9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6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66]&amp;RANDBETWEEN(1;9)" office:value-type="string" office:string-value="59844" calcext:value-type="string">
            <text:p>59844</text:p>
          </table:table-cell>
          <table:table-cell table:formula="of:=&quot;Product &quot;&amp;[.A266]" office:value-type="string" office:string-value="Product 59844" calcext:value-type="string">
            <text:p>Product 59844</text:p>
          </table:table-cell>
          <table:table-cell table:formula="of:=[.E266]&amp;RANDBETWEEN(1;9)" office:value-type="string" office:string-value="5984" calcext:value-type="string">
            <text:p>5984</text:p>
          </table:table-cell>
          <table:table-cell table:formula="of:=&quot;Desk &quot;&amp;[.C266]" office:value-type="string" office:string-value="Desk 5984" calcext:value-type="string">
            <text:p>Desk 5984</text:p>
          </table:table-cell>
          <table:table-cell table:formula="of:=[.G266]&amp;RANDBETWEEN(1;9)" office:value-type="string" office:string-value="598" calcext:value-type="string">
            <text:p>598</text:p>
          </table:table-cell>
          <table:table-cell table:formula="of:=&quot;Team &quot;&amp;[.E266]" office:value-type="string" office:string-value="Team 598" calcext:value-type="string">
            <text:p>Team 598</text:p>
          </table:table-cell>
          <table:table-cell table:formula="of:=[.I266]&amp;RANDBETWEEN(1;9)" office:value-type="string" office:string-value="59" calcext:value-type="string">
            <text:p>59</text:p>
          </table:table-cell>
          <table:table-cell table:formula="of:=&quot;Business Line &quot;&amp;[.G266]" office:value-type="string" office:string-value="Business Line 59" calcext:value-type="string">
            <text:p>Business Line 59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6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67]&amp;RANDBETWEEN(1;9)" office:value-type="string" office:string-value="13425" calcext:value-type="string">
            <text:p>13425</text:p>
          </table:table-cell>
          <table:table-cell table:formula="of:=&quot;Product &quot;&amp;[.A267]" office:value-type="string" office:string-value="Product 13425" calcext:value-type="string">
            <text:p>Product 13425</text:p>
          </table:table-cell>
          <table:table-cell table:formula="of:=[.E267]&amp;RANDBETWEEN(1;9)" office:value-type="string" office:string-value="1342" calcext:value-type="string">
            <text:p>1342</text:p>
          </table:table-cell>
          <table:table-cell table:formula="of:=&quot;Desk &quot;&amp;[.C267]" office:value-type="string" office:string-value="Desk 1342" calcext:value-type="string">
            <text:p>Desk 1342</text:p>
          </table:table-cell>
          <table:table-cell table:formula="of:=[.G267]&amp;RANDBETWEEN(1;9)" office:value-type="string" office:string-value="134" calcext:value-type="string">
            <text:p>134</text:p>
          </table:table-cell>
          <table:table-cell table:formula="of:=&quot;Team &quot;&amp;[.E267]" office:value-type="string" office:string-value="Team 134" calcext:value-type="string">
            <text:p>Team 134</text:p>
          </table:table-cell>
          <table:table-cell table:formula="of:=[.I267]&amp;RANDBETWEEN(1;9)" office:value-type="string" office:string-value="13" calcext:value-type="string">
            <text:p>13</text:p>
          </table:table-cell>
          <table:table-cell table:formula="of:=&quot;Business Line &quot;&amp;[.G267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6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68]&amp;RANDBETWEEN(1;9)" office:value-type="string" office:string-value="57328" calcext:value-type="string">
            <text:p>57328</text:p>
          </table:table-cell>
          <table:table-cell table:formula="of:=&quot;Product &quot;&amp;[.A268]" office:value-type="string" office:string-value="Product 57328" calcext:value-type="string">
            <text:p>Product 57328</text:p>
          </table:table-cell>
          <table:table-cell table:formula="of:=[.E268]&amp;RANDBETWEEN(1;9)" office:value-type="string" office:string-value="5732" calcext:value-type="string">
            <text:p>5732</text:p>
          </table:table-cell>
          <table:table-cell table:formula="of:=&quot;Desk &quot;&amp;[.C268]" office:value-type="string" office:string-value="Desk 5732" calcext:value-type="string">
            <text:p>Desk 5732</text:p>
          </table:table-cell>
          <table:table-cell table:formula="of:=[.G268]&amp;RANDBETWEEN(1;9)" office:value-type="string" office:string-value="573" calcext:value-type="string">
            <text:p>573</text:p>
          </table:table-cell>
          <table:table-cell table:formula="of:=&quot;Team &quot;&amp;[.E268]" office:value-type="string" office:string-value="Team 573" calcext:value-type="string">
            <text:p>Team 573</text:p>
          </table:table-cell>
          <table:table-cell table:formula="of:=[.I268]&amp;RANDBETWEEN(1;9)" office:value-type="string" office:string-value="57" calcext:value-type="string">
            <text:p>57</text:p>
          </table:table-cell>
          <table:table-cell table:formula="of:=&quot;Business Line &quot;&amp;[.G268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6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69]&amp;RANDBETWEEN(1;9)" office:value-type="string" office:string-value="62162" calcext:value-type="string">
            <text:p>62162</text:p>
          </table:table-cell>
          <table:table-cell table:formula="of:=&quot;Product &quot;&amp;[.A269]" office:value-type="string" office:string-value="Product 62162" calcext:value-type="string">
            <text:p>Product 62162</text:p>
          </table:table-cell>
          <table:table-cell table:formula="of:=[.E269]&amp;RANDBETWEEN(1;9)" office:value-type="string" office:string-value="6216" calcext:value-type="string">
            <text:p>6216</text:p>
          </table:table-cell>
          <table:table-cell table:formula="of:=&quot;Desk &quot;&amp;[.C269]" office:value-type="string" office:string-value="Desk 6216" calcext:value-type="string">
            <text:p>Desk 6216</text:p>
          </table:table-cell>
          <table:table-cell table:formula="of:=[.G269]&amp;RANDBETWEEN(1;9)" office:value-type="string" office:string-value="621" calcext:value-type="string">
            <text:p>621</text:p>
          </table:table-cell>
          <table:table-cell table:formula="of:=&quot;Team &quot;&amp;[.E269]" office:value-type="string" office:string-value="Team 621" calcext:value-type="string">
            <text:p>Team 621</text:p>
          </table:table-cell>
          <table:table-cell table:formula="of:=[.I269]&amp;RANDBETWEEN(1;9)" office:value-type="string" office:string-value="62" calcext:value-type="string">
            <text:p>62</text:p>
          </table:table-cell>
          <table:table-cell table:formula="of:=&quot;Business Line &quot;&amp;[.G269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6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70]&amp;RANDBETWEEN(1;9)" office:value-type="string" office:string-value="54887" calcext:value-type="string">
            <text:p>54887</text:p>
          </table:table-cell>
          <table:table-cell table:formula="of:=&quot;Product &quot;&amp;[.A270]" office:value-type="string" office:string-value="Product 54887" calcext:value-type="string">
            <text:p>Product 54887</text:p>
          </table:table-cell>
          <table:table-cell table:formula="of:=[.E270]&amp;RANDBETWEEN(1;9)" office:value-type="string" office:string-value="5488" calcext:value-type="string">
            <text:p>5488</text:p>
          </table:table-cell>
          <table:table-cell table:formula="of:=&quot;Desk &quot;&amp;[.C270]" office:value-type="string" office:string-value="Desk 5488" calcext:value-type="string">
            <text:p>Desk 5488</text:p>
          </table:table-cell>
          <table:table-cell table:formula="of:=[.G270]&amp;RANDBETWEEN(1;9)" office:value-type="string" office:string-value="548" calcext:value-type="string">
            <text:p>548</text:p>
          </table:table-cell>
          <table:table-cell table:formula="of:=&quot;Team &quot;&amp;[.E270]" office:value-type="string" office:string-value="Team 548" calcext:value-type="string">
            <text:p>Team 548</text:p>
          </table:table-cell>
          <table:table-cell table:formula="of:=[.I270]&amp;RANDBETWEEN(1;9)" office:value-type="string" office:string-value="54" calcext:value-type="string">
            <text:p>54</text:p>
          </table:table-cell>
          <table:table-cell table:formula="of:=&quot;Business Line &quot;&amp;[.G270]" office:value-type="string" office:string-value="Business Line 54" calcext:value-type="string">
            <text:p>Business Line 5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7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71]&amp;RANDBETWEEN(1;9)" office:value-type="string" office:string-value="88778" calcext:value-type="string">
            <text:p>88778</text:p>
          </table:table-cell>
          <table:table-cell table:formula="of:=&quot;Product &quot;&amp;[.A271]" office:value-type="string" office:string-value="Product 88778" calcext:value-type="string">
            <text:p>Product 88778</text:p>
          </table:table-cell>
          <table:table-cell table:formula="of:=[.E271]&amp;RANDBETWEEN(1;9)" office:value-type="string" office:string-value="8877" calcext:value-type="string">
            <text:p>8877</text:p>
          </table:table-cell>
          <table:table-cell table:formula="of:=&quot;Desk &quot;&amp;[.C271]" office:value-type="string" office:string-value="Desk 8877" calcext:value-type="string">
            <text:p>Desk 8877</text:p>
          </table:table-cell>
          <table:table-cell table:formula="of:=[.G271]&amp;RANDBETWEEN(1;9)" office:value-type="string" office:string-value="887" calcext:value-type="string">
            <text:p>887</text:p>
          </table:table-cell>
          <table:table-cell table:formula="of:=&quot;Team &quot;&amp;[.E271]" office:value-type="string" office:string-value="Team 887" calcext:value-type="string">
            <text:p>Team 887</text:p>
          </table:table-cell>
          <table:table-cell table:formula="of:=[.I271]&amp;RANDBETWEEN(1;9)" office:value-type="string" office:string-value="88" calcext:value-type="string">
            <text:p>88</text:p>
          </table:table-cell>
          <table:table-cell table:formula="of:=&quot;Business Line &quot;&amp;[.G271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7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72]&amp;RANDBETWEEN(1;9)" office:value-type="string" office:string-value="85536" calcext:value-type="string">
            <text:p>85536</text:p>
          </table:table-cell>
          <table:table-cell table:formula="of:=&quot;Product &quot;&amp;[.A272]" office:value-type="string" office:string-value="Product 85536" calcext:value-type="string">
            <text:p>Product 85536</text:p>
          </table:table-cell>
          <table:table-cell table:formula="of:=[.E272]&amp;RANDBETWEEN(1;9)" office:value-type="string" office:string-value="8553" calcext:value-type="string">
            <text:p>8553</text:p>
          </table:table-cell>
          <table:table-cell table:formula="of:=&quot;Desk &quot;&amp;[.C272]" office:value-type="string" office:string-value="Desk 8553" calcext:value-type="string">
            <text:p>Desk 8553</text:p>
          </table:table-cell>
          <table:table-cell table:formula="of:=[.G272]&amp;RANDBETWEEN(1;9)" office:value-type="string" office:string-value="855" calcext:value-type="string">
            <text:p>855</text:p>
          </table:table-cell>
          <table:table-cell table:formula="of:=&quot;Team &quot;&amp;[.E272]" office:value-type="string" office:string-value="Team 855" calcext:value-type="string">
            <text:p>Team 855</text:p>
          </table:table-cell>
          <table:table-cell table:formula="of:=[.I272]&amp;RANDBETWEEN(1;9)" office:value-type="string" office:string-value="85" calcext:value-type="string">
            <text:p>85</text:p>
          </table:table-cell>
          <table:table-cell table:formula="of:=&quot;Business Line &quot;&amp;[.G272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7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73]&amp;RANDBETWEEN(1;9)" office:value-type="string" office:string-value="61477" calcext:value-type="string">
            <text:p>61477</text:p>
          </table:table-cell>
          <table:table-cell table:formula="of:=&quot;Product &quot;&amp;[.A273]" office:value-type="string" office:string-value="Product 61477" calcext:value-type="string">
            <text:p>Product 61477</text:p>
          </table:table-cell>
          <table:table-cell table:formula="of:=[.E273]&amp;RANDBETWEEN(1;9)" office:value-type="string" office:string-value="6147" calcext:value-type="string">
            <text:p>6147</text:p>
          </table:table-cell>
          <table:table-cell table:formula="of:=&quot;Desk &quot;&amp;[.C273]" office:value-type="string" office:string-value="Desk 6147" calcext:value-type="string">
            <text:p>Desk 6147</text:p>
          </table:table-cell>
          <table:table-cell table:formula="of:=[.G273]&amp;RANDBETWEEN(1;9)" office:value-type="string" office:string-value="614" calcext:value-type="string">
            <text:p>614</text:p>
          </table:table-cell>
          <table:table-cell table:formula="of:=&quot;Team &quot;&amp;[.E273]" office:value-type="string" office:string-value="Team 614" calcext:value-type="string">
            <text:p>Team 614</text:p>
          </table:table-cell>
          <table:table-cell table:formula="of:=[.I273]&amp;RANDBETWEEN(1;9)" office:value-type="string" office:string-value="61" calcext:value-type="string">
            <text:p>61</text:p>
          </table:table-cell>
          <table:table-cell table:formula="of:=&quot;Business Line &quot;&amp;[.G273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7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74]&amp;RANDBETWEEN(1;9)" office:value-type="string" office:string-value="75515" calcext:value-type="string">
            <text:p>75515</text:p>
          </table:table-cell>
          <table:table-cell table:formula="of:=&quot;Product &quot;&amp;[.A274]" office:value-type="string" office:string-value="Product 75515" calcext:value-type="string">
            <text:p>Product 75515</text:p>
          </table:table-cell>
          <table:table-cell table:formula="of:=[.E274]&amp;RANDBETWEEN(1;9)" office:value-type="string" office:string-value="7551" calcext:value-type="string">
            <text:p>7551</text:p>
          </table:table-cell>
          <table:table-cell table:formula="of:=&quot;Desk &quot;&amp;[.C274]" office:value-type="string" office:string-value="Desk 7551" calcext:value-type="string">
            <text:p>Desk 7551</text:p>
          </table:table-cell>
          <table:table-cell table:formula="of:=[.G274]&amp;RANDBETWEEN(1;9)" office:value-type="string" office:string-value="755" calcext:value-type="string">
            <text:p>755</text:p>
          </table:table-cell>
          <table:table-cell table:formula="of:=&quot;Team &quot;&amp;[.E274]" office:value-type="string" office:string-value="Team 755" calcext:value-type="string">
            <text:p>Team 755</text:p>
          </table:table-cell>
          <table:table-cell table:formula="of:=[.I274]&amp;RANDBETWEEN(1;9)" office:value-type="string" office:string-value="75" calcext:value-type="string">
            <text:p>75</text:p>
          </table:table-cell>
          <table:table-cell table:formula="of:=&quot;Business Line &quot;&amp;[.G274]" office:value-type="string" office:string-value="Business Line 75" calcext:value-type="string">
            <text:p>Business Line 7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74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75]&amp;RANDBETWEEN(1;9)" office:value-type="string" office:string-value="66173" calcext:value-type="string">
            <text:p>66173</text:p>
          </table:table-cell>
          <table:table-cell table:formula="of:=&quot;Product &quot;&amp;[.A275]" office:value-type="string" office:string-value="Product 66173" calcext:value-type="string">
            <text:p>Product 66173</text:p>
          </table:table-cell>
          <table:table-cell table:formula="of:=[.E275]&amp;RANDBETWEEN(1;9)" office:value-type="string" office:string-value="6617" calcext:value-type="string">
            <text:p>6617</text:p>
          </table:table-cell>
          <table:table-cell table:formula="of:=&quot;Desk &quot;&amp;[.C275]" office:value-type="string" office:string-value="Desk 6617" calcext:value-type="string">
            <text:p>Desk 6617</text:p>
          </table:table-cell>
          <table:table-cell table:formula="of:=[.G275]&amp;RANDBETWEEN(1;9)" office:value-type="string" office:string-value="661" calcext:value-type="string">
            <text:p>661</text:p>
          </table:table-cell>
          <table:table-cell table:formula="of:=&quot;Team &quot;&amp;[.E275]" office:value-type="string" office:string-value="Team 661" calcext:value-type="string">
            <text:p>Team 661</text:p>
          </table:table-cell>
          <table:table-cell table:formula="of:=[.I275]&amp;RANDBETWEEN(1;9)" office:value-type="string" office:string-value="66" calcext:value-type="string">
            <text:p>66</text:p>
          </table:table-cell>
          <table:table-cell table:formula="of:=&quot;Business Line &quot;&amp;[.G275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7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76]&amp;RANDBETWEEN(1;9)" office:value-type="string" office:string-value="71469" calcext:value-type="string">
            <text:p>71469</text:p>
          </table:table-cell>
          <table:table-cell table:formula="of:=&quot;Product &quot;&amp;[.A276]" office:value-type="string" office:string-value="Product 71469" calcext:value-type="string">
            <text:p>Product 71469</text:p>
          </table:table-cell>
          <table:table-cell table:formula="of:=[.E276]&amp;RANDBETWEEN(1;9)" office:value-type="string" office:string-value="7146" calcext:value-type="string">
            <text:p>7146</text:p>
          </table:table-cell>
          <table:table-cell table:formula="of:=&quot;Desk &quot;&amp;[.C276]" office:value-type="string" office:string-value="Desk 7146" calcext:value-type="string">
            <text:p>Desk 7146</text:p>
          </table:table-cell>
          <table:table-cell table:formula="of:=[.G276]&amp;RANDBETWEEN(1;9)" office:value-type="string" office:string-value="714" calcext:value-type="string">
            <text:p>714</text:p>
          </table:table-cell>
          <table:table-cell table:formula="of:=&quot;Team &quot;&amp;[.E276]" office:value-type="string" office:string-value="Team 714" calcext:value-type="string">
            <text:p>Team 714</text:p>
          </table:table-cell>
          <table:table-cell table:formula="of:=[.I276]&amp;RANDBETWEEN(1;9)" office:value-type="string" office:string-value="71" calcext:value-type="string">
            <text:p>71</text:p>
          </table:table-cell>
          <table:table-cell table:formula="of:=&quot;Business Line &quot;&amp;[.G276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76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77]&amp;RANDBETWEEN(1;9)" office:value-type="string" office:string-value="82384" calcext:value-type="string">
            <text:p>82384</text:p>
          </table:table-cell>
          <table:table-cell table:formula="of:=&quot;Product &quot;&amp;[.A277]" office:value-type="string" office:string-value="Product 82384" calcext:value-type="string">
            <text:p>Product 82384</text:p>
          </table:table-cell>
          <table:table-cell table:formula="of:=[.E277]&amp;RANDBETWEEN(1;9)" office:value-type="string" office:string-value="8238" calcext:value-type="string">
            <text:p>8238</text:p>
          </table:table-cell>
          <table:table-cell table:formula="of:=&quot;Desk &quot;&amp;[.C277]" office:value-type="string" office:string-value="Desk 8238" calcext:value-type="string">
            <text:p>Desk 8238</text:p>
          </table:table-cell>
          <table:table-cell table:formula="of:=[.G277]&amp;RANDBETWEEN(1;9)" office:value-type="string" office:string-value="823" calcext:value-type="string">
            <text:p>823</text:p>
          </table:table-cell>
          <table:table-cell table:formula="of:=&quot;Team &quot;&amp;[.E277]" office:value-type="string" office:string-value="Team 823" calcext:value-type="string">
            <text:p>Team 823</text:p>
          </table:table-cell>
          <table:table-cell table:formula="of:=[.I277]&amp;RANDBETWEEN(1;9)" office:value-type="string" office:string-value="82" calcext:value-type="string">
            <text:p>82</text:p>
          </table:table-cell>
          <table:table-cell table:formula="of:=&quot;Business Line &quot;&amp;[.G277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77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78]&amp;RANDBETWEEN(1;9)" office:value-type="string" office:string-value="58535" calcext:value-type="string">
            <text:p>58535</text:p>
          </table:table-cell>
          <table:table-cell table:formula="of:=&quot;Product &quot;&amp;[.A278]" office:value-type="string" office:string-value="Product 58535" calcext:value-type="string">
            <text:p>Product 58535</text:p>
          </table:table-cell>
          <table:table-cell table:formula="of:=[.E278]&amp;RANDBETWEEN(1;9)" office:value-type="string" office:string-value="5853" calcext:value-type="string">
            <text:p>5853</text:p>
          </table:table-cell>
          <table:table-cell table:formula="of:=&quot;Desk &quot;&amp;[.C278]" office:value-type="string" office:string-value="Desk 5853" calcext:value-type="string">
            <text:p>Desk 5853</text:p>
          </table:table-cell>
          <table:table-cell table:formula="of:=[.G278]&amp;RANDBETWEEN(1;9)" office:value-type="string" office:string-value="585" calcext:value-type="string">
            <text:p>585</text:p>
          </table:table-cell>
          <table:table-cell table:formula="of:=&quot;Team &quot;&amp;[.E278]" office:value-type="string" office:string-value="Team 585" calcext:value-type="string">
            <text:p>Team 585</text:p>
          </table:table-cell>
          <table:table-cell table:formula="of:=[.I278]&amp;RANDBETWEEN(1;9)" office:value-type="string" office:string-value="58" calcext:value-type="string">
            <text:p>58</text:p>
          </table:table-cell>
          <table:table-cell table:formula="of:=&quot;Business Line &quot;&amp;[.G278]" office:value-type="string" office:string-value="Business Line 58" calcext:value-type="string">
            <text:p>Business Line 58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7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79]&amp;RANDBETWEEN(1;9)" office:value-type="string" office:string-value="74777" calcext:value-type="string">
            <text:p>74777</text:p>
          </table:table-cell>
          <table:table-cell table:formula="of:=&quot;Product &quot;&amp;[.A279]" office:value-type="string" office:string-value="Product 74777" calcext:value-type="string">
            <text:p>Product 74777</text:p>
          </table:table-cell>
          <table:table-cell table:formula="of:=[.E279]&amp;RANDBETWEEN(1;9)" office:value-type="string" office:string-value="7477" calcext:value-type="string">
            <text:p>7477</text:p>
          </table:table-cell>
          <table:table-cell table:formula="of:=&quot;Desk &quot;&amp;[.C279]" office:value-type="string" office:string-value="Desk 7477" calcext:value-type="string">
            <text:p>Desk 7477</text:p>
          </table:table-cell>
          <table:table-cell table:formula="of:=[.G279]&amp;RANDBETWEEN(1;9)" office:value-type="string" office:string-value="747" calcext:value-type="string">
            <text:p>747</text:p>
          </table:table-cell>
          <table:table-cell table:formula="of:=&quot;Team &quot;&amp;[.E279]" office:value-type="string" office:string-value="Team 747" calcext:value-type="string">
            <text:p>Team 747</text:p>
          </table:table-cell>
          <table:table-cell table:formula="of:=[.I279]&amp;RANDBETWEEN(1;9)" office:value-type="string" office:string-value="74" calcext:value-type="string">
            <text:p>74</text:p>
          </table:table-cell>
          <table:table-cell table:formula="of:=&quot;Business Line &quot;&amp;[.G279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7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80]&amp;RANDBETWEEN(1;9)" office:value-type="string" office:string-value="87277" calcext:value-type="string">
            <text:p>87277</text:p>
          </table:table-cell>
          <table:table-cell table:formula="of:=&quot;Product &quot;&amp;[.A280]" office:value-type="string" office:string-value="Product 87277" calcext:value-type="string">
            <text:p>Product 87277</text:p>
          </table:table-cell>
          <table:table-cell table:formula="of:=[.E280]&amp;RANDBETWEEN(1;9)" office:value-type="string" office:string-value="8727" calcext:value-type="string">
            <text:p>8727</text:p>
          </table:table-cell>
          <table:table-cell table:formula="of:=&quot;Desk &quot;&amp;[.C280]" office:value-type="string" office:string-value="Desk 8727" calcext:value-type="string">
            <text:p>Desk 8727</text:p>
          </table:table-cell>
          <table:table-cell table:formula="of:=[.G280]&amp;RANDBETWEEN(1;9)" office:value-type="string" office:string-value="872" calcext:value-type="string">
            <text:p>872</text:p>
          </table:table-cell>
          <table:table-cell table:formula="of:=&quot;Team &quot;&amp;[.E280]" office:value-type="string" office:string-value="Team 872" calcext:value-type="string">
            <text:p>Team 872</text:p>
          </table:table-cell>
          <table:table-cell table:formula="of:=[.I280]&amp;RANDBETWEEN(1;9)" office:value-type="string" office:string-value="87" calcext:value-type="string">
            <text:p>87</text:p>
          </table:table-cell>
          <table:table-cell table:formula="of:=&quot;Business Line &quot;&amp;[.G280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8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81]&amp;RANDBETWEEN(1;9)" office:value-type="string" office:string-value="17637" calcext:value-type="string">
            <text:p>17637</text:p>
          </table:table-cell>
          <table:table-cell table:formula="of:=&quot;Product &quot;&amp;[.A281]" office:value-type="string" office:string-value="Product 17637" calcext:value-type="string">
            <text:p>Product 17637</text:p>
          </table:table-cell>
          <table:table-cell table:formula="of:=[.E281]&amp;RANDBETWEEN(1;9)" office:value-type="string" office:string-value="1763" calcext:value-type="string">
            <text:p>1763</text:p>
          </table:table-cell>
          <table:table-cell table:formula="of:=&quot;Desk &quot;&amp;[.C281]" office:value-type="string" office:string-value="Desk 1763" calcext:value-type="string">
            <text:p>Desk 1763</text:p>
          </table:table-cell>
          <table:table-cell table:formula="of:=[.G281]&amp;RANDBETWEEN(1;9)" office:value-type="string" office:string-value="176" calcext:value-type="string">
            <text:p>176</text:p>
          </table:table-cell>
          <table:table-cell table:formula="of:=&quot;Team &quot;&amp;[.E281]" office:value-type="string" office:string-value="Team 176" calcext:value-type="string">
            <text:p>Team 176</text:p>
          </table:table-cell>
          <table:table-cell table:formula="of:=[.I281]&amp;RANDBETWEEN(1;9)" office:value-type="string" office:string-value="17" calcext:value-type="string">
            <text:p>17</text:p>
          </table:table-cell>
          <table:table-cell table:formula="of:=&quot;Business Line &quot;&amp;[.G281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81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82]&amp;RANDBETWEEN(1;9)" office:value-type="string" office:string-value="29661" calcext:value-type="string">
            <text:p>29661</text:p>
          </table:table-cell>
          <table:table-cell table:formula="of:=&quot;Product &quot;&amp;[.A282]" office:value-type="string" office:string-value="Product 29661" calcext:value-type="string">
            <text:p>Product 29661</text:p>
          </table:table-cell>
          <table:table-cell table:formula="of:=[.E282]&amp;RANDBETWEEN(1;9)" office:value-type="string" office:string-value="2966" calcext:value-type="string">
            <text:p>2966</text:p>
          </table:table-cell>
          <table:table-cell table:formula="of:=&quot;Desk &quot;&amp;[.C282]" office:value-type="string" office:string-value="Desk 2966" calcext:value-type="string">
            <text:p>Desk 2966</text:p>
          </table:table-cell>
          <table:table-cell table:formula="of:=[.G282]&amp;RANDBETWEEN(1;9)" office:value-type="string" office:string-value="296" calcext:value-type="string">
            <text:p>296</text:p>
          </table:table-cell>
          <table:table-cell table:formula="of:=&quot;Team &quot;&amp;[.E282]" office:value-type="string" office:string-value="Team 296" calcext:value-type="string">
            <text:p>Team 296</text:p>
          </table:table-cell>
          <table:table-cell table:formula="of:=[.I282]&amp;RANDBETWEEN(1;9)" office:value-type="string" office:string-value="29" calcext:value-type="string">
            <text:p>29</text:p>
          </table:table-cell>
          <table:table-cell table:formula="of:=&quot;Business Line &quot;&amp;[.G282]" office:value-type="string" office:string-value="Business Line 29" calcext:value-type="string">
            <text:p>Business Line 29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82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283]&amp;RANDBETWEEN(1;9)" office:value-type="string" office:string-value="36875" calcext:value-type="string">
            <text:p>36875</text:p>
          </table:table-cell>
          <table:table-cell table:formula="of:=&quot;Product &quot;&amp;[.A283]" office:value-type="string" office:string-value="Product 36875" calcext:value-type="string">
            <text:p>Product 36875</text:p>
          </table:table-cell>
          <table:table-cell table:formula="of:=[.E283]&amp;RANDBETWEEN(1;9)" office:value-type="string" office:string-value="3687" calcext:value-type="string">
            <text:p>3687</text:p>
          </table:table-cell>
          <table:table-cell table:formula="of:=&quot;Desk &quot;&amp;[.C283]" office:value-type="string" office:string-value="Desk 3687" calcext:value-type="string">
            <text:p>Desk 3687</text:p>
          </table:table-cell>
          <table:table-cell table:formula="of:=[.G283]&amp;RANDBETWEEN(1;9)" office:value-type="string" office:string-value="368" calcext:value-type="string">
            <text:p>368</text:p>
          </table:table-cell>
          <table:table-cell table:formula="of:=&quot;Team &quot;&amp;[.E283]" office:value-type="string" office:string-value="Team 368" calcext:value-type="string">
            <text:p>Team 368</text:p>
          </table:table-cell>
          <table:table-cell table:formula="of:=[.I283]&amp;RANDBETWEEN(1;9)" office:value-type="string" office:string-value="36" calcext:value-type="string">
            <text:p>36</text:p>
          </table:table-cell>
          <table:table-cell table:formula="of:=&quot;Business Line &quot;&amp;[.G283]" office:value-type="string" office:string-value="Business Line 36" calcext:value-type="string">
            <text:p>Business Line 36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28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284]&amp;RANDBETWEEN(1;9)" office:value-type="string" office:string-value="43335" calcext:value-type="string">
            <text:p>43335</text:p>
          </table:table-cell>
          <table:table-cell table:formula="of:=&quot;Product &quot;&amp;[.A284]" office:value-type="string" office:string-value="Product 43335" calcext:value-type="string">
            <text:p>Product 43335</text:p>
          </table:table-cell>
          <table:table-cell table:formula="of:=[.E284]&amp;RANDBETWEEN(1;9)" office:value-type="string" office:string-value="4333" calcext:value-type="string">
            <text:p>4333</text:p>
          </table:table-cell>
          <table:table-cell table:formula="of:=&quot;Desk &quot;&amp;[.C284]" office:value-type="string" office:string-value="Desk 4333" calcext:value-type="string">
            <text:p>Desk 4333</text:p>
          </table:table-cell>
          <table:table-cell table:formula="of:=[.G284]&amp;RANDBETWEEN(1;9)" office:value-type="string" office:string-value="433" calcext:value-type="string">
            <text:p>433</text:p>
          </table:table-cell>
          <table:table-cell table:formula="of:=&quot;Team &quot;&amp;[.E284]" office:value-type="string" office:string-value="Team 433" calcext:value-type="string">
            <text:p>Team 433</text:p>
          </table:table-cell>
          <table:table-cell table:formula="of:=[.I284]&amp;RANDBETWEEN(1;9)" office:value-type="string" office:string-value="43" calcext:value-type="string">
            <text:p>43</text:p>
          </table:table-cell>
          <table:table-cell table:formula="of:=&quot;Business Line &quot;&amp;[.G284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8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85]&amp;RANDBETWEEN(1;9)" office:value-type="string" office:string-value="78573" calcext:value-type="string">
            <text:p>78573</text:p>
          </table:table-cell>
          <table:table-cell table:formula="of:=&quot;Product &quot;&amp;[.A285]" office:value-type="string" office:string-value="Product 78573" calcext:value-type="string">
            <text:p>Product 78573</text:p>
          </table:table-cell>
          <table:table-cell table:formula="of:=[.E285]&amp;RANDBETWEEN(1;9)" office:value-type="string" office:string-value="7857" calcext:value-type="string">
            <text:p>7857</text:p>
          </table:table-cell>
          <table:table-cell table:formula="of:=&quot;Desk &quot;&amp;[.C285]" office:value-type="string" office:string-value="Desk 7857" calcext:value-type="string">
            <text:p>Desk 7857</text:p>
          </table:table-cell>
          <table:table-cell table:formula="of:=[.G285]&amp;RANDBETWEEN(1;9)" office:value-type="string" office:string-value="785" calcext:value-type="string">
            <text:p>785</text:p>
          </table:table-cell>
          <table:table-cell table:formula="of:=&quot;Team &quot;&amp;[.E285]" office:value-type="string" office:string-value="Team 785" calcext:value-type="string">
            <text:p>Team 785</text:p>
          </table:table-cell>
          <table:table-cell table:formula="of:=[.I285]&amp;RANDBETWEEN(1;9)" office:value-type="string" office:string-value="78" calcext:value-type="string">
            <text:p>78</text:p>
          </table:table-cell>
          <table:table-cell table:formula="of:=&quot;Business Line &quot;&amp;[.G285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8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86]&amp;RANDBETWEEN(1;9)" office:value-type="string" office:string-value="44284" calcext:value-type="string">
            <text:p>44284</text:p>
          </table:table-cell>
          <table:table-cell table:formula="of:=&quot;Product &quot;&amp;[.A286]" office:value-type="string" office:string-value="Product 44284" calcext:value-type="string">
            <text:p>Product 44284</text:p>
          </table:table-cell>
          <table:table-cell table:formula="of:=[.E286]&amp;RANDBETWEEN(1;9)" office:value-type="string" office:string-value="4428" calcext:value-type="string">
            <text:p>4428</text:p>
          </table:table-cell>
          <table:table-cell table:formula="of:=&quot;Desk &quot;&amp;[.C286]" office:value-type="string" office:string-value="Desk 4428" calcext:value-type="string">
            <text:p>Desk 4428</text:p>
          </table:table-cell>
          <table:table-cell table:formula="of:=[.G286]&amp;RANDBETWEEN(1;9)" office:value-type="string" office:string-value="442" calcext:value-type="string">
            <text:p>442</text:p>
          </table:table-cell>
          <table:table-cell table:formula="of:=&quot;Team &quot;&amp;[.E286]" office:value-type="string" office:string-value="Team 442" calcext:value-type="string">
            <text:p>Team 442</text:p>
          </table:table-cell>
          <table:table-cell table:formula="of:=[.I286]&amp;RANDBETWEEN(1;9)" office:value-type="string" office:string-value="44" calcext:value-type="string">
            <text:p>44</text:p>
          </table:table-cell>
          <table:table-cell table:formula="of:=&quot;Business Line &quot;&amp;[.G286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8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87]&amp;RANDBETWEEN(1;9)" office:value-type="string" office:string-value="92785" calcext:value-type="string">
            <text:p>92785</text:p>
          </table:table-cell>
          <table:table-cell table:formula="of:=&quot;Product &quot;&amp;[.A287]" office:value-type="string" office:string-value="Product 92785" calcext:value-type="string">
            <text:p>Product 92785</text:p>
          </table:table-cell>
          <table:table-cell table:formula="of:=[.E287]&amp;RANDBETWEEN(1;9)" office:value-type="string" office:string-value="9278" calcext:value-type="string">
            <text:p>9278</text:p>
          </table:table-cell>
          <table:table-cell table:formula="of:=&quot;Desk &quot;&amp;[.C287]" office:value-type="string" office:string-value="Desk 9278" calcext:value-type="string">
            <text:p>Desk 9278</text:p>
          </table:table-cell>
          <table:table-cell table:formula="of:=[.G287]&amp;RANDBETWEEN(1;9)" office:value-type="string" office:string-value="927" calcext:value-type="string">
            <text:p>927</text:p>
          </table:table-cell>
          <table:table-cell table:formula="of:=&quot;Team &quot;&amp;[.E287]" office:value-type="string" office:string-value="Team 927" calcext:value-type="string">
            <text:p>Team 927</text:p>
          </table:table-cell>
          <table:table-cell table:formula="of:=[.I287]&amp;RANDBETWEEN(1;9)" office:value-type="string" office:string-value="92" calcext:value-type="string">
            <text:p>92</text:p>
          </table:table-cell>
          <table:table-cell table:formula="of:=&quot;Business Line &quot;&amp;[.G287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8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88]&amp;RANDBETWEEN(1;9)" office:value-type="string" office:string-value="82791" calcext:value-type="string">
            <text:p>82791</text:p>
          </table:table-cell>
          <table:table-cell table:formula="of:=&quot;Product &quot;&amp;[.A288]" office:value-type="string" office:string-value="Product 82791" calcext:value-type="string">
            <text:p>Product 82791</text:p>
          </table:table-cell>
          <table:table-cell table:formula="of:=[.E288]&amp;RANDBETWEEN(1;9)" office:value-type="string" office:string-value="8279" calcext:value-type="string">
            <text:p>8279</text:p>
          </table:table-cell>
          <table:table-cell table:formula="of:=&quot;Desk &quot;&amp;[.C288]" office:value-type="string" office:string-value="Desk 8279" calcext:value-type="string">
            <text:p>Desk 8279</text:p>
          </table:table-cell>
          <table:table-cell table:formula="of:=[.G288]&amp;RANDBETWEEN(1;9)" office:value-type="string" office:string-value="827" calcext:value-type="string">
            <text:p>827</text:p>
          </table:table-cell>
          <table:table-cell table:formula="of:=&quot;Team &quot;&amp;[.E288]" office:value-type="string" office:string-value="Team 827" calcext:value-type="string">
            <text:p>Team 827</text:p>
          </table:table-cell>
          <table:table-cell table:formula="of:=[.I288]&amp;RANDBETWEEN(1;9)" office:value-type="string" office:string-value="82" calcext:value-type="string">
            <text:p>82</text:p>
          </table:table-cell>
          <table:table-cell table:formula="of:=&quot;Business Line &quot;&amp;[.G288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88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89]&amp;RANDBETWEEN(1;9)" office:value-type="string" office:string-value="94217" calcext:value-type="string">
            <text:p>94217</text:p>
          </table:table-cell>
          <table:table-cell table:formula="of:=&quot;Product &quot;&amp;[.A289]" office:value-type="string" office:string-value="Product 94217" calcext:value-type="string">
            <text:p>Product 94217</text:p>
          </table:table-cell>
          <table:table-cell table:formula="of:=[.E289]&amp;RANDBETWEEN(1;9)" office:value-type="string" office:string-value="9421" calcext:value-type="string">
            <text:p>9421</text:p>
          </table:table-cell>
          <table:table-cell table:formula="of:=&quot;Desk &quot;&amp;[.C289]" office:value-type="string" office:string-value="Desk 9421" calcext:value-type="string">
            <text:p>Desk 9421</text:p>
          </table:table-cell>
          <table:table-cell table:formula="of:=[.G289]&amp;RANDBETWEEN(1;9)" office:value-type="string" office:string-value="942" calcext:value-type="string">
            <text:p>942</text:p>
          </table:table-cell>
          <table:table-cell table:formula="of:=&quot;Team &quot;&amp;[.E289]" office:value-type="string" office:string-value="Team 942" calcext:value-type="string">
            <text:p>Team 942</text:p>
          </table:table-cell>
          <table:table-cell table:formula="of:=[.I289]&amp;RANDBETWEEN(1;9)" office:value-type="string" office:string-value="94" calcext:value-type="string">
            <text:p>94</text:p>
          </table:table-cell>
          <table:table-cell table:formula="of:=&quot;Business Line &quot;&amp;[.G289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28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290]&amp;RANDBETWEEN(1;9)" office:value-type="string" office:string-value="88679" calcext:value-type="string">
            <text:p>88679</text:p>
          </table:table-cell>
          <table:table-cell table:formula="of:=&quot;Product &quot;&amp;[.A290]" office:value-type="string" office:string-value="Product 88679" calcext:value-type="string">
            <text:p>Product 88679</text:p>
          </table:table-cell>
          <table:table-cell table:formula="of:=[.E290]&amp;RANDBETWEEN(1;9)" office:value-type="string" office:string-value="8867" calcext:value-type="string">
            <text:p>8867</text:p>
          </table:table-cell>
          <table:table-cell table:formula="of:=&quot;Desk &quot;&amp;[.C290]" office:value-type="string" office:string-value="Desk 8867" calcext:value-type="string">
            <text:p>Desk 8867</text:p>
          </table:table-cell>
          <table:table-cell table:formula="of:=[.G290]&amp;RANDBETWEEN(1;9)" office:value-type="string" office:string-value="886" calcext:value-type="string">
            <text:p>886</text:p>
          </table:table-cell>
          <table:table-cell table:formula="of:=&quot;Team &quot;&amp;[.E290]" office:value-type="string" office:string-value="Team 886" calcext:value-type="string">
            <text:p>Team 886</text:p>
          </table:table-cell>
          <table:table-cell table:formula="of:=[.I290]&amp;RANDBETWEEN(1;9)" office:value-type="string" office:string-value="88" calcext:value-type="string">
            <text:p>88</text:p>
          </table:table-cell>
          <table:table-cell table:formula="of:=&quot;Business Line &quot;&amp;[.G290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29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291]&amp;RANDBETWEEN(1;9)" office:value-type="string" office:string-value="67651" calcext:value-type="string">
            <text:p>67651</text:p>
          </table:table-cell>
          <table:table-cell table:formula="of:=&quot;Product &quot;&amp;[.A291]" office:value-type="string" office:string-value="Product 67651" calcext:value-type="string">
            <text:p>Product 67651</text:p>
          </table:table-cell>
          <table:table-cell table:formula="of:=[.E291]&amp;RANDBETWEEN(1;9)" office:value-type="string" office:string-value="6765" calcext:value-type="string">
            <text:p>6765</text:p>
          </table:table-cell>
          <table:table-cell table:formula="of:=&quot;Desk &quot;&amp;[.C291]" office:value-type="string" office:string-value="Desk 6765" calcext:value-type="string">
            <text:p>Desk 6765</text:p>
          </table:table-cell>
          <table:table-cell table:formula="of:=[.G291]&amp;RANDBETWEEN(1;9)" office:value-type="string" office:string-value="676" calcext:value-type="string">
            <text:p>676</text:p>
          </table:table-cell>
          <table:table-cell table:formula="of:=&quot;Team &quot;&amp;[.E291]" office:value-type="string" office:string-value="Team 676" calcext:value-type="string">
            <text:p>Team 676</text:p>
          </table:table-cell>
          <table:table-cell table:formula="of:=[.I291]&amp;RANDBETWEEN(1;9)" office:value-type="string" office:string-value="67" calcext:value-type="string">
            <text:p>67</text:p>
          </table:table-cell>
          <table:table-cell table:formula="of:=&quot;Business Line &quot;&amp;[.G291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29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292]&amp;RANDBETWEEN(1;9)" office:value-type="string" office:string-value="13316" calcext:value-type="string">
            <text:p>13316</text:p>
          </table:table-cell>
          <table:table-cell table:formula="of:=&quot;Product &quot;&amp;[.A292]" office:value-type="string" office:string-value="Product 13316" calcext:value-type="string">
            <text:p>Product 13316</text:p>
          </table:table-cell>
          <table:table-cell table:formula="of:=[.E292]&amp;RANDBETWEEN(1;9)" office:value-type="string" office:string-value="1331" calcext:value-type="string">
            <text:p>1331</text:p>
          </table:table-cell>
          <table:table-cell table:formula="of:=&quot;Desk &quot;&amp;[.C292]" office:value-type="string" office:string-value="Desk 1331" calcext:value-type="string">
            <text:p>Desk 1331</text:p>
          </table:table-cell>
          <table:table-cell table:formula="of:=[.G292]&amp;RANDBETWEEN(1;9)" office:value-type="string" office:string-value="133" calcext:value-type="string">
            <text:p>133</text:p>
          </table:table-cell>
          <table:table-cell table:formula="of:=&quot;Team &quot;&amp;[.E292]" office:value-type="string" office:string-value="Team 133" calcext:value-type="string">
            <text:p>Team 133</text:p>
          </table:table-cell>
          <table:table-cell table:formula="of:=[.I292]&amp;RANDBETWEEN(1;9)" office:value-type="string" office:string-value="13" calcext:value-type="string">
            <text:p>13</text:p>
          </table:table-cell>
          <table:table-cell table:formula="of:=&quot;Business Line &quot;&amp;[.G292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292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293]&amp;RANDBETWEEN(1;9)" office:value-type="string" office:string-value="46459" calcext:value-type="string">
            <text:p>46459</text:p>
          </table:table-cell>
          <table:table-cell table:formula="of:=&quot;Product &quot;&amp;[.A293]" office:value-type="string" office:string-value="Product 46459" calcext:value-type="string">
            <text:p>Product 46459</text:p>
          </table:table-cell>
          <table:table-cell table:formula="of:=[.E293]&amp;RANDBETWEEN(1;9)" office:value-type="string" office:string-value="4645" calcext:value-type="string">
            <text:p>4645</text:p>
          </table:table-cell>
          <table:table-cell table:formula="of:=&quot;Desk &quot;&amp;[.C293]" office:value-type="string" office:string-value="Desk 4645" calcext:value-type="string">
            <text:p>Desk 4645</text:p>
          </table:table-cell>
          <table:table-cell table:formula="of:=[.G293]&amp;RANDBETWEEN(1;9)" office:value-type="string" office:string-value="464" calcext:value-type="string">
            <text:p>464</text:p>
          </table:table-cell>
          <table:table-cell table:formula="of:=&quot;Team &quot;&amp;[.E293]" office:value-type="string" office:string-value="Team 464" calcext:value-type="string">
            <text:p>Team 464</text:p>
          </table:table-cell>
          <table:table-cell table:formula="of:=[.I293]&amp;RANDBETWEEN(1;9)" office:value-type="string" office:string-value="46" calcext:value-type="string">
            <text:p>46</text:p>
          </table:table-cell>
          <table:table-cell table:formula="of:=&quot;Business Line &quot;&amp;[.G293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93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94]&amp;RANDBETWEEN(1;9)" office:value-type="string" office:string-value="75476" calcext:value-type="string">
            <text:p>75476</text:p>
          </table:table-cell>
          <table:table-cell table:formula="of:=&quot;Product &quot;&amp;[.A294]" office:value-type="string" office:string-value="Product 75476" calcext:value-type="string">
            <text:p>Product 75476</text:p>
          </table:table-cell>
          <table:table-cell table:formula="of:=[.E294]&amp;RANDBETWEEN(1;9)" office:value-type="string" office:string-value="7547" calcext:value-type="string">
            <text:p>7547</text:p>
          </table:table-cell>
          <table:table-cell table:formula="of:=&quot;Desk &quot;&amp;[.C294]" office:value-type="string" office:string-value="Desk 7547" calcext:value-type="string">
            <text:p>Desk 7547</text:p>
          </table:table-cell>
          <table:table-cell table:formula="of:=[.G294]&amp;RANDBETWEEN(1;9)" office:value-type="string" office:string-value="754" calcext:value-type="string">
            <text:p>754</text:p>
          </table:table-cell>
          <table:table-cell table:formula="of:=&quot;Team &quot;&amp;[.E294]" office:value-type="string" office:string-value="Team 754" calcext:value-type="string">
            <text:p>Team 754</text:p>
          </table:table-cell>
          <table:table-cell table:formula="of:=[.I294]&amp;RANDBETWEEN(1;9)" office:value-type="string" office:string-value="75" calcext:value-type="string">
            <text:p>75</text:p>
          </table:table-cell>
          <table:table-cell table:formula="of:=&quot;Business Line &quot;&amp;[.G294]" office:value-type="string" office:string-value="Business Line 75" calcext:value-type="string">
            <text:p>Business Line 7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94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95]&amp;RANDBETWEEN(1;9)" office:value-type="string" office:string-value="52655" calcext:value-type="string">
            <text:p>52655</text:p>
          </table:table-cell>
          <table:table-cell table:formula="of:=&quot;Product &quot;&amp;[.A295]" office:value-type="string" office:string-value="Product 52655" calcext:value-type="string">
            <text:p>Product 52655</text:p>
          </table:table-cell>
          <table:table-cell table:formula="of:=[.E295]&amp;RANDBETWEEN(1;9)" office:value-type="string" office:string-value="5265" calcext:value-type="string">
            <text:p>5265</text:p>
          </table:table-cell>
          <table:table-cell table:formula="of:=&quot;Desk &quot;&amp;[.C295]" office:value-type="string" office:string-value="Desk 5265" calcext:value-type="string">
            <text:p>Desk 5265</text:p>
          </table:table-cell>
          <table:table-cell table:formula="of:=[.G295]&amp;RANDBETWEEN(1;9)" office:value-type="string" office:string-value="526" calcext:value-type="string">
            <text:p>526</text:p>
          </table:table-cell>
          <table:table-cell table:formula="of:=&quot;Team &quot;&amp;[.E295]" office:value-type="string" office:string-value="Team 526" calcext:value-type="string">
            <text:p>Team 526</text:p>
          </table:table-cell>
          <table:table-cell table:formula="of:=[.I295]&amp;RANDBETWEEN(1;9)" office:value-type="string" office:string-value="52" calcext:value-type="string">
            <text:p>52</text:p>
          </table:table-cell>
          <table:table-cell table:formula="of:=&quot;Business Line &quot;&amp;[.G295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29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296]&amp;RANDBETWEEN(1;9)" office:value-type="string" office:string-value="47585" calcext:value-type="string">
            <text:p>47585</text:p>
          </table:table-cell>
          <table:table-cell table:formula="of:=&quot;Product &quot;&amp;[.A296]" office:value-type="string" office:string-value="Product 47585" calcext:value-type="string">
            <text:p>Product 47585</text:p>
          </table:table-cell>
          <table:table-cell table:formula="of:=[.E296]&amp;RANDBETWEEN(1;9)" office:value-type="string" office:string-value="4758" calcext:value-type="string">
            <text:p>4758</text:p>
          </table:table-cell>
          <table:table-cell table:formula="of:=&quot;Desk &quot;&amp;[.C296]" office:value-type="string" office:string-value="Desk 4758" calcext:value-type="string">
            <text:p>Desk 4758</text:p>
          </table:table-cell>
          <table:table-cell table:formula="of:=[.G296]&amp;RANDBETWEEN(1;9)" office:value-type="string" office:string-value="475" calcext:value-type="string">
            <text:p>475</text:p>
          </table:table-cell>
          <table:table-cell table:formula="of:=&quot;Team &quot;&amp;[.E296]" office:value-type="string" office:string-value="Team 475" calcext:value-type="string">
            <text:p>Team 475</text:p>
          </table:table-cell>
          <table:table-cell table:formula="of:=[.I296]&amp;RANDBETWEEN(1;9)" office:value-type="string" office:string-value="47" calcext:value-type="string">
            <text:p>47</text:p>
          </table:table-cell>
          <table:table-cell table:formula="of:=&quot;Business Line &quot;&amp;[.G296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9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97]&amp;RANDBETWEEN(1;9)" office:value-type="string" office:string-value="73512" calcext:value-type="string">
            <text:p>73512</text:p>
          </table:table-cell>
          <table:table-cell table:formula="of:=&quot;Product &quot;&amp;[.A297]" office:value-type="string" office:string-value="Product 73512" calcext:value-type="string">
            <text:p>Product 73512</text:p>
          </table:table-cell>
          <table:table-cell table:formula="of:=[.E297]&amp;RANDBETWEEN(1;9)" office:value-type="string" office:string-value="7351" calcext:value-type="string">
            <text:p>7351</text:p>
          </table:table-cell>
          <table:table-cell table:formula="of:=&quot;Desk &quot;&amp;[.C297]" office:value-type="string" office:string-value="Desk 7351" calcext:value-type="string">
            <text:p>Desk 7351</text:p>
          </table:table-cell>
          <table:table-cell table:formula="of:=[.G297]&amp;RANDBETWEEN(1;9)" office:value-type="string" office:string-value="735" calcext:value-type="string">
            <text:p>735</text:p>
          </table:table-cell>
          <table:table-cell table:formula="of:=&quot;Team &quot;&amp;[.E297]" office:value-type="string" office:string-value="Team 735" calcext:value-type="string">
            <text:p>Team 735</text:p>
          </table:table-cell>
          <table:table-cell table:formula="of:=[.I297]&amp;RANDBETWEEN(1;9)" office:value-type="string" office:string-value="73" calcext:value-type="string">
            <text:p>73</text:p>
          </table:table-cell>
          <table:table-cell table:formula="of:=&quot;Business Line &quot;&amp;[.G297]" office:value-type="string" office:string-value="Business Line 73" calcext:value-type="string">
            <text:p>Business Line 73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297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298]&amp;RANDBETWEEN(1;9)" office:value-type="string" office:string-value="49552" calcext:value-type="string">
            <text:p>49552</text:p>
          </table:table-cell>
          <table:table-cell table:formula="of:=&quot;Product &quot;&amp;[.A298]" office:value-type="string" office:string-value="Product 49552" calcext:value-type="string">
            <text:p>Product 49552</text:p>
          </table:table-cell>
          <table:table-cell table:formula="of:=[.E298]&amp;RANDBETWEEN(1;9)" office:value-type="string" office:string-value="4955" calcext:value-type="string">
            <text:p>4955</text:p>
          </table:table-cell>
          <table:table-cell table:formula="of:=&quot;Desk &quot;&amp;[.C298]" office:value-type="string" office:string-value="Desk 4955" calcext:value-type="string">
            <text:p>Desk 4955</text:p>
          </table:table-cell>
          <table:table-cell table:formula="of:=[.G298]&amp;RANDBETWEEN(1;9)" office:value-type="string" office:string-value="495" calcext:value-type="string">
            <text:p>495</text:p>
          </table:table-cell>
          <table:table-cell table:formula="of:=&quot;Team &quot;&amp;[.E298]" office:value-type="string" office:string-value="Team 495" calcext:value-type="string">
            <text:p>Team 495</text:p>
          </table:table-cell>
          <table:table-cell table:formula="of:=[.I298]&amp;RANDBETWEEN(1;9)" office:value-type="string" office:string-value="49" calcext:value-type="string">
            <text:p>49</text:p>
          </table:table-cell>
          <table:table-cell table:formula="of:=&quot;Business Line &quot;&amp;[.G298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298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299]&amp;RANDBETWEEN(1;9)" office:value-type="string" office:string-value="27358" calcext:value-type="string">
            <text:p>27358</text:p>
          </table:table-cell>
          <table:table-cell table:formula="of:=&quot;Product &quot;&amp;[.A299]" office:value-type="string" office:string-value="Product 27358" calcext:value-type="string">
            <text:p>Product 27358</text:p>
          </table:table-cell>
          <table:table-cell table:formula="of:=[.E299]&amp;RANDBETWEEN(1;9)" office:value-type="string" office:string-value="2735" calcext:value-type="string">
            <text:p>2735</text:p>
          </table:table-cell>
          <table:table-cell table:formula="of:=&quot;Desk &quot;&amp;[.C299]" office:value-type="string" office:string-value="Desk 2735" calcext:value-type="string">
            <text:p>Desk 2735</text:p>
          </table:table-cell>
          <table:table-cell table:formula="of:=[.G299]&amp;RANDBETWEEN(1;9)" office:value-type="string" office:string-value="273" calcext:value-type="string">
            <text:p>273</text:p>
          </table:table-cell>
          <table:table-cell table:formula="of:=&quot;Team &quot;&amp;[.E299]" office:value-type="string" office:string-value="Team 273" calcext:value-type="string">
            <text:p>Team 273</text:p>
          </table:table-cell>
          <table:table-cell table:formula="of:=[.I299]&amp;RANDBETWEEN(1;9)" office:value-type="string" office:string-value="27" calcext:value-type="string">
            <text:p>27</text:p>
          </table:table-cell>
          <table:table-cell table:formula="of:=&quot;Business Line &quot;&amp;[.G299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299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00]&amp;RANDBETWEEN(1;9)" office:value-type="string" office:string-value="31657" calcext:value-type="string">
            <text:p>31657</text:p>
          </table:table-cell>
          <table:table-cell table:formula="of:=&quot;Product &quot;&amp;[.A300]" office:value-type="string" office:string-value="Product 31657" calcext:value-type="string">
            <text:p>Product 31657</text:p>
          </table:table-cell>
          <table:table-cell table:formula="of:=[.E300]&amp;RANDBETWEEN(1;9)" office:value-type="string" office:string-value="3165" calcext:value-type="string">
            <text:p>3165</text:p>
          </table:table-cell>
          <table:table-cell table:formula="of:=&quot;Desk &quot;&amp;[.C300]" office:value-type="string" office:string-value="Desk 3165" calcext:value-type="string">
            <text:p>Desk 3165</text:p>
          </table:table-cell>
          <table:table-cell table:formula="of:=[.G300]&amp;RANDBETWEEN(1;9)" office:value-type="string" office:string-value="316" calcext:value-type="string">
            <text:p>316</text:p>
          </table:table-cell>
          <table:table-cell table:formula="of:=&quot;Team &quot;&amp;[.E300]" office:value-type="string" office:string-value="Team 316" calcext:value-type="string">
            <text:p>Team 316</text:p>
          </table:table-cell>
          <table:table-cell table:formula="of:=[.I300]&amp;RANDBETWEEN(1;9)" office:value-type="string" office:string-value="31" calcext:value-type="string">
            <text:p>31</text:p>
          </table:table-cell>
          <table:table-cell table:formula="of:=&quot;Business Line &quot;&amp;[.G300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00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01]&amp;RANDBETWEEN(1;9)" office:value-type="string" office:string-value="77395" calcext:value-type="string">
            <text:p>77395</text:p>
          </table:table-cell>
          <table:table-cell table:formula="of:=&quot;Product &quot;&amp;[.A301]" office:value-type="string" office:string-value="Product 77395" calcext:value-type="string">
            <text:p>Product 77395</text:p>
          </table:table-cell>
          <table:table-cell table:formula="of:=[.E301]&amp;RANDBETWEEN(1;9)" office:value-type="string" office:string-value="7739" calcext:value-type="string">
            <text:p>7739</text:p>
          </table:table-cell>
          <table:table-cell table:formula="of:=&quot;Desk &quot;&amp;[.C301]" office:value-type="string" office:string-value="Desk 7739" calcext:value-type="string">
            <text:p>Desk 7739</text:p>
          </table:table-cell>
          <table:table-cell table:formula="of:=[.G301]&amp;RANDBETWEEN(1;9)" office:value-type="string" office:string-value="773" calcext:value-type="string">
            <text:p>773</text:p>
          </table:table-cell>
          <table:table-cell table:formula="of:=&quot;Team &quot;&amp;[.E301]" office:value-type="string" office:string-value="Team 773" calcext:value-type="string">
            <text:p>Team 773</text:p>
          </table:table-cell>
          <table:table-cell table:formula="of:=[.I301]&amp;RANDBETWEEN(1;9)" office:value-type="string" office:string-value="77" calcext:value-type="string">
            <text:p>77</text:p>
          </table:table-cell>
          <table:table-cell table:formula="of:=&quot;Business Line &quot;&amp;[.G301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01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02]&amp;RANDBETWEEN(1;9)" office:value-type="string" office:string-value="84716" calcext:value-type="string">
            <text:p>84716</text:p>
          </table:table-cell>
          <table:table-cell table:formula="of:=&quot;Product &quot;&amp;[.A302]" office:value-type="string" office:string-value="Product 84716" calcext:value-type="string">
            <text:p>Product 84716</text:p>
          </table:table-cell>
          <table:table-cell table:formula="of:=[.E302]&amp;RANDBETWEEN(1;9)" office:value-type="string" office:string-value="8471" calcext:value-type="string">
            <text:p>8471</text:p>
          </table:table-cell>
          <table:table-cell table:formula="of:=&quot;Desk &quot;&amp;[.C302]" office:value-type="string" office:string-value="Desk 8471" calcext:value-type="string">
            <text:p>Desk 8471</text:p>
          </table:table-cell>
          <table:table-cell table:formula="of:=[.G302]&amp;RANDBETWEEN(1;9)" office:value-type="string" office:string-value="847" calcext:value-type="string">
            <text:p>847</text:p>
          </table:table-cell>
          <table:table-cell table:formula="of:=&quot;Team &quot;&amp;[.E302]" office:value-type="string" office:string-value="Team 847" calcext:value-type="string">
            <text:p>Team 847</text:p>
          </table:table-cell>
          <table:table-cell table:formula="of:=[.I302]&amp;RANDBETWEEN(1;9)" office:value-type="string" office:string-value="84" calcext:value-type="string">
            <text:p>84</text:p>
          </table:table-cell>
          <table:table-cell table:formula="of:=&quot;Business Line &quot;&amp;[.G302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0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03]&amp;RANDBETWEEN(1;9)" office:value-type="string" office:string-value="56916" calcext:value-type="string">
            <text:p>56916</text:p>
          </table:table-cell>
          <table:table-cell table:formula="of:=&quot;Product &quot;&amp;[.A303]" office:value-type="string" office:string-value="Product 56916" calcext:value-type="string">
            <text:p>Product 56916</text:p>
          </table:table-cell>
          <table:table-cell table:formula="of:=[.E303]&amp;RANDBETWEEN(1;9)" office:value-type="string" office:string-value="5691" calcext:value-type="string">
            <text:p>5691</text:p>
          </table:table-cell>
          <table:table-cell table:formula="of:=&quot;Desk &quot;&amp;[.C303]" office:value-type="string" office:string-value="Desk 5691" calcext:value-type="string">
            <text:p>Desk 5691</text:p>
          </table:table-cell>
          <table:table-cell table:formula="of:=[.G303]&amp;RANDBETWEEN(1;9)" office:value-type="string" office:string-value="569" calcext:value-type="string">
            <text:p>569</text:p>
          </table:table-cell>
          <table:table-cell table:formula="of:=&quot;Team &quot;&amp;[.E303]" office:value-type="string" office:string-value="Team 569" calcext:value-type="string">
            <text:p>Team 569</text:p>
          </table:table-cell>
          <table:table-cell table:formula="of:=[.I303]&amp;RANDBETWEEN(1;9)" office:value-type="string" office:string-value="56" calcext:value-type="string">
            <text:p>56</text:p>
          </table:table-cell>
          <table:table-cell table:formula="of:=&quot;Business Line &quot;&amp;[.G303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03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04]&amp;RANDBETWEEN(1;9)" office:value-type="string" office:string-value="69517" calcext:value-type="string">
            <text:p>69517</text:p>
          </table:table-cell>
          <table:table-cell table:formula="of:=&quot;Product &quot;&amp;[.A304]" office:value-type="string" office:string-value="Product 69517" calcext:value-type="string">
            <text:p>Product 69517</text:p>
          </table:table-cell>
          <table:table-cell table:formula="of:=[.E304]&amp;RANDBETWEEN(1;9)" office:value-type="string" office:string-value="6951" calcext:value-type="string">
            <text:p>6951</text:p>
          </table:table-cell>
          <table:table-cell table:formula="of:=&quot;Desk &quot;&amp;[.C304]" office:value-type="string" office:string-value="Desk 6951" calcext:value-type="string">
            <text:p>Desk 6951</text:p>
          </table:table-cell>
          <table:table-cell table:formula="of:=[.G304]&amp;RANDBETWEEN(1;9)" office:value-type="string" office:string-value="695" calcext:value-type="string">
            <text:p>695</text:p>
          </table:table-cell>
          <table:table-cell table:formula="of:=&quot;Team &quot;&amp;[.E304]" office:value-type="string" office:string-value="Team 695" calcext:value-type="string">
            <text:p>Team 695</text:p>
          </table:table-cell>
          <table:table-cell table:formula="of:=[.I304]&amp;RANDBETWEEN(1;9)" office:value-type="string" office:string-value="69" calcext:value-type="string">
            <text:p>69</text:p>
          </table:table-cell>
          <table:table-cell table:formula="of:=&quot;Business Line &quot;&amp;[.G304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04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05]&amp;RANDBETWEEN(1;9)" office:value-type="string" office:string-value="12157" calcext:value-type="string">
            <text:p>12157</text:p>
          </table:table-cell>
          <table:table-cell table:formula="of:=&quot;Product &quot;&amp;[.A305]" office:value-type="string" office:string-value="Product 12157" calcext:value-type="string">
            <text:p>Product 12157</text:p>
          </table:table-cell>
          <table:table-cell table:formula="of:=[.E305]&amp;RANDBETWEEN(1;9)" office:value-type="string" office:string-value="1215" calcext:value-type="string">
            <text:p>1215</text:p>
          </table:table-cell>
          <table:table-cell table:formula="of:=&quot;Desk &quot;&amp;[.C305]" office:value-type="string" office:string-value="Desk 1215" calcext:value-type="string">
            <text:p>Desk 1215</text:p>
          </table:table-cell>
          <table:table-cell table:formula="of:=[.G305]&amp;RANDBETWEEN(1;9)" office:value-type="string" office:string-value="121" calcext:value-type="string">
            <text:p>121</text:p>
          </table:table-cell>
          <table:table-cell table:formula="of:=&quot;Team &quot;&amp;[.E305]" office:value-type="string" office:string-value="Team 121" calcext:value-type="string">
            <text:p>Team 121</text:p>
          </table:table-cell>
          <table:table-cell table:formula="of:=[.I305]&amp;RANDBETWEEN(1;9)" office:value-type="string" office:string-value="12" calcext:value-type="string">
            <text:p>12</text:p>
          </table:table-cell>
          <table:table-cell table:formula="of:=&quot;Business Line &quot;&amp;[.G305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0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06]&amp;RANDBETWEEN(1;9)" office:value-type="string" office:string-value="26655" calcext:value-type="string">
            <text:p>26655</text:p>
          </table:table-cell>
          <table:table-cell table:formula="of:=&quot;Product &quot;&amp;[.A306]" office:value-type="string" office:string-value="Product 26655" calcext:value-type="string">
            <text:p>Product 26655</text:p>
          </table:table-cell>
          <table:table-cell table:formula="of:=[.E306]&amp;RANDBETWEEN(1;9)" office:value-type="string" office:string-value="2665" calcext:value-type="string">
            <text:p>2665</text:p>
          </table:table-cell>
          <table:table-cell table:formula="of:=&quot;Desk &quot;&amp;[.C306]" office:value-type="string" office:string-value="Desk 2665" calcext:value-type="string">
            <text:p>Desk 2665</text:p>
          </table:table-cell>
          <table:table-cell table:formula="of:=[.G306]&amp;RANDBETWEEN(1;9)" office:value-type="string" office:string-value="266" calcext:value-type="string">
            <text:p>266</text:p>
          </table:table-cell>
          <table:table-cell table:formula="of:=&quot;Team &quot;&amp;[.E306]" office:value-type="string" office:string-value="Team 266" calcext:value-type="string">
            <text:p>Team 266</text:p>
          </table:table-cell>
          <table:table-cell table:formula="of:=[.I306]&amp;RANDBETWEEN(1;9)" office:value-type="string" office:string-value="26" calcext:value-type="string">
            <text:p>26</text:p>
          </table:table-cell>
          <table:table-cell table:formula="of:=&quot;Business Line &quot;&amp;[.G306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0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07]&amp;RANDBETWEEN(1;9)" office:value-type="string" office:string-value="67486" calcext:value-type="string">
            <text:p>67486</text:p>
          </table:table-cell>
          <table:table-cell table:formula="of:=&quot;Product &quot;&amp;[.A307]" office:value-type="string" office:string-value="Product 67486" calcext:value-type="string">
            <text:p>Product 67486</text:p>
          </table:table-cell>
          <table:table-cell table:formula="of:=[.E307]&amp;RANDBETWEEN(1;9)" office:value-type="string" office:string-value="6748" calcext:value-type="string">
            <text:p>6748</text:p>
          </table:table-cell>
          <table:table-cell table:formula="of:=&quot;Desk &quot;&amp;[.C307]" office:value-type="string" office:string-value="Desk 6748" calcext:value-type="string">
            <text:p>Desk 6748</text:p>
          </table:table-cell>
          <table:table-cell table:formula="of:=[.G307]&amp;RANDBETWEEN(1;9)" office:value-type="string" office:string-value="674" calcext:value-type="string">
            <text:p>674</text:p>
          </table:table-cell>
          <table:table-cell table:formula="of:=&quot;Team &quot;&amp;[.E307]" office:value-type="string" office:string-value="Team 674" calcext:value-type="string">
            <text:p>Team 674</text:p>
          </table:table-cell>
          <table:table-cell table:formula="of:=[.I307]&amp;RANDBETWEEN(1;9)" office:value-type="string" office:string-value="67" calcext:value-type="string">
            <text:p>67</text:p>
          </table:table-cell>
          <table:table-cell table:formula="of:=&quot;Business Line &quot;&amp;[.G307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0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08]&amp;RANDBETWEEN(1;9)" office:value-type="string" office:string-value="55491" calcext:value-type="string">
            <text:p>55491</text:p>
          </table:table-cell>
          <table:table-cell table:formula="of:=&quot;Product &quot;&amp;[.A308]" office:value-type="string" office:string-value="Product 55491" calcext:value-type="string">
            <text:p>Product 55491</text:p>
          </table:table-cell>
          <table:table-cell table:formula="of:=[.E308]&amp;RANDBETWEEN(1;9)" office:value-type="string" office:string-value="5549" calcext:value-type="string">
            <text:p>5549</text:p>
          </table:table-cell>
          <table:table-cell table:formula="of:=&quot;Desk &quot;&amp;[.C308]" office:value-type="string" office:string-value="Desk 5549" calcext:value-type="string">
            <text:p>Desk 5549</text:p>
          </table:table-cell>
          <table:table-cell table:formula="of:=[.G308]&amp;RANDBETWEEN(1;9)" office:value-type="string" office:string-value="554" calcext:value-type="string">
            <text:p>554</text:p>
          </table:table-cell>
          <table:table-cell table:formula="of:=&quot;Team &quot;&amp;[.E308]" office:value-type="string" office:string-value="Team 554" calcext:value-type="string">
            <text:p>Team 554</text:p>
          </table:table-cell>
          <table:table-cell table:formula="of:=[.I308]&amp;RANDBETWEEN(1;9)" office:value-type="string" office:string-value="55" calcext:value-type="string">
            <text:p>55</text:p>
          </table:table-cell>
          <table:table-cell table:formula="of:=&quot;Business Line &quot;&amp;[.G308]" office:value-type="string" office:string-value="Business Line 55" calcext:value-type="string">
            <text:p>Business Line 5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0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09]&amp;RANDBETWEEN(1;9)" office:value-type="string" office:string-value="76418" calcext:value-type="string">
            <text:p>76418</text:p>
          </table:table-cell>
          <table:table-cell table:formula="of:=&quot;Product &quot;&amp;[.A309]" office:value-type="string" office:string-value="Product 76418" calcext:value-type="string">
            <text:p>Product 76418</text:p>
          </table:table-cell>
          <table:table-cell table:formula="of:=[.E309]&amp;RANDBETWEEN(1;9)" office:value-type="string" office:string-value="7641" calcext:value-type="string">
            <text:p>7641</text:p>
          </table:table-cell>
          <table:table-cell table:formula="of:=&quot;Desk &quot;&amp;[.C309]" office:value-type="string" office:string-value="Desk 7641" calcext:value-type="string">
            <text:p>Desk 7641</text:p>
          </table:table-cell>
          <table:table-cell table:formula="of:=[.G309]&amp;RANDBETWEEN(1;9)" office:value-type="string" office:string-value="764" calcext:value-type="string">
            <text:p>764</text:p>
          </table:table-cell>
          <table:table-cell table:formula="of:=&quot;Team &quot;&amp;[.E309]" office:value-type="string" office:string-value="Team 764" calcext:value-type="string">
            <text:p>Team 764</text:p>
          </table:table-cell>
          <table:table-cell table:formula="of:=[.I309]&amp;RANDBETWEEN(1;9)" office:value-type="string" office:string-value="76" calcext:value-type="string">
            <text:p>76</text:p>
          </table:table-cell>
          <table:table-cell table:formula="of:=&quot;Business Line &quot;&amp;[.G309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0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10]&amp;RANDBETWEEN(1;9)" office:value-type="string" office:string-value="32297" calcext:value-type="string">
            <text:p>32297</text:p>
          </table:table-cell>
          <table:table-cell table:formula="of:=&quot;Product &quot;&amp;[.A310]" office:value-type="string" office:string-value="Product 32297" calcext:value-type="string">
            <text:p>Product 32297</text:p>
          </table:table-cell>
          <table:table-cell table:formula="of:=[.E310]&amp;RANDBETWEEN(1;9)" office:value-type="string" office:string-value="3229" calcext:value-type="string">
            <text:p>3229</text:p>
          </table:table-cell>
          <table:table-cell table:formula="of:=&quot;Desk &quot;&amp;[.C310]" office:value-type="string" office:string-value="Desk 3229" calcext:value-type="string">
            <text:p>Desk 3229</text:p>
          </table:table-cell>
          <table:table-cell table:formula="of:=[.G310]&amp;RANDBETWEEN(1;9)" office:value-type="string" office:string-value="322" calcext:value-type="string">
            <text:p>322</text:p>
          </table:table-cell>
          <table:table-cell table:formula="of:=&quot;Team &quot;&amp;[.E310]" office:value-type="string" office:string-value="Team 322" calcext:value-type="string">
            <text:p>Team 322</text:p>
          </table:table-cell>
          <table:table-cell table:formula="of:=[.I310]&amp;RANDBETWEEN(1;9)" office:value-type="string" office:string-value="32" calcext:value-type="string">
            <text:p>32</text:p>
          </table:table-cell>
          <table:table-cell table:formula="of:=&quot;Business Line &quot;&amp;[.G310]" office:value-type="string" office:string-value="Business Line 32" calcext:value-type="string">
            <text:p>Business Line 32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10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11]&amp;RANDBETWEEN(1;9)" office:value-type="string" office:string-value="14495" calcext:value-type="string">
            <text:p>14495</text:p>
          </table:table-cell>
          <table:table-cell table:formula="of:=&quot;Product &quot;&amp;[.A311]" office:value-type="string" office:string-value="Product 14495" calcext:value-type="string">
            <text:p>Product 14495</text:p>
          </table:table-cell>
          <table:table-cell table:formula="of:=[.E311]&amp;RANDBETWEEN(1;9)" office:value-type="string" office:string-value="1449" calcext:value-type="string">
            <text:p>1449</text:p>
          </table:table-cell>
          <table:table-cell table:formula="of:=&quot;Desk &quot;&amp;[.C311]" office:value-type="string" office:string-value="Desk 1449" calcext:value-type="string">
            <text:p>Desk 1449</text:p>
          </table:table-cell>
          <table:table-cell table:formula="of:=[.G311]&amp;RANDBETWEEN(1;9)" office:value-type="string" office:string-value="144" calcext:value-type="string">
            <text:p>144</text:p>
          </table:table-cell>
          <table:table-cell table:formula="of:=&quot;Team &quot;&amp;[.E311]" office:value-type="string" office:string-value="Team 144" calcext:value-type="string">
            <text:p>Team 144</text:p>
          </table:table-cell>
          <table:table-cell table:formula="of:=[.I311]&amp;RANDBETWEEN(1;9)" office:value-type="string" office:string-value="14" calcext:value-type="string">
            <text:p>14</text:p>
          </table:table-cell>
          <table:table-cell table:formula="of:=&quot;Business Line &quot;&amp;[.G311]" office:value-type="string" office:string-value="Business Line 14" calcext:value-type="string">
            <text:p>Business Line 14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11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12]&amp;RANDBETWEEN(1;9)" office:value-type="string" office:string-value="84198" calcext:value-type="string">
            <text:p>84198</text:p>
          </table:table-cell>
          <table:table-cell table:formula="of:=&quot;Product &quot;&amp;[.A312]" office:value-type="string" office:string-value="Product 84198" calcext:value-type="string">
            <text:p>Product 84198</text:p>
          </table:table-cell>
          <table:table-cell table:formula="of:=[.E312]&amp;RANDBETWEEN(1;9)" office:value-type="string" office:string-value="8419" calcext:value-type="string">
            <text:p>8419</text:p>
          </table:table-cell>
          <table:table-cell table:formula="of:=&quot;Desk &quot;&amp;[.C312]" office:value-type="string" office:string-value="Desk 8419" calcext:value-type="string">
            <text:p>Desk 8419</text:p>
          </table:table-cell>
          <table:table-cell table:formula="of:=[.G312]&amp;RANDBETWEEN(1;9)" office:value-type="string" office:string-value="841" calcext:value-type="string">
            <text:p>841</text:p>
          </table:table-cell>
          <table:table-cell table:formula="of:=&quot;Team &quot;&amp;[.E312]" office:value-type="string" office:string-value="Team 841" calcext:value-type="string">
            <text:p>Team 841</text:p>
          </table:table-cell>
          <table:table-cell table:formula="of:=[.I312]&amp;RANDBETWEEN(1;9)" office:value-type="string" office:string-value="84" calcext:value-type="string">
            <text:p>84</text:p>
          </table:table-cell>
          <table:table-cell table:formula="of:=&quot;Business Line &quot;&amp;[.G312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1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13]&amp;RANDBETWEEN(1;9)" office:value-type="string" office:string-value="82386" calcext:value-type="string">
            <text:p>82386</text:p>
          </table:table-cell>
          <table:table-cell table:formula="of:=&quot;Product &quot;&amp;[.A313]" office:value-type="string" office:string-value="Product 82386" calcext:value-type="string">
            <text:p>Product 82386</text:p>
          </table:table-cell>
          <table:table-cell table:formula="of:=[.E313]&amp;RANDBETWEEN(1;9)" office:value-type="string" office:string-value="8238" calcext:value-type="string">
            <text:p>8238</text:p>
          </table:table-cell>
          <table:table-cell table:formula="of:=&quot;Desk &quot;&amp;[.C313]" office:value-type="string" office:string-value="Desk 8238" calcext:value-type="string">
            <text:p>Desk 8238</text:p>
          </table:table-cell>
          <table:table-cell table:formula="of:=[.G313]&amp;RANDBETWEEN(1;9)" office:value-type="string" office:string-value="823" calcext:value-type="string">
            <text:p>823</text:p>
          </table:table-cell>
          <table:table-cell table:formula="of:=&quot;Team &quot;&amp;[.E313]" office:value-type="string" office:string-value="Team 823" calcext:value-type="string">
            <text:p>Team 823</text:p>
          </table:table-cell>
          <table:table-cell table:formula="of:=[.I313]&amp;RANDBETWEEN(1;9)" office:value-type="string" office:string-value="82" calcext:value-type="string">
            <text:p>82</text:p>
          </table:table-cell>
          <table:table-cell table:formula="of:=&quot;Business Line &quot;&amp;[.G313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1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14]&amp;RANDBETWEEN(1;9)" office:value-type="string" office:string-value="15213" calcext:value-type="string">
            <text:p>15213</text:p>
          </table:table-cell>
          <table:table-cell table:formula="of:=&quot;Product &quot;&amp;[.A314]" office:value-type="string" office:string-value="Product 15213" calcext:value-type="string">
            <text:p>Product 15213</text:p>
          </table:table-cell>
          <table:table-cell table:formula="of:=[.E314]&amp;RANDBETWEEN(1;9)" office:value-type="string" office:string-value="1521" calcext:value-type="string">
            <text:p>1521</text:p>
          </table:table-cell>
          <table:table-cell table:formula="of:=&quot;Desk &quot;&amp;[.C314]" office:value-type="string" office:string-value="Desk 1521" calcext:value-type="string">
            <text:p>Desk 1521</text:p>
          </table:table-cell>
          <table:table-cell table:formula="of:=[.G314]&amp;RANDBETWEEN(1;9)" office:value-type="string" office:string-value="152" calcext:value-type="string">
            <text:p>152</text:p>
          </table:table-cell>
          <table:table-cell table:formula="of:=&quot;Team &quot;&amp;[.E314]" office:value-type="string" office:string-value="Team 152" calcext:value-type="string">
            <text:p>Team 152</text:p>
          </table:table-cell>
          <table:table-cell table:formula="of:=[.I314]&amp;RANDBETWEEN(1;9)" office:value-type="string" office:string-value="15" calcext:value-type="string">
            <text:p>15</text:p>
          </table:table-cell>
          <table:table-cell table:formula="of:=&quot;Business Line &quot;&amp;[.G314]" office:value-type="string" office:string-value="Business Line 15" calcext:value-type="string">
            <text:p>Business Line 1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14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15]&amp;RANDBETWEEN(1;9)" office:value-type="string" office:string-value="42466" calcext:value-type="string">
            <text:p>42466</text:p>
          </table:table-cell>
          <table:table-cell table:formula="of:=&quot;Product &quot;&amp;[.A315]" office:value-type="string" office:string-value="Product 42466" calcext:value-type="string">
            <text:p>Product 42466</text:p>
          </table:table-cell>
          <table:table-cell table:formula="of:=[.E315]&amp;RANDBETWEEN(1;9)" office:value-type="string" office:string-value="4246" calcext:value-type="string">
            <text:p>4246</text:p>
          </table:table-cell>
          <table:table-cell table:formula="of:=&quot;Desk &quot;&amp;[.C315]" office:value-type="string" office:string-value="Desk 4246" calcext:value-type="string">
            <text:p>Desk 4246</text:p>
          </table:table-cell>
          <table:table-cell table:formula="of:=[.G315]&amp;RANDBETWEEN(1;9)" office:value-type="string" office:string-value="424" calcext:value-type="string">
            <text:p>424</text:p>
          </table:table-cell>
          <table:table-cell table:formula="of:=&quot;Team &quot;&amp;[.E315]" office:value-type="string" office:string-value="Team 424" calcext:value-type="string">
            <text:p>Team 424</text:p>
          </table:table-cell>
          <table:table-cell table:formula="of:=[.I315]&amp;RANDBETWEEN(1;9)" office:value-type="string" office:string-value="42" calcext:value-type="string">
            <text:p>42</text:p>
          </table:table-cell>
          <table:table-cell table:formula="of:=&quot;Business Line &quot;&amp;[.G315]" office:value-type="string" office:string-value="Business Line 42" calcext:value-type="string">
            <text:p>Business Line 4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1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16]&amp;RANDBETWEEN(1;9)" office:value-type="string" office:string-value="44532" calcext:value-type="string">
            <text:p>44532</text:p>
          </table:table-cell>
          <table:table-cell table:formula="of:=&quot;Product &quot;&amp;[.A316]" office:value-type="string" office:string-value="Product 44532" calcext:value-type="string">
            <text:p>Product 44532</text:p>
          </table:table-cell>
          <table:table-cell table:formula="of:=[.E316]&amp;RANDBETWEEN(1;9)" office:value-type="string" office:string-value="4453" calcext:value-type="string">
            <text:p>4453</text:p>
          </table:table-cell>
          <table:table-cell table:formula="of:=&quot;Desk &quot;&amp;[.C316]" office:value-type="string" office:string-value="Desk 4453" calcext:value-type="string">
            <text:p>Desk 4453</text:p>
          </table:table-cell>
          <table:table-cell table:formula="of:=[.G316]&amp;RANDBETWEEN(1;9)" office:value-type="string" office:string-value="445" calcext:value-type="string">
            <text:p>445</text:p>
          </table:table-cell>
          <table:table-cell table:formula="of:=&quot;Team &quot;&amp;[.E316]" office:value-type="string" office:string-value="Team 445" calcext:value-type="string">
            <text:p>Team 445</text:p>
          </table:table-cell>
          <table:table-cell table:formula="of:=[.I316]&amp;RANDBETWEEN(1;9)" office:value-type="string" office:string-value="44" calcext:value-type="string">
            <text:p>44</text:p>
          </table:table-cell>
          <table:table-cell table:formula="of:=&quot;Business Line &quot;&amp;[.G316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1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17]&amp;RANDBETWEEN(1;9)" office:value-type="string" office:string-value="17725" calcext:value-type="string">
            <text:p>17725</text:p>
          </table:table-cell>
          <table:table-cell table:formula="of:=&quot;Product &quot;&amp;[.A317]" office:value-type="string" office:string-value="Product 17725" calcext:value-type="string">
            <text:p>Product 17725</text:p>
          </table:table-cell>
          <table:table-cell table:formula="of:=[.E317]&amp;RANDBETWEEN(1;9)" office:value-type="string" office:string-value="1772" calcext:value-type="string">
            <text:p>1772</text:p>
          </table:table-cell>
          <table:table-cell table:formula="of:=&quot;Desk &quot;&amp;[.C317]" office:value-type="string" office:string-value="Desk 1772" calcext:value-type="string">
            <text:p>Desk 1772</text:p>
          </table:table-cell>
          <table:table-cell table:formula="of:=[.G317]&amp;RANDBETWEEN(1;9)" office:value-type="string" office:string-value="177" calcext:value-type="string">
            <text:p>177</text:p>
          </table:table-cell>
          <table:table-cell table:formula="of:=&quot;Team &quot;&amp;[.E317]" office:value-type="string" office:string-value="Team 177" calcext:value-type="string">
            <text:p>Team 177</text:p>
          </table:table-cell>
          <table:table-cell table:formula="of:=[.I317]&amp;RANDBETWEEN(1;9)" office:value-type="string" office:string-value="17" calcext:value-type="string">
            <text:p>17</text:p>
          </table:table-cell>
          <table:table-cell table:formula="of:=&quot;Business Line &quot;&amp;[.G317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1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18]&amp;RANDBETWEEN(1;9)" office:value-type="string" office:string-value="44347" calcext:value-type="string">
            <text:p>44347</text:p>
          </table:table-cell>
          <table:table-cell table:formula="of:=&quot;Product &quot;&amp;[.A318]" office:value-type="string" office:string-value="Product 44347" calcext:value-type="string">
            <text:p>Product 44347</text:p>
          </table:table-cell>
          <table:table-cell table:formula="of:=[.E318]&amp;RANDBETWEEN(1;9)" office:value-type="string" office:string-value="4434" calcext:value-type="string">
            <text:p>4434</text:p>
          </table:table-cell>
          <table:table-cell table:formula="of:=&quot;Desk &quot;&amp;[.C318]" office:value-type="string" office:string-value="Desk 4434" calcext:value-type="string">
            <text:p>Desk 4434</text:p>
          </table:table-cell>
          <table:table-cell table:formula="of:=[.G318]&amp;RANDBETWEEN(1;9)" office:value-type="string" office:string-value="443" calcext:value-type="string">
            <text:p>443</text:p>
          </table:table-cell>
          <table:table-cell table:formula="of:=&quot;Team &quot;&amp;[.E318]" office:value-type="string" office:string-value="Team 443" calcext:value-type="string">
            <text:p>Team 443</text:p>
          </table:table-cell>
          <table:table-cell table:formula="of:=[.I318]&amp;RANDBETWEEN(1;9)" office:value-type="string" office:string-value="44" calcext:value-type="string">
            <text:p>44</text:p>
          </table:table-cell>
          <table:table-cell table:formula="of:=&quot;Business Line &quot;&amp;[.G318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18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19]&amp;RANDBETWEEN(1;9)" office:value-type="string" office:string-value="95214" calcext:value-type="string">
            <text:p>95214</text:p>
          </table:table-cell>
          <table:table-cell table:formula="of:=&quot;Product &quot;&amp;[.A319]" office:value-type="string" office:string-value="Product 95214" calcext:value-type="string">
            <text:p>Product 95214</text:p>
          </table:table-cell>
          <table:table-cell table:formula="of:=[.E319]&amp;RANDBETWEEN(1;9)" office:value-type="string" office:string-value="9521" calcext:value-type="string">
            <text:p>9521</text:p>
          </table:table-cell>
          <table:table-cell table:formula="of:=&quot;Desk &quot;&amp;[.C319]" office:value-type="string" office:string-value="Desk 9521" calcext:value-type="string">
            <text:p>Desk 9521</text:p>
          </table:table-cell>
          <table:table-cell table:formula="of:=[.G319]&amp;RANDBETWEEN(1;9)" office:value-type="string" office:string-value="952" calcext:value-type="string">
            <text:p>952</text:p>
          </table:table-cell>
          <table:table-cell table:formula="of:=&quot;Team &quot;&amp;[.E319]" office:value-type="string" office:string-value="Team 952" calcext:value-type="string">
            <text:p>Team 952</text:p>
          </table:table-cell>
          <table:table-cell table:formula="of:=[.I319]&amp;RANDBETWEEN(1;9)" office:value-type="string" office:string-value="95" calcext:value-type="string">
            <text:p>95</text:p>
          </table:table-cell>
          <table:table-cell table:formula="of:=&quot;Business Line &quot;&amp;[.G319]" office:value-type="string" office:string-value="Business Line 95" calcext:value-type="string">
            <text:p>Business Line 9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1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20]&amp;RANDBETWEEN(1;9)" office:value-type="string" office:string-value="35942" calcext:value-type="string">
            <text:p>35942</text:p>
          </table:table-cell>
          <table:table-cell table:formula="of:=&quot;Product &quot;&amp;[.A320]" office:value-type="string" office:string-value="Product 35942" calcext:value-type="string">
            <text:p>Product 35942</text:p>
          </table:table-cell>
          <table:table-cell table:formula="of:=[.E320]&amp;RANDBETWEEN(1;9)" office:value-type="string" office:string-value="3594" calcext:value-type="string">
            <text:p>3594</text:p>
          </table:table-cell>
          <table:table-cell table:formula="of:=&quot;Desk &quot;&amp;[.C320]" office:value-type="string" office:string-value="Desk 3594" calcext:value-type="string">
            <text:p>Desk 3594</text:p>
          </table:table-cell>
          <table:table-cell table:formula="of:=[.G320]&amp;RANDBETWEEN(1;9)" office:value-type="string" office:string-value="359" calcext:value-type="string">
            <text:p>359</text:p>
          </table:table-cell>
          <table:table-cell table:formula="of:=&quot;Team &quot;&amp;[.E320]" office:value-type="string" office:string-value="Team 359" calcext:value-type="string">
            <text:p>Team 359</text:p>
          </table:table-cell>
          <table:table-cell table:formula="of:=[.I320]&amp;RANDBETWEEN(1;9)" office:value-type="string" office:string-value="35" calcext:value-type="string">
            <text:p>35</text:p>
          </table:table-cell>
          <table:table-cell table:formula="of:=&quot;Business Line &quot;&amp;[.G320]" office:value-type="string" office:string-value="Business Line 35" calcext:value-type="string">
            <text:p>Business Line 35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20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21]&amp;RANDBETWEEN(1;9)" office:value-type="string" office:string-value="77693" calcext:value-type="string">
            <text:p>77693</text:p>
          </table:table-cell>
          <table:table-cell table:formula="of:=&quot;Product &quot;&amp;[.A321]" office:value-type="string" office:string-value="Product 77693" calcext:value-type="string">
            <text:p>Product 77693</text:p>
          </table:table-cell>
          <table:table-cell table:formula="of:=[.E321]&amp;RANDBETWEEN(1;9)" office:value-type="string" office:string-value="7769" calcext:value-type="string">
            <text:p>7769</text:p>
          </table:table-cell>
          <table:table-cell table:formula="of:=&quot;Desk &quot;&amp;[.C321]" office:value-type="string" office:string-value="Desk 7769" calcext:value-type="string">
            <text:p>Desk 7769</text:p>
          </table:table-cell>
          <table:table-cell table:formula="of:=[.G321]&amp;RANDBETWEEN(1;9)" office:value-type="string" office:string-value="776" calcext:value-type="string">
            <text:p>776</text:p>
          </table:table-cell>
          <table:table-cell table:formula="of:=&quot;Team &quot;&amp;[.E321]" office:value-type="string" office:string-value="Team 776" calcext:value-type="string">
            <text:p>Team 776</text:p>
          </table:table-cell>
          <table:table-cell table:formula="of:=[.I321]&amp;RANDBETWEEN(1;9)" office:value-type="string" office:string-value="77" calcext:value-type="string">
            <text:p>77</text:p>
          </table:table-cell>
          <table:table-cell table:formula="of:=&quot;Business Line &quot;&amp;[.G321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21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22]&amp;RANDBETWEEN(1;9)" office:value-type="string" office:string-value="96842" calcext:value-type="string">
            <text:p>96842</text:p>
          </table:table-cell>
          <table:table-cell table:formula="of:=&quot;Product &quot;&amp;[.A322]" office:value-type="string" office:string-value="Product 96842" calcext:value-type="string">
            <text:p>Product 96842</text:p>
          </table:table-cell>
          <table:table-cell table:formula="of:=[.E322]&amp;RANDBETWEEN(1;9)" office:value-type="string" office:string-value="9684" calcext:value-type="string">
            <text:p>9684</text:p>
          </table:table-cell>
          <table:table-cell table:formula="of:=&quot;Desk &quot;&amp;[.C322]" office:value-type="string" office:string-value="Desk 9684" calcext:value-type="string">
            <text:p>Desk 9684</text:p>
          </table:table-cell>
          <table:table-cell table:formula="of:=[.G322]&amp;RANDBETWEEN(1;9)" office:value-type="string" office:string-value="968" calcext:value-type="string">
            <text:p>968</text:p>
          </table:table-cell>
          <table:table-cell table:formula="of:=&quot;Team &quot;&amp;[.E322]" office:value-type="string" office:string-value="Team 968" calcext:value-type="string">
            <text:p>Team 968</text:p>
          </table:table-cell>
          <table:table-cell table:formula="of:=[.I322]&amp;RANDBETWEEN(1;9)" office:value-type="string" office:string-value="96" calcext:value-type="string">
            <text:p>96</text:p>
          </table:table-cell>
          <table:table-cell table:formula="of:=&quot;Business Line &quot;&amp;[.G322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22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23]&amp;RANDBETWEEN(1;9)" office:value-type="string" office:string-value="51494" calcext:value-type="string">
            <text:p>51494</text:p>
          </table:table-cell>
          <table:table-cell table:formula="of:=&quot;Product &quot;&amp;[.A323]" office:value-type="string" office:string-value="Product 51494" calcext:value-type="string">
            <text:p>Product 51494</text:p>
          </table:table-cell>
          <table:table-cell table:formula="of:=[.E323]&amp;RANDBETWEEN(1;9)" office:value-type="string" office:string-value="5149" calcext:value-type="string">
            <text:p>5149</text:p>
          </table:table-cell>
          <table:table-cell table:formula="of:=&quot;Desk &quot;&amp;[.C323]" office:value-type="string" office:string-value="Desk 5149" calcext:value-type="string">
            <text:p>Desk 5149</text:p>
          </table:table-cell>
          <table:table-cell table:formula="of:=[.G323]&amp;RANDBETWEEN(1;9)" office:value-type="string" office:string-value="514" calcext:value-type="string">
            <text:p>514</text:p>
          </table:table-cell>
          <table:table-cell table:formula="of:=&quot;Team &quot;&amp;[.E323]" office:value-type="string" office:string-value="Team 514" calcext:value-type="string">
            <text:p>Team 514</text:p>
          </table:table-cell>
          <table:table-cell table:formula="of:=[.I323]&amp;RANDBETWEEN(1;9)" office:value-type="string" office:string-value="51" calcext:value-type="string">
            <text:p>51</text:p>
          </table:table-cell>
          <table:table-cell table:formula="of:=&quot;Business Line &quot;&amp;[.G323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23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24]&amp;RANDBETWEEN(1;9)" office:value-type="string" office:string-value="66719" calcext:value-type="string">
            <text:p>66719</text:p>
          </table:table-cell>
          <table:table-cell table:formula="of:=&quot;Product &quot;&amp;[.A324]" office:value-type="string" office:string-value="Product 66719" calcext:value-type="string">
            <text:p>Product 66719</text:p>
          </table:table-cell>
          <table:table-cell table:formula="of:=[.E324]&amp;RANDBETWEEN(1;9)" office:value-type="string" office:string-value="6671" calcext:value-type="string">
            <text:p>6671</text:p>
          </table:table-cell>
          <table:table-cell table:formula="of:=&quot;Desk &quot;&amp;[.C324]" office:value-type="string" office:string-value="Desk 6671" calcext:value-type="string">
            <text:p>Desk 6671</text:p>
          </table:table-cell>
          <table:table-cell table:formula="of:=[.G324]&amp;RANDBETWEEN(1;9)" office:value-type="string" office:string-value="667" calcext:value-type="string">
            <text:p>667</text:p>
          </table:table-cell>
          <table:table-cell table:formula="of:=&quot;Team &quot;&amp;[.E324]" office:value-type="string" office:string-value="Team 667" calcext:value-type="string">
            <text:p>Team 667</text:p>
          </table:table-cell>
          <table:table-cell table:formula="of:=[.I324]&amp;RANDBETWEEN(1;9)" office:value-type="string" office:string-value="66" calcext:value-type="string">
            <text:p>66</text:p>
          </table:table-cell>
          <table:table-cell table:formula="of:=&quot;Business Line &quot;&amp;[.G324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24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25]&amp;RANDBETWEEN(1;9)" office:value-type="string" office:string-value="16821" calcext:value-type="string">
            <text:p>16821</text:p>
          </table:table-cell>
          <table:table-cell table:formula="of:=&quot;Product &quot;&amp;[.A325]" office:value-type="string" office:string-value="Product 16821" calcext:value-type="string">
            <text:p>Product 16821</text:p>
          </table:table-cell>
          <table:table-cell table:formula="of:=[.E325]&amp;RANDBETWEEN(1;9)" office:value-type="string" office:string-value="1682" calcext:value-type="string">
            <text:p>1682</text:p>
          </table:table-cell>
          <table:table-cell table:formula="of:=&quot;Desk &quot;&amp;[.C325]" office:value-type="string" office:string-value="Desk 1682" calcext:value-type="string">
            <text:p>Desk 1682</text:p>
          </table:table-cell>
          <table:table-cell table:formula="of:=[.G325]&amp;RANDBETWEEN(1;9)" office:value-type="string" office:string-value="168" calcext:value-type="string">
            <text:p>168</text:p>
          </table:table-cell>
          <table:table-cell table:formula="of:=&quot;Team &quot;&amp;[.E325]" office:value-type="string" office:string-value="Team 168" calcext:value-type="string">
            <text:p>Team 168</text:p>
          </table:table-cell>
          <table:table-cell table:formula="of:=[.I325]&amp;RANDBETWEEN(1;9)" office:value-type="string" office:string-value="16" calcext:value-type="string">
            <text:p>16</text:p>
          </table:table-cell>
          <table:table-cell table:formula="of:=&quot;Business Line &quot;&amp;[.G325]" office:value-type="string" office:string-value="Business Line 16" calcext:value-type="string">
            <text:p>Business Line 16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2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26]&amp;RANDBETWEEN(1;9)" office:value-type="string" office:string-value="81189" calcext:value-type="string">
            <text:p>81189</text:p>
          </table:table-cell>
          <table:table-cell table:formula="of:=&quot;Product &quot;&amp;[.A326]" office:value-type="string" office:string-value="Product 81189" calcext:value-type="string">
            <text:p>Product 81189</text:p>
          </table:table-cell>
          <table:table-cell table:formula="of:=[.E326]&amp;RANDBETWEEN(1;9)" office:value-type="string" office:string-value="8118" calcext:value-type="string">
            <text:p>8118</text:p>
          </table:table-cell>
          <table:table-cell table:formula="of:=&quot;Desk &quot;&amp;[.C326]" office:value-type="string" office:string-value="Desk 8118" calcext:value-type="string">
            <text:p>Desk 8118</text:p>
          </table:table-cell>
          <table:table-cell table:formula="of:=[.G326]&amp;RANDBETWEEN(1;9)" office:value-type="string" office:string-value="811" calcext:value-type="string">
            <text:p>811</text:p>
          </table:table-cell>
          <table:table-cell table:formula="of:=&quot;Team &quot;&amp;[.E326]" office:value-type="string" office:string-value="Team 811" calcext:value-type="string">
            <text:p>Team 811</text:p>
          </table:table-cell>
          <table:table-cell table:formula="of:=[.I326]&amp;RANDBETWEEN(1;9)" office:value-type="string" office:string-value="81" calcext:value-type="string">
            <text:p>81</text:p>
          </table:table-cell>
          <table:table-cell table:formula="of:=&quot;Business Line &quot;&amp;[.G326]" office:value-type="string" office:string-value="Business Line 81" calcext:value-type="string">
            <text:p>Business Line 8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26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27]&amp;RANDBETWEEN(1;9)" office:value-type="string" office:string-value="36532" calcext:value-type="string">
            <text:p>36532</text:p>
          </table:table-cell>
          <table:table-cell table:formula="of:=&quot;Product &quot;&amp;[.A327]" office:value-type="string" office:string-value="Product 36532" calcext:value-type="string">
            <text:p>Product 36532</text:p>
          </table:table-cell>
          <table:table-cell table:formula="of:=[.E327]&amp;RANDBETWEEN(1;9)" office:value-type="string" office:string-value="3653" calcext:value-type="string">
            <text:p>3653</text:p>
          </table:table-cell>
          <table:table-cell table:formula="of:=&quot;Desk &quot;&amp;[.C327]" office:value-type="string" office:string-value="Desk 3653" calcext:value-type="string">
            <text:p>Desk 3653</text:p>
          </table:table-cell>
          <table:table-cell table:formula="of:=[.G327]&amp;RANDBETWEEN(1;9)" office:value-type="string" office:string-value="365" calcext:value-type="string">
            <text:p>365</text:p>
          </table:table-cell>
          <table:table-cell table:formula="of:=&quot;Team &quot;&amp;[.E327]" office:value-type="string" office:string-value="Team 365" calcext:value-type="string">
            <text:p>Team 365</text:p>
          </table:table-cell>
          <table:table-cell table:formula="of:=[.I327]&amp;RANDBETWEEN(1;9)" office:value-type="string" office:string-value="36" calcext:value-type="string">
            <text:p>36</text:p>
          </table:table-cell>
          <table:table-cell table:formula="of:=&quot;Business Line &quot;&amp;[.G327]" office:value-type="string" office:string-value="Business Line 36" calcext:value-type="string">
            <text:p>Business Line 36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27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28]&amp;RANDBETWEEN(1;9)" office:value-type="string" office:string-value="89381" calcext:value-type="string">
            <text:p>89381</text:p>
          </table:table-cell>
          <table:table-cell table:formula="of:=&quot;Product &quot;&amp;[.A328]" office:value-type="string" office:string-value="Product 89381" calcext:value-type="string">
            <text:p>Product 89381</text:p>
          </table:table-cell>
          <table:table-cell table:formula="of:=[.E328]&amp;RANDBETWEEN(1;9)" office:value-type="string" office:string-value="8938" calcext:value-type="string">
            <text:p>8938</text:p>
          </table:table-cell>
          <table:table-cell table:formula="of:=&quot;Desk &quot;&amp;[.C328]" office:value-type="string" office:string-value="Desk 8938" calcext:value-type="string">
            <text:p>Desk 8938</text:p>
          </table:table-cell>
          <table:table-cell table:formula="of:=[.G328]&amp;RANDBETWEEN(1;9)" office:value-type="string" office:string-value="893" calcext:value-type="string">
            <text:p>893</text:p>
          </table:table-cell>
          <table:table-cell table:formula="of:=&quot;Team &quot;&amp;[.E328]" office:value-type="string" office:string-value="Team 893" calcext:value-type="string">
            <text:p>Team 893</text:p>
          </table:table-cell>
          <table:table-cell table:formula="of:=[.I328]&amp;RANDBETWEEN(1;9)" office:value-type="string" office:string-value="89" calcext:value-type="string">
            <text:p>89</text:p>
          </table:table-cell>
          <table:table-cell table:formula="of:=&quot;Business Line &quot;&amp;[.G328]" office:value-type="string" office:string-value="Business Line 89" calcext:value-type="string">
            <text:p>Business Line 8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28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29]&amp;RANDBETWEEN(1;9)" office:value-type="string" office:string-value="79416" calcext:value-type="string">
            <text:p>79416</text:p>
          </table:table-cell>
          <table:table-cell table:formula="of:=&quot;Product &quot;&amp;[.A329]" office:value-type="string" office:string-value="Product 79416" calcext:value-type="string">
            <text:p>Product 79416</text:p>
          </table:table-cell>
          <table:table-cell table:formula="of:=[.E329]&amp;RANDBETWEEN(1;9)" office:value-type="string" office:string-value="7941" calcext:value-type="string">
            <text:p>7941</text:p>
          </table:table-cell>
          <table:table-cell table:formula="of:=&quot;Desk &quot;&amp;[.C329]" office:value-type="string" office:string-value="Desk 7941" calcext:value-type="string">
            <text:p>Desk 7941</text:p>
          </table:table-cell>
          <table:table-cell table:formula="of:=[.G329]&amp;RANDBETWEEN(1;9)" office:value-type="string" office:string-value="794" calcext:value-type="string">
            <text:p>794</text:p>
          </table:table-cell>
          <table:table-cell table:formula="of:=&quot;Team &quot;&amp;[.E329]" office:value-type="string" office:string-value="Team 794" calcext:value-type="string">
            <text:p>Team 794</text:p>
          </table:table-cell>
          <table:table-cell table:formula="of:=[.I329]&amp;RANDBETWEEN(1;9)" office:value-type="string" office:string-value="79" calcext:value-type="string">
            <text:p>79</text:p>
          </table:table-cell>
          <table:table-cell table:formula="of:=&quot;Business Line &quot;&amp;[.G329]" office:value-type="string" office:string-value="Business Line 79" calcext:value-type="string">
            <text:p>Business Line 7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29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30]&amp;RANDBETWEEN(1;9)" office:value-type="string" office:string-value="55949" calcext:value-type="string">
            <text:p>55949</text:p>
          </table:table-cell>
          <table:table-cell table:formula="of:=&quot;Product &quot;&amp;[.A330]" office:value-type="string" office:string-value="Product 55949" calcext:value-type="string">
            <text:p>Product 55949</text:p>
          </table:table-cell>
          <table:table-cell table:formula="of:=[.E330]&amp;RANDBETWEEN(1;9)" office:value-type="string" office:string-value="5594" calcext:value-type="string">
            <text:p>5594</text:p>
          </table:table-cell>
          <table:table-cell table:formula="of:=&quot;Desk &quot;&amp;[.C330]" office:value-type="string" office:string-value="Desk 5594" calcext:value-type="string">
            <text:p>Desk 5594</text:p>
          </table:table-cell>
          <table:table-cell table:formula="of:=[.G330]&amp;RANDBETWEEN(1;9)" office:value-type="string" office:string-value="559" calcext:value-type="string">
            <text:p>559</text:p>
          </table:table-cell>
          <table:table-cell table:formula="of:=&quot;Team &quot;&amp;[.E330]" office:value-type="string" office:string-value="Team 559" calcext:value-type="string">
            <text:p>Team 559</text:p>
          </table:table-cell>
          <table:table-cell table:formula="of:=[.I330]&amp;RANDBETWEEN(1;9)" office:value-type="string" office:string-value="55" calcext:value-type="string">
            <text:p>55</text:p>
          </table:table-cell>
          <table:table-cell table:formula="of:=&quot;Business Line &quot;&amp;[.G330]" office:value-type="string" office:string-value="Business Line 55" calcext:value-type="string">
            <text:p>Business Line 5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30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31]&amp;RANDBETWEEN(1;9)" office:value-type="string" office:string-value="43395" calcext:value-type="string">
            <text:p>43395</text:p>
          </table:table-cell>
          <table:table-cell table:formula="of:=&quot;Product &quot;&amp;[.A331]" office:value-type="string" office:string-value="Product 43395" calcext:value-type="string">
            <text:p>Product 43395</text:p>
          </table:table-cell>
          <table:table-cell table:formula="of:=[.E331]&amp;RANDBETWEEN(1;9)" office:value-type="string" office:string-value="4339" calcext:value-type="string">
            <text:p>4339</text:p>
          </table:table-cell>
          <table:table-cell table:formula="of:=&quot;Desk &quot;&amp;[.C331]" office:value-type="string" office:string-value="Desk 4339" calcext:value-type="string">
            <text:p>Desk 4339</text:p>
          </table:table-cell>
          <table:table-cell table:formula="of:=[.G331]&amp;RANDBETWEEN(1;9)" office:value-type="string" office:string-value="433" calcext:value-type="string">
            <text:p>433</text:p>
          </table:table-cell>
          <table:table-cell table:formula="of:=&quot;Team &quot;&amp;[.E331]" office:value-type="string" office:string-value="Team 433" calcext:value-type="string">
            <text:p>Team 433</text:p>
          </table:table-cell>
          <table:table-cell table:formula="of:=[.I331]&amp;RANDBETWEEN(1;9)" office:value-type="string" office:string-value="43" calcext:value-type="string">
            <text:p>43</text:p>
          </table:table-cell>
          <table:table-cell table:formula="of:=&quot;Business Line &quot;&amp;[.G331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3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32]&amp;RANDBETWEEN(1;9)" office:value-type="string" office:string-value="66288" calcext:value-type="string">
            <text:p>66288</text:p>
          </table:table-cell>
          <table:table-cell table:formula="of:=&quot;Product &quot;&amp;[.A332]" office:value-type="string" office:string-value="Product 66288" calcext:value-type="string">
            <text:p>Product 66288</text:p>
          </table:table-cell>
          <table:table-cell table:formula="of:=[.E332]&amp;RANDBETWEEN(1;9)" office:value-type="string" office:string-value="6628" calcext:value-type="string">
            <text:p>6628</text:p>
          </table:table-cell>
          <table:table-cell table:formula="of:=&quot;Desk &quot;&amp;[.C332]" office:value-type="string" office:string-value="Desk 6628" calcext:value-type="string">
            <text:p>Desk 6628</text:p>
          </table:table-cell>
          <table:table-cell table:formula="of:=[.G332]&amp;RANDBETWEEN(1;9)" office:value-type="string" office:string-value="662" calcext:value-type="string">
            <text:p>662</text:p>
          </table:table-cell>
          <table:table-cell table:formula="of:=&quot;Team &quot;&amp;[.E332]" office:value-type="string" office:string-value="Team 662" calcext:value-type="string">
            <text:p>Team 662</text:p>
          </table:table-cell>
          <table:table-cell table:formula="of:=[.I332]&amp;RANDBETWEEN(1;9)" office:value-type="string" office:string-value="66" calcext:value-type="string">
            <text:p>66</text:p>
          </table:table-cell>
          <table:table-cell table:formula="of:=&quot;Business Line &quot;&amp;[.G332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32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33]&amp;RANDBETWEEN(1;9)" office:value-type="string" office:string-value="98374" calcext:value-type="string">
            <text:p>98374</text:p>
          </table:table-cell>
          <table:table-cell table:formula="of:=&quot;Product &quot;&amp;[.A333]" office:value-type="string" office:string-value="Product 98374" calcext:value-type="string">
            <text:p>Product 98374</text:p>
          </table:table-cell>
          <table:table-cell table:formula="of:=[.E333]&amp;RANDBETWEEN(1;9)" office:value-type="string" office:string-value="9837" calcext:value-type="string">
            <text:p>9837</text:p>
          </table:table-cell>
          <table:table-cell table:formula="of:=&quot;Desk &quot;&amp;[.C333]" office:value-type="string" office:string-value="Desk 9837" calcext:value-type="string">
            <text:p>Desk 9837</text:p>
          </table:table-cell>
          <table:table-cell table:formula="of:=[.G333]&amp;RANDBETWEEN(1;9)" office:value-type="string" office:string-value="983" calcext:value-type="string">
            <text:p>983</text:p>
          </table:table-cell>
          <table:table-cell table:formula="of:=&quot;Team &quot;&amp;[.E333]" office:value-type="string" office:string-value="Team 983" calcext:value-type="string">
            <text:p>Team 983</text:p>
          </table:table-cell>
          <table:table-cell table:formula="of:=[.I333]&amp;RANDBETWEEN(1;9)" office:value-type="string" office:string-value="98" calcext:value-type="string">
            <text:p>98</text:p>
          </table:table-cell>
          <table:table-cell table:formula="of:=&quot;Business Line &quot;&amp;[.G333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33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34]&amp;RANDBETWEEN(1;9)" office:value-type="string" office:string-value="25662" calcext:value-type="string">
            <text:p>25662</text:p>
          </table:table-cell>
          <table:table-cell table:formula="of:=&quot;Product &quot;&amp;[.A334]" office:value-type="string" office:string-value="Product 25662" calcext:value-type="string">
            <text:p>Product 25662</text:p>
          </table:table-cell>
          <table:table-cell table:formula="of:=[.E334]&amp;RANDBETWEEN(1;9)" office:value-type="string" office:string-value="2566" calcext:value-type="string">
            <text:p>2566</text:p>
          </table:table-cell>
          <table:table-cell table:formula="of:=&quot;Desk &quot;&amp;[.C334]" office:value-type="string" office:string-value="Desk 2566" calcext:value-type="string">
            <text:p>Desk 2566</text:p>
          </table:table-cell>
          <table:table-cell table:formula="of:=[.G334]&amp;RANDBETWEEN(1;9)" office:value-type="string" office:string-value="256" calcext:value-type="string">
            <text:p>256</text:p>
          </table:table-cell>
          <table:table-cell table:formula="of:=&quot;Team &quot;&amp;[.E334]" office:value-type="string" office:string-value="Team 256" calcext:value-type="string">
            <text:p>Team 256</text:p>
          </table:table-cell>
          <table:table-cell table:formula="of:=[.I334]&amp;RANDBETWEEN(1;9)" office:value-type="string" office:string-value="25" calcext:value-type="string">
            <text:p>25</text:p>
          </table:table-cell>
          <table:table-cell table:formula="of:=&quot;Business Line &quot;&amp;[.G334]" office:value-type="string" office:string-value="Business Line 25" calcext:value-type="string">
            <text:p>Business Line 2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3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35]&amp;RANDBETWEEN(1;9)" office:value-type="string" office:string-value="54481" calcext:value-type="string">
            <text:p>54481</text:p>
          </table:table-cell>
          <table:table-cell table:formula="of:=&quot;Product &quot;&amp;[.A335]" office:value-type="string" office:string-value="Product 54481" calcext:value-type="string">
            <text:p>Product 54481</text:p>
          </table:table-cell>
          <table:table-cell table:formula="of:=[.E335]&amp;RANDBETWEEN(1;9)" office:value-type="string" office:string-value="5448" calcext:value-type="string">
            <text:p>5448</text:p>
          </table:table-cell>
          <table:table-cell table:formula="of:=&quot;Desk &quot;&amp;[.C335]" office:value-type="string" office:string-value="Desk 5448" calcext:value-type="string">
            <text:p>Desk 5448</text:p>
          </table:table-cell>
          <table:table-cell table:formula="of:=[.G335]&amp;RANDBETWEEN(1;9)" office:value-type="string" office:string-value="544" calcext:value-type="string">
            <text:p>544</text:p>
          </table:table-cell>
          <table:table-cell table:formula="of:=&quot;Team &quot;&amp;[.E335]" office:value-type="string" office:string-value="Team 544" calcext:value-type="string">
            <text:p>Team 544</text:p>
          </table:table-cell>
          <table:table-cell table:formula="of:=[.I335]&amp;RANDBETWEEN(1;9)" office:value-type="string" office:string-value="54" calcext:value-type="string">
            <text:p>54</text:p>
          </table:table-cell>
          <table:table-cell table:formula="of:=&quot;Business Line &quot;&amp;[.G335]" office:value-type="string" office:string-value="Business Line 54" calcext:value-type="string">
            <text:p>Business Line 5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3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36]&amp;RANDBETWEEN(1;9)" office:value-type="string" office:string-value="12679" calcext:value-type="string">
            <text:p>12679</text:p>
          </table:table-cell>
          <table:table-cell table:formula="of:=&quot;Product &quot;&amp;[.A336]" office:value-type="string" office:string-value="Product 12679" calcext:value-type="string">
            <text:p>Product 12679</text:p>
          </table:table-cell>
          <table:table-cell table:formula="of:=[.E336]&amp;RANDBETWEEN(1;9)" office:value-type="string" office:string-value="1267" calcext:value-type="string">
            <text:p>1267</text:p>
          </table:table-cell>
          <table:table-cell table:formula="of:=&quot;Desk &quot;&amp;[.C336]" office:value-type="string" office:string-value="Desk 1267" calcext:value-type="string">
            <text:p>Desk 1267</text:p>
          </table:table-cell>
          <table:table-cell table:formula="of:=[.G336]&amp;RANDBETWEEN(1;9)" office:value-type="string" office:string-value="126" calcext:value-type="string">
            <text:p>126</text:p>
          </table:table-cell>
          <table:table-cell table:formula="of:=&quot;Team &quot;&amp;[.E336]" office:value-type="string" office:string-value="Team 126" calcext:value-type="string">
            <text:p>Team 126</text:p>
          </table:table-cell>
          <table:table-cell table:formula="of:=[.I336]&amp;RANDBETWEEN(1;9)" office:value-type="string" office:string-value="12" calcext:value-type="string">
            <text:p>12</text:p>
          </table:table-cell>
          <table:table-cell table:formula="of:=&quot;Business Line &quot;&amp;[.G336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36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37]&amp;RANDBETWEEN(1;9)" office:value-type="string" office:string-value="14273" calcext:value-type="string">
            <text:p>14273</text:p>
          </table:table-cell>
          <table:table-cell table:formula="of:=&quot;Product &quot;&amp;[.A337]" office:value-type="string" office:string-value="Product 14273" calcext:value-type="string">
            <text:p>Product 14273</text:p>
          </table:table-cell>
          <table:table-cell table:formula="of:=[.E337]&amp;RANDBETWEEN(1;9)" office:value-type="string" office:string-value="1427" calcext:value-type="string">
            <text:p>1427</text:p>
          </table:table-cell>
          <table:table-cell table:formula="of:=&quot;Desk &quot;&amp;[.C337]" office:value-type="string" office:string-value="Desk 1427" calcext:value-type="string">
            <text:p>Desk 1427</text:p>
          </table:table-cell>
          <table:table-cell table:formula="of:=[.G337]&amp;RANDBETWEEN(1;9)" office:value-type="string" office:string-value="142" calcext:value-type="string">
            <text:p>142</text:p>
          </table:table-cell>
          <table:table-cell table:formula="of:=&quot;Team &quot;&amp;[.E337]" office:value-type="string" office:string-value="Team 142" calcext:value-type="string">
            <text:p>Team 142</text:p>
          </table:table-cell>
          <table:table-cell table:formula="of:=[.I337]&amp;RANDBETWEEN(1;9)" office:value-type="string" office:string-value="14" calcext:value-type="string">
            <text:p>14</text:p>
          </table:table-cell>
          <table:table-cell table:formula="of:=&quot;Business Line &quot;&amp;[.G337]" office:value-type="string" office:string-value="Business Line 14" calcext:value-type="string">
            <text:p>Business Line 14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3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38]&amp;RANDBETWEEN(1;9)" office:value-type="string" office:string-value="57339" calcext:value-type="string">
            <text:p>57339</text:p>
          </table:table-cell>
          <table:table-cell table:formula="of:=&quot;Product &quot;&amp;[.A338]" office:value-type="string" office:string-value="Product 57339" calcext:value-type="string">
            <text:p>Product 57339</text:p>
          </table:table-cell>
          <table:table-cell table:formula="of:=[.E338]&amp;RANDBETWEEN(1;9)" office:value-type="string" office:string-value="5733" calcext:value-type="string">
            <text:p>5733</text:p>
          </table:table-cell>
          <table:table-cell table:formula="of:=&quot;Desk &quot;&amp;[.C338]" office:value-type="string" office:string-value="Desk 5733" calcext:value-type="string">
            <text:p>Desk 5733</text:p>
          </table:table-cell>
          <table:table-cell table:formula="of:=[.G338]&amp;RANDBETWEEN(1;9)" office:value-type="string" office:string-value="573" calcext:value-type="string">
            <text:p>573</text:p>
          </table:table-cell>
          <table:table-cell table:formula="of:=&quot;Team &quot;&amp;[.E338]" office:value-type="string" office:string-value="Team 573" calcext:value-type="string">
            <text:p>Team 573</text:p>
          </table:table-cell>
          <table:table-cell table:formula="of:=[.I338]&amp;RANDBETWEEN(1;9)" office:value-type="string" office:string-value="57" calcext:value-type="string">
            <text:p>57</text:p>
          </table:table-cell>
          <table:table-cell table:formula="of:=&quot;Business Line &quot;&amp;[.G338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3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39]&amp;RANDBETWEEN(1;9)" office:value-type="string" office:string-value="14214" calcext:value-type="string">
            <text:p>14214</text:p>
          </table:table-cell>
          <table:table-cell table:formula="of:=&quot;Product &quot;&amp;[.A339]" office:value-type="string" office:string-value="Product 14214" calcext:value-type="string">
            <text:p>Product 14214</text:p>
          </table:table-cell>
          <table:table-cell table:formula="of:=[.E339]&amp;RANDBETWEEN(1;9)" office:value-type="string" office:string-value="1421" calcext:value-type="string">
            <text:p>1421</text:p>
          </table:table-cell>
          <table:table-cell table:formula="of:=&quot;Desk &quot;&amp;[.C339]" office:value-type="string" office:string-value="Desk 1421" calcext:value-type="string">
            <text:p>Desk 1421</text:p>
          </table:table-cell>
          <table:table-cell table:formula="of:=[.G339]&amp;RANDBETWEEN(1;9)" office:value-type="string" office:string-value="142" calcext:value-type="string">
            <text:p>142</text:p>
          </table:table-cell>
          <table:table-cell table:formula="of:=&quot;Team &quot;&amp;[.E339]" office:value-type="string" office:string-value="Team 142" calcext:value-type="string">
            <text:p>Team 142</text:p>
          </table:table-cell>
          <table:table-cell table:formula="of:=[.I339]&amp;RANDBETWEEN(1;9)" office:value-type="string" office:string-value="14" calcext:value-type="string">
            <text:p>14</text:p>
          </table:table-cell>
          <table:table-cell table:formula="of:=&quot;Business Line &quot;&amp;[.G339]" office:value-type="string" office:string-value="Business Line 14" calcext:value-type="string">
            <text:p>Business Line 14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39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40]&amp;RANDBETWEEN(1;9)" office:value-type="string" office:string-value="44294" calcext:value-type="string">
            <text:p>44294</text:p>
          </table:table-cell>
          <table:table-cell table:formula="of:=&quot;Product &quot;&amp;[.A340]" office:value-type="string" office:string-value="Product 44294" calcext:value-type="string">
            <text:p>Product 44294</text:p>
          </table:table-cell>
          <table:table-cell table:formula="of:=[.E340]&amp;RANDBETWEEN(1;9)" office:value-type="string" office:string-value="4429" calcext:value-type="string">
            <text:p>4429</text:p>
          </table:table-cell>
          <table:table-cell table:formula="of:=&quot;Desk &quot;&amp;[.C340]" office:value-type="string" office:string-value="Desk 4429" calcext:value-type="string">
            <text:p>Desk 4429</text:p>
          </table:table-cell>
          <table:table-cell table:formula="of:=[.G340]&amp;RANDBETWEEN(1;9)" office:value-type="string" office:string-value="442" calcext:value-type="string">
            <text:p>442</text:p>
          </table:table-cell>
          <table:table-cell table:formula="of:=&quot;Team &quot;&amp;[.E340]" office:value-type="string" office:string-value="Team 442" calcext:value-type="string">
            <text:p>Team 442</text:p>
          </table:table-cell>
          <table:table-cell table:formula="of:=[.I340]&amp;RANDBETWEEN(1;9)" office:value-type="string" office:string-value="44" calcext:value-type="string">
            <text:p>44</text:p>
          </table:table-cell>
          <table:table-cell table:formula="of:=&quot;Business Line &quot;&amp;[.G340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4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41]&amp;RANDBETWEEN(1;9)" office:value-type="string" office:string-value="97367" calcext:value-type="string">
            <text:p>97367</text:p>
          </table:table-cell>
          <table:table-cell table:formula="of:=&quot;Product &quot;&amp;[.A341]" office:value-type="string" office:string-value="Product 97367" calcext:value-type="string">
            <text:p>Product 97367</text:p>
          </table:table-cell>
          <table:table-cell table:formula="of:=[.E341]&amp;RANDBETWEEN(1;9)" office:value-type="string" office:string-value="9736" calcext:value-type="string">
            <text:p>9736</text:p>
          </table:table-cell>
          <table:table-cell table:formula="of:=&quot;Desk &quot;&amp;[.C341]" office:value-type="string" office:string-value="Desk 9736" calcext:value-type="string">
            <text:p>Desk 9736</text:p>
          </table:table-cell>
          <table:table-cell table:formula="of:=[.G341]&amp;RANDBETWEEN(1;9)" office:value-type="string" office:string-value="973" calcext:value-type="string">
            <text:p>973</text:p>
          </table:table-cell>
          <table:table-cell table:formula="of:=&quot;Team &quot;&amp;[.E341]" office:value-type="string" office:string-value="Team 973" calcext:value-type="string">
            <text:p>Team 973</text:p>
          </table:table-cell>
          <table:table-cell table:formula="of:=[.I341]&amp;RANDBETWEEN(1;9)" office:value-type="string" office:string-value="97" calcext:value-type="string">
            <text:p>97</text:p>
          </table:table-cell>
          <table:table-cell table:formula="of:=&quot;Business Line &quot;&amp;[.G341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41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42]&amp;RANDBETWEEN(1;9)" office:value-type="string" office:string-value="51734" calcext:value-type="string">
            <text:p>51734</text:p>
          </table:table-cell>
          <table:table-cell table:formula="of:=&quot;Product &quot;&amp;[.A342]" office:value-type="string" office:string-value="Product 51734" calcext:value-type="string">
            <text:p>Product 51734</text:p>
          </table:table-cell>
          <table:table-cell table:formula="of:=[.E342]&amp;RANDBETWEEN(1;9)" office:value-type="string" office:string-value="5173" calcext:value-type="string">
            <text:p>5173</text:p>
          </table:table-cell>
          <table:table-cell table:formula="of:=&quot;Desk &quot;&amp;[.C342]" office:value-type="string" office:string-value="Desk 5173" calcext:value-type="string">
            <text:p>Desk 5173</text:p>
          </table:table-cell>
          <table:table-cell table:formula="of:=[.G342]&amp;RANDBETWEEN(1;9)" office:value-type="string" office:string-value="517" calcext:value-type="string">
            <text:p>517</text:p>
          </table:table-cell>
          <table:table-cell table:formula="of:=&quot;Team &quot;&amp;[.E342]" office:value-type="string" office:string-value="Team 517" calcext:value-type="string">
            <text:p>Team 517</text:p>
          </table:table-cell>
          <table:table-cell table:formula="of:=[.I342]&amp;RANDBETWEEN(1;9)" office:value-type="string" office:string-value="51" calcext:value-type="string">
            <text:p>51</text:p>
          </table:table-cell>
          <table:table-cell table:formula="of:=&quot;Business Line &quot;&amp;[.G342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4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43]&amp;RANDBETWEEN(1;9)" office:value-type="string" office:string-value="66527" calcext:value-type="string">
            <text:p>66527</text:p>
          </table:table-cell>
          <table:table-cell table:formula="of:=&quot;Product &quot;&amp;[.A343]" office:value-type="string" office:string-value="Product 66527" calcext:value-type="string">
            <text:p>Product 66527</text:p>
          </table:table-cell>
          <table:table-cell table:formula="of:=[.E343]&amp;RANDBETWEEN(1;9)" office:value-type="string" office:string-value="6652" calcext:value-type="string">
            <text:p>6652</text:p>
          </table:table-cell>
          <table:table-cell table:formula="of:=&quot;Desk &quot;&amp;[.C343]" office:value-type="string" office:string-value="Desk 6652" calcext:value-type="string">
            <text:p>Desk 6652</text:p>
          </table:table-cell>
          <table:table-cell table:formula="of:=[.G343]&amp;RANDBETWEEN(1;9)" office:value-type="string" office:string-value="665" calcext:value-type="string">
            <text:p>665</text:p>
          </table:table-cell>
          <table:table-cell table:formula="of:=&quot;Team &quot;&amp;[.E343]" office:value-type="string" office:string-value="Team 665" calcext:value-type="string">
            <text:p>Team 665</text:p>
          </table:table-cell>
          <table:table-cell table:formula="of:=[.I343]&amp;RANDBETWEEN(1;9)" office:value-type="string" office:string-value="66" calcext:value-type="string">
            <text:p>66</text:p>
          </table:table-cell>
          <table:table-cell table:formula="of:=&quot;Business Line &quot;&amp;[.G343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4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44]&amp;RANDBETWEEN(1;9)" office:value-type="string" office:string-value="49292" calcext:value-type="string">
            <text:p>49292</text:p>
          </table:table-cell>
          <table:table-cell table:formula="of:=&quot;Product &quot;&amp;[.A344]" office:value-type="string" office:string-value="Product 49292" calcext:value-type="string">
            <text:p>Product 49292</text:p>
          </table:table-cell>
          <table:table-cell table:formula="of:=[.E344]&amp;RANDBETWEEN(1;9)" office:value-type="string" office:string-value="4929" calcext:value-type="string">
            <text:p>4929</text:p>
          </table:table-cell>
          <table:table-cell table:formula="of:=&quot;Desk &quot;&amp;[.C344]" office:value-type="string" office:string-value="Desk 4929" calcext:value-type="string">
            <text:p>Desk 4929</text:p>
          </table:table-cell>
          <table:table-cell table:formula="of:=[.G344]&amp;RANDBETWEEN(1;9)" office:value-type="string" office:string-value="492" calcext:value-type="string">
            <text:p>492</text:p>
          </table:table-cell>
          <table:table-cell table:formula="of:=&quot;Team &quot;&amp;[.E344]" office:value-type="string" office:string-value="Team 492" calcext:value-type="string">
            <text:p>Team 492</text:p>
          </table:table-cell>
          <table:table-cell table:formula="of:=[.I344]&amp;RANDBETWEEN(1;9)" office:value-type="string" office:string-value="49" calcext:value-type="string">
            <text:p>49</text:p>
          </table:table-cell>
          <table:table-cell table:formula="of:=&quot;Business Line &quot;&amp;[.G344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4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45]&amp;RANDBETWEEN(1;9)" office:value-type="string" office:string-value="32272" calcext:value-type="string">
            <text:p>32272</text:p>
          </table:table-cell>
          <table:table-cell table:formula="of:=&quot;Product &quot;&amp;[.A345]" office:value-type="string" office:string-value="Product 32272" calcext:value-type="string">
            <text:p>Product 32272</text:p>
          </table:table-cell>
          <table:table-cell table:formula="of:=[.E345]&amp;RANDBETWEEN(1;9)" office:value-type="string" office:string-value="3227" calcext:value-type="string">
            <text:p>3227</text:p>
          </table:table-cell>
          <table:table-cell table:formula="of:=&quot;Desk &quot;&amp;[.C345]" office:value-type="string" office:string-value="Desk 3227" calcext:value-type="string">
            <text:p>Desk 3227</text:p>
          </table:table-cell>
          <table:table-cell table:formula="of:=[.G345]&amp;RANDBETWEEN(1;9)" office:value-type="string" office:string-value="322" calcext:value-type="string">
            <text:p>322</text:p>
          </table:table-cell>
          <table:table-cell table:formula="of:=&quot;Team &quot;&amp;[.E345]" office:value-type="string" office:string-value="Team 322" calcext:value-type="string">
            <text:p>Team 322</text:p>
          </table:table-cell>
          <table:table-cell table:formula="of:=[.I345]&amp;RANDBETWEEN(1;9)" office:value-type="string" office:string-value="32" calcext:value-type="string">
            <text:p>32</text:p>
          </table:table-cell>
          <table:table-cell table:formula="of:=&quot;Business Line &quot;&amp;[.G345]" office:value-type="string" office:string-value="Business Line 32" calcext:value-type="string">
            <text:p>Business Line 32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45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46]&amp;RANDBETWEEN(1;9)" office:value-type="string" office:string-value="27574" calcext:value-type="string">
            <text:p>27574</text:p>
          </table:table-cell>
          <table:table-cell table:formula="of:=&quot;Product &quot;&amp;[.A346]" office:value-type="string" office:string-value="Product 27574" calcext:value-type="string">
            <text:p>Product 27574</text:p>
          </table:table-cell>
          <table:table-cell table:formula="of:=[.E346]&amp;RANDBETWEEN(1;9)" office:value-type="string" office:string-value="2757" calcext:value-type="string">
            <text:p>2757</text:p>
          </table:table-cell>
          <table:table-cell table:formula="of:=&quot;Desk &quot;&amp;[.C346]" office:value-type="string" office:string-value="Desk 2757" calcext:value-type="string">
            <text:p>Desk 2757</text:p>
          </table:table-cell>
          <table:table-cell table:formula="of:=[.G346]&amp;RANDBETWEEN(1;9)" office:value-type="string" office:string-value="275" calcext:value-type="string">
            <text:p>275</text:p>
          </table:table-cell>
          <table:table-cell table:formula="of:=&quot;Team &quot;&amp;[.E346]" office:value-type="string" office:string-value="Team 275" calcext:value-type="string">
            <text:p>Team 275</text:p>
          </table:table-cell>
          <table:table-cell table:formula="of:=[.I346]&amp;RANDBETWEEN(1;9)" office:value-type="string" office:string-value="27" calcext:value-type="string">
            <text:p>27</text:p>
          </table:table-cell>
          <table:table-cell table:formula="of:=&quot;Business Line &quot;&amp;[.G346]" office:value-type="string" office:string-value="Business Line 27" calcext:value-type="string">
            <text:p>Business Line 2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4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47]&amp;RANDBETWEEN(1;9)" office:value-type="string" office:string-value="68753" calcext:value-type="string">
            <text:p>68753</text:p>
          </table:table-cell>
          <table:table-cell table:formula="of:=&quot;Product &quot;&amp;[.A347]" office:value-type="string" office:string-value="Product 68753" calcext:value-type="string">
            <text:p>Product 68753</text:p>
          </table:table-cell>
          <table:table-cell table:formula="of:=[.E347]&amp;RANDBETWEEN(1;9)" office:value-type="string" office:string-value="6875" calcext:value-type="string">
            <text:p>6875</text:p>
          </table:table-cell>
          <table:table-cell table:formula="of:=&quot;Desk &quot;&amp;[.C347]" office:value-type="string" office:string-value="Desk 6875" calcext:value-type="string">
            <text:p>Desk 6875</text:p>
          </table:table-cell>
          <table:table-cell table:formula="of:=[.G347]&amp;RANDBETWEEN(1;9)" office:value-type="string" office:string-value="687" calcext:value-type="string">
            <text:p>687</text:p>
          </table:table-cell>
          <table:table-cell table:formula="of:=&quot;Team &quot;&amp;[.E347]" office:value-type="string" office:string-value="Team 687" calcext:value-type="string">
            <text:p>Team 687</text:p>
          </table:table-cell>
          <table:table-cell table:formula="of:=[.I347]&amp;RANDBETWEEN(1;9)" office:value-type="string" office:string-value="68" calcext:value-type="string">
            <text:p>68</text:p>
          </table:table-cell>
          <table:table-cell table:formula="of:=&quot;Business Line &quot;&amp;[.G347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4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48]&amp;RANDBETWEEN(1;9)" office:value-type="string" office:string-value="77185" calcext:value-type="string">
            <text:p>77185</text:p>
          </table:table-cell>
          <table:table-cell table:formula="of:=&quot;Product &quot;&amp;[.A348]" office:value-type="string" office:string-value="Product 77185" calcext:value-type="string">
            <text:p>Product 77185</text:p>
          </table:table-cell>
          <table:table-cell table:formula="of:=[.E348]&amp;RANDBETWEEN(1;9)" office:value-type="string" office:string-value="7718" calcext:value-type="string">
            <text:p>7718</text:p>
          </table:table-cell>
          <table:table-cell table:formula="of:=&quot;Desk &quot;&amp;[.C348]" office:value-type="string" office:string-value="Desk 7718" calcext:value-type="string">
            <text:p>Desk 7718</text:p>
          </table:table-cell>
          <table:table-cell table:formula="of:=[.G348]&amp;RANDBETWEEN(1;9)" office:value-type="string" office:string-value="771" calcext:value-type="string">
            <text:p>771</text:p>
          </table:table-cell>
          <table:table-cell table:formula="of:=&quot;Team &quot;&amp;[.E348]" office:value-type="string" office:string-value="Team 771" calcext:value-type="string">
            <text:p>Team 771</text:p>
          </table:table-cell>
          <table:table-cell table:formula="of:=[.I348]&amp;RANDBETWEEN(1;9)" office:value-type="string" office:string-value="77" calcext:value-type="string">
            <text:p>77</text:p>
          </table:table-cell>
          <table:table-cell table:formula="of:=&quot;Business Line &quot;&amp;[.G348]" office:value-type="string" office:string-value="Business Line 77" calcext:value-type="string">
            <text:p>Business Line 77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48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49]&amp;RANDBETWEEN(1;9)" office:value-type="string" office:string-value="33565" calcext:value-type="string">
            <text:p>33565</text:p>
          </table:table-cell>
          <table:table-cell table:formula="of:=&quot;Product &quot;&amp;[.A349]" office:value-type="string" office:string-value="Product 33565" calcext:value-type="string">
            <text:p>Product 33565</text:p>
          </table:table-cell>
          <table:table-cell table:formula="of:=[.E349]&amp;RANDBETWEEN(1;9)" office:value-type="string" office:string-value="3356" calcext:value-type="string">
            <text:p>3356</text:p>
          </table:table-cell>
          <table:table-cell table:formula="of:=&quot;Desk &quot;&amp;[.C349]" office:value-type="string" office:string-value="Desk 3356" calcext:value-type="string">
            <text:p>Desk 3356</text:p>
          </table:table-cell>
          <table:table-cell table:formula="of:=[.G349]&amp;RANDBETWEEN(1;9)" office:value-type="string" office:string-value="335" calcext:value-type="string">
            <text:p>335</text:p>
          </table:table-cell>
          <table:table-cell table:formula="of:=&quot;Team &quot;&amp;[.E349]" office:value-type="string" office:string-value="Team 335" calcext:value-type="string">
            <text:p>Team 335</text:p>
          </table:table-cell>
          <table:table-cell table:formula="of:=[.I349]&amp;RANDBETWEEN(1;9)" office:value-type="string" office:string-value="33" calcext:value-type="string">
            <text:p>33</text:p>
          </table:table-cell>
          <table:table-cell table:formula="of:=&quot;Business Line &quot;&amp;[.G349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49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50]&amp;RANDBETWEEN(1;9)" office:value-type="string" office:string-value="95287" calcext:value-type="string">
            <text:p>95287</text:p>
          </table:table-cell>
          <table:table-cell table:formula="of:=&quot;Product &quot;&amp;[.A350]" office:value-type="string" office:string-value="Product 95287" calcext:value-type="string">
            <text:p>Product 95287</text:p>
          </table:table-cell>
          <table:table-cell table:formula="of:=[.E350]&amp;RANDBETWEEN(1;9)" office:value-type="string" office:string-value="9528" calcext:value-type="string">
            <text:p>9528</text:p>
          </table:table-cell>
          <table:table-cell table:formula="of:=&quot;Desk &quot;&amp;[.C350]" office:value-type="string" office:string-value="Desk 9528" calcext:value-type="string">
            <text:p>Desk 9528</text:p>
          </table:table-cell>
          <table:table-cell table:formula="of:=[.G350]&amp;RANDBETWEEN(1;9)" office:value-type="string" office:string-value="952" calcext:value-type="string">
            <text:p>952</text:p>
          </table:table-cell>
          <table:table-cell table:formula="of:=&quot;Team &quot;&amp;[.E350]" office:value-type="string" office:string-value="Team 952" calcext:value-type="string">
            <text:p>Team 952</text:p>
          </table:table-cell>
          <table:table-cell table:formula="of:=[.I350]&amp;RANDBETWEEN(1;9)" office:value-type="string" office:string-value="95" calcext:value-type="string">
            <text:p>95</text:p>
          </table:table-cell>
          <table:table-cell table:formula="of:=&quot;Business Line &quot;&amp;[.G350]" office:value-type="string" office:string-value="Business Line 95" calcext:value-type="string">
            <text:p>Business Line 9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50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51]&amp;RANDBETWEEN(1;9)" office:value-type="string" office:string-value="47341" calcext:value-type="string">
            <text:p>47341</text:p>
          </table:table-cell>
          <table:table-cell table:formula="of:=&quot;Product &quot;&amp;[.A351]" office:value-type="string" office:string-value="Product 47341" calcext:value-type="string">
            <text:p>Product 47341</text:p>
          </table:table-cell>
          <table:table-cell table:formula="of:=[.E351]&amp;RANDBETWEEN(1;9)" office:value-type="string" office:string-value="4734" calcext:value-type="string">
            <text:p>4734</text:p>
          </table:table-cell>
          <table:table-cell table:formula="of:=&quot;Desk &quot;&amp;[.C351]" office:value-type="string" office:string-value="Desk 4734" calcext:value-type="string">
            <text:p>Desk 4734</text:p>
          </table:table-cell>
          <table:table-cell table:formula="of:=[.G351]&amp;RANDBETWEEN(1;9)" office:value-type="string" office:string-value="473" calcext:value-type="string">
            <text:p>473</text:p>
          </table:table-cell>
          <table:table-cell table:formula="of:=&quot;Team &quot;&amp;[.E351]" office:value-type="string" office:string-value="Team 473" calcext:value-type="string">
            <text:p>Team 473</text:p>
          </table:table-cell>
          <table:table-cell table:formula="of:=[.I351]&amp;RANDBETWEEN(1;9)" office:value-type="string" office:string-value="47" calcext:value-type="string">
            <text:p>47</text:p>
          </table:table-cell>
          <table:table-cell table:formula="of:=&quot;Business Line &quot;&amp;[.G351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5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52]&amp;RANDBETWEEN(1;9)" office:value-type="string" office:string-value="71556" calcext:value-type="string">
            <text:p>71556</text:p>
          </table:table-cell>
          <table:table-cell table:formula="of:=&quot;Product &quot;&amp;[.A352]" office:value-type="string" office:string-value="Product 71556" calcext:value-type="string">
            <text:p>Product 71556</text:p>
          </table:table-cell>
          <table:table-cell table:formula="of:=[.E352]&amp;RANDBETWEEN(1;9)" office:value-type="string" office:string-value="7155" calcext:value-type="string">
            <text:p>7155</text:p>
          </table:table-cell>
          <table:table-cell table:formula="of:=&quot;Desk &quot;&amp;[.C352]" office:value-type="string" office:string-value="Desk 7155" calcext:value-type="string">
            <text:p>Desk 7155</text:p>
          </table:table-cell>
          <table:table-cell table:formula="of:=[.G352]&amp;RANDBETWEEN(1;9)" office:value-type="string" office:string-value="715" calcext:value-type="string">
            <text:p>715</text:p>
          </table:table-cell>
          <table:table-cell table:formula="of:=&quot;Team &quot;&amp;[.E352]" office:value-type="string" office:string-value="Team 715" calcext:value-type="string">
            <text:p>Team 715</text:p>
          </table:table-cell>
          <table:table-cell table:formula="of:=[.I352]&amp;RANDBETWEEN(1;9)" office:value-type="string" office:string-value="71" calcext:value-type="string">
            <text:p>71</text:p>
          </table:table-cell>
          <table:table-cell table:formula="of:=&quot;Business Line &quot;&amp;[.G352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5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53]&amp;RANDBETWEEN(1;9)" office:value-type="string" office:string-value="53159" calcext:value-type="string">
            <text:p>53159</text:p>
          </table:table-cell>
          <table:table-cell table:formula="of:=&quot;Product &quot;&amp;[.A353]" office:value-type="string" office:string-value="Product 53159" calcext:value-type="string">
            <text:p>Product 53159</text:p>
          </table:table-cell>
          <table:table-cell table:formula="of:=[.E353]&amp;RANDBETWEEN(1;9)" office:value-type="string" office:string-value="5315" calcext:value-type="string">
            <text:p>5315</text:p>
          </table:table-cell>
          <table:table-cell table:formula="of:=&quot;Desk &quot;&amp;[.C353]" office:value-type="string" office:string-value="Desk 5315" calcext:value-type="string">
            <text:p>Desk 5315</text:p>
          </table:table-cell>
          <table:table-cell table:formula="of:=[.G353]&amp;RANDBETWEEN(1;9)" office:value-type="string" office:string-value="531" calcext:value-type="string">
            <text:p>531</text:p>
          </table:table-cell>
          <table:table-cell table:formula="of:=&quot;Team &quot;&amp;[.E353]" office:value-type="string" office:string-value="Team 531" calcext:value-type="string">
            <text:p>Team 531</text:p>
          </table:table-cell>
          <table:table-cell table:formula="of:=[.I353]&amp;RANDBETWEEN(1;9)" office:value-type="string" office:string-value="53" calcext:value-type="string">
            <text:p>53</text:p>
          </table:table-cell>
          <table:table-cell table:formula="of:=&quot;Business Line &quot;&amp;[.G353]" office:value-type="string" office:string-value="Business Line 53" calcext:value-type="string">
            <text:p>Business Line 53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53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54]&amp;RANDBETWEEN(1;9)" office:value-type="string" office:string-value="23299" calcext:value-type="string">
            <text:p>23299</text:p>
          </table:table-cell>
          <table:table-cell table:formula="of:=&quot;Product &quot;&amp;[.A354]" office:value-type="string" office:string-value="Product 23299" calcext:value-type="string">
            <text:p>Product 23299</text:p>
          </table:table-cell>
          <table:table-cell table:formula="of:=[.E354]&amp;RANDBETWEEN(1;9)" office:value-type="string" office:string-value="2329" calcext:value-type="string">
            <text:p>2329</text:p>
          </table:table-cell>
          <table:table-cell table:formula="of:=&quot;Desk &quot;&amp;[.C354]" office:value-type="string" office:string-value="Desk 2329" calcext:value-type="string">
            <text:p>Desk 2329</text:p>
          </table:table-cell>
          <table:table-cell table:formula="of:=[.G354]&amp;RANDBETWEEN(1;9)" office:value-type="string" office:string-value="232" calcext:value-type="string">
            <text:p>232</text:p>
          </table:table-cell>
          <table:table-cell table:formula="of:=&quot;Team &quot;&amp;[.E354]" office:value-type="string" office:string-value="Team 232" calcext:value-type="string">
            <text:p>Team 232</text:p>
          </table:table-cell>
          <table:table-cell table:formula="of:=[.I354]&amp;RANDBETWEEN(1;9)" office:value-type="string" office:string-value="23" calcext:value-type="string">
            <text:p>23</text:p>
          </table:table-cell>
          <table:table-cell table:formula="of:=&quot;Business Line &quot;&amp;[.G354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5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55]&amp;RANDBETWEEN(1;9)" office:value-type="string" office:string-value="51121" calcext:value-type="string">
            <text:p>51121</text:p>
          </table:table-cell>
          <table:table-cell table:formula="of:=&quot;Product &quot;&amp;[.A355]" office:value-type="string" office:string-value="Product 51121" calcext:value-type="string">
            <text:p>Product 51121</text:p>
          </table:table-cell>
          <table:table-cell table:formula="of:=[.E355]&amp;RANDBETWEEN(1;9)" office:value-type="string" office:string-value="5112" calcext:value-type="string">
            <text:p>5112</text:p>
          </table:table-cell>
          <table:table-cell table:formula="of:=&quot;Desk &quot;&amp;[.C355]" office:value-type="string" office:string-value="Desk 5112" calcext:value-type="string">
            <text:p>Desk 5112</text:p>
          </table:table-cell>
          <table:table-cell table:formula="of:=[.G355]&amp;RANDBETWEEN(1;9)" office:value-type="string" office:string-value="511" calcext:value-type="string">
            <text:p>511</text:p>
          </table:table-cell>
          <table:table-cell table:formula="of:=&quot;Team &quot;&amp;[.E355]" office:value-type="string" office:string-value="Team 511" calcext:value-type="string">
            <text:p>Team 511</text:p>
          </table:table-cell>
          <table:table-cell table:formula="of:=[.I355]&amp;RANDBETWEEN(1;9)" office:value-type="string" office:string-value="51" calcext:value-type="string">
            <text:p>51</text:p>
          </table:table-cell>
          <table:table-cell table:formula="of:=&quot;Business Line &quot;&amp;[.G355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5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56]&amp;RANDBETWEEN(1;9)" office:value-type="string" office:string-value="31225" calcext:value-type="string">
            <text:p>31225</text:p>
          </table:table-cell>
          <table:table-cell table:formula="of:=&quot;Product &quot;&amp;[.A356]" office:value-type="string" office:string-value="Product 31225" calcext:value-type="string">
            <text:p>Product 31225</text:p>
          </table:table-cell>
          <table:table-cell table:formula="of:=[.E356]&amp;RANDBETWEEN(1;9)" office:value-type="string" office:string-value="3122" calcext:value-type="string">
            <text:p>3122</text:p>
          </table:table-cell>
          <table:table-cell table:formula="of:=&quot;Desk &quot;&amp;[.C356]" office:value-type="string" office:string-value="Desk 3122" calcext:value-type="string">
            <text:p>Desk 3122</text:p>
          </table:table-cell>
          <table:table-cell table:formula="of:=[.G356]&amp;RANDBETWEEN(1;9)" office:value-type="string" office:string-value="312" calcext:value-type="string">
            <text:p>312</text:p>
          </table:table-cell>
          <table:table-cell table:formula="of:=&quot;Team &quot;&amp;[.E356]" office:value-type="string" office:string-value="Team 312" calcext:value-type="string">
            <text:p>Team 312</text:p>
          </table:table-cell>
          <table:table-cell table:formula="of:=[.I356]&amp;RANDBETWEEN(1;9)" office:value-type="string" office:string-value="31" calcext:value-type="string">
            <text:p>31</text:p>
          </table:table-cell>
          <table:table-cell table:formula="of:=&quot;Business Line &quot;&amp;[.G356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56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57]&amp;RANDBETWEEN(1;9)" office:value-type="string" office:string-value="28315" calcext:value-type="string">
            <text:p>28315</text:p>
          </table:table-cell>
          <table:table-cell table:formula="of:=&quot;Product &quot;&amp;[.A357]" office:value-type="string" office:string-value="Product 28315" calcext:value-type="string">
            <text:p>Product 28315</text:p>
          </table:table-cell>
          <table:table-cell table:formula="of:=[.E357]&amp;RANDBETWEEN(1;9)" office:value-type="string" office:string-value="2831" calcext:value-type="string">
            <text:p>2831</text:p>
          </table:table-cell>
          <table:table-cell table:formula="of:=&quot;Desk &quot;&amp;[.C357]" office:value-type="string" office:string-value="Desk 2831" calcext:value-type="string">
            <text:p>Desk 2831</text:p>
          </table:table-cell>
          <table:table-cell table:formula="of:=[.G357]&amp;RANDBETWEEN(1;9)" office:value-type="string" office:string-value="283" calcext:value-type="string">
            <text:p>283</text:p>
          </table:table-cell>
          <table:table-cell table:formula="of:=&quot;Team &quot;&amp;[.E357]" office:value-type="string" office:string-value="Team 283" calcext:value-type="string">
            <text:p>Team 283</text:p>
          </table:table-cell>
          <table:table-cell table:formula="of:=[.I357]&amp;RANDBETWEEN(1;9)" office:value-type="string" office:string-value="28" calcext:value-type="string">
            <text:p>28</text:p>
          </table:table-cell>
          <table:table-cell table:formula="of:=&quot;Business Line &quot;&amp;[.G357]" office:value-type="string" office:string-value="Business Line 28" calcext:value-type="string">
            <text:p>Business Line 28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5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58]&amp;RANDBETWEEN(1;9)" office:value-type="string" office:string-value="69622" calcext:value-type="string">
            <text:p>69622</text:p>
          </table:table-cell>
          <table:table-cell table:formula="of:=&quot;Product &quot;&amp;[.A358]" office:value-type="string" office:string-value="Product 69622" calcext:value-type="string">
            <text:p>Product 69622</text:p>
          </table:table-cell>
          <table:table-cell table:formula="of:=[.E358]&amp;RANDBETWEEN(1;9)" office:value-type="string" office:string-value="6962" calcext:value-type="string">
            <text:p>6962</text:p>
          </table:table-cell>
          <table:table-cell table:formula="of:=&quot;Desk &quot;&amp;[.C358]" office:value-type="string" office:string-value="Desk 6962" calcext:value-type="string">
            <text:p>Desk 6962</text:p>
          </table:table-cell>
          <table:table-cell table:formula="of:=[.G358]&amp;RANDBETWEEN(1;9)" office:value-type="string" office:string-value="696" calcext:value-type="string">
            <text:p>696</text:p>
          </table:table-cell>
          <table:table-cell table:formula="of:=&quot;Team &quot;&amp;[.E358]" office:value-type="string" office:string-value="Team 696" calcext:value-type="string">
            <text:p>Team 696</text:p>
          </table:table-cell>
          <table:table-cell table:formula="of:=[.I358]&amp;RANDBETWEEN(1;9)" office:value-type="string" office:string-value="69" calcext:value-type="string">
            <text:p>69</text:p>
          </table:table-cell>
          <table:table-cell table:formula="of:=&quot;Business Line &quot;&amp;[.G358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58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59]&amp;RANDBETWEEN(1;9)" office:value-type="string" office:string-value="91471" calcext:value-type="string">
            <text:p>91471</text:p>
          </table:table-cell>
          <table:table-cell table:formula="of:=&quot;Product &quot;&amp;[.A359]" office:value-type="string" office:string-value="Product 91471" calcext:value-type="string">
            <text:p>Product 91471</text:p>
          </table:table-cell>
          <table:table-cell table:formula="of:=[.E359]&amp;RANDBETWEEN(1;9)" office:value-type="string" office:string-value="9147" calcext:value-type="string">
            <text:p>9147</text:p>
          </table:table-cell>
          <table:table-cell table:formula="of:=&quot;Desk &quot;&amp;[.C359]" office:value-type="string" office:string-value="Desk 9147" calcext:value-type="string">
            <text:p>Desk 9147</text:p>
          </table:table-cell>
          <table:table-cell table:formula="of:=[.G359]&amp;RANDBETWEEN(1;9)" office:value-type="string" office:string-value="914" calcext:value-type="string">
            <text:p>914</text:p>
          </table:table-cell>
          <table:table-cell table:formula="of:=&quot;Team &quot;&amp;[.E359]" office:value-type="string" office:string-value="Team 914" calcext:value-type="string">
            <text:p>Team 914</text:p>
          </table:table-cell>
          <table:table-cell table:formula="of:=[.I359]&amp;RANDBETWEEN(1;9)" office:value-type="string" office:string-value="91" calcext:value-type="string">
            <text:p>91</text:p>
          </table:table-cell>
          <table:table-cell table:formula="of:=&quot;Business Line &quot;&amp;[.G359]" office:value-type="string" office:string-value="Business Line 91" calcext:value-type="string">
            <text:p>Business Line 91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5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60]&amp;RANDBETWEEN(1;9)" office:value-type="string" office:string-value="85644" calcext:value-type="string">
            <text:p>85644</text:p>
          </table:table-cell>
          <table:table-cell table:formula="of:=&quot;Product &quot;&amp;[.A360]" office:value-type="string" office:string-value="Product 85644" calcext:value-type="string">
            <text:p>Product 85644</text:p>
          </table:table-cell>
          <table:table-cell table:formula="of:=[.E360]&amp;RANDBETWEEN(1;9)" office:value-type="string" office:string-value="8564" calcext:value-type="string">
            <text:p>8564</text:p>
          </table:table-cell>
          <table:table-cell table:formula="of:=&quot;Desk &quot;&amp;[.C360]" office:value-type="string" office:string-value="Desk 8564" calcext:value-type="string">
            <text:p>Desk 8564</text:p>
          </table:table-cell>
          <table:table-cell table:formula="of:=[.G360]&amp;RANDBETWEEN(1;9)" office:value-type="string" office:string-value="856" calcext:value-type="string">
            <text:p>856</text:p>
          </table:table-cell>
          <table:table-cell table:formula="of:=&quot;Team &quot;&amp;[.E360]" office:value-type="string" office:string-value="Team 856" calcext:value-type="string">
            <text:p>Team 856</text:p>
          </table:table-cell>
          <table:table-cell table:formula="of:=[.I360]&amp;RANDBETWEEN(1;9)" office:value-type="string" office:string-value="85" calcext:value-type="string">
            <text:p>85</text:p>
          </table:table-cell>
          <table:table-cell table:formula="of:=&quot;Business Line &quot;&amp;[.G360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6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61]&amp;RANDBETWEEN(1;9)" office:value-type="string" office:string-value="45427" calcext:value-type="string">
            <text:p>45427</text:p>
          </table:table-cell>
          <table:table-cell table:formula="of:=&quot;Product &quot;&amp;[.A361]" office:value-type="string" office:string-value="Product 45427" calcext:value-type="string">
            <text:p>Product 45427</text:p>
          </table:table-cell>
          <table:table-cell table:formula="of:=[.E361]&amp;RANDBETWEEN(1;9)" office:value-type="string" office:string-value="4542" calcext:value-type="string">
            <text:p>4542</text:p>
          </table:table-cell>
          <table:table-cell table:formula="of:=&quot;Desk &quot;&amp;[.C361]" office:value-type="string" office:string-value="Desk 4542" calcext:value-type="string">
            <text:p>Desk 4542</text:p>
          </table:table-cell>
          <table:table-cell table:formula="of:=[.G361]&amp;RANDBETWEEN(1;9)" office:value-type="string" office:string-value="454" calcext:value-type="string">
            <text:p>454</text:p>
          </table:table-cell>
          <table:table-cell table:formula="of:=&quot;Team &quot;&amp;[.E361]" office:value-type="string" office:string-value="Team 454" calcext:value-type="string">
            <text:p>Team 454</text:p>
          </table:table-cell>
          <table:table-cell table:formula="of:=[.I361]&amp;RANDBETWEEN(1;9)" office:value-type="string" office:string-value="45" calcext:value-type="string">
            <text:p>45</text:p>
          </table:table-cell>
          <table:table-cell table:formula="of:=&quot;Business Line &quot;&amp;[.G361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6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62]&amp;RANDBETWEEN(1;9)" office:value-type="string" office:string-value="18355" calcext:value-type="string">
            <text:p>18355</text:p>
          </table:table-cell>
          <table:table-cell table:formula="of:=&quot;Product &quot;&amp;[.A362]" office:value-type="string" office:string-value="Product 18355" calcext:value-type="string">
            <text:p>Product 18355</text:p>
          </table:table-cell>
          <table:table-cell table:formula="of:=[.E362]&amp;RANDBETWEEN(1;9)" office:value-type="string" office:string-value="1835" calcext:value-type="string">
            <text:p>1835</text:p>
          </table:table-cell>
          <table:table-cell table:formula="of:=&quot;Desk &quot;&amp;[.C362]" office:value-type="string" office:string-value="Desk 1835" calcext:value-type="string">
            <text:p>Desk 1835</text:p>
          </table:table-cell>
          <table:table-cell table:formula="of:=[.G362]&amp;RANDBETWEEN(1;9)" office:value-type="string" office:string-value="183" calcext:value-type="string">
            <text:p>183</text:p>
          </table:table-cell>
          <table:table-cell table:formula="of:=&quot;Team &quot;&amp;[.E362]" office:value-type="string" office:string-value="Team 183" calcext:value-type="string">
            <text:p>Team 183</text:p>
          </table:table-cell>
          <table:table-cell table:formula="of:=[.I362]&amp;RANDBETWEEN(1;9)" office:value-type="string" office:string-value="18" calcext:value-type="string">
            <text:p>18</text:p>
          </table:table-cell>
          <table:table-cell table:formula="of:=&quot;Business Line &quot;&amp;[.G362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62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63]&amp;RANDBETWEEN(1;9)" office:value-type="string" office:string-value="18127" calcext:value-type="string">
            <text:p>18127</text:p>
          </table:table-cell>
          <table:table-cell table:formula="of:=&quot;Product &quot;&amp;[.A363]" office:value-type="string" office:string-value="Product 18127" calcext:value-type="string">
            <text:p>Product 18127</text:p>
          </table:table-cell>
          <table:table-cell table:formula="of:=[.E363]&amp;RANDBETWEEN(1;9)" office:value-type="string" office:string-value="1812" calcext:value-type="string">
            <text:p>1812</text:p>
          </table:table-cell>
          <table:table-cell table:formula="of:=&quot;Desk &quot;&amp;[.C363]" office:value-type="string" office:string-value="Desk 1812" calcext:value-type="string">
            <text:p>Desk 1812</text:p>
          </table:table-cell>
          <table:table-cell table:formula="of:=[.G363]&amp;RANDBETWEEN(1;9)" office:value-type="string" office:string-value="181" calcext:value-type="string">
            <text:p>181</text:p>
          </table:table-cell>
          <table:table-cell table:formula="of:=&quot;Team &quot;&amp;[.E363]" office:value-type="string" office:string-value="Team 181" calcext:value-type="string">
            <text:p>Team 181</text:p>
          </table:table-cell>
          <table:table-cell table:formula="of:=[.I363]&amp;RANDBETWEEN(1;9)" office:value-type="string" office:string-value="18" calcext:value-type="string">
            <text:p>18</text:p>
          </table:table-cell>
          <table:table-cell table:formula="of:=&quot;Business Line &quot;&amp;[.G363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63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64]&amp;RANDBETWEEN(1;9)" office:value-type="string" office:string-value="65326" calcext:value-type="string">
            <text:p>65326</text:p>
          </table:table-cell>
          <table:table-cell table:formula="of:=&quot;Product &quot;&amp;[.A364]" office:value-type="string" office:string-value="Product 65326" calcext:value-type="string">
            <text:p>Product 65326</text:p>
          </table:table-cell>
          <table:table-cell table:formula="of:=[.E364]&amp;RANDBETWEEN(1;9)" office:value-type="string" office:string-value="6532" calcext:value-type="string">
            <text:p>6532</text:p>
          </table:table-cell>
          <table:table-cell table:formula="of:=&quot;Desk &quot;&amp;[.C364]" office:value-type="string" office:string-value="Desk 6532" calcext:value-type="string">
            <text:p>Desk 6532</text:p>
          </table:table-cell>
          <table:table-cell table:formula="of:=[.G364]&amp;RANDBETWEEN(1;9)" office:value-type="string" office:string-value="653" calcext:value-type="string">
            <text:p>653</text:p>
          </table:table-cell>
          <table:table-cell table:formula="of:=&quot;Team &quot;&amp;[.E364]" office:value-type="string" office:string-value="Team 653" calcext:value-type="string">
            <text:p>Team 653</text:p>
          </table:table-cell>
          <table:table-cell table:formula="of:=[.I364]&amp;RANDBETWEEN(1;9)" office:value-type="string" office:string-value="65" calcext:value-type="string">
            <text:p>65</text:p>
          </table:table-cell>
          <table:table-cell table:formula="of:=&quot;Business Line &quot;&amp;[.G364]" office:value-type="string" office:string-value="Business Line 65" calcext:value-type="string">
            <text:p>Business Line 6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64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65]&amp;RANDBETWEEN(1;9)" office:value-type="string" office:string-value="47566" calcext:value-type="string">
            <text:p>47566</text:p>
          </table:table-cell>
          <table:table-cell table:formula="of:=&quot;Product &quot;&amp;[.A365]" office:value-type="string" office:string-value="Product 47566" calcext:value-type="string">
            <text:p>Product 47566</text:p>
          </table:table-cell>
          <table:table-cell table:formula="of:=[.E365]&amp;RANDBETWEEN(1;9)" office:value-type="string" office:string-value="4756" calcext:value-type="string">
            <text:p>4756</text:p>
          </table:table-cell>
          <table:table-cell table:formula="of:=&quot;Desk &quot;&amp;[.C365]" office:value-type="string" office:string-value="Desk 4756" calcext:value-type="string">
            <text:p>Desk 4756</text:p>
          </table:table-cell>
          <table:table-cell table:formula="of:=[.G365]&amp;RANDBETWEEN(1;9)" office:value-type="string" office:string-value="475" calcext:value-type="string">
            <text:p>475</text:p>
          </table:table-cell>
          <table:table-cell table:formula="of:=&quot;Team &quot;&amp;[.E365]" office:value-type="string" office:string-value="Team 475" calcext:value-type="string">
            <text:p>Team 475</text:p>
          </table:table-cell>
          <table:table-cell table:formula="of:=[.I365]&amp;RANDBETWEEN(1;9)" office:value-type="string" office:string-value="47" calcext:value-type="string">
            <text:p>47</text:p>
          </table:table-cell>
          <table:table-cell table:formula="of:=&quot;Business Line &quot;&amp;[.G365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6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66]&amp;RANDBETWEEN(1;9)" office:value-type="string" office:string-value="62674" calcext:value-type="string">
            <text:p>62674</text:p>
          </table:table-cell>
          <table:table-cell table:formula="of:=&quot;Product &quot;&amp;[.A366]" office:value-type="string" office:string-value="Product 62674" calcext:value-type="string">
            <text:p>Product 62674</text:p>
          </table:table-cell>
          <table:table-cell table:formula="of:=[.E366]&amp;RANDBETWEEN(1;9)" office:value-type="string" office:string-value="6267" calcext:value-type="string">
            <text:p>6267</text:p>
          </table:table-cell>
          <table:table-cell table:formula="of:=&quot;Desk &quot;&amp;[.C366]" office:value-type="string" office:string-value="Desk 6267" calcext:value-type="string">
            <text:p>Desk 6267</text:p>
          </table:table-cell>
          <table:table-cell table:formula="of:=[.G366]&amp;RANDBETWEEN(1;9)" office:value-type="string" office:string-value="626" calcext:value-type="string">
            <text:p>626</text:p>
          </table:table-cell>
          <table:table-cell table:formula="of:=&quot;Team &quot;&amp;[.E366]" office:value-type="string" office:string-value="Team 626" calcext:value-type="string">
            <text:p>Team 626</text:p>
          </table:table-cell>
          <table:table-cell table:formula="of:=[.I366]&amp;RANDBETWEEN(1;9)" office:value-type="string" office:string-value="62" calcext:value-type="string">
            <text:p>62</text:p>
          </table:table-cell>
          <table:table-cell table:formula="of:=&quot;Business Line &quot;&amp;[.G366]" office:value-type="string" office:string-value="Business Line 62" calcext:value-type="string">
            <text:p>Business Line 6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66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67]&amp;RANDBETWEEN(1;9)" office:value-type="string" office:string-value="83248" calcext:value-type="string">
            <text:p>83248</text:p>
          </table:table-cell>
          <table:table-cell table:formula="of:=&quot;Product &quot;&amp;[.A367]" office:value-type="string" office:string-value="Product 83248" calcext:value-type="string">
            <text:p>Product 83248</text:p>
          </table:table-cell>
          <table:table-cell table:formula="of:=[.E367]&amp;RANDBETWEEN(1;9)" office:value-type="string" office:string-value="8324" calcext:value-type="string">
            <text:p>8324</text:p>
          </table:table-cell>
          <table:table-cell table:formula="of:=&quot;Desk &quot;&amp;[.C367]" office:value-type="string" office:string-value="Desk 8324" calcext:value-type="string">
            <text:p>Desk 8324</text:p>
          </table:table-cell>
          <table:table-cell table:formula="of:=[.G367]&amp;RANDBETWEEN(1;9)" office:value-type="string" office:string-value="832" calcext:value-type="string">
            <text:p>832</text:p>
          </table:table-cell>
          <table:table-cell table:formula="of:=&quot;Team &quot;&amp;[.E367]" office:value-type="string" office:string-value="Team 832" calcext:value-type="string">
            <text:p>Team 832</text:p>
          </table:table-cell>
          <table:table-cell table:formula="of:=[.I367]&amp;RANDBETWEEN(1;9)" office:value-type="string" office:string-value="83" calcext:value-type="string">
            <text:p>83</text:p>
          </table:table-cell>
          <table:table-cell table:formula="of:=&quot;Business Line &quot;&amp;[.G367]" office:value-type="string" office:string-value="Business Line 83" calcext:value-type="string">
            <text:p>Business Line 83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67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68]&amp;RANDBETWEEN(1;9)" office:value-type="string" office:string-value="98768" calcext:value-type="string">
            <text:p>98768</text:p>
          </table:table-cell>
          <table:table-cell table:formula="of:=&quot;Product &quot;&amp;[.A368]" office:value-type="string" office:string-value="Product 98768" calcext:value-type="string">
            <text:p>Product 98768</text:p>
          </table:table-cell>
          <table:table-cell table:formula="of:=[.E368]&amp;RANDBETWEEN(1;9)" office:value-type="string" office:string-value="9876" calcext:value-type="string">
            <text:p>9876</text:p>
          </table:table-cell>
          <table:table-cell table:formula="of:=&quot;Desk &quot;&amp;[.C368]" office:value-type="string" office:string-value="Desk 9876" calcext:value-type="string">
            <text:p>Desk 9876</text:p>
          </table:table-cell>
          <table:table-cell table:formula="of:=[.G368]&amp;RANDBETWEEN(1;9)" office:value-type="string" office:string-value="987" calcext:value-type="string">
            <text:p>987</text:p>
          </table:table-cell>
          <table:table-cell table:formula="of:=&quot;Team &quot;&amp;[.E368]" office:value-type="string" office:string-value="Team 987" calcext:value-type="string">
            <text:p>Team 987</text:p>
          </table:table-cell>
          <table:table-cell table:formula="of:=[.I368]&amp;RANDBETWEEN(1;9)" office:value-type="string" office:string-value="98" calcext:value-type="string">
            <text:p>98</text:p>
          </table:table-cell>
          <table:table-cell table:formula="of:=&quot;Business Line &quot;&amp;[.G368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6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69]&amp;RANDBETWEEN(1;9)" office:value-type="string" office:string-value="33174" calcext:value-type="string">
            <text:p>33174</text:p>
          </table:table-cell>
          <table:table-cell table:formula="of:=&quot;Product &quot;&amp;[.A369]" office:value-type="string" office:string-value="Product 33174" calcext:value-type="string">
            <text:p>Product 33174</text:p>
          </table:table-cell>
          <table:table-cell table:formula="of:=[.E369]&amp;RANDBETWEEN(1;9)" office:value-type="string" office:string-value="3317" calcext:value-type="string">
            <text:p>3317</text:p>
          </table:table-cell>
          <table:table-cell table:formula="of:=&quot;Desk &quot;&amp;[.C369]" office:value-type="string" office:string-value="Desk 3317" calcext:value-type="string">
            <text:p>Desk 3317</text:p>
          </table:table-cell>
          <table:table-cell table:formula="of:=[.G369]&amp;RANDBETWEEN(1;9)" office:value-type="string" office:string-value="331" calcext:value-type="string">
            <text:p>331</text:p>
          </table:table-cell>
          <table:table-cell table:formula="of:=&quot;Team &quot;&amp;[.E369]" office:value-type="string" office:string-value="Team 331" calcext:value-type="string">
            <text:p>Team 331</text:p>
          </table:table-cell>
          <table:table-cell table:formula="of:=[.I369]&amp;RANDBETWEEN(1;9)" office:value-type="string" office:string-value="33" calcext:value-type="string">
            <text:p>33</text:p>
          </table:table-cell>
          <table:table-cell table:formula="of:=&quot;Business Line &quot;&amp;[.G369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69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70]&amp;RANDBETWEEN(1;9)" office:value-type="string" office:string-value="25443" calcext:value-type="string">
            <text:p>25443</text:p>
          </table:table-cell>
          <table:table-cell table:formula="of:=&quot;Product &quot;&amp;[.A370]" office:value-type="string" office:string-value="Product 25443" calcext:value-type="string">
            <text:p>Product 25443</text:p>
          </table:table-cell>
          <table:table-cell table:formula="of:=[.E370]&amp;RANDBETWEEN(1;9)" office:value-type="string" office:string-value="2544" calcext:value-type="string">
            <text:p>2544</text:p>
          </table:table-cell>
          <table:table-cell table:formula="of:=&quot;Desk &quot;&amp;[.C370]" office:value-type="string" office:string-value="Desk 2544" calcext:value-type="string">
            <text:p>Desk 2544</text:p>
          </table:table-cell>
          <table:table-cell table:formula="of:=[.G370]&amp;RANDBETWEEN(1;9)" office:value-type="string" office:string-value="254" calcext:value-type="string">
            <text:p>254</text:p>
          </table:table-cell>
          <table:table-cell table:formula="of:=&quot;Team &quot;&amp;[.E370]" office:value-type="string" office:string-value="Team 254" calcext:value-type="string">
            <text:p>Team 254</text:p>
          </table:table-cell>
          <table:table-cell table:formula="of:=[.I370]&amp;RANDBETWEEN(1;9)" office:value-type="string" office:string-value="25" calcext:value-type="string">
            <text:p>25</text:p>
          </table:table-cell>
          <table:table-cell table:formula="of:=&quot;Business Line &quot;&amp;[.G370]" office:value-type="string" office:string-value="Business Line 25" calcext:value-type="string">
            <text:p>Business Line 2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70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71]&amp;RANDBETWEEN(1;9)" office:value-type="string" office:string-value="52937" calcext:value-type="string">
            <text:p>52937</text:p>
          </table:table-cell>
          <table:table-cell table:formula="of:=&quot;Product &quot;&amp;[.A371]" office:value-type="string" office:string-value="Product 52937" calcext:value-type="string">
            <text:p>Product 52937</text:p>
          </table:table-cell>
          <table:table-cell table:formula="of:=[.E371]&amp;RANDBETWEEN(1;9)" office:value-type="string" office:string-value="5293" calcext:value-type="string">
            <text:p>5293</text:p>
          </table:table-cell>
          <table:table-cell table:formula="of:=&quot;Desk &quot;&amp;[.C371]" office:value-type="string" office:string-value="Desk 5293" calcext:value-type="string">
            <text:p>Desk 5293</text:p>
          </table:table-cell>
          <table:table-cell table:formula="of:=[.G371]&amp;RANDBETWEEN(1;9)" office:value-type="string" office:string-value="529" calcext:value-type="string">
            <text:p>529</text:p>
          </table:table-cell>
          <table:table-cell table:formula="of:=&quot;Team &quot;&amp;[.E371]" office:value-type="string" office:string-value="Team 529" calcext:value-type="string">
            <text:p>Team 529</text:p>
          </table:table-cell>
          <table:table-cell table:formula="of:=[.I371]&amp;RANDBETWEEN(1;9)" office:value-type="string" office:string-value="52" calcext:value-type="string">
            <text:p>52</text:p>
          </table:table-cell>
          <table:table-cell table:formula="of:=&quot;Business Line &quot;&amp;[.G371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7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72]&amp;RANDBETWEEN(1;9)" office:value-type="string" office:string-value="93578" calcext:value-type="string">
            <text:p>93578</text:p>
          </table:table-cell>
          <table:table-cell table:formula="of:=&quot;Product &quot;&amp;[.A372]" office:value-type="string" office:string-value="Product 93578" calcext:value-type="string">
            <text:p>Product 93578</text:p>
          </table:table-cell>
          <table:table-cell table:formula="of:=[.E372]&amp;RANDBETWEEN(1;9)" office:value-type="string" office:string-value="9357" calcext:value-type="string">
            <text:p>9357</text:p>
          </table:table-cell>
          <table:table-cell table:formula="of:=&quot;Desk &quot;&amp;[.C372]" office:value-type="string" office:string-value="Desk 9357" calcext:value-type="string">
            <text:p>Desk 9357</text:p>
          </table:table-cell>
          <table:table-cell table:formula="of:=[.G372]&amp;RANDBETWEEN(1;9)" office:value-type="string" office:string-value="935" calcext:value-type="string">
            <text:p>935</text:p>
          </table:table-cell>
          <table:table-cell table:formula="of:=&quot;Team &quot;&amp;[.E372]" office:value-type="string" office:string-value="Team 935" calcext:value-type="string">
            <text:p>Team 935</text:p>
          </table:table-cell>
          <table:table-cell table:formula="of:=[.I372]&amp;RANDBETWEEN(1;9)" office:value-type="string" office:string-value="93" calcext:value-type="string">
            <text:p>93</text:p>
          </table:table-cell>
          <table:table-cell table:formula="of:=&quot;Business Line &quot;&amp;[.G372]" office:value-type="string" office:string-value="Business Line 93" calcext:value-type="string">
            <text:p>Business Line 9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72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73]&amp;RANDBETWEEN(1;9)" office:value-type="string" office:string-value="57688" calcext:value-type="string">
            <text:p>57688</text:p>
          </table:table-cell>
          <table:table-cell table:formula="of:=&quot;Product &quot;&amp;[.A373]" office:value-type="string" office:string-value="Product 57688" calcext:value-type="string">
            <text:p>Product 57688</text:p>
          </table:table-cell>
          <table:table-cell table:formula="of:=[.E373]&amp;RANDBETWEEN(1;9)" office:value-type="string" office:string-value="5768" calcext:value-type="string">
            <text:p>5768</text:p>
          </table:table-cell>
          <table:table-cell table:formula="of:=&quot;Desk &quot;&amp;[.C373]" office:value-type="string" office:string-value="Desk 5768" calcext:value-type="string">
            <text:p>Desk 5768</text:p>
          </table:table-cell>
          <table:table-cell table:formula="of:=[.G373]&amp;RANDBETWEEN(1;9)" office:value-type="string" office:string-value="576" calcext:value-type="string">
            <text:p>576</text:p>
          </table:table-cell>
          <table:table-cell table:formula="of:=&quot;Team &quot;&amp;[.E373]" office:value-type="string" office:string-value="Team 576" calcext:value-type="string">
            <text:p>Team 576</text:p>
          </table:table-cell>
          <table:table-cell table:formula="of:=[.I373]&amp;RANDBETWEEN(1;9)" office:value-type="string" office:string-value="57" calcext:value-type="string">
            <text:p>57</text:p>
          </table:table-cell>
          <table:table-cell table:formula="of:=&quot;Business Line &quot;&amp;[.G373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73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74]&amp;RANDBETWEEN(1;9)" office:value-type="string" office:string-value="59784" calcext:value-type="string">
            <text:p>59784</text:p>
          </table:table-cell>
          <table:table-cell table:formula="of:=&quot;Product &quot;&amp;[.A374]" office:value-type="string" office:string-value="Product 59784" calcext:value-type="string">
            <text:p>Product 59784</text:p>
          </table:table-cell>
          <table:table-cell table:formula="of:=[.E374]&amp;RANDBETWEEN(1;9)" office:value-type="string" office:string-value="5978" calcext:value-type="string">
            <text:p>5978</text:p>
          </table:table-cell>
          <table:table-cell table:formula="of:=&quot;Desk &quot;&amp;[.C374]" office:value-type="string" office:string-value="Desk 5978" calcext:value-type="string">
            <text:p>Desk 5978</text:p>
          </table:table-cell>
          <table:table-cell table:formula="of:=[.G374]&amp;RANDBETWEEN(1;9)" office:value-type="string" office:string-value="597" calcext:value-type="string">
            <text:p>597</text:p>
          </table:table-cell>
          <table:table-cell table:formula="of:=&quot;Team &quot;&amp;[.E374]" office:value-type="string" office:string-value="Team 597" calcext:value-type="string">
            <text:p>Team 597</text:p>
          </table:table-cell>
          <table:table-cell table:formula="of:=[.I374]&amp;RANDBETWEEN(1;9)" office:value-type="string" office:string-value="59" calcext:value-type="string">
            <text:p>59</text:p>
          </table:table-cell>
          <table:table-cell table:formula="of:=&quot;Business Line &quot;&amp;[.G374]" office:value-type="string" office:string-value="Business Line 59" calcext:value-type="string">
            <text:p>Business Line 59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374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375]&amp;RANDBETWEEN(1;9)" office:value-type="string" office:string-value="31597" calcext:value-type="string">
            <text:p>31597</text:p>
          </table:table-cell>
          <table:table-cell table:formula="of:=&quot;Product &quot;&amp;[.A375]" office:value-type="string" office:string-value="Product 31597" calcext:value-type="string">
            <text:p>Product 31597</text:p>
          </table:table-cell>
          <table:table-cell table:formula="of:=[.E375]&amp;RANDBETWEEN(1;9)" office:value-type="string" office:string-value="3159" calcext:value-type="string">
            <text:p>3159</text:p>
          </table:table-cell>
          <table:table-cell table:formula="of:=&quot;Desk &quot;&amp;[.C375]" office:value-type="string" office:string-value="Desk 3159" calcext:value-type="string">
            <text:p>Desk 3159</text:p>
          </table:table-cell>
          <table:table-cell table:formula="of:=[.G375]&amp;RANDBETWEEN(1;9)" office:value-type="string" office:string-value="315" calcext:value-type="string">
            <text:p>315</text:p>
          </table:table-cell>
          <table:table-cell table:formula="of:=&quot;Team &quot;&amp;[.E375]" office:value-type="string" office:string-value="Team 315" calcext:value-type="string">
            <text:p>Team 315</text:p>
          </table:table-cell>
          <table:table-cell table:formula="of:=[.I375]&amp;RANDBETWEEN(1;9)" office:value-type="string" office:string-value="31" calcext:value-type="string">
            <text:p>31</text:p>
          </table:table-cell>
          <table:table-cell table:formula="of:=&quot;Business Line &quot;&amp;[.G375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75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76]&amp;RANDBETWEEN(1;9)" office:value-type="string" office:string-value="23385" calcext:value-type="string">
            <text:p>23385</text:p>
          </table:table-cell>
          <table:table-cell table:formula="of:=&quot;Product &quot;&amp;[.A376]" office:value-type="string" office:string-value="Product 23385" calcext:value-type="string">
            <text:p>Product 23385</text:p>
          </table:table-cell>
          <table:table-cell table:formula="of:=[.E376]&amp;RANDBETWEEN(1;9)" office:value-type="string" office:string-value="2338" calcext:value-type="string">
            <text:p>2338</text:p>
          </table:table-cell>
          <table:table-cell table:formula="of:=&quot;Desk &quot;&amp;[.C376]" office:value-type="string" office:string-value="Desk 2338" calcext:value-type="string">
            <text:p>Desk 2338</text:p>
          </table:table-cell>
          <table:table-cell table:formula="of:=[.G376]&amp;RANDBETWEEN(1;9)" office:value-type="string" office:string-value="233" calcext:value-type="string">
            <text:p>233</text:p>
          </table:table-cell>
          <table:table-cell table:formula="of:=&quot;Team &quot;&amp;[.E376]" office:value-type="string" office:string-value="Team 233" calcext:value-type="string">
            <text:p>Team 233</text:p>
          </table:table-cell>
          <table:table-cell table:formula="of:=[.I376]&amp;RANDBETWEEN(1;9)" office:value-type="string" office:string-value="23" calcext:value-type="string">
            <text:p>23</text:p>
          </table:table-cell>
          <table:table-cell table:formula="of:=&quot;Business Line &quot;&amp;[.G376]" office:value-type="string" office:string-value="Business Line 23" calcext:value-type="string">
            <text:p>Business Line 23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7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77]&amp;RANDBETWEEN(1;9)" office:value-type="string" office:string-value="94671" calcext:value-type="string">
            <text:p>94671</text:p>
          </table:table-cell>
          <table:table-cell table:formula="of:=&quot;Product &quot;&amp;[.A377]" office:value-type="string" office:string-value="Product 94671" calcext:value-type="string">
            <text:p>Product 94671</text:p>
          </table:table-cell>
          <table:table-cell table:formula="of:=[.E377]&amp;RANDBETWEEN(1;9)" office:value-type="string" office:string-value="9467" calcext:value-type="string">
            <text:p>9467</text:p>
          </table:table-cell>
          <table:table-cell table:formula="of:=&quot;Desk &quot;&amp;[.C377]" office:value-type="string" office:string-value="Desk 9467" calcext:value-type="string">
            <text:p>Desk 9467</text:p>
          </table:table-cell>
          <table:table-cell table:formula="of:=[.G377]&amp;RANDBETWEEN(1;9)" office:value-type="string" office:string-value="946" calcext:value-type="string">
            <text:p>946</text:p>
          </table:table-cell>
          <table:table-cell table:formula="of:=&quot;Team &quot;&amp;[.E377]" office:value-type="string" office:string-value="Team 946" calcext:value-type="string">
            <text:p>Team 946</text:p>
          </table:table-cell>
          <table:table-cell table:formula="of:=[.I377]&amp;RANDBETWEEN(1;9)" office:value-type="string" office:string-value="94" calcext:value-type="string">
            <text:p>94</text:p>
          </table:table-cell>
          <table:table-cell table:formula="of:=&quot;Business Line &quot;&amp;[.G377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7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78]&amp;RANDBETWEEN(1;9)" office:value-type="string" office:string-value="86286" calcext:value-type="string">
            <text:p>86286</text:p>
          </table:table-cell>
          <table:table-cell table:formula="of:=&quot;Product &quot;&amp;[.A378]" office:value-type="string" office:string-value="Product 86286" calcext:value-type="string">
            <text:p>Product 86286</text:p>
          </table:table-cell>
          <table:table-cell table:formula="of:=[.E378]&amp;RANDBETWEEN(1;9)" office:value-type="string" office:string-value="8628" calcext:value-type="string">
            <text:p>8628</text:p>
          </table:table-cell>
          <table:table-cell table:formula="of:=&quot;Desk &quot;&amp;[.C378]" office:value-type="string" office:string-value="Desk 8628" calcext:value-type="string">
            <text:p>Desk 8628</text:p>
          </table:table-cell>
          <table:table-cell table:formula="of:=[.G378]&amp;RANDBETWEEN(1;9)" office:value-type="string" office:string-value="862" calcext:value-type="string">
            <text:p>862</text:p>
          </table:table-cell>
          <table:table-cell table:formula="of:=&quot;Team &quot;&amp;[.E378]" office:value-type="string" office:string-value="Team 862" calcext:value-type="string">
            <text:p>Team 862</text:p>
          </table:table-cell>
          <table:table-cell table:formula="of:=[.I378]&amp;RANDBETWEEN(1;9)" office:value-type="string" office:string-value="86" calcext:value-type="string">
            <text:p>86</text:p>
          </table:table-cell>
          <table:table-cell table:formula="of:=&quot;Business Line &quot;&amp;[.G378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378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379]&amp;RANDBETWEEN(1;9)" office:value-type="string" office:string-value="66184" calcext:value-type="string">
            <text:p>66184</text:p>
          </table:table-cell>
          <table:table-cell table:formula="of:=&quot;Product &quot;&amp;[.A379]" office:value-type="string" office:string-value="Product 66184" calcext:value-type="string">
            <text:p>Product 66184</text:p>
          </table:table-cell>
          <table:table-cell table:formula="of:=[.E379]&amp;RANDBETWEEN(1;9)" office:value-type="string" office:string-value="6618" calcext:value-type="string">
            <text:p>6618</text:p>
          </table:table-cell>
          <table:table-cell table:formula="of:=&quot;Desk &quot;&amp;[.C379]" office:value-type="string" office:string-value="Desk 6618" calcext:value-type="string">
            <text:p>Desk 6618</text:p>
          </table:table-cell>
          <table:table-cell table:formula="of:=[.G379]&amp;RANDBETWEEN(1;9)" office:value-type="string" office:string-value="661" calcext:value-type="string">
            <text:p>661</text:p>
          </table:table-cell>
          <table:table-cell table:formula="of:=&quot;Team &quot;&amp;[.E379]" office:value-type="string" office:string-value="Team 661" calcext:value-type="string">
            <text:p>Team 661</text:p>
          </table:table-cell>
          <table:table-cell table:formula="of:=[.I379]&amp;RANDBETWEEN(1;9)" office:value-type="string" office:string-value="66" calcext:value-type="string">
            <text:p>66</text:p>
          </table:table-cell>
          <table:table-cell table:formula="of:=&quot;Business Line &quot;&amp;[.G379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7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80]&amp;RANDBETWEEN(1;9)" office:value-type="string" office:string-value="46238" calcext:value-type="string">
            <text:p>46238</text:p>
          </table:table-cell>
          <table:table-cell table:formula="of:=&quot;Product &quot;&amp;[.A380]" office:value-type="string" office:string-value="Product 46238" calcext:value-type="string">
            <text:p>Product 46238</text:p>
          </table:table-cell>
          <table:table-cell table:formula="of:=[.E380]&amp;RANDBETWEEN(1;9)" office:value-type="string" office:string-value="4623" calcext:value-type="string">
            <text:p>4623</text:p>
          </table:table-cell>
          <table:table-cell table:formula="of:=&quot;Desk &quot;&amp;[.C380]" office:value-type="string" office:string-value="Desk 4623" calcext:value-type="string">
            <text:p>Desk 4623</text:p>
          </table:table-cell>
          <table:table-cell table:formula="of:=[.G380]&amp;RANDBETWEEN(1;9)" office:value-type="string" office:string-value="462" calcext:value-type="string">
            <text:p>462</text:p>
          </table:table-cell>
          <table:table-cell table:formula="of:=&quot;Team &quot;&amp;[.E380]" office:value-type="string" office:string-value="Team 462" calcext:value-type="string">
            <text:p>Team 462</text:p>
          </table:table-cell>
          <table:table-cell table:formula="of:=[.I380]&amp;RANDBETWEEN(1;9)" office:value-type="string" office:string-value="46" calcext:value-type="string">
            <text:p>46</text:p>
          </table:table-cell>
          <table:table-cell table:formula="of:=&quot;Business Line &quot;&amp;[.G380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81]&amp;RANDBETWEEN(1;9)" office:value-type="string" office:string-value="48459" calcext:value-type="string">
            <text:p>48459</text:p>
          </table:table-cell>
          <table:table-cell table:formula="of:=&quot;Product &quot;&amp;[.A381]" office:value-type="string" office:string-value="Product 48459" calcext:value-type="string">
            <text:p>Product 48459</text:p>
          </table:table-cell>
          <table:table-cell table:formula="of:=[.E381]&amp;RANDBETWEEN(1;9)" office:value-type="string" office:string-value="4845" calcext:value-type="string">
            <text:p>4845</text:p>
          </table:table-cell>
          <table:table-cell table:formula="of:=&quot;Desk &quot;&amp;[.C381]" office:value-type="string" office:string-value="Desk 4845" calcext:value-type="string">
            <text:p>Desk 4845</text:p>
          </table:table-cell>
          <table:table-cell table:formula="of:=[.G381]&amp;RANDBETWEEN(1;9)" office:value-type="string" office:string-value="484" calcext:value-type="string">
            <text:p>484</text:p>
          </table:table-cell>
          <table:table-cell table:formula="of:=&quot;Team &quot;&amp;[.E381]" office:value-type="string" office:string-value="Team 484" calcext:value-type="string">
            <text:p>Team 484</text:p>
          </table:table-cell>
          <table:table-cell table:formula="of:=[.I381]&amp;RANDBETWEEN(1;9)" office:value-type="string" office:string-value="48" calcext:value-type="string">
            <text:p>48</text:p>
          </table:table-cell>
          <table:table-cell table:formula="of:=&quot;Business Line &quot;&amp;[.G381]" office:value-type="string" office:string-value="Business Line 48" calcext:value-type="string">
            <text:p>Business Line 4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82]&amp;RANDBETWEEN(1;9)" office:value-type="string" office:string-value="78265" calcext:value-type="string">
            <text:p>78265</text:p>
          </table:table-cell>
          <table:table-cell table:formula="of:=&quot;Product &quot;&amp;[.A382]" office:value-type="string" office:string-value="Product 78265" calcext:value-type="string">
            <text:p>Product 78265</text:p>
          </table:table-cell>
          <table:table-cell table:formula="of:=[.E382]&amp;RANDBETWEEN(1;9)" office:value-type="string" office:string-value="7826" calcext:value-type="string">
            <text:p>7826</text:p>
          </table:table-cell>
          <table:table-cell table:formula="of:=&quot;Desk &quot;&amp;[.C382]" office:value-type="string" office:string-value="Desk 7826" calcext:value-type="string">
            <text:p>Desk 7826</text:p>
          </table:table-cell>
          <table:table-cell table:formula="of:=[.G382]&amp;RANDBETWEEN(1;9)" office:value-type="string" office:string-value="782" calcext:value-type="string">
            <text:p>782</text:p>
          </table:table-cell>
          <table:table-cell table:formula="of:=&quot;Team &quot;&amp;[.E382]" office:value-type="string" office:string-value="Team 782" calcext:value-type="string">
            <text:p>Team 782</text:p>
          </table:table-cell>
          <table:table-cell table:formula="of:=[.I382]&amp;RANDBETWEEN(1;9)" office:value-type="string" office:string-value="78" calcext:value-type="string">
            <text:p>78</text:p>
          </table:table-cell>
          <table:table-cell table:formula="of:=&quot;Business Line &quot;&amp;[.G382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8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83]&amp;RANDBETWEEN(1;9)" office:value-type="string" office:string-value="92956" calcext:value-type="string">
            <text:p>92956</text:p>
          </table:table-cell>
          <table:table-cell table:formula="of:=&quot;Product &quot;&amp;[.A383]" office:value-type="string" office:string-value="Product 92956" calcext:value-type="string">
            <text:p>Product 92956</text:p>
          </table:table-cell>
          <table:table-cell table:formula="of:=[.E383]&amp;RANDBETWEEN(1;9)" office:value-type="string" office:string-value="9295" calcext:value-type="string">
            <text:p>9295</text:p>
          </table:table-cell>
          <table:table-cell table:formula="of:=&quot;Desk &quot;&amp;[.C383]" office:value-type="string" office:string-value="Desk 9295" calcext:value-type="string">
            <text:p>Desk 9295</text:p>
          </table:table-cell>
          <table:table-cell table:formula="of:=[.G383]&amp;RANDBETWEEN(1;9)" office:value-type="string" office:string-value="929" calcext:value-type="string">
            <text:p>929</text:p>
          </table:table-cell>
          <table:table-cell table:formula="of:=&quot;Team &quot;&amp;[.E383]" office:value-type="string" office:string-value="Team 929" calcext:value-type="string">
            <text:p>Team 929</text:p>
          </table:table-cell>
          <table:table-cell table:formula="of:=[.I383]&amp;RANDBETWEEN(1;9)" office:value-type="string" office:string-value="92" calcext:value-type="string">
            <text:p>92</text:p>
          </table:table-cell>
          <table:table-cell table:formula="of:=&quot;Business Line &quot;&amp;[.G383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83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84]&amp;RANDBETWEEN(1;9)" office:value-type="string" office:string-value="42369" calcext:value-type="string">
            <text:p>42369</text:p>
          </table:table-cell>
          <table:table-cell table:formula="of:=&quot;Product &quot;&amp;[.A384]" office:value-type="string" office:string-value="Product 42369" calcext:value-type="string">
            <text:p>Product 42369</text:p>
          </table:table-cell>
          <table:table-cell table:formula="of:=[.E384]&amp;RANDBETWEEN(1;9)" office:value-type="string" office:string-value="4236" calcext:value-type="string">
            <text:p>4236</text:p>
          </table:table-cell>
          <table:table-cell table:formula="of:=&quot;Desk &quot;&amp;[.C384]" office:value-type="string" office:string-value="Desk 4236" calcext:value-type="string">
            <text:p>Desk 4236</text:p>
          </table:table-cell>
          <table:table-cell table:formula="of:=[.G384]&amp;RANDBETWEEN(1;9)" office:value-type="string" office:string-value="423" calcext:value-type="string">
            <text:p>423</text:p>
          </table:table-cell>
          <table:table-cell table:formula="of:=&quot;Team &quot;&amp;[.E384]" office:value-type="string" office:string-value="Team 423" calcext:value-type="string">
            <text:p>Team 423</text:p>
          </table:table-cell>
          <table:table-cell table:formula="of:=[.I384]&amp;RANDBETWEEN(1;9)" office:value-type="string" office:string-value="42" calcext:value-type="string">
            <text:p>42</text:p>
          </table:table-cell>
          <table:table-cell table:formula="of:=&quot;Business Line &quot;&amp;[.G384]" office:value-type="string" office:string-value="Business Line 42" calcext:value-type="string">
            <text:p>Business Line 4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85]&amp;RANDBETWEEN(1;9)" office:value-type="string" office:string-value="44141" calcext:value-type="string">
            <text:p>44141</text:p>
          </table:table-cell>
          <table:table-cell table:formula="of:=&quot;Product &quot;&amp;[.A385]" office:value-type="string" office:string-value="Product 44141" calcext:value-type="string">
            <text:p>Product 44141</text:p>
          </table:table-cell>
          <table:table-cell table:formula="of:=[.E385]&amp;RANDBETWEEN(1;9)" office:value-type="string" office:string-value="4414" calcext:value-type="string">
            <text:p>4414</text:p>
          </table:table-cell>
          <table:table-cell table:formula="of:=&quot;Desk &quot;&amp;[.C385]" office:value-type="string" office:string-value="Desk 4414" calcext:value-type="string">
            <text:p>Desk 4414</text:p>
          </table:table-cell>
          <table:table-cell table:formula="of:=[.G385]&amp;RANDBETWEEN(1;9)" office:value-type="string" office:string-value="441" calcext:value-type="string">
            <text:p>441</text:p>
          </table:table-cell>
          <table:table-cell table:formula="of:=&quot;Team &quot;&amp;[.E385]" office:value-type="string" office:string-value="Team 441" calcext:value-type="string">
            <text:p>Team 441</text:p>
          </table:table-cell>
          <table:table-cell table:formula="of:=[.I385]&amp;RANDBETWEEN(1;9)" office:value-type="string" office:string-value="44" calcext:value-type="string">
            <text:p>44</text:p>
          </table:table-cell>
          <table:table-cell table:formula="of:=&quot;Business Line &quot;&amp;[.G385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86]&amp;RANDBETWEEN(1;9)" office:value-type="string" office:string-value="43392" calcext:value-type="string">
            <text:p>43392</text:p>
          </table:table-cell>
          <table:table-cell table:formula="of:=&quot;Product &quot;&amp;[.A386]" office:value-type="string" office:string-value="Product 43392" calcext:value-type="string">
            <text:p>Product 43392</text:p>
          </table:table-cell>
          <table:table-cell table:formula="of:=[.E386]&amp;RANDBETWEEN(1;9)" office:value-type="string" office:string-value="4339" calcext:value-type="string">
            <text:p>4339</text:p>
          </table:table-cell>
          <table:table-cell table:formula="of:=&quot;Desk &quot;&amp;[.C386]" office:value-type="string" office:string-value="Desk 4339" calcext:value-type="string">
            <text:p>Desk 4339</text:p>
          </table:table-cell>
          <table:table-cell table:formula="of:=[.G386]&amp;RANDBETWEEN(1;9)" office:value-type="string" office:string-value="433" calcext:value-type="string">
            <text:p>433</text:p>
          </table:table-cell>
          <table:table-cell table:formula="of:=&quot;Team &quot;&amp;[.E386]" office:value-type="string" office:string-value="Team 433" calcext:value-type="string">
            <text:p>Team 433</text:p>
          </table:table-cell>
          <table:table-cell table:formula="of:=[.I386]&amp;RANDBETWEEN(1;9)" office:value-type="string" office:string-value="43" calcext:value-type="string">
            <text:p>43</text:p>
          </table:table-cell>
          <table:table-cell table:formula="of:=&quot;Business Line &quot;&amp;[.G386]" office:value-type="string" office:string-value="Business Line 43" calcext:value-type="string">
            <text:p>Business Line 4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386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387]&amp;RANDBETWEEN(1;9)" office:value-type="string" office:string-value="93852" calcext:value-type="string">
            <text:p>93852</text:p>
          </table:table-cell>
          <table:table-cell table:formula="of:=&quot;Product &quot;&amp;[.A387]" office:value-type="string" office:string-value="Product 93852" calcext:value-type="string">
            <text:p>Product 93852</text:p>
          </table:table-cell>
          <table:table-cell table:formula="of:=[.E387]&amp;RANDBETWEEN(1;9)" office:value-type="string" office:string-value="9385" calcext:value-type="string">
            <text:p>9385</text:p>
          </table:table-cell>
          <table:table-cell table:formula="of:=&quot;Desk &quot;&amp;[.C387]" office:value-type="string" office:string-value="Desk 9385" calcext:value-type="string">
            <text:p>Desk 9385</text:p>
          </table:table-cell>
          <table:table-cell table:formula="of:=[.G387]&amp;RANDBETWEEN(1;9)" office:value-type="string" office:string-value="938" calcext:value-type="string">
            <text:p>938</text:p>
          </table:table-cell>
          <table:table-cell table:formula="of:=&quot;Team &quot;&amp;[.E387]" office:value-type="string" office:string-value="Team 938" calcext:value-type="string">
            <text:p>Team 938</text:p>
          </table:table-cell>
          <table:table-cell table:formula="of:=[.I387]&amp;RANDBETWEEN(1;9)" office:value-type="string" office:string-value="93" calcext:value-type="string">
            <text:p>93</text:p>
          </table:table-cell>
          <table:table-cell table:formula="of:=&quot;Business Line &quot;&amp;[.G387]" office:value-type="string" office:string-value="Business Line 93" calcext:value-type="string">
            <text:p>Business Line 9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8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88]&amp;RANDBETWEEN(1;9)" office:value-type="string" office:string-value="75972" calcext:value-type="string">
            <text:p>75972</text:p>
          </table:table-cell>
          <table:table-cell table:formula="of:=&quot;Product &quot;&amp;[.A388]" office:value-type="string" office:string-value="Product 75972" calcext:value-type="string">
            <text:p>Product 75972</text:p>
          </table:table-cell>
          <table:table-cell table:formula="of:=[.E388]&amp;RANDBETWEEN(1;9)" office:value-type="string" office:string-value="7597" calcext:value-type="string">
            <text:p>7597</text:p>
          </table:table-cell>
          <table:table-cell table:formula="of:=&quot;Desk &quot;&amp;[.C388]" office:value-type="string" office:string-value="Desk 7597" calcext:value-type="string">
            <text:p>Desk 7597</text:p>
          </table:table-cell>
          <table:table-cell table:formula="of:=[.G388]&amp;RANDBETWEEN(1;9)" office:value-type="string" office:string-value="759" calcext:value-type="string">
            <text:p>759</text:p>
          </table:table-cell>
          <table:table-cell table:formula="of:=&quot;Team &quot;&amp;[.E388]" office:value-type="string" office:string-value="Team 759" calcext:value-type="string">
            <text:p>Team 759</text:p>
          </table:table-cell>
          <table:table-cell table:formula="of:=[.I388]&amp;RANDBETWEEN(1;9)" office:value-type="string" office:string-value="75" calcext:value-type="string">
            <text:p>75</text:p>
          </table:table-cell>
          <table:table-cell table:formula="of:=&quot;Business Line &quot;&amp;[.G388]" office:value-type="string" office:string-value="Business Line 75" calcext:value-type="string">
            <text:p>Business Line 7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388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389]&amp;RANDBETWEEN(1;9)" office:value-type="string" office:string-value="67126" calcext:value-type="string">
            <text:p>67126</text:p>
          </table:table-cell>
          <table:table-cell table:formula="of:=&quot;Product &quot;&amp;[.A389]" office:value-type="string" office:string-value="Product 67126" calcext:value-type="string">
            <text:p>Product 67126</text:p>
          </table:table-cell>
          <table:table-cell table:formula="of:=[.E389]&amp;RANDBETWEEN(1;9)" office:value-type="string" office:string-value="6712" calcext:value-type="string">
            <text:p>6712</text:p>
          </table:table-cell>
          <table:table-cell table:formula="of:=&quot;Desk &quot;&amp;[.C389]" office:value-type="string" office:string-value="Desk 6712" calcext:value-type="string">
            <text:p>Desk 6712</text:p>
          </table:table-cell>
          <table:table-cell table:formula="of:=[.G389]&amp;RANDBETWEEN(1;9)" office:value-type="string" office:string-value="671" calcext:value-type="string">
            <text:p>671</text:p>
          </table:table-cell>
          <table:table-cell table:formula="of:=&quot;Team &quot;&amp;[.E389]" office:value-type="string" office:string-value="Team 671" calcext:value-type="string">
            <text:p>Team 671</text:p>
          </table:table-cell>
          <table:table-cell table:formula="of:=[.I389]&amp;RANDBETWEEN(1;9)" office:value-type="string" office:string-value="67" calcext:value-type="string">
            <text:p>67</text:p>
          </table:table-cell>
          <table:table-cell table:formula="of:=&quot;Business Line &quot;&amp;[.G389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8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90]&amp;RANDBETWEEN(1;9)" office:value-type="string" office:string-value="97918" calcext:value-type="string">
            <text:p>97918</text:p>
          </table:table-cell>
          <table:table-cell table:formula="of:=&quot;Product &quot;&amp;[.A390]" office:value-type="string" office:string-value="Product 97918" calcext:value-type="string">
            <text:p>Product 97918</text:p>
          </table:table-cell>
          <table:table-cell table:formula="of:=[.E390]&amp;RANDBETWEEN(1;9)" office:value-type="string" office:string-value="9791" calcext:value-type="string">
            <text:p>9791</text:p>
          </table:table-cell>
          <table:table-cell table:formula="of:=&quot;Desk &quot;&amp;[.C390]" office:value-type="string" office:string-value="Desk 9791" calcext:value-type="string">
            <text:p>Desk 9791</text:p>
          </table:table-cell>
          <table:table-cell table:formula="of:=[.G390]&amp;RANDBETWEEN(1;9)" office:value-type="string" office:string-value="979" calcext:value-type="string">
            <text:p>979</text:p>
          </table:table-cell>
          <table:table-cell table:formula="of:=&quot;Team &quot;&amp;[.E390]" office:value-type="string" office:string-value="Team 979" calcext:value-type="string">
            <text:p>Team 979</text:p>
          </table:table-cell>
          <table:table-cell table:formula="of:=[.I390]&amp;RANDBETWEEN(1;9)" office:value-type="string" office:string-value="97" calcext:value-type="string">
            <text:p>97</text:p>
          </table:table-cell>
          <table:table-cell table:formula="of:=&quot;Business Line &quot;&amp;[.G390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90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91]&amp;RANDBETWEEN(1;9)" office:value-type="string" office:string-value="26221" calcext:value-type="string">
            <text:p>26221</text:p>
          </table:table-cell>
          <table:table-cell table:formula="of:=&quot;Product &quot;&amp;[.A391]" office:value-type="string" office:string-value="Product 26221" calcext:value-type="string">
            <text:p>Product 26221</text:p>
          </table:table-cell>
          <table:table-cell table:formula="of:=[.E391]&amp;RANDBETWEEN(1;9)" office:value-type="string" office:string-value="2622" calcext:value-type="string">
            <text:p>2622</text:p>
          </table:table-cell>
          <table:table-cell table:formula="of:=&quot;Desk &quot;&amp;[.C391]" office:value-type="string" office:string-value="Desk 2622" calcext:value-type="string">
            <text:p>Desk 2622</text:p>
          </table:table-cell>
          <table:table-cell table:formula="of:=[.G391]&amp;RANDBETWEEN(1;9)" office:value-type="string" office:string-value="262" calcext:value-type="string">
            <text:p>262</text:p>
          </table:table-cell>
          <table:table-cell table:formula="of:=&quot;Team &quot;&amp;[.E391]" office:value-type="string" office:string-value="Team 262" calcext:value-type="string">
            <text:p>Team 262</text:p>
          </table:table-cell>
          <table:table-cell table:formula="of:=[.I391]&amp;RANDBETWEEN(1;9)" office:value-type="string" office:string-value="26" calcext:value-type="string">
            <text:p>26</text:p>
          </table:table-cell>
          <table:table-cell table:formula="of:=&quot;Business Line &quot;&amp;[.G391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91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92]&amp;RANDBETWEEN(1;9)" office:value-type="string" office:string-value="98722" calcext:value-type="string">
            <text:p>98722</text:p>
          </table:table-cell>
          <table:table-cell table:formula="of:=&quot;Product &quot;&amp;[.A392]" office:value-type="string" office:string-value="Product 98722" calcext:value-type="string">
            <text:p>Product 98722</text:p>
          </table:table-cell>
          <table:table-cell table:formula="of:=[.E392]&amp;RANDBETWEEN(1;9)" office:value-type="string" office:string-value="9872" calcext:value-type="string">
            <text:p>9872</text:p>
          </table:table-cell>
          <table:table-cell table:formula="of:=&quot;Desk &quot;&amp;[.C392]" office:value-type="string" office:string-value="Desk 9872" calcext:value-type="string">
            <text:p>Desk 9872</text:p>
          </table:table-cell>
          <table:table-cell table:formula="of:=[.G392]&amp;RANDBETWEEN(1;9)" office:value-type="string" office:string-value="987" calcext:value-type="string">
            <text:p>987</text:p>
          </table:table-cell>
          <table:table-cell table:formula="of:=&quot;Team &quot;&amp;[.E392]" office:value-type="string" office:string-value="Team 987" calcext:value-type="string">
            <text:p>Team 987</text:p>
          </table:table-cell>
          <table:table-cell table:formula="of:=[.I392]&amp;RANDBETWEEN(1;9)" office:value-type="string" office:string-value="98" calcext:value-type="string">
            <text:p>98</text:p>
          </table:table-cell>
          <table:table-cell table:formula="of:=&quot;Business Line &quot;&amp;[.G392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392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393]&amp;RANDBETWEEN(1;9)" office:value-type="string" office:string-value="18151" calcext:value-type="string">
            <text:p>18151</text:p>
          </table:table-cell>
          <table:table-cell table:formula="of:=&quot;Product &quot;&amp;[.A393]" office:value-type="string" office:string-value="Product 18151" calcext:value-type="string">
            <text:p>Product 18151</text:p>
          </table:table-cell>
          <table:table-cell table:formula="of:=[.E393]&amp;RANDBETWEEN(1;9)" office:value-type="string" office:string-value="1815" calcext:value-type="string">
            <text:p>1815</text:p>
          </table:table-cell>
          <table:table-cell table:formula="of:=&quot;Desk &quot;&amp;[.C393]" office:value-type="string" office:string-value="Desk 1815" calcext:value-type="string">
            <text:p>Desk 1815</text:p>
          </table:table-cell>
          <table:table-cell table:formula="of:=[.G393]&amp;RANDBETWEEN(1;9)" office:value-type="string" office:string-value="181" calcext:value-type="string">
            <text:p>181</text:p>
          </table:table-cell>
          <table:table-cell table:formula="of:=&quot;Team &quot;&amp;[.E393]" office:value-type="string" office:string-value="Team 181" calcext:value-type="string">
            <text:p>Team 181</text:p>
          </table:table-cell>
          <table:table-cell table:formula="of:=[.I393]&amp;RANDBETWEEN(1;9)" office:value-type="string" office:string-value="18" calcext:value-type="string">
            <text:p>18</text:p>
          </table:table-cell>
          <table:table-cell table:formula="of:=&quot;Business Line &quot;&amp;[.G393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93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394]&amp;RANDBETWEEN(1;9)" office:value-type="string" office:string-value="33375" calcext:value-type="string">
            <text:p>33375</text:p>
          </table:table-cell>
          <table:table-cell table:formula="of:=&quot;Product &quot;&amp;[.A394]" office:value-type="string" office:string-value="Product 33375" calcext:value-type="string">
            <text:p>Product 33375</text:p>
          </table:table-cell>
          <table:table-cell table:formula="of:=[.E394]&amp;RANDBETWEEN(1;9)" office:value-type="string" office:string-value="3337" calcext:value-type="string">
            <text:p>3337</text:p>
          </table:table-cell>
          <table:table-cell table:formula="of:=&quot;Desk &quot;&amp;[.C394]" office:value-type="string" office:string-value="Desk 3337" calcext:value-type="string">
            <text:p>Desk 3337</text:p>
          </table:table-cell>
          <table:table-cell table:formula="of:=[.G394]&amp;RANDBETWEEN(1;9)" office:value-type="string" office:string-value="333" calcext:value-type="string">
            <text:p>333</text:p>
          </table:table-cell>
          <table:table-cell table:formula="of:=&quot;Team &quot;&amp;[.E394]" office:value-type="string" office:string-value="Team 333" calcext:value-type="string">
            <text:p>Team 333</text:p>
          </table:table-cell>
          <table:table-cell table:formula="of:=[.I394]&amp;RANDBETWEEN(1;9)" office:value-type="string" office:string-value="33" calcext:value-type="string">
            <text:p>33</text:p>
          </table:table-cell>
          <table:table-cell table:formula="of:=&quot;Business Line &quot;&amp;[.G394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94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95]&amp;RANDBETWEEN(1;9)" office:value-type="string" office:string-value="67974" calcext:value-type="string">
            <text:p>67974</text:p>
          </table:table-cell>
          <table:table-cell table:formula="of:=&quot;Product &quot;&amp;[.A395]" office:value-type="string" office:string-value="Product 67974" calcext:value-type="string">
            <text:p>Product 67974</text:p>
          </table:table-cell>
          <table:table-cell table:formula="of:=[.E395]&amp;RANDBETWEEN(1;9)" office:value-type="string" office:string-value="6797" calcext:value-type="string">
            <text:p>6797</text:p>
          </table:table-cell>
          <table:table-cell table:formula="of:=&quot;Desk &quot;&amp;[.C395]" office:value-type="string" office:string-value="Desk 6797" calcext:value-type="string">
            <text:p>Desk 6797</text:p>
          </table:table-cell>
          <table:table-cell table:formula="of:=[.G395]&amp;RANDBETWEEN(1;9)" office:value-type="string" office:string-value="679" calcext:value-type="string">
            <text:p>679</text:p>
          </table:table-cell>
          <table:table-cell table:formula="of:=&quot;Team &quot;&amp;[.E395]" office:value-type="string" office:string-value="Team 679" calcext:value-type="string">
            <text:p>Team 679</text:p>
          </table:table-cell>
          <table:table-cell table:formula="of:=[.I395]&amp;RANDBETWEEN(1;9)" office:value-type="string" office:string-value="67" calcext:value-type="string">
            <text:p>67</text:p>
          </table:table-cell>
          <table:table-cell table:formula="of:=&quot;Business Line &quot;&amp;[.G395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395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396]&amp;RANDBETWEEN(1;9)" office:value-type="string" office:string-value="38327" calcext:value-type="string">
            <text:p>38327</text:p>
          </table:table-cell>
          <table:table-cell table:formula="of:=&quot;Product &quot;&amp;[.A396]" office:value-type="string" office:string-value="Product 38327" calcext:value-type="string">
            <text:p>Product 38327</text:p>
          </table:table-cell>
          <table:table-cell table:formula="of:=[.E396]&amp;RANDBETWEEN(1;9)" office:value-type="string" office:string-value="3832" calcext:value-type="string">
            <text:p>3832</text:p>
          </table:table-cell>
          <table:table-cell table:formula="of:=&quot;Desk &quot;&amp;[.C396]" office:value-type="string" office:string-value="Desk 3832" calcext:value-type="string">
            <text:p>Desk 3832</text:p>
          </table:table-cell>
          <table:table-cell table:formula="of:=[.G396]&amp;RANDBETWEEN(1;9)" office:value-type="string" office:string-value="383" calcext:value-type="string">
            <text:p>383</text:p>
          </table:table-cell>
          <table:table-cell table:formula="of:=&quot;Team &quot;&amp;[.E396]" office:value-type="string" office:string-value="Team 383" calcext:value-type="string">
            <text:p>Team 383</text:p>
          </table:table-cell>
          <table:table-cell table:formula="of:=[.I396]&amp;RANDBETWEEN(1;9)" office:value-type="string" office:string-value="38" calcext:value-type="string">
            <text:p>38</text:p>
          </table:table-cell>
          <table:table-cell table:formula="of:=&quot;Business Line &quot;&amp;[.G396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96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97]&amp;RANDBETWEEN(1;9)" office:value-type="string" office:string-value="24159" calcext:value-type="string">
            <text:p>24159</text:p>
          </table:table-cell>
          <table:table-cell table:formula="of:=&quot;Product &quot;&amp;[.A397]" office:value-type="string" office:string-value="Product 24159" calcext:value-type="string">
            <text:p>Product 24159</text:p>
          </table:table-cell>
          <table:table-cell table:formula="of:=[.E397]&amp;RANDBETWEEN(1;9)" office:value-type="string" office:string-value="2415" calcext:value-type="string">
            <text:p>2415</text:p>
          </table:table-cell>
          <table:table-cell table:formula="of:=&quot;Desk &quot;&amp;[.C397]" office:value-type="string" office:string-value="Desk 2415" calcext:value-type="string">
            <text:p>Desk 2415</text:p>
          </table:table-cell>
          <table:table-cell table:formula="of:=[.G397]&amp;RANDBETWEEN(1;9)" office:value-type="string" office:string-value="241" calcext:value-type="string">
            <text:p>241</text:p>
          </table:table-cell>
          <table:table-cell table:formula="of:=&quot;Team &quot;&amp;[.E397]" office:value-type="string" office:string-value="Team 241" calcext:value-type="string">
            <text:p>Team 241</text:p>
          </table:table-cell>
          <table:table-cell table:formula="of:=[.I397]&amp;RANDBETWEEN(1;9)" office:value-type="string" office:string-value="24" calcext:value-type="string">
            <text:p>24</text:p>
          </table:table-cell>
          <table:table-cell table:formula="of:=&quot;Business Line &quot;&amp;[.G397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39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398]&amp;RANDBETWEEN(1;9)" office:value-type="string" office:string-value="31672" calcext:value-type="string">
            <text:p>31672</text:p>
          </table:table-cell>
          <table:table-cell table:formula="of:=&quot;Product &quot;&amp;[.A398]" office:value-type="string" office:string-value="Product 31672" calcext:value-type="string">
            <text:p>Product 31672</text:p>
          </table:table-cell>
          <table:table-cell table:formula="of:=[.E398]&amp;RANDBETWEEN(1;9)" office:value-type="string" office:string-value="3167" calcext:value-type="string">
            <text:p>3167</text:p>
          </table:table-cell>
          <table:table-cell table:formula="of:=&quot;Desk &quot;&amp;[.C398]" office:value-type="string" office:string-value="Desk 3167" calcext:value-type="string">
            <text:p>Desk 3167</text:p>
          </table:table-cell>
          <table:table-cell table:formula="of:=[.G398]&amp;RANDBETWEEN(1;9)" office:value-type="string" office:string-value="316" calcext:value-type="string">
            <text:p>316</text:p>
          </table:table-cell>
          <table:table-cell table:formula="of:=&quot;Team &quot;&amp;[.E398]" office:value-type="string" office:string-value="Team 316" calcext:value-type="string">
            <text:p>Team 316</text:p>
          </table:table-cell>
          <table:table-cell table:formula="of:=[.I398]&amp;RANDBETWEEN(1;9)" office:value-type="string" office:string-value="31" calcext:value-type="string">
            <text:p>31</text:p>
          </table:table-cell>
          <table:table-cell table:formula="of:=&quot;Business Line &quot;&amp;[.G398]" office:value-type="string" office:string-value="Business Line 31" calcext:value-type="string">
            <text:p>Business Line 3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39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399]&amp;RANDBETWEEN(1;9)" office:value-type="string" office:string-value="16382" calcext:value-type="string">
            <text:p>16382</text:p>
          </table:table-cell>
          <table:table-cell table:formula="of:=&quot;Product &quot;&amp;[.A399]" office:value-type="string" office:string-value="Product 16382" calcext:value-type="string">
            <text:p>Product 16382</text:p>
          </table:table-cell>
          <table:table-cell table:formula="of:=[.E399]&amp;RANDBETWEEN(1;9)" office:value-type="string" office:string-value="1638" calcext:value-type="string">
            <text:p>1638</text:p>
          </table:table-cell>
          <table:table-cell table:formula="of:=&quot;Desk &quot;&amp;[.C399]" office:value-type="string" office:string-value="Desk 1638" calcext:value-type="string">
            <text:p>Desk 1638</text:p>
          </table:table-cell>
          <table:table-cell table:formula="of:=[.G399]&amp;RANDBETWEEN(1;9)" office:value-type="string" office:string-value="163" calcext:value-type="string">
            <text:p>163</text:p>
          </table:table-cell>
          <table:table-cell table:formula="of:=&quot;Team &quot;&amp;[.E399]" office:value-type="string" office:string-value="Team 163" calcext:value-type="string">
            <text:p>Team 163</text:p>
          </table:table-cell>
          <table:table-cell table:formula="of:=[.I399]&amp;RANDBETWEEN(1;9)" office:value-type="string" office:string-value="16" calcext:value-type="string">
            <text:p>16</text:p>
          </table:table-cell>
          <table:table-cell table:formula="of:=&quot;Business Line &quot;&amp;[.G399]" office:value-type="string" office:string-value="Business Line 16" calcext:value-type="string">
            <text:p>Business Line 16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399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00]&amp;RANDBETWEEN(1;9)" office:value-type="string" office:string-value="39662" calcext:value-type="string">
            <text:p>39662</text:p>
          </table:table-cell>
          <table:table-cell table:formula="of:=&quot;Product &quot;&amp;[.A400]" office:value-type="string" office:string-value="Product 39662" calcext:value-type="string">
            <text:p>Product 39662</text:p>
          </table:table-cell>
          <table:table-cell table:formula="of:=[.E400]&amp;RANDBETWEEN(1;9)" office:value-type="string" office:string-value="3966" calcext:value-type="string">
            <text:p>3966</text:p>
          </table:table-cell>
          <table:table-cell table:formula="of:=&quot;Desk &quot;&amp;[.C400]" office:value-type="string" office:string-value="Desk 3966" calcext:value-type="string">
            <text:p>Desk 3966</text:p>
          </table:table-cell>
          <table:table-cell table:formula="of:=[.G400]&amp;RANDBETWEEN(1;9)" office:value-type="string" office:string-value="396" calcext:value-type="string">
            <text:p>396</text:p>
          </table:table-cell>
          <table:table-cell table:formula="of:=&quot;Team &quot;&amp;[.E400]" office:value-type="string" office:string-value="Team 396" calcext:value-type="string">
            <text:p>Team 396</text:p>
          </table:table-cell>
          <table:table-cell table:formula="of:=[.I400]&amp;RANDBETWEEN(1;9)" office:value-type="string" office:string-value="39" calcext:value-type="string">
            <text:p>39</text:p>
          </table:table-cell>
          <table:table-cell table:formula="of:=&quot;Business Line &quot;&amp;[.G400]" office:value-type="string" office:string-value="Business Line 39" calcext:value-type="string">
            <text:p>Business Line 39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00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01]&amp;RANDBETWEEN(1;9)" office:value-type="string" office:string-value="56827" calcext:value-type="string">
            <text:p>56827</text:p>
          </table:table-cell>
          <table:table-cell table:formula="of:=&quot;Product &quot;&amp;[.A401]" office:value-type="string" office:string-value="Product 56827" calcext:value-type="string">
            <text:p>Product 56827</text:p>
          </table:table-cell>
          <table:table-cell table:formula="of:=[.E401]&amp;RANDBETWEEN(1;9)" office:value-type="string" office:string-value="5682" calcext:value-type="string">
            <text:p>5682</text:p>
          </table:table-cell>
          <table:table-cell table:formula="of:=&quot;Desk &quot;&amp;[.C401]" office:value-type="string" office:string-value="Desk 5682" calcext:value-type="string">
            <text:p>Desk 5682</text:p>
          </table:table-cell>
          <table:table-cell table:formula="of:=[.G401]&amp;RANDBETWEEN(1;9)" office:value-type="string" office:string-value="568" calcext:value-type="string">
            <text:p>568</text:p>
          </table:table-cell>
          <table:table-cell table:formula="of:=&quot;Team &quot;&amp;[.E401]" office:value-type="string" office:string-value="Team 568" calcext:value-type="string">
            <text:p>Team 568</text:p>
          </table:table-cell>
          <table:table-cell table:formula="of:=[.I401]&amp;RANDBETWEEN(1;9)" office:value-type="string" office:string-value="56" calcext:value-type="string">
            <text:p>56</text:p>
          </table:table-cell>
          <table:table-cell table:formula="of:=&quot;Business Line &quot;&amp;[.G401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0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02]&amp;RANDBETWEEN(1;9)" office:value-type="string" office:string-value="51723" calcext:value-type="string">
            <text:p>51723</text:p>
          </table:table-cell>
          <table:table-cell table:formula="of:=&quot;Product &quot;&amp;[.A402]" office:value-type="string" office:string-value="Product 51723" calcext:value-type="string">
            <text:p>Product 51723</text:p>
          </table:table-cell>
          <table:table-cell table:formula="of:=[.E402]&amp;RANDBETWEEN(1;9)" office:value-type="string" office:string-value="5172" calcext:value-type="string">
            <text:p>5172</text:p>
          </table:table-cell>
          <table:table-cell table:formula="of:=&quot;Desk &quot;&amp;[.C402]" office:value-type="string" office:string-value="Desk 5172" calcext:value-type="string">
            <text:p>Desk 5172</text:p>
          </table:table-cell>
          <table:table-cell table:formula="of:=[.G402]&amp;RANDBETWEEN(1;9)" office:value-type="string" office:string-value="517" calcext:value-type="string">
            <text:p>517</text:p>
          </table:table-cell>
          <table:table-cell table:formula="of:=&quot;Team &quot;&amp;[.E402]" office:value-type="string" office:string-value="Team 517" calcext:value-type="string">
            <text:p>Team 517</text:p>
          </table:table-cell>
          <table:table-cell table:formula="of:=[.I402]&amp;RANDBETWEEN(1;9)" office:value-type="string" office:string-value="51" calcext:value-type="string">
            <text:p>51</text:p>
          </table:table-cell>
          <table:table-cell table:formula="of:=&quot;Business Line &quot;&amp;[.G402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0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03]&amp;RANDBETWEEN(1;9)" office:value-type="string" office:string-value="87312" calcext:value-type="string">
            <text:p>87312</text:p>
          </table:table-cell>
          <table:table-cell table:formula="of:=&quot;Product &quot;&amp;[.A403]" office:value-type="string" office:string-value="Product 87312" calcext:value-type="string">
            <text:p>Product 87312</text:p>
          </table:table-cell>
          <table:table-cell table:formula="of:=[.E403]&amp;RANDBETWEEN(1;9)" office:value-type="string" office:string-value="8731" calcext:value-type="string">
            <text:p>8731</text:p>
          </table:table-cell>
          <table:table-cell table:formula="of:=&quot;Desk &quot;&amp;[.C403]" office:value-type="string" office:string-value="Desk 8731" calcext:value-type="string">
            <text:p>Desk 8731</text:p>
          </table:table-cell>
          <table:table-cell table:formula="of:=[.G403]&amp;RANDBETWEEN(1;9)" office:value-type="string" office:string-value="873" calcext:value-type="string">
            <text:p>873</text:p>
          </table:table-cell>
          <table:table-cell table:formula="of:=&quot;Team &quot;&amp;[.E403]" office:value-type="string" office:string-value="Team 873" calcext:value-type="string">
            <text:p>Team 873</text:p>
          </table:table-cell>
          <table:table-cell table:formula="of:=[.I403]&amp;RANDBETWEEN(1;9)" office:value-type="string" office:string-value="87" calcext:value-type="string">
            <text:p>87</text:p>
          </table:table-cell>
          <table:table-cell table:formula="of:=&quot;Business Line &quot;&amp;[.G403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0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04]&amp;RANDBETWEEN(1;9)" office:value-type="string" office:string-value="96742" calcext:value-type="string">
            <text:p>96742</text:p>
          </table:table-cell>
          <table:table-cell table:formula="of:=&quot;Product &quot;&amp;[.A404]" office:value-type="string" office:string-value="Product 96742" calcext:value-type="string">
            <text:p>Product 96742</text:p>
          </table:table-cell>
          <table:table-cell table:formula="of:=[.E404]&amp;RANDBETWEEN(1;9)" office:value-type="string" office:string-value="9674" calcext:value-type="string">
            <text:p>9674</text:p>
          </table:table-cell>
          <table:table-cell table:formula="of:=&quot;Desk &quot;&amp;[.C404]" office:value-type="string" office:string-value="Desk 9674" calcext:value-type="string">
            <text:p>Desk 9674</text:p>
          </table:table-cell>
          <table:table-cell table:formula="of:=[.G404]&amp;RANDBETWEEN(1;9)" office:value-type="string" office:string-value="967" calcext:value-type="string">
            <text:p>967</text:p>
          </table:table-cell>
          <table:table-cell table:formula="of:=&quot;Team &quot;&amp;[.E404]" office:value-type="string" office:string-value="Team 967" calcext:value-type="string">
            <text:p>Team 967</text:p>
          </table:table-cell>
          <table:table-cell table:formula="of:=[.I404]&amp;RANDBETWEEN(1;9)" office:value-type="string" office:string-value="96" calcext:value-type="string">
            <text:p>96</text:p>
          </table:table-cell>
          <table:table-cell table:formula="of:=&quot;Business Line &quot;&amp;[.G404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04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05]&amp;RANDBETWEEN(1;9)" office:value-type="string" office:string-value="51114" calcext:value-type="string">
            <text:p>51114</text:p>
          </table:table-cell>
          <table:table-cell table:formula="of:=&quot;Product &quot;&amp;[.A405]" office:value-type="string" office:string-value="Product 51114" calcext:value-type="string">
            <text:p>Product 51114</text:p>
          </table:table-cell>
          <table:table-cell table:formula="of:=[.E405]&amp;RANDBETWEEN(1;9)" office:value-type="string" office:string-value="5111" calcext:value-type="string">
            <text:p>5111</text:p>
          </table:table-cell>
          <table:table-cell table:formula="of:=&quot;Desk &quot;&amp;[.C405]" office:value-type="string" office:string-value="Desk 5111" calcext:value-type="string">
            <text:p>Desk 5111</text:p>
          </table:table-cell>
          <table:table-cell table:formula="of:=[.G405]&amp;RANDBETWEEN(1;9)" office:value-type="string" office:string-value="511" calcext:value-type="string">
            <text:p>511</text:p>
          </table:table-cell>
          <table:table-cell table:formula="of:=&quot;Team &quot;&amp;[.E405]" office:value-type="string" office:string-value="Team 511" calcext:value-type="string">
            <text:p>Team 511</text:p>
          </table:table-cell>
          <table:table-cell table:formula="of:=[.I405]&amp;RANDBETWEEN(1;9)" office:value-type="string" office:string-value="51" calcext:value-type="string">
            <text:p>51</text:p>
          </table:table-cell>
          <table:table-cell table:formula="of:=&quot;Business Line &quot;&amp;[.G405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0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06]&amp;RANDBETWEEN(1;9)" office:value-type="string" office:string-value="96134" calcext:value-type="string">
            <text:p>96134</text:p>
          </table:table-cell>
          <table:table-cell table:formula="of:=&quot;Product &quot;&amp;[.A406]" office:value-type="string" office:string-value="Product 96134" calcext:value-type="string">
            <text:p>Product 96134</text:p>
          </table:table-cell>
          <table:table-cell table:formula="of:=[.E406]&amp;RANDBETWEEN(1;9)" office:value-type="string" office:string-value="9613" calcext:value-type="string">
            <text:p>9613</text:p>
          </table:table-cell>
          <table:table-cell table:formula="of:=&quot;Desk &quot;&amp;[.C406]" office:value-type="string" office:string-value="Desk 9613" calcext:value-type="string">
            <text:p>Desk 9613</text:p>
          </table:table-cell>
          <table:table-cell table:formula="of:=[.G406]&amp;RANDBETWEEN(1;9)" office:value-type="string" office:string-value="961" calcext:value-type="string">
            <text:p>961</text:p>
          </table:table-cell>
          <table:table-cell table:formula="of:=&quot;Team &quot;&amp;[.E406]" office:value-type="string" office:string-value="Team 961" calcext:value-type="string">
            <text:p>Team 961</text:p>
          </table:table-cell>
          <table:table-cell table:formula="of:=[.I406]&amp;RANDBETWEEN(1;9)" office:value-type="string" office:string-value="96" calcext:value-type="string">
            <text:p>96</text:p>
          </table:table-cell>
          <table:table-cell table:formula="of:=&quot;Business Line &quot;&amp;[.G406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06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07]&amp;RANDBETWEEN(1;9)" office:value-type="string" office:string-value="51898" calcext:value-type="string">
            <text:p>51898</text:p>
          </table:table-cell>
          <table:table-cell table:formula="of:=&quot;Product &quot;&amp;[.A407]" office:value-type="string" office:string-value="Product 51898" calcext:value-type="string">
            <text:p>Product 51898</text:p>
          </table:table-cell>
          <table:table-cell table:formula="of:=[.E407]&amp;RANDBETWEEN(1;9)" office:value-type="string" office:string-value="5189" calcext:value-type="string">
            <text:p>5189</text:p>
          </table:table-cell>
          <table:table-cell table:formula="of:=&quot;Desk &quot;&amp;[.C407]" office:value-type="string" office:string-value="Desk 5189" calcext:value-type="string">
            <text:p>Desk 5189</text:p>
          </table:table-cell>
          <table:table-cell table:formula="of:=[.G407]&amp;RANDBETWEEN(1;9)" office:value-type="string" office:string-value="518" calcext:value-type="string">
            <text:p>518</text:p>
          </table:table-cell>
          <table:table-cell table:formula="of:=&quot;Team &quot;&amp;[.E407]" office:value-type="string" office:string-value="Team 518" calcext:value-type="string">
            <text:p>Team 518</text:p>
          </table:table-cell>
          <table:table-cell table:formula="of:=[.I407]&amp;RANDBETWEEN(1;9)" office:value-type="string" office:string-value="51" calcext:value-type="string">
            <text:p>51</text:p>
          </table:table-cell>
          <table:table-cell table:formula="of:=&quot;Business Line &quot;&amp;[.G407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0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08]&amp;RANDBETWEEN(1;9)" office:value-type="string" office:string-value="56241" calcext:value-type="string">
            <text:p>56241</text:p>
          </table:table-cell>
          <table:table-cell table:formula="of:=&quot;Product &quot;&amp;[.A408]" office:value-type="string" office:string-value="Product 56241" calcext:value-type="string">
            <text:p>Product 56241</text:p>
          </table:table-cell>
          <table:table-cell table:formula="of:=[.E408]&amp;RANDBETWEEN(1;9)" office:value-type="string" office:string-value="5624" calcext:value-type="string">
            <text:p>5624</text:p>
          </table:table-cell>
          <table:table-cell table:formula="of:=&quot;Desk &quot;&amp;[.C408]" office:value-type="string" office:string-value="Desk 5624" calcext:value-type="string">
            <text:p>Desk 5624</text:p>
          </table:table-cell>
          <table:table-cell table:formula="of:=[.G408]&amp;RANDBETWEEN(1;9)" office:value-type="string" office:string-value="562" calcext:value-type="string">
            <text:p>562</text:p>
          </table:table-cell>
          <table:table-cell table:formula="of:=&quot;Team &quot;&amp;[.E408]" office:value-type="string" office:string-value="Team 562" calcext:value-type="string">
            <text:p>Team 562</text:p>
          </table:table-cell>
          <table:table-cell table:formula="of:=[.I408]&amp;RANDBETWEEN(1;9)" office:value-type="string" office:string-value="56" calcext:value-type="string">
            <text:p>56</text:p>
          </table:table-cell>
          <table:table-cell table:formula="of:=&quot;Business Line &quot;&amp;[.G408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0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09]&amp;RANDBETWEEN(1;9)" office:value-type="string" office:string-value="69543" calcext:value-type="string">
            <text:p>69543</text:p>
          </table:table-cell>
          <table:table-cell table:formula="of:=&quot;Product &quot;&amp;[.A409]" office:value-type="string" office:string-value="Product 69543" calcext:value-type="string">
            <text:p>Product 69543</text:p>
          </table:table-cell>
          <table:table-cell table:formula="of:=[.E409]&amp;RANDBETWEEN(1;9)" office:value-type="string" office:string-value="6954" calcext:value-type="string">
            <text:p>6954</text:p>
          </table:table-cell>
          <table:table-cell table:formula="of:=&quot;Desk &quot;&amp;[.C409]" office:value-type="string" office:string-value="Desk 6954" calcext:value-type="string">
            <text:p>Desk 6954</text:p>
          </table:table-cell>
          <table:table-cell table:formula="of:=[.G409]&amp;RANDBETWEEN(1;9)" office:value-type="string" office:string-value="695" calcext:value-type="string">
            <text:p>695</text:p>
          </table:table-cell>
          <table:table-cell table:formula="of:=&quot;Team &quot;&amp;[.E409]" office:value-type="string" office:string-value="Team 695" calcext:value-type="string">
            <text:p>Team 695</text:p>
          </table:table-cell>
          <table:table-cell table:formula="of:=[.I409]&amp;RANDBETWEEN(1;9)" office:value-type="string" office:string-value="69" calcext:value-type="string">
            <text:p>69</text:p>
          </table:table-cell>
          <table:table-cell table:formula="of:=&quot;Business Line &quot;&amp;[.G409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0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10]&amp;RANDBETWEEN(1;9)" office:value-type="string" office:string-value="86448" calcext:value-type="string">
            <text:p>86448</text:p>
          </table:table-cell>
          <table:table-cell table:formula="of:=&quot;Product &quot;&amp;[.A410]" office:value-type="string" office:string-value="Product 86448" calcext:value-type="string">
            <text:p>Product 86448</text:p>
          </table:table-cell>
          <table:table-cell table:formula="of:=[.E410]&amp;RANDBETWEEN(1;9)" office:value-type="string" office:string-value="8644" calcext:value-type="string">
            <text:p>8644</text:p>
          </table:table-cell>
          <table:table-cell table:formula="of:=&quot;Desk &quot;&amp;[.C410]" office:value-type="string" office:string-value="Desk 8644" calcext:value-type="string">
            <text:p>Desk 8644</text:p>
          </table:table-cell>
          <table:table-cell table:formula="of:=[.G410]&amp;RANDBETWEEN(1;9)" office:value-type="string" office:string-value="864" calcext:value-type="string">
            <text:p>864</text:p>
          </table:table-cell>
          <table:table-cell table:formula="of:=&quot;Team &quot;&amp;[.E410]" office:value-type="string" office:string-value="Team 864" calcext:value-type="string">
            <text:p>Team 864</text:p>
          </table:table-cell>
          <table:table-cell table:formula="of:=[.I410]&amp;RANDBETWEEN(1;9)" office:value-type="string" office:string-value="86" calcext:value-type="string">
            <text:p>86</text:p>
          </table:table-cell>
          <table:table-cell table:formula="of:=&quot;Business Line &quot;&amp;[.G410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1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11]&amp;RANDBETWEEN(1;9)" office:value-type="string" office:string-value="48461" calcext:value-type="string">
            <text:p>48461</text:p>
          </table:table-cell>
          <table:table-cell table:formula="of:=&quot;Product &quot;&amp;[.A411]" office:value-type="string" office:string-value="Product 48461" calcext:value-type="string">
            <text:p>Product 48461</text:p>
          </table:table-cell>
          <table:table-cell table:formula="of:=[.E411]&amp;RANDBETWEEN(1;9)" office:value-type="string" office:string-value="4846" calcext:value-type="string">
            <text:p>4846</text:p>
          </table:table-cell>
          <table:table-cell table:formula="of:=&quot;Desk &quot;&amp;[.C411]" office:value-type="string" office:string-value="Desk 4846" calcext:value-type="string">
            <text:p>Desk 4846</text:p>
          </table:table-cell>
          <table:table-cell table:formula="of:=[.G411]&amp;RANDBETWEEN(1;9)" office:value-type="string" office:string-value="484" calcext:value-type="string">
            <text:p>484</text:p>
          </table:table-cell>
          <table:table-cell table:formula="of:=&quot;Team &quot;&amp;[.E411]" office:value-type="string" office:string-value="Team 484" calcext:value-type="string">
            <text:p>Team 484</text:p>
          </table:table-cell>
          <table:table-cell table:formula="of:=[.I411]&amp;RANDBETWEEN(1;9)" office:value-type="string" office:string-value="48" calcext:value-type="string">
            <text:p>48</text:p>
          </table:table-cell>
          <table:table-cell table:formula="of:=&quot;Business Line &quot;&amp;[.G411]" office:value-type="string" office:string-value="Business Line 48" calcext:value-type="string">
            <text:p>Business Line 4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1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12]&amp;RANDBETWEEN(1;9)" office:value-type="string" office:string-value="41676" calcext:value-type="string">
            <text:p>41676</text:p>
          </table:table-cell>
          <table:table-cell table:formula="of:=&quot;Product &quot;&amp;[.A412]" office:value-type="string" office:string-value="Product 41676" calcext:value-type="string">
            <text:p>Product 41676</text:p>
          </table:table-cell>
          <table:table-cell table:formula="of:=[.E412]&amp;RANDBETWEEN(1;9)" office:value-type="string" office:string-value="4167" calcext:value-type="string">
            <text:p>4167</text:p>
          </table:table-cell>
          <table:table-cell table:formula="of:=&quot;Desk &quot;&amp;[.C412]" office:value-type="string" office:string-value="Desk 4167" calcext:value-type="string">
            <text:p>Desk 4167</text:p>
          </table:table-cell>
          <table:table-cell table:formula="of:=[.G412]&amp;RANDBETWEEN(1;9)" office:value-type="string" office:string-value="416" calcext:value-type="string">
            <text:p>416</text:p>
          </table:table-cell>
          <table:table-cell table:formula="of:=&quot;Team &quot;&amp;[.E412]" office:value-type="string" office:string-value="Team 416" calcext:value-type="string">
            <text:p>Team 416</text:p>
          </table:table-cell>
          <table:table-cell table:formula="of:=[.I412]&amp;RANDBETWEEN(1;9)" office:value-type="string" office:string-value="41" calcext:value-type="string">
            <text:p>41</text:p>
          </table:table-cell>
          <table:table-cell table:formula="of:=&quot;Business Line &quot;&amp;[.G412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12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13]&amp;RANDBETWEEN(1;9)" office:value-type="string" office:string-value="26296" calcext:value-type="string">
            <text:p>26296</text:p>
          </table:table-cell>
          <table:table-cell table:formula="of:=&quot;Product &quot;&amp;[.A413]" office:value-type="string" office:string-value="Product 26296" calcext:value-type="string">
            <text:p>Product 26296</text:p>
          </table:table-cell>
          <table:table-cell table:formula="of:=[.E413]&amp;RANDBETWEEN(1;9)" office:value-type="string" office:string-value="2629" calcext:value-type="string">
            <text:p>2629</text:p>
          </table:table-cell>
          <table:table-cell table:formula="of:=&quot;Desk &quot;&amp;[.C413]" office:value-type="string" office:string-value="Desk 2629" calcext:value-type="string">
            <text:p>Desk 2629</text:p>
          </table:table-cell>
          <table:table-cell table:formula="of:=[.G413]&amp;RANDBETWEEN(1;9)" office:value-type="string" office:string-value="262" calcext:value-type="string">
            <text:p>262</text:p>
          </table:table-cell>
          <table:table-cell table:formula="of:=&quot;Team &quot;&amp;[.E413]" office:value-type="string" office:string-value="Team 262" calcext:value-type="string">
            <text:p>Team 262</text:p>
          </table:table-cell>
          <table:table-cell table:formula="of:=[.I413]&amp;RANDBETWEEN(1;9)" office:value-type="string" office:string-value="26" calcext:value-type="string">
            <text:p>26</text:p>
          </table:table-cell>
          <table:table-cell table:formula="of:=&quot;Business Line &quot;&amp;[.G413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13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14]&amp;RANDBETWEEN(1;9)" office:value-type="string" office:string-value="13819" calcext:value-type="string">
            <text:p>13819</text:p>
          </table:table-cell>
          <table:table-cell table:formula="of:=&quot;Product &quot;&amp;[.A414]" office:value-type="string" office:string-value="Product 13819" calcext:value-type="string">
            <text:p>Product 13819</text:p>
          </table:table-cell>
          <table:table-cell table:formula="of:=[.E414]&amp;RANDBETWEEN(1;9)" office:value-type="string" office:string-value="1381" calcext:value-type="string">
            <text:p>1381</text:p>
          </table:table-cell>
          <table:table-cell table:formula="of:=&quot;Desk &quot;&amp;[.C414]" office:value-type="string" office:string-value="Desk 1381" calcext:value-type="string">
            <text:p>Desk 1381</text:p>
          </table:table-cell>
          <table:table-cell table:formula="of:=[.G414]&amp;RANDBETWEEN(1;9)" office:value-type="string" office:string-value="138" calcext:value-type="string">
            <text:p>138</text:p>
          </table:table-cell>
          <table:table-cell table:formula="of:=&quot;Team &quot;&amp;[.E414]" office:value-type="string" office:string-value="Team 138" calcext:value-type="string">
            <text:p>Team 138</text:p>
          </table:table-cell>
          <table:table-cell table:formula="of:=[.I414]&amp;RANDBETWEEN(1;9)" office:value-type="string" office:string-value="13" calcext:value-type="string">
            <text:p>13</text:p>
          </table:table-cell>
          <table:table-cell table:formula="of:=&quot;Business Line &quot;&amp;[.G414]" office:value-type="string" office:string-value="Business Line 13" calcext:value-type="string">
            <text:p>Business Line 13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14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15]&amp;RANDBETWEEN(1;9)" office:value-type="string" office:string-value="17436" calcext:value-type="string">
            <text:p>17436</text:p>
          </table:table-cell>
          <table:table-cell table:formula="of:=&quot;Product &quot;&amp;[.A415]" office:value-type="string" office:string-value="Product 17436" calcext:value-type="string">
            <text:p>Product 17436</text:p>
          </table:table-cell>
          <table:table-cell table:formula="of:=[.E415]&amp;RANDBETWEEN(1;9)" office:value-type="string" office:string-value="1743" calcext:value-type="string">
            <text:p>1743</text:p>
          </table:table-cell>
          <table:table-cell table:formula="of:=&quot;Desk &quot;&amp;[.C415]" office:value-type="string" office:string-value="Desk 1743" calcext:value-type="string">
            <text:p>Desk 1743</text:p>
          </table:table-cell>
          <table:table-cell table:formula="of:=[.G415]&amp;RANDBETWEEN(1;9)" office:value-type="string" office:string-value="174" calcext:value-type="string">
            <text:p>174</text:p>
          </table:table-cell>
          <table:table-cell table:formula="of:=&quot;Team &quot;&amp;[.E415]" office:value-type="string" office:string-value="Team 174" calcext:value-type="string">
            <text:p>Team 174</text:p>
          </table:table-cell>
          <table:table-cell table:formula="of:=[.I415]&amp;RANDBETWEEN(1;9)" office:value-type="string" office:string-value="17" calcext:value-type="string">
            <text:p>17</text:p>
          </table:table-cell>
          <table:table-cell table:formula="of:=&quot;Business Line &quot;&amp;[.G415]" office:value-type="string" office:string-value="Business Line 17" calcext:value-type="string">
            <text:p>Business Line 1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15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16]&amp;RANDBETWEEN(1;9)" office:value-type="string" office:string-value="76838" calcext:value-type="string">
            <text:p>76838</text:p>
          </table:table-cell>
          <table:table-cell table:formula="of:=&quot;Product &quot;&amp;[.A416]" office:value-type="string" office:string-value="Product 76838" calcext:value-type="string">
            <text:p>Product 76838</text:p>
          </table:table-cell>
          <table:table-cell table:formula="of:=[.E416]&amp;RANDBETWEEN(1;9)" office:value-type="string" office:string-value="7683" calcext:value-type="string">
            <text:p>7683</text:p>
          </table:table-cell>
          <table:table-cell table:formula="of:=&quot;Desk &quot;&amp;[.C416]" office:value-type="string" office:string-value="Desk 7683" calcext:value-type="string">
            <text:p>Desk 7683</text:p>
          </table:table-cell>
          <table:table-cell table:formula="of:=[.G416]&amp;RANDBETWEEN(1;9)" office:value-type="string" office:string-value="768" calcext:value-type="string">
            <text:p>768</text:p>
          </table:table-cell>
          <table:table-cell table:formula="of:=&quot;Team &quot;&amp;[.E416]" office:value-type="string" office:string-value="Team 768" calcext:value-type="string">
            <text:p>Team 768</text:p>
          </table:table-cell>
          <table:table-cell table:formula="of:=[.I416]&amp;RANDBETWEEN(1;9)" office:value-type="string" office:string-value="76" calcext:value-type="string">
            <text:p>76</text:p>
          </table:table-cell>
          <table:table-cell table:formula="of:=&quot;Business Line &quot;&amp;[.G416]" office:value-type="string" office:string-value="Business Line 76" calcext:value-type="string">
            <text:p>Business Line 7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16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17]&amp;RANDBETWEEN(1;9)" office:value-type="string" office:string-value="92629" calcext:value-type="string">
            <text:p>92629</text:p>
          </table:table-cell>
          <table:table-cell table:formula="of:=&quot;Product &quot;&amp;[.A417]" office:value-type="string" office:string-value="Product 92629" calcext:value-type="string">
            <text:p>Product 92629</text:p>
          </table:table-cell>
          <table:table-cell table:formula="of:=[.E417]&amp;RANDBETWEEN(1;9)" office:value-type="string" office:string-value="9262" calcext:value-type="string">
            <text:p>9262</text:p>
          </table:table-cell>
          <table:table-cell table:formula="of:=&quot;Desk &quot;&amp;[.C417]" office:value-type="string" office:string-value="Desk 9262" calcext:value-type="string">
            <text:p>Desk 9262</text:p>
          </table:table-cell>
          <table:table-cell table:formula="of:=[.G417]&amp;RANDBETWEEN(1;9)" office:value-type="string" office:string-value="926" calcext:value-type="string">
            <text:p>926</text:p>
          </table:table-cell>
          <table:table-cell table:formula="of:=&quot;Team &quot;&amp;[.E417]" office:value-type="string" office:string-value="Team 926" calcext:value-type="string">
            <text:p>Team 926</text:p>
          </table:table-cell>
          <table:table-cell table:formula="of:=[.I417]&amp;RANDBETWEEN(1;9)" office:value-type="string" office:string-value="92" calcext:value-type="string">
            <text:p>92</text:p>
          </table:table-cell>
          <table:table-cell table:formula="of:=&quot;Business Line &quot;&amp;[.G417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1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18]&amp;RANDBETWEEN(1;9)" office:value-type="string" office:string-value="61741" calcext:value-type="string">
            <text:p>61741</text:p>
          </table:table-cell>
          <table:table-cell table:formula="of:=&quot;Product &quot;&amp;[.A418]" office:value-type="string" office:string-value="Product 61741" calcext:value-type="string">
            <text:p>Product 61741</text:p>
          </table:table-cell>
          <table:table-cell table:formula="of:=[.E418]&amp;RANDBETWEEN(1;9)" office:value-type="string" office:string-value="6174" calcext:value-type="string">
            <text:p>6174</text:p>
          </table:table-cell>
          <table:table-cell table:formula="of:=&quot;Desk &quot;&amp;[.C418]" office:value-type="string" office:string-value="Desk 6174" calcext:value-type="string">
            <text:p>Desk 6174</text:p>
          </table:table-cell>
          <table:table-cell table:formula="of:=[.G418]&amp;RANDBETWEEN(1;9)" office:value-type="string" office:string-value="617" calcext:value-type="string">
            <text:p>617</text:p>
          </table:table-cell>
          <table:table-cell table:formula="of:=&quot;Team &quot;&amp;[.E418]" office:value-type="string" office:string-value="Team 617" calcext:value-type="string">
            <text:p>Team 617</text:p>
          </table:table-cell>
          <table:table-cell table:formula="of:=[.I418]&amp;RANDBETWEEN(1;9)" office:value-type="string" office:string-value="61" calcext:value-type="string">
            <text:p>61</text:p>
          </table:table-cell>
          <table:table-cell table:formula="of:=&quot;Business Line &quot;&amp;[.G418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18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19]&amp;RANDBETWEEN(1;9)" office:value-type="string" office:string-value="87125" calcext:value-type="string">
            <text:p>87125</text:p>
          </table:table-cell>
          <table:table-cell table:formula="of:=&quot;Product &quot;&amp;[.A419]" office:value-type="string" office:string-value="Product 87125" calcext:value-type="string">
            <text:p>Product 87125</text:p>
          </table:table-cell>
          <table:table-cell table:formula="of:=[.E419]&amp;RANDBETWEEN(1;9)" office:value-type="string" office:string-value="8712" calcext:value-type="string">
            <text:p>8712</text:p>
          </table:table-cell>
          <table:table-cell table:formula="of:=&quot;Desk &quot;&amp;[.C419]" office:value-type="string" office:string-value="Desk 8712" calcext:value-type="string">
            <text:p>Desk 8712</text:p>
          </table:table-cell>
          <table:table-cell table:formula="of:=[.G419]&amp;RANDBETWEEN(1;9)" office:value-type="string" office:string-value="871" calcext:value-type="string">
            <text:p>871</text:p>
          </table:table-cell>
          <table:table-cell table:formula="of:=&quot;Team &quot;&amp;[.E419]" office:value-type="string" office:string-value="Team 871" calcext:value-type="string">
            <text:p>Team 871</text:p>
          </table:table-cell>
          <table:table-cell table:formula="of:=[.I419]&amp;RANDBETWEEN(1;9)" office:value-type="string" office:string-value="87" calcext:value-type="string">
            <text:p>87</text:p>
          </table:table-cell>
          <table:table-cell table:formula="of:=&quot;Business Line &quot;&amp;[.G419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1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20]&amp;RANDBETWEEN(1;9)" office:value-type="string" office:string-value="96154" calcext:value-type="string">
            <text:p>96154</text:p>
          </table:table-cell>
          <table:table-cell table:formula="of:=&quot;Product &quot;&amp;[.A420]" office:value-type="string" office:string-value="Product 96154" calcext:value-type="string">
            <text:p>Product 96154</text:p>
          </table:table-cell>
          <table:table-cell table:formula="of:=[.E420]&amp;RANDBETWEEN(1;9)" office:value-type="string" office:string-value="9615" calcext:value-type="string">
            <text:p>9615</text:p>
          </table:table-cell>
          <table:table-cell table:formula="of:=&quot;Desk &quot;&amp;[.C420]" office:value-type="string" office:string-value="Desk 9615" calcext:value-type="string">
            <text:p>Desk 9615</text:p>
          </table:table-cell>
          <table:table-cell table:formula="of:=[.G420]&amp;RANDBETWEEN(1;9)" office:value-type="string" office:string-value="961" calcext:value-type="string">
            <text:p>961</text:p>
          </table:table-cell>
          <table:table-cell table:formula="of:=&quot;Team &quot;&amp;[.E420]" office:value-type="string" office:string-value="Team 961" calcext:value-type="string">
            <text:p>Team 961</text:p>
          </table:table-cell>
          <table:table-cell table:formula="of:=[.I420]&amp;RANDBETWEEN(1;9)" office:value-type="string" office:string-value="96" calcext:value-type="string">
            <text:p>96</text:p>
          </table:table-cell>
          <table:table-cell table:formula="of:=&quot;Business Line &quot;&amp;[.G420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20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21]&amp;RANDBETWEEN(1;9)" office:value-type="string" office:string-value="22926" calcext:value-type="string">
            <text:p>22926</text:p>
          </table:table-cell>
          <table:table-cell table:formula="of:=&quot;Product &quot;&amp;[.A421]" office:value-type="string" office:string-value="Product 22926" calcext:value-type="string">
            <text:p>Product 22926</text:p>
          </table:table-cell>
          <table:table-cell table:formula="of:=[.E421]&amp;RANDBETWEEN(1;9)" office:value-type="string" office:string-value="2292" calcext:value-type="string">
            <text:p>2292</text:p>
          </table:table-cell>
          <table:table-cell table:formula="of:=&quot;Desk &quot;&amp;[.C421]" office:value-type="string" office:string-value="Desk 2292" calcext:value-type="string">
            <text:p>Desk 2292</text:p>
          </table:table-cell>
          <table:table-cell table:formula="of:=[.G421]&amp;RANDBETWEEN(1;9)" office:value-type="string" office:string-value="229" calcext:value-type="string">
            <text:p>229</text:p>
          </table:table-cell>
          <table:table-cell table:formula="of:=&quot;Team &quot;&amp;[.E421]" office:value-type="string" office:string-value="Team 229" calcext:value-type="string">
            <text:p>Team 229</text:p>
          </table:table-cell>
          <table:table-cell table:formula="of:=[.I421]&amp;RANDBETWEEN(1;9)" office:value-type="string" office:string-value="22" calcext:value-type="string">
            <text:p>22</text:p>
          </table:table-cell>
          <table:table-cell table:formula="of:=&quot;Business Line &quot;&amp;[.G421]" office:value-type="string" office:string-value="Business Line 22" calcext:value-type="string">
            <text:p>Business Line 2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21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22]&amp;RANDBETWEEN(1;9)" office:value-type="string" office:string-value="57154" calcext:value-type="string">
            <text:p>57154</text:p>
          </table:table-cell>
          <table:table-cell table:formula="of:=&quot;Product &quot;&amp;[.A422]" office:value-type="string" office:string-value="Product 57154" calcext:value-type="string">
            <text:p>Product 57154</text:p>
          </table:table-cell>
          <table:table-cell table:formula="of:=[.E422]&amp;RANDBETWEEN(1;9)" office:value-type="string" office:string-value="5715" calcext:value-type="string">
            <text:p>5715</text:p>
          </table:table-cell>
          <table:table-cell table:formula="of:=&quot;Desk &quot;&amp;[.C422]" office:value-type="string" office:string-value="Desk 5715" calcext:value-type="string">
            <text:p>Desk 5715</text:p>
          </table:table-cell>
          <table:table-cell table:formula="of:=[.G422]&amp;RANDBETWEEN(1;9)" office:value-type="string" office:string-value="571" calcext:value-type="string">
            <text:p>571</text:p>
          </table:table-cell>
          <table:table-cell table:formula="of:=&quot;Team &quot;&amp;[.E422]" office:value-type="string" office:string-value="Team 571" calcext:value-type="string">
            <text:p>Team 571</text:p>
          </table:table-cell>
          <table:table-cell table:formula="of:=[.I422]&amp;RANDBETWEEN(1;9)" office:value-type="string" office:string-value="57" calcext:value-type="string">
            <text:p>57</text:p>
          </table:table-cell>
          <table:table-cell table:formula="of:=&quot;Business Line &quot;&amp;[.G422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2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23]&amp;RANDBETWEEN(1;9)" office:value-type="string" office:string-value="38212" calcext:value-type="string">
            <text:p>38212</text:p>
          </table:table-cell>
          <table:table-cell table:formula="of:=&quot;Product &quot;&amp;[.A423]" office:value-type="string" office:string-value="Product 38212" calcext:value-type="string">
            <text:p>Product 38212</text:p>
          </table:table-cell>
          <table:table-cell table:formula="of:=[.E423]&amp;RANDBETWEEN(1;9)" office:value-type="string" office:string-value="3821" calcext:value-type="string">
            <text:p>3821</text:p>
          </table:table-cell>
          <table:table-cell table:formula="of:=&quot;Desk &quot;&amp;[.C423]" office:value-type="string" office:string-value="Desk 3821" calcext:value-type="string">
            <text:p>Desk 3821</text:p>
          </table:table-cell>
          <table:table-cell table:formula="of:=[.G423]&amp;RANDBETWEEN(1;9)" office:value-type="string" office:string-value="382" calcext:value-type="string">
            <text:p>382</text:p>
          </table:table-cell>
          <table:table-cell table:formula="of:=&quot;Team &quot;&amp;[.E423]" office:value-type="string" office:string-value="Team 382" calcext:value-type="string">
            <text:p>Team 382</text:p>
          </table:table-cell>
          <table:table-cell table:formula="of:=[.I423]&amp;RANDBETWEEN(1;9)" office:value-type="string" office:string-value="38" calcext:value-type="string">
            <text:p>38</text:p>
          </table:table-cell>
          <table:table-cell table:formula="of:=&quot;Business Line &quot;&amp;[.G423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2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24]&amp;RANDBETWEEN(1;9)" office:value-type="string" office:string-value="63339" calcext:value-type="string">
            <text:p>63339</text:p>
          </table:table-cell>
          <table:table-cell table:formula="of:=&quot;Product &quot;&amp;[.A424]" office:value-type="string" office:string-value="Product 63339" calcext:value-type="string">
            <text:p>Product 63339</text:p>
          </table:table-cell>
          <table:table-cell table:formula="of:=[.E424]&amp;RANDBETWEEN(1;9)" office:value-type="string" office:string-value="6333" calcext:value-type="string">
            <text:p>6333</text:p>
          </table:table-cell>
          <table:table-cell table:formula="of:=&quot;Desk &quot;&amp;[.C424]" office:value-type="string" office:string-value="Desk 6333" calcext:value-type="string">
            <text:p>Desk 6333</text:p>
          </table:table-cell>
          <table:table-cell table:formula="of:=[.G424]&amp;RANDBETWEEN(1;9)" office:value-type="string" office:string-value="633" calcext:value-type="string">
            <text:p>633</text:p>
          </table:table-cell>
          <table:table-cell table:formula="of:=&quot;Team &quot;&amp;[.E424]" office:value-type="string" office:string-value="Team 633" calcext:value-type="string">
            <text:p>Team 633</text:p>
          </table:table-cell>
          <table:table-cell table:formula="of:=[.I424]&amp;RANDBETWEEN(1;9)" office:value-type="string" office:string-value="63" calcext:value-type="string">
            <text:p>63</text:p>
          </table:table-cell>
          <table:table-cell table:formula="of:=&quot;Business Line &quot;&amp;[.G424]" office:value-type="string" office:string-value="Business Line 63" calcext:value-type="string">
            <text:p>Business Line 63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24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25]&amp;RANDBETWEEN(1;9)" office:value-type="string" office:string-value="97563" calcext:value-type="string">
            <text:p>97563</text:p>
          </table:table-cell>
          <table:table-cell table:formula="of:=&quot;Product &quot;&amp;[.A425]" office:value-type="string" office:string-value="Product 97563" calcext:value-type="string">
            <text:p>Product 97563</text:p>
          </table:table-cell>
          <table:table-cell table:formula="of:=[.E425]&amp;RANDBETWEEN(1;9)" office:value-type="string" office:string-value="9756" calcext:value-type="string">
            <text:p>9756</text:p>
          </table:table-cell>
          <table:table-cell table:formula="of:=&quot;Desk &quot;&amp;[.C425]" office:value-type="string" office:string-value="Desk 9756" calcext:value-type="string">
            <text:p>Desk 9756</text:p>
          </table:table-cell>
          <table:table-cell table:formula="of:=[.G425]&amp;RANDBETWEEN(1;9)" office:value-type="string" office:string-value="975" calcext:value-type="string">
            <text:p>975</text:p>
          </table:table-cell>
          <table:table-cell table:formula="of:=&quot;Team &quot;&amp;[.E425]" office:value-type="string" office:string-value="Team 975" calcext:value-type="string">
            <text:p>Team 975</text:p>
          </table:table-cell>
          <table:table-cell table:formula="of:=[.I425]&amp;RANDBETWEEN(1;9)" office:value-type="string" office:string-value="97" calcext:value-type="string">
            <text:p>97</text:p>
          </table:table-cell>
          <table:table-cell table:formula="of:=&quot;Business Line &quot;&amp;[.G425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25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26]&amp;RANDBETWEEN(1;9)" office:value-type="string" office:string-value="28891" calcext:value-type="string">
            <text:p>28891</text:p>
          </table:table-cell>
          <table:table-cell table:formula="of:=&quot;Product &quot;&amp;[.A426]" office:value-type="string" office:string-value="Product 28891" calcext:value-type="string">
            <text:p>Product 28891</text:p>
          </table:table-cell>
          <table:table-cell table:formula="of:=[.E426]&amp;RANDBETWEEN(1;9)" office:value-type="string" office:string-value="2889" calcext:value-type="string">
            <text:p>2889</text:p>
          </table:table-cell>
          <table:table-cell table:formula="of:=&quot;Desk &quot;&amp;[.C426]" office:value-type="string" office:string-value="Desk 2889" calcext:value-type="string">
            <text:p>Desk 2889</text:p>
          </table:table-cell>
          <table:table-cell table:formula="of:=[.G426]&amp;RANDBETWEEN(1;9)" office:value-type="string" office:string-value="288" calcext:value-type="string">
            <text:p>288</text:p>
          </table:table-cell>
          <table:table-cell table:formula="of:=&quot;Team &quot;&amp;[.E426]" office:value-type="string" office:string-value="Team 288" calcext:value-type="string">
            <text:p>Team 288</text:p>
          </table:table-cell>
          <table:table-cell table:formula="of:=[.I426]&amp;RANDBETWEEN(1;9)" office:value-type="string" office:string-value="28" calcext:value-type="string">
            <text:p>28</text:p>
          </table:table-cell>
          <table:table-cell table:formula="of:=&quot;Business Line &quot;&amp;[.G426]" office:value-type="string" office:string-value="Business Line 28" calcext:value-type="string">
            <text:p>Business Line 28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2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27]&amp;RANDBETWEEN(1;9)" office:value-type="string" office:string-value="92568" calcext:value-type="string">
            <text:p>92568</text:p>
          </table:table-cell>
          <table:table-cell table:formula="of:=&quot;Product &quot;&amp;[.A427]" office:value-type="string" office:string-value="Product 92568" calcext:value-type="string">
            <text:p>Product 92568</text:p>
          </table:table-cell>
          <table:table-cell table:formula="of:=[.E427]&amp;RANDBETWEEN(1;9)" office:value-type="string" office:string-value="9256" calcext:value-type="string">
            <text:p>9256</text:p>
          </table:table-cell>
          <table:table-cell table:formula="of:=&quot;Desk &quot;&amp;[.C427]" office:value-type="string" office:string-value="Desk 9256" calcext:value-type="string">
            <text:p>Desk 9256</text:p>
          </table:table-cell>
          <table:table-cell table:formula="of:=[.G427]&amp;RANDBETWEEN(1;9)" office:value-type="string" office:string-value="925" calcext:value-type="string">
            <text:p>925</text:p>
          </table:table-cell>
          <table:table-cell table:formula="of:=&quot;Team &quot;&amp;[.E427]" office:value-type="string" office:string-value="Team 925" calcext:value-type="string">
            <text:p>Team 925</text:p>
          </table:table-cell>
          <table:table-cell table:formula="of:=[.I427]&amp;RANDBETWEEN(1;9)" office:value-type="string" office:string-value="92" calcext:value-type="string">
            <text:p>92</text:p>
          </table:table-cell>
          <table:table-cell table:formula="of:=&quot;Business Line &quot;&amp;[.G427]" office:value-type="string" office:string-value="Business Line 92" calcext:value-type="string">
            <text:p>Business Line 9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27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28]&amp;RANDBETWEEN(1;9)" office:value-type="string" office:string-value="94148" calcext:value-type="string">
            <text:p>94148</text:p>
          </table:table-cell>
          <table:table-cell table:formula="of:=&quot;Product &quot;&amp;[.A428]" office:value-type="string" office:string-value="Product 94148" calcext:value-type="string">
            <text:p>Product 94148</text:p>
          </table:table-cell>
          <table:table-cell table:formula="of:=[.E428]&amp;RANDBETWEEN(1;9)" office:value-type="string" office:string-value="9414" calcext:value-type="string">
            <text:p>9414</text:p>
          </table:table-cell>
          <table:table-cell table:formula="of:=&quot;Desk &quot;&amp;[.C428]" office:value-type="string" office:string-value="Desk 9414" calcext:value-type="string">
            <text:p>Desk 9414</text:p>
          </table:table-cell>
          <table:table-cell table:formula="of:=[.G428]&amp;RANDBETWEEN(1;9)" office:value-type="string" office:string-value="941" calcext:value-type="string">
            <text:p>941</text:p>
          </table:table-cell>
          <table:table-cell table:formula="of:=&quot;Team &quot;&amp;[.E428]" office:value-type="string" office:string-value="Team 941" calcext:value-type="string">
            <text:p>Team 941</text:p>
          </table:table-cell>
          <table:table-cell table:formula="of:=[.I428]&amp;RANDBETWEEN(1;9)" office:value-type="string" office:string-value="94" calcext:value-type="string">
            <text:p>94</text:p>
          </table:table-cell>
          <table:table-cell table:formula="of:=&quot;Business Line &quot;&amp;[.G428]" office:value-type="string" office:string-value="Business Line 94" calcext:value-type="string">
            <text:p>Business Line 9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2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29]&amp;RANDBETWEEN(1;9)" office:value-type="string" office:string-value="48744" calcext:value-type="string">
            <text:p>48744</text:p>
          </table:table-cell>
          <table:table-cell table:formula="of:=&quot;Product &quot;&amp;[.A429]" office:value-type="string" office:string-value="Product 48744" calcext:value-type="string">
            <text:p>Product 48744</text:p>
          </table:table-cell>
          <table:table-cell table:formula="of:=[.E429]&amp;RANDBETWEEN(1;9)" office:value-type="string" office:string-value="4874" calcext:value-type="string">
            <text:p>4874</text:p>
          </table:table-cell>
          <table:table-cell table:formula="of:=&quot;Desk &quot;&amp;[.C429]" office:value-type="string" office:string-value="Desk 4874" calcext:value-type="string">
            <text:p>Desk 4874</text:p>
          </table:table-cell>
          <table:table-cell table:formula="of:=[.G429]&amp;RANDBETWEEN(1;9)" office:value-type="string" office:string-value="487" calcext:value-type="string">
            <text:p>487</text:p>
          </table:table-cell>
          <table:table-cell table:formula="of:=&quot;Team &quot;&amp;[.E429]" office:value-type="string" office:string-value="Team 487" calcext:value-type="string">
            <text:p>Team 487</text:p>
          </table:table-cell>
          <table:table-cell table:formula="of:=[.I429]&amp;RANDBETWEEN(1;9)" office:value-type="string" office:string-value="48" calcext:value-type="string">
            <text:p>48</text:p>
          </table:table-cell>
          <table:table-cell table:formula="of:=&quot;Business Line &quot;&amp;[.G429]" office:value-type="string" office:string-value="Business Line 48" calcext:value-type="string">
            <text:p>Business Line 4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29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30]&amp;RANDBETWEEN(1;9)" office:value-type="string" office:string-value="45389" calcext:value-type="string">
            <text:p>45389</text:p>
          </table:table-cell>
          <table:table-cell table:formula="of:=&quot;Product &quot;&amp;[.A430]" office:value-type="string" office:string-value="Product 45389" calcext:value-type="string">
            <text:p>Product 45389</text:p>
          </table:table-cell>
          <table:table-cell table:formula="of:=[.E430]&amp;RANDBETWEEN(1;9)" office:value-type="string" office:string-value="4538" calcext:value-type="string">
            <text:p>4538</text:p>
          </table:table-cell>
          <table:table-cell table:formula="of:=&quot;Desk &quot;&amp;[.C430]" office:value-type="string" office:string-value="Desk 4538" calcext:value-type="string">
            <text:p>Desk 4538</text:p>
          </table:table-cell>
          <table:table-cell table:formula="of:=[.G430]&amp;RANDBETWEEN(1;9)" office:value-type="string" office:string-value="453" calcext:value-type="string">
            <text:p>453</text:p>
          </table:table-cell>
          <table:table-cell table:formula="of:=&quot;Team &quot;&amp;[.E430]" office:value-type="string" office:string-value="Team 453" calcext:value-type="string">
            <text:p>Team 453</text:p>
          </table:table-cell>
          <table:table-cell table:formula="of:=[.I430]&amp;RANDBETWEEN(1;9)" office:value-type="string" office:string-value="45" calcext:value-type="string">
            <text:p>45</text:p>
          </table:table-cell>
          <table:table-cell table:formula="of:=&quot;Business Line &quot;&amp;[.G430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3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31]&amp;RANDBETWEEN(1;9)" office:value-type="string" office:string-value="41225" calcext:value-type="string">
            <text:p>41225</text:p>
          </table:table-cell>
          <table:table-cell table:formula="of:=&quot;Product &quot;&amp;[.A431]" office:value-type="string" office:string-value="Product 41225" calcext:value-type="string">
            <text:p>Product 41225</text:p>
          </table:table-cell>
          <table:table-cell table:formula="of:=[.E431]&amp;RANDBETWEEN(1;9)" office:value-type="string" office:string-value="4122" calcext:value-type="string">
            <text:p>4122</text:p>
          </table:table-cell>
          <table:table-cell table:formula="of:=&quot;Desk &quot;&amp;[.C431]" office:value-type="string" office:string-value="Desk 4122" calcext:value-type="string">
            <text:p>Desk 4122</text:p>
          </table:table-cell>
          <table:table-cell table:formula="of:=[.G431]&amp;RANDBETWEEN(1;9)" office:value-type="string" office:string-value="412" calcext:value-type="string">
            <text:p>412</text:p>
          </table:table-cell>
          <table:table-cell table:formula="of:=&quot;Team &quot;&amp;[.E431]" office:value-type="string" office:string-value="Team 412" calcext:value-type="string">
            <text:p>Team 412</text:p>
          </table:table-cell>
          <table:table-cell table:formula="of:=[.I431]&amp;RANDBETWEEN(1;9)" office:value-type="string" office:string-value="41" calcext:value-type="string">
            <text:p>41</text:p>
          </table:table-cell>
          <table:table-cell table:formula="of:=&quot;Business Line &quot;&amp;[.G431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3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32]&amp;RANDBETWEEN(1;9)" office:value-type="string" office:string-value="69449" calcext:value-type="string">
            <text:p>69449</text:p>
          </table:table-cell>
          <table:table-cell table:formula="of:=&quot;Product &quot;&amp;[.A432]" office:value-type="string" office:string-value="Product 69449" calcext:value-type="string">
            <text:p>Product 69449</text:p>
          </table:table-cell>
          <table:table-cell table:formula="of:=[.E432]&amp;RANDBETWEEN(1;9)" office:value-type="string" office:string-value="6944" calcext:value-type="string">
            <text:p>6944</text:p>
          </table:table-cell>
          <table:table-cell table:formula="of:=&quot;Desk &quot;&amp;[.C432]" office:value-type="string" office:string-value="Desk 6944" calcext:value-type="string">
            <text:p>Desk 6944</text:p>
          </table:table-cell>
          <table:table-cell table:formula="of:=[.G432]&amp;RANDBETWEEN(1;9)" office:value-type="string" office:string-value="694" calcext:value-type="string">
            <text:p>694</text:p>
          </table:table-cell>
          <table:table-cell table:formula="of:=&quot;Team &quot;&amp;[.E432]" office:value-type="string" office:string-value="Team 694" calcext:value-type="string">
            <text:p>Team 694</text:p>
          </table:table-cell>
          <table:table-cell table:formula="of:=[.I432]&amp;RANDBETWEEN(1;9)" office:value-type="string" office:string-value="69" calcext:value-type="string">
            <text:p>69</text:p>
          </table:table-cell>
          <table:table-cell table:formula="of:=&quot;Business Line &quot;&amp;[.G432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32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33]&amp;RANDBETWEEN(1;9)" office:value-type="string" office:string-value="98959" calcext:value-type="string">
            <text:p>98959</text:p>
          </table:table-cell>
          <table:table-cell table:formula="of:=&quot;Product &quot;&amp;[.A433]" office:value-type="string" office:string-value="Product 98959" calcext:value-type="string">
            <text:p>Product 98959</text:p>
          </table:table-cell>
          <table:table-cell table:formula="of:=[.E433]&amp;RANDBETWEEN(1;9)" office:value-type="string" office:string-value="9895" calcext:value-type="string">
            <text:p>9895</text:p>
          </table:table-cell>
          <table:table-cell table:formula="of:=&quot;Desk &quot;&amp;[.C433]" office:value-type="string" office:string-value="Desk 9895" calcext:value-type="string">
            <text:p>Desk 9895</text:p>
          </table:table-cell>
          <table:table-cell table:formula="of:=[.G433]&amp;RANDBETWEEN(1;9)" office:value-type="string" office:string-value="989" calcext:value-type="string">
            <text:p>989</text:p>
          </table:table-cell>
          <table:table-cell table:formula="of:=&quot;Team &quot;&amp;[.E433]" office:value-type="string" office:string-value="Team 989" calcext:value-type="string">
            <text:p>Team 989</text:p>
          </table:table-cell>
          <table:table-cell table:formula="of:=[.I433]&amp;RANDBETWEEN(1;9)" office:value-type="string" office:string-value="98" calcext:value-type="string">
            <text:p>98</text:p>
          </table:table-cell>
          <table:table-cell table:formula="of:=&quot;Business Line &quot;&amp;[.G433]" office:value-type="string" office:string-value="Business Line 98" calcext:value-type="string">
            <text:p>Business Line 9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33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34]&amp;RANDBETWEEN(1;9)" office:value-type="string" office:string-value="97952" calcext:value-type="string">
            <text:p>97952</text:p>
          </table:table-cell>
          <table:table-cell table:formula="of:=&quot;Product &quot;&amp;[.A434]" office:value-type="string" office:string-value="Product 97952" calcext:value-type="string">
            <text:p>Product 97952</text:p>
          </table:table-cell>
          <table:table-cell table:formula="of:=[.E434]&amp;RANDBETWEEN(1;9)" office:value-type="string" office:string-value="9795" calcext:value-type="string">
            <text:p>9795</text:p>
          </table:table-cell>
          <table:table-cell table:formula="of:=&quot;Desk &quot;&amp;[.C434]" office:value-type="string" office:string-value="Desk 9795" calcext:value-type="string">
            <text:p>Desk 9795</text:p>
          </table:table-cell>
          <table:table-cell table:formula="of:=[.G434]&amp;RANDBETWEEN(1;9)" office:value-type="string" office:string-value="979" calcext:value-type="string">
            <text:p>979</text:p>
          </table:table-cell>
          <table:table-cell table:formula="of:=&quot;Team &quot;&amp;[.E434]" office:value-type="string" office:string-value="Team 979" calcext:value-type="string">
            <text:p>Team 979</text:p>
          </table:table-cell>
          <table:table-cell table:formula="of:=[.I434]&amp;RANDBETWEEN(1;9)" office:value-type="string" office:string-value="97" calcext:value-type="string">
            <text:p>97</text:p>
          </table:table-cell>
          <table:table-cell table:formula="of:=&quot;Business Line &quot;&amp;[.G434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34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35]&amp;RANDBETWEEN(1;9)" office:value-type="string" office:string-value="41267" calcext:value-type="string">
            <text:p>41267</text:p>
          </table:table-cell>
          <table:table-cell table:formula="of:=&quot;Product &quot;&amp;[.A435]" office:value-type="string" office:string-value="Product 41267" calcext:value-type="string">
            <text:p>Product 41267</text:p>
          </table:table-cell>
          <table:table-cell table:formula="of:=[.E435]&amp;RANDBETWEEN(1;9)" office:value-type="string" office:string-value="4126" calcext:value-type="string">
            <text:p>4126</text:p>
          </table:table-cell>
          <table:table-cell table:formula="of:=&quot;Desk &quot;&amp;[.C435]" office:value-type="string" office:string-value="Desk 4126" calcext:value-type="string">
            <text:p>Desk 4126</text:p>
          </table:table-cell>
          <table:table-cell table:formula="of:=[.G435]&amp;RANDBETWEEN(1;9)" office:value-type="string" office:string-value="412" calcext:value-type="string">
            <text:p>412</text:p>
          </table:table-cell>
          <table:table-cell table:formula="of:=&quot;Team &quot;&amp;[.E435]" office:value-type="string" office:string-value="Team 412" calcext:value-type="string">
            <text:p>Team 412</text:p>
          </table:table-cell>
          <table:table-cell table:formula="of:=[.I435]&amp;RANDBETWEEN(1;9)" office:value-type="string" office:string-value="41" calcext:value-type="string">
            <text:p>41</text:p>
          </table:table-cell>
          <table:table-cell table:formula="of:=&quot;Business Line &quot;&amp;[.G435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3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36]&amp;RANDBETWEEN(1;9)" office:value-type="string" office:string-value="56698" calcext:value-type="string">
            <text:p>56698</text:p>
          </table:table-cell>
          <table:table-cell table:formula="of:=&quot;Product &quot;&amp;[.A436]" office:value-type="string" office:string-value="Product 56698" calcext:value-type="string">
            <text:p>Product 56698</text:p>
          </table:table-cell>
          <table:table-cell table:formula="of:=[.E436]&amp;RANDBETWEEN(1;9)" office:value-type="string" office:string-value="5669" calcext:value-type="string">
            <text:p>5669</text:p>
          </table:table-cell>
          <table:table-cell table:formula="of:=&quot;Desk &quot;&amp;[.C436]" office:value-type="string" office:string-value="Desk 5669" calcext:value-type="string">
            <text:p>Desk 5669</text:p>
          </table:table-cell>
          <table:table-cell table:formula="of:=[.G436]&amp;RANDBETWEEN(1;9)" office:value-type="string" office:string-value="566" calcext:value-type="string">
            <text:p>566</text:p>
          </table:table-cell>
          <table:table-cell table:formula="of:=&quot;Team &quot;&amp;[.E436]" office:value-type="string" office:string-value="Team 566" calcext:value-type="string">
            <text:p>Team 566</text:p>
          </table:table-cell>
          <table:table-cell table:formula="of:=[.I436]&amp;RANDBETWEEN(1;9)" office:value-type="string" office:string-value="56" calcext:value-type="string">
            <text:p>56</text:p>
          </table:table-cell>
          <table:table-cell table:formula="of:=&quot;Business Line &quot;&amp;[.G436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3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37]&amp;RANDBETWEEN(1;9)" office:value-type="string" office:string-value="52815" calcext:value-type="string">
            <text:p>52815</text:p>
          </table:table-cell>
          <table:table-cell table:formula="of:=&quot;Product &quot;&amp;[.A437]" office:value-type="string" office:string-value="Product 52815" calcext:value-type="string">
            <text:p>Product 52815</text:p>
          </table:table-cell>
          <table:table-cell table:formula="of:=[.E437]&amp;RANDBETWEEN(1;9)" office:value-type="string" office:string-value="5281" calcext:value-type="string">
            <text:p>5281</text:p>
          </table:table-cell>
          <table:table-cell table:formula="of:=&quot;Desk &quot;&amp;[.C437]" office:value-type="string" office:string-value="Desk 5281" calcext:value-type="string">
            <text:p>Desk 5281</text:p>
          </table:table-cell>
          <table:table-cell table:formula="of:=[.G437]&amp;RANDBETWEEN(1;9)" office:value-type="string" office:string-value="528" calcext:value-type="string">
            <text:p>528</text:p>
          </table:table-cell>
          <table:table-cell table:formula="of:=&quot;Team &quot;&amp;[.E437]" office:value-type="string" office:string-value="Team 528" calcext:value-type="string">
            <text:p>Team 528</text:p>
          </table:table-cell>
          <table:table-cell table:formula="of:=[.I437]&amp;RANDBETWEEN(1;9)" office:value-type="string" office:string-value="52" calcext:value-type="string">
            <text:p>52</text:p>
          </table:table-cell>
          <table:table-cell table:formula="of:=&quot;Business Line &quot;&amp;[.G437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3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38]&amp;RANDBETWEEN(1;9)" office:value-type="string" office:string-value="33435" calcext:value-type="string">
            <text:p>33435</text:p>
          </table:table-cell>
          <table:table-cell table:formula="of:=&quot;Product &quot;&amp;[.A438]" office:value-type="string" office:string-value="Product 33435" calcext:value-type="string">
            <text:p>Product 33435</text:p>
          </table:table-cell>
          <table:table-cell table:formula="of:=[.E438]&amp;RANDBETWEEN(1;9)" office:value-type="string" office:string-value="3343" calcext:value-type="string">
            <text:p>3343</text:p>
          </table:table-cell>
          <table:table-cell table:formula="of:=&quot;Desk &quot;&amp;[.C438]" office:value-type="string" office:string-value="Desk 3343" calcext:value-type="string">
            <text:p>Desk 3343</text:p>
          </table:table-cell>
          <table:table-cell table:formula="of:=[.G438]&amp;RANDBETWEEN(1;9)" office:value-type="string" office:string-value="334" calcext:value-type="string">
            <text:p>334</text:p>
          </table:table-cell>
          <table:table-cell table:formula="of:=&quot;Team &quot;&amp;[.E438]" office:value-type="string" office:string-value="Team 334" calcext:value-type="string">
            <text:p>Team 334</text:p>
          </table:table-cell>
          <table:table-cell table:formula="of:=[.I438]&amp;RANDBETWEEN(1;9)" office:value-type="string" office:string-value="33" calcext:value-type="string">
            <text:p>33</text:p>
          </table:table-cell>
          <table:table-cell table:formula="of:=&quot;Business Line &quot;&amp;[.G438]" office:value-type="string" office:string-value="Business Line 33" calcext:value-type="string">
            <text:p>Business Line 33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3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39]&amp;RANDBETWEEN(1;9)" office:value-type="string" office:string-value="16373" calcext:value-type="string">
            <text:p>16373</text:p>
          </table:table-cell>
          <table:table-cell table:formula="of:=&quot;Product &quot;&amp;[.A439]" office:value-type="string" office:string-value="Product 16373" calcext:value-type="string">
            <text:p>Product 16373</text:p>
          </table:table-cell>
          <table:table-cell table:formula="of:=[.E439]&amp;RANDBETWEEN(1;9)" office:value-type="string" office:string-value="1637" calcext:value-type="string">
            <text:p>1637</text:p>
          </table:table-cell>
          <table:table-cell table:formula="of:=&quot;Desk &quot;&amp;[.C439]" office:value-type="string" office:string-value="Desk 1637" calcext:value-type="string">
            <text:p>Desk 1637</text:p>
          </table:table-cell>
          <table:table-cell table:formula="of:=[.G439]&amp;RANDBETWEEN(1;9)" office:value-type="string" office:string-value="163" calcext:value-type="string">
            <text:p>163</text:p>
          </table:table-cell>
          <table:table-cell table:formula="of:=&quot;Team &quot;&amp;[.E439]" office:value-type="string" office:string-value="Team 163" calcext:value-type="string">
            <text:p>Team 163</text:p>
          </table:table-cell>
          <table:table-cell table:formula="of:=[.I439]&amp;RANDBETWEEN(1;9)" office:value-type="string" office:string-value="16" calcext:value-type="string">
            <text:p>16</text:p>
          </table:table-cell>
          <table:table-cell table:formula="of:=&quot;Business Line &quot;&amp;[.G439]" office:value-type="string" office:string-value="Business Line 16" calcext:value-type="string">
            <text:p>Business Line 16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39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40]&amp;RANDBETWEEN(1;9)" office:value-type="string" office:string-value="82237" calcext:value-type="string">
            <text:p>82237</text:p>
          </table:table-cell>
          <table:table-cell table:formula="of:=&quot;Product &quot;&amp;[.A440]" office:value-type="string" office:string-value="Product 82237" calcext:value-type="string">
            <text:p>Product 82237</text:p>
          </table:table-cell>
          <table:table-cell table:formula="of:=[.E440]&amp;RANDBETWEEN(1;9)" office:value-type="string" office:string-value="8223" calcext:value-type="string">
            <text:p>8223</text:p>
          </table:table-cell>
          <table:table-cell table:formula="of:=&quot;Desk &quot;&amp;[.C440]" office:value-type="string" office:string-value="Desk 8223" calcext:value-type="string">
            <text:p>Desk 8223</text:p>
          </table:table-cell>
          <table:table-cell table:formula="of:=[.G440]&amp;RANDBETWEEN(1;9)" office:value-type="string" office:string-value="822" calcext:value-type="string">
            <text:p>822</text:p>
          </table:table-cell>
          <table:table-cell table:formula="of:=&quot;Team &quot;&amp;[.E440]" office:value-type="string" office:string-value="Team 822" calcext:value-type="string">
            <text:p>Team 822</text:p>
          </table:table-cell>
          <table:table-cell table:formula="of:=[.I440]&amp;RANDBETWEEN(1;9)" office:value-type="string" office:string-value="82" calcext:value-type="string">
            <text:p>82</text:p>
          </table:table-cell>
          <table:table-cell table:formula="of:=&quot;Business Line &quot;&amp;[.G440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4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41]&amp;RANDBETWEEN(1;9)" office:value-type="string" office:string-value="57578" calcext:value-type="string">
            <text:p>57578</text:p>
          </table:table-cell>
          <table:table-cell table:formula="of:=&quot;Product &quot;&amp;[.A441]" office:value-type="string" office:string-value="Product 57578" calcext:value-type="string">
            <text:p>Product 57578</text:p>
          </table:table-cell>
          <table:table-cell table:formula="of:=[.E441]&amp;RANDBETWEEN(1;9)" office:value-type="string" office:string-value="5757" calcext:value-type="string">
            <text:p>5757</text:p>
          </table:table-cell>
          <table:table-cell table:formula="of:=&quot;Desk &quot;&amp;[.C441]" office:value-type="string" office:string-value="Desk 5757" calcext:value-type="string">
            <text:p>Desk 5757</text:p>
          </table:table-cell>
          <table:table-cell table:formula="of:=[.G441]&amp;RANDBETWEEN(1;9)" office:value-type="string" office:string-value="575" calcext:value-type="string">
            <text:p>575</text:p>
          </table:table-cell>
          <table:table-cell table:formula="of:=&quot;Team &quot;&amp;[.E441]" office:value-type="string" office:string-value="Team 575" calcext:value-type="string">
            <text:p>Team 575</text:p>
          </table:table-cell>
          <table:table-cell table:formula="of:=[.I441]&amp;RANDBETWEEN(1;9)" office:value-type="string" office:string-value="57" calcext:value-type="string">
            <text:p>57</text:p>
          </table:table-cell>
          <table:table-cell table:formula="of:=&quot;Business Line &quot;&amp;[.G441]" office:value-type="string" office:string-value="Business Line 57" calcext:value-type="string">
            <text:p>Business Line 5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41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42]&amp;RANDBETWEEN(1;9)" office:value-type="string" office:string-value="74734" calcext:value-type="string">
            <text:p>74734</text:p>
          </table:table-cell>
          <table:table-cell table:formula="of:=&quot;Product &quot;&amp;[.A442]" office:value-type="string" office:string-value="Product 74734" calcext:value-type="string">
            <text:p>Product 74734</text:p>
          </table:table-cell>
          <table:table-cell table:formula="of:=[.E442]&amp;RANDBETWEEN(1;9)" office:value-type="string" office:string-value="7473" calcext:value-type="string">
            <text:p>7473</text:p>
          </table:table-cell>
          <table:table-cell table:formula="of:=&quot;Desk &quot;&amp;[.C442]" office:value-type="string" office:string-value="Desk 7473" calcext:value-type="string">
            <text:p>Desk 7473</text:p>
          </table:table-cell>
          <table:table-cell table:formula="of:=[.G442]&amp;RANDBETWEEN(1;9)" office:value-type="string" office:string-value="747" calcext:value-type="string">
            <text:p>747</text:p>
          </table:table-cell>
          <table:table-cell table:formula="of:=&quot;Team &quot;&amp;[.E442]" office:value-type="string" office:string-value="Team 747" calcext:value-type="string">
            <text:p>Team 747</text:p>
          </table:table-cell>
          <table:table-cell table:formula="of:=[.I442]&amp;RANDBETWEEN(1;9)" office:value-type="string" office:string-value="74" calcext:value-type="string">
            <text:p>74</text:p>
          </table:table-cell>
          <table:table-cell table:formula="of:=&quot;Business Line &quot;&amp;[.G442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42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43]&amp;RANDBETWEEN(1;9)" office:value-type="string" office:string-value="71386" calcext:value-type="string">
            <text:p>71386</text:p>
          </table:table-cell>
          <table:table-cell table:formula="of:=&quot;Product &quot;&amp;[.A443]" office:value-type="string" office:string-value="Product 71386" calcext:value-type="string">
            <text:p>Product 71386</text:p>
          </table:table-cell>
          <table:table-cell table:formula="of:=[.E443]&amp;RANDBETWEEN(1;9)" office:value-type="string" office:string-value="7138" calcext:value-type="string">
            <text:p>7138</text:p>
          </table:table-cell>
          <table:table-cell table:formula="of:=&quot;Desk &quot;&amp;[.C443]" office:value-type="string" office:string-value="Desk 7138" calcext:value-type="string">
            <text:p>Desk 7138</text:p>
          </table:table-cell>
          <table:table-cell table:formula="of:=[.G443]&amp;RANDBETWEEN(1;9)" office:value-type="string" office:string-value="713" calcext:value-type="string">
            <text:p>713</text:p>
          </table:table-cell>
          <table:table-cell table:formula="of:=&quot;Team &quot;&amp;[.E443]" office:value-type="string" office:string-value="Team 713" calcext:value-type="string">
            <text:p>Team 713</text:p>
          </table:table-cell>
          <table:table-cell table:formula="of:=[.I443]&amp;RANDBETWEEN(1;9)" office:value-type="string" office:string-value="71" calcext:value-type="string">
            <text:p>71</text:p>
          </table:table-cell>
          <table:table-cell table:formula="of:=&quot;Business Line &quot;&amp;[.G443]" office:value-type="string" office:string-value="Business Line 71" calcext:value-type="string">
            <text:p>Business Line 7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43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44]&amp;RANDBETWEEN(1;9)" office:value-type="string" office:string-value="56554" calcext:value-type="string">
            <text:p>56554</text:p>
          </table:table-cell>
          <table:table-cell table:formula="of:=&quot;Product &quot;&amp;[.A444]" office:value-type="string" office:string-value="Product 56554" calcext:value-type="string">
            <text:p>Product 56554</text:p>
          </table:table-cell>
          <table:table-cell table:formula="of:=[.E444]&amp;RANDBETWEEN(1;9)" office:value-type="string" office:string-value="5655" calcext:value-type="string">
            <text:p>5655</text:p>
          </table:table-cell>
          <table:table-cell table:formula="of:=&quot;Desk &quot;&amp;[.C444]" office:value-type="string" office:string-value="Desk 5655" calcext:value-type="string">
            <text:p>Desk 5655</text:p>
          </table:table-cell>
          <table:table-cell table:formula="of:=[.G444]&amp;RANDBETWEEN(1;9)" office:value-type="string" office:string-value="565" calcext:value-type="string">
            <text:p>565</text:p>
          </table:table-cell>
          <table:table-cell table:formula="of:=&quot;Team &quot;&amp;[.E444]" office:value-type="string" office:string-value="Team 565" calcext:value-type="string">
            <text:p>Team 565</text:p>
          </table:table-cell>
          <table:table-cell table:formula="of:=[.I444]&amp;RANDBETWEEN(1;9)" office:value-type="string" office:string-value="56" calcext:value-type="string">
            <text:p>56</text:p>
          </table:table-cell>
          <table:table-cell table:formula="of:=&quot;Business Line &quot;&amp;[.G444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44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45]&amp;RANDBETWEEN(1;9)" office:value-type="string" office:string-value="52736" calcext:value-type="string">
            <text:p>52736</text:p>
          </table:table-cell>
          <table:table-cell table:formula="of:=&quot;Product &quot;&amp;[.A445]" office:value-type="string" office:string-value="Product 52736" calcext:value-type="string">
            <text:p>Product 52736</text:p>
          </table:table-cell>
          <table:table-cell table:formula="of:=[.E445]&amp;RANDBETWEEN(1;9)" office:value-type="string" office:string-value="5273" calcext:value-type="string">
            <text:p>5273</text:p>
          </table:table-cell>
          <table:table-cell table:formula="of:=&quot;Desk &quot;&amp;[.C445]" office:value-type="string" office:string-value="Desk 5273" calcext:value-type="string">
            <text:p>Desk 5273</text:p>
          </table:table-cell>
          <table:table-cell table:formula="of:=[.G445]&amp;RANDBETWEEN(1;9)" office:value-type="string" office:string-value="527" calcext:value-type="string">
            <text:p>527</text:p>
          </table:table-cell>
          <table:table-cell table:formula="of:=&quot;Team &quot;&amp;[.E445]" office:value-type="string" office:string-value="Team 527" calcext:value-type="string">
            <text:p>Team 527</text:p>
          </table:table-cell>
          <table:table-cell table:formula="of:=[.I445]&amp;RANDBETWEEN(1;9)" office:value-type="string" office:string-value="52" calcext:value-type="string">
            <text:p>52</text:p>
          </table:table-cell>
          <table:table-cell table:formula="of:=&quot;Business Line &quot;&amp;[.G445]" office:value-type="string" office:string-value="Business Line 52" calcext:value-type="string">
            <text:p>Business Line 5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45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46]&amp;RANDBETWEEN(1;9)" office:value-type="string" office:string-value="53433" calcext:value-type="string">
            <text:p>53433</text:p>
          </table:table-cell>
          <table:table-cell table:formula="of:=&quot;Product &quot;&amp;[.A446]" office:value-type="string" office:string-value="Product 53433" calcext:value-type="string">
            <text:p>Product 53433</text:p>
          </table:table-cell>
          <table:table-cell table:formula="of:=[.E446]&amp;RANDBETWEEN(1;9)" office:value-type="string" office:string-value="5343" calcext:value-type="string">
            <text:p>5343</text:p>
          </table:table-cell>
          <table:table-cell table:formula="of:=&quot;Desk &quot;&amp;[.C446]" office:value-type="string" office:string-value="Desk 5343" calcext:value-type="string">
            <text:p>Desk 5343</text:p>
          </table:table-cell>
          <table:table-cell table:formula="of:=[.G446]&amp;RANDBETWEEN(1;9)" office:value-type="string" office:string-value="534" calcext:value-type="string">
            <text:p>534</text:p>
          </table:table-cell>
          <table:table-cell table:formula="of:=&quot;Team &quot;&amp;[.E446]" office:value-type="string" office:string-value="Team 534" calcext:value-type="string">
            <text:p>Team 534</text:p>
          </table:table-cell>
          <table:table-cell table:formula="of:=[.I446]&amp;RANDBETWEEN(1;9)" office:value-type="string" office:string-value="53" calcext:value-type="string">
            <text:p>53</text:p>
          </table:table-cell>
          <table:table-cell table:formula="of:=&quot;Business Line &quot;&amp;[.G446]" office:value-type="string" office:string-value="Business Line 53" calcext:value-type="string">
            <text:p>Business Line 53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4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47]&amp;RANDBETWEEN(1;9)" office:value-type="string" office:string-value="67696" calcext:value-type="string">
            <text:p>67696</text:p>
          </table:table-cell>
          <table:table-cell table:formula="of:=&quot;Product &quot;&amp;[.A447]" office:value-type="string" office:string-value="Product 67696" calcext:value-type="string">
            <text:p>Product 67696</text:p>
          </table:table-cell>
          <table:table-cell table:formula="of:=[.E447]&amp;RANDBETWEEN(1;9)" office:value-type="string" office:string-value="6769" calcext:value-type="string">
            <text:p>6769</text:p>
          </table:table-cell>
          <table:table-cell table:formula="of:=&quot;Desk &quot;&amp;[.C447]" office:value-type="string" office:string-value="Desk 6769" calcext:value-type="string">
            <text:p>Desk 6769</text:p>
          </table:table-cell>
          <table:table-cell table:formula="of:=[.G447]&amp;RANDBETWEEN(1;9)" office:value-type="string" office:string-value="676" calcext:value-type="string">
            <text:p>676</text:p>
          </table:table-cell>
          <table:table-cell table:formula="of:=&quot;Team &quot;&amp;[.E447]" office:value-type="string" office:string-value="Team 676" calcext:value-type="string">
            <text:p>Team 676</text:p>
          </table:table-cell>
          <table:table-cell table:formula="of:=[.I447]&amp;RANDBETWEEN(1;9)" office:value-type="string" office:string-value="67" calcext:value-type="string">
            <text:p>67</text:p>
          </table:table-cell>
          <table:table-cell table:formula="of:=&quot;Business Line &quot;&amp;[.G447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4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48]&amp;RANDBETWEEN(1;9)" office:value-type="string" office:string-value="88678" calcext:value-type="string">
            <text:p>88678</text:p>
          </table:table-cell>
          <table:table-cell table:formula="of:=&quot;Product &quot;&amp;[.A448]" office:value-type="string" office:string-value="Product 88678" calcext:value-type="string">
            <text:p>Product 88678</text:p>
          </table:table-cell>
          <table:table-cell table:formula="of:=[.E448]&amp;RANDBETWEEN(1;9)" office:value-type="string" office:string-value="8867" calcext:value-type="string">
            <text:p>8867</text:p>
          </table:table-cell>
          <table:table-cell table:formula="of:=&quot;Desk &quot;&amp;[.C448]" office:value-type="string" office:string-value="Desk 8867" calcext:value-type="string">
            <text:p>Desk 8867</text:p>
          </table:table-cell>
          <table:table-cell table:formula="of:=[.G448]&amp;RANDBETWEEN(1;9)" office:value-type="string" office:string-value="886" calcext:value-type="string">
            <text:p>886</text:p>
          </table:table-cell>
          <table:table-cell table:formula="of:=&quot;Team &quot;&amp;[.E448]" office:value-type="string" office:string-value="Team 886" calcext:value-type="string">
            <text:p>Team 886</text:p>
          </table:table-cell>
          <table:table-cell table:formula="of:=[.I448]&amp;RANDBETWEEN(1;9)" office:value-type="string" office:string-value="88" calcext:value-type="string">
            <text:p>88</text:p>
          </table:table-cell>
          <table:table-cell table:formula="of:=&quot;Business Line &quot;&amp;[.G448]" office:value-type="string" office:string-value="Business Line 88" calcext:value-type="string">
            <text:p>Business Line 88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48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49]&amp;RANDBETWEEN(1;9)" office:value-type="string" office:string-value="61429" calcext:value-type="string">
            <text:p>61429</text:p>
          </table:table-cell>
          <table:table-cell table:formula="of:=&quot;Product &quot;&amp;[.A449]" office:value-type="string" office:string-value="Product 61429" calcext:value-type="string">
            <text:p>Product 61429</text:p>
          </table:table-cell>
          <table:table-cell table:formula="of:=[.E449]&amp;RANDBETWEEN(1;9)" office:value-type="string" office:string-value="6142" calcext:value-type="string">
            <text:p>6142</text:p>
          </table:table-cell>
          <table:table-cell table:formula="of:=&quot;Desk &quot;&amp;[.C449]" office:value-type="string" office:string-value="Desk 6142" calcext:value-type="string">
            <text:p>Desk 6142</text:p>
          </table:table-cell>
          <table:table-cell table:formula="of:=[.G449]&amp;RANDBETWEEN(1;9)" office:value-type="string" office:string-value="614" calcext:value-type="string">
            <text:p>614</text:p>
          </table:table-cell>
          <table:table-cell table:formula="of:=&quot;Team &quot;&amp;[.E449]" office:value-type="string" office:string-value="Team 614" calcext:value-type="string">
            <text:p>Team 614</text:p>
          </table:table-cell>
          <table:table-cell table:formula="of:=[.I449]&amp;RANDBETWEEN(1;9)" office:value-type="string" office:string-value="61" calcext:value-type="string">
            <text:p>61</text:p>
          </table:table-cell>
          <table:table-cell table:formula="of:=&quot;Business Line &quot;&amp;[.G449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4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50]&amp;RANDBETWEEN(1;9)" office:value-type="string" office:string-value="78882" calcext:value-type="string">
            <text:p>78882</text:p>
          </table:table-cell>
          <table:table-cell table:formula="of:=&quot;Product &quot;&amp;[.A450]" office:value-type="string" office:string-value="Product 78882" calcext:value-type="string">
            <text:p>Product 78882</text:p>
          </table:table-cell>
          <table:table-cell table:formula="of:=[.E450]&amp;RANDBETWEEN(1;9)" office:value-type="string" office:string-value="7888" calcext:value-type="string">
            <text:p>7888</text:p>
          </table:table-cell>
          <table:table-cell table:formula="of:=&quot;Desk &quot;&amp;[.C450]" office:value-type="string" office:string-value="Desk 7888" calcext:value-type="string">
            <text:p>Desk 7888</text:p>
          </table:table-cell>
          <table:table-cell table:formula="of:=[.G450]&amp;RANDBETWEEN(1;9)" office:value-type="string" office:string-value="788" calcext:value-type="string">
            <text:p>788</text:p>
          </table:table-cell>
          <table:table-cell table:formula="of:=&quot;Team &quot;&amp;[.E450]" office:value-type="string" office:string-value="Team 788" calcext:value-type="string">
            <text:p>Team 788</text:p>
          </table:table-cell>
          <table:table-cell table:formula="of:=[.I450]&amp;RANDBETWEEN(1;9)" office:value-type="string" office:string-value="78" calcext:value-type="string">
            <text:p>78</text:p>
          </table:table-cell>
          <table:table-cell table:formula="of:=&quot;Business Line &quot;&amp;[.G450]" office:value-type="string" office:string-value="Business Line 78" calcext:value-type="string">
            <text:p>Business Line 7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50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51]&amp;RANDBETWEEN(1;9)" office:value-type="string" office:string-value="21787" calcext:value-type="string">
            <text:p>21787</text:p>
          </table:table-cell>
          <table:table-cell table:formula="of:=&quot;Product &quot;&amp;[.A451]" office:value-type="string" office:string-value="Product 21787" calcext:value-type="string">
            <text:p>Product 21787</text:p>
          </table:table-cell>
          <table:table-cell table:formula="of:=[.E451]&amp;RANDBETWEEN(1;9)" office:value-type="string" office:string-value="2178" calcext:value-type="string">
            <text:p>2178</text:p>
          </table:table-cell>
          <table:table-cell table:formula="of:=&quot;Desk &quot;&amp;[.C451]" office:value-type="string" office:string-value="Desk 2178" calcext:value-type="string">
            <text:p>Desk 2178</text:p>
          </table:table-cell>
          <table:table-cell table:formula="of:=[.G451]&amp;RANDBETWEEN(1;9)" office:value-type="string" office:string-value="217" calcext:value-type="string">
            <text:p>217</text:p>
          </table:table-cell>
          <table:table-cell table:formula="of:=&quot;Team &quot;&amp;[.E451]" office:value-type="string" office:string-value="Team 217" calcext:value-type="string">
            <text:p>Team 217</text:p>
          </table:table-cell>
          <table:table-cell table:formula="of:=[.I451]&amp;RANDBETWEEN(1;9)" office:value-type="string" office:string-value="21" calcext:value-type="string">
            <text:p>21</text:p>
          </table:table-cell>
          <table:table-cell table:formula="of:=&quot;Business Line &quot;&amp;[.G451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51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52]&amp;RANDBETWEEN(1;9)" office:value-type="string" office:string-value="87815" calcext:value-type="string">
            <text:p>87815</text:p>
          </table:table-cell>
          <table:table-cell table:formula="of:=&quot;Product &quot;&amp;[.A452]" office:value-type="string" office:string-value="Product 87815" calcext:value-type="string">
            <text:p>Product 87815</text:p>
          </table:table-cell>
          <table:table-cell table:formula="of:=[.E452]&amp;RANDBETWEEN(1;9)" office:value-type="string" office:string-value="8781" calcext:value-type="string">
            <text:p>8781</text:p>
          </table:table-cell>
          <table:table-cell table:formula="of:=&quot;Desk &quot;&amp;[.C452]" office:value-type="string" office:string-value="Desk 8781" calcext:value-type="string">
            <text:p>Desk 8781</text:p>
          </table:table-cell>
          <table:table-cell table:formula="of:=[.G452]&amp;RANDBETWEEN(1;9)" office:value-type="string" office:string-value="878" calcext:value-type="string">
            <text:p>878</text:p>
          </table:table-cell>
          <table:table-cell table:formula="of:=&quot;Team &quot;&amp;[.E452]" office:value-type="string" office:string-value="Team 878" calcext:value-type="string">
            <text:p>Team 878</text:p>
          </table:table-cell>
          <table:table-cell table:formula="of:=[.I452]&amp;RANDBETWEEN(1;9)" office:value-type="string" office:string-value="87" calcext:value-type="string">
            <text:p>87</text:p>
          </table:table-cell>
          <table:table-cell table:formula="of:=&quot;Business Line &quot;&amp;[.G452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5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53]&amp;RANDBETWEEN(1;9)" office:value-type="string" office:string-value="87899" calcext:value-type="string">
            <text:p>87899</text:p>
          </table:table-cell>
          <table:table-cell table:formula="of:=&quot;Product &quot;&amp;[.A453]" office:value-type="string" office:string-value="Product 87899" calcext:value-type="string">
            <text:p>Product 87899</text:p>
          </table:table-cell>
          <table:table-cell table:formula="of:=[.E453]&amp;RANDBETWEEN(1;9)" office:value-type="string" office:string-value="8789" calcext:value-type="string">
            <text:p>8789</text:p>
          </table:table-cell>
          <table:table-cell table:formula="of:=&quot;Desk &quot;&amp;[.C453]" office:value-type="string" office:string-value="Desk 8789" calcext:value-type="string">
            <text:p>Desk 8789</text:p>
          </table:table-cell>
          <table:table-cell table:formula="of:=[.G453]&amp;RANDBETWEEN(1;9)" office:value-type="string" office:string-value="878" calcext:value-type="string">
            <text:p>878</text:p>
          </table:table-cell>
          <table:table-cell table:formula="of:=&quot;Team &quot;&amp;[.E453]" office:value-type="string" office:string-value="Team 878" calcext:value-type="string">
            <text:p>Team 878</text:p>
          </table:table-cell>
          <table:table-cell table:formula="of:=[.I453]&amp;RANDBETWEEN(1;9)" office:value-type="string" office:string-value="87" calcext:value-type="string">
            <text:p>87</text:p>
          </table:table-cell>
          <table:table-cell table:formula="of:=&quot;Business Line &quot;&amp;[.G453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53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54]&amp;RANDBETWEEN(1;9)" office:value-type="string" office:string-value="28638" calcext:value-type="string">
            <text:p>28638</text:p>
          </table:table-cell>
          <table:table-cell table:formula="of:=&quot;Product &quot;&amp;[.A454]" office:value-type="string" office:string-value="Product 28638" calcext:value-type="string">
            <text:p>Product 28638</text:p>
          </table:table-cell>
          <table:table-cell table:formula="of:=[.E454]&amp;RANDBETWEEN(1;9)" office:value-type="string" office:string-value="2863" calcext:value-type="string">
            <text:p>2863</text:p>
          </table:table-cell>
          <table:table-cell table:formula="of:=&quot;Desk &quot;&amp;[.C454]" office:value-type="string" office:string-value="Desk 2863" calcext:value-type="string">
            <text:p>Desk 2863</text:p>
          </table:table-cell>
          <table:table-cell table:formula="of:=[.G454]&amp;RANDBETWEEN(1;9)" office:value-type="string" office:string-value="286" calcext:value-type="string">
            <text:p>286</text:p>
          </table:table-cell>
          <table:table-cell table:formula="of:=&quot;Team &quot;&amp;[.E454]" office:value-type="string" office:string-value="Team 286" calcext:value-type="string">
            <text:p>Team 286</text:p>
          </table:table-cell>
          <table:table-cell table:formula="of:=[.I454]&amp;RANDBETWEEN(1;9)" office:value-type="string" office:string-value="28" calcext:value-type="string">
            <text:p>28</text:p>
          </table:table-cell>
          <table:table-cell table:formula="of:=&quot;Business Line &quot;&amp;[.G454]" office:value-type="string" office:string-value="Business Line 28" calcext:value-type="string">
            <text:p>Business Line 28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54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55]&amp;RANDBETWEEN(1;9)" office:value-type="string" office:string-value="79316" calcext:value-type="string">
            <text:p>79316</text:p>
          </table:table-cell>
          <table:table-cell table:formula="of:=&quot;Product &quot;&amp;[.A455]" office:value-type="string" office:string-value="Product 79316" calcext:value-type="string">
            <text:p>Product 79316</text:p>
          </table:table-cell>
          <table:table-cell table:formula="of:=[.E455]&amp;RANDBETWEEN(1;9)" office:value-type="string" office:string-value="7931" calcext:value-type="string">
            <text:p>7931</text:p>
          </table:table-cell>
          <table:table-cell table:formula="of:=&quot;Desk &quot;&amp;[.C455]" office:value-type="string" office:string-value="Desk 7931" calcext:value-type="string">
            <text:p>Desk 7931</text:p>
          </table:table-cell>
          <table:table-cell table:formula="of:=[.G455]&amp;RANDBETWEEN(1;9)" office:value-type="string" office:string-value="793" calcext:value-type="string">
            <text:p>793</text:p>
          </table:table-cell>
          <table:table-cell table:formula="of:=&quot;Team &quot;&amp;[.E455]" office:value-type="string" office:string-value="Team 793" calcext:value-type="string">
            <text:p>Team 793</text:p>
          </table:table-cell>
          <table:table-cell table:formula="of:=[.I455]&amp;RANDBETWEEN(1;9)" office:value-type="string" office:string-value="79" calcext:value-type="string">
            <text:p>79</text:p>
          </table:table-cell>
          <table:table-cell table:formula="of:=&quot;Business Line &quot;&amp;[.G455]" office:value-type="string" office:string-value="Business Line 79" calcext:value-type="string">
            <text:p>Business Line 7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55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56]&amp;RANDBETWEEN(1;9)" office:value-type="string" office:string-value="51382" calcext:value-type="string">
            <text:p>51382</text:p>
          </table:table-cell>
          <table:table-cell table:formula="of:=&quot;Product &quot;&amp;[.A456]" office:value-type="string" office:string-value="Product 51382" calcext:value-type="string">
            <text:p>Product 51382</text:p>
          </table:table-cell>
          <table:table-cell table:formula="of:=[.E456]&amp;RANDBETWEEN(1;9)" office:value-type="string" office:string-value="5138" calcext:value-type="string">
            <text:p>5138</text:p>
          </table:table-cell>
          <table:table-cell table:formula="of:=&quot;Desk &quot;&amp;[.C456]" office:value-type="string" office:string-value="Desk 5138" calcext:value-type="string">
            <text:p>Desk 5138</text:p>
          </table:table-cell>
          <table:table-cell table:formula="of:=[.G456]&amp;RANDBETWEEN(1;9)" office:value-type="string" office:string-value="513" calcext:value-type="string">
            <text:p>513</text:p>
          </table:table-cell>
          <table:table-cell table:formula="of:=&quot;Team &quot;&amp;[.E456]" office:value-type="string" office:string-value="Team 513" calcext:value-type="string">
            <text:p>Team 513</text:p>
          </table:table-cell>
          <table:table-cell table:formula="of:=[.I456]&amp;RANDBETWEEN(1;9)" office:value-type="string" office:string-value="51" calcext:value-type="string">
            <text:p>51</text:p>
          </table:table-cell>
          <table:table-cell table:formula="of:=&quot;Business Line &quot;&amp;[.G456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5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57]&amp;RANDBETWEEN(1;9)" office:value-type="string" office:string-value="15687" calcext:value-type="string">
            <text:p>15687</text:p>
          </table:table-cell>
          <table:table-cell table:formula="of:=&quot;Product &quot;&amp;[.A457]" office:value-type="string" office:string-value="Product 15687" calcext:value-type="string">
            <text:p>Product 15687</text:p>
          </table:table-cell>
          <table:table-cell table:formula="of:=[.E457]&amp;RANDBETWEEN(1;9)" office:value-type="string" office:string-value="1568" calcext:value-type="string">
            <text:p>1568</text:p>
          </table:table-cell>
          <table:table-cell table:formula="of:=&quot;Desk &quot;&amp;[.C457]" office:value-type="string" office:string-value="Desk 1568" calcext:value-type="string">
            <text:p>Desk 1568</text:p>
          </table:table-cell>
          <table:table-cell table:formula="of:=[.G457]&amp;RANDBETWEEN(1;9)" office:value-type="string" office:string-value="156" calcext:value-type="string">
            <text:p>156</text:p>
          </table:table-cell>
          <table:table-cell table:formula="of:=&quot;Team &quot;&amp;[.E457]" office:value-type="string" office:string-value="Team 156" calcext:value-type="string">
            <text:p>Team 156</text:p>
          </table:table-cell>
          <table:table-cell table:formula="of:=[.I457]&amp;RANDBETWEEN(1;9)" office:value-type="string" office:string-value="15" calcext:value-type="string">
            <text:p>15</text:p>
          </table:table-cell>
          <table:table-cell table:formula="of:=&quot;Business Line &quot;&amp;[.G457]" office:value-type="string" office:string-value="Business Line 15" calcext:value-type="string">
            <text:p>Business Line 1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57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58]&amp;RANDBETWEEN(1;9)" office:value-type="string" office:string-value="96357" calcext:value-type="string">
            <text:p>96357</text:p>
          </table:table-cell>
          <table:table-cell table:formula="of:=&quot;Product &quot;&amp;[.A458]" office:value-type="string" office:string-value="Product 96357" calcext:value-type="string">
            <text:p>Product 96357</text:p>
          </table:table-cell>
          <table:table-cell table:formula="of:=[.E458]&amp;RANDBETWEEN(1;9)" office:value-type="string" office:string-value="9635" calcext:value-type="string">
            <text:p>9635</text:p>
          </table:table-cell>
          <table:table-cell table:formula="of:=&quot;Desk &quot;&amp;[.C458]" office:value-type="string" office:string-value="Desk 9635" calcext:value-type="string">
            <text:p>Desk 9635</text:p>
          </table:table-cell>
          <table:table-cell table:formula="of:=[.G458]&amp;RANDBETWEEN(1;9)" office:value-type="string" office:string-value="963" calcext:value-type="string">
            <text:p>963</text:p>
          </table:table-cell>
          <table:table-cell table:formula="of:=&quot;Team &quot;&amp;[.E458]" office:value-type="string" office:string-value="Team 963" calcext:value-type="string">
            <text:p>Team 963</text:p>
          </table:table-cell>
          <table:table-cell table:formula="of:=[.I458]&amp;RANDBETWEEN(1;9)" office:value-type="string" office:string-value="96" calcext:value-type="string">
            <text:p>96</text:p>
          </table:table-cell>
          <table:table-cell table:formula="of:=&quot;Business Line &quot;&amp;[.G458]" office:value-type="string" office:string-value="Business Line 96" calcext:value-type="string">
            <text:p>Business Line 96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58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59]&amp;RANDBETWEEN(1;9)" office:value-type="string" office:string-value="97186" calcext:value-type="string">
            <text:p>97186</text:p>
          </table:table-cell>
          <table:table-cell table:formula="of:=&quot;Product &quot;&amp;[.A459]" office:value-type="string" office:string-value="Product 97186" calcext:value-type="string">
            <text:p>Product 97186</text:p>
          </table:table-cell>
          <table:table-cell table:formula="of:=[.E459]&amp;RANDBETWEEN(1;9)" office:value-type="string" office:string-value="9718" calcext:value-type="string">
            <text:p>9718</text:p>
          </table:table-cell>
          <table:table-cell table:formula="of:=&quot;Desk &quot;&amp;[.C459]" office:value-type="string" office:string-value="Desk 9718" calcext:value-type="string">
            <text:p>Desk 9718</text:p>
          </table:table-cell>
          <table:table-cell table:formula="of:=[.G459]&amp;RANDBETWEEN(1;9)" office:value-type="string" office:string-value="971" calcext:value-type="string">
            <text:p>971</text:p>
          </table:table-cell>
          <table:table-cell table:formula="of:=&quot;Team &quot;&amp;[.E459]" office:value-type="string" office:string-value="Team 971" calcext:value-type="string">
            <text:p>Team 971</text:p>
          </table:table-cell>
          <table:table-cell table:formula="of:=[.I459]&amp;RANDBETWEEN(1;9)" office:value-type="string" office:string-value="97" calcext:value-type="string">
            <text:p>97</text:p>
          </table:table-cell>
          <table:table-cell table:formula="of:=&quot;Business Line &quot;&amp;[.G459]" office:value-type="string" office:string-value="Business Line 97" calcext:value-type="string">
            <text:p>Business Line 97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5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60]&amp;RANDBETWEEN(1;9)" office:value-type="string" office:string-value="41778" calcext:value-type="string">
            <text:p>41778</text:p>
          </table:table-cell>
          <table:table-cell table:formula="of:=&quot;Product &quot;&amp;[.A460]" office:value-type="string" office:string-value="Product 41778" calcext:value-type="string">
            <text:p>Product 41778</text:p>
          </table:table-cell>
          <table:table-cell table:formula="of:=[.E460]&amp;RANDBETWEEN(1;9)" office:value-type="string" office:string-value="4177" calcext:value-type="string">
            <text:p>4177</text:p>
          </table:table-cell>
          <table:table-cell table:formula="of:=&quot;Desk &quot;&amp;[.C460]" office:value-type="string" office:string-value="Desk 4177" calcext:value-type="string">
            <text:p>Desk 4177</text:p>
          </table:table-cell>
          <table:table-cell table:formula="of:=[.G460]&amp;RANDBETWEEN(1;9)" office:value-type="string" office:string-value="417" calcext:value-type="string">
            <text:p>417</text:p>
          </table:table-cell>
          <table:table-cell table:formula="of:=&quot;Team &quot;&amp;[.E460]" office:value-type="string" office:string-value="Team 417" calcext:value-type="string">
            <text:p>Team 417</text:p>
          </table:table-cell>
          <table:table-cell table:formula="of:=[.I460]&amp;RANDBETWEEN(1;9)" office:value-type="string" office:string-value="41" calcext:value-type="string">
            <text:p>41</text:p>
          </table:table-cell>
          <table:table-cell table:formula="of:=&quot;Business Line &quot;&amp;[.G460]" office:value-type="string" office:string-value="Business Line 41" calcext:value-type="string">
            <text:p>Business Line 4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6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61]&amp;RANDBETWEEN(1;9)" office:value-type="string" office:string-value="85359" calcext:value-type="string">
            <text:p>85359</text:p>
          </table:table-cell>
          <table:table-cell table:formula="of:=&quot;Product &quot;&amp;[.A461]" office:value-type="string" office:string-value="Product 85359" calcext:value-type="string">
            <text:p>Product 85359</text:p>
          </table:table-cell>
          <table:table-cell table:formula="of:=[.E461]&amp;RANDBETWEEN(1;9)" office:value-type="string" office:string-value="8535" calcext:value-type="string">
            <text:p>8535</text:p>
          </table:table-cell>
          <table:table-cell table:formula="of:=&quot;Desk &quot;&amp;[.C461]" office:value-type="string" office:string-value="Desk 8535" calcext:value-type="string">
            <text:p>Desk 8535</text:p>
          </table:table-cell>
          <table:table-cell table:formula="of:=[.G461]&amp;RANDBETWEEN(1;9)" office:value-type="string" office:string-value="853" calcext:value-type="string">
            <text:p>853</text:p>
          </table:table-cell>
          <table:table-cell table:formula="of:=&quot;Team &quot;&amp;[.E461]" office:value-type="string" office:string-value="Team 853" calcext:value-type="string">
            <text:p>Team 853</text:p>
          </table:table-cell>
          <table:table-cell table:formula="of:=[.I461]&amp;RANDBETWEEN(1;9)" office:value-type="string" office:string-value="85" calcext:value-type="string">
            <text:p>85</text:p>
          </table:table-cell>
          <table:table-cell table:formula="of:=&quot;Business Line &quot;&amp;[.G461]" office:value-type="string" office:string-value="Business Line 85" calcext:value-type="string">
            <text:p>Business Line 8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61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62]&amp;RANDBETWEEN(1;9)" office:value-type="string" office:string-value="49159" calcext:value-type="string">
            <text:p>49159</text:p>
          </table:table-cell>
          <table:table-cell table:formula="of:=&quot;Product &quot;&amp;[.A462]" office:value-type="string" office:string-value="Product 49159" calcext:value-type="string">
            <text:p>Product 49159</text:p>
          </table:table-cell>
          <table:table-cell table:formula="of:=[.E462]&amp;RANDBETWEEN(1;9)" office:value-type="string" office:string-value="4915" calcext:value-type="string">
            <text:p>4915</text:p>
          </table:table-cell>
          <table:table-cell table:formula="of:=&quot;Desk &quot;&amp;[.C462]" office:value-type="string" office:string-value="Desk 4915" calcext:value-type="string">
            <text:p>Desk 4915</text:p>
          </table:table-cell>
          <table:table-cell table:formula="of:=[.G462]&amp;RANDBETWEEN(1;9)" office:value-type="string" office:string-value="491" calcext:value-type="string">
            <text:p>491</text:p>
          </table:table-cell>
          <table:table-cell table:formula="of:=&quot;Team &quot;&amp;[.E462]" office:value-type="string" office:string-value="Team 491" calcext:value-type="string">
            <text:p>Team 491</text:p>
          </table:table-cell>
          <table:table-cell table:formula="of:=[.I462]&amp;RANDBETWEEN(1;9)" office:value-type="string" office:string-value="49" calcext:value-type="string">
            <text:p>49</text:p>
          </table:table-cell>
          <table:table-cell table:formula="of:=&quot;Business Line &quot;&amp;[.G462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62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63]&amp;RANDBETWEEN(1;9)" office:value-type="string" office:string-value="49895" calcext:value-type="string">
            <text:p>49895</text:p>
          </table:table-cell>
          <table:table-cell table:formula="of:=&quot;Product &quot;&amp;[.A463]" office:value-type="string" office:string-value="Product 49895" calcext:value-type="string">
            <text:p>Product 49895</text:p>
          </table:table-cell>
          <table:table-cell table:formula="of:=[.E463]&amp;RANDBETWEEN(1;9)" office:value-type="string" office:string-value="4989" calcext:value-type="string">
            <text:p>4989</text:p>
          </table:table-cell>
          <table:table-cell table:formula="of:=&quot;Desk &quot;&amp;[.C463]" office:value-type="string" office:string-value="Desk 4989" calcext:value-type="string">
            <text:p>Desk 4989</text:p>
          </table:table-cell>
          <table:table-cell table:formula="of:=[.G463]&amp;RANDBETWEEN(1;9)" office:value-type="string" office:string-value="498" calcext:value-type="string">
            <text:p>498</text:p>
          </table:table-cell>
          <table:table-cell table:formula="of:=&quot;Team &quot;&amp;[.E463]" office:value-type="string" office:string-value="Team 498" calcext:value-type="string">
            <text:p>Team 498</text:p>
          </table:table-cell>
          <table:table-cell table:formula="of:=[.I463]&amp;RANDBETWEEN(1;9)" office:value-type="string" office:string-value="49" calcext:value-type="string">
            <text:p>49</text:p>
          </table:table-cell>
          <table:table-cell table:formula="of:=&quot;Business Line &quot;&amp;[.G463]" office:value-type="string" office:string-value="Business Line 49" calcext:value-type="string">
            <text:p>Business Line 4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63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64]&amp;RANDBETWEEN(1;9)" office:value-type="string" office:string-value="18737" calcext:value-type="string">
            <text:p>18737</text:p>
          </table:table-cell>
          <table:table-cell table:formula="of:=&quot;Product &quot;&amp;[.A464]" office:value-type="string" office:string-value="Product 18737" calcext:value-type="string">
            <text:p>Product 18737</text:p>
          </table:table-cell>
          <table:table-cell table:formula="of:=[.E464]&amp;RANDBETWEEN(1;9)" office:value-type="string" office:string-value="1873" calcext:value-type="string">
            <text:p>1873</text:p>
          </table:table-cell>
          <table:table-cell table:formula="of:=&quot;Desk &quot;&amp;[.C464]" office:value-type="string" office:string-value="Desk 1873" calcext:value-type="string">
            <text:p>Desk 1873</text:p>
          </table:table-cell>
          <table:table-cell table:formula="of:=[.G464]&amp;RANDBETWEEN(1;9)" office:value-type="string" office:string-value="187" calcext:value-type="string">
            <text:p>187</text:p>
          </table:table-cell>
          <table:table-cell table:formula="of:=&quot;Team &quot;&amp;[.E464]" office:value-type="string" office:string-value="Team 187" calcext:value-type="string">
            <text:p>Team 187</text:p>
          </table:table-cell>
          <table:table-cell table:formula="of:=[.I464]&amp;RANDBETWEEN(1;9)" office:value-type="string" office:string-value="18" calcext:value-type="string">
            <text:p>18</text:p>
          </table:table-cell>
          <table:table-cell table:formula="of:=&quot;Business Line &quot;&amp;[.G464]" office:value-type="string" office:string-value="Business Line 18" calcext:value-type="string">
            <text:p>Business Line 18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64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65]&amp;RANDBETWEEN(1;9)" office:value-type="string" office:string-value="24971" calcext:value-type="string">
            <text:p>24971</text:p>
          </table:table-cell>
          <table:table-cell table:formula="of:=&quot;Product &quot;&amp;[.A465]" office:value-type="string" office:string-value="Product 24971" calcext:value-type="string">
            <text:p>Product 24971</text:p>
          </table:table-cell>
          <table:table-cell table:formula="of:=[.E465]&amp;RANDBETWEEN(1;9)" office:value-type="string" office:string-value="2497" calcext:value-type="string">
            <text:p>2497</text:p>
          </table:table-cell>
          <table:table-cell table:formula="of:=&quot;Desk &quot;&amp;[.C465]" office:value-type="string" office:string-value="Desk 2497" calcext:value-type="string">
            <text:p>Desk 2497</text:p>
          </table:table-cell>
          <table:table-cell table:formula="of:=[.G465]&amp;RANDBETWEEN(1;9)" office:value-type="string" office:string-value="249" calcext:value-type="string">
            <text:p>249</text:p>
          </table:table-cell>
          <table:table-cell table:formula="of:=&quot;Team &quot;&amp;[.E465]" office:value-type="string" office:string-value="Team 249" calcext:value-type="string">
            <text:p>Team 249</text:p>
          </table:table-cell>
          <table:table-cell table:formula="of:=[.I465]&amp;RANDBETWEEN(1;9)" office:value-type="string" office:string-value="24" calcext:value-type="string">
            <text:p>24</text:p>
          </table:table-cell>
          <table:table-cell table:formula="of:=&quot;Business Line &quot;&amp;[.G465]" office:value-type="string" office:string-value="Business Line 24" calcext:value-type="string">
            <text:p>Business Line 2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65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66]&amp;RANDBETWEEN(1;9)" office:value-type="string" office:string-value="53971" calcext:value-type="string">
            <text:p>53971</text:p>
          </table:table-cell>
          <table:table-cell table:formula="of:=&quot;Product &quot;&amp;[.A466]" office:value-type="string" office:string-value="Product 53971" calcext:value-type="string">
            <text:p>Product 53971</text:p>
          </table:table-cell>
          <table:table-cell table:formula="of:=[.E466]&amp;RANDBETWEEN(1;9)" office:value-type="string" office:string-value="5397" calcext:value-type="string">
            <text:p>5397</text:p>
          </table:table-cell>
          <table:table-cell table:formula="of:=&quot;Desk &quot;&amp;[.C466]" office:value-type="string" office:string-value="Desk 5397" calcext:value-type="string">
            <text:p>Desk 5397</text:p>
          </table:table-cell>
          <table:table-cell table:formula="of:=[.G466]&amp;RANDBETWEEN(1;9)" office:value-type="string" office:string-value="539" calcext:value-type="string">
            <text:p>539</text:p>
          </table:table-cell>
          <table:table-cell table:formula="of:=&quot;Team &quot;&amp;[.E466]" office:value-type="string" office:string-value="Team 539" calcext:value-type="string">
            <text:p>Team 539</text:p>
          </table:table-cell>
          <table:table-cell table:formula="of:=[.I466]&amp;RANDBETWEEN(1;9)" office:value-type="string" office:string-value="53" calcext:value-type="string">
            <text:p>53</text:p>
          </table:table-cell>
          <table:table-cell table:formula="of:=&quot;Business Line &quot;&amp;[.G466]" office:value-type="string" office:string-value="Business Line 53" calcext:value-type="string">
            <text:p>Business Line 53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66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67]&amp;RANDBETWEEN(1;9)" office:value-type="string" office:string-value="28742" calcext:value-type="string">
            <text:p>28742</text:p>
          </table:table-cell>
          <table:table-cell table:formula="of:=&quot;Product &quot;&amp;[.A467]" office:value-type="string" office:string-value="Product 28742" calcext:value-type="string">
            <text:p>Product 28742</text:p>
          </table:table-cell>
          <table:table-cell table:formula="of:=[.E467]&amp;RANDBETWEEN(1;9)" office:value-type="string" office:string-value="2874" calcext:value-type="string">
            <text:p>2874</text:p>
          </table:table-cell>
          <table:table-cell table:formula="of:=&quot;Desk &quot;&amp;[.C467]" office:value-type="string" office:string-value="Desk 2874" calcext:value-type="string">
            <text:p>Desk 2874</text:p>
          </table:table-cell>
          <table:table-cell table:formula="of:=[.G467]&amp;RANDBETWEEN(1;9)" office:value-type="string" office:string-value="287" calcext:value-type="string">
            <text:p>287</text:p>
          </table:table-cell>
          <table:table-cell table:formula="of:=&quot;Team &quot;&amp;[.E467]" office:value-type="string" office:string-value="Team 287" calcext:value-type="string">
            <text:p>Team 287</text:p>
          </table:table-cell>
          <table:table-cell table:formula="of:=[.I467]&amp;RANDBETWEEN(1;9)" office:value-type="string" office:string-value="28" calcext:value-type="string">
            <text:p>28</text:p>
          </table:table-cell>
          <table:table-cell table:formula="of:=&quot;Business Line &quot;&amp;[.G467]" office:value-type="string" office:string-value="Business Line 28" calcext:value-type="string">
            <text:p>Business Line 28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67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68]&amp;RANDBETWEEN(1;9)" office:value-type="string" office:string-value="38135" calcext:value-type="string">
            <text:p>38135</text:p>
          </table:table-cell>
          <table:table-cell table:formula="of:=&quot;Product &quot;&amp;[.A468]" office:value-type="string" office:string-value="Product 38135" calcext:value-type="string">
            <text:p>Product 38135</text:p>
          </table:table-cell>
          <table:table-cell table:formula="of:=[.E468]&amp;RANDBETWEEN(1;9)" office:value-type="string" office:string-value="3813" calcext:value-type="string">
            <text:p>3813</text:p>
          </table:table-cell>
          <table:table-cell table:formula="of:=&quot;Desk &quot;&amp;[.C468]" office:value-type="string" office:string-value="Desk 3813" calcext:value-type="string">
            <text:p>Desk 3813</text:p>
          </table:table-cell>
          <table:table-cell table:formula="of:=[.G468]&amp;RANDBETWEEN(1;9)" office:value-type="string" office:string-value="381" calcext:value-type="string">
            <text:p>381</text:p>
          </table:table-cell>
          <table:table-cell table:formula="of:=&quot;Team &quot;&amp;[.E468]" office:value-type="string" office:string-value="Team 381" calcext:value-type="string">
            <text:p>Team 381</text:p>
          </table:table-cell>
          <table:table-cell table:formula="of:=[.I468]&amp;RANDBETWEEN(1;9)" office:value-type="string" office:string-value="38" calcext:value-type="string">
            <text:p>38</text:p>
          </table:table-cell>
          <table:table-cell table:formula="of:=&quot;Business Line &quot;&amp;[.G468]" office:value-type="string" office:string-value="Business Line 38" calcext:value-type="string">
            <text:p>Business Line 38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6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69]&amp;RANDBETWEEN(1;9)" office:value-type="string" office:string-value="58347" calcext:value-type="string">
            <text:p>58347</text:p>
          </table:table-cell>
          <table:table-cell table:formula="of:=&quot;Product &quot;&amp;[.A469]" office:value-type="string" office:string-value="Product 58347" calcext:value-type="string">
            <text:p>Product 58347</text:p>
          </table:table-cell>
          <table:table-cell table:formula="of:=[.E469]&amp;RANDBETWEEN(1;9)" office:value-type="string" office:string-value="5834" calcext:value-type="string">
            <text:p>5834</text:p>
          </table:table-cell>
          <table:table-cell table:formula="of:=&quot;Desk &quot;&amp;[.C469]" office:value-type="string" office:string-value="Desk 5834" calcext:value-type="string">
            <text:p>Desk 5834</text:p>
          </table:table-cell>
          <table:table-cell table:formula="of:=[.G469]&amp;RANDBETWEEN(1;9)" office:value-type="string" office:string-value="583" calcext:value-type="string">
            <text:p>583</text:p>
          </table:table-cell>
          <table:table-cell table:formula="of:=&quot;Team &quot;&amp;[.E469]" office:value-type="string" office:string-value="Team 583" calcext:value-type="string">
            <text:p>Team 583</text:p>
          </table:table-cell>
          <table:table-cell table:formula="of:=[.I469]&amp;RANDBETWEEN(1;9)" office:value-type="string" office:string-value="58" calcext:value-type="string">
            <text:p>58</text:p>
          </table:table-cell>
          <table:table-cell table:formula="of:=&quot;Business Line &quot;&amp;[.G469]" office:value-type="string" office:string-value="Business Line 58" calcext:value-type="string">
            <text:p>Business Line 58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69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70]&amp;RANDBETWEEN(1;9)" office:value-type="string" office:string-value="83646" calcext:value-type="string">
            <text:p>83646</text:p>
          </table:table-cell>
          <table:table-cell table:formula="of:=&quot;Product &quot;&amp;[.A470]" office:value-type="string" office:string-value="Product 83646" calcext:value-type="string">
            <text:p>Product 83646</text:p>
          </table:table-cell>
          <table:table-cell table:formula="of:=[.E470]&amp;RANDBETWEEN(1;9)" office:value-type="string" office:string-value="8364" calcext:value-type="string">
            <text:p>8364</text:p>
          </table:table-cell>
          <table:table-cell table:formula="of:=&quot;Desk &quot;&amp;[.C470]" office:value-type="string" office:string-value="Desk 8364" calcext:value-type="string">
            <text:p>Desk 8364</text:p>
          </table:table-cell>
          <table:table-cell table:formula="of:=[.G470]&amp;RANDBETWEEN(1;9)" office:value-type="string" office:string-value="836" calcext:value-type="string">
            <text:p>836</text:p>
          </table:table-cell>
          <table:table-cell table:formula="of:=&quot;Team &quot;&amp;[.E470]" office:value-type="string" office:string-value="Team 836" calcext:value-type="string">
            <text:p>Team 836</text:p>
          </table:table-cell>
          <table:table-cell table:formula="of:=[.I470]&amp;RANDBETWEEN(1;9)" office:value-type="string" office:string-value="83" calcext:value-type="string">
            <text:p>83</text:p>
          </table:table-cell>
          <table:table-cell table:formula="of:=&quot;Business Line &quot;&amp;[.G470]" office:value-type="string" office:string-value="Business Line 83" calcext:value-type="string">
            <text:p>Business Line 83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70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71]&amp;RANDBETWEEN(1;9)" office:value-type="string" office:string-value="67269" calcext:value-type="string">
            <text:p>67269</text:p>
          </table:table-cell>
          <table:table-cell table:formula="of:=&quot;Product &quot;&amp;[.A471]" office:value-type="string" office:string-value="Product 67269" calcext:value-type="string">
            <text:p>Product 67269</text:p>
          </table:table-cell>
          <table:table-cell table:formula="of:=[.E471]&amp;RANDBETWEEN(1;9)" office:value-type="string" office:string-value="6726" calcext:value-type="string">
            <text:p>6726</text:p>
          </table:table-cell>
          <table:table-cell table:formula="of:=&quot;Desk &quot;&amp;[.C471]" office:value-type="string" office:string-value="Desk 6726" calcext:value-type="string">
            <text:p>Desk 6726</text:p>
          </table:table-cell>
          <table:table-cell table:formula="of:=[.G471]&amp;RANDBETWEEN(1;9)" office:value-type="string" office:string-value="672" calcext:value-type="string">
            <text:p>672</text:p>
          </table:table-cell>
          <table:table-cell table:formula="of:=&quot;Team &quot;&amp;[.E471]" office:value-type="string" office:string-value="Team 672" calcext:value-type="string">
            <text:p>Team 672</text:p>
          </table:table-cell>
          <table:table-cell table:formula="of:=[.I471]&amp;RANDBETWEEN(1;9)" office:value-type="string" office:string-value="67" calcext:value-type="string">
            <text:p>67</text:p>
          </table:table-cell>
          <table:table-cell table:formula="of:=&quot;Business Line &quot;&amp;[.G471]" office:value-type="string" office:string-value="Business Line 67" calcext:value-type="string">
            <text:p>Business Line 6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7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72]&amp;RANDBETWEEN(1;9)" office:value-type="string" office:string-value="51631" calcext:value-type="string">
            <text:p>51631</text:p>
          </table:table-cell>
          <table:table-cell table:formula="of:=&quot;Product &quot;&amp;[.A472]" office:value-type="string" office:string-value="Product 51631" calcext:value-type="string">
            <text:p>Product 51631</text:p>
          </table:table-cell>
          <table:table-cell table:formula="of:=[.E472]&amp;RANDBETWEEN(1;9)" office:value-type="string" office:string-value="5163" calcext:value-type="string">
            <text:p>5163</text:p>
          </table:table-cell>
          <table:table-cell table:formula="of:=&quot;Desk &quot;&amp;[.C472]" office:value-type="string" office:string-value="Desk 5163" calcext:value-type="string">
            <text:p>Desk 5163</text:p>
          </table:table-cell>
          <table:table-cell table:formula="of:=[.G472]&amp;RANDBETWEEN(1;9)" office:value-type="string" office:string-value="516" calcext:value-type="string">
            <text:p>516</text:p>
          </table:table-cell>
          <table:table-cell table:formula="of:=&quot;Team &quot;&amp;[.E472]" office:value-type="string" office:string-value="Team 516" calcext:value-type="string">
            <text:p>Team 516</text:p>
          </table:table-cell>
          <table:table-cell table:formula="of:=[.I472]&amp;RANDBETWEEN(1;9)" office:value-type="string" office:string-value="51" calcext:value-type="string">
            <text:p>51</text:p>
          </table:table-cell>
          <table:table-cell table:formula="of:=&quot;Business Line &quot;&amp;[.G472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7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73]&amp;RANDBETWEEN(1;9)" office:value-type="string" office:string-value="69241" calcext:value-type="string">
            <text:p>69241</text:p>
          </table:table-cell>
          <table:table-cell table:formula="of:=&quot;Product &quot;&amp;[.A473]" office:value-type="string" office:string-value="Product 69241" calcext:value-type="string">
            <text:p>Product 69241</text:p>
          </table:table-cell>
          <table:table-cell table:formula="of:=[.E473]&amp;RANDBETWEEN(1;9)" office:value-type="string" office:string-value="6924" calcext:value-type="string">
            <text:p>6924</text:p>
          </table:table-cell>
          <table:table-cell table:formula="of:=&quot;Desk &quot;&amp;[.C473]" office:value-type="string" office:string-value="Desk 6924" calcext:value-type="string">
            <text:p>Desk 6924</text:p>
          </table:table-cell>
          <table:table-cell table:formula="of:=[.G473]&amp;RANDBETWEEN(1;9)" office:value-type="string" office:string-value="692" calcext:value-type="string">
            <text:p>692</text:p>
          </table:table-cell>
          <table:table-cell table:formula="of:=&quot;Team &quot;&amp;[.E473]" office:value-type="string" office:string-value="Team 692" calcext:value-type="string">
            <text:p>Team 692</text:p>
          </table:table-cell>
          <table:table-cell table:formula="of:=[.I473]&amp;RANDBETWEEN(1;9)" office:value-type="string" office:string-value="69" calcext:value-type="string">
            <text:p>69</text:p>
          </table:table-cell>
          <table:table-cell table:formula="of:=&quot;Business Line &quot;&amp;[.G473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73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74]&amp;RANDBETWEEN(1;9)" office:value-type="string" office:string-value="84959" calcext:value-type="string">
            <text:p>84959</text:p>
          </table:table-cell>
          <table:table-cell table:formula="of:=&quot;Product &quot;&amp;[.A474]" office:value-type="string" office:string-value="Product 84959" calcext:value-type="string">
            <text:p>Product 84959</text:p>
          </table:table-cell>
          <table:table-cell table:formula="of:=[.E474]&amp;RANDBETWEEN(1;9)" office:value-type="string" office:string-value="8495" calcext:value-type="string">
            <text:p>8495</text:p>
          </table:table-cell>
          <table:table-cell table:formula="of:=&quot;Desk &quot;&amp;[.C474]" office:value-type="string" office:string-value="Desk 8495" calcext:value-type="string">
            <text:p>Desk 8495</text:p>
          </table:table-cell>
          <table:table-cell table:formula="of:=[.G474]&amp;RANDBETWEEN(1;9)" office:value-type="string" office:string-value="849" calcext:value-type="string">
            <text:p>849</text:p>
          </table:table-cell>
          <table:table-cell table:formula="of:=&quot;Team &quot;&amp;[.E474]" office:value-type="string" office:string-value="Team 849" calcext:value-type="string">
            <text:p>Team 849</text:p>
          </table:table-cell>
          <table:table-cell table:formula="of:=[.I474]&amp;RANDBETWEEN(1;9)" office:value-type="string" office:string-value="84" calcext:value-type="string">
            <text:p>84</text:p>
          </table:table-cell>
          <table:table-cell table:formula="of:=&quot;Business Line &quot;&amp;[.G474]" office:value-type="string" office:string-value="Business Line 84" calcext:value-type="string">
            <text:p>Business Line 8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7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75]&amp;RANDBETWEEN(1;9)" office:value-type="string" office:string-value="44358" calcext:value-type="string">
            <text:p>44358</text:p>
          </table:table-cell>
          <table:table-cell table:formula="of:=&quot;Product &quot;&amp;[.A475]" office:value-type="string" office:string-value="Product 44358" calcext:value-type="string">
            <text:p>Product 44358</text:p>
          </table:table-cell>
          <table:table-cell table:formula="of:=[.E475]&amp;RANDBETWEEN(1;9)" office:value-type="string" office:string-value="4435" calcext:value-type="string">
            <text:p>4435</text:p>
          </table:table-cell>
          <table:table-cell table:formula="of:=&quot;Desk &quot;&amp;[.C475]" office:value-type="string" office:string-value="Desk 4435" calcext:value-type="string">
            <text:p>Desk 4435</text:p>
          </table:table-cell>
          <table:table-cell table:formula="of:=[.G475]&amp;RANDBETWEEN(1;9)" office:value-type="string" office:string-value="443" calcext:value-type="string">
            <text:p>443</text:p>
          </table:table-cell>
          <table:table-cell table:formula="of:=&quot;Team &quot;&amp;[.E475]" office:value-type="string" office:string-value="Team 443" calcext:value-type="string">
            <text:p>Team 443</text:p>
          </table:table-cell>
          <table:table-cell table:formula="of:=[.I475]&amp;RANDBETWEEN(1;9)" office:value-type="string" office:string-value="44" calcext:value-type="string">
            <text:p>44</text:p>
          </table:table-cell>
          <table:table-cell table:formula="of:=&quot;Business Line &quot;&amp;[.G475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7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76]&amp;RANDBETWEEN(1;9)" office:value-type="string" office:string-value="74323" calcext:value-type="string">
            <text:p>74323</text:p>
          </table:table-cell>
          <table:table-cell table:formula="of:=&quot;Product &quot;&amp;[.A476]" office:value-type="string" office:string-value="Product 74323" calcext:value-type="string">
            <text:p>Product 74323</text:p>
          </table:table-cell>
          <table:table-cell table:formula="of:=[.E476]&amp;RANDBETWEEN(1;9)" office:value-type="string" office:string-value="7432" calcext:value-type="string">
            <text:p>7432</text:p>
          </table:table-cell>
          <table:table-cell table:formula="of:=&quot;Desk &quot;&amp;[.C476]" office:value-type="string" office:string-value="Desk 7432" calcext:value-type="string">
            <text:p>Desk 7432</text:p>
          </table:table-cell>
          <table:table-cell table:formula="of:=[.G476]&amp;RANDBETWEEN(1;9)" office:value-type="string" office:string-value="743" calcext:value-type="string">
            <text:p>743</text:p>
          </table:table-cell>
          <table:table-cell table:formula="of:=&quot;Team &quot;&amp;[.E476]" office:value-type="string" office:string-value="Team 743" calcext:value-type="string">
            <text:p>Team 743</text:p>
          </table:table-cell>
          <table:table-cell table:formula="of:=[.I476]&amp;RANDBETWEEN(1;9)" office:value-type="string" office:string-value="74" calcext:value-type="string">
            <text:p>74</text:p>
          </table:table-cell>
          <table:table-cell table:formula="of:=&quot;Business Line &quot;&amp;[.G476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76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77]&amp;RANDBETWEEN(1;9)" office:value-type="string" office:string-value="87727" calcext:value-type="string">
            <text:p>87727</text:p>
          </table:table-cell>
          <table:table-cell table:formula="of:=&quot;Product &quot;&amp;[.A477]" office:value-type="string" office:string-value="Product 87727" calcext:value-type="string">
            <text:p>Product 87727</text:p>
          </table:table-cell>
          <table:table-cell table:formula="of:=[.E477]&amp;RANDBETWEEN(1;9)" office:value-type="string" office:string-value="8772" calcext:value-type="string">
            <text:p>8772</text:p>
          </table:table-cell>
          <table:table-cell table:formula="of:=&quot;Desk &quot;&amp;[.C477]" office:value-type="string" office:string-value="Desk 8772" calcext:value-type="string">
            <text:p>Desk 8772</text:p>
          </table:table-cell>
          <table:table-cell table:formula="of:=[.G477]&amp;RANDBETWEEN(1;9)" office:value-type="string" office:string-value="877" calcext:value-type="string">
            <text:p>877</text:p>
          </table:table-cell>
          <table:table-cell table:formula="of:=&quot;Team &quot;&amp;[.E477]" office:value-type="string" office:string-value="Team 877" calcext:value-type="string">
            <text:p>Team 877</text:p>
          </table:table-cell>
          <table:table-cell table:formula="of:=[.I477]&amp;RANDBETWEEN(1;9)" office:value-type="string" office:string-value="87" calcext:value-type="string">
            <text:p>87</text:p>
          </table:table-cell>
          <table:table-cell table:formula="of:=&quot;Business Line &quot;&amp;[.G477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77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78]&amp;RANDBETWEEN(1;9)" office:value-type="string" office:string-value="56412" calcext:value-type="string">
            <text:p>56412</text:p>
          </table:table-cell>
          <table:table-cell table:formula="of:=&quot;Product &quot;&amp;[.A478]" office:value-type="string" office:string-value="Product 56412" calcext:value-type="string">
            <text:p>Product 56412</text:p>
          </table:table-cell>
          <table:table-cell table:formula="of:=[.E478]&amp;RANDBETWEEN(1;9)" office:value-type="string" office:string-value="5641" calcext:value-type="string">
            <text:p>5641</text:p>
          </table:table-cell>
          <table:table-cell table:formula="of:=&quot;Desk &quot;&amp;[.C478]" office:value-type="string" office:string-value="Desk 5641" calcext:value-type="string">
            <text:p>Desk 5641</text:p>
          </table:table-cell>
          <table:table-cell table:formula="of:=[.G478]&amp;RANDBETWEEN(1;9)" office:value-type="string" office:string-value="564" calcext:value-type="string">
            <text:p>564</text:p>
          </table:table-cell>
          <table:table-cell table:formula="of:=&quot;Team &quot;&amp;[.E478]" office:value-type="string" office:string-value="Team 564" calcext:value-type="string">
            <text:p>Team 564</text:p>
          </table:table-cell>
          <table:table-cell table:formula="of:=[.I478]&amp;RANDBETWEEN(1;9)" office:value-type="string" office:string-value="56" calcext:value-type="string">
            <text:p>56</text:p>
          </table:table-cell>
          <table:table-cell table:formula="of:=&quot;Business Line &quot;&amp;[.G478]" office:value-type="string" office:string-value="Business Line 56" calcext:value-type="string">
            <text:p>Business Line 56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78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79]&amp;RANDBETWEEN(1;9)" office:value-type="string" office:string-value="86172" calcext:value-type="string">
            <text:p>86172</text:p>
          </table:table-cell>
          <table:table-cell table:formula="of:=&quot;Product &quot;&amp;[.A479]" office:value-type="string" office:string-value="Product 86172" calcext:value-type="string">
            <text:p>Product 86172</text:p>
          </table:table-cell>
          <table:table-cell table:formula="of:=[.E479]&amp;RANDBETWEEN(1;9)" office:value-type="string" office:string-value="8617" calcext:value-type="string">
            <text:p>8617</text:p>
          </table:table-cell>
          <table:table-cell table:formula="of:=&quot;Desk &quot;&amp;[.C479]" office:value-type="string" office:string-value="Desk 8617" calcext:value-type="string">
            <text:p>Desk 8617</text:p>
          </table:table-cell>
          <table:table-cell table:formula="of:=[.G479]&amp;RANDBETWEEN(1;9)" office:value-type="string" office:string-value="861" calcext:value-type="string">
            <text:p>861</text:p>
          </table:table-cell>
          <table:table-cell table:formula="of:=&quot;Team &quot;&amp;[.E479]" office:value-type="string" office:string-value="Team 861" calcext:value-type="string">
            <text:p>Team 861</text:p>
          </table:table-cell>
          <table:table-cell table:formula="of:=[.I479]&amp;RANDBETWEEN(1;9)" office:value-type="string" office:string-value="86" calcext:value-type="string">
            <text:p>86</text:p>
          </table:table-cell>
          <table:table-cell table:formula="of:=&quot;Business Line &quot;&amp;[.G479]" office:value-type="string" office:string-value="Business Line 86" calcext:value-type="string">
            <text:p>Business Line 8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79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80]&amp;RANDBETWEEN(1;9)" office:value-type="string" office:string-value="74511" calcext:value-type="string">
            <text:p>74511</text:p>
          </table:table-cell>
          <table:table-cell table:formula="of:=&quot;Product &quot;&amp;[.A480]" office:value-type="string" office:string-value="Product 74511" calcext:value-type="string">
            <text:p>Product 74511</text:p>
          </table:table-cell>
          <table:table-cell table:formula="of:=[.E480]&amp;RANDBETWEEN(1;9)" office:value-type="string" office:string-value="7451" calcext:value-type="string">
            <text:p>7451</text:p>
          </table:table-cell>
          <table:table-cell table:formula="of:=&quot;Desk &quot;&amp;[.C480]" office:value-type="string" office:string-value="Desk 7451" calcext:value-type="string">
            <text:p>Desk 7451</text:p>
          </table:table-cell>
          <table:table-cell table:formula="of:=[.G480]&amp;RANDBETWEEN(1;9)" office:value-type="string" office:string-value="745" calcext:value-type="string">
            <text:p>745</text:p>
          </table:table-cell>
          <table:table-cell table:formula="of:=&quot;Team &quot;&amp;[.E480]" office:value-type="string" office:string-value="Team 745" calcext:value-type="string">
            <text:p>Team 745</text:p>
          </table:table-cell>
          <table:table-cell table:formula="of:=[.I480]&amp;RANDBETWEEN(1;9)" office:value-type="string" office:string-value="74" calcext:value-type="string">
            <text:p>74</text:p>
          </table:table-cell>
          <table:table-cell table:formula="of:=&quot;Business Line &quot;&amp;[.G480]" office:value-type="string" office:string-value="Business Line 74" calcext:value-type="string">
            <text:p>Business Line 74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&quot;Asset Class &quot;&amp;[.I480]" office:value-type="string" office:string-value="Asset Class 7" calcext:value-type="string">
            <text:p>Asset Class 7</text:p>
          </table:table-cell>
          <table:table-cell table:number-columns-repeated="1014"/>
        </table:table-row>
        <table:table-row table:style-name="ro1">
          <table:table-cell table:formula="of:=[.C481]&amp;RANDBETWEEN(1;9)" office:value-type="string" office:string-value="46865" calcext:value-type="string">
            <text:p>46865</text:p>
          </table:table-cell>
          <table:table-cell table:formula="of:=&quot;Product &quot;&amp;[.A481]" office:value-type="string" office:string-value="Product 46865" calcext:value-type="string">
            <text:p>Product 46865</text:p>
          </table:table-cell>
          <table:table-cell table:formula="of:=[.E481]&amp;RANDBETWEEN(1;9)" office:value-type="string" office:string-value="4686" calcext:value-type="string">
            <text:p>4686</text:p>
          </table:table-cell>
          <table:table-cell table:formula="of:=&quot;Desk &quot;&amp;[.C481]" office:value-type="string" office:string-value="Desk 4686" calcext:value-type="string">
            <text:p>Desk 4686</text:p>
          </table:table-cell>
          <table:table-cell table:formula="of:=[.G481]&amp;RANDBETWEEN(1;9)" office:value-type="string" office:string-value="468" calcext:value-type="string">
            <text:p>468</text:p>
          </table:table-cell>
          <table:table-cell table:formula="of:=&quot;Team &quot;&amp;[.E481]" office:value-type="string" office:string-value="Team 468" calcext:value-type="string">
            <text:p>Team 468</text:p>
          </table:table-cell>
          <table:table-cell table:formula="of:=[.I481]&amp;RANDBETWEEN(1;9)" office:value-type="string" office:string-value="46" calcext:value-type="string">
            <text:p>46</text:p>
          </table:table-cell>
          <table:table-cell table:formula="of:=&quot;Business Line &quot;&amp;[.G481]" office:value-type="string" office:string-value="Business Line 46" calcext:value-type="string">
            <text:p>Business Line 4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81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82]&amp;RANDBETWEEN(1;9)" office:value-type="string" office:string-value="87567" calcext:value-type="string">
            <text:p>87567</text:p>
          </table:table-cell>
          <table:table-cell table:formula="of:=&quot;Product &quot;&amp;[.A482]" office:value-type="string" office:string-value="Product 87567" calcext:value-type="string">
            <text:p>Product 87567</text:p>
          </table:table-cell>
          <table:table-cell table:formula="of:=[.E482]&amp;RANDBETWEEN(1;9)" office:value-type="string" office:string-value="8756" calcext:value-type="string">
            <text:p>8756</text:p>
          </table:table-cell>
          <table:table-cell table:formula="of:=&quot;Desk &quot;&amp;[.C482]" office:value-type="string" office:string-value="Desk 8756" calcext:value-type="string">
            <text:p>Desk 8756</text:p>
          </table:table-cell>
          <table:table-cell table:formula="of:=[.G482]&amp;RANDBETWEEN(1;9)" office:value-type="string" office:string-value="875" calcext:value-type="string">
            <text:p>875</text:p>
          </table:table-cell>
          <table:table-cell table:formula="of:=&quot;Team &quot;&amp;[.E482]" office:value-type="string" office:string-value="Team 875" calcext:value-type="string">
            <text:p>Team 875</text:p>
          </table:table-cell>
          <table:table-cell table:formula="of:=[.I482]&amp;RANDBETWEEN(1;9)" office:value-type="string" office:string-value="87" calcext:value-type="string">
            <text:p>87</text:p>
          </table:table-cell>
          <table:table-cell table:formula="of:=&quot;Business Line &quot;&amp;[.G482]" office:value-type="string" office:string-value="Business Line 87" calcext:value-type="string">
            <text:p>Business Line 87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82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83]&amp;RANDBETWEEN(1;9)" office:value-type="string" office:string-value="12136" calcext:value-type="string">
            <text:p>12136</text:p>
          </table:table-cell>
          <table:table-cell table:formula="of:=&quot;Product &quot;&amp;[.A483]" office:value-type="string" office:string-value="Product 12136" calcext:value-type="string">
            <text:p>Product 12136</text:p>
          </table:table-cell>
          <table:table-cell table:formula="of:=[.E483]&amp;RANDBETWEEN(1;9)" office:value-type="string" office:string-value="1213" calcext:value-type="string">
            <text:p>1213</text:p>
          </table:table-cell>
          <table:table-cell table:formula="of:=&quot;Desk &quot;&amp;[.C483]" office:value-type="string" office:string-value="Desk 1213" calcext:value-type="string">
            <text:p>Desk 1213</text:p>
          </table:table-cell>
          <table:table-cell table:formula="of:=[.G483]&amp;RANDBETWEEN(1;9)" office:value-type="string" office:string-value="121" calcext:value-type="string">
            <text:p>121</text:p>
          </table:table-cell>
          <table:table-cell table:formula="of:=&quot;Team &quot;&amp;[.E483]" office:value-type="string" office:string-value="Team 121" calcext:value-type="string">
            <text:p>Team 121</text:p>
          </table:table-cell>
          <table:table-cell table:formula="of:=[.I483]&amp;RANDBETWEEN(1;9)" office:value-type="string" office:string-value="12" calcext:value-type="string">
            <text:p>12</text:p>
          </table:table-cell>
          <table:table-cell table:formula="of:=&quot;Business Line &quot;&amp;[.G483]" office:value-type="string" office:string-value="Business Line 12" calcext:value-type="string">
            <text:p>Business Line 1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&quot;Asset Class &quot;&amp;[.I483]" office:value-type="string" office:string-value="Asset Class 1" calcext:value-type="string">
            <text:p>Asset Class 1</text:p>
          </table:table-cell>
          <table:table-cell table:number-columns-repeated="1014"/>
        </table:table-row>
        <table:table-row table:style-name="ro1">
          <table:table-cell table:formula="of:=[.C484]&amp;RANDBETWEEN(1;9)" office:value-type="string" office:string-value="82781" calcext:value-type="string">
            <text:p>82781</text:p>
          </table:table-cell>
          <table:table-cell table:formula="of:=&quot;Product &quot;&amp;[.A484]" office:value-type="string" office:string-value="Product 82781" calcext:value-type="string">
            <text:p>Product 82781</text:p>
          </table:table-cell>
          <table:table-cell table:formula="of:=[.E484]&amp;RANDBETWEEN(1;9)" office:value-type="string" office:string-value="8278" calcext:value-type="string">
            <text:p>8278</text:p>
          </table:table-cell>
          <table:table-cell table:formula="of:=&quot;Desk &quot;&amp;[.C484]" office:value-type="string" office:string-value="Desk 8278" calcext:value-type="string">
            <text:p>Desk 8278</text:p>
          </table:table-cell>
          <table:table-cell table:formula="of:=[.G484]&amp;RANDBETWEEN(1;9)" office:value-type="string" office:string-value="827" calcext:value-type="string">
            <text:p>827</text:p>
          </table:table-cell>
          <table:table-cell table:formula="of:=&quot;Team &quot;&amp;[.E484]" office:value-type="string" office:string-value="Team 827" calcext:value-type="string">
            <text:p>Team 827</text:p>
          </table:table-cell>
          <table:table-cell table:formula="of:=[.I484]&amp;RANDBETWEEN(1;9)" office:value-type="string" office:string-value="82" calcext:value-type="string">
            <text:p>82</text:p>
          </table:table-cell>
          <table:table-cell table:formula="of:=&quot;Business Line &quot;&amp;[.G484]" office:value-type="string" office:string-value="Business Line 82" calcext:value-type="string">
            <text:p>Business Line 8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&quot;Asset Class &quot;&amp;[.I484]" office:value-type="string" office:string-value="Asset Class 8" calcext:value-type="string">
            <text:p>Asset Class 8</text:p>
          </table:table-cell>
          <table:table-cell table:number-columns-repeated="1014"/>
        </table:table-row>
        <table:table-row table:style-name="ro1">
          <table:table-cell table:formula="of:=[.C485]&amp;RANDBETWEEN(1;9)" office:value-type="string" office:string-value="47483" calcext:value-type="string">
            <text:p>47483</text:p>
          </table:table-cell>
          <table:table-cell table:formula="of:=&quot;Product &quot;&amp;[.A485]" office:value-type="string" office:string-value="Product 47483" calcext:value-type="string">
            <text:p>Product 47483</text:p>
          </table:table-cell>
          <table:table-cell table:formula="of:=[.E485]&amp;RANDBETWEEN(1;9)" office:value-type="string" office:string-value="4748" calcext:value-type="string">
            <text:p>4748</text:p>
          </table:table-cell>
          <table:table-cell table:formula="of:=&quot;Desk &quot;&amp;[.C485]" office:value-type="string" office:string-value="Desk 4748" calcext:value-type="string">
            <text:p>Desk 4748</text:p>
          </table:table-cell>
          <table:table-cell table:formula="of:=[.G485]&amp;RANDBETWEEN(1;9)" office:value-type="string" office:string-value="474" calcext:value-type="string">
            <text:p>474</text:p>
          </table:table-cell>
          <table:table-cell table:formula="of:=&quot;Team &quot;&amp;[.E485]" office:value-type="string" office:string-value="Team 474" calcext:value-type="string">
            <text:p>Team 474</text:p>
          </table:table-cell>
          <table:table-cell table:formula="of:=[.I485]&amp;RANDBETWEEN(1;9)" office:value-type="string" office:string-value="47" calcext:value-type="string">
            <text:p>47</text:p>
          </table:table-cell>
          <table:table-cell table:formula="of:=&quot;Business Line &quot;&amp;[.G485]" office:value-type="string" office:string-value="Business Line 47" calcext:value-type="string">
            <text:p>Business Line 47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8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86]&amp;RANDBETWEEN(1;9)" office:value-type="string" office:string-value="21964" calcext:value-type="string">
            <text:p>21964</text:p>
          </table:table-cell>
          <table:table-cell table:formula="of:=&quot;Product &quot;&amp;[.A486]" office:value-type="string" office:string-value="Product 21964" calcext:value-type="string">
            <text:p>Product 21964</text:p>
          </table:table-cell>
          <table:table-cell table:formula="of:=[.E486]&amp;RANDBETWEEN(1;9)" office:value-type="string" office:string-value="2196" calcext:value-type="string">
            <text:p>2196</text:p>
          </table:table-cell>
          <table:table-cell table:formula="of:=&quot;Desk &quot;&amp;[.C486]" office:value-type="string" office:string-value="Desk 2196" calcext:value-type="string">
            <text:p>Desk 2196</text:p>
          </table:table-cell>
          <table:table-cell table:formula="of:=[.G486]&amp;RANDBETWEEN(1;9)" office:value-type="string" office:string-value="219" calcext:value-type="string">
            <text:p>219</text:p>
          </table:table-cell>
          <table:table-cell table:formula="of:=&quot;Team &quot;&amp;[.E486]" office:value-type="string" office:string-value="Team 219" calcext:value-type="string">
            <text:p>Team 219</text:p>
          </table:table-cell>
          <table:table-cell table:formula="of:=[.I486]&amp;RANDBETWEEN(1;9)" office:value-type="string" office:string-value="21" calcext:value-type="string">
            <text:p>21</text:p>
          </table:table-cell>
          <table:table-cell table:formula="of:=&quot;Business Line &quot;&amp;[.G486]" office:value-type="string" office:string-value="Business Line 21" calcext:value-type="string">
            <text:p>Business Line 2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8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87]&amp;RANDBETWEEN(1;9)" office:value-type="string" office:string-value="51189" calcext:value-type="string">
            <text:p>51189</text:p>
          </table:table-cell>
          <table:table-cell table:formula="of:=&quot;Product &quot;&amp;[.A487]" office:value-type="string" office:string-value="Product 51189" calcext:value-type="string">
            <text:p>Product 51189</text:p>
          </table:table-cell>
          <table:table-cell table:formula="of:=[.E487]&amp;RANDBETWEEN(1;9)" office:value-type="string" office:string-value="5118" calcext:value-type="string">
            <text:p>5118</text:p>
          </table:table-cell>
          <table:table-cell table:formula="of:=&quot;Desk &quot;&amp;[.C487]" office:value-type="string" office:string-value="Desk 5118" calcext:value-type="string">
            <text:p>Desk 5118</text:p>
          </table:table-cell>
          <table:table-cell table:formula="of:=[.G487]&amp;RANDBETWEEN(1;9)" office:value-type="string" office:string-value="511" calcext:value-type="string">
            <text:p>511</text:p>
          </table:table-cell>
          <table:table-cell table:formula="of:=&quot;Team &quot;&amp;[.E487]" office:value-type="string" office:string-value="Team 511" calcext:value-type="string">
            <text:p>Team 511</text:p>
          </table:table-cell>
          <table:table-cell table:formula="of:=[.I487]&amp;RANDBETWEEN(1;9)" office:value-type="string" office:string-value="51" calcext:value-type="string">
            <text:p>51</text:p>
          </table:table-cell>
          <table:table-cell table:formula="of:=&quot;Business Line &quot;&amp;[.G487]" office:value-type="string" office:string-value="Business Line 51" calcext:value-type="string">
            <text:p>Business Line 51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87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88]&amp;RANDBETWEEN(1;9)" office:value-type="string" office:string-value="34152" calcext:value-type="string">
            <text:p>34152</text:p>
          </table:table-cell>
          <table:table-cell table:formula="of:=&quot;Product &quot;&amp;[.A488]" office:value-type="string" office:string-value="Product 34152" calcext:value-type="string">
            <text:p>Product 34152</text:p>
          </table:table-cell>
          <table:table-cell table:formula="of:=[.E488]&amp;RANDBETWEEN(1;9)" office:value-type="string" office:string-value="3415" calcext:value-type="string">
            <text:p>3415</text:p>
          </table:table-cell>
          <table:table-cell table:formula="of:=&quot;Desk &quot;&amp;[.C488]" office:value-type="string" office:string-value="Desk 3415" calcext:value-type="string">
            <text:p>Desk 3415</text:p>
          </table:table-cell>
          <table:table-cell table:formula="of:=[.G488]&amp;RANDBETWEEN(1;9)" office:value-type="string" office:string-value="341" calcext:value-type="string">
            <text:p>341</text:p>
          </table:table-cell>
          <table:table-cell table:formula="of:=&quot;Team &quot;&amp;[.E488]" office:value-type="string" office:string-value="Team 341" calcext:value-type="string">
            <text:p>Team 341</text:p>
          </table:table-cell>
          <table:table-cell table:formula="of:=[.I488]&amp;RANDBETWEEN(1;9)" office:value-type="string" office:string-value="34" calcext:value-type="string">
            <text:p>34</text:p>
          </table:table-cell>
          <table:table-cell table:formula="of:=&quot;Business Line &quot;&amp;[.G488]" office:value-type="string" office:string-value="Business Line 34" calcext:value-type="string">
            <text:p>Business Line 3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88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89]&amp;RANDBETWEEN(1;9)" office:value-type="string" office:string-value="95391" calcext:value-type="string">
            <text:p>95391</text:p>
          </table:table-cell>
          <table:table-cell table:formula="of:=&quot;Product &quot;&amp;[.A489]" office:value-type="string" office:string-value="Product 95391" calcext:value-type="string">
            <text:p>Product 95391</text:p>
          </table:table-cell>
          <table:table-cell table:formula="of:=[.E489]&amp;RANDBETWEEN(1;9)" office:value-type="string" office:string-value="9539" calcext:value-type="string">
            <text:p>9539</text:p>
          </table:table-cell>
          <table:table-cell table:formula="of:=&quot;Desk &quot;&amp;[.C489]" office:value-type="string" office:string-value="Desk 9539" calcext:value-type="string">
            <text:p>Desk 9539</text:p>
          </table:table-cell>
          <table:table-cell table:formula="of:=[.G489]&amp;RANDBETWEEN(1;9)" office:value-type="string" office:string-value="953" calcext:value-type="string">
            <text:p>953</text:p>
          </table:table-cell>
          <table:table-cell table:formula="of:=&quot;Team &quot;&amp;[.E489]" office:value-type="string" office:string-value="Team 953" calcext:value-type="string">
            <text:p>Team 953</text:p>
          </table:table-cell>
          <table:table-cell table:formula="of:=[.I489]&amp;RANDBETWEEN(1;9)" office:value-type="string" office:string-value="95" calcext:value-type="string">
            <text:p>95</text:p>
          </table:table-cell>
          <table:table-cell table:formula="of:=&quot;Business Line &quot;&amp;[.G489]" office:value-type="string" office:string-value="Business Line 95" calcext:value-type="string">
            <text:p>Business Line 9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&quot;Asset Class &quot;&amp;[.I489]" office:value-type="string" office:string-value="Asset Class 9" calcext:value-type="string">
            <text:p>Asset Class 9</text:p>
          </table:table-cell>
          <table:table-cell table:number-columns-repeated="1014"/>
        </table:table-row>
        <table:table-row table:style-name="ro1">
          <table:table-cell table:formula="of:=[.C490]&amp;RANDBETWEEN(1;9)" office:value-type="string" office:string-value="45315" calcext:value-type="string">
            <text:p>45315</text:p>
          </table:table-cell>
          <table:table-cell table:formula="of:=&quot;Product &quot;&amp;[.A490]" office:value-type="string" office:string-value="Product 45315" calcext:value-type="string">
            <text:p>Product 45315</text:p>
          </table:table-cell>
          <table:table-cell table:formula="of:=[.E490]&amp;RANDBETWEEN(1;9)" office:value-type="string" office:string-value="4531" calcext:value-type="string">
            <text:p>4531</text:p>
          </table:table-cell>
          <table:table-cell table:formula="of:=&quot;Desk &quot;&amp;[.C490]" office:value-type="string" office:string-value="Desk 4531" calcext:value-type="string">
            <text:p>Desk 4531</text:p>
          </table:table-cell>
          <table:table-cell table:formula="of:=[.G490]&amp;RANDBETWEEN(1;9)" office:value-type="string" office:string-value="453" calcext:value-type="string">
            <text:p>453</text:p>
          </table:table-cell>
          <table:table-cell table:formula="of:=&quot;Team &quot;&amp;[.E490]" office:value-type="string" office:string-value="Team 453" calcext:value-type="string">
            <text:p>Team 453</text:p>
          </table:table-cell>
          <table:table-cell table:formula="of:=[.I490]&amp;RANDBETWEEN(1;9)" office:value-type="string" office:string-value="45" calcext:value-type="string">
            <text:p>45</text:p>
          </table:table-cell>
          <table:table-cell table:formula="of:=&quot;Business Line &quot;&amp;[.G490]" office:value-type="string" office:string-value="Business Line 45" calcext:value-type="string">
            <text:p>Business Line 4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9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91]&amp;RANDBETWEEN(1;9)" office:value-type="string" office:string-value="68411" calcext:value-type="string">
            <text:p>68411</text:p>
          </table:table-cell>
          <table:table-cell table:formula="of:=&quot;Product &quot;&amp;[.A491]" office:value-type="string" office:string-value="Product 68411" calcext:value-type="string">
            <text:p>Product 68411</text:p>
          </table:table-cell>
          <table:table-cell table:formula="of:=[.E491]&amp;RANDBETWEEN(1;9)" office:value-type="string" office:string-value="6841" calcext:value-type="string">
            <text:p>6841</text:p>
          </table:table-cell>
          <table:table-cell table:formula="of:=&quot;Desk &quot;&amp;[.C491]" office:value-type="string" office:string-value="Desk 6841" calcext:value-type="string">
            <text:p>Desk 6841</text:p>
          </table:table-cell>
          <table:table-cell table:formula="of:=[.G491]&amp;RANDBETWEEN(1;9)" office:value-type="string" office:string-value="684" calcext:value-type="string">
            <text:p>684</text:p>
          </table:table-cell>
          <table:table-cell table:formula="of:=&quot;Team &quot;&amp;[.E491]" office:value-type="string" office:string-value="Team 684" calcext:value-type="string">
            <text:p>Team 684</text:p>
          </table:table-cell>
          <table:table-cell table:formula="of:=[.I491]&amp;RANDBETWEEN(1;9)" office:value-type="string" office:string-value="68" calcext:value-type="string">
            <text:p>68</text:p>
          </table:table-cell>
          <table:table-cell table:formula="of:=&quot;Business Line &quot;&amp;[.G491]" office:value-type="string" office:string-value="Business Line 68" calcext:value-type="string">
            <text:p>Business Line 68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91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92]&amp;RANDBETWEEN(1;9)" office:value-type="string" office:string-value="59912" calcext:value-type="string">
            <text:p>59912</text:p>
          </table:table-cell>
          <table:table-cell table:formula="of:=&quot;Product &quot;&amp;[.A492]" office:value-type="string" office:string-value="Product 59912" calcext:value-type="string">
            <text:p>Product 59912</text:p>
          </table:table-cell>
          <table:table-cell table:formula="of:=[.E492]&amp;RANDBETWEEN(1;9)" office:value-type="string" office:string-value="5991" calcext:value-type="string">
            <text:p>5991</text:p>
          </table:table-cell>
          <table:table-cell table:formula="of:=&quot;Desk &quot;&amp;[.C492]" office:value-type="string" office:string-value="Desk 5991" calcext:value-type="string">
            <text:p>Desk 5991</text:p>
          </table:table-cell>
          <table:table-cell table:formula="of:=[.G492]&amp;RANDBETWEEN(1;9)" office:value-type="string" office:string-value="599" calcext:value-type="string">
            <text:p>599</text:p>
          </table:table-cell>
          <table:table-cell table:formula="of:=&quot;Team &quot;&amp;[.E492]" office:value-type="string" office:string-value="Team 599" calcext:value-type="string">
            <text:p>Team 599</text:p>
          </table:table-cell>
          <table:table-cell table:formula="of:=[.I492]&amp;RANDBETWEEN(1;9)" office:value-type="string" office:string-value="59" calcext:value-type="string">
            <text:p>59</text:p>
          </table:table-cell>
          <table:table-cell table:formula="of:=&quot;Business Line &quot;&amp;[.G492]" office:value-type="string" office:string-value="Business Line 59" calcext:value-type="string">
            <text:p>Business Line 59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&quot;Asset Class &quot;&amp;[.I492]" office:value-type="string" office:string-value="Asset Class 5" calcext:value-type="string">
            <text:p>Asset Class 5</text:p>
          </table:table-cell>
          <table:table-cell table:number-columns-repeated="1014"/>
        </table:table-row>
        <table:table-row table:style-name="ro1">
          <table:table-cell table:formula="of:=[.C493]&amp;RANDBETWEEN(1;9)" office:value-type="string" office:string-value="37569" calcext:value-type="string">
            <text:p>37569</text:p>
          </table:table-cell>
          <table:table-cell table:formula="of:=&quot;Product &quot;&amp;[.A493]" office:value-type="string" office:string-value="Product 37569" calcext:value-type="string">
            <text:p>Product 37569</text:p>
          </table:table-cell>
          <table:table-cell table:formula="of:=[.E493]&amp;RANDBETWEEN(1;9)" office:value-type="string" office:string-value="3756" calcext:value-type="string">
            <text:p>3756</text:p>
          </table:table-cell>
          <table:table-cell table:formula="of:=&quot;Desk &quot;&amp;[.C493]" office:value-type="string" office:string-value="Desk 3756" calcext:value-type="string">
            <text:p>Desk 3756</text:p>
          </table:table-cell>
          <table:table-cell table:formula="of:=[.G493]&amp;RANDBETWEEN(1;9)" office:value-type="string" office:string-value="375" calcext:value-type="string">
            <text:p>375</text:p>
          </table:table-cell>
          <table:table-cell table:formula="of:=&quot;Team &quot;&amp;[.E493]" office:value-type="string" office:string-value="Team 375" calcext:value-type="string">
            <text:p>Team 375</text:p>
          </table:table-cell>
          <table:table-cell table:formula="of:=[.I493]&amp;RANDBETWEEN(1;9)" office:value-type="string" office:string-value="37" calcext:value-type="string">
            <text:p>37</text:p>
          </table:table-cell>
          <table:table-cell table:formula="of:=&quot;Business Line &quot;&amp;[.G493]" office:value-type="string" office:string-value="Business Line 37" calcext:value-type="string">
            <text:p>Business Line 37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&quot;Asset Class &quot;&amp;[.I493]" office:value-type="string" office:string-value="Asset Class 3" calcext:value-type="string">
            <text:p>Asset Class 3</text:p>
          </table:table-cell>
          <table:table-cell table:number-columns-repeated="1014"/>
        </table:table-row>
        <table:table-row table:style-name="ro1">
          <table:table-cell table:formula="of:=[.C494]&amp;RANDBETWEEN(1;9)" office:value-type="string" office:string-value="48659" calcext:value-type="string">
            <text:p>48659</text:p>
          </table:table-cell>
          <table:table-cell table:formula="of:=&quot;Product &quot;&amp;[.A494]" office:value-type="string" office:string-value="Product 48659" calcext:value-type="string">
            <text:p>Product 48659</text:p>
          </table:table-cell>
          <table:table-cell table:formula="of:=[.E494]&amp;RANDBETWEEN(1;9)" office:value-type="string" office:string-value="4865" calcext:value-type="string">
            <text:p>4865</text:p>
          </table:table-cell>
          <table:table-cell table:formula="of:=&quot;Desk &quot;&amp;[.C494]" office:value-type="string" office:string-value="Desk 4865" calcext:value-type="string">
            <text:p>Desk 4865</text:p>
          </table:table-cell>
          <table:table-cell table:formula="of:=[.G494]&amp;RANDBETWEEN(1;9)" office:value-type="string" office:string-value="486" calcext:value-type="string">
            <text:p>486</text:p>
          </table:table-cell>
          <table:table-cell table:formula="of:=&quot;Team &quot;&amp;[.E494]" office:value-type="string" office:string-value="Team 486" calcext:value-type="string">
            <text:p>Team 486</text:p>
          </table:table-cell>
          <table:table-cell table:formula="of:=[.I494]&amp;RANDBETWEEN(1;9)" office:value-type="string" office:string-value="48" calcext:value-type="string">
            <text:p>48</text:p>
          </table:table-cell>
          <table:table-cell table:formula="of:=&quot;Business Line &quot;&amp;[.G494]" office:value-type="string" office:string-value="Business Line 48" calcext:value-type="string">
            <text:p>Business Line 4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94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95]&amp;RANDBETWEEN(1;9)" office:value-type="string" office:string-value="44857" calcext:value-type="string">
            <text:p>44857</text:p>
          </table:table-cell>
          <table:table-cell table:formula="of:=&quot;Product &quot;&amp;[.A495]" office:value-type="string" office:string-value="Product 44857" calcext:value-type="string">
            <text:p>Product 44857</text:p>
          </table:table-cell>
          <table:table-cell table:formula="of:=[.E495]&amp;RANDBETWEEN(1;9)" office:value-type="string" office:string-value="4485" calcext:value-type="string">
            <text:p>4485</text:p>
          </table:table-cell>
          <table:table-cell table:formula="of:=&quot;Desk &quot;&amp;[.C495]" office:value-type="string" office:string-value="Desk 4485" calcext:value-type="string">
            <text:p>Desk 4485</text:p>
          </table:table-cell>
          <table:table-cell table:formula="of:=[.G495]&amp;RANDBETWEEN(1;9)" office:value-type="string" office:string-value="448" calcext:value-type="string">
            <text:p>448</text:p>
          </table:table-cell>
          <table:table-cell table:formula="of:=&quot;Team &quot;&amp;[.E495]" office:value-type="string" office:string-value="Team 448" calcext:value-type="string">
            <text:p>Team 448</text:p>
          </table:table-cell>
          <table:table-cell table:formula="of:=[.I495]&amp;RANDBETWEEN(1;9)" office:value-type="string" office:string-value="44" calcext:value-type="string">
            <text:p>44</text:p>
          </table:table-cell>
          <table:table-cell table:formula="of:=&quot;Business Line &quot;&amp;[.G495]" office:value-type="string" office:string-value="Business Line 44" calcext:value-type="string">
            <text:p>Business Line 44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495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>
          <table:table-cell table:formula="of:=[.C496]&amp;RANDBETWEEN(1;9)" office:value-type="string" office:string-value="26951" calcext:value-type="string">
            <text:p>26951</text:p>
          </table:table-cell>
          <table:table-cell table:formula="of:=&quot;Product &quot;&amp;[.A496]" office:value-type="string" office:string-value="Product 26951" calcext:value-type="string">
            <text:p>Product 26951</text:p>
          </table:table-cell>
          <table:table-cell table:formula="of:=[.E496]&amp;RANDBETWEEN(1;9)" office:value-type="string" office:string-value="2695" calcext:value-type="string">
            <text:p>2695</text:p>
          </table:table-cell>
          <table:table-cell table:formula="of:=&quot;Desk &quot;&amp;[.C496]" office:value-type="string" office:string-value="Desk 2695" calcext:value-type="string">
            <text:p>Desk 2695</text:p>
          </table:table-cell>
          <table:table-cell table:formula="of:=[.G496]&amp;RANDBETWEEN(1;9)" office:value-type="string" office:string-value="269" calcext:value-type="string">
            <text:p>269</text:p>
          </table:table-cell>
          <table:table-cell table:formula="of:=&quot;Team &quot;&amp;[.E496]" office:value-type="string" office:string-value="Team 269" calcext:value-type="string">
            <text:p>Team 269</text:p>
          </table:table-cell>
          <table:table-cell table:formula="of:=[.I496]&amp;RANDBETWEEN(1;9)" office:value-type="string" office:string-value="26" calcext:value-type="string">
            <text:p>26</text:p>
          </table:table-cell>
          <table:table-cell table:formula="of:=&quot;Business Line &quot;&amp;[.G496]" office:value-type="string" office:string-value="Business Line 26" calcext:value-type="string">
            <text:p>Business Line 2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&quot;Asset Class &quot;&amp;[.I496]" office:value-type="string" office:string-value="Asset Class 2" calcext:value-type="string">
            <text:p>Asset Class 2</text:p>
          </table:table-cell>
          <table:table-cell table:number-columns-repeated="1014"/>
        </table:table-row>
        <table:table-row table:style-name="ro1">
          <table:table-cell table:formula="of:=[.C497]&amp;RANDBETWEEN(1;9)" office:value-type="string" office:string-value="69365" calcext:value-type="string">
            <text:p>69365</text:p>
          </table:table-cell>
          <table:table-cell table:formula="of:=&quot;Product &quot;&amp;[.A497]" office:value-type="string" office:string-value="Product 69365" calcext:value-type="string">
            <text:p>Product 69365</text:p>
          </table:table-cell>
          <table:table-cell table:formula="of:=[.E497]&amp;RANDBETWEEN(1;9)" office:value-type="string" office:string-value="6936" calcext:value-type="string">
            <text:p>6936</text:p>
          </table:table-cell>
          <table:table-cell table:formula="of:=&quot;Desk &quot;&amp;[.C497]" office:value-type="string" office:string-value="Desk 6936" calcext:value-type="string">
            <text:p>Desk 6936</text:p>
          </table:table-cell>
          <table:table-cell table:formula="of:=[.G497]&amp;RANDBETWEEN(1;9)" office:value-type="string" office:string-value="693" calcext:value-type="string">
            <text:p>693</text:p>
          </table:table-cell>
          <table:table-cell table:formula="of:=&quot;Team &quot;&amp;[.E497]" office:value-type="string" office:string-value="Team 693" calcext:value-type="string">
            <text:p>Team 693</text:p>
          </table:table-cell>
          <table:table-cell table:formula="of:=[.I497]&amp;RANDBETWEEN(1;9)" office:value-type="string" office:string-value="69" calcext:value-type="string">
            <text:p>69</text:p>
          </table:table-cell>
          <table:table-cell table:formula="of:=&quot;Business Line &quot;&amp;[.G497]" office:value-type="string" office:string-value="Business Line 69" calcext:value-type="string">
            <text:p>Business Line 69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97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98]&amp;RANDBETWEEN(1;9)" office:value-type="string" office:string-value="61611" calcext:value-type="string">
            <text:p>61611</text:p>
          </table:table-cell>
          <table:table-cell table:formula="of:=&quot;Product &quot;&amp;[.A498]" office:value-type="string" office:string-value="Product 61611" calcext:value-type="string">
            <text:p>Product 61611</text:p>
          </table:table-cell>
          <table:table-cell table:formula="of:=[.E498]&amp;RANDBETWEEN(1;9)" office:value-type="string" office:string-value="6161" calcext:value-type="string">
            <text:p>6161</text:p>
          </table:table-cell>
          <table:table-cell table:formula="of:=&quot;Desk &quot;&amp;[.C498]" office:value-type="string" office:string-value="Desk 6161" calcext:value-type="string">
            <text:p>Desk 6161</text:p>
          </table:table-cell>
          <table:table-cell table:formula="of:=[.G498]&amp;RANDBETWEEN(1;9)" office:value-type="string" office:string-value="616" calcext:value-type="string">
            <text:p>616</text:p>
          </table:table-cell>
          <table:table-cell table:formula="of:=&quot;Team &quot;&amp;[.E498]" office:value-type="string" office:string-value="Team 616" calcext:value-type="string">
            <text:p>Team 616</text:p>
          </table:table-cell>
          <table:table-cell table:formula="of:=[.I498]&amp;RANDBETWEEN(1;9)" office:value-type="string" office:string-value="61" calcext:value-type="string">
            <text:p>61</text:p>
          </table:table-cell>
          <table:table-cell table:formula="of:=&quot;Business Line &quot;&amp;[.G498]" office:value-type="string" office:string-value="Business Line 61" calcext:value-type="string">
            <text:p>Business Line 6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98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499]&amp;RANDBETWEEN(1;9)" office:value-type="string" office:string-value="66458" calcext:value-type="string">
            <text:p>66458</text:p>
          </table:table-cell>
          <table:table-cell table:formula="of:=&quot;Product &quot;&amp;[.A499]" office:value-type="string" office:string-value="Product 66458" calcext:value-type="string">
            <text:p>Product 66458</text:p>
          </table:table-cell>
          <table:table-cell table:formula="of:=[.E499]&amp;RANDBETWEEN(1;9)" office:value-type="string" office:string-value="6645" calcext:value-type="string">
            <text:p>6645</text:p>
          </table:table-cell>
          <table:table-cell table:formula="of:=&quot;Desk &quot;&amp;[.C499]" office:value-type="string" office:string-value="Desk 6645" calcext:value-type="string">
            <text:p>Desk 6645</text:p>
          </table:table-cell>
          <table:table-cell table:formula="of:=[.G499]&amp;RANDBETWEEN(1;9)" office:value-type="string" office:string-value="664" calcext:value-type="string">
            <text:p>664</text:p>
          </table:table-cell>
          <table:table-cell table:formula="of:=&quot;Team &quot;&amp;[.E499]" office:value-type="string" office:string-value="Team 664" calcext:value-type="string">
            <text:p>Team 664</text:p>
          </table:table-cell>
          <table:table-cell table:formula="of:=[.I499]&amp;RANDBETWEEN(1;9)" office:value-type="string" office:string-value="66" calcext:value-type="string">
            <text:p>66</text:p>
          </table:table-cell>
          <table:table-cell table:formula="of:=&quot;Business Line &quot;&amp;[.G499]" office:value-type="string" office:string-value="Business Line 66" calcext:value-type="string">
            <text:p>Business Line 66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&quot;Asset Class &quot;&amp;[.I499]" office:value-type="string" office:string-value="Asset Class 6" calcext:value-type="string">
            <text:p>Asset Class 6</text:p>
          </table:table-cell>
          <table:table-cell table:number-columns-repeated="1014"/>
        </table:table-row>
        <table:table-row table:style-name="ro1">
          <table:table-cell table:formula="of:=[.C500]&amp;RANDBETWEEN(1;9)" office:value-type="string" office:string-value="42253" calcext:value-type="string">
            <text:p>42253</text:p>
          </table:table-cell>
          <table:table-cell table:formula="of:=&quot;Product &quot;&amp;[.A500]" office:value-type="string" office:string-value="Product 42253" calcext:value-type="string">
            <text:p>Product 42253</text:p>
          </table:table-cell>
          <table:table-cell table:formula="of:=[.E500]&amp;RANDBETWEEN(1;9)" office:value-type="string" office:string-value="4225" calcext:value-type="string">
            <text:p>4225</text:p>
          </table:table-cell>
          <table:table-cell table:formula="of:=&quot;Desk &quot;&amp;[.C500]" office:value-type="string" office:string-value="Desk 4225" calcext:value-type="string">
            <text:p>Desk 4225</text:p>
          </table:table-cell>
          <table:table-cell table:formula="of:=[.G500]&amp;RANDBETWEEN(1;9)" office:value-type="string" office:string-value="422" calcext:value-type="string">
            <text:p>422</text:p>
          </table:table-cell>
          <table:table-cell table:formula="of:=&quot;Team &quot;&amp;[.E500]" office:value-type="string" office:string-value="Team 422" calcext:value-type="string">
            <text:p>Team 422</text:p>
          </table:table-cell>
          <table:table-cell table:formula="of:=[.I500]&amp;RANDBETWEEN(1;9)" office:value-type="string" office:string-value="42" calcext:value-type="string">
            <text:p>42</text:p>
          </table:table-cell>
          <table:table-cell table:formula="of:=&quot;Business Line &quot;&amp;[.G500]" office:value-type="string" office:string-value="Business Line 42" calcext:value-type="string">
            <text:p>Business Line 4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&quot;Asset Class &quot;&amp;[.I500]" office:value-type="string" office:string-value="Asset Class 4" calcext:value-type="string">
            <text:p>Asset Class 4</text:p>
          </table:table-cell>
          <table:table-cell table:number-columns-repeated="1014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astedValues.A1:PastedValues.J500">
          <table:sort>
            <table:sort-by table:field-number="8" table:data-type="automatic"/>
            <table:sort-by table:field-number="6" table:data-type="automatic"/>
            <table:sort-by table:field-number="4" table:data-type="automatic"/>
            <table:sort-by table:field-number="2" table:data-type="automatic"/>
            <table:sort-by table:field-number="0" table:data-type="automatic"/>
          </table:sort>
        </table:database-range>
        <table:database-range table:name="__Anonymous_Sheet_DB__1" table:target-range-address="Formulas.A1:Formulas.J500" table:display-filter-buttons="true">
          <table:sort>
            <table:sort-by table:field-number="8" table:data-type="automatic"/>
            <table:sort-by table:field-number="6" table:data-type="automatic"/>
            <table:sort-by table:field-number="4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6">00/00/0000</text:date>, <text:time style:data-style-name="N2" text:time-value="14:52:12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15:03:22.461000000</meta:creation-date>
    <dc:date>2021-10-16T14:55:17.990000000</dc:date>
    <meta:editing-duration>PT13M6S</meta:editing-duration>
    <meta:editing-cycles>3</meta:editing-cycles>
    <meta:generator>LibreOffice/7.1.6.2$Windows_X86_64 LibreOffice_project/0e133318fcee89abacd6a7d077e292f1145735c3</meta:generator>
    <meta:document-statistic meta:table-count="2" meta:cell-count="10000" meta:object-count="0"/>
  </office:meta>
</office:document-meta>
</file>